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252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13.374cm"/>
    </style:style>
    <style:style style:name="co6" style:family="table-column">
      <style:table-column-properties fo:break-before="auto" style:column-width="30.808cm"/>
    </style:style>
    <style:style style:name="co7" style:family="table-column">
      <style:table-column-properties fo:break-before="auto" style:column-width="11.8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_DESPESA</text:p>
          </table:table-cell>
          <table:table-cell table:style-name="Default" office:value-type="string" calcext:value-type="string">
            <text:p>ID_ANIMAL</text:p>
          </table:table-cell>
          <table:table-cell office:value-type="string" calcext:value-type="string">
            <text:p>DESPESA_GERADA</text:p>
          </table:table-cell>
          <table:table-cell office:value-type="string" calcext:value-type="string">
            <text:p>VALOR_DESPESA</text:p>
          </table:table-cell>
          <table:table-cell table:style-name="Default" office:value-type="string" calcext:value-type="string">
            <text:p>DATA_DESPES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20.09</text:p>
          </table:table-cell>
          <table:table-cell office:value-type="string" calcext:value-type="string">
            <text:p>2018/09/21</text:p>
          </table:table-cell>
          <table:table-cell table:formula="of:=CONCATENATE(&quot;INSERT INTO DB_ESPERANCA_VIVA.DESPESAS_MEDICAS VALUES (&quot; ;[.A2]; &quot;,&quot; ;[.B2]; &quot;,&quot; ;&quot;&quot;&quot;&quot;; ;[.C2]; ;&quot;&quot;&quot;&quot;; &quot;,&quot; ;[.D2]; &quot;,&quot; ;&quot;&quot;&quot;&quot;; ;[.E2]; ;&quot;&quot;&quot;&quot;; &quot;);&quot;)" office:value-type="string" office:string-value="INSERT INTO DB_ESPERANCA_VIVA.DESPESAS_MEDICAS VALUES (1,20,&quot;MEDICAÇÃO&quot;,2520.09,&quot;2018/09/21&quot;);" calcext:value-type="string">
            <text:p>INSERT INTO DB_ESPERANCA_VIVA.DESPESAS_MEDICAS VALUES (1,20,"MEDICAÇÃO",2520.09,"2018/09/21");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44.34</text:p>
          </table:table-cell>
          <table:table-cell office:value-type="string" calcext:value-type="string">
            <text:p>2019/12/24</text:p>
          </table:table-cell>
          <table:table-cell table:formula="of:=CONCATENATE(&quot;INSERT INTO DB_ESPERANCA_VIVA.DESPESAS_MEDICAS VALUES (&quot; ;[.A3]; &quot;,&quot; ;[.B3]; &quot;,&quot; ;&quot;&quot;&quot;&quot;; ;[.C3]; ;&quot;&quot;&quot;&quot;; &quot;,&quot; ;[.D3]; &quot;,&quot; ;&quot;&quot;&quot;&quot;; ;[.E3]; ;&quot;&quot;&quot;&quot;; &quot;);&quot;)" office:value-type="string" office:string-value="INSERT INTO DB_ESPERANCA_VIVA.DESPESAS_MEDICAS VALUES (2,25,&quot;MEDICAÇÃO&quot;,1244.34,&quot;2019/12/24&quot;);" calcext:value-type="string">
            <text:p>INSERT INTO DB_ESPERANCA_VIVA.DESPESAS_MEDICAS VALUES (2,25,"MEDICAÇÃO",1244.34,"2019/12/24");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10.44</text:p>
          </table:table-cell>
          <table:table-cell office:value-type="string" calcext:value-type="string">
            <text:p>2020/02/27</text:p>
          </table:table-cell>
          <table:table-cell table:formula="of:=CONCATENATE(&quot;INSERT INTO DB_ESPERANCA_VIVA.DESPESAS_MEDICAS VALUES (&quot; ;[.A4]; &quot;,&quot; ;[.B4]; &quot;,&quot; ;&quot;&quot;&quot;&quot;; ;[.C4]; ;&quot;&quot;&quot;&quot;; &quot;,&quot; ;[.D4]; &quot;,&quot; ;&quot;&quot;&quot;&quot;; ;[.E4]; ;&quot;&quot;&quot;&quot;; &quot;);&quot;)" office:value-type="string" office:string-value="INSERT INTO DB_ESPERANCA_VIVA.DESPESAS_MEDICAS VALUES (3,186,&quot;MEDICAÇÃO&quot;,2010.44,&quot;2020/02/27&quot;);" calcext:value-type="string">
            <text:p>INSERT INTO DB_ESPERANCA_VIVA.DESPESAS_MEDICAS VALUES (3,186,"MEDICAÇÃO",2010.44,"2020/02/27")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0.28</text:p>
          </table:table-cell>
          <table:table-cell office:value-type="string" calcext:value-type="string">
            <text:p>2024/03/26</text:p>
          </table:table-cell>
          <table:table-cell table:formula="of:=CONCATENATE(&quot;INSERT INTO DB_ESPERANCA_VIVA.DESPESAS_MEDICAS VALUES (&quot; ;[.A5]; &quot;,&quot; ;[.B5]; &quot;,&quot; ;&quot;&quot;&quot;&quot;; ;[.C5]; ;&quot;&quot;&quot;&quot;; &quot;,&quot; ;[.D5]; &quot;,&quot; ;&quot;&quot;&quot;&quot;; ;[.E5]; ;&quot;&quot;&quot;&quot;; &quot;);&quot;)" office:value-type="string" office:string-value="INSERT INTO DB_ESPERANCA_VIVA.DESPESAS_MEDICAS VALUES (4,307,&quot;MEDICAÇÃO&quot;,820.28,&quot;2024/03/26&quot;);" calcext:value-type="string">
            <text:p>INSERT INTO DB_ESPERANCA_VIVA.DESPESAS_MEDICAS VALUES (4,307,"MEDICAÇÃO",820.28,"2024/03/26");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42.24</text:p>
          </table:table-cell>
          <table:table-cell office:value-type="string" calcext:value-type="string">
            <text:p>2023/04/05</text:p>
          </table:table-cell>
          <table:table-cell table:formula="of:=CONCATENATE(&quot;INSERT INTO DB_ESPERANCA_VIVA.DESPESAS_MEDICAS VALUES (&quot; ;[.A6]; &quot;,&quot; ;[.B6]; &quot;,&quot; ;&quot;&quot;&quot;&quot;; ;[.C6]; ;&quot;&quot;&quot;&quot;; &quot;,&quot; ;[.D6]; &quot;,&quot; ;&quot;&quot;&quot;&quot;; ;[.E6]; ;&quot;&quot;&quot;&quot;; &quot;);&quot;)" office:value-type="string" office:string-value="INSERT INTO DB_ESPERANCA_VIVA.DESPESAS_MEDICAS VALUES (5,641,&quot;MEDICAÇÃO&quot;,1142.24,&quot;2023/04/05&quot;);" calcext:value-type="string">
            <text:p>INSERT INTO DB_ESPERANCA_VIVA.DESPESAS_MEDICAS VALUES (5,641,"MEDICAÇÃO",1142.24,"2023/04/05");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29.68</text:p>
          </table:table-cell>
          <table:table-cell office:value-type="string" calcext:value-type="string">
            <text:p>2020/06/13</text:p>
          </table:table-cell>
          <table:table-cell table:formula="of:=CONCATENATE(&quot;INSERT INTO DB_ESPERANCA_VIVA.DESPESAS_MEDICAS VALUES (&quot; ;[.A7]; &quot;,&quot; ;[.B7]; &quot;,&quot; ;&quot;&quot;&quot;&quot;; ;[.C7]; ;&quot;&quot;&quot;&quot;; &quot;,&quot; ;[.D7]; &quot;,&quot; ;&quot;&quot;&quot;&quot;; ;[.E7]; ;&quot;&quot;&quot;&quot;; &quot;);&quot;)" office:value-type="string" office:string-value="INSERT INTO DB_ESPERANCA_VIVA.DESPESAS_MEDICAS VALUES (6,188,&quot;MEDICAÇÃO&quot;,1229.68,&quot;2020/06/13&quot;);" calcext:value-type="string">
            <text:p>INSERT INTO DB_ESPERANCA_VIVA.DESPESAS_MEDICAS VALUES (6,188,"MEDICAÇÃO",1229.68,"2020/06/13");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10.01</text:p>
          </table:table-cell>
          <table:table-cell office:value-type="string" calcext:value-type="string">
            <text:p>2022/05/11</text:p>
          </table:table-cell>
          <table:table-cell table:formula="of:=CONCATENATE(&quot;INSERT INTO DB_ESPERANCA_VIVA.DESPESAS_MEDICAS VALUES (&quot; ;[.A8]; &quot;,&quot; ;[.B8]; &quot;,&quot; ;&quot;&quot;&quot;&quot;; ;[.C8]; ;&quot;&quot;&quot;&quot;; &quot;,&quot; ;[.D8]; &quot;,&quot; ;&quot;&quot;&quot;&quot;; ;[.E8]; ;&quot;&quot;&quot;&quot;; &quot;);&quot;)" office:value-type="string" office:string-value="INSERT INTO DB_ESPERANCA_VIVA.DESPESAS_MEDICAS VALUES (7,251,&quot;MEDICAÇÃO&quot;,1210.01,&quot;2022/05/11&quot;);" calcext:value-type="string">
            <text:p>INSERT INTO DB_ESPERANCA_VIVA.DESPESAS_MEDICAS VALUES (7,251,"MEDICAÇÃO",1210.01,"2022/05/11");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21.45</text:p>
          </table:table-cell>
          <table:table-cell office:value-type="string" calcext:value-type="string">
            <text:p>2023/06/26</text:p>
          </table:table-cell>
          <table:table-cell table:formula="of:=CONCATENATE(&quot;INSERT INTO DB_ESPERANCA_VIVA.DESPESAS_MEDICAS VALUES (&quot; ;[.A9]; &quot;,&quot; ;[.B9]; &quot;,&quot; ;&quot;&quot;&quot;&quot;; ;[.C9]; ;&quot;&quot;&quot;&quot;; &quot;,&quot; ;[.D9]; &quot;,&quot; ;&quot;&quot;&quot;&quot;; ;[.E9]; ;&quot;&quot;&quot;&quot;; &quot;);&quot;)" office:value-type="string" office:string-value="INSERT INTO DB_ESPERANCA_VIVA.DESPESAS_MEDICAS VALUES (8,270,&quot;MEDICAÇÃO&quot;,1321.45,&quot;2023/06/26&quot;);" calcext:value-type="string">
            <text:p>INSERT INTO DB_ESPERANCA_VIVA.DESPESAS_MEDICAS VALUES (8,270,"MEDICAÇÃO",1321.45,"2023/06/26");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6.12</text:p>
          </table:table-cell>
          <table:table-cell office:value-type="string" calcext:value-type="string">
            <text:p>2022/12/16</text:p>
          </table:table-cell>
          <table:table-cell table:formula="of:=CONCATENATE(&quot;INSERT INTO DB_ESPERANCA_VIVA.DESPESAS_MEDICAS VALUES (&quot; ;[.A10]; &quot;,&quot; ;[.B10]; &quot;,&quot; ;&quot;&quot;&quot;&quot;; ;[.C10]; ;&quot;&quot;&quot;&quot;; &quot;,&quot; ;[.D10]; &quot;,&quot; ;&quot;&quot;&quot;&quot;; ;[.E10]; ;&quot;&quot;&quot;&quot;; &quot;);&quot;)" office:value-type="string" office:string-value="INSERT INTO DB_ESPERANCA_VIVA.DESPESAS_MEDICAS VALUES (9,286,&quot;MEDICAÇÃO&quot;,4736.12,&quot;2022/12/16&quot;);" calcext:value-type="string">
            <text:p>INSERT INTO DB_ESPERANCA_VIVA.DESPESAS_MEDICAS VALUES (9,286,"MEDICAÇÃO",4736.12,"2022/12/16");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63.04</text:p>
          </table:table-cell>
          <table:table-cell office:value-type="string" calcext:value-type="string">
            <text:p>2023/12/17</text:p>
          </table:table-cell>
          <table:table-cell table:formula="of:=CONCATENATE(&quot;INSERT INTO DB_ESPERANCA_VIVA.DESPESAS_MEDICAS VALUES (&quot; ;[.A11]; &quot;,&quot; ;[.B11]; &quot;,&quot; ;&quot;&quot;&quot;&quot;; ;[.C11]; ;&quot;&quot;&quot;&quot;; &quot;,&quot; ;[.D11]; &quot;,&quot; ;&quot;&quot;&quot;&quot;; ;[.E11]; ;&quot;&quot;&quot;&quot;; &quot;);&quot;)" office:value-type="string" office:string-value="INSERT INTO DB_ESPERANCA_VIVA.DESPESAS_MEDICAS VALUES (10,717,&quot;MEDICAÇÃO&quot;,3763.04,&quot;2023/12/17&quot;);" calcext:value-type="string">
            <text:p>INSERT INTO DB_ESPERANCA_VIVA.DESPESAS_MEDICAS VALUES (10,717,"MEDICAÇÃO",3763.04,"2023/12/17");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55.39</text:p>
          </table:table-cell>
          <table:table-cell office:value-type="string" calcext:value-type="string">
            <text:p>2019/05/25</text:p>
          </table:table-cell>
          <table:table-cell table:formula="of:=CONCATENATE(&quot;INSERT INTO DB_ESPERANCA_VIVA.DESPESAS_MEDICAS VALUES (&quot; ;[.A12]; &quot;,&quot; ;[.B12]; &quot;,&quot; ;&quot;&quot;&quot;&quot;; ;[.C12]; ;&quot;&quot;&quot;&quot;; &quot;,&quot; ;[.D12]; &quot;,&quot; ;&quot;&quot;&quot;&quot;; ;[.E12]; ;&quot;&quot;&quot;&quot;; &quot;);&quot;)" office:value-type="string" office:string-value="INSERT INTO DB_ESPERANCA_VIVA.DESPESAS_MEDICAS VALUES (11,10,&quot;MEDICAÇÃO&quot;,3355.39,&quot;2019/05/25&quot;);" calcext:value-type="string">
            <text:p>INSERT INTO DB_ESPERANCA_VIVA.DESPESAS_MEDICAS VALUES (11,10,"MEDICAÇÃO",3355.39,"2019/05/25");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63.51</text:p>
          </table:table-cell>
          <table:table-cell office:value-type="string" calcext:value-type="string">
            <text:p>2018/12/16</text:p>
          </table:table-cell>
          <table:table-cell table:formula="of:=CONCATENATE(&quot;INSERT INTO DB_ESPERANCA_VIVA.DESPESAS_MEDICAS VALUES (&quot; ;[.A13]; &quot;,&quot; ;[.B13]; &quot;,&quot; ;&quot;&quot;&quot;&quot;; ;[.C13]; ;&quot;&quot;&quot;&quot;; &quot;,&quot; ;[.D13]; &quot;,&quot; ;&quot;&quot;&quot;&quot;; ;[.E13]; ;&quot;&quot;&quot;&quot;; &quot;);&quot;)" office:value-type="string" office:string-value="INSERT INTO DB_ESPERANCA_VIVA.DESPESAS_MEDICAS VALUES (12,56,&quot;MEDICAÇÃO&quot;,4863.51,&quot;2018/12/16&quot;);" calcext:value-type="string">
            <text:p>INSERT INTO DB_ESPERANCA_VIVA.DESPESAS_MEDICAS VALUES (12,56,"MEDICAÇÃO",4863.51,"2018/12/16");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5.95</text:p>
          </table:table-cell>
          <table:table-cell office:value-type="string" calcext:value-type="string">
            <text:p>2020/02/10</text:p>
          </table:table-cell>
          <table:table-cell table:formula="of:=CONCATENATE(&quot;INSERT INTO DB_ESPERANCA_VIVA.DESPESAS_MEDICAS VALUES (&quot; ;[.A14]; &quot;,&quot; ;[.B14]; &quot;,&quot; ;&quot;&quot;&quot;&quot;; ;[.C14]; ;&quot;&quot;&quot;&quot;; &quot;,&quot; ;[.D14]; &quot;,&quot; ;&quot;&quot;&quot;&quot;; ;[.E14]; ;&quot;&quot;&quot;&quot;; &quot;);&quot;)" office:value-type="string" office:string-value="INSERT INTO DB_ESPERANCA_VIVA.DESPESAS_MEDICAS VALUES (13,276,&quot;MEDICAÇÃO&quot;,3605.95,&quot;2020/02/10&quot;);" calcext:value-type="string">
            <text:p>INSERT INTO DB_ESPERANCA_VIVA.DESPESAS_MEDICAS VALUES (13,276,"MEDICAÇÃO",3605.95,"2020/02/10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85.28</text:p>
          </table:table-cell>
          <table:table-cell office:value-type="string" calcext:value-type="string">
            <text:p>2020/09/13</text:p>
          </table:table-cell>
          <table:table-cell table:formula="of:=CONCATENATE(&quot;INSERT INTO DB_ESPERANCA_VIVA.DESPESAS_MEDICAS VALUES (&quot; ;[.A15]; &quot;,&quot; ;[.B15]; &quot;,&quot; ;&quot;&quot;&quot;&quot;; ;[.C15]; ;&quot;&quot;&quot;&quot;; &quot;,&quot; ;[.D15]; &quot;,&quot; ;&quot;&quot;&quot;&quot;; ;[.E15]; ;&quot;&quot;&quot;&quot;; &quot;);&quot;)" office:value-type="string" office:string-value="INSERT INTO DB_ESPERANCA_VIVA.DESPESAS_MEDICAS VALUES (14,482,&quot;MEDICAÇÃO&quot;,985.28,&quot;2020/09/13&quot;);" calcext:value-type="string">
            <text:p>INSERT INTO DB_ESPERANCA_VIVA.DESPESAS_MEDICAS VALUES (14,482,"MEDICAÇÃO",985.28,"2020/09/13");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11.89</text:p>
          </table:table-cell>
          <table:table-cell office:value-type="string" calcext:value-type="string">
            <text:p>2021/08/29</text:p>
          </table:table-cell>
          <table:table-cell table:formula="of:=CONCATENATE(&quot;INSERT INTO DB_ESPERANCA_VIVA.DESPESAS_MEDICAS VALUES (&quot; ;[.A16]; &quot;,&quot; ;[.B16]; &quot;,&quot; ;&quot;&quot;&quot;&quot;; ;[.C16]; ;&quot;&quot;&quot;&quot;; &quot;,&quot; ;[.D16]; &quot;,&quot; ;&quot;&quot;&quot;&quot;; ;[.E16]; ;&quot;&quot;&quot;&quot;; &quot;);&quot;)" office:value-type="string" office:string-value="INSERT INTO DB_ESPERANCA_VIVA.DESPESAS_MEDICAS VALUES (15,543,&quot;MEDICAÇÃO&quot;,2111.89,&quot;2021/08/29&quot;);" calcext:value-type="string">
            <text:p>INSERT INTO DB_ESPERANCA_VIVA.DESPESAS_MEDICAS VALUES (15,543,"MEDICAÇÃO",2111.89,"2021/08/29");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09.32</text:p>
          </table:table-cell>
          <table:table-cell office:value-type="string" calcext:value-type="string">
            <text:p>2019/07/08</text:p>
          </table:table-cell>
          <table:table-cell table:formula="of:=CONCATENATE(&quot;INSERT INTO DB_ESPERANCA_VIVA.DESPESAS_MEDICAS VALUES (&quot; ;[.A17]; &quot;,&quot; ;[.B17]; &quot;,&quot; ;&quot;&quot;&quot;&quot;; ;[.C17]; ;&quot;&quot;&quot;&quot;; &quot;,&quot; ;[.D17]; &quot;,&quot; ;&quot;&quot;&quot;&quot;; ;[.E17]; ;&quot;&quot;&quot;&quot;; &quot;);&quot;)" office:value-type="string" office:string-value="INSERT INTO DB_ESPERANCA_VIVA.DESPESAS_MEDICAS VALUES (16,559,&quot;MEDICAÇÃO&quot;,4309.32,&quot;2019/07/08&quot;);" calcext:value-type="string">
            <text:p>INSERT INTO DB_ESPERANCA_VIVA.DESPESAS_MEDICAS VALUES (16,559,"MEDICAÇÃO",4309.32,"2019/07/08");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1.73</text:p>
          </table:table-cell>
          <table:table-cell office:value-type="string" calcext:value-type="string">
            <text:p>2022/09/11</text:p>
          </table:table-cell>
          <table:table-cell table:formula="of:=CONCATENATE(&quot;INSERT INTO DB_ESPERANCA_VIVA.DESPESAS_MEDICAS VALUES (&quot; ;[.A18]; &quot;,&quot; ;[.B18]; &quot;,&quot; ;&quot;&quot;&quot;&quot;; ;[.C18]; ;&quot;&quot;&quot;&quot;; &quot;,&quot; ;[.D18]; &quot;,&quot; ;&quot;&quot;&quot;&quot;; ;[.E18]; ;&quot;&quot;&quot;&quot;; &quot;);&quot;)" office:value-type="string" office:string-value="INSERT INTO DB_ESPERANCA_VIVA.DESPESAS_MEDICAS VALUES (17,569,&quot;MEDICAÇÃO&quot;,531.73,&quot;2022/09/11&quot;);" calcext:value-type="string">
            <text:p>INSERT INTO DB_ESPERANCA_VIVA.DESPESAS_MEDICAS VALUES (17,569,"MEDICAÇÃO",531.73,"2022/09/11");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58.02</text:p>
          </table:table-cell>
          <table:table-cell office:value-type="string" calcext:value-type="string">
            <text:p>2016/07/12</text:p>
          </table:table-cell>
          <table:table-cell table:formula="of:=CONCATENATE(&quot;INSERT INTO DB_ESPERANCA_VIVA.DESPESAS_MEDICAS VALUES (&quot; ;[.A19]; &quot;,&quot; ;[.B19]; &quot;,&quot; ;&quot;&quot;&quot;&quot;; ;[.C19]; ;&quot;&quot;&quot;&quot;; &quot;,&quot; ;[.D19]; &quot;,&quot; ;&quot;&quot;&quot;&quot;; ;[.E19]; ;&quot;&quot;&quot;&quot;; &quot;);&quot;)" office:value-type="string" office:string-value="INSERT INTO DB_ESPERANCA_VIVA.DESPESAS_MEDICAS VALUES (18,593,&quot;MEDICAÇÃO&quot;,858.02,&quot;2016/07/12&quot;);" calcext:value-type="string">
            <text:p>INSERT INTO DB_ESPERANCA_VIVA.DESPESAS_MEDICAS VALUES (18,593,"MEDICAÇÃO",858.02,"2016/07/12");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62.93</text:p>
          </table:table-cell>
          <table:table-cell office:value-type="string" calcext:value-type="string">
            <text:p>2015/04/11</text:p>
          </table:table-cell>
          <table:table-cell table:formula="of:=CONCATENATE(&quot;INSERT INTO DB_ESPERANCA_VIVA.DESPESAS_MEDICAS VALUES (&quot; ;[.A20]; &quot;,&quot; ;[.B20]; &quot;,&quot; ;&quot;&quot;&quot;&quot;; ;[.C20]; ;&quot;&quot;&quot;&quot;; &quot;,&quot; ;[.D20]; &quot;,&quot; ;&quot;&quot;&quot;&quot;; ;[.E20]; ;&quot;&quot;&quot;&quot;; &quot;);&quot;)" office:value-type="string" office:string-value="INSERT INTO DB_ESPERANCA_VIVA.DESPESAS_MEDICAS VALUES (19,630,&quot;MEDICAÇÃO&quot;,2662.93,&quot;2015/04/11&quot;);" calcext:value-type="string">
            <text:p>INSERT INTO DB_ESPERANCA_VIVA.DESPESAS_MEDICAS VALUES (19,630,"MEDICAÇÃO",2662.93,"2015/04/11");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30.95</text:p>
          </table:table-cell>
          <table:table-cell office:value-type="string" calcext:value-type="string">
            <text:p>2021/06/02</text:p>
          </table:table-cell>
          <table:table-cell table:formula="of:=CONCATENATE(&quot;INSERT INTO DB_ESPERANCA_VIVA.DESPESAS_MEDICAS VALUES (&quot; ;[.A21]; &quot;,&quot; ;[.B21]; &quot;,&quot; ;&quot;&quot;&quot;&quot;; ;[.C21]; ;&quot;&quot;&quot;&quot;; &quot;,&quot; ;[.D21]; &quot;,&quot; ;&quot;&quot;&quot;&quot;; ;[.E21]; ;&quot;&quot;&quot;&quot;; &quot;);&quot;)" office:value-type="string" office:string-value="INSERT INTO DB_ESPERANCA_VIVA.DESPESAS_MEDICAS VALUES (20,712,&quot;MEDICAÇÃO&quot;,4130.95,&quot;2021/06/02&quot;);" calcext:value-type="string">
            <text:p>INSERT INTO DB_ESPERANCA_VIVA.DESPESAS_MEDICAS VALUES (20,712,"MEDICAÇÃO",4130.95,"2021/06/02");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41.98</text:p>
          </table:table-cell>
          <table:table-cell office:value-type="string" calcext:value-type="string">
            <text:p>2022/10/28</text:p>
          </table:table-cell>
          <table:table-cell table:formula="of:=CONCATENATE(&quot;INSERT INTO DB_ESPERANCA_VIVA.DESPESAS_MEDICAS VALUES (&quot; ;[.A22]; &quot;,&quot; ;[.B22]; &quot;,&quot; ;&quot;&quot;&quot;&quot;; ;[.C22]; ;&quot;&quot;&quot;&quot;; &quot;,&quot; ;[.D22]; &quot;,&quot; ;&quot;&quot;&quot;&quot;; ;[.E22]; ;&quot;&quot;&quot;&quot;; &quot;);&quot;)" office:value-type="string" office:string-value="INSERT INTO DB_ESPERANCA_VIVA.DESPESAS_MEDICAS VALUES (21,40,&quot;MEDICAÇÃO&quot;,3741.98,&quot;2022/10/28&quot;);" calcext:value-type="string">
            <text:p>INSERT INTO DB_ESPERANCA_VIVA.DESPESAS_MEDICAS VALUES (21,40,"MEDICAÇÃO",3741.98,"2022/10/28");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4.63</text:p>
          </table:table-cell>
          <table:table-cell office:value-type="string" calcext:value-type="string">
            <text:p>2020/10/26</text:p>
          </table:table-cell>
          <table:table-cell table:formula="of:=CONCATENATE(&quot;INSERT INTO DB_ESPERANCA_VIVA.DESPESAS_MEDICAS VALUES (&quot; ;[.A23]; &quot;,&quot; ;[.B23]; &quot;,&quot; ;&quot;&quot;&quot;&quot;; ;[.C23]; ;&quot;&quot;&quot;&quot;; &quot;,&quot; ;[.D23]; &quot;,&quot; ;&quot;&quot;&quot;&quot;; ;[.E23]; ;&quot;&quot;&quot;&quot;; &quot;);&quot;)" office:value-type="string" office:string-value="INSERT INTO DB_ESPERANCA_VIVA.DESPESAS_MEDICAS VALUES (22,66,&quot;MEDICAÇÃO&quot;,4044.63,&quot;2020/10/26&quot;);" calcext:value-type="string">
            <text:p>INSERT INTO DB_ESPERANCA_VIVA.DESPESAS_MEDICAS VALUES (22,66,"MEDICAÇÃO",4044.63,"2020/10/26");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58.2</text:p>
          </table:table-cell>
          <table:table-cell office:value-type="string" calcext:value-type="string">
            <text:p>2018/10/31</text:p>
          </table:table-cell>
          <table:table-cell table:formula="of:=CONCATENATE(&quot;INSERT INTO DB_ESPERANCA_VIVA.DESPESAS_MEDICAS VALUES (&quot; ;[.A24]; &quot;,&quot; ;[.B24]; &quot;,&quot; ;&quot;&quot;&quot;&quot;; ;[.C24]; ;&quot;&quot;&quot;&quot;; &quot;,&quot; ;[.D24]; &quot;,&quot; ;&quot;&quot;&quot;&quot;; ;[.E24]; ;&quot;&quot;&quot;&quot;; &quot;);&quot;)" office:value-type="string" office:string-value="INSERT INTO DB_ESPERANCA_VIVA.DESPESAS_MEDICAS VALUES (23,116,&quot;MEDICAÇÃO&quot;,1958.2,&quot;2018/10/31&quot;);" calcext:value-type="string">
            <text:p>INSERT INTO DB_ESPERANCA_VIVA.DESPESAS_MEDICAS VALUES (23,116,"MEDICAÇÃO",1958.2,"2018/10/31");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6.88</text:p>
          </table:table-cell>
          <table:table-cell office:value-type="string" calcext:value-type="string">
            <text:p>2017/08/29</text:p>
          </table:table-cell>
          <table:table-cell table:formula="of:=CONCATENATE(&quot;INSERT INTO DB_ESPERANCA_VIVA.DESPESAS_MEDICAS VALUES (&quot; ;[.A25]; &quot;,&quot; ;[.B25]; &quot;,&quot; ;&quot;&quot;&quot;&quot;; ;[.C25]; ;&quot;&quot;&quot;&quot;; &quot;,&quot; ;[.D25]; &quot;,&quot; ;&quot;&quot;&quot;&quot;; ;[.E25]; ;&quot;&quot;&quot;&quot;; &quot;);&quot;)" office:value-type="string" office:string-value="INSERT INTO DB_ESPERANCA_VIVA.DESPESAS_MEDICAS VALUES (24,293,&quot;MEDICAÇÃO&quot;,4416.88,&quot;2017/08/29&quot;);" calcext:value-type="string">
            <text:p>INSERT INTO DB_ESPERANCA_VIVA.DESPESAS_MEDICAS VALUES (24,293,"MEDICAÇÃO",4416.88,"2017/08/29");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46.91</text:p>
          </table:table-cell>
          <table:table-cell office:value-type="string" calcext:value-type="string">
            <text:p>2017/11/11</text:p>
          </table:table-cell>
          <table:table-cell table:formula="of:=CONCATENATE(&quot;INSERT INTO DB_ESPERANCA_VIVA.DESPESAS_MEDICAS VALUES (&quot; ;[.A26]; &quot;,&quot; ;[.B26]; &quot;,&quot; ;&quot;&quot;&quot;&quot;; ;[.C26]; ;&quot;&quot;&quot;&quot;; &quot;,&quot; ;[.D26]; &quot;,&quot; ;&quot;&quot;&quot;&quot;; ;[.E26]; ;&quot;&quot;&quot;&quot;; &quot;);&quot;)" office:value-type="string" office:string-value="INSERT INTO DB_ESPERANCA_VIVA.DESPESAS_MEDICAS VALUES (25,300,&quot;MEDICAÇÃO&quot;,4346.91,&quot;2017/11/11&quot;);" calcext:value-type="string">
            <text:p>INSERT INTO DB_ESPERANCA_VIVA.DESPESAS_MEDICAS VALUES (25,300,"MEDICAÇÃO",4346.91,"2017/11/11"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49.49</text:p>
          </table:table-cell>
          <table:table-cell office:value-type="string" calcext:value-type="string">
            <text:p>2021/07/11</text:p>
          </table:table-cell>
          <table:table-cell table:formula="of:=CONCATENATE(&quot;INSERT INTO DB_ESPERANCA_VIVA.DESPESAS_MEDICAS VALUES (&quot; ;[.A27]; &quot;,&quot; ;[.B27]; &quot;,&quot; ;&quot;&quot;&quot;&quot;; ;[.C27]; ;&quot;&quot;&quot;&quot;; &quot;,&quot; ;[.D27]; &quot;,&quot; ;&quot;&quot;&quot;&quot;; ;[.E27]; ;&quot;&quot;&quot;&quot;; &quot;);&quot;)" office:value-type="string" office:string-value="INSERT INTO DB_ESPERANCA_VIVA.DESPESAS_MEDICAS VALUES (26,319,&quot;MEDICAÇÃO&quot;,1849.49,&quot;2021/07/11&quot;);" calcext:value-type="string">
            <text:p>INSERT INTO DB_ESPERANCA_VIVA.DESPESAS_MEDICAS VALUES (26,319,"MEDICAÇÃO",1849.49,"2021/07/11");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68.46</text:p>
          </table:table-cell>
          <table:table-cell office:value-type="string" calcext:value-type="string">
            <text:p>2022/08/07</text:p>
          </table:table-cell>
          <table:table-cell table:formula="of:=CONCATENATE(&quot;INSERT INTO DB_ESPERANCA_VIVA.DESPESAS_MEDICAS VALUES (&quot; ;[.A28]; &quot;,&quot; ;[.B28]; &quot;,&quot; ;&quot;&quot;&quot;&quot;; ;[.C28]; ;&quot;&quot;&quot;&quot;; &quot;,&quot; ;[.D28]; &quot;,&quot; ;&quot;&quot;&quot;&quot;; ;[.E28]; ;&quot;&quot;&quot;&quot;; &quot;);&quot;)" office:value-type="string" office:string-value="INSERT INTO DB_ESPERANCA_VIVA.DESPESAS_MEDICAS VALUES (27,343,&quot;MEDICAÇÃO&quot;,3268.46,&quot;2022/08/07&quot;);" calcext:value-type="string">
            <text:p>INSERT INTO DB_ESPERANCA_VIVA.DESPESAS_MEDICAS VALUES (27,343,"MEDICAÇÃO",3268.46,"2022/08/07");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67.84</text:p>
          </table:table-cell>
          <table:table-cell office:value-type="string" calcext:value-type="string">
            <text:p>2019/01/24</text:p>
          </table:table-cell>
          <table:table-cell table:formula="of:=CONCATENATE(&quot;INSERT INTO DB_ESPERANCA_VIVA.DESPESAS_MEDICAS VALUES (&quot; ;[.A29]; &quot;,&quot; ;[.B29]; &quot;,&quot; ;&quot;&quot;&quot;&quot;; ;[.C29]; ;&quot;&quot;&quot;&quot;; &quot;,&quot; ;[.D29]; &quot;,&quot; ;&quot;&quot;&quot;&quot;; ;[.E29]; ;&quot;&quot;&quot;&quot;; &quot;);&quot;)" office:value-type="string" office:string-value="INSERT INTO DB_ESPERANCA_VIVA.DESPESAS_MEDICAS VALUES (28,369,&quot;MEDICAÇÃO&quot;,1367.84,&quot;2019/01/24&quot;);" calcext:value-type="string">
            <text:p>INSERT INTO DB_ESPERANCA_VIVA.DESPESAS_MEDICAS VALUES (28,369,"MEDICAÇÃO",1367.84,"2019/01/24");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21.51</text:p>
          </table:table-cell>
          <table:table-cell office:value-type="string" calcext:value-type="string">
            <text:p>2023/09/04</text:p>
          </table:table-cell>
          <table:table-cell table:formula="of:=CONCATENATE(&quot;INSERT INTO DB_ESPERANCA_VIVA.DESPESAS_MEDICAS VALUES (&quot; ;[.A30]; &quot;,&quot; ;[.B30]; &quot;,&quot; ;&quot;&quot;&quot;&quot;; ;[.C30]; ;&quot;&quot;&quot;&quot;; &quot;,&quot; ;[.D30]; &quot;,&quot; ;&quot;&quot;&quot;&quot;; ;[.E30]; ;&quot;&quot;&quot;&quot;; &quot;);&quot;)" office:value-type="string" office:string-value="INSERT INTO DB_ESPERANCA_VIVA.DESPESAS_MEDICAS VALUES (29,519,&quot;MEDICAÇÃO&quot;,4121.51,&quot;2023/09/04&quot;);" calcext:value-type="string">
            <text:p>INSERT INTO DB_ESPERANCA_VIVA.DESPESAS_MEDICAS VALUES (29,519,"MEDICAÇÃO",4121.51,"2023/09/04");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92.9</text:p>
          </table:table-cell>
          <table:table-cell office:value-type="string" calcext:value-type="string">
            <text:p>2024/11/10</text:p>
          </table:table-cell>
          <table:table-cell table:formula="of:=CONCATENATE(&quot;INSERT INTO DB_ESPERANCA_VIVA.DESPESAS_MEDICAS VALUES (&quot; ;[.A31]; &quot;,&quot; ;[.B31]; &quot;,&quot; ;&quot;&quot;&quot;&quot;; ;[.C31]; ;&quot;&quot;&quot;&quot;; &quot;,&quot; ;[.D31]; &quot;,&quot; ;&quot;&quot;&quot;&quot;; ;[.E31]; ;&quot;&quot;&quot;&quot;; &quot;);&quot;)" office:value-type="string" office:string-value="INSERT INTO DB_ESPERANCA_VIVA.DESPESAS_MEDICAS VALUES (30,564,&quot;MEDICAÇÃO&quot;,3292.9,&quot;2024/11/10&quot;);" calcext:value-type="string">
            <text:p>INSERT INTO DB_ESPERANCA_VIVA.DESPESAS_MEDICAS VALUES (30,564,"MEDICAÇÃO",3292.9,"2024/11/10");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2.57</text:p>
          </table:table-cell>
          <table:table-cell office:value-type="string" calcext:value-type="string">
            <text:p>2024/11/27</text:p>
          </table:table-cell>
          <table:table-cell table:formula="of:=CONCATENATE(&quot;INSERT INTO DB_ESPERANCA_VIVA.DESPESAS_MEDICAS VALUES (&quot; ;[.A32]; &quot;,&quot; ;[.B32]; &quot;,&quot; ;&quot;&quot;&quot;&quot;; ;[.C32]; ;&quot;&quot;&quot;&quot;; &quot;,&quot; ;[.D32]; &quot;,&quot; ;&quot;&quot;&quot;&quot;; ;[.E32]; ;&quot;&quot;&quot;&quot;; &quot;);&quot;)" office:value-type="string" office:string-value="INSERT INTO DB_ESPERANCA_VIVA.DESPESAS_MEDICAS VALUES (31,592,&quot;MEDICAÇÃO&quot;,732.57,&quot;2024/11/27&quot;);" calcext:value-type="string">
            <text:p>INSERT INTO DB_ESPERANCA_VIVA.DESPESAS_MEDICAS VALUES (31,592,"MEDICAÇÃO",732.57,"2024/11/27");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98.36</text:p>
          </table:table-cell>
          <table:table-cell office:value-type="string" calcext:value-type="string">
            <text:p>2023/12/17</text:p>
          </table:table-cell>
          <table:table-cell table:formula="of:=CONCATENATE(&quot;INSERT INTO DB_ESPERANCA_VIVA.DESPESAS_MEDICAS VALUES (&quot; ;[.A33]; &quot;,&quot; ;[.B33]; &quot;,&quot; ;&quot;&quot;&quot;&quot;; ;[.C33]; ;&quot;&quot;&quot;&quot;; &quot;,&quot; ;[.D33]; &quot;,&quot; ;&quot;&quot;&quot;&quot;; ;[.E33]; ;&quot;&quot;&quot;&quot;; &quot;);&quot;)" office:value-type="string" office:string-value="INSERT INTO DB_ESPERANCA_VIVA.DESPESAS_MEDICAS VALUES (32,602,&quot;MEDICAÇÃO&quot;,3898.36,&quot;2023/12/17&quot;);" calcext:value-type="string">
            <text:p>INSERT INTO DB_ESPERANCA_VIVA.DESPESAS_MEDICAS VALUES (32,602,"MEDICAÇÃO",3898.36,"2023/12/17");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19.98</text:p>
          </table:table-cell>
          <table:table-cell office:value-type="string" calcext:value-type="string">
            <text:p>2015/06/07</text:p>
          </table:table-cell>
          <table:table-cell table:formula="of:=CONCATENATE(&quot;INSERT INTO DB_ESPERANCA_VIVA.DESPESAS_MEDICAS VALUES (&quot; ;[.A34]; &quot;,&quot; ;[.B34]; &quot;,&quot; ;&quot;&quot;&quot;&quot;; ;[.C34]; ;&quot;&quot;&quot;&quot;; &quot;,&quot; ;[.D34]; &quot;,&quot; ;&quot;&quot;&quot;&quot;; ;[.E34]; ;&quot;&quot;&quot;&quot;; &quot;);&quot;)" office:value-type="string" office:string-value="INSERT INTO DB_ESPERANCA_VIVA.DESPESAS_MEDICAS VALUES (33,621,&quot;MEDICAÇÃO&quot;,719.98,&quot;2015/06/07&quot;);" calcext:value-type="string">
            <text:p>INSERT INTO DB_ESPERANCA_VIVA.DESPESAS_MEDICAS VALUES (33,621,"MEDICAÇÃO",719.98,"2015/06/07");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0.46</text:p>
          </table:table-cell>
          <table:table-cell office:value-type="string" calcext:value-type="string">
            <text:p>2018/04/28</text:p>
          </table:table-cell>
          <table:table-cell table:formula="of:=CONCATENATE(&quot;INSERT INTO DB_ESPERANCA_VIVA.DESPESAS_MEDICAS VALUES (&quot; ;[.A35]; &quot;,&quot; ;[.B35]; &quot;,&quot; ;&quot;&quot;&quot;&quot;; ;[.C35]; ;&quot;&quot;&quot;&quot;; &quot;,&quot; ;[.D35]; &quot;,&quot; ;&quot;&quot;&quot;&quot;; ;[.E35]; ;&quot;&quot;&quot;&quot;; &quot;);&quot;)" office:value-type="string" office:string-value="INSERT INTO DB_ESPERANCA_VIVA.DESPESAS_MEDICAS VALUES (34,646,&quot;MEDICAÇÃO&quot;,3240.46,&quot;2018/04/28&quot;);" calcext:value-type="string">
            <text:p>INSERT INTO DB_ESPERANCA_VIVA.DESPESAS_MEDICAS VALUES (34,646,"MEDICAÇÃO",3240.46,"2018/04/28");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04.15</text:p>
          </table:table-cell>
          <table:table-cell office:value-type="string" calcext:value-type="string">
            <text:p>2016/10/08</text:p>
          </table:table-cell>
          <table:table-cell table:formula="of:=CONCATENATE(&quot;INSERT INTO DB_ESPERANCA_VIVA.DESPESAS_MEDICAS VALUES (&quot; ;[.A36]; &quot;,&quot; ;[.B36]; &quot;,&quot; ;&quot;&quot;&quot;&quot;; ;[.C36]; ;&quot;&quot;&quot;&quot;; &quot;,&quot; ;[.D36]; &quot;,&quot; ;&quot;&quot;&quot;&quot;; ;[.E36]; ;&quot;&quot;&quot;&quot;; &quot;);&quot;)" office:value-type="string" office:string-value="INSERT INTO DB_ESPERANCA_VIVA.DESPESAS_MEDICAS VALUES (35,678,&quot;MEDICAÇÃO&quot;,3804.15,&quot;2016/10/08&quot;);" calcext:value-type="string">
            <text:p>INSERT INTO DB_ESPERANCA_VIVA.DESPESAS_MEDICAS VALUES (35,678,"MEDICAÇÃO",3804.15,"2016/10/08");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59.19</text:p>
          </table:table-cell>
          <table:table-cell office:value-type="string" calcext:value-type="string">
            <text:p>2018/02/01</text:p>
          </table:table-cell>
          <table:table-cell table:formula="of:=CONCATENATE(&quot;INSERT INTO DB_ESPERANCA_VIVA.DESPESAS_MEDICAS VALUES (&quot; ;[.A37]; &quot;,&quot; ;[.B37]; &quot;,&quot; ;&quot;&quot;&quot;&quot;; ;[.C37]; ;&quot;&quot;&quot;&quot;; &quot;,&quot; ;[.D37]; &quot;,&quot; ;&quot;&quot;&quot;&quot;; ;[.E37]; ;&quot;&quot;&quot;&quot;; &quot;);&quot;)" office:value-type="string" office:string-value="INSERT INTO DB_ESPERANCA_VIVA.DESPESAS_MEDICAS VALUES (36,59,&quot;MEDICAÇÃO&quot;,4159.19,&quot;2018/02/01&quot;);" calcext:value-type="string">
            <text:p>INSERT INTO DB_ESPERANCA_VIVA.DESPESAS_MEDICAS VALUES (36,59,"MEDICAÇÃO",4159.19,"2018/02/01");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73.96</text:p>
          </table:table-cell>
          <table:table-cell office:value-type="string" calcext:value-type="string">
            <text:p>2024/01/17</text:p>
          </table:table-cell>
          <table:table-cell table:formula="of:=CONCATENATE(&quot;INSERT INTO DB_ESPERANCA_VIVA.DESPESAS_MEDICAS VALUES (&quot; ;[.A38]; &quot;,&quot; ;[.B38]; &quot;,&quot; ;&quot;&quot;&quot;&quot;; ;[.C38]; ;&quot;&quot;&quot;&quot;; &quot;,&quot; ;[.D38]; &quot;,&quot; ;&quot;&quot;&quot;&quot;; ;[.E38]; ;&quot;&quot;&quot;&quot;; &quot;);&quot;)" office:value-type="string" office:string-value="INSERT INTO DB_ESPERANCA_VIVA.DESPESAS_MEDICAS VALUES (37,65,&quot;MEDICAÇÃO&quot;,2173.96,&quot;2024/01/17&quot;);" calcext:value-type="string">
            <text:p>INSERT INTO DB_ESPERANCA_VIVA.DESPESAS_MEDICAS VALUES (37,65,"MEDICAÇÃO",2173.96,"2024/01/17");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3.14</text:p>
          </table:table-cell>
          <table:table-cell office:value-type="string" calcext:value-type="string">
            <text:p>2018/11/26</text:p>
          </table:table-cell>
          <table:table-cell table:formula="of:=CONCATENATE(&quot;INSERT INTO DB_ESPERANCA_VIVA.DESPESAS_MEDICAS VALUES (&quot; ;[.A39]; &quot;,&quot; ;[.B39]; &quot;,&quot; ;&quot;&quot;&quot;&quot;; ;[.C39]; ;&quot;&quot;&quot;&quot;; &quot;,&quot; ;[.D39]; &quot;,&quot; ;&quot;&quot;&quot;&quot;; ;[.E39]; ;&quot;&quot;&quot;&quot;; &quot;);&quot;)" office:value-type="string" office:string-value="INSERT INTO DB_ESPERANCA_VIVA.DESPESAS_MEDICAS VALUES (38,174,&quot;MEDICAÇÃO&quot;,2333.14,&quot;2018/11/26&quot;);" calcext:value-type="string">
            <text:p>INSERT INTO DB_ESPERANCA_VIVA.DESPESAS_MEDICAS VALUES (38,174,"MEDICAÇÃO",2333.14,"2018/11/26");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51.04</text:p>
          </table:table-cell>
          <table:table-cell office:value-type="string" calcext:value-type="string">
            <text:p>2019/07/19</text:p>
          </table:table-cell>
          <table:table-cell table:formula="of:=CONCATENATE(&quot;INSERT INTO DB_ESPERANCA_VIVA.DESPESAS_MEDICAS VALUES (&quot; ;[.A40]; &quot;,&quot; ;[.B40]; &quot;,&quot; ;&quot;&quot;&quot;&quot;; ;[.C40]; ;&quot;&quot;&quot;&quot;; &quot;,&quot; ;[.D40]; &quot;,&quot; ;&quot;&quot;&quot;&quot;; ;[.E40]; ;&quot;&quot;&quot;&quot;; &quot;);&quot;)" office:value-type="string" office:string-value="INSERT INTO DB_ESPERANCA_VIVA.DESPESAS_MEDICAS VALUES (39,175,&quot;MEDICAÇÃO&quot;,2451.04,&quot;2019/07/19&quot;);" calcext:value-type="string">
            <text:p>INSERT INTO DB_ESPERANCA_VIVA.DESPESAS_MEDICAS VALUES (39,175,"MEDICAÇÃO",2451.04,"2019/07/19");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9.56</text:p>
          </table:table-cell>
          <table:table-cell office:value-type="string" calcext:value-type="string">
            <text:p>2017/04/26</text:p>
          </table:table-cell>
          <table:table-cell table:formula="of:=CONCATENATE(&quot;INSERT INTO DB_ESPERANCA_VIVA.DESPESAS_MEDICAS VALUES (&quot; ;[.A41]; &quot;,&quot; ;[.B41]; &quot;,&quot; ;&quot;&quot;&quot;&quot;; ;[.C41]; ;&quot;&quot;&quot;&quot;; &quot;,&quot; ;[.D41]; &quot;,&quot; ;&quot;&quot;&quot;&quot;; ;[.E41]; ;&quot;&quot;&quot;&quot;; &quot;);&quot;)" office:value-type="string" office:string-value="INSERT INTO DB_ESPERANCA_VIVA.DESPESAS_MEDICAS VALUES (40,180,&quot;MEDICAÇÃO&quot;,3719.56,&quot;2017/04/26&quot;);" calcext:value-type="string">
            <text:p>INSERT INTO DB_ESPERANCA_VIVA.DESPESAS_MEDICAS VALUES (40,180,"MEDICAÇÃO",3719.56,"2017/04/26");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2.9</text:p>
          </table:table-cell>
          <table:table-cell office:value-type="string" calcext:value-type="string">
            <text:p>2017/07/15</text:p>
          </table:table-cell>
          <table:table-cell table:formula="of:=CONCATENATE(&quot;INSERT INTO DB_ESPERANCA_VIVA.DESPESAS_MEDICAS VALUES (&quot; ;[.A42]; &quot;,&quot; ;[.B42]; &quot;,&quot; ;&quot;&quot;&quot;&quot;; ;[.C42]; ;&quot;&quot;&quot;&quot;; &quot;,&quot; ;[.D42]; &quot;,&quot; ;&quot;&quot;&quot;&quot;; ;[.E42]; ;&quot;&quot;&quot;&quot;; &quot;);&quot;)" office:value-type="string" office:string-value="INSERT INTO DB_ESPERANCA_VIVA.DESPESAS_MEDICAS VALUES (41,233,&quot;MEDICAÇÃO&quot;,952.9,&quot;2017/07/15&quot;);" calcext:value-type="string">
            <text:p>INSERT INTO DB_ESPERANCA_VIVA.DESPESAS_MEDICAS VALUES (41,233,"MEDICAÇÃO",952.9,"2017/07/15");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43.35</text:p>
          </table:table-cell>
          <table:table-cell office:value-type="string" calcext:value-type="string">
            <text:p>2015/07/11</text:p>
          </table:table-cell>
          <table:table-cell table:formula="of:=CONCATENATE(&quot;INSERT INTO DB_ESPERANCA_VIVA.DESPESAS_MEDICAS VALUES (&quot; ;[.A43]; &quot;,&quot; ;[.B43]; &quot;,&quot; ;&quot;&quot;&quot;&quot;; ;[.C43]; ;&quot;&quot;&quot;&quot;; &quot;,&quot; ;[.D43]; &quot;,&quot; ;&quot;&quot;&quot;&quot;; ;[.E43]; ;&quot;&quot;&quot;&quot;; &quot;);&quot;)" office:value-type="string" office:string-value="INSERT INTO DB_ESPERANCA_VIVA.DESPESAS_MEDICAS VALUES (42,241,&quot;MEDICAÇÃO&quot;,4743.35,&quot;2015/07/11&quot;);" calcext:value-type="string">
            <text:p>INSERT INTO DB_ESPERANCA_VIVA.DESPESAS_MEDICAS VALUES (42,241,"MEDICAÇÃO",4743.35,"2015/07/11")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32.2</text:p>
          </table:table-cell>
          <table:table-cell office:value-type="string" calcext:value-type="string">
            <text:p>2019/02/16</text:p>
          </table:table-cell>
          <table:table-cell table:formula="of:=CONCATENATE(&quot;INSERT INTO DB_ESPERANCA_VIVA.DESPESAS_MEDICAS VALUES (&quot; ;[.A44]; &quot;,&quot; ;[.B44]; &quot;,&quot; ;&quot;&quot;&quot;&quot;; ;[.C44]; ;&quot;&quot;&quot;&quot;; &quot;,&quot; ;[.D44]; &quot;,&quot; ;&quot;&quot;&quot;&quot;; ;[.E44]; ;&quot;&quot;&quot;&quot;; &quot;);&quot;)" office:value-type="string" office:string-value="INSERT INTO DB_ESPERANCA_VIVA.DESPESAS_MEDICAS VALUES (43,246,&quot;MEDICAÇÃO&quot;,1932.2,&quot;2019/02/16&quot;);" calcext:value-type="string">
            <text:p>INSERT INTO DB_ESPERANCA_VIVA.DESPESAS_MEDICAS VALUES (43,246,"MEDICAÇÃO",1932.2,"2019/02/16");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19.15</text:p>
          </table:table-cell>
          <table:table-cell office:value-type="string" calcext:value-type="string">
            <text:p>2021/04/30</text:p>
          </table:table-cell>
          <table:table-cell table:formula="of:=CONCATENATE(&quot;INSERT INTO DB_ESPERANCA_VIVA.DESPESAS_MEDICAS VALUES (&quot; ;[.A45]; &quot;,&quot; ;[.B45]; &quot;,&quot; ;&quot;&quot;&quot;&quot;; ;[.C45]; ;&quot;&quot;&quot;&quot;; &quot;,&quot; ;[.D45]; &quot;,&quot; ;&quot;&quot;&quot;&quot;; ;[.E45]; ;&quot;&quot;&quot;&quot;; &quot;);&quot;)" office:value-type="string" office:string-value="INSERT INTO DB_ESPERANCA_VIVA.DESPESAS_MEDICAS VALUES (44,291,&quot;MEDICAÇÃO&quot;,2819.15,&quot;2021/04/30&quot;);" calcext:value-type="string">
            <text:p>INSERT INTO DB_ESPERANCA_VIVA.DESPESAS_MEDICAS VALUES (44,291,"MEDICAÇÃO",2819.15,"2021/04/30");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71.63</text:p>
          </table:table-cell>
          <table:table-cell office:value-type="string" calcext:value-type="string">
            <text:p>2021/06/09</text:p>
          </table:table-cell>
          <table:table-cell table:formula="of:=CONCATENATE(&quot;INSERT INTO DB_ESPERANCA_VIVA.DESPESAS_MEDICAS VALUES (&quot; ;[.A46]; &quot;,&quot; ;[.B46]; &quot;,&quot; ;&quot;&quot;&quot;&quot;; ;[.C46]; ;&quot;&quot;&quot;&quot;; &quot;,&quot; ;[.D46]; &quot;,&quot; ;&quot;&quot;&quot;&quot;; ;[.E46]; ;&quot;&quot;&quot;&quot;; &quot;);&quot;)" office:value-type="string" office:string-value="INSERT INTO DB_ESPERANCA_VIVA.DESPESAS_MEDICAS VALUES (45,410,&quot;MEDICAÇÃO&quot;,2771.63,&quot;2021/06/09&quot;);" calcext:value-type="string">
            <text:p>INSERT INTO DB_ESPERANCA_VIVA.DESPESAS_MEDICAS VALUES (45,410,"MEDICAÇÃO",2771.63,"2021/06/09");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43.57</text:p>
          </table:table-cell>
          <table:table-cell office:value-type="string" calcext:value-type="string">
            <text:p>2021/07/27</text:p>
          </table:table-cell>
          <table:table-cell table:formula="of:=CONCATENATE(&quot;INSERT INTO DB_ESPERANCA_VIVA.DESPESAS_MEDICAS VALUES (&quot; ;[.A47]; &quot;,&quot; ;[.B47]; &quot;,&quot; ;&quot;&quot;&quot;&quot;; ;[.C47]; ;&quot;&quot;&quot;&quot;; &quot;,&quot; ;[.D47]; &quot;,&quot; ;&quot;&quot;&quot;&quot;; ;[.E47]; ;&quot;&quot;&quot;&quot;; &quot;);&quot;)" office:value-type="string" office:string-value="INSERT INTO DB_ESPERANCA_VIVA.DESPESAS_MEDICAS VALUES (46,523,&quot;MEDICAÇÃO&quot;,3343.57,&quot;2021/07/27&quot;);" calcext:value-type="string">
            <text:p>INSERT INTO DB_ESPERANCA_VIVA.DESPESAS_MEDICAS VALUES (46,523,"MEDICAÇÃO",3343.57,"2021/07/27");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35.31</text:p>
          </table:table-cell>
          <table:table-cell office:value-type="string" calcext:value-type="string">
            <text:p>2020/07/30</text:p>
          </table:table-cell>
          <table:table-cell table:formula="of:=CONCATENATE(&quot;INSERT INTO DB_ESPERANCA_VIVA.DESPESAS_MEDICAS VALUES (&quot; ;[.A48]; &quot;,&quot; ;[.B48]; &quot;,&quot; ;&quot;&quot;&quot;&quot;; ;[.C48]; ;&quot;&quot;&quot;&quot;; &quot;,&quot; ;[.D48]; &quot;,&quot; ;&quot;&quot;&quot;&quot;; ;[.E48]; ;&quot;&quot;&quot;&quot;; &quot;);&quot;)" office:value-type="string" office:string-value="INSERT INTO DB_ESPERANCA_VIVA.DESPESAS_MEDICAS VALUES (47,548,&quot;MEDICAÇÃO&quot;,1235.31,&quot;2020/07/30&quot;);" calcext:value-type="string">
            <text:p>INSERT INTO DB_ESPERANCA_VIVA.DESPESAS_MEDICAS VALUES (47,548,"MEDICAÇÃO",1235.31,"2020/07/30");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61.04</text:p>
          </table:table-cell>
          <table:table-cell office:value-type="string" calcext:value-type="string">
            <text:p>2015/09/06</text:p>
          </table:table-cell>
          <table:table-cell table:formula="of:=CONCATENATE(&quot;INSERT INTO DB_ESPERANCA_VIVA.DESPESAS_MEDICAS VALUES (&quot; ;[.A49]; &quot;,&quot; ;[.B49]; &quot;,&quot; ;&quot;&quot;&quot;&quot;; ;[.C49]; ;&quot;&quot;&quot;&quot;; &quot;,&quot; ;[.D49]; &quot;,&quot; ;&quot;&quot;&quot;&quot;; ;[.E49]; ;&quot;&quot;&quot;&quot;; &quot;);&quot;)" office:value-type="string" office:string-value="INSERT INTO DB_ESPERANCA_VIVA.DESPESAS_MEDICAS VALUES (48,561,&quot;MEDICAÇÃO&quot;,2461.04,&quot;2015/09/06&quot;);" calcext:value-type="string">
            <text:p>INSERT INTO DB_ESPERANCA_VIVA.DESPESAS_MEDICAS VALUES (48,561,"MEDICAÇÃO",2461.04,"2015/09/06");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02.01</text:p>
          </table:table-cell>
          <table:table-cell office:value-type="string" calcext:value-type="string">
            <text:p>2015/07/26</text:p>
          </table:table-cell>
          <table:table-cell table:formula="of:=CONCATENATE(&quot;INSERT INTO DB_ESPERANCA_VIVA.DESPESAS_MEDICAS VALUES (&quot; ;[.A50]; &quot;,&quot; ;[.B50]; &quot;,&quot; ;&quot;&quot;&quot;&quot;; ;[.C50]; ;&quot;&quot;&quot;&quot;; &quot;,&quot; ;[.D50]; &quot;,&quot; ;&quot;&quot;&quot;&quot;; ;[.E50]; ;&quot;&quot;&quot;&quot;; &quot;);&quot;)" office:value-type="string" office:string-value="INSERT INTO DB_ESPERANCA_VIVA.DESPESAS_MEDICAS VALUES (49,578,&quot;MEDICAÇÃO&quot;,902.01,&quot;2015/07/26&quot;);" calcext:value-type="string">
            <text:p>INSERT INTO DB_ESPERANCA_VIVA.DESPESAS_MEDICAS VALUES (49,578,"MEDICAÇÃO",902.01,"2015/07/26");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35.33</text:p>
          </table:table-cell>
          <table:table-cell office:value-type="string" calcext:value-type="string">
            <text:p>2017/09/10</text:p>
          </table:table-cell>
          <table:table-cell table:formula="of:=CONCATENATE(&quot;INSERT INTO DB_ESPERANCA_VIVA.DESPESAS_MEDICAS VALUES (&quot; ;[.A51]; &quot;,&quot; ;[.B51]; &quot;,&quot; ;&quot;&quot;&quot;&quot;; ;[.C51]; ;&quot;&quot;&quot;&quot;; &quot;,&quot; ;[.D51]; &quot;,&quot; ;&quot;&quot;&quot;&quot;; ;[.E51]; ;&quot;&quot;&quot;&quot;; &quot;);&quot;)" office:value-type="string" office:string-value="INSERT INTO DB_ESPERANCA_VIVA.DESPESAS_MEDICAS VALUES (50,704,&quot;MEDICAÇÃO&quot;,4435.33,&quot;2017/09/10&quot;);" calcext:value-type="string">
            <text:p>INSERT INTO DB_ESPERANCA_VIVA.DESPESAS_MEDICAS VALUES (50,704,"MEDICAÇÃO",4435.33,"2017/09/10");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00.07</text:p>
          </table:table-cell>
          <table:table-cell office:value-type="string" calcext:value-type="string">
            <text:p>2016/10/02</text:p>
          </table:table-cell>
          <table:table-cell table:formula="of:=CONCATENATE(&quot;INSERT INTO DB_ESPERANCA_VIVA.DESPESAS_MEDICAS VALUES (&quot; ;[.A52]; &quot;,&quot; ;[.B52]; &quot;,&quot; ;&quot;&quot;&quot;&quot;; ;[.C52]; ;&quot;&quot;&quot;&quot;; &quot;,&quot; ;[.D52]; &quot;,&quot; ;&quot;&quot;&quot;&quot;; ;[.E52]; ;&quot;&quot;&quot;&quot;; &quot;);&quot;)" office:value-type="string" office:string-value="INSERT INTO DB_ESPERANCA_VIVA.DESPESAS_MEDICAS VALUES (51,57,&quot;MEDICAÇÃO&quot;,3800.07,&quot;2016/10/02&quot;);" calcext:value-type="string">
            <text:p>INSERT INTO DB_ESPERANCA_VIVA.DESPESAS_MEDICAS VALUES (51,57,"MEDICAÇÃO",3800.07,"2016/10/02");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3.02</text:p>
          </table:table-cell>
          <table:table-cell office:value-type="string" calcext:value-type="string">
            <text:p>2019/05/15</text:p>
          </table:table-cell>
          <table:table-cell table:formula="of:=CONCATENATE(&quot;INSERT INTO DB_ESPERANCA_VIVA.DESPESAS_MEDICAS VALUES (&quot; ;[.A53]; &quot;,&quot; ;[.B53]; &quot;,&quot; ;&quot;&quot;&quot;&quot;; ;[.C53]; ;&quot;&quot;&quot;&quot;; &quot;,&quot; ;[.D53]; &quot;,&quot; ;&quot;&quot;&quot;&quot;; ;[.E53]; ;&quot;&quot;&quot;&quot;; &quot;);&quot;)" office:value-type="string" office:string-value="INSERT INTO DB_ESPERANCA_VIVA.DESPESAS_MEDICAS VALUES (52,63,&quot;MEDICAÇÃO&quot;,3083.02,&quot;2019/05/15&quot;);" calcext:value-type="string">
            <text:p>INSERT INTO DB_ESPERANCA_VIVA.DESPESAS_MEDICAS VALUES (52,63,"MEDICAÇÃO",3083.02,"2019/05/15");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46.84</text:p>
          </table:table-cell>
          <table:table-cell office:value-type="string" calcext:value-type="string">
            <text:p>2016/12/05</text:p>
          </table:table-cell>
          <table:table-cell table:formula="of:=CONCATENATE(&quot;INSERT INTO DB_ESPERANCA_VIVA.DESPESAS_MEDICAS VALUES (&quot; ;[.A54]; &quot;,&quot; ;[.B54]; &quot;,&quot; ;&quot;&quot;&quot;&quot;; ;[.C54]; ;&quot;&quot;&quot;&quot;; &quot;,&quot; ;[.D54]; &quot;,&quot; ;&quot;&quot;&quot;&quot;; ;[.E54]; ;&quot;&quot;&quot;&quot;; &quot;);&quot;)" office:value-type="string" office:string-value="INSERT INTO DB_ESPERANCA_VIVA.DESPESAS_MEDICAS VALUES (53,89,&quot;MEDICAÇÃO&quot;,1746.84,&quot;2016/12/05&quot;);" calcext:value-type="string">
            <text:p>INSERT INTO DB_ESPERANCA_VIVA.DESPESAS_MEDICAS VALUES (53,89,"MEDICAÇÃO",1746.84,"2016/12/05");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6.06</text:p>
          </table:table-cell>
          <table:table-cell office:value-type="string" calcext:value-type="string">
            <text:p>2017/06/26</text:p>
          </table:table-cell>
          <table:table-cell table:formula="of:=CONCATENATE(&quot;INSERT INTO DB_ESPERANCA_VIVA.DESPESAS_MEDICAS VALUES (&quot; ;[.A55]; &quot;,&quot; ;[.B55]; &quot;,&quot; ;&quot;&quot;&quot;&quot;; ;[.C55]; ;&quot;&quot;&quot;&quot;; &quot;,&quot; ;[.D55]; &quot;,&quot; ;&quot;&quot;&quot;&quot;; ;[.E55]; ;&quot;&quot;&quot;&quot;; &quot;);&quot;)" office:value-type="string" office:string-value="INSERT INTO DB_ESPERANCA_VIVA.DESPESAS_MEDICAS VALUES (54,92,&quot;MEDICAÇÃO&quot;,3426.06,&quot;2017/06/26&quot;);" calcext:value-type="string">
            <text:p>INSERT INTO DB_ESPERANCA_VIVA.DESPESAS_MEDICAS VALUES (54,92,"MEDICAÇÃO",3426.06,"2017/06/26");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3.68</text:p>
          </table:table-cell>
          <table:table-cell office:value-type="string" calcext:value-type="string">
            <text:p>2019/03/04</text:p>
          </table:table-cell>
          <table:table-cell table:formula="of:=CONCATENATE(&quot;INSERT INTO DB_ESPERANCA_VIVA.DESPESAS_MEDICAS VALUES (&quot; ;[.A56]; &quot;,&quot; ;[.B56]; &quot;,&quot; ;&quot;&quot;&quot;&quot;; ;[.C56]; ;&quot;&quot;&quot;&quot;; &quot;,&quot; ;[.D56]; &quot;,&quot; ;&quot;&quot;&quot;&quot;; ;[.E56]; ;&quot;&quot;&quot;&quot;; &quot;);&quot;)" office:value-type="string" office:string-value="INSERT INTO DB_ESPERANCA_VIVA.DESPESAS_MEDICAS VALUES (55,206,&quot;MEDICAÇÃO&quot;,733.68,&quot;2019/03/04&quot;);" calcext:value-type="string">
            <text:p>INSERT INTO DB_ESPERANCA_VIVA.DESPESAS_MEDICAS VALUES (55,206,"MEDICAÇÃO",733.68,"2019/03/04");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07.09</text:p>
          </table:table-cell>
          <table:table-cell office:value-type="string" calcext:value-type="string">
            <text:p>2015/04/06</text:p>
          </table:table-cell>
          <table:table-cell table:formula="of:=CONCATENATE(&quot;INSERT INTO DB_ESPERANCA_VIVA.DESPESAS_MEDICAS VALUES (&quot; ;[.A57]; &quot;,&quot; ;[.B57]; &quot;,&quot; ;&quot;&quot;&quot;&quot;; ;[.C57]; ;&quot;&quot;&quot;&quot;; &quot;,&quot; ;[.D57]; &quot;,&quot; ;&quot;&quot;&quot;&quot;; ;[.E57]; ;&quot;&quot;&quot;&quot;; &quot;);&quot;)" office:value-type="string" office:string-value="INSERT INTO DB_ESPERANCA_VIVA.DESPESAS_MEDICAS VALUES (56,263,&quot;MEDICAÇÃO&quot;,2307.09,&quot;2015/04/06&quot;);" calcext:value-type="string">
            <text:p>INSERT INTO DB_ESPERANCA_VIVA.DESPESAS_MEDICAS VALUES (56,263,"MEDICAÇÃO",2307.09,"2015/04/06");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690.87</text:p>
          </table:table-cell>
          <table:table-cell office:value-type="string" calcext:value-type="string">
            <text:p>2016/09/10</text:p>
          </table:table-cell>
          <table:table-cell table:formula="of:=CONCATENATE(&quot;INSERT INTO DB_ESPERANCA_VIVA.DESPESAS_MEDICAS VALUES (&quot; ;[.A58]; &quot;,&quot; ;[.B58]; &quot;,&quot; ;&quot;&quot;&quot;&quot;; ;[.C58]; ;&quot;&quot;&quot;&quot;; &quot;,&quot; ;[.D58]; &quot;,&quot; ;&quot;&quot;&quot;&quot;; ;[.E58]; ;&quot;&quot;&quot;&quot;; &quot;);&quot;)" office:value-type="string" office:string-value="INSERT INTO DB_ESPERANCA_VIVA.DESPESAS_MEDICAS VALUES (57,290,&quot;MEDICAÇÃO&quot;,1690.87,&quot;2016/09/10&quot;);" calcext:value-type="string">
            <text:p>INSERT INTO DB_ESPERANCA_VIVA.DESPESAS_MEDICAS VALUES (57,290,"MEDICAÇÃO",1690.87,"2016/09/10");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21.39</text:p>
          </table:table-cell>
          <table:table-cell office:value-type="string" calcext:value-type="string">
            <text:p>2016/06/07</text:p>
          </table:table-cell>
          <table:table-cell table:formula="of:=CONCATENATE(&quot;INSERT INTO DB_ESPERANCA_VIVA.DESPESAS_MEDICAS VALUES (&quot; ;[.A59]; &quot;,&quot; ;[.B59]; &quot;,&quot; ;&quot;&quot;&quot;&quot;; ;[.C59]; ;&quot;&quot;&quot;&quot;; &quot;,&quot; ;[.D59]; &quot;,&quot; ;&quot;&quot;&quot;&quot;; ;[.E59]; ;&quot;&quot;&quot;&quot;; &quot;);&quot;)" office:value-type="string" office:string-value="INSERT INTO DB_ESPERANCA_VIVA.DESPESAS_MEDICAS VALUES (58,292,&quot;MEDICAÇÃO&quot;,3321.39,&quot;2016/06/07&quot;);" calcext:value-type="string">
            <text:p>INSERT INTO DB_ESPERANCA_VIVA.DESPESAS_MEDICAS VALUES (58,292,"MEDICAÇÃO",3321.39,"2016/06/07");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13.99</text:p>
          </table:table-cell>
          <table:table-cell office:value-type="string" calcext:value-type="string">
            <text:p>2021/08/01</text:p>
          </table:table-cell>
          <table:table-cell table:formula="of:=CONCATENATE(&quot;INSERT INTO DB_ESPERANCA_VIVA.DESPESAS_MEDICAS VALUES (&quot; ;[.A60]; &quot;,&quot; ;[.B60]; &quot;,&quot; ;&quot;&quot;&quot;&quot;; ;[.C60]; ;&quot;&quot;&quot;&quot;; &quot;,&quot; ;[.D60]; &quot;,&quot; ;&quot;&quot;&quot;&quot;; ;[.E60]; ;&quot;&quot;&quot;&quot;; &quot;);&quot;)" office:value-type="string" office:string-value="INSERT INTO DB_ESPERANCA_VIVA.DESPESAS_MEDICAS VALUES (59,366,&quot;MEDICAÇÃO&quot;,1413.99,&quot;2021/08/01&quot;);" calcext:value-type="string">
            <text:p>INSERT INTO DB_ESPERANCA_VIVA.DESPESAS_MEDICAS VALUES (59,366,"MEDICAÇÃO",1413.99,"2021/08/01");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6.91</text:p>
          </table:table-cell>
          <table:table-cell office:value-type="string" calcext:value-type="string">
            <text:p>2023/06/02</text:p>
          </table:table-cell>
          <table:table-cell table:formula="of:=CONCATENATE(&quot;INSERT INTO DB_ESPERANCA_VIVA.DESPESAS_MEDICAS VALUES (&quot; ;[.A61]; &quot;,&quot; ;[.B61]; &quot;,&quot; ;&quot;&quot;&quot;&quot;; ;[.C61]; ;&quot;&quot;&quot;&quot;; &quot;,&quot; ;[.D61]; &quot;,&quot; ;&quot;&quot;&quot;&quot;; ;[.E61]; ;&quot;&quot;&quot;&quot;; &quot;);&quot;)" office:value-type="string" office:string-value="INSERT INTO DB_ESPERANCA_VIVA.DESPESAS_MEDICAS VALUES (60,378,&quot;MEDICAÇÃO&quot;,3246.91,&quot;2023/06/02&quot;);" calcext:value-type="string">
            <text:p>INSERT INTO DB_ESPERANCA_VIVA.DESPESAS_MEDICAS VALUES (60,378,"MEDICAÇÃO",3246.91,"2023/06/02");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54.6</text:p>
          </table:table-cell>
          <table:table-cell office:value-type="string" calcext:value-type="string">
            <text:p>2020/02/26</text:p>
          </table:table-cell>
          <table:table-cell table:formula="of:=CONCATENATE(&quot;INSERT INTO DB_ESPERANCA_VIVA.DESPESAS_MEDICAS VALUES (&quot; ;[.A62]; &quot;,&quot; ;[.B62]; &quot;,&quot; ;&quot;&quot;&quot;&quot;; ;[.C62]; ;&quot;&quot;&quot;&quot;; &quot;,&quot; ;[.D62]; &quot;,&quot; ;&quot;&quot;&quot;&quot;; ;[.E62]; ;&quot;&quot;&quot;&quot;; &quot;);&quot;)" office:value-type="string" office:string-value="INSERT INTO DB_ESPERANCA_VIVA.DESPESAS_MEDICAS VALUES (61,384,&quot;MEDICAÇÃO&quot;,3954.6,&quot;2020/02/26&quot;);" calcext:value-type="string">
            <text:p>INSERT INTO DB_ESPERANCA_VIVA.DESPESAS_MEDICAS VALUES (61,384,"MEDICAÇÃO",3954.6,"2020/02/26");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81.7</text:p>
          </table:table-cell>
          <table:table-cell office:value-type="string" calcext:value-type="string">
            <text:p>2019/06/08</text:p>
          </table:table-cell>
          <table:table-cell table:formula="of:=CONCATENATE(&quot;INSERT INTO DB_ESPERANCA_VIVA.DESPESAS_MEDICAS VALUES (&quot; ;[.A63]; &quot;,&quot; ;[.B63]; &quot;,&quot; ;&quot;&quot;&quot;&quot;; ;[.C63]; ;&quot;&quot;&quot;&quot;; &quot;,&quot; ;[.D63]; &quot;,&quot; ;&quot;&quot;&quot;&quot;; ;[.E63]; ;&quot;&quot;&quot;&quot;; &quot;);&quot;)" office:value-type="string" office:string-value="INSERT INTO DB_ESPERANCA_VIVA.DESPESAS_MEDICAS VALUES (62,495,&quot;MEDICAÇÃO&quot;,1081.7,&quot;2019/06/08&quot;);" calcext:value-type="string">
            <text:p>INSERT INTO DB_ESPERANCA_VIVA.DESPESAS_MEDICAS VALUES (62,495,"MEDICAÇÃO",1081.7,"2019/06/08");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6.29</text:p>
          </table:table-cell>
          <table:table-cell office:value-type="string" calcext:value-type="string">
            <text:p>2020/11/24</text:p>
          </table:table-cell>
          <table:table-cell table:formula="of:=CONCATENATE(&quot;INSERT INTO DB_ESPERANCA_VIVA.DESPESAS_MEDICAS VALUES (&quot; ;[.A64]; &quot;,&quot; ;[.B64]; &quot;,&quot; ;&quot;&quot;&quot;&quot;; ;[.C64]; ;&quot;&quot;&quot;&quot;; &quot;,&quot; ;[.D64]; &quot;,&quot; ;&quot;&quot;&quot;&quot;; ;[.E64]; ;&quot;&quot;&quot;&quot;; &quot;);&quot;)" office:value-type="string" office:string-value="INSERT INTO DB_ESPERANCA_VIVA.DESPESAS_MEDICAS VALUES (63,541,&quot;MEDICAÇÃO&quot;,2206.29,&quot;2020/11/24&quot;);" calcext:value-type="string">
            <text:p>INSERT INTO DB_ESPERANCA_VIVA.DESPESAS_MEDICAS VALUES (63,541,"MEDICAÇÃO",2206.29,"2020/11/24");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48.55</text:p>
          </table:table-cell>
          <table:table-cell office:value-type="string" calcext:value-type="string">
            <text:p>2016/06/26</text:p>
          </table:table-cell>
          <table:table-cell table:formula="of:=CONCATENATE(&quot;INSERT INTO DB_ESPERANCA_VIVA.DESPESAS_MEDICAS VALUES (&quot; ;[.A65]; &quot;,&quot; ;[.B65]; &quot;,&quot; ;&quot;&quot;&quot;&quot;; ;[.C65]; ;&quot;&quot;&quot;&quot;; &quot;,&quot; ;[.D65]; &quot;,&quot; ;&quot;&quot;&quot;&quot;; ;[.E65]; ;&quot;&quot;&quot;&quot;; &quot;);&quot;)" office:value-type="string" office:string-value="INSERT INTO DB_ESPERANCA_VIVA.DESPESAS_MEDICAS VALUES (64,585,&quot;MEDICAÇÃO&quot;,1348.55,&quot;2016/06/26&quot;);" calcext:value-type="string">
            <text:p>INSERT INTO DB_ESPERANCA_VIVA.DESPESAS_MEDICAS VALUES (64,585,"MEDICAÇÃO",1348.55,"2016/06/26");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34.49</text:p>
          </table:table-cell>
          <table:table-cell office:value-type="string" calcext:value-type="string">
            <text:p>2023/09/23</text:p>
          </table:table-cell>
          <table:table-cell table:formula="of:=CONCATENATE(&quot;INSERT INTO DB_ESPERANCA_VIVA.DESPESAS_MEDICAS VALUES (&quot; ;[.A66]; &quot;,&quot; ;[.B66]; &quot;,&quot; ;&quot;&quot;&quot;&quot;; ;[.C66]; ;&quot;&quot;&quot;&quot;; &quot;,&quot; ;[.D66]; &quot;,&quot; ;&quot;&quot;&quot;&quot;; ;[.E66]; ;&quot;&quot;&quot;&quot;; &quot;);&quot;)" office:value-type="string" office:string-value="INSERT INTO DB_ESPERANCA_VIVA.DESPESAS_MEDICAS VALUES (65,674,&quot;MEDICAÇÃO&quot;,1834.49,&quot;2023/09/23&quot;);" calcext:value-type="string">
            <text:p>INSERT INTO DB_ESPERANCA_VIVA.DESPESAS_MEDICAS VALUES (65,674,"MEDICAÇÃO",1834.49,"2023/09/23");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53.1</text:p>
          </table:table-cell>
          <table:table-cell office:value-type="string" calcext:value-type="string">
            <text:p>2020/06/15</text:p>
          </table:table-cell>
          <table:table-cell table:formula="of:=CONCATENATE(&quot;INSERT INTO DB_ESPERANCA_VIVA.DESPESAS_MEDICAS VALUES (&quot; ;[.A67]; &quot;,&quot; ;[.B67]; &quot;,&quot; ;&quot;&quot;&quot;&quot;; ;[.C67]; ;&quot;&quot;&quot;&quot;; &quot;,&quot; ;[.D67]; &quot;,&quot; ;&quot;&quot;&quot;&quot;; ;[.E67]; ;&quot;&quot;&quot;&quot;; &quot;);&quot;)" office:value-type="string" office:string-value="INSERT INTO DB_ESPERANCA_VIVA.DESPESAS_MEDICAS VALUES (66,35,&quot;MEDICAÇÃO&quot;,4553.1,&quot;2020/06/15&quot;);" calcext:value-type="string">
            <text:p>INSERT INTO DB_ESPERANCA_VIVA.DESPESAS_MEDICAS VALUES (66,35,"MEDICAÇÃO",4553.1,"2020/06/15");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06.24</text:p>
          </table:table-cell>
          <table:table-cell office:value-type="string" calcext:value-type="string">
            <text:p>2021/11/06</text:p>
          </table:table-cell>
          <table:table-cell table:formula="of:=CONCATENATE(&quot;INSERT INTO DB_ESPERANCA_VIVA.DESPESAS_MEDICAS VALUES (&quot; ;[.A68]; &quot;,&quot; ;[.B68]; &quot;,&quot; ;&quot;&quot;&quot;&quot;; ;[.C68]; ;&quot;&quot;&quot;&quot;; &quot;,&quot; ;[.D68]; &quot;,&quot; ;&quot;&quot;&quot;&quot;; ;[.E68]; ;&quot;&quot;&quot;&quot;; &quot;);&quot;)" office:value-type="string" office:string-value="INSERT INTO DB_ESPERANCA_VIVA.DESPESAS_MEDICAS VALUES (67,68,&quot;MEDICAÇÃO&quot;,1106.24,&quot;2021/11/06&quot;);" calcext:value-type="string">
            <text:p>INSERT INTO DB_ESPERANCA_VIVA.DESPESAS_MEDICAS VALUES (67,68,"MEDICAÇÃO",1106.24,"2021/11/06");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70.88</text:p>
          </table:table-cell>
          <table:table-cell office:value-type="string" calcext:value-type="string">
            <text:p>2022/10/07</text:p>
          </table:table-cell>
          <table:table-cell table:formula="of:=CONCATENATE(&quot;INSERT INTO DB_ESPERANCA_VIVA.DESPESAS_MEDICAS VALUES (&quot; ;[.A69]; &quot;,&quot; ;[.B69]; &quot;,&quot; ;&quot;&quot;&quot;&quot;; ;[.C69]; ;&quot;&quot;&quot;&quot;; &quot;,&quot; ;[.D69]; &quot;,&quot; ;&quot;&quot;&quot;&quot;; ;[.E69]; ;&quot;&quot;&quot;&quot;; &quot;);&quot;)" office:value-type="string" office:string-value="INSERT INTO DB_ESPERANCA_VIVA.DESPESAS_MEDICAS VALUES (68,156,&quot;MEDICAÇÃO&quot;,770.88,&quot;2022/10/07&quot;);" calcext:value-type="string">
            <text:p>INSERT INTO DB_ESPERANCA_VIVA.DESPESAS_MEDICAS VALUES (68,156,"MEDICAÇÃO",770.88,"2022/10/07");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6.29</text:p>
          </table:table-cell>
          <table:table-cell office:value-type="string" calcext:value-type="string">
            <text:p>2015/02/06</text:p>
          </table:table-cell>
          <table:table-cell table:formula="of:=CONCATENATE(&quot;INSERT INTO DB_ESPERANCA_VIVA.DESPESAS_MEDICAS VALUES (&quot; ;[.A70]; &quot;,&quot; ;[.B70]; &quot;,&quot; ;&quot;&quot;&quot;&quot;; ;[.C70]; ;&quot;&quot;&quot;&quot;; &quot;,&quot; ;[.D70]; &quot;,&quot; ;&quot;&quot;&quot;&quot;; ;[.E70]; ;&quot;&quot;&quot;&quot;; &quot;);&quot;)" office:value-type="string" office:string-value="INSERT INTO DB_ESPERANCA_VIVA.DESPESAS_MEDICAS VALUES (69,162,&quot;MEDICAÇÃO&quot;,826.29,&quot;2015/02/06&quot;);" calcext:value-type="string">
            <text:p>INSERT INTO DB_ESPERANCA_VIVA.DESPESAS_MEDICAS VALUES (69,162,"MEDICAÇÃO",826.29,"2015/02/06");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79.3</text:p>
          </table:table-cell>
          <table:table-cell office:value-type="string" calcext:value-type="string">
            <text:p>2017/01/06</text:p>
          </table:table-cell>
          <table:table-cell table:formula="of:=CONCATENATE(&quot;INSERT INTO DB_ESPERANCA_VIVA.DESPESAS_MEDICAS VALUES (&quot; ;[.A71]; &quot;,&quot; ;[.B71]; &quot;,&quot; ;&quot;&quot;&quot;&quot;; ;[.C71]; ;&quot;&quot;&quot;&quot;; &quot;,&quot; ;[.D71]; &quot;,&quot; ;&quot;&quot;&quot;&quot;; ;[.E71]; ;&quot;&quot;&quot;&quot;; &quot;);&quot;)" office:value-type="string" office:string-value="INSERT INTO DB_ESPERANCA_VIVA.DESPESAS_MEDICAS VALUES (70,221,&quot;MEDICAÇÃO&quot;,4879.3,&quot;2017/01/06&quot;);" calcext:value-type="string">
            <text:p>INSERT INTO DB_ESPERANCA_VIVA.DESPESAS_MEDICAS VALUES (70,221,"MEDICAÇÃO",4879.3,"2017/01/06");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47.85</text:p>
          </table:table-cell>
          <table:table-cell office:value-type="string" calcext:value-type="string">
            <text:p>2015/04/28</text:p>
          </table:table-cell>
          <table:table-cell table:formula="of:=CONCATENATE(&quot;INSERT INTO DB_ESPERANCA_VIVA.DESPESAS_MEDICAS VALUES (&quot; ;[.A72]; &quot;,&quot; ;[.B72]; &quot;,&quot; ;&quot;&quot;&quot;&quot;; ;[.C72]; ;&quot;&quot;&quot;&quot;; &quot;,&quot; ;[.D72]; &quot;,&quot; ;&quot;&quot;&quot;&quot;; ;[.E72]; ;&quot;&quot;&quot;&quot;; &quot;);&quot;)" office:value-type="string" office:string-value="INSERT INTO DB_ESPERANCA_VIVA.DESPESAS_MEDICAS VALUES (71,313,&quot;MEDICAÇÃO&quot;,4347.85,&quot;2015/04/28&quot;);" calcext:value-type="string">
            <text:p>INSERT INTO DB_ESPERANCA_VIVA.DESPESAS_MEDICAS VALUES (71,313,"MEDICAÇÃO",4347.85,"2015/04/28");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93.06</text:p>
          </table:table-cell>
          <table:table-cell office:value-type="string" calcext:value-type="string">
            <text:p>2017/07/01</text:p>
          </table:table-cell>
          <table:table-cell table:formula="of:=CONCATENATE(&quot;INSERT INTO DB_ESPERANCA_VIVA.DESPESAS_MEDICAS VALUES (&quot; ;[.A73]; &quot;,&quot; ;[.B73]; &quot;,&quot; ;&quot;&quot;&quot;&quot;; ;[.C73]; ;&quot;&quot;&quot;&quot;; &quot;,&quot; ;[.D73]; &quot;,&quot; ;&quot;&quot;&quot;&quot;; ;[.E73]; ;&quot;&quot;&quot;&quot;; &quot;);&quot;)" office:value-type="string" office:string-value="INSERT INTO DB_ESPERANCA_VIVA.DESPESAS_MEDICAS VALUES (72,345,&quot;MEDICAÇÃO&quot;,4493.06,&quot;2017/07/01&quot;);" calcext:value-type="string">
            <text:p>INSERT INTO DB_ESPERANCA_VIVA.DESPESAS_MEDICAS VALUES (72,345,"MEDICAÇÃO",4493.06,"2017/07/01");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30.3</text:p>
          </table:table-cell>
          <table:table-cell office:value-type="string" calcext:value-type="string">
            <text:p>2023/05/01</text:p>
          </table:table-cell>
          <table:table-cell table:formula="of:=CONCATENATE(&quot;INSERT INTO DB_ESPERANCA_VIVA.DESPESAS_MEDICAS VALUES (&quot; ;[.A74]; &quot;,&quot; ;[.B74]; &quot;,&quot; ;&quot;&quot;&quot;&quot;; ;[.C74]; ;&quot;&quot;&quot;&quot;; &quot;,&quot; ;[.D74]; &quot;,&quot; ;&quot;&quot;&quot;&quot;; ;[.E74]; ;&quot;&quot;&quot;&quot;; &quot;);&quot;)" office:value-type="string" office:string-value="INSERT INTO DB_ESPERANCA_VIVA.DESPESAS_MEDICAS VALUES (73,392,&quot;MEDICAÇÃO&quot;,2730.3,&quot;2023/05/01&quot;);" calcext:value-type="string">
            <text:p>INSERT INTO DB_ESPERANCA_VIVA.DESPESAS_MEDICAS VALUES (73,392,"MEDICAÇÃO",2730.3,"2023/05/01");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49.55</text:p>
          </table:table-cell>
          <table:table-cell office:value-type="string" calcext:value-type="string">
            <text:p>2016/11/19</text:p>
          </table:table-cell>
          <table:table-cell table:formula="of:=CONCATENATE(&quot;INSERT INTO DB_ESPERANCA_VIVA.DESPESAS_MEDICAS VALUES (&quot; ;[.A75]; &quot;,&quot; ;[.B75]; &quot;,&quot; ;&quot;&quot;&quot;&quot;; ;[.C75]; ;&quot;&quot;&quot;&quot;; &quot;,&quot; ;[.D75]; &quot;,&quot; ;&quot;&quot;&quot;&quot;; ;[.E75]; ;&quot;&quot;&quot;&quot;; &quot;);&quot;)" office:value-type="string" office:string-value="INSERT INTO DB_ESPERANCA_VIVA.DESPESAS_MEDICAS VALUES (74,438,&quot;MEDICAÇÃO&quot;,2949.55,&quot;2016/11/19&quot;);" calcext:value-type="string">
            <text:p>INSERT INTO DB_ESPERANCA_VIVA.DESPESAS_MEDICAS VALUES (74,438,"MEDICAÇÃO",2949.55,"2016/11/19");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93.66</text:p>
          </table:table-cell>
          <table:table-cell office:value-type="string" calcext:value-type="string">
            <text:p>2015/08/18</text:p>
          </table:table-cell>
          <table:table-cell table:formula="of:=CONCATENATE(&quot;INSERT INTO DB_ESPERANCA_VIVA.DESPESAS_MEDICAS VALUES (&quot; ;[.A76]; &quot;,&quot; ;[.B76]; &quot;,&quot; ;&quot;&quot;&quot;&quot;; ;[.C76]; ;&quot;&quot;&quot;&quot;; &quot;,&quot; ;[.D76]; &quot;,&quot; ;&quot;&quot;&quot;&quot;; ;[.E76]; ;&quot;&quot;&quot;&quot;; &quot;);&quot;)" office:value-type="string" office:string-value="INSERT INTO DB_ESPERANCA_VIVA.DESPESAS_MEDICAS VALUES (75,468,&quot;MEDICAÇÃO&quot;,4993.66,&quot;2015/08/18&quot;);" calcext:value-type="string">
            <text:p>INSERT INTO DB_ESPERANCA_VIVA.DESPESAS_MEDICAS VALUES (75,468,"MEDICAÇÃO",4993.66,"2015/08/18");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37.07</text:p>
          </table:table-cell>
          <table:table-cell office:value-type="string" calcext:value-type="string">
            <text:p>2023/10/24</text:p>
          </table:table-cell>
          <table:table-cell table:formula="of:=CONCATENATE(&quot;INSERT INTO DB_ESPERANCA_VIVA.DESPESAS_MEDICAS VALUES (&quot; ;[.A77]; &quot;,&quot; ;[.B77]; &quot;,&quot; ;&quot;&quot;&quot;&quot;; ;[.C77]; ;&quot;&quot;&quot;&quot;; &quot;,&quot; ;[.D77]; &quot;,&quot; ;&quot;&quot;&quot;&quot;; ;[.E77]; ;&quot;&quot;&quot;&quot;; &quot;);&quot;)" office:value-type="string" office:string-value="INSERT INTO DB_ESPERANCA_VIVA.DESPESAS_MEDICAS VALUES (76,469,&quot;MEDICAÇÃO&quot;,3237.07,&quot;2023/10/24&quot;);" calcext:value-type="string">
            <text:p>INSERT INTO DB_ESPERANCA_VIVA.DESPESAS_MEDICAS VALUES (76,469,"MEDICAÇÃO",3237.07,"2023/10/24");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67.2</text:p>
          </table:table-cell>
          <table:table-cell office:value-type="string" calcext:value-type="string">
            <text:p>2016/04/23</text:p>
          </table:table-cell>
          <table:table-cell table:formula="of:=CONCATENATE(&quot;INSERT INTO DB_ESPERANCA_VIVA.DESPESAS_MEDICAS VALUES (&quot; ;[.A78]; &quot;,&quot; ;[.B78]; &quot;,&quot; ;&quot;&quot;&quot;&quot;; ;[.C78]; ;&quot;&quot;&quot;&quot;; &quot;,&quot; ;[.D78]; &quot;,&quot; ;&quot;&quot;&quot;&quot;; ;[.E78]; ;&quot;&quot;&quot;&quot;; &quot;);&quot;)" office:value-type="string" office:string-value="INSERT INTO DB_ESPERANCA_VIVA.DESPESAS_MEDICAS VALUES (77,611,&quot;MEDICAÇÃO&quot;,1367.2,&quot;2016/04/23&quot;);" calcext:value-type="string">
            <text:p>INSERT INTO DB_ESPERANCA_VIVA.DESPESAS_MEDICAS VALUES (77,611,"MEDICAÇÃO",1367.2,"2016/04/23");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13.28</text:p>
          </table:table-cell>
          <table:table-cell office:value-type="string" calcext:value-type="string">
            <text:p>2018/03/02</text:p>
          </table:table-cell>
          <table:table-cell table:formula="of:=CONCATENATE(&quot;INSERT INTO DB_ESPERANCA_VIVA.DESPESAS_MEDICAS VALUES (&quot; ;[.A79]; &quot;,&quot; ;[.B79]; &quot;,&quot; ;&quot;&quot;&quot;&quot;; ;[.C79]; ;&quot;&quot;&quot;&quot;; &quot;,&quot; ;[.D79]; &quot;,&quot; ;&quot;&quot;&quot;&quot;; ;[.E79]; ;&quot;&quot;&quot;&quot;; &quot;);&quot;)" office:value-type="string" office:string-value="INSERT INTO DB_ESPERANCA_VIVA.DESPESAS_MEDICAS VALUES (78,676,&quot;MEDICAÇÃO&quot;,513.28,&quot;2018/03/02&quot;);" calcext:value-type="string">
            <text:p>INSERT INTO DB_ESPERANCA_VIVA.DESPESAS_MEDICAS VALUES (78,676,"MEDICAÇÃO",513.28,"2018/03/02");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62.2</text:p>
          </table:table-cell>
          <table:table-cell office:value-type="string" calcext:value-type="string">
            <text:p>2019/05/14</text:p>
          </table:table-cell>
          <table:table-cell table:formula="of:=CONCATENATE(&quot;INSERT INTO DB_ESPERANCA_VIVA.DESPESAS_MEDICAS VALUES (&quot; ;[.A80]; &quot;,&quot; ;[.B80]; &quot;,&quot; ;&quot;&quot;&quot;&quot;; ;[.C80]; ;&quot;&quot;&quot;&quot;; &quot;,&quot; ;[.D80]; &quot;,&quot; ;&quot;&quot;&quot;&quot;; ;[.E80]; ;&quot;&quot;&quot;&quot;; &quot;);&quot;)" office:value-type="string" office:string-value="INSERT INTO DB_ESPERANCA_VIVA.DESPESAS_MEDICAS VALUES (79,677,&quot;MEDICAÇÃO&quot;,3962.2,&quot;2019/05/14&quot;);" calcext:value-type="string">
            <text:p>INSERT INTO DB_ESPERANCA_VIVA.DESPESAS_MEDICAS VALUES (79,677,"MEDICAÇÃO",3962.2,"2019/05/14");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66.9</text:p>
          </table:table-cell>
          <table:table-cell office:value-type="string" calcext:value-type="string">
            <text:p>2016/10/13</text:p>
          </table:table-cell>
          <table:table-cell table:formula="of:=CONCATENATE(&quot;INSERT INTO DB_ESPERANCA_VIVA.DESPESAS_MEDICAS VALUES (&quot; ;[.A81]; &quot;,&quot; ;[.B81]; &quot;,&quot; ;&quot;&quot;&quot;&quot;; ;[.C81]; ;&quot;&quot;&quot;&quot;; &quot;,&quot; ;[.D81]; &quot;,&quot; ;&quot;&quot;&quot;&quot;; ;[.E81]; ;&quot;&quot;&quot;&quot;; &quot;);&quot;)" office:value-type="string" office:string-value="INSERT INTO DB_ESPERANCA_VIVA.DESPESAS_MEDICAS VALUES (80,685,&quot;MEDICAÇÃO&quot;,4266.9,&quot;2016/10/13&quot;);" calcext:value-type="string">
            <text:p>INSERT INTO DB_ESPERANCA_VIVA.DESPESAS_MEDICAS VALUES (80,685,"MEDICAÇÃO",4266.9,"2016/10/13");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72.83</text:p>
          </table:table-cell>
          <table:table-cell office:value-type="string" calcext:value-type="string">
            <text:p>2023/07/15</text:p>
          </table:table-cell>
          <table:table-cell table:formula="of:=CONCATENATE(&quot;INSERT INTO DB_ESPERANCA_VIVA.DESPESAS_MEDICAS VALUES (&quot; ;[.A82]; &quot;,&quot; ;[.B82]; &quot;,&quot; ;&quot;&quot;&quot;&quot;; ;[.C82]; ;&quot;&quot;&quot;&quot;; &quot;,&quot; ;[.D82]; &quot;,&quot; ;&quot;&quot;&quot;&quot;; ;[.E82]; ;&quot;&quot;&quot;&quot;; &quot;);&quot;)" office:value-type="string" office:string-value="INSERT INTO DB_ESPERANCA_VIVA.DESPESAS_MEDICAS VALUES (81,7,&quot;MEDICAÇÃO&quot;,4972.83,&quot;2023/07/15&quot;);" calcext:value-type="string">
            <text:p>INSERT INTO DB_ESPERANCA_VIVA.DESPESAS_MEDICAS VALUES (81,7,"MEDICAÇÃO",4972.83,"2023/07/15");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8.66</text:p>
          </table:table-cell>
          <table:table-cell office:value-type="string" calcext:value-type="string">
            <text:p>2021/02/07</text:p>
          </table:table-cell>
          <table:table-cell table:formula="of:=CONCATENATE(&quot;INSERT INTO DB_ESPERANCA_VIVA.DESPESAS_MEDICAS VALUES (&quot; ;[.A83]; &quot;,&quot; ;[.B83]; &quot;,&quot; ;&quot;&quot;&quot;&quot;; ;[.C83]; ;&quot;&quot;&quot;&quot;; &quot;,&quot; ;[.D83]; &quot;,&quot; ;&quot;&quot;&quot;&quot;; ;[.E83]; ;&quot;&quot;&quot;&quot;; &quot;);&quot;)" office:value-type="string" office:string-value="INSERT INTO DB_ESPERANCA_VIVA.DESPESAS_MEDICAS VALUES (82,60,&quot;MEDICAÇÃO&quot;,3028.66,&quot;2021/02/07&quot;);" calcext:value-type="string">
            <text:p>INSERT INTO DB_ESPERANCA_VIVA.DESPESAS_MEDICAS VALUES (82,60,"MEDICAÇÃO",3028.66,"2021/02/07");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21.24</text:p>
          </table:table-cell>
          <table:table-cell office:value-type="string" calcext:value-type="string">
            <text:p>2019/01/12</text:p>
          </table:table-cell>
          <table:table-cell table:formula="of:=CONCATENATE(&quot;INSERT INTO DB_ESPERANCA_VIVA.DESPESAS_MEDICAS VALUES (&quot; ;[.A84]; &quot;,&quot; ;[.B84]; &quot;,&quot; ;&quot;&quot;&quot;&quot;; ;[.C84]; ;&quot;&quot;&quot;&quot;; &quot;,&quot; ;[.D84]; &quot;,&quot; ;&quot;&quot;&quot;&quot;; ;[.E84]; ;&quot;&quot;&quot;&quot;; &quot;);&quot;)" office:value-type="string" office:string-value="INSERT INTO DB_ESPERANCA_VIVA.DESPESAS_MEDICAS VALUES (83,103,&quot;MEDICAÇÃO&quot;,921.24,&quot;2019/01/12&quot;);" calcext:value-type="string">
            <text:p>INSERT INTO DB_ESPERANCA_VIVA.DESPESAS_MEDICAS VALUES (83,103,"MEDICAÇÃO",921.24,"2019/01/12");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63.89</text:p>
          </table:table-cell>
          <table:table-cell office:value-type="string" calcext:value-type="string">
            <text:p>2016/03/07</text:p>
          </table:table-cell>
          <table:table-cell table:formula="of:=CONCATENATE(&quot;INSERT INTO DB_ESPERANCA_VIVA.DESPESAS_MEDICAS VALUES (&quot; ;[.A85]; &quot;,&quot; ;[.B85]; &quot;,&quot; ;&quot;&quot;&quot;&quot;; ;[.C85]; ;&quot;&quot;&quot;&quot;; &quot;,&quot; ;[.D85]; &quot;,&quot; ;&quot;&quot;&quot;&quot;; ;[.E85]; ;&quot;&quot;&quot;&quot;; &quot;);&quot;)" office:value-type="string" office:string-value="INSERT INTO DB_ESPERANCA_VIVA.DESPESAS_MEDICAS VALUES (84,105,&quot;MEDICAÇÃO&quot;,4863.89,&quot;2016/03/07&quot;);" calcext:value-type="string">
            <text:p>INSERT INTO DB_ESPERANCA_VIVA.DESPESAS_MEDICAS VALUES (84,105,"MEDICAÇÃO",4863.89,"2016/03/07");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07.86</text:p>
          </table:table-cell>
          <table:table-cell office:value-type="string" calcext:value-type="string">
            <text:p>2017/06/02</text:p>
          </table:table-cell>
          <table:table-cell table:formula="of:=CONCATENATE(&quot;INSERT INTO DB_ESPERANCA_VIVA.DESPESAS_MEDICAS VALUES (&quot; ;[.A86]; &quot;,&quot; ;[.B86]; &quot;,&quot; ;&quot;&quot;&quot;&quot;; ;[.C86]; ;&quot;&quot;&quot;&quot;; &quot;,&quot; ;[.D86]; &quot;,&quot; ;&quot;&quot;&quot;&quot;; ;[.E86]; ;&quot;&quot;&quot;&quot;; &quot;);&quot;)" office:value-type="string" office:string-value="INSERT INTO DB_ESPERANCA_VIVA.DESPESAS_MEDICAS VALUES (85,179,&quot;MEDICAÇÃO&quot;,4207.86,&quot;2017/06/02&quot;);" calcext:value-type="string">
            <text:p>INSERT INTO DB_ESPERANCA_VIVA.DESPESAS_MEDICAS VALUES (85,179,"MEDICAÇÃO",4207.86,"2017/06/02");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1.31</text:p>
          </table:table-cell>
          <table:table-cell office:value-type="string" calcext:value-type="string">
            <text:p>2020/02/11</text:p>
          </table:table-cell>
          <table:table-cell table:formula="of:=CONCATENATE(&quot;INSERT INTO DB_ESPERANCA_VIVA.DESPESAS_MEDICAS VALUES (&quot; ;[.A87]; &quot;,&quot; ;[.B87]; &quot;,&quot; ;&quot;&quot;&quot;&quot;; ;[.C87]; ;&quot;&quot;&quot;&quot;; &quot;,&quot; ;[.D87]; &quot;,&quot; ;&quot;&quot;&quot;&quot;; ;[.E87]; ;&quot;&quot;&quot;&quot;; &quot;);&quot;)" office:value-type="string" office:string-value="INSERT INTO DB_ESPERANCA_VIVA.DESPESAS_MEDICAS VALUES (86,238,&quot;MEDICAÇÃO&quot;,3021.31,&quot;2020/02/11&quot;);" calcext:value-type="string">
            <text:p>INSERT INTO DB_ESPERANCA_VIVA.DESPESAS_MEDICAS VALUES (86,238,"MEDICAÇÃO",3021.31,"2020/02/11");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51.35</text:p>
          </table:table-cell>
          <table:table-cell office:value-type="string" calcext:value-type="string">
            <text:p>2017/03/27</text:p>
          </table:table-cell>
          <table:table-cell table:formula="of:=CONCATENATE(&quot;INSERT INTO DB_ESPERANCA_VIVA.DESPESAS_MEDICAS VALUES (&quot; ;[.A88]; &quot;,&quot; ;[.B88]; &quot;,&quot; ;&quot;&quot;&quot;&quot;; ;[.C88]; ;&quot;&quot;&quot;&quot;; &quot;,&quot; ;[.D88]; &quot;,&quot; ;&quot;&quot;&quot;&quot;; ;[.E88]; ;&quot;&quot;&quot;&quot;; &quot;);&quot;)" office:value-type="string" office:string-value="INSERT INTO DB_ESPERANCA_VIVA.DESPESAS_MEDICAS VALUES (87,264,&quot;MEDICAÇÃO&quot;,3751.35,&quot;2017/03/27&quot;);" calcext:value-type="string">
            <text:p>INSERT INTO DB_ESPERANCA_VIVA.DESPESAS_MEDICAS VALUES (87,264,"MEDICAÇÃO",3751.35,"2017/03/27");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4.18</text:p>
          </table:table-cell>
          <table:table-cell office:value-type="string" calcext:value-type="string">
            <text:p>2017/06/12</text:p>
          </table:table-cell>
          <table:table-cell table:formula="of:=CONCATENATE(&quot;INSERT INTO DB_ESPERANCA_VIVA.DESPESAS_MEDICAS VALUES (&quot; ;[.A89]; &quot;,&quot; ;[.B89]; &quot;,&quot; ;&quot;&quot;&quot;&quot;; ;[.C89]; ;&quot;&quot;&quot;&quot;; &quot;,&quot; ;[.D89]; &quot;,&quot; ;&quot;&quot;&quot;&quot;; ;[.E89]; ;&quot;&quot;&quot;&quot;; &quot;);&quot;)" office:value-type="string" office:string-value="INSERT INTO DB_ESPERANCA_VIVA.DESPESAS_MEDICAS VALUES (88,329,&quot;MEDICAÇÃO&quot;,4964.18,&quot;2017/06/12&quot;);" calcext:value-type="string">
            <text:p>INSERT INTO DB_ESPERANCA_VIVA.DESPESAS_MEDICAS VALUES (88,329,"MEDICAÇÃO",4964.18,"2017/06/12");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6.39</text:p>
          </table:table-cell>
          <table:table-cell office:value-type="string" calcext:value-type="string">
            <text:p>2017/02/15</text:p>
          </table:table-cell>
          <table:table-cell table:formula="of:=CONCATENATE(&quot;INSERT INTO DB_ESPERANCA_VIVA.DESPESAS_MEDICAS VALUES (&quot; ;[.A90]; &quot;,&quot; ;[.B90]; &quot;,&quot; ;&quot;&quot;&quot;&quot;; ;[.C90]; ;&quot;&quot;&quot;&quot;; &quot;,&quot; ;[.D90]; &quot;,&quot; ;&quot;&quot;&quot;&quot;; ;[.E90]; ;&quot;&quot;&quot;&quot;; &quot;);&quot;)" office:value-type="string" office:string-value="INSERT INTO DB_ESPERANCA_VIVA.DESPESAS_MEDICAS VALUES (89,395,&quot;MEDICAÇÃO&quot;,3716.39,&quot;2017/02/15&quot;);" calcext:value-type="string">
            <text:p>INSERT INTO DB_ESPERANCA_VIVA.DESPESAS_MEDICAS VALUES (89,395,"MEDICAÇÃO",3716.39,"2017/02/15");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35.9</text:p>
          </table:table-cell>
          <table:table-cell office:value-type="string" calcext:value-type="string">
            <text:p>2021/10/13</text:p>
          </table:table-cell>
          <table:table-cell table:formula="of:=CONCATENATE(&quot;INSERT INTO DB_ESPERANCA_VIVA.DESPESAS_MEDICAS VALUES (&quot; ;[.A91]; &quot;,&quot; ;[.B91]; &quot;,&quot; ;&quot;&quot;&quot;&quot;; ;[.C91]; ;&quot;&quot;&quot;&quot;; &quot;,&quot; ;[.D91]; &quot;,&quot; ;&quot;&quot;&quot;&quot;; ;[.E91]; ;&quot;&quot;&quot;&quot;; &quot;);&quot;)" office:value-type="string" office:string-value="INSERT INTO DB_ESPERANCA_VIVA.DESPESAS_MEDICAS VALUES (90,433,&quot;MEDICAÇÃO&quot;,2435.9,&quot;2021/10/13&quot;);" calcext:value-type="string">
            <text:p>INSERT INTO DB_ESPERANCA_VIVA.DESPESAS_MEDICAS VALUES (90,433,"MEDICAÇÃO",2435.9,"2021/10/13");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3.61</text:p>
          </table:table-cell>
          <table:table-cell office:value-type="string" calcext:value-type="string">
            <text:p>2024/03/06</text:p>
          </table:table-cell>
          <table:table-cell table:formula="of:=CONCATENATE(&quot;INSERT INTO DB_ESPERANCA_VIVA.DESPESAS_MEDICAS VALUES (&quot; ;[.A92]; &quot;,&quot; ;[.B92]; &quot;,&quot; ;&quot;&quot;&quot;&quot;; ;[.C92]; ;&quot;&quot;&quot;&quot;; &quot;,&quot; ;[.D92]; &quot;,&quot; ;&quot;&quot;&quot;&quot;; ;[.E92]; ;&quot;&quot;&quot;&quot;; &quot;);&quot;)" office:value-type="string" office:string-value="INSERT INTO DB_ESPERANCA_VIVA.DESPESAS_MEDICAS VALUES (91,549,&quot;MEDICAÇÃO&quot;,2893.61,&quot;2024/03/06&quot;);" calcext:value-type="string">
            <text:p>INSERT INTO DB_ESPERANCA_VIVA.DESPESAS_MEDICAS VALUES (91,549,"MEDICAÇÃO",2893.61,"2024/03/06");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11.46</text:p>
          </table:table-cell>
          <table:table-cell office:value-type="string" calcext:value-type="string">
            <text:p>2016/04/20</text:p>
          </table:table-cell>
          <table:table-cell table:formula="of:=CONCATENATE(&quot;INSERT INTO DB_ESPERANCA_VIVA.DESPESAS_MEDICAS VALUES (&quot; ;[.A93]; &quot;,&quot; ;[.B93]; &quot;,&quot; ;&quot;&quot;&quot;&quot;; ;[.C93]; ;&quot;&quot;&quot;&quot;; &quot;,&quot; ;[.D93]; &quot;,&quot; ;&quot;&quot;&quot;&quot;; ;[.E93]; ;&quot;&quot;&quot;&quot;; &quot;);&quot;)" office:value-type="string" office:string-value="INSERT INTO DB_ESPERANCA_VIVA.DESPESAS_MEDICAS VALUES (92,580,&quot;MEDICAÇÃO&quot;,1011.46,&quot;2016/04/20&quot;);" calcext:value-type="string">
            <text:p>INSERT INTO DB_ESPERANCA_VIVA.DESPESAS_MEDICAS VALUES (92,580,"MEDICAÇÃO",1011.46,"2016/04/20");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3.16</text:p>
          </table:table-cell>
          <table:table-cell office:value-type="string" calcext:value-type="string">
            <text:p>2017/07/22</text:p>
          </table:table-cell>
          <table:table-cell table:formula="of:=CONCATENATE(&quot;INSERT INTO DB_ESPERANCA_VIVA.DESPESAS_MEDICAS VALUES (&quot; ;[.A94]; &quot;,&quot; ;[.B94]; &quot;,&quot; ;&quot;&quot;&quot;&quot;; ;[.C94]; ;&quot;&quot;&quot;&quot;; &quot;,&quot; ;[.D94]; &quot;,&quot; ;&quot;&quot;&quot;&quot;; ;[.E94]; ;&quot;&quot;&quot;&quot;; &quot;);&quot;)" office:value-type="string" office:string-value="INSERT INTO DB_ESPERANCA_VIVA.DESPESAS_MEDICAS VALUES (93,582,&quot;MEDICAÇÃO&quot;,2893.16,&quot;2017/07/22&quot;);" calcext:value-type="string">
            <text:p>INSERT INTO DB_ESPERANCA_VIVA.DESPESAS_MEDICAS VALUES (93,582,"MEDICAÇÃO",2893.16,"2017/07/22");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89.91</text:p>
          </table:table-cell>
          <table:table-cell office:value-type="string" calcext:value-type="string">
            <text:p>2022/10/24</text:p>
          </table:table-cell>
          <table:table-cell table:formula="of:=CONCATENATE(&quot;INSERT INTO DB_ESPERANCA_VIVA.DESPESAS_MEDICAS VALUES (&quot; ;[.A95]; &quot;,&quot; ;[.B95]; &quot;,&quot; ;&quot;&quot;&quot;&quot;; ;[.C95]; ;&quot;&quot;&quot;&quot;; &quot;,&quot; ;[.D95]; &quot;,&quot; ;&quot;&quot;&quot;&quot;; ;[.E95]; ;&quot;&quot;&quot;&quot;; &quot;);&quot;)" office:value-type="string" office:string-value="INSERT INTO DB_ESPERANCA_VIVA.DESPESAS_MEDICAS VALUES (94,658,&quot;MEDICAÇÃO&quot;,1289.91,&quot;2022/10/24&quot;);" calcext:value-type="string">
            <text:p>INSERT INTO DB_ESPERANCA_VIVA.DESPESAS_MEDICAS VALUES (94,658,"MEDICAÇÃO",1289.91,"2022/10/24");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0.59</text:p>
          </table:table-cell>
          <table:table-cell office:value-type="string" calcext:value-type="string">
            <text:p>2015/08/09</text:p>
          </table:table-cell>
          <table:table-cell table:formula="of:=CONCATENATE(&quot;INSERT INTO DB_ESPERANCA_VIVA.DESPESAS_MEDICAS VALUES (&quot; ;[.A96]; &quot;,&quot; ;[.B96]; &quot;,&quot; ;&quot;&quot;&quot;&quot;; ;[.C96]; ;&quot;&quot;&quot;&quot;; &quot;,&quot; ;[.D96]; &quot;,&quot; ;&quot;&quot;&quot;&quot;; ;[.E96]; ;&quot;&quot;&quot;&quot;; &quot;);&quot;)" office:value-type="string" office:string-value="INSERT INTO DB_ESPERANCA_VIVA.DESPESAS_MEDICAS VALUES (95,706,&quot;MEDICAÇÃO&quot;,3420.59,&quot;2015/08/09&quot;);" calcext:value-type="string">
            <text:p>INSERT INTO DB_ESPERANCA_VIVA.DESPESAS_MEDICAS VALUES (95,706,"MEDICAÇÃO",3420.59,"2015/08/09");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57.41</text:p>
          </table:table-cell>
          <table:table-cell office:value-type="string" calcext:value-type="string">
            <text:p>2016/09/23</text:p>
          </table:table-cell>
          <table:table-cell table:formula="of:=CONCATENATE(&quot;INSERT INTO DB_ESPERANCA_VIVA.DESPESAS_MEDICAS VALUES (&quot; ;[.A97]; &quot;,&quot; ;[.B97]; &quot;,&quot; ;&quot;&quot;&quot;&quot;; ;[.C97]; ;&quot;&quot;&quot;&quot;; &quot;,&quot; ;[.D97]; &quot;,&quot; ;&quot;&quot;&quot;&quot;; ;[.E97]; ;&quot;&quot;&quot;&quot;; &quot;);&quot;)" office:value-type="string" office:string-value="INSERT INTO DB_ESPERANCA_VIVA.DESPESAS_MEDICAS VALUES (96,41,&quot;MEDICAÇÃO&quot;,3557.41,&quot;2016/09/23&quot;);" calcext:value-type="string">
            <text:p>INSERT INTO DB_ESPERANCA_VIVA.DESPESAS_MEDICAS VALUES (96,41,"MEDICAÇÃO",3557.41,"2016/09/23");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24.32</text:p>
          </table:table-cell>
          <table:table-cell office:value-type="string" calcext:value-type="string">
            <text:p>2015/05/27</text:p>
          </table:table-cell>
          <table:table-cell table:formula="of:=CONCATENATE(&quot;INSERT INTO DB_ESPERANCA_VIVA.DESPESAS_MEDICAS VALUES (&quot; ;[.A98]; &quot;,&quot; ;[.B98]; &quot;,&quot; ;&quot;&quot;&quot;&quot;; ;[.C98]; ;&quot;&quot;&quot;&quot;; &quot;,&quot; ;[.D98]; &quot;,&quot; ;&quot;&quot;&quot;&quot;; ;[.E98]; ;&quot;&quot;&quot;&quot;; &quot;);&quot;)" office:value-type="string" office:string-value="INSERT INTO DB_ESPERANCA_VIVA.DESPESAS_MEDICAS VALUES (97,106,&quot;MEDICAÇÃO&quot;,1224.32,&quot;2015/05/27&quot;);" calcext:value-type="string">
            <text:p>INSERT INTO DB_ESPERANCA_VIVA.DESPESAS_MEDICAS VALUES (97,106,"MEDICAÇÃO",1224.32,"2015/05/27");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17.41</text:p>
          </table:table-cell>
          <table:table-cell office:value-type="string" calcext:value-type="string">
            <text:p>2024/10/21</text:p>
          </table:table-cell>
          <table:table-cell table:formula="of:=CONCATENATE(&quot;INSERT INTO DB_ESPERANCA_VIVA.DESPESAS_MEDICAS VALUES (&quot; ;[.A99]; &quot;,&quot; ;[.B99]; &quot;,&quot; ;&quot;&quot;&quot;&quot;; ;[.C99]; ;&quot;&quot;&quot;&quot;; &quot;,&quot; ;[.D99]; &quot;,&quot; ;&quot;&quot;&quot;&quot;; ;[.E99]; ;&quot;&quot;&quot;&quot;; &quot;);&quot;)" office:value-type="string" office:string-value="INSERT INTO DB_ESPERANCA_VIVA.DESPESAS_MEDICAS VALUES (98,280,&quot;MEDICAÇÃO&quot;,3517.41,&quot;2024/10/21&quot;);" calcext:value-type="string">
            <text:p>INSERT INTO DB_ESPERANCA_VIVA.DESPESAS_MEDICAS VALUES (98,280,"MEDICAÇÃO",3517.41,"2024/10/21");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3.86</text:p>
          </table:table-cell>
          <table:table-cell office:value-type="string" calcext:value-type="string">
            <text:p>2015/07/05</text:p>
          </table:table-cell>
          <table:table-cell table:formula="of:=CONCATENATE(&quot;INSERT INTO DB_ESPERANCA_VIVA.DESPESAS_MEDICAS VALUES (&quot; ;[.A100]; &quot;,&quot; ;[.B100]; &quot;,&quot; ;&quot;&quot;&quot;&quot;; ;[.C100]; ;&quot;&quot;&quot;&quot;; &quot;,&quot; ;[.D100]; &quot;,&quot; ;&quot;&quot;&quot;&quot;; ;[.E100]; ;&quot;&quot;&quot;&quot;; &quot;);&quot;)" office:value-type="string" office:string-value="INSERT INTO DB_ESPERANCA_VIVA.DESPESAS_MEDICAS VALUES (99,312,&quot;MEDICAÇÃO&quot;,4963.86,&quot;2015/07/05&quot;);" calcext:value-type="string">
            <text:p>INSERT INTO DB_ESPERANCA_VIVA.DESPESAS_MEDICAS VALUES (99,312,"MEDICAÇÃO",4963.86,"2015/07/05");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60.02</text:p>
          </table:table-cell>
          <table:table-cell office:value-type="string" calcext:value-type="string">
            <text:p>2016/12/15</text:p>
          </table:table-cell>
          <table:table-cell table:formula="of:=CONCATENATE(&quot;INSERT INTO DB_ESPERANCA_VIVA.DESPESAS_MEDICAS VALUES (&quot; ;[.A101]; &quot;,&quot; ;[.B101]; &quot;,&quot; ;&quot;&quot;&quot;&quot;; ;[.C101]; ;&quot;&quot;&quot;&quot;; &quot;,&quot; ;[.D101]; &quot;,&quot; ;&quot;&quot;&quot;&quot;; ;[.E101]; ;&quot;&quot;&quot;&quot;; &quot;);&quot;)" office:value-type="string" office:string-value="INSERT INTO DB_ESPERANCA_VIVA.DESPESAS_MEDICAS VALUES (100,393,&quot;MEDICAÇÃO&quot;,1960.02,&quot;2016/12/15&quot;);" calcext:value-type="string">
            <text:p>INSERT INTO DB_ESPERANCA_VIVA.DESPESAS_MEDICAS VALUES (100,393,"MEDICAÇÃO",1960.02,"2016/12/15");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10.11</text:p>
          </table:table-cell>
          <table:table-cell office:value-type="string" calcext:value-type="string">
            <text:p>2022/07/04</text:p>
          </table:table-cell>
          <table:table-cell table:formula="of:=CONCATENATE(&quot;INSERT INTO DB_ESPERANCA_VIVA.DESPESAS_MEDICAS VALUES (&quot; ;[.A102]; &quot;,&quot; ;[.B102]; &quot;,&quot; ;&quot;&quot;&quot;&quot;; ;[.C102]; ;&quot;&quot;&quot;&quot;; &quot;,&quot; ;[.D102]; &quot;,&quot; ;&quot;&quot;&quot;&quot;; ;[.E102]; ;&quot;&quot;&quot;&quot;; &quot;);&quot;)" office:value-type="string" office:string-value="INSERT INTO DB_ESPERANCA_VIVA.DESPESAS_MEDICAS VALUES (101,419,&quot;MEDICAÇÃO&quot;,4110.11,&quot;2022/07/04&quot;);" calcext:value-type="string">
            <text:p>INSERT INTO DB_ESPERANCA_VIVA.DESPESAS_MEDICAS VALUES (101,419,"MEDICAÇÃO",4110.11,"2022/07/04");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22.21</text:p>
          </table:table-cell>
          <table:table-cell office:value-type="string" calcext:value-type="string">
            <text:p>2018/02/12</text:p>
          </table:table-cell>
          <table:table-cell table:formula="of:=CONCATENATE(&quot;INSERT INTO DB_ESPERANCA_VIVA.DESPESAS_MEDICAS VALUES (&quot; ;[.A103]; &quot;,&quot; ;[.B103]; &quot;,&quot; ;&quot;&quot;&quot;&quot;; ;[.C103]; ;&quot;&quot;&quot;&quot;; &quot;,&quot; ;[.D103]; &quot;,&quot; ;&quot;&quot;&quot;&quot;; ;[.E103]; ;&quot;&quot;&quot;&quot;; &quot;);&quot;)" office:value-type="string" office:string-value="INSERT INTO DB_ESPERANCA_VIVA.DESPESAS_MEDICAS VALUES (102,489,&quot;MEDICAÇÃO&quot;,922.21,&quot;2018/02/12&quot;);" calcext:value-type="string">
            <text:p>INSERT INTO DB_ESPERANCA_VIVA.DESPESAS_MEDICAS VALUES (102,489,"MEDICAÇÃO",922.21,"2018/02/12");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09.79</text:p>
          </table:table-cell>
          <table:table-cell office:value-type="string" calcext:value-type="string">
            <text:p>2015/03/19</text:p>
          </table:table-cell>
          <table:table-cell table:formula="of:=CONCATENATE(&quot;INSERT INTO DB_ESPERANCA_VIVA.DESPESAS_MEDICAS VALUES (&quot; ;[.A104]; &quot;,&quot; ;[.B104]; &quot;,&quot; ;&quot;&quot;&quot;&quot;; ;[.C104]; ;&quot;&quot;&quot;&quot;; &quot;,&quot; ;[.D104]; &quot;,&quot; ;&quot;&quot;&quot;&quot;; ;[.E104]; ;&quot;&quot;&quot;&quot;; &quot;);&quot;)" office:value-type="string" office:string-value="INSERT INTO DB_ESPERANCA_VIVA.DESPESAS_MEDICAS VALUES (103,542,&quot;MEDICAÇÃO&quot;,1209.79,&quot;2015/03/19&quot;);" calcext:value-type="string">
            <text:p>INSERT INTO DB_ESPERANCA_VIVA.DESPESAS_MEDICAS VALUES (103,542,"MEDICAÇÃO",1209.79,"2015/03/19");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36.1</text:p>
          </table:table-cell>
          <table:table-cell office:value-type="string" calcext:value-type="string">
            <text:p>2021/09/10</text:p>
          </table:table-cell>
          <table:table-cell table:formula="of:=CONCATENATE(&quot;INSERT INTO DB_ESPERANCA_VIVA.DESPESAS_MEDICAS VALUES (&quot; ;[.A105]; &quot;,&quot; ;[.B105]; &quot;,&quot; ;&quot;&quot;&quot;&quot;; ;[.C105]; ;&quot;&quot;&quot;&quot;; &quot;,&quot; ;[.D105]; &quot;,&quot; ;&quot;&quot;&quot;&quot;; ;[.E105]; ;&quot;&quot;&quot;&quot;; &quot;);&quot;)" office:value-type="string" office:string-value="INSERT INTO DB_ESPERANCA_VIVA.DESPESAS_MEDICAS VALUES (104,701,&quot;MEDICAÇÃO&quot;,4036.1,&quot;2021/09/10&quot;);" calcext:value-type="string">
            <text:p>INSERT INTO DB_ESPERANCA_VIVA.DESPESAS_MEDICAS VALUES (104,701,"MEDICAÇÃO",4036.1,"2021/09/10");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53.48</text:p>
          </table:table-cell>
          <table:table-cell office:value-type="string" calcext:value-type="string">
            <text:p>2017/12/17</text:p>
          </table:table-cell>
          <table:table-cell table:formula="of:=CONCATENATE(&quot;INSERT INTO DB_ESPERANCA_VIVA.DESPESAS_MEDICAS VALUES (&quot; ;[.A106]; &quot;,&quot; ;[.B106]; &quot;,&quot; ;&quot;&quot;&quot;&quot;; ;[.C106]; ;&quot;&quot;&quot;&quot;; &quot;,&quot; ;[.D106]; &quot;,&quot; ;&quot;&quot;&quot;&quot;; ;[.E106]; ;&quot;&quot;&quot;&quot;; &quot;);&quot;)" office:value-type="string" office:string-value="INSERT INTO DB_ESPERANCA_VIVA.DESPESAS_MEDICAS VALUES (105,713,&quot;MEDICAÇÃO&quot;,4553.48,&quot;2017/12/17&quot;);" calcext:value-type="string">
            <text:p>INSERT INTO DB_ESPERANCA_VIVA.DESPESAS_MEDICAS VALUES (105,713,"MEDICAÇÃO",4553.48,"2017/12/17");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5.28</text:p>
          </table:table-cell>
          <table:table-cell office:value-type="string" calcext:value-type="string">
            <text:p>2024/09/18</text:p>
          </table:table-cell>
          <table:table-cell table:formula="of:=CONCATENATE(&quot;INSERT INTO DB_ESPERANCA_VIVA.DESPESAS_MEDICAS VALUES (&quot; ;[.A107]; &quot;,&quot; ;[.B107]; &quot;,&quot; ;&quot;&quot;&quot;&quot;; ;[.C107]; ;&quot;&quot;&quot;&quot;; &quot;,&quot; ;[.D107]; &quot;,&quot; ;&quot;&quot;&quot;&quot;; ;[.E107]; ;&quot;&quot;&quot;&quot;; &quot;);&quot;)" office:value-type="string" office:string-value="INSERT INTO DB_ESPERANCA_VIVA.DESPESAS_MEDICAS VALUES (106,111,&quot;MEDICAÇÃO&quot;,3605.28,&quot;2024/09/18&quot;);" calcext:value-type="string">
            <text:p>INSERT INTO DB_ESPERANCA_VIVA.DESPESAS_MEDICAS VALUES (106,111,"MEDICAÇÃO",3605.28,"2024/09/18");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023/09/23</text:p>
          </table:table-cell>
          <table:table-cell table:formula="of:=CONCATENATE(&quot;INSERT INTO DB_ESPERANCA_VIVA.DESPESAS_MEDICAS VALUES (&quot; ;[.A108]; &quot;,&quot; ;[.B108]; &quot;,&quot; ;&quot;&quot;&quot;&quot;; ;[.C108]; ;&quot;&quot;&quot;&quot;; &quot;,&quot; ;[.D108]; &quot;,&quot; ;&quot;&quot;&quot;&quot;; ;[.E108]; ;&quot;&quot;&quot;&quot;; &quot;);&quot;)" office:value-type="string" office:string-value="INSERT INTO DB_ESPERANCA_VIVA.DESPESAS_MEDICAS VALUES (107,126,&quot;MEDICAÇÃO&quot;,1006.75,&quot;2023/09/23&quot;);" calcext:value-type="string">
            <text:p>INSERT INTO DB_ESPERANCA_VIVA.DESPESAS_MEDICAS VALUES (107,126,"MEDICAÇÃO",1006.75,"2023/09/23");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62.76</text:p>
          </table:table-cell>
          <table:table-cell office:value-type="string" calcext:value-type="string">
            <text:p>2015/10/24</text:p>
          </table:table-cell>
          <table:table-cell table:formula="of:=CONCATENATE(&quot;INSERT INTO DB_ESPERANCA_VIVA.DESPESAS_MEDICAS VALUES (&quot; ;[.A109]; &quot;,&quot; ;[.B109]; &quot;,&quot; ;&quot;&quot;&quot;&quot;; ;[.C109]; ;&quot;&quot;&quot;&quot;; &quot;,&quot; ;[.D109]; &quot;,&quot; ;&quot;&quot;&quot;&quot;; ;[.E109]; ;&quot;&quot;&quot;&quot;; &quot;);&quot;)" office:value-type="string" office:string-value="INSERT INTO DB_ESPERANCA_VIVA.DESPESAS_MEDICAS VALUES (108,177,&quot;MEDICAÇÃO&quot;,2862.76,&quot;2015/10/24&quot;);" calcext:value-type="string">
            <text:p>INSERT INTO DB_ESPERANCA_VIVA.DESPESAS_MEDICAS VALUES (108,177,"MEDICAÇÃO",2862.76,"2015/10/24");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22.03</text:p>
          </table:table-cell>
          <table:table-cell office:value-type="string" calcext:value-type="string">
            <text:p>2022/08/11</text:p>
          </table:table-cell>
          <table:table-cell table:formula="of:=CONCATENATE(&quot;INSERT INTO DB_ESPERANCA_VIVA.DESPESAS_MEDICAS VALUES (&quot; ;[.A110]; &quot;,&quot; ;[.B110]; &quot;,&quot; ;&quot;&quot;&quot;&quot;; ;[.C110]; ;&quot;&quot;&quot;&quot;; &quot;,&quot; ;[.D110]; &quot;,&quot; ;&quot;&quot;&quot;&quot;; ;[.E110]; ;&quot;&quot;&quot;&quot;; &quot;);&quot;)" office:value-type="string" office:string-value="INSERT INTO DB_ESPERANCA_VIVA.DESPESAS_MEDICAS VALUES (109,211,&quot;MEDICAÇÃO&quot;,2822.03,&quot;2022/08/11&quot;);" calcext:value-type="string">
            <text:p>INSERT INTO DB_ESPERANCA_VIVA.DESPESAS_MEDICAS VALUES (109,211,"MEDICAÇÃO",2822.03,"2022/08/11");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2.29</text:p>
          </table:table-cell>
          <table:table-cell office:value-type="string" calcext:value-type="string">
            <text:p>2022/11/23</text:p>
          </table:table-cell>
          <table:table-cell table:formula="of:=CONCATENATE(&quot;INSERT INTO DB_ESPERANCA_VIVA.DESPESAS_MEDICAS VALUES (&quot; ;[.A111]; &quot;,&quot; ;[.B111]; &quot;,&quot; ;&quot;&quot;&quot;&quot;; ;[.C111]; ;&quot;&quot;&quot;&quot;; &quot;,&quot; ;[.D111]; &quot;,&quot; ;&quot;&quot;&quot;&quot;; ;[.E111]; ;&quot;&quot;&quot;&quot;; &quot;);&quot;)" office:value-type="string" office:string-value="INSERT INTO DB_ESPERANCA_VIVA.DESPESAS_MEDICAS VALUES (110,243,&quot;MEDICAÇÃO&quot;,732.29,&quot;2022/11/23&quot;);" calcext:value-type="string">
            <text:p>INSERT INTO DB_ESPERANCA_VIVA.DESPESAS_MEDICAS VALUES (110,243,"MEDICAÇÃO",732.29,"2022/11/23");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65.32</text:p>
          </table:table-cell>
          <table:table-cell office:value-type="string" calcext:value-type="string">
            <text:p>2017/08/21</text:p>
          </table:table-cell>
          <table:table-cell table:formula="of:=CONCATENATE(&quot;INSERT INTO DB_ESPERANCA_VIVA.DESPESAS_MEDICAS VALUES (&quot; ;[.A112]; &quot;,&quot; ;[.B112]; &quot;,&quot; ;&quot;&quot;&quot;&quot;; ;[.C112]; ;&quot;&quot;&quot;&quot;; &quot;,&quot; ;[.D112]; &quot;,&quot; ;&quot;&quot;&quot;&quot;; ;[.E112]; ;&quot;&quot;&quot;&quot;; &quot;);&quot;)" office:value-type="string" office:string-value="INSERT INTO DB_ESPERANCA_VIVA.DESPESAS_MEDICAS VALUES (111,255,&quot;MEDICAÇÃO&quot;,2165.32,&quot;2017/08/21&quot;);" calcext:value-type="string">
            <text:p>INSERT INTO DB_ESPERANCA_VIVA.DESPESAS_MEDICAS VALUES (111,255,"MEDICAÇÃO",2165.32,"2017/08/21");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47.56</text:p>
          </table:table-cell>
          <table:table-cell office:value-type="string" calcext:value-type="string">
            <text:p>2023/06/13</text:p>
          </table:table-cell>
          <table:table-cell table:formula="of:=CONCATENATE(&quot;INSERT INTO DB_ESPERANCA_VIVA.DESPESAS_MEDICAS VALUES (&quot; ;[.A113]; &quot;,&quot; ;[.B113]; &quot;,&quot; ;&quot;&quot;&quot;&quot;; ;[.C113]; ;&quot;&quot;&quot;&quot;; &quot;,&quot; ;[.D113]; &quot;,&quot; ;&quot;&quot;&quot;&quot;; ;[.E113]; ;&quot;&quot;&quot;&quot;; &quot;);&quot;)" office:value-type="string" office:string-value="INSERT INTO DB_ESPERANCA_VIVA.DESPESAS_MEDICAS VALUES (112,325,&quot;MEDICAÇÃO&quot;,2847.56,&quot;2023/06/13&quot;);" calcext:value-type="string">
            <text:p>INSERT INTO DB_ESPERANCA_VIVA.DESPESAS_MEDICAS VALUES (112,325,"MEDICAÇÃO",2847.56,"2023/06/13");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86.86</text:p>
          </table:table-cell>
          <table:table-cell office:value-type="string" calcext:value-type="string">
            <text:p>2022/05/03</text:p>
          </table:table-cell>
          <table:table-cell table:formula="of:=CONCATENATE(&quot;INSERT INTO DB_ESPERANCA_VIVA.DESPESAS_MEDICAS VALUES (&quot; ;[.A114]; &quot;,&quot; ;[.B114]; &quot;,&quot; ;&quot;&quot;&quot;&quot;; ;[.C114]; ;&quot;&quot;&quot;&quot;; &quot;,&quot; ;[.D114]; &quot;,&quot; ;&quot;&quot;&quot;&quot;; ;[.E114]; ;&quot;&quot;&quot;&quot;; &quot;);&quot;)" office:value-type="string" office:string-value="INSERT INTO DB_ESPERANCA_VIVA.DESPESAS_MEDICAS VALUES (113,347,&quot;MEDICAÇÃO&quot;,786.86,&quot;2022/05/03&quot;);" calcext:value-type="string">
            <text:p>INSERT INTO DB_ESPERANCA_VIVA.DESPESAS_MEDICAS VALUES (113,347,"MEDICAÇÃO",786.86,"2022/05/03");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20.58</text:p>
          </table:table-cell>
          <table:table-cell office:value-type="string" calcext:value-type="string">
            <text:p>2019/01/27</text:p>
          </table:table-cell>
          <table:table-cell table:formula="of:=CONCATENATE(&quot;INSERT INTO DB_ESPERANCA_VIVA.DESPESAS_MEDICAS VALUES (&quot; ;[.A115]; &quot;,&quot; ;[.B115]; &quot;,&quot; ;&quot;&quot;&quot;&quot;; ;[.C115]; ;&quot;&quot;&quot;&quot;; &quot;,&quot; ;[.D115]; &quot;,&quot; ;&quot;&quot;&quot;&quot;; ;[.E115]; ;&quot;&quot;&quot;&quot;; &quot;);&quot;)" office:value-type="string" office:string-value="INSERT INTO DB_ESPERANCA_VIVA.DESPESAS_MEDICAS VALUES (114,358,&quot;MEDICAÇÃO&quot;,3120.58,&quot;2019/01/27&quot;);" calcext:value-type="string">
            <text:p>INSERT INTO DB_ESPERANCA_VIVA.DESPESAS_MEDICAS VALUES (114,358,"MEDICAÇÃO",3120.58,"2019/01/27");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673.65</text:p>
          </table:table-cell>
          <table:table-cell office:value-type="string" calcext:value-type="string">
            <text:p>2023/04/13</text:p>
          </table:table-cell>
          <table:table-cell table:formula="of:=CONCATENATE(&quot;INSERT INTO DB_ESPERANCA_VIVA.DESPESAS_MEDICAS VALUES (&quot; ;[.A116]; &quot;,&quot; ;[.B116]; &quot;,&quot; ;&quot;&quot;&quot;&quot;; ;[.C116]; ;&quot;&quot;&quot;&quot;; &quot;,&quot; ;[.D116]; &quot;,&quot; ;&quot;&quot;&quot;&quot;; ;[.E116]; ;&quot;&quot;&quot;&quot;; &quot;);&quot;)" office:value-type="string" office:string-value="INSERT INTO DB_ESPERANCA_VIVA.DESPESAS_MEDICAS VALUES (115,401,&quot;MEDICAÇÃO&quot;,1673.65,&quot;2023/04/13&quot;);" calcext:value-type="string">
            <text:p>INSERT INTO DB_ESPERANCA_VIVA.DESPESAS_MEDICAS VALUES (115,401,"MEDICAÇÃO",1673.65,"2023/04/13");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21.34</text:p>
          </table:table-cell>
          <table:table-cell office:value-type="string" calcext:value-type="string">
            <text:p>2015/12/03</text:p>
          </table:table-cell>
          <table:table-cell table:formula="of:=CONCATENATE(&quot;INSERT INTO DB_ESPERANCA_VIVA.DESPESAS_MEDICAS VALUES (&quot; ;[.A117]; &quot;,&quot; ;[.B117]; &quot;,&quot; ;&quot;&quot;&quot;&quot;; ;[.C117]; ;&quot;&quot;&quot;&quot;; &quot;,&quot; ;[.D117]; &quot;,&quot; ;&quot;&quot;&quot;&quot;; ;[.E117]; ;&quot;&quot;&quot;&quot;; &quot;);&quot;)" office:value-type="string" office:string-value="INSERT INTO DB_ESPERANCA_VIVA.DESPESAS_MEDICAS VALUES (116,422,&quot;MEDICAÇÃO&quot;,3821.34,&quot;2015/12/03&quot;);" calcext:value-type="string">
            <text:p>INSERT INTO DB_ESPERANCA_VIVA.DESPESAS_MEDICAS VALUES (116,422,"MEDICAÇÃO",3821.34,"2015/12/03");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43.33</text:p>
          </table:table-cell>
          <table:table-cell office:value-type="string" calcext:value-type="string">
            <text:p>2015/01/01</text:p>
          </table:table-cell>
          <table:table-cell table:formula="of:=CONCATENATE(&quot;INSERT INTO DB_ESPERANCA_VIVA.DESPESAS_MEDICAS VALUES (&quot; ;[.A118]; &quot;,&quot; ;[.B118]; &quot;,&quot; ;&quot;&quot;&quot;&quot;; ;[.C118]; ;&quot;&quot;&quot;&quot;; &quot;,&quot; ;[.D118]; &quot;,&quot; ;&quot;&quot;&quot;&quot;; ;[.E118]; ;&quot;&quot;&quot;&quot;; &quot;);&quot;)" office:value-type="string" office:string-value="INSERT INTO DB_ESPERANCA_VIVA.DESPESAS_MEDICAS VALUES (117,534,&quot;MEDICAÇÃO&quot;,743.33,&quot;2015/01/01&quot;);" calcext:value-type="string">
            <text:p>INSERT INTO DB_ESPERANCA_VIVA.DESPESAS_MEDICAS VALUES (117,534,"MEDICAÇÃO",743.33,"2015/01/01");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95.23</text:p>
          </table:table-cell>
          <table:table-cell office:value-type="string" calcext:value-type="string">
            <text:p>2023/04/24</text:p>
          </table:table-cell>
          <table:table-cell table:formula="of:=CONCATENATE(&quot;INSERT INTO DB_ESPERANCA_VIVA.DESPESAS_MEDICAS VALUES (&quot; ;[.A119]; &quot;,&quot; ;[.B119]; &quot;,&quot; ;&quot;&quot;&quot;&quot;; ;[.C119]; ;&quot;&quot;&quot;&quot;; &quot;,&quot; ;[.D119]; &quot;,&quot; ;&quot;&quot;&quot;&quot;; ;[.E119]; ;&quot;&quot;&quot;&quot;; &quot;);&quot;)" office:value-type="string" office:string-value="INSERT INTO DB_ESPERANCA_VIVA.DESPESAS_MEDICAS VALUES (118,588,&quot;MEDICAÇÃO&quot;,2795.23,&quot;2023/04/24&quot;);" calcext:value-type="string">
            <text:p>INSERT INTO DB_ESPERANCA_VIVA.DESPESAS_MEDICAS VALUES (118,588,"MEDICAÇÃO",2795.23,"2023/04/24");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37.1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120]; &quot;,&quot; ;[.B120]; &quot;,&quot; ;&quot;&quot;&quot;&quot;; ;[.C120]; ;&quot;&quot;&quot;&quot;; &quot;,&quot; ;[.D120]; &quot;,&quot; ;&quot;&quot;&quot;&quot;; ;[.E120]; ;&quot;&quot;&quot;&quot;; &quot;);&quot;)" office:value-type="string" office:string-value="INSERT INTO DB_ESPERANCA_VIVA.DESPESAS_MEDICAS VALUES (119,657,&quot;MEDICAÇÃO&quot;,2937.1,&quot;2024/02/07&quot;);" calcext:value-type="string">
            <text:p>INSERT INTO DB_ESPERANCA_VIVA.DESPESAS_MEDICAS VALUES (119,657,"MEDICAÇÃO",2937.1,"2024/02/07");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20.49</text:p>
          </table:table-cell>
          <table:table-cell office:value-type="string" calcext:value-type="string">
            <text:p>2023/10/19</text:p>
          </table:table-cell>
          <table:table-cell table:formula="of:=CONCATENATE(&quot;INSERT INTO DB_ESPERANCA_VIVA.DESPESAS_MEDICAS VALUES (&quot; ;[.A121]; &quot;,&quot; ;[.B121]; &quot;,&quot; ;&quot;&quot;&quot;&quot;; ;[.C121]; ;&quot;&quot;&quot;&quot;; &quot;,&quot; ;[.D121]; &quot;,&quot; ;&quot;&quot;&quot;&quot;; ;[.E121]; ;&quot;&quot;&quot;&quot;; &quot;);&quot;)" office:value-type="string" office:string-value="INSERT INTO DB_ESPERANCA_VIVA.DESPESAS_MEDICAS VALUES (120,734,&quot;MEDICAÇÃO&quot;,4820.49,&quot;2023/10/19&quot;);" calcext:value-type="string">
            <text:p>INSERT INTO DB_ESPERANCA_VIVA.DESPESAS_MEDICAS VALUES (120,734,"MEDICAÇÃO",4820.49,"2023/10/19");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69.29</text:p>
          </table:table-cell>
          <table:table-cell office:value-type="string" calcext:value-type="string">
            <text:p>2019/01/16</text:p>
          </table:table-cell>
          <table:table-cell table:formula="of:=CONCATENATE(&quot;INSERT INTO DB_ESPERANCA_VIVA.DESPESAS_MEDICAS VALUES (&quot; ;[.A122]; &quot;,&quot; ;[.B122]; &quot;,&quot; ;&quot;&quot;&quot;&quot;; ;[.C122]; ;&quot;&quot;&quot;&quot;; &quot;,&quot; ;[.D122]; &quot;,&quot; ;&quot;&quot;&quot;&quot;; ;[.E122]; ;&quot;&quot;&quot;&quot;; &quot;);&quot;)" office:value-type="string" office:string-value="INSERT INTO DB_ESPERANCA_VIVA.DESPESAS_MEDICAS VALUES (121,6,&quot;MEDICAÇÃO&quot;,3769.29,&quot;2019/01/16&quot;);" calcext:value-type="string">
            <text:p>INSERT INTO DB_ESPERANCA_VIVA.DESPESAS_MEDICAS VALUES (121,6,"MEDICAÇÃO",3769.29,"2019/01/16");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1.22</text:p>
          </table:table-cell>
          <table:table-cell office:value-type="string" calcext:value-type="string">
            <text:p>2017/04/22</text:p>
          </table:table-cell>
          <table:table-cell table:formula="of:=CONCATENATE(&quot;INSERT INTO DB_ESPERANCA_VIVA.DESPESAS_MEDICAS VALUES (&quot; ;[.A123]; &quot;,&quot; ;[.B123]; &quot;,&quot; ;&quot;&quot;&quot;&quot;; ;[.C123]; ;&quot;&quot;&quot;&quot;; &quot;,&quot; ;[.D123]; &quot;,&quot; ;&quot;&quot;&quot;&quot;; ;[.E123]; ;&quot;&quot;&quot;&quot;; &quot;);&quot;)" office:value-type="string" office:string-value="INSERT INTO DB_ESPERANCA_VIVA.DESPESAS_MEDICAS VALUES (122,16,&quot;MEDICAÇÃO&quot;,2021.22,&quot;2017/04/22&quot;);" calcext:value-type="string">
            <text:p>INSERT INTO DB_ESPERANCA_VIVA.DESPESAS_MEDICAS VALUES (122,16,"MEDICAÇÃO",2021.22,"2017/04/22");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69.86</text:p>
          </table:table-cell>
          <table:table-cell office:value-type="string" calcext:value-type="string">
            <text:p>2022/03/22</text:p>
          </table:table-cell>
          <table:table-cell table:formula="of:=CONCATENATE(&quot;INSERT INTO DB_ESPERANCA_VIVA.DESPESAS_MEDICAS VALUES (&quot; ;[.A124]; &quot;,&quot; ;[.B124]; &quot;,&quot; ;&quot;&quot;&quot;&quot;; ;[.C124]; ;&quot;&quot;&quot;&quot;; &quot;,&quot; ;[.D124]; &quot;,&quot; ;&quot;&quot;&quot;&quot;; ;[.E124]; ;&quot;&quot;&quot;&quot;; &quot;);&quot;)" office:value-type="string" office:string-value="INSERT INTO DB_ESPERANCA_VIVA.DESPESAS_MEDICAS VALUES (123,30,&quot;MEDICAÇÃO&quot;,2269.86,&quot;2022/03/22&quot;);" calcext:value-type="string">
            <text:p>INSERT INTO DB_ESPERANCA_VIVA.DESPESAS_MEDICAS VALUES (123,30,"MEDICAÇÃO",2269.86,"2022/03/22");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66.25</text:p>
          </table:table-cell>
          <table:table-cell office:value-type="string" calcext:value-type="string">
            <text:p>2022/02/06</text:p>
          </table:table-cell>
          <table:table-cell table:formula="of:=CONCATENATE(&quot;INSERT INTO DB_ESPERANCA_VIVA.DESPESAS_MEDICAS VALUES (&quot; ;[.A125]; &quot;,&quot; ;[.B125]; &quot;,&quot; ;&quot;&quot;&quot;&quot;; ;[.C125]; ;&quot;&quot;&quot;&quot;; &quot;,&quot; ;[.D125]; &quot;,&quot; ;&quot;&quot;&quot;&quot;; ;[.E125]; ;&quot;&quot;&quot;&quot;; &quot;);&quot;)" office:value-type="string" office:string-value="INSERT INTO DB_ESPERANCA_VIVA.DESPESAS_MEDICAS VALUES (124,117,&quot;MEDICAÇÃO&quot;,566.25,&quot;2022/02/06&quot;);" calcext:value-type="string">
            <text:p>INSERT INTO DB_ESPERANCA_VIVA.DESPESAS_MEDICAS VALUES (124,117,"MEDICAÇÃO",566.25,"2022/02/06");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8.5</text:p>
          </table:table-cell>
          <table:table-cell office:value-type="string" calcext:value-type="string">
            <text:p>2017/03/11</text:p>
          </table:table-cell>
          <table:table-cell table:formula="of:=CONCATENATE(&quot;INSERT INTO DB_ESPERANCA_VIVA.DESPESAS_MEDICAS VALUES (&quot; ;[.A126]; &quot;,&quot; ;[.B126]; &quot;,&quot; ;&quot;&quot;&quot;&quot;; ;[.C126]; ;&quot;&quot;&quot;&quot;; &quot;,&quot; ;[.D126]; &quot;,&quot; ;&quot;&quot;&quot;&quot;; ;[.E126]; ;&quot;&quot;&quot;&quot;; &quot;);&quot;)" office:value-type="string" office:string-value="INSERT INTO DB_ESPERANCA_VIVA.DESPESAS_MEDICAS VALUES (125,256,&quot;MEDICAÇÃO&quot;,3718.5,&quot;2017/03/11&quot;);" calcext:value-type="string">
            <text:p>INSERT INTO DB_ESPERANCA_VIVA.DESPESAS_MEDICAS VALUES (125,256,"MEDICAÇÃO",3718.5,"2017/03/11");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24.66</text:p>
          </table:table-cell>
          <table:table-cell office:value-type="string" calcext:value-type="string">
            <text:p>2019/05/31</text:p>
          </table:table-cell>
          <table:table-cell table:formula="of:=CONCATENATE(&quot;INSERT INTO DB_ESPERANCA_VIVA.DESPESAS_MEDICAS VALUES (&quot; ;[.A127]; &quot;,&quot; ;[.B127]; &quot;,&quot; ;&quot;&quot;&quot;&quot;; ;[.C127]; ;&quot;&quot;&quot;&quot;; &quot;,&quot; ;[.D127]; &quot;,&quot; ;&quot;&quot;&quot;&quot;; ;[.E127]; ;&quot;&quot;&quot;&quot;; &quot;);&quot;)" office:value-type="string" office:string-value="INSERT INTO DB_ESPERANCA_VIVA.DESPESAS_MEDICAS VALUES (126,311,&quot;MEDICAÇÃO&quot;,3024.66,&quot;2019/05/31&quot;);" calcext:value-type="string">
            <text:p>INSERT INTO DB_ESPERANCA_VIVA.DESPESAS_MEDICAS VALUES (126,311,"MEDICAÇÃO",3024.66,"2019/05/31");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14.29</text:p>
          </table:table-cell>
          <table:table-cell office:value-type="string" calcext:value-type="string">
            <text:p>2019/05/17</text:p>
          </table:table-cell>
          <table:table-cell table:formula="of:=CONCATENATE(&quot;INSERT INTO DB_ESPERANCA_VIVA.DESPESAS_MEDICAS VALUES (&quot; ;[.A128]; &quot;,&quot; ;[.B128]; &quot;,&quot; ;&quot;&quot;&quot;&quot;; ;[.C128]; ;&quot;&quot;&quot;&quot;; &quot;,&quot; ;[.D128]; &quot;,&quot; ;&quot;&quot;&quot;&quot;; ;[.E128]; ;&quot;&quot;&quot;&quot;; &quot;);&quot;)" office:value-type="string" office:string-value="INSERT INTO DB_ESPERANCA_VIVA.DESPESAS_MEDICAS VALUES (127,518,&quot;MEDICAÇÃO&quot;,3914.29,&quot;2019/05/17&quot;);" calcext:value-type="string">
            <text:p>INSERT INTO DB_ESPERANCA_VIVA.DESPESAS_MEDICAS VALUES (127,518,"MEDICAÇÃO",3914.29,"2019/05/17");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08.76</text:p>
          </table:table-cell>
          <table:table-cell office:value-type="string" calcext:value-type="string">
            <text:p>2020/11/21</text:p>
          </table:table-cell>
          <table:table-cell table:formula="of:=CONCATENATE(&quot;INSERT INTO DB_ESPERANCA_VIVA.DESPESAS_MEDICAS VALUES (&quot; ;[.A129]; &quot;,&quot; ;[.B129]; &quot;,&quot; ;&quot;&quot;&quot;&quot;; ;[.C129]; ;&quot;&quot;&quot;&quot;; &quot;,&quot; ;[.D129]; &quot;,&quot; ;&quot;&quot;&quot;&quot;; ;[.E129]; ;&quot;&quot;&quot;&quot;; &quot;);&quot;)" office:value-type="string" office:string-value="INSERT INTO DB_ESPERANCA_VIVA.DESPESAS_MEDICAS VALUES (128,575,&quot;MEDICAÇÃO&quot;,2008.76,&quot;2020/11/21&quot;);" calcext:value-type="string">
            <text:p>INSERT INTO DB_ESPERANCA_VIVA.DESPESAS_MEDICAS VALUES (128,575,"MEDICAÇÃO",2008.76,"2020/11/21");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13.62</text:p>
          </table:table-cell>
          <table:table-cell office:value-type="string" calcext:value-type="string">
            <text:p>2022/10/09</text:p>
          </table:table-cell>
          <table:table-cell table:formula="of:=CONCATENATE(&quot;INSERT INTO DB_ESPERANCA_VIVA.DESPESAS_MEDICAS VALUES (&quot; ;[.A130]; &quot;,&quot; ;[.B130]; &quot;,&quot; ;&quot;&quot;&quot;&quot;; ;[.C130]; ;&quot;&quot;&quot;&quot;; &quot;,&quot; ;[.D130]; &quot;,&quot; ;&quot;&quot;&quot;&quot;; ;[.E130]; ;&quot;&quot;&quot;&quot;; &quot;);&quot;)" office:value-type="string" office:string-value="INSERT INTO DB_ESPERANCA_VIVA.DESPESAS_MEDICAS VALUES (129,584,&quot;MEDICAÇÃO&quot;,4313.62,&quot;2022/10/09&quot;);" calcext:value-type="string">
            <text:p>INSERT INTO DB_ESPERANCA_VIVA.DESPESAS_MEDICAS VALUES (129,584,"MEDICAÇÃO",4313.62,"2022/10/09");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36.84</text:p>
          </table:table-cell>
          <table:table-cell office:value-type="string" calcext:value-type="string">
            <text:p>2023/06/14</text:p>
          </table:table-cell>
          <table:table-cell table:formula="of:=CONCATENATE(&quot;INSERT INTO DB_ESPERANCA_VIVA.DESPESAS_MEDICAS VALUES (&quot; ;[.A131]; &quot;,&quot; ;[.B131]; &quot;,&quot; ;&quot;&quot;&quot;&quot;; ;[.C131]; ;&quot;&quot;&quot;&quot;; &quot;,&quot; ;[.D131]; &quot;,&quot; ;&quot;&quot;&quot;&quot;; ;[.E131]; ;&quot;&quot;&quot;&quot;; &quot;);&quot;)" office:value-type="string" office:string-value="INSERT INTO DB_ESPERANCA_VIVA.DESPESAS_MEDICAS VALUES (130,650,&quot;MEDICAÇÃO&quot;,2036.84,&quot;2023/06/14&quot;);" calcext:value-type="string">
            <text:p>INSERT INTO DB_ESPERANCA_VIVA.DESPESAS_MEDICAS VALUES (130,650,"MEDICAÇÃO",2036.84,"2023/06/14");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1.14</text:p>
          </table:table-cell>
          <table:table-cell office:value-type="string" calcext:value-type="string">
            <text:p>2022/04/29</text:p>
          </table:table-cell>
          <table:table-cell table:formula="of:=CONCATENATE(&quot;INSERT INTO DB_ESPERANCA_VIVA.DESPESAS_MEDICAS VALUES (&quot; ;[.A132]; &quot;,&quot; ;[.B132]; &quot;,&quot; ;&quot;&quot;&quot;&quot;; ;[.C132]; ;&quot;&quot;&quot;&quot;; &quot;,&quot; ;[.D132]; &quot;,&quot; ;&quot;&quot;&quot;&quot;; ;[.E132]; ;&quot;&quot;&quot;&quot;; &quot;);&quot;)" office:value-type="string" office:string-value="INSERT INTO DB_ESPERANCA_VIVA.DESPESAS_MEDICAS VALUES (131,149,&quot;MEDICAÇÃO&quot;,3081.14,&quot;2022/04/29&quot;);" calcext:value-type="string">
            <text:p>INSERT INTO DB_ESPERANCA_VIVA.DESPESAS_MEDICAS VALUES (131,149,"MEDICAÇÃO",3081.14,"2022/04/29");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04.78</text:p>
          </table:table-cell>
          <table:table-cell office:value-type="string" calcext:value-type="string">
            <text:p>2023/12/23</text:p>
          </table:table-cell>
          <table:table-cell table:formula="of:=CONCATENATE(&quot;INSERT INTO DB_ESPERANCA_VIVA.DESPESAS_MEDICAS VALUES (&quot; ;[.A133]; &quot;,&quot; ;[.B133]; &quot;,&quot; ;&quot;&quot;&quot;&quot;; ;[.C133]; ;&quot;&quot;&quot;&quot;; &quot;,&quot; ;[.D133]; &quot;,&quot; ;&quot;&quot;&quot;&quot;; ;[.E133]; ;&quot;&quot;&quot;&quot;; &quot;);&quot;)" office:value-type="string" office:string-value="INSERT INTO DB_ESPERANCA_VIVA.DESPESAS_MEDICAS VALUES (132,164,&quot;MEDICAÇÃO&quot;,2704.78,&quot;2023/12/23&quot;);" calcext:value-type="string">
            <text:p>INSERT INTO DB_ESPERANCA_VIVA.DESPESAS_MEDICAS VALUES (132,164,"MEDICAÇÃO",2704.78,"2023/12/23");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52.11</text:p>
          </table:table-cell>
          <table:table-cell office:value-type="string" calcext:value-type="string">
            <text:p>2022/04/11</text:p>
          </table:table-cell>
          <table:table-cell table:formula="of:=CONCATENATE(&quot;INSERT INTO DB_ESPERANCA_VIVA.DESPESAS_MEDICAS VALUES (&quot; ;[.A134]; &quot;,&quot; ;[.B134]; &quot;,&quot; ;&quot;&quot;&quot;&quot;; ;[.C134]; ;&quot;&quot;&quot;&quot;; &quot;,&quot; ;[.D134]; &quot;,&quot; ;&quot;&quot;&quot;&quot;; ;[.E134]; ;&quot;&quot;&quot;&quot;; &quot;);&quot;)" office:value-type="string" office:string-value="INSERT INTO DB_ESPERANCA_VIVA.DESPESAS_MEDICAS VALUES (133,171,&quot;MEDICAÇÃO&quot;,2652.11,&quot;2022/04/11&quot;);" calcext:value-type="string">
            <text:p>INSERT INTO DB_ESPERANCA_VIVA.DESPESAS_MEDICAS VALUES (133,171,"MEDICAÇÃO",2652.11,"2022/04/11");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1.48</text:p>
          </table:table-cell>
          <table:table-cell office:value-type="string" calcext:value-type="string">
            <text:p>2017/06/19</text:p>
          </table:table-cell>
          <table:table-cell table:formula="of:=CONCATENATE(&quot;INSERT INTO DB_ESPERANCA_VIVA.DESPESAS_MEDICAS VALUES (&quot; ;[.A135]; &quot;,&quot; ;[.B135]; &quot;,&quot; ;&quot;&quot;&quot;&quot;; ;[.C135]; ;&quot;&quot;&quot;&quot;; &quot;,&quot; ;[.D135]; &quot;,&quot; ;&quot;&quot;&quot;&quot;; ;[.E135]; ;&quot;&quot;&quot;&quot;; &quot;);&quot;)" office:value-type="string" office:string-value="INSERT INTO DB_ESPERANCA_VIVA.DESPESAS_MEDICAS VALUES (134,350,&quot;MEDICAÇÃO&quot;,821.48,&quot;2017/06/19&quot;);" calcext:value-type="string">
            <text:p>INSERT INTO DB_ESPERANCA_VIVA.DESPESAS_MEDICAS VALUES (134,350,"MEDICAÇÃO",821.48,"2017/06/19");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8.39</text:p>
          </table:table-cell>
          <table:table-cell office:value-type="string" calcext:value-type="string">
            <text:p>2022/05/25</text:p>
          </table:table-cell>
          <table:table-cell table:formula="of:=CONCATENATE(&quot;INSERT INTO DB_ESPERANCA_VIVA.DESPESAS_MEDICAS VALUES (&quot; ;[.A136]; &quot;,&quot; ;[.B136]; &quot;,&quot; ;&quot;&quot;&quot;&quot;; ;[.C136]; ;&quot;&quot;&quot;&quot;; &quot;,&quot; ;[.D136]; &quot;,&quot; ;&quot;&quot;&quot;&quot;; ;[.E136]; ;&quot;&quot;&quot;&quot;; &quot;);&quot;)" office:value-type="string" office:string-value="INSERT INTO DB_ESPERANCA_VIVA.DESPESAS_MEDICAS VALUES (135,463,&quot;MEDICAÇÃO&quot;,2028.39,&quot;2022/05/25&quot;);" calcext:value-type="string">
            <text:p>INSERT INTO DB_ESPERANCA_VIVA.DESPESAS_MEDICAS VALUES (135,463,"MEDICAÇÃO",2028.39,"2022/05/25");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30.68</text:p>
          </table:table-cell>
          <table:table-cell office:value-type="string" calcext:value-type="string">
            <text:p>2019/12/03</text:p>
          </table:table-cell>
          <table:table-cell table:formula="of:=CONCATENATE(&quot;INSERT INTO DB_ESPERANCA_VIVA.DESPESAS_MEDICAS VALUES (&quot; ;[.A137]; &quot;,&quot; ;[.B137]; &quot;,&quot; ;&quot;&quot;&quot;&quot;; ;[.C137]; ;&quot;&quot;&quot;&quot;; &quot;,&quot; ;[.D137]; &quot;,&quot; ;&quot;&quot;&quot;&quot;; ;[.E137]; ;&quot;&quot;&quot;&quot;; &quot;);&quot;)" office:value-type="string" office:string-value="INSERT INTO DB_ESPERANCA_VIVA.DESPESAS_MEDICAS VALUES (136,504,&quot;MEDICAÇÃO&quot;,3030.68,&quot;2019/12/03&quot;);" calcext:value-type="string">
            <text:p>INSERT INTO DB_ESPERANCA_VIVA.DESPESAS_MEDICAS VALUES (136,504,"MEDICAÇÃO",3030.68,"2019/12/03");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08.85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138]; &quot;,&quot; ;[.B138]; &quot;,&quot; ;&quot;&quot;&quot;&quot;; ;[.C138]; ;&quot;&quot;&quot;&quot;; &quot;,&quot; ;[.D138]; &quot;,&quot; ;&quot;&quot;&quot;&quot;; ;[.E138]; ;&quot;&quot;&quot;&quot;; &quot;);&quot;)" office:value-type="string" office:string-value="INSERT INTO DB_ESPERANCA_VIVA.DESPESAS_MEDICAS VALUES (137,516,&quot;MEDICAÇÃO&quot;,1708.85,&quot;2024/04/29&quot;);" calcext:value-type="string">
            <text:p>INSERT INTO DB_ESPERANCA_VIVA.DESPESAS_MEDICAS VALUES (137,516,"MEDICAÇÃO",1708.85,"2024/04/29");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57.49</text:p>
          </table:table-cell>
          <table:table-cell office:value-type="string" calcext:value-type="string">
            <text:p>2023/03/20</text:p>
          </table:table-cell>
          <table:table-cell table:formula="of:=CONCATENATE(&quot;INSERT INTO DB_ESPERANCA_VIVA.DESPESAS_MEDICAS VALUES (&quot; ;[.A139]; &quot;,&quot; ;[.B139]; &quot;,&quot; ;&quot;&quot;&quot;&quot;; ;[.C139]; ;&quot;&quot;&quot;&quot;; &quot;,&quot; ;[.D139]; &quot;,&quot; ;&quot;&quot;&quot;&quot;; ;[.E139]; ;&quot;&quot;&quot;&quot;; &quot;);&quot;)" office:value-type="string" office:string-value="INSERT INTO DB_ESPERANCA_VIVA.DESPESAS_MEDICAS VALUES (138,552,&quot;MEDICAÇÃO&quot;,3657.49,&quot;2023/03/20&quot;);" calcext:value-type="string">
            <text:p>INSERT INTO DB_ESPERANCA_VIVA.DESPESAS_MEDICAS VALUES (138,552,"MEDICAÇÃO",3657.49,"2023/03/20");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2.82</text:p>
          </table:table-cell>
          <table:table-cell office:value-type="string" calcext:value-type="string">
            <text:p>2023/09/21</text:p>
          </table:table-cell>
          <table:table-cell table:formula="of:=CONCATENATE(&quot;INSERT INTO DB_ESPERANCA_VIVA.DESPESAS_MEDICAS VALUES (&quot; ;[.A140]; &quot;,&quot; ;[.B140]; &quot;,&quot; ;&quot;&quot;&quot;&quot;; ;[.C140]; ;&quot;&quot;&quot;&quot;; &quot;,&quot; ;[.D140]; &quot;,&quot; ;&quot;&quot;&quot;&quot;; ;[.E140]; ;&quot;&quot;&quot;&quot;; &quot;);&quot;)" office:value-type="string" office:string-value="INSERT INTO DB_ESPERANCA_VIVA.DESPESAS_MEDICAS VALUES (139,572,&quot;MEDICAÇÃO&quot;,2022.82,&quot;2023/09/21&quot;);" calcext:value-type="string">
            <text:p>INSERT INTO DB_ESPERANCA_VIVA.DESPESAS_MEDICAS VALUES (139,572,"MEDICAÇÃO",2022.82,"2023/09/21");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00.59</text:p>
          </table:table-cell>
          <table:table-cell office:value-type="string" calcext:value-type="string">
            <text:p>2017/12/12</text:p>
          </table:table-cell>
          <table:table-cell table:formula="of:=CONCATENATE(&quot;INSERT INTO DB_ESPERANCA_VIVA.DESPESAS_MEDICAS VALUES (&quot; ;[.A141]; &quot;,&quot; ;[.B141]; &quot;,&quot; ;&quot;&quot;&quot;&quot;; ;[.C141]; ;&quot;&quot;&quot;&quot;; &quot;,&quot; ;[.D141]; &quot;,&quot; ;&quot;&quot;&quot;&quot;; ;[.E141]; ;&quot;&quot;&quot;&quot;; &quot;);&quot;)" office:value-type="string" office:string-value="INSERT INTO DB_ESPERANCA_VIVA.DESPESAS_MEDICAS VALUES (140,691,&quot;MEDICAÇÃO&quot;,1500.59,&quot;2017/12/12&quot;);" calcext:value-type="string">
            <text:p>INSERT INTO DB_ESPERANCA_VIVA.DESPESAS_MEDICAS VALUES (140,691,"MEDICAÇÃO",1500.59,"2017/12/12");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87.95</text:p>
          </table:table-cell>
          <table:table-cell office:value-type="string" calcext:value-type="string">
            <text:p>2017/06/02</text:p>
          </table:table-cell>
          <table:table-cell table:formula="of:=CONCATENATE(&quot;INSERT INTO DB_ESPERANCA_VIVA.DESPESAS_MEDICAS VALUES (&quot; ;[.A142]; &quot;,&quot; ;[.B142]; &quot;,&quot; ;&quot;&quot;&quot;&quot;; ;[.C142]; ;&quot;&quot;&quot;&quot;; &quot;,&quot; ;[.D142]; &quot;,&quot; ;&quot;&quot;&quot;&quot;; ;[.E142]; ;&quot;&quot;&quot;&quot;; &quot;);&quot;)" office:value-type="string" office:string-value="INSERT INTO DB_ESPERANCA_VIVA.DESPESAS_MEDICAS VALUES (141,23,&quot;MEDICAÇÃO&quot;,4887.95,&quot;2017/06/02&quot;);" calcext:value-type="string">
            <text:p>INSERT INTO DB_ESPERANCA_VIVA.DESPESAS_MEDICAS VALUES (141,23,"MEDICAÇÃO",4887.95,"2017/06/02");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31.78</text:p>
          </table:table-cell>
          <table:table-cell office:value-type="string" calcext:value-type="string">
            <text:p>2021/11/13</text:p>
          </table:table-cell>
          <table:table-cell table:formula="of:=CONCATENATE(&quot;INSERT INTO DB_ESPERANCA_VIVA.DESPESAS_MEDICAS VALUES (&quot; ;[.A143]; &quot;,&quot; ;[.B143]; &quot;,&quot; ;&quot;&quot;&quot;&quot;; ;[.C143]; ;&quot;&quot;&quot;&quot;; &quot;,&quot; ;[.D143]; &quot;,&quot; ;&quot;&quot;&quot;&quot;; ;[.E143]; ;&quot;&quot;&quot;&quot;; &quot;);&quot;)" office:value-type="string" office:string-value="INSERT INTO DB_ESPERANCA_VIVA.DESPESAS_MEDICAS VALUES (142,115,&quot;MEDICAÇÃO&quot;,3331.78,&quot;2021/11/13&quot;);" calcext:value-type="string">
            <text:p>INSERT INTO DB_ESPERANCA_VIVA.DESPESAS_MEDICAS VALUES (142,115,"MEDICAÇÃO",3331.78,"2021/11/13");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77.3</text:p>
          </table:table-cell>
          <table:table-cell office:value-type="string" calcext:value-type="string">
            <text:p>2020/03/15</text:p>
          </table:table-cell>
          <table:table-cell table:formula="of:=CONCATENATE(&quot;INSERT INTO DB_ESPERANCA_VIVA.DESPESAS_MEDICAS VALUES (&quot; ;[.A144]; &quot;,&quot; ;[.B144]; &quot;,&quot; ;&quot;&quot;&quot;&quot;; ;[.C144]; ;&quot;&quot;&quot;&quot;; &quot;,&quot; ;[.D144]; &quot;,&quot; ;&quot;&quot;&quot;&quot;; ;[.E144]; ;&quot;&quot;&quot;&quot;; &quot;);&quot;)" office:value-type="string" office:string-value="INSERT INTO DB_ESPERANCA_VIVA.DESPESAS_MEDICAS VALUES (143,283,&quot;MEDICAÇÃO&quot;,1077.3,&quot;2020/03/15&quot;);" calcext:value-type="string">
            <text:p>INSERT INTO DB_ESPERANCA_VIVA.DESPESAS_MEDICAS VALUES (143,283,"MEDICAÇÃO",1077.3,"2020/03/15");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63.15</text:p>
          </table:table-cell>
          <table:table-cell office:value-type="string" calcext:value-type="string">
            <text:p>2022/11/14</text:p>
          </table:table-cell>
          <table:table-cell table:formula="of:=CONCATENATE(&quot;INSERT INTO DB_ESPERANCA_VIVA.DESPESAS_MEDICAS VALUES (&quot; ;[.A145]; &quot;,&quot; ;[.B145]; &quot;,&quot; ;&quot;&quot;&quot;&quot;; ;[.C145]; ;&quot;&quot;&quot;&quot;; &quot;,&quot; ;[.D145]; &quot;,&quot; ;&quot;&quot;&quot;&quot;; ;[.E145]; ;&quot;&quot;&quot;&quot;; &quot;);&quot;)" office:value-type="string" office:string-value="INSERT INTO DB_ESPERANCA_VIVA.DESPESAS_MEDICAS VALUES (144,414,&quot;MEDICAÇÃO&quot;,4663.15,&quot;2022/11/14&quot;);" calcext:value-type="string">
            <text:p>INSERT INTO DB_ESPERANCA_VIVA.DESPESAS_MEDICAS VALUES (144,414,"MEDICAÇÃO",4663.15,"2022/11/14");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68.57</text:p>
          </table:table-cell>
          <table:table-cell office:value-type="string" calcext:value-type="string">
            <text:p>2023/01/06</text:p>
          </table:table-cell>
          <table:table-cell table:formula="of:=CONCATENATE(&quot;INSERT INTO DB_ESPERANCA_VIVA.DESPESAS_MEDICAS VALUES (&quot; ;[.A146]; &quot;,&quot; ;[.B146]; &quot;,&quot; ;&quot;&quot;&quot;&quot;; ;[.C146]; ;&quot;&quot;&quot;&quot;; &quot;,&quot; ;[.D146]; &quot;,&quot; ;&quot;&quot;&quot;&quot;; ;[.E146]; ;&quot;&quot;&quot;&quot;; &quot;);&quot;)" office:value-type="string" office:string-value="INSERT INTO DB_ESPERANCA_VIVA.DESPESAS_MEDICAS VALUES (145,429,&quot;MEDICAÇÃO&quot;,4468.57,&quot;2023/01/06&quot;);" calcext:value-type="string">
            <text:p>INSERT INTO DB_ESPERANCA_VIVA.DESPESAS_MEDICAS VALUES (145,429,"MEDICAÇÃO",4468.57,"2023/01/06");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78.51</text:p>
          </table:table-cell>
          <table:table-cell office:value-type="string" calcext:value-type="string">
            <text:p>2023/05/01</text:p>
          </table:table-cell>
          <table:table-cell table:formula="of:=CONCATENATE(&quot;INSERT INTO DB_ESPERANCA_VIVA.DESPESAS_MEDICAS VALUES (&quot; ;[.A147]; &quot;,&quot; ;[.B147]; &quot;,&quot; ;&quot;&quot;&quot;&quot;; ;[.C147]; ;&quot;&quot;&quot;&quot;; &quot;,&quot; ;[.D147]; &quot;,&quot; ;&quot;&quot;&quot;&quot;; ;[.E147]; ;&quot;&quot;&quot;&quot;; &quot;);&quot;)" office:value-type="string" office:string-value="INSERT INTO DB_ESPERANCA_VIVA.DESPESAS_MEDICAS VALUES (146,448,&quot;MEDICAÇÃO&quot;,2378.51,&quot;2023/05/01&quot;);" calcext:value-type="string">
            <text:p>INSERT INTO DB_ESPERANCA_VIVA.DESPESAS_MEDICAS VALUES (146,448,"MEDICAÇÃO",2378.51,"2023/05/01");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14.35</text:p>
          </table:table-cell>
          <table:table-cell office:value-type="string" calcext:value-type="string">
            <text:p>2023/01/08</text:p>
          </table:table-cell>
          <table:table-cell table:formula="of:=CONCATENATE(&quot;INSERT INTO DB_ESPERANCA_VIVA.DESPESAS_MEDICAS VALUES (&quot; ;[.A148]; &quot;,&quot; ;[.B148]; &quot;,&quot; ;&quot;&quot;&quot;&quot;; ;[.C148]; ;&quot;&quot;&quot;&quot;; &quot;,&quot; ;[.D148]; &quot;,&quot; ;&quot;&quot;&quot;&quot;; ;[.E148]; ;&quot;&quot;&quot;&quot;; &quot;);&quot;)" office:value-type="string" office:string-value="INSERT INTO DB_ESPERANCA_VIVA.DESPESAS_MEDICAS VALUES (147,464,&quot;MEDICAÇÃO&quot;,2314.35,&quot;2023/01/08&quot;);" calcext:value-type="string">
            <text:p>INSERT INTO DB_ESPERANCA_VIVA.DESPESAS_MEDICAS VALUES (147,464,"MEDICAÇÃO",2314.35,"2023/01/08");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98.9</text:p>
          </table:table-cell>
          <table:table-cell office:value-type="string" calcext:value-type="string">
            <text:p>2022/01/20</text:p>
          </table:table-cell>
          <table:table-cell table:formula="of:=CONCATENATE(&quot;INSERT INTO DB_ESPERANCA_VIVA.DESPESAS_MEDICAS VALUES (&quot; ;[.A149]; &quot;,&quot; ;[.B149]; &quot;,&quot; ;&quot;&quot;&quot;&quot;; ;[.C149]; ;&quot;&quot;&quot;&quot;; &quot;,&quot; ;[.D149]; &quot;,&quot; ;&quot;&quot;&quot;&quot;; ;[.E149]; ;&quot;&quot;&quot;&quot;; &quot;);&quot;)" office:value-type="string" office:string-value="INSERT INTO DB_ESPERANCA_VIVA.DESPESAS_MEDICAS VALUES (148,525,&quot;MEDICAÇÃO&quot;,4898.9,&quot;2022/01/20&quot;);" calcext:value-type="string">
            <text:p>INSERT INTO DB_ESPERANCA_VIVA.DESPESAS_MEDICAS VALUES (148,525,"MEDICAÇÃO",4898.9,"2022/01/20");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67.64</text:p>
          </table:table-cell>
          <table:table-cell office:value-type="string" calcext:value-type="string">
            <text:p>2016/06/19</text:p>
          </table:table-cell>
          <table:table-cell table:formula="of:=CONCATENATE(&quot;INSERT INTO DB_ESPERANCA_VIVA.DESPESAS_MEDICAS VALUES (&quot; ;[.A150]; &quot;,&quot; ;[.B150]; &quot;,&quot; ;&quot;&quot;&quot;&quot;; ;[.C150]; ;&quot;&quot;&quot;&quot;; &quot;,&quot; ;[.D150]; &quot;,&quot; ;&quot;&quot;&quot;&quot;; ;[.E150]; ;&quot;&quot;&quot;&quot;; &quot;);&quot;)" office:value-type="string" office:string-value="INSERT INTO DB_ESPERANCA_VIVA.DESPESAS_MEDICAS VALUES (149,596,&quot;MEDICAÇÃO&quot;,1867.64,&quot;2016/06/19&quot;);" calcext:value-type="string">
            <text:p>INSERT INTO DB_ESPERANCA_VIVA.DESPESAS_MEDICAS VALUES (149,596,"MEDICAÇÃO",1867.64,"2016/06/19");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0.18</text:p>
          </table:table-cell>
          <table:table-cell office:value-type="string" calcext:value-type="string">
            <text:p>2022/05/16</text:p>
          </table:table-cell>
          <table:table-cell table:formula="of:=CONCATENATE(&quot;INSERT INTO DB_ESPERANCA_VIVA.DESPESAS_MEDICAS VALUES (&quot; ;[.A151]; &quot;,&quot; ;[.B151]; &quot;,&quot; ;&quot;&quot;&quot;&quot;; ;[.C151]; ;&quot;&quot;&quot;&quot;; &quot;,&quot; ;[.D151]; &quot;,&quot; ;&quot;&quot;&quot;&quot;; ;[.E151]; ;&quot;&quot;&quot;&quot;; &quot;);&quot;)" office:value-type="string" office:string-value="INSERT INTO DB_ESPERANCA_VIVA.DESPESAS_MEDICAS VALUES (150,613,&quot;MEDICAÇÃO&quot;,2330.18,&quot;2022/05/16&quot;);" calcext:value-type="string">
            <text:p>INSERT INTO DB_ESPERANCA_VIVA.DESPESAS_MEDICAS VALUES (150,613,"MEDICAÇÃO",2330.18,"2022/05/16");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09.51</text:p>
          </table:table-cell>
          <table:table-cell office:value-type="string" calcext:value-type="string">
            <text:p>2023/02/08</text:p>
          </table:table-cell>
          <table:table-cell table:formula="of:=CONCATENATE(&quot;INSERT INTO DB_ESPERANCA_VIVA.DESPESAS_MEDICAS VALUES (&quot; ;[.A152]; &quot;,&quot; ;[.B152]; &quot;,&quot; ;&quot;&quot;&quot;&quot;; ;[.C152]; ;&quot;&quot;&quot;&quot;; &quot;,&quot; ;[.D152]; &quot;,&quot; ;&quot;&quot;&quot;&quot;; ;[.E152]; ;&quot;&quot;&quot;&quot;; &quot;);&quot;)" office:value-type="string" office:string-value="INSERT INTO DB_ESPERANCA_VIVA.DESPESAS_MEDICAS VALUES (151,82,&quot;MEDICAÇÃO&quot;,4009.51,&quot;2023/02/08&quot;);" calcext:value-type="string">
            <text:p>INSERT INTO DB_ESPERANCA_VIVA.DESPESAS_MEDICAS VALUES (151,82,"MEDICAÇÃO",4009.51,"2023/02/08");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84.27</text:p>
          </table:table-cell>
          <table:table-cell office:value-type="string" calcext:value-type="string">
            <text:p>2018/11/17</text:p>
          </table:table-cell>
          <table:table-cell table:formula="of:=CONCATENATE(&quot;INSERT INTO DB_ESPERANCA_VIVA.DESPESAS_MEDICAS VALUES (&quot; ;[.A153]; &quot;,&quot; ;[.B153]; &quot;,&quot; ;&quot;&quot;&quot;&quot;; ;[.C153]; ;&quot;&quot;&quot;&quot;; &quot;,&quot; ;[.D153]; &quot;,&quot; ;&quot;&quot;&quot;&quot;; ;[.E153]; ;&quot;&quot;&quot;&quot;; &quot;);&quot;)" office:value-type="string" office:string-value="INSERT INTO DB_ESPERANCA_VIVA.DESPESAS_MEDICAS VALUES (152,88,&quot;MEDICAÇÃO&quot;,1584.27,&quot;2018/11/17&quot;);" calcext:value-type="string">
            <text:p>INSERT INTO DB_ESPERANCA_VIVA.DESPESAS_MEDICAS VALUES (152,88,"MEDICAÇÃO",1584.27,"2018/11/17");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15.91</text:p>
          </table:table-cell>
          <table:table-cell office:value-type="string" calcext:value-type="string">
            <text:p>2021/07/23</text:p>
          </table:table-cell>
          <table:table-cell table:formula="of:=CONCATENATE(&quot;INSERT INTO DB_ESPERANCA_VIVA.DESPESAS_MEDICAS VALUES (&quot; ;[.A154]; &quot;,&quot; ;[.B154]; &quot;,&quot; ;&quot;&quot;&quot;&quot;; ;[.C154]; ;&quot;&quot;&quot;&quot;; &quot;,&quot; ;[.D154]; &quot;,&quot; ;&quot;&quot;&quot;&quot;; ;[.E154]; ;&quot;&quot;&quot;&quot;; &quot;);&quot;)" office:value-type="string" office:string-value="INSERT INTO DB_ESPERANCA_VIVA.DESPESAS_MEDICAS VALUES (153,132,&quot;MEDICAÇÃO&quot;,4915.91,&quot;2021/07/23&quot;);" calcext:value-type="string">
            <text:p>INSERT INTO DB_ESPERANCA_VIVA.DESPESAS_MEDICAS VALUES (153,132,"MEDICAÇÃO",4915.91,"2021/07/23");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19.77</text:p>
          </table:table-cell>
          <table:table-cell office:value-type="string" calcext:value-type="string">
            <text:p>2016/02/05</text:p>
          </table:table-cell>
          <table:table-cell table:formula="of:=CONCATENATE(&quot;INSERT INTO DB_ESPERANCA_VIVA.DESPESAS_MEDICAS VALUES (&quot; ;[.A155]; &quot;,&quot; ;[.B155]; &quot;,&quot; ;&quot;&quot;&quot;&quot;; ;[.C155]; ;&quot;&quot;&quot;&quot;; &quot;,&quot; ;[.D155]; &quot;,&quot; ;&quot;&quot;&quot;&quot;; ;[.E155]; ;&quot;&quot;&quot;&quot;; &quot;);&quot;)" office:value-type="string" office:string-value="INSERT INTO DB_ESPERANCA_VIVA.DESPESAS_MEDICAS VALUES (154,165,&quot;MEDICAÇÃO&quot;,4219.77,&quot;2016/02/05&quot;);" calcext:value-type="string">
            <text:p>INSERT INTO DB_ESPERANCA_VIVA.DESPESAS_MEDICAS VALUES (154,165,"MEDICAÇÃO",4219.77,"2016/02/05");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593.14</text:p>
          </table:table-cell>
          <table:table-cell office:value-type="string" calcext:value-type="string">
            <text:p>2017/04/29</text:p>
          </table:table-cell>
          <table:table-cell table:formula="of:=CONCATENATE(&quot;INSERT INTO DB_ESPERANCA_VIVA.DESPESAS_MEDICAS VALUES (&quot; ;[.A156]; &quot;,&quot; ;[.B156]; &quot;,&quot; ;&quot;&quot;&quot;&quot;; ;[.C156]; ;&quot;&quot;&quot;&quot;; &quot;,&quot; ;[.D156]; &quot;,&quot; ;&quot;&quot;&quot;&quot;; ;[.E156]; ;&quot;&quot;&quot;&quot;; &quot;);&quot;)" office:value-type="string" office:string-value="INSERT INTO DB_ESPERANCA_VIVA.DESPESAS_MEDICAS VALUES (155,394,&quot;MEDICAÇÃO&quot;,1593.14,&quot;2017/04/29&quot;);" calcext:value-type="string">
            <text:p>INSERT INTO DB_ESPERANCA_VIVA.DESPESAS_MEDICAS VALUES (155,394,"MEDICAÇÃO",1593.14,"2017/04/29");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07.31</text:p>
          </table:table-cell>
          <table:table-cell office:value-type="string" calcext:value-type="string">
            <text:p>2015/08/07</text:p>
          </table:table-cell>
          <table:table-cell table:formula="of:=CONCATENATE(&quot;INSERT INTO DB_ESPERANCA_VIVA.DESPESAS_MEDICAS VALUES (&quot; ;[.A157]; &quot;,&quot; ;[.B157]; &quot;,&quot; ;&quot;&quot;&quot;&quot;; ;[.C157]; ;&quot;&quot;&quot;&quot;; &quot;,&quot; ;[.D157]; &quot;,&quot; ;&quot;&quot;&quot;&quot;; ;[.E157]; ;&quot;&quot;&quot;&quot;; &quot;);&quot;)" office:value-type="string" office:string-value="INSERT INTO DB_ESPERANCA_VIVA.DESPESAS_MEDICAS VALUES (156,501,&quot;MEDICAÇÃO&quot;,3507.31,&quot;2015/08/07&quot;);" calcext:value-type="string">
            <text:p>INSERT INTO DB_ESPERANCA_VIVA.DESPESAS_MEDICAS VALUES (156,501,"MEDICAÇÃO",3507.31,"2015/08/07");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2021/08/26</text:p>
          </table:table-cell>
          <table:table-cell table:formula="of:=CONCATENATE(&quot;INSERT INTO DB_ESPERANCA_VIVA.DESPESAS_MEDICAS VALUES (&quot; ;[.A158]; &quot;,&quot; ;[.B158]; &quot;,&quot; ;&quot;&quot;&quot;&quot;; ;[.C158]; ;&quot;&quot;&quot;&quot;; &quot;,&quot; ;[.D158]; &quot;,&quot; ;&quot;&quot;&quot;&quot;; ;[.E158]; ;&quot;&quot;&quot;&quot;; &quot;);&quot;)" office:value-type="string" office:string-value="INSERT INTO DB_ESPERANCA_VIVA.DESPESAS_MEDICAS VALUES (157,594,&quot;MEDICAÇÃO&quot;,681.4,&quot;2021/08/26&quot;);" calcext:value-type="string">
            <text:p>INSERT INTO DB_ESPERANCA_VIVA.DESPESAS_MEDICAS VALUES (157,594,"MEDICAÇÃO",681.4,"2021/08/26");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45.33</text:p>
          </table:table-cell>
          <table:table-cell office:value-type="string" calcext:value-type="string">
            <text:p>2022/01/13</text:p>
          </table:table-cell>
          <table:table-cell table:formula="of:=CONCATENATE(&quot;INSERT INTO DB_ESPERANCA_VIVA.DESPESAS_MEDICAS VALUES (&quot; ;[.A159]; &quot;,&quot; ;[.B159]; &quot;,&quot; ;&quot;&quot;&quot;&quot;; ;[.C159]; ;&quot;&quot;&quot;&quot;; &quot;,&quot; ;[.D159]; &quot;,&quot; ;&quot;&quot;&quot;&quot;; ;[.E159]; ;&quot;&quot;&quot;&quot;; &quot;);&quot;)" office:value-type="string" office:string-value="INSERT INTO DB_ESPERANCA_VIVA.DESPESAS_MEDICAS VALUES (158,615,&quot;MEDICAÇÃO&quot;,4245.33,&quot;2022/01/13&quot;);" calcext:value-type="string">
            <text:p>INSERT INTO DB_ESPERANCA_VIVA.DESPESAS_MEDICAS VALUES (158,615,"MEDICAÇÃO",4245.33,"2022/01/13");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88.55</text:p>
          </table:table-cell>
          <table:table-cell office:value-type="string" calcext:value-type="string">
            <text:p>2023/04/08</text:p>
          </table:table-cell>
          <table:table-cell table:formula="of:=CONCATENATE(&quot;INSERT INTO DB_ESPERANCA_VIVA.DESPESAS_MEDICAS VALUES (&quot; ;[.A160]; &quot;,&quot; ;[.B160]; &quot;,&quot; ;&quot;&quot;&quot;&quot;; ;[.C160]; ;&quot;&quot;&quot;&quot;; &quot;,&quot; ;[.D160]; &quot;,&quot; ;&quot;&quot;&quot;&quot;; ;[.E160]; ;&quot;&quot;&quot;&quot;; &quot;);&quot;)" office:value-type="string" office:string-value="INSERT INTO DB_ESPERANCA_VIVA.DESPESAS_MEDICAS VALUES (159,638,&quot;MEDICAÇÃO&quot;,2588.55,&quot;2023/04/08&quot;);" calcext:value-type="string">
            <text:p>INSERT INTO DB_ESPERANCA_VIVA.DESPESAS_MEDICAS VALUES (159,638,"MEDICAÇÃO",2588.55,"2023/04/08");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4.95</text:p>
          </table:table-cell>
          <table:table-cell office:value-type="string" calcext:value-type="string">
            <text:p>2024/03/03</text:p>
          </table:table-cell>
          <table:table-cell table:formula="of:=CONCATENATE(&quot;INSERT INTO DB_ESPERANCA_VIVA.DESPESAS_MEDICAS VALUES (&quot; ;[.A161]; &quot;,&quot; ;[.B161]; &quot;,&quot; ;&quot;&quot;&quot;&quot;; ;[.C161]; ;&quot;&quot;&quot;&quot;; &quot;,&quot; ;[.D161]; &quot;,&quot; ;&quot;&quot;&quot;&quot;; ;[.E161]; ;&quot;&quot;&quot;&quot;; &quot;);&quot;)" office:value-type="string" office:string-value="INSERT INTO DB_ESPERANCA_VIVA.DESPESAS_MEDICAS VALUES (160,683,&quot;MEDICAÇÃO&quot;,4584.95,&quot;2024/03/03&quot;);" calcext:value-type="string">
            <text:p>INSERT INTO DB_ESPERANCA_VIVA.DESPESAS_MEDICAS VALUES (160,683,"MEDICAÇÃO",4584.95,"2024/03/03");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05.78</text:p>
          </table:table-cell>
          <table:table-cell office:value-type="string" calcext:value-type="string">
            <text:p>2017/07/01</text:p>
          </table:table-cell>
          <table:table-cell table:formula="of:=CONCATENATE(&quot;INSERT INTO DB_ESPERANCA_VIVA.DESPESAS_MEDICAS VALUES (&quot; ;[.A162]; &quot;,&quot; ;[.B162]; &quot;,&quot; ;&quot;&quot;&quot;&quot;; ;[.C162]; ;&quot;&quot;&quot;&quot;; &quot;,&quot; ;[.D162]; &quot;,&quot; ;&quot;&quot;&quot;&quot;; ;[.E162]; ;&quot;&quot;&quot;&quot;; &quot;);&quot;)" office:value-type="string" office:string-value="INSERT INTO DB_ESPERANCA_VIVA.DESPESAS_MEDICAS VALUES (161,97,&quot;MEDICAÇÃO&quot;,3005.78,&quot;2017/07/01&quot;);" calcext:value-type="string">
            <text:p>INSERT INTO DB_ESPERANCA_VIVA.DESPESAS_MEDICAS VALUES (161,97,"MEDICAÇÃO",3005.78,"2017/07/01");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35.08</text:p>
          </table:table-cell>
          <table:table-cell office:value-type="string" calcext:value-type="string">
            <text:p>2017/04/03</text:p>
          </table:table-cell>
          <table:table-cell table:formula="of:=CONCATENATE(&quot;INSERT INTO DB_ESPERANCA_VIVA.DESPESAS_MEDICAS VALUES (&quot; ;[.A163]; &quot;,&quot; ;[.B163]; &quot;,&quot; ;&quot;&quot;&quot;&quot;; ;[.C163]; ;&quot;&quot;&quot;&quot;; &quot;,&quot; ;[.D163]; &quot;,&quot; ;&quot;&quot;&quot;&quot;; ;[.E163]; ;&quot;&quot;&quot;&quot;; &quot;);&quot;)" office:value-type="string" office:string-value="INSERT INTO DB_ESPERANCA_VIVA.DESPESAS_MEDICAS VALUES (162,112,&quot;MEDICAÇÃO&quot;,1835.08,&quot;2017/04/03&quot;);" calcext:value-type="string">
            <text:p>INSERT INTO DB_ESPERANCA_VIVA.DESPESAS_MEDICAS VALUES (162,112,"MEDICAÇÃO",1835.08,"2017/04/03");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03.5</text:p>
          </table:table-cell>
          <table:table-cell office:value-type="string" calcext:value-type="string">
            <text:p>2016/06/15</text:p>
          </table:table-cell>
          <table:table-cell table:formula="of:=CONCATENATE(&quot;INSERT INTO DB_ESPERANCA_VIVA.DESPESAS_MEDICAS VALUES (&quot; ;[.A164]; &quot;,&quot; ;[.B164]; &quot;,&quot; ;&quot;&quot;&quot;&quot;; ;[.C164]; ;&quot;&quot;&quot;&quot;; &quot;,&quot; ;[.D164]; &quot;,&quot; ;&quot;&quot;&quot;&quot;; ;[.E164]; ;&quot;&quot;&quot;&quot;; &quot;);&quot;)" office:value-type="string" office:string-value="INSERT INTO DB_ESPERANCA_VIVA.DESPESAS_MEDICAS VALUES (163,148,&quot;MEDICAÇÃO&quot;,503.5,&quot;2016/06/15&quot;);" calcext:value-type="string">
            <text:p>INSERT INTO DB_ESPERANCA_VIVA.DESPESAS_MEDICAS VALUES (163,148,"MEDICAÇÃO",503.5,"2016/06/15");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01.92</text:p>
          </table:table-cell>
          <table:table-cell office:value-type="string" calcext:value-type="string">
            <text:p>2019/08/16</text:p>
          </table:table-cell>
          <table:table-cell table:formula="of:=CONCATENATE(&quot;INSERT INTO DB_ESPERANCA_VIVA.DESPESAS_MEDICAS VALUES (&quot; ;[.A165]; &quot;,&quot; ;[.B165]; &quot;,&quot; ;&quot;&quot;&quot;&quot;; ;[.C165]; ;&quot;&quot;&quot;&quot;; &quot;,&quot; ;[.D165]; &quot;,&quot; ;&quot;&quot;&quot;&quot;; ;[.E165]; ;&quot;&quot;&quot;&quot;; &quot;);&quot;)" office:value-type="string" office:string-value="INSERT INTO DB_ESPERANCA_VIVA.DESPESAS_MEDICAS VALUES (164,342,&quot;MEDICAÇÃO&quot;,1201.92,&quot;2019/08/16&quot;);" calcext:value-type="string">
            <text:p>INSERT INTO DB_ESPERANCA_VIVA.DESPESAS_MEDICAS VALUES (164,342,"MEDICAÇÃO",1201.92,"2019/08/16");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809.49</text:p>
          </table:table-cell>
          <table:table-cell office:value-type="string" calcext:value-type="string">
            <text:p>2016/06/19</text:p>
          </table:table-cell>
          <table:table-cell table:formula="of:=CONCATENATE(&quot;INSERT INTO DB_ESPERANCA_VIVA.DESPESAS_MEDICAS VALUES (&quot; ;[.A166]; &quot;,&quot; ;[.B166]; &quot;,&quot; ;&quot;&quot;&quot;&quot;; ;[.C166]; ;&quot;&quot;&quot;&quot;; &quot;,&quot; ;[.D166]; &quot;,&quot; ;&quot;&quot;&quot;&quot;; ;[.E166]; ;&quot;&quot;&quot;&quot;; &quot;);&quot;)" office:value-type="string" office:string-value="INSERT INTO DB_ESPERANCA_VIVA.DESPESAS_MEDICAS VALUES (165,346,&quot;MEDICAÇÃO&quot;,1809.49,&quot;2016/06/19&quot;);" calcext:value-type="string">
            <text:p>INSERT INTO DB_ESPERANCA_VIVA.DESPESAS_MEDICAS VALUES (165,346,"MEDICAÇÃO",1809.49,"2016/06/19");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53.9</text:p>
          </table:table-cell>
          <table:table-cell office:value-type="string" calcext:value-type="string">
            <text:p>2022/01/03</text:p>
          </table:table-cell>
          <table:table-cell table:formula="of:=CONCATENATE(&quot;INSERT INTO DB_ESPERANCA_VIVA.DESPESAS_MEDICAS VALUES (&quot; ;[.A167]; &quot;,&quot; ;[.B167]; &quot;,&quot; ;&quot;&quot;&quot;&quot;; ;[.C167]; ;&quot;&quot;&quot;&quot;; &quot;,&quot; ;[.D167]; &quot;,&quot; ;&quot;&quot;&quot;&quot;; ;[.E167]; ;&quot;&quot;&quot;&quot;; &quot;);&quot;)" office:value-type="string" office:string-value="INSERT INTO DB_ESPERANCA_VIVA.DESPESAS_MEDICAS VALUES (166,385,&quot;MEDICAÇÃO&quot;,4853.9,&quot;2022/01/03&quot;);" calcext:value-type="string">
            <text:p>INSERT INTO DB_ESPERANCA_VIVA.DESPESAS_MEDICAS VALUES (166,385,"MEDICAÇÃO",4853.9,"2022/01/03");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29.63</text:p>
          </table:table-cell>
          <table:table-cell office:value-type="string" calcext:value-type="string">
            <text:p>2015/09/27</text:p>
          </table:table-cell>
          <table:table-cell table:formula="of:=CONCATENATE(&quot;INSERT INTO DB_ESPERANCA_VIVA.DESPESAS_MEDICAS VALUES (&quot; ;[.A168]; &quot;,&quot; ;[.B168]; &quot;,&quot; ;&quot;&quot;&quot;&quot;; ;[.C168]; ;&quot;&quot;&quot;&quot;; &quot;,&quot; ;[.D168]; &quot;,&quot; ;&quot;&quot;&quot;&quot;; ;[.E168]; ;&quot;&quot;&quot;&quot;; &quot;);&quot;)" office:value-type="string" office:string-value="INSERT INTO DB_ESPERANCA_VIVA.DESPESAS_MEDICAS VALUES (167,476,&quot;MEDICAÇÃO&quot;,2029.63,&quot;2015/09/27&quot;);" calcext:value-type="string">
            <text:p>INSERT INTO DB_ESPERANCA_VIVA.DESPESAS_MEDICAS VALUES (167,476,"MEDICAÇÃO",2029.63,"2015/09/27");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76.55</text:p>
          </table:table-cell>
          <table:table-cell office:value-type="string" calcext:value-type="string">
            <text:p>2018/01/11</text:p>
          </table:table-cell>
          <table:table-cell table:formula="of:=CONCATENATE(&quot;INSERT INTO DB_ESPERANCA_VIVA.DESPESAS_MEDICAS VALUES (&quot; ;[.A169]; &quot;,&quot; ;[.B169]; &quot;,&quot; ;&quot;&quot;&quot;&quot;; ;[.C169]; ;&quot;&quot;&quot;&quot;; &quot;,&quot; ;[.D169]; &quot;,&quot; ;&quot;&quot;&quot;&quot;; ;[.E169]; ;&quot;&quot;&quot;&quot;; &quot;);&quot;)" office:value-type="string" office:string-value="INSERT INTO DB_ESPERANCA_VIVA.DESPESAS_MEDICAS VALUES (168,553,&quot;MEDICAÇÃO&quot;,4676.55,&quot;2018/01/11&quot;);" calcext:value-type="string">
            <text:p>INSERT INTO DB_ESPERANCA_VIVA.DESPESAS_MEDICAS VALUES (168,553,"MEDICAÇÃO",4676.55,"2018/01/11");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63.32</text:p>
          </table:table-cell>
          <table:table-cell office:value-type="string" calcext:value-type="string">
            <text:p>2017/12/23</text:p>
          </table:table-cell>
          <table:table-cell table:formula="of:=CONCATENATE(&quot;INSERT INTO DB_ESPERANCA_VIVA.DESPESAS_MEDICAS VALUES (&quot; ;[.A170]; &quot;,&quot; ;[.B170]; &quot;,&quot; ;&quot;&quot;&quot;&quot;; ;[.C170]; ;&quot;&quot;&quot;&quot;; &quot;,&quot; ;[.D170]; &quot;,&quot; ;&quot;&quot;&quot;&quot;; ;[.E170]; ;&quot;&quot;&quot;&quot;; &quot;);&quot;)" office:value-type="string" office:string-value="INSERT INTO DB_ESPERANCA_VIVA.DESPESAS_MEDICAS VALUES (169,696,&quot;MEDICAÇÃO&quot;,2763.32,&quot;2017/12/23&quot;);" calcext:value-type="string">
            <text:p>INSERT INTO DB_ESPERANCA_VIVA.DESPESAS_MEDICAS VALUES (169,696,"MEDICAÇÃO",2763.32,"2017/12/23");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8.44</text:p>
          </table:table-cell>
          <table:table-cell office:value-type="string" calcext:value-type="string">
            <text:p>2016/09/29</text:p>
          </table:table-cell>
          <table:table-cell table:formula="of:=CONCATENATE(&quot;INSERT INTO DB_ESPERANCA_VIVA.DESPESAS_MEDICAS VALUES (&quot; ;[.A171]; &quot;,&quot; ;[.B171]; &quot;,&quot; ;&quot;&quot;&quot;&quot;; ;[.C171]; ;&quot;&quot;&quot;&quot;; &quot;,&quot; ;[.D171]; &quot;,&quot; ;&quot;&quot;&quot;&quot;; ;[.E171]; ;&quot;&quot;&quot;&quot;; &quot;);&quot;)" office:value-type="string" office:string-value="INSERT INTO DB_ESPERANCA_VIVA.DESPESAS_MEDICAS VALUES (170,730,&quot;MEDICAÇÃO&quot;,4588.44,&quot;2016/09/29&quot;);" calcext:value-type="string">
            <text:p>INSERT INTO DB_ESPERANCA_VIVA.DESPESAS_MEDICAS VALUES (170,730,"MEDICAÇÃO",4588.44,"2016/09/29");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9.92</text:p>
          </table:table-cell>
          <table:table-cell office:value-type="string" calcext:value-type="string">
            <text:p>2023/11/17</text:p>
          </table:table-cell>
          <table:table-cell table:formula="of:=CONCATENATE(&quot;INSERT INTO DB_ESPERANCA_VIVA.DESPESAS_MEDICAS VALUES (&quot; ;[.A172]; &quot;,&quot; ;[.B172]; &quot;,&quot; ;&quot;&quot;&quot;&quot;; ;[.C172]; ;&quot;&quot;&quot;&quot;; &quot;,&quot; ;[.D172]; &quot;,&quot; ;&quot;&quot;&quot;&quot;; ;[.E172]; ;&quot;&quot;&quot;&quot;; &quot;);&quot;)" office:value-type="string" office:string-value="INSERT INTO DB_ESPERANCA_VIVA.DESPESAS_MEDICAS VALUES (171,1,&quot;MEDICAÇÃO&quot;,959.92,&quot;2023/11/17&quot;);" calcext:value-type="string">
            <text:p>INSERT INTO DB_ESPERANCA_VIVA.DESPESAS_MEDICAS VALUES (171,1,"MEDICAÇÃO",959.92,"2023/11/17");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91.69</text:p>
          </table:table-cell>
          <table:table-cell office:value-type="string" calcext:value-type="string">
            <text:p>2017/04/18</text:p>
          </table:table-cell>
          <table:table-cell table:formula="of:=CONCATENATE(&quot;INSERT INTO DB_ESPERANCA_VIVA.DESPESAS_MEDICAS VALUES (&quot; ;[.A173]; &quot;,&quot; ;[.B173]; &quot;,&quot; ;&quot;&quot;&quot;&quot;; ;[.C173]; ;&quot;&quot;&quot;&quot;; &quot;,&quot; ;[.D173]; &quot;,&quot; ;&quot;&quot;&quot;&quot;; ;[.E173]; ;&quot;&quot;&quot;&quot;; &quot;);&quot;)" office:value-type="string" office:string-value="INSERT INTO DB_ESPERANCA_VIVA.DESPESAS_MEDICAS VALUES (172,37,&quot;MEDICAÇÃO&quot;,1391.69,&quot;2017/04/18&quot;);" calcext:value-type="string">
            <text:p>INSERT INTO DB_ESPERANCA_VIVA.DESPESAS_MEDICAS VALUES (172,37,"MEDICAÇÃO",1391.69,"2017/04/18");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93.79</text:p>
          </table:table-cell>
          <table:table-cell office:value-type="string" calcext:value-type="string">
            <text:p>2015/10/27</text:p>
          </table:table-cell>
          <table:table-cell table:formula="of:=CONCATENATE(&quot;INSERT INTO DB_ESPERANCA_VIVA.DESPESAS_MEDICAS VALUES (&quot; ;[.A174]; &quot;,&quot; ;[.B174]; &quot;,&quot; ;&quot;&quot;&quot;&quot;; ;[.C174]; ;&quot;&quot;&quot;&quot;; &quot;,&quot; ;[.D174]; &quot;,&quot; ;&quot;&quot;&quot;&quot;; ;[.E174]; ;&quot;&quot;&quot;&quot;; &quot;);&quot;)" office:value-type="string" office:string-value="INSERT INTO DB_ESPERANCA_VIVA.DESPESAS_MEDICAS VALUES (173,85,&quot;MEDICAÇÃO&quot;,3693.79,&quot;2015/10/27&quot;);" calcext:value-type="string">
            <text:p>INSERT INTO DB_ESPERANCA_VIVA.DESPESAS_MEDICAS VALUES (173,85,"MEDICAÇÃO",3693.79,"2015/10/27");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61.31</text:p>
          </table:table-cell>
          <table:table-cell office:value-type="string" calcext:value-type="string">
            <text:p>2018/05/03</text:p>
          </table:table-cell>
          <table:table-cell table:formula="of:=CONCATENATE(&quot;INSERT INTO DB_ESPERANCA_VIVA.DESPESAS_MEDICAS VALUES (&quot; ;[.A175]; &quot;,&quot; ;[.B175]; &quot;,&quot; ;&quot;&quot;&quot;&quot;; ;[.C175]; ;&quot;&quot;&quot;&quot;; &quot;,&quot; ;[.D175]; &quot;,&quot; ;&quot;&quot;&quot;&quot;; ;[.E175]; ;&quot;&quot;&quot;&quot;; &quot;);&quot;)" office:value-type="string" office:string-value="INSERT INTO DB_ESPERANCA_VIVA.DESPESAS_MEDICAS VALUES (174,141,&quot;MEDICAÇÃO&quot;,2061.31,&quot;2018/05/03&quot;);" calcext:value-type="string">
            <text:p>INSERT INTO DB_ESPERANCA_VIVA.DESPESAS_MEDICAS VALUES (174,141,"MEDICAÇÃO",2061.31,"2018/05/03");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87.85</text:p>
          </table:table-cell>
          <table:table-cell office:value-type="string" calcext:value-type="string">
            <text:p>2024/12/01</text:p>
          </table:table-cell>
          <table:table-cell table:formula="of:=CONCATENATE(&quot;INSERT INTO DB_ESPERANCA_VIVA.DESPESAS_MEDICAS VALUES (&quot; ;[.A176]; &quot;,&quot; ;[.B176]; &quot;,&quot; ;&quot;&quot;&quot;&quot;; ;[.C176]; ;&quot;&quot;&quot;&quot;; &quot;,&quot; ;[.D176]; &quot;,&quot; ;&quot;&quot;&quot;&quot;; ;[.E176]; ;&quot;&quot;&quot;&quot;; &quot;);&quot;)" office:value-type="string" office:string-value="INSERT INTO DB_ESPERANCA_VIVA.DESPESAS_MEDICAS VALUES (175,176,&quot;MEDICAÇÃO&quot;,3687.85,&quot;2024/12/01&quot;);" calcext:value-type="string">
            <text:p>INSERT INTO DB_ESPERANCA_VIVA.DESPESAS_MEDICAS VALUES (175,176,"MEDICAÇÃO",3687.85,"2024/12/01");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95.84</text:p>
          </table:table-cell>
          <table:table-cell office:value-type="string" calcext:value-type="string">
            <text:p>2023/12/10</text:p>
          </table:table-cell>
          <table:table-cell table:formula="of:=CONCATENATE(&quot;INSERT INTO DB_ESPERANCA_VIVA.DESPESAS_MEDICAS VALUES (&quot; ;[.A177]; &quot;,&quot; ;[.B177]; &quot;,&quot; ;&quot;&quot;&quot;&quot;; ;[.C177]; ;&quot;&quot;&quot;&quot;; &quot;,&quot; ;[.D177]; &quot;,&quot; ;&quot;&quot;&quot;&quot;; ;[.E177]; ;&quot;&quot;&quot;&quot;; &quot;);&quot;)" office:value-type="string" office:string-value="INSERT INTO DB_ESPERANCA_VIVA.DESPESAS_MEDICAS VALUES (176,204,&quot;MEDICAÇÃO&quot;,2395.84,&quot;2023/12/10&quot;);" calcext:value-type="string">
            <text:p>INSERT INTO DB_ESPERANCA_VIVA.DESPESAS_MEDICAS VALUES (176,204,"MEDICAÇÃO",2395.84,"2023/12/10");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76.83</text:p>
          </table:table-cell>
          <table:table-cell office:value-type="string" calcext:value-type="string">
            <text:p>2015/05/27</text:p>
          </table:table-cell>
          <table:table-cell table:formula="of:=CONCATENATE(&quot;INSERT INTO DB_ESPERANCA_VIVA.DESPESAS_MEDICAS VALUES (&quot; ;[.A178]; &quot;,&quot; ;[.B178]; &quot;,&quot; ;&quot;&quot;&quot;&quot;; ;[.C178]; ;&quot;&quot;&quot;&quot;; &quot;,&quot; ;[.D178]; &quot;,&quot; ;&quot;&quot;&quot;&quot;; ;[.E178]; ;&quot;&quot;&quot;&quot;; &quot;);&quot;)" office:value-type="string" office:string-value="INSERT INTO DB_ESPERANCA_VIVA.DESPESAS_MEDICAS VALUES (177,247,&quot;MEDICAÇÃO&quot;,576.83,&quot;2015/05/27&quot;);" calcext:value-type="string">
            <text:p>INSERT INTO DB_ESPERANCA_VIVA.DESPESAS_MEDICAS VALUES (177,247,"MEDICAÇÃO",576.83,"2015/05/27");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97.98</text:p>
          </table:table-cell>
          <table:table-cell office:value-type="string" calcext:value-type="string">
            <text:p>2020/08/17</text:p>
          </table:table-cell>
          <table:table-cell table:formula="of:=CONCATENATE(&quot;INSERT INTO DB_ESPERANCA_VIVA.DESPESAS_MEDICAS VALUES (&quot; ;[.A179]; &quot;,&quot; ;[.B179]; &quot;,&quot; ;&quot;&quot;&quot;&quot;; ;[.C179]; ;&quot;&quot;&quot;&quot;; &quot;,&quot; ;[.D179]; &quot;,&quot; ;&quot;&quot;&quot;&quot;; ;[.E179]; ;&quot;&quot;&quot;&quot;; &quot;);&quot;)" office:value-type="string" office:string-value="INSERT INTO DB_ESPERANCA_VIVA.DESPESAS_MEDICAS VALUES (178,381,&quot;MEDICAÇÃO&quot;,2497.98,&quot;2020/08/17&quot;);" calcext:value-type="string">
            <text:p>INSERT INTO DB_ESPERANCA_VIVA.DESPESAS_MEDICAS VALUES (178,381,"MEDICAÇÃO",2497.98,"2020/08/17");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03.71</text:p>
          </table:table-cell>
          <table:table-cell office:value-type="string" calcext:value-type="string">
            <text:p>2017/07/28</text:p>
          </table:table-cell>
          <table:table-cell table:formula="of:=CONCATENATE(&quot;INSERT INTO DB_ESPERANCA_VIVA.DESPESAS_MEDICAS VALUES (&quot; ;[.A180]; &quot;,&quot; ;[.B180]; &quot;,&quot; ;&quot;&quot;&quot;&quot;; ;[.C180]; ;&quot;&quot;&quot;&quot;; &quot;,&quot; ;[.D180]; &quot;,&quot; ;&quot;&quot;&quot;&quot;; ;[.E180]; ;&quot;&quot;&quot;&quot;; &quot;);&quot;)" office:value-type="string" office:string-value="INSERT INTO DB_ESPERANCA_VIVA.DESPESAS_MEDICAS VALUES (179,498,&quot;MEDICAÇÃO&quot;,3503.71,&quot;2017/07/28&quot;);" calcext:value-type="string">
            <text:p>INSERT INTO DB_ESPERANCA_VIVA.DESPESAS_MEDICAS VALUES (179,498,"MEDICAÇÃO",3503.71,"2017/07/28");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59.78</text:p>
          </table:table-cell>
          <table:table-cell office:value-type="string" calcext:value-type="string">
            <text:p>2016/08/04</text:p>
          </table:table-cell>
          <table:table-cell table:formula="of:=CONCATENATE(&quot;INSERT INTO DB_ESPERANCA_VIVA.DESPESAS_MEDICAS VALUES (&quot; ;[.A181]; &quot;,&quot; ;[.B181]; &quot;,&quot; ;&quot;&quot;&quot;&quot;; ;[.C181]; ;&quot;&quot;&quot;&quot;; &quot;,&quot; ;[.D181]; &quot;,&quot; ;&quot;&quot;&quot;&quot;; ;[.E181]; ;&quot;&quot;&quot;&quot;; &quot;);&quot;)" office:value-type="string" office:string-value="INSERT INTO DB_ESPERANCA_VIVA.DESPESAS_MEDICAS VALUES (180,500,&quot;MEDICAÇÃO&quot;,759.78,&quot;2016/08/04&quot;);" calcext:value-type="string">
            <text:p>INSERT INTO DB_ESPERANCA_VIVA.DESPESAS_MEDICAS VALUES (180,500,"MEDICAÇÃO",759.78,"2016/08/04");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21.95</text:p>
          </table:table-cell>
          <table:table-cell office:value-type="string" calcext:value-type="string">
            <text:p>2021/05/03</text:p>
          </table:table-cell>
          <table:table-cell table:formula="of:=CONCATENATE(&quot;INSERT INTO DB_ESPERANCA_VIVA.DESPESAS_MEDICAS VALUES (&quot; ;[.A182]; &quot;,&quot; ;[.B182]; &quot;,&quot; ;&quot;&quot;&quot;&quot;; ;[.C182]; ;&quot;&quot;&quot;&quot;; &quot;,&quot; ;[.D182]; &quot;,&quot; ;&quot;&quot;&quot;&quot;; ;[.E182]; ;&quot;&quot;&quot;&quot;; &quot;);&quot;)" office:value-type="string" office:string-value="INSERT INTO DB_ESPERANCA_VIVA.DESPESAS_MEDICAS VALUES (181,507,&quot;MEDICAÇÃO&quot;,3321.95,&quot;2021/05/03&quot;);" calcext:value-type="string">
            <text:p>INSERT INTO DB_ESPERANCA_VIVA.DESPESAS_MEDICAS VALUES (181,507,"MEDICAÇÃO",3321.95,"2021/05/03");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90.56</text:p>
          </table:table-cell>
          <table:table-cell office:value-type="string" calcext:value-type="string">
            <text:p>2019/09/09</text:p>
          </table:table-cell>
          <table:table-cell table:formula="of:=CONCATENATE(&quot;INSERT INTO DB_ESPERANCA_VIVA.DESPESAS_MEDICAS VALUES (&quot; ;[.A183]; &quot;,&quot; ;[.B183]; &quot;,&quot; ;&quot;&quot;&quot;&quot;; ;[.C183]; ;&quot;&quot;&quot;&quot;; &quot;,&quot; ;[.D183]; &quot;,&quot; ;&quot;&quot;&quot;&quot;; ;[.E183]; ;&quot;&quot;&quot;&quot;; &quot;);&quot;)" office:value-type="string" office:string-value="INSERT INTO DB_ESPERANCA_VIVA.DESPESAS_MEDICAS VALUES (182,528,&quot;MEDICAÇÃO&quot;,4090.56,&quot;2019/09/09&quot;);" calcext:value-type="string">
            <text:p>INSERT INTO DB_ESPERANCA_VIVA.DESPESAS_MEDICAS VALUES (182,528,"MEDICAÇÃO",4090.56,"2019/09/09");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27.48</text:p>
          </table:table-cell>
          <table:table-cell office:value-type="string" calcext:value-type="string">
            <text:p>2018/07/21</text:p>
          </table:table-cell>
          <table:table-cell table:formula="of:=CONCATENATE(&quot;INSERT INTO DB_ESPERANCA_VIVA.DESPESAS_MEDICAS VALUES (&quot; ;[.A184]; &quot;,&quot; ;[.B184]; &quot;,&quot; ;&quot;&quot;&quot;&quot;; ;[.C184]; ;&quot;&quot;&quot;&quot;; &quot;,&quot; ;[.D184]; &quot;,&quot; ;&quot;&quot;&quot;&quot;; ;[.E184]; ;&quot;&quot;&quot;&quot;; &quot;);&quot;)" office:value-type="string" office:string-value="INSERT INTO DB_ESPERANCA_VIVA.DESPESAS_MEDICAS VALUES (183,529,&quot;MEDICAÇÃO&quot;,1127.48,&quot;2018/07/21&quot;);" calcext:value-type="string">
            <text:p>INSERT INTO DB_ESPERANCA_VIVA.DESPESAS_MEDICAS VALUES (183,529,"MEDICAÇÃO",1127.48,"2018/07/21");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64.97</text:p>
          </table:table-cell>
          <table:table-cell office:value-type="string" calcext:value-type="string">
            <text:p>2024/07/30</text:p>
          </table:table-cell>
          <table:table-cell table:formula="of:=CONCATENATE(&quot;INSERT INTO DB_ESPERANCA_VIVA.DESPESAS_MEDICAS VALUES (&quot; ;[.A185]; &quot;,&quot; ;[.B185]; &quot;,&quot; ;&quot;&quot;&quot;&quot;; ;[.C185]; ;&quot;&quot;&quot;&quot;; &quot;,&quot; ;[.D185]; &quot;,&quot; ;&quot;&quot;&quot;&quot;; ;[.E185]; ;&quot;&quot;&quot;&quot;; &quot;);&quot;)" office:value-type="string" office:string-value="INSERT INTO DB_ESPERANCA_VIVA.DESPESAS_MEDICAS VALUES (184,590,&quot;MEDICAÇÃO&quot;,964.97,&quot;2024/07/30&quot;);" calcext:value-type="string">
            <text:p>INSERT INTO DB_ESPERANCA_VIVA.DESPESAS_MEDICAS VALUES (184,590,"MEDICAÇÃO",964.97,"2024/07/30");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33.02</text:p>
          </table:table-cell>
          <table:table-cell office:value-type="string" calcext:value-type="string">
            <text:p>2023/04/13</text:p>
          </table:table-cell>
          <table:table-cell table:formula="of:=CONCATENATE(&quot;INSERT INTO DB_ESPERANCA_VIVA.DESPESAS_MEDICAS VALUES (&quot; ;[.A186]; &quot;,&quot; ;[.B186]; &quot;,&quot; ;&quot;&quot;&quot;&quot;; ;[.C186]; ;&quot;&quot;&quot;&quot;; &quot;,&quot; ;[.D186]; &quot;,&quot; ;&quot;&quot;&quot;&quot;; ;[.E186]; ;&quot;&quot;&quot;&quot;; &quot;);&quot;)" office:value-type="string" office:string-value="INSERT INTO DB_ESPERANCA_VIVA.DESPESAS_MEDICAS VALUES (185,628,&quot;MEDICAÇÃO&quot;,1333.02,&quot;2023/04/13&quot;);" calcext:value-type="string">
            <text:p>INSERT INTO DB_ESPERANCA_VIVA.DESPESAS_MEDICAS VALUES (185,628,"MEDICAÇÃO",1333.02,"2023/04/13");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00.66</text:p>
          </table:table-cell>
          <table:table-cell office:value-type="string" calcext:value-type="string">
            <text:p>2017/06/27</text:p>
          </table:table-cell>
          <table:table-cell table:formula="of:=CONCATENATE(&quot;INSERT INTO DB_ESPERANCA_VIVA.DESPESAS_MEDICAS VALUES (&quot; ;[.A187]; &quot;,&quot; ;[.B187]; &quot;,&quot; ;&quot;&quot;&quot;&quot;; ;[.C187]; ;&quot;&quot;&quot;&quot;; &quot;,&quot; ;[.D187]; &quot;,&quot; ;&quot;&quot;&quot;&quot;; ;[.E187]; ;&quot;&quot;&quot;&quot;; &quot;);&quot;)" office:value-type="string" office:string-value="INSERT INTO DB_ESPERANCA_VIVA.DESPESAS_MEDICAS VALUES (186,645,&quot;MEDICAÇÃO&quot;,2500.66,&quot;2017/06/27&quot;);" calcext:value-type="string">
            <text:p>INSERT INTO DB_ESPERANCA_VIVA.DESPESAS_MEDICAS VALUES (186,645,"MEDICAÇÃO",2500.66,"2017/06/27");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79.95</text:p>
          </table:table-cell>
          <table:table-cell office:value-type="string" calcext:value-type="string">
            <text:p>2017/07/24</text:p>
          </table:table-cell>
          <table:table-cell table:formula="of:=CONCATENATE(&quot;INSERT INTO DB_ESPERANCA_VIVA.DESPESAS_MEDICAS VALUES (&quot; ;[.A188]; &quot;,&quot; ;[.B188]; &quot;,&quot; ;&quot;&quot;&quot;&quot;; ;[.C188]; ;&quot;&quot;&quot;&quot;; &quot;,&quot; ;[.D188]; &quot;,&quot; ;&quot;&quot;&quot;&quot;; ;[.E188]; ;&quot;&quot;&quot;&quot;; &quot;);&quot;)" office:value-type="string" office:string-value="INSERT INTO DB_ESPERANCA_VIVA.DESPESAS_MEDICAS VALUES (187,665,&quot;MEDICAÇÃO&quot;,2779.95,&quot;2017/07/24&quot;);" calcext:value-type="string">
            <text:p>INSERT INTO DB_ESPERANCA_VIVA.DESPESAS_MEDICAS VALUES (187,665,"MEDICAÇÃO",2779.95,"2017/07/24");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57.25</text:p>
          </table:table-cell>
          <table:table-cell office:value-type="string" calcext:value-type="string">
            <text:p>2016/04/23</text:p>
          </table:table-cell>
          <table:table-cell table:formula="of:=CONCATENATE(&quot;INSERT INTO DB_ESPERANCA_VIVA.DESPESAS_MEDICAS VALUES (&quot; ;[.A189]; &quot;,&quot; ;[.B189]; &quot;,&quot; ;&quot;&quot;&quot;&quot;; ;[.C189]; ;&quot;&quot;&quot;&quot;; &quot;,&quot; ;[.D189]; &quot;,&quot; ;&quot;&quot;&quot;&quot;; ;[.E189]; ;&quot;&quot;&quot;&quot;; &quot;);&quot;)" office:value-type="string" office:string-value="INSERT INTO DB_ESPERANCA_VIVA.DESPESAS_MEDICAS VALUES (188,681,&quot;MEDICAÇÃO&quot;,4857.25,&quot;2016/04/23&quot;);" calcext:value-type="string">
            <text:p>INSERT INTO DB_ESPERANCA_VIVA.DESPESAS_MEDICAS VALUES (188,681,"MEDICAÇÃO",4857.25,"2016/04/23");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67.43</text:p>
          </table:table-cell>
          <table:table-cell office:value-type="string" calcext:value-type="string">
            <text:p>2017/12/10</text:p>
          </table:table-cell>
          <table:table-cell table:formula="of:=CONCATENATE(&quot;INSERT INTO DB_ESPERANCA_VIVA.DESPESAS_MEDICAS VALUES (&quot; ;[.A190]; &quot;,&quot; ;[.B190]; &quot;,&quot; ;&quot;&quot;&quot;&quot;; ;[.C190]; ;&quot;&quot;&quot;&quot;; &quot;,&quot; ;[.D190]; &quot;,&quot; ;&quot;&quot;&quot;&quot;; ;[.E190]; ;&quot;&quot;&quot;&quot;; &quot;);&quot;)" office:value-type="string" office:string-value="INSERT INTO DB_ESPERANCA_VIVA.DESPESAS_MEDICAS VALUES (189,733,&quot;MEDICAÇÃO&quot;,2867.43,&quot;2017/12/10&quot;);" calcext:value-type="string">
            <text:p>INSERT INTO DB_ESPERANCA_VIVA.DESPESAS_MEDICAS VALUES (189,733,"MEDICAÇÃO",2867.43,"2017/12/10");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39.75</text:p>
          </table:table-cell>
          <table:table-cell office:value-type="string" calcext:value-type="string">
            <text:p>2019/08/20</text:p>
          </table:table-cell>
          <table:table-cell table:formula="of:=CONCATENATE(&quot;INSERT INTO DB_ESPERANCA_VIVA.DESPESAS_MEDICAS VALUES (&quot; ;[.A191]; &quot;,&quot; ;[.B191]; &quot;,&quot; ;&quot;&quot;&quot;&quot;; ;[.C191]; ;&quot;&quot;&quot;&quot;; &quot;,&quot; ;[.D191]; &quot;,&quot; ;&quot;&quot;&quot;&quot;; ;[.E191]; ;&quot;&quot;&quot;&quot;; &quot;);&quot;)" office:value-type="string" office:string-value="INSERT INTO DB_ESPERANCA_VIVA.DESPESAS_MEDICAS VALUES (190,8,&quot;MEDICAÇÃO&quot;,3139.75,&quot;2019/08/20&quot;);" calcext:value-type="string">
            <text:p>INSERT INTO DB_ESPERANCA_VIVA.DESPESAS_MEDICAS VALUES (190,8,"MEDICAÇÃO",3139.75,"2019/08/20");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50.12</text:p>
          </table:table-cell>
          <table:table-cell office:value-type="string" calcext:value-type="string">
            <text:p>2017/01/11</text:p>
          </table:table-cell>
          <table:table-cell table:formula="of:=CONCATENATE(&quot;INSERT INTO DB_ESPERANCA_VIVA.DESPESAS_MEDICAS VALUES (&quot; ;[.A192]; &quot;,&quot; ;[.B192]; &quot;,&quot; ;&quot;&quot;&quot;&quot;; ;[.C192]; ;&quot;&quot;&quot;&quot;; &quot;,&quot; ;[.D192]; &quot;,&quot; ;&quot;&quot;&quot;&quot;; ;[.E192]; ;&quot;&quot;&quot;&quot;; &quot;);&quot;)" office:value-type="string" office:string-value="INSERT INTO DB_ESPERANCA_VIVA.DESPESAS_MEDICAS VALUES (191,17,&quot;MEDICAÇÃO&quot;,3450.12,&quot;2017/01/11&quot;);" calcext:value-type="string">
            <text:p>INSERT INTO DB_ESPERANCA_VIVA.DESPESAS_MEDICAS VALUES (191,17,"MEDICAÇÃO",3450.12,"2017/01/11");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73.76</text:p>
          </table:table-cell>
          <table:table-cell office:value-type="string" calcext:value-type="string">
            <text:p>2023/08/22</text:p>
          </table:table-cell>
          <table:table-cell table:formula="of:=CONCATENATE(&quot;INSERT INTO DB_ESPERANCA_VIVA.DESPESAS_MEDICAS VALUES (&quot; ;[.A193]; &quot;,&quot; ;[.B193]; &quot;,&quot; ;&quot;&quot;&quot;&quot;; ;[.C193]; ;&quot;&quot;&quot;&quot;; &quot;,&quot; ;[.D193]; &quot;,&quot; ;&quot;&quot;&quot;&quot;; ;[.E193]; ;&quot;&quot;&quot;&quot;; &quot;);&quot;)" office:value-type="string" office:string-value="INSERT INTO DB_ESPERANCA_VIVA.DESPESAS_MEDICAS VALUES (192,19,&quot;MEDICAÇÃO&quot;,3673.76,&quot;2023/08/22&quot;);" calcext:value-type="string">
            <text:p>INSERT INTO DB_ESPERANCA_VIVA.DESPESAS_MEDICAS VALUES (192,19,"MEDICAÇÃO",3673.76,"2023/08/22");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42.04</text:p>
          </table:table-cell>
          <table:table-cell office:value-type="string" calcext:value-type="string">
            <text:p>2019/04/06</text:p>
          </table:table-cell>
          <table:table-cell table:formula="of:=CONCATENATE(&quot;INSERT INTO DB_ESPERANCA_VIVA.DESPESAS_MEDICAS VALUES (&quot; ;[.A194]; &quot;,&quot; ;[.B194]; &quot;,&quot; ;&quot;&quot;&quot;&quot;; ;[.C194]; ;&quot;&quot;&quot;&quot;; &quot;,&quot; ;[.D194]; &quot;,&quot; ;&quot;&quot;&quot;&quot;; ;[.E194]; ;&quot;&quot;&quot;&quot;; &quot;);&quot;)" office:value-type="string" office:string-value="INSERT INTO DB_ESPERANCA_VIVA.DESPESAS_MEDICAS VALUES (193,72,&quot;MEDICAÇÃO&quot;,2442.04,&quot;2019/04/06&quot;);" calcext:value-type="string">
            <text:p>INSERT INTO DB_ESPERANCA_VIVA.DESPESAS_MEDICAS VALUES (193,72,"MEDICAÇÃO",2442.04,"2019/04/06");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87.73</text:p>
          </table:table-cell>
          <table:table-cell office:value-type="string" calcext:value-type="string">
            <text:p>2017/12/02</text:p>
          </table:table-cell>
          <table:table-cell table:formula="of:=CONCATENATE(&quot;INSERT INTO DB_ESPERANCA_VIVA.DESPESAS_MEDICAS VALUES (&quot; ;[.A195]; &quot;,&quot; ;[.B195]; &quot;,&quot; ;&quot;&quot;&quot;&quot;; ;[.C195]; ;&quot;&quot;&quot;&quot;; &quot;,&quot; ;[.D195]; &quot;,&quot; ;&quot;&quot;&quot;&quot;; ;[.E195]; ;&quot;&quot;&quot;&quot;; &quot;);&quot;)" office:value-type="string" office:string-value="INSERT INTO DB_ESPERANCA_VIVA.DESPESAS_MEDICAS VALUES (194,98,&quot;MEDICAÇÃO&quot;,1287.73,&quot;2017/12/02&quot;);" calcext:value-type="string">
            <text:p>INSERT INTO DB_ESPERANCA_VIVA.DESPESAS_MEDICAS VALUES (194,98,"MEDICAÇÃO",1287.73,"2017/12/02");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19.19</text:p>
          </table:table-cell>
          <table:table-cell office:value-type="string" calcext:value-type="string">
            <text:p>2016/06/18</text:p>
          </table:table-cell>
          <table:table-cell table:formula="of:=CONCATENATE(&quot;INSERT INTO DB_ESPERANCA_VIVA.DESPESAS_MEDICAS VALUES (&quot; ;[.A196]; &quot;,&quot; ;[.B196]; &quot;,&quot; ;&quot;&quot;&quot;&quot;; ;[.C196]; ;&quot;&quot;&quot;&quot;; &quot;,&quot; ;[.D196]; &quot;,&quot; ;&quot;&quot;&quot;&quot;; ;[.E196]; ;&quot;&quot;&quot;&quot;; &quot;);&quot;)" office:value-type="string" office:string-value="INSERT INTO DB_ESPERANCA_VIVA.DESPESAS_MEDICAS VALUES (195,113,&quot;MEDICAÇÃO&quot;,3819.19,&quot;2016/06/18&quot;);" calcext:value-type="string">
            <text:p>INSERT INTO DB_ESPERANCA_VIVA.DESPESAS_MEDICAS VALUES (195,113,"MEDICAÇÃO",3819.19,"2016/06/18");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40.92</text:p>
          </table:table-cell>
          <table:table-cell office:value-type="string" calcext:value-type="string">
            <text:p>2015/05/25</text:p>
          </table:table-cell>
          <table:table-cell table:formula="of:=CONCATENATE(&quot;INSERT INTO DB_ESPERANCA_VIVA.DESPESAS_MEDICAS VALUES (&quot; ;[.A197]; &quot;,&quot; ;[.B197]; &quot;,&quot; ;&quot;&quot;&quot;&quot;; ;[.C197]; ;&quot;&quot;&quot;&quot;; &quot;,&quot; ;[.D197]; &quot;,&quot; ;&quot;&quot;&quot;&quot;; ;[.E197]; ;&quot;&quot;&quot;&quot;; &quot;);&quot;)" office:value-type="string" office:string-value="INSERT INTO DB_ESPERANCA_VIVA.DESPESAS_MEDICAS VALUES (196,118,&quot;MEDICAÇÃO&quot;,3040.92,&quot;2015/05/25&quot;);" calcext:value-type="string">
            <text:p>INSERT INTO DB_ESPERANCA_VIVA.DESPESAS_MEDICAS VALUES (196,118,"MEDICAÇÃO",3040.92,"2015/05/25");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78.87</text:p>
          </table:table-cell>
          <table:table-cell office:value-type="string" calcext:value-type="string">
            <text:p>2017/04/19</text:p>
          </table:table-cell>
          <table:table-cell table:formula="of:=CONCATENATE(&quot;INSERT INTO DB_ESPERANCA_VIVA.DESPESAS_MEDICAS VALUES (&quot; ;[.A198]; &quot;,&quot; ;[.B198]; &quot;,&quot; ;&quot;&quot;&quot;&quot;; ;[.C198]; ;&quot;&quot;&quot;&quot;; &quot;,&quot; ;[.D198]; &quot;,&quot; ;&quot;&quot;&quot;&quot;; ;[.E198]; ;&quot;&quot;&quot;&quot;; &quot;);&quot;)" office:value-type="string" office:string-value="INSERT INTO DB_ESPERANCA_VIVA.DESPESAS_MEDICAS VALUES (197,228,&quot;MEDICAÇÃO&quot;,2278.87,&quot;2017/04/19&quot;);" calcext:value-type="string">
            <text:p>INSERT INTO DB_ESPERANCA_VIVA.DESPESAS_MEDICAS VALUES (197,228,"MEDICAÇÃO",2278.87,"2017/04/19");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76.84</text:p>
          </table:table-cell>
          <table:table-cell office:value-type="string" calcext:value-type="string">
            <text:p>2015/06/08</text:p>
          </table:table-cell>
          <table:table-cell table:formula="of:=CONCATENATE(&quot;INSERT INTO DB_ESPERANCA_VIVA.DESPESAS_MEDICAS VALUES (&quot; ;[.A199]; &quot;,&quot; ;[.B199]; &quot;,&quot; ;&quot;&quot;&quot;&quot;; ;[.C199]; ;&quot;&quot;&quot;&quot;; &quot;,&quot; ;[.D199]; &quot;,&quot; ;&quot;&quot;&quot;&quot;; ;[.E199]; ;&quot;&quot;&quot;&quot;; &quot;);&quot;)" office:value-type="string" office:string-value="INSERT INTO DB_ESPERANCA_VIVA.DESPESAS_MEDICAS VALUES (198,229,&quot;MEDICAÇÃO&quot;,4476.84,&quot;2015/06/08&quot;);" calcext:value-type="string">
            <text:p>INSERT INTO DB_ESPERANCA_VIVA.DESPESAS_MEDICAS VALUES (198,229,"MEDICAÇÃO",4476.84,"2015/06/08");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24.63</text:p>
          </table:table-cell>
          <table:table-cell office:value-type="string" calcext:value-type="string">
            <text:p>2019/09/23</text:p>
          </table:table-cell>
          <table:table-cell table:formula="of:=CONCATENATE(&quot;INSERT INTO DB_ESPERANCA_VIVA.DESPESAS_MEDICAS VALUES (&quot; ;[.A200]; &quot;,&quot; ;[.B200]; &quot;,&quot; ;&quot;&quot;&quot;&quot;; ;[.C200]; ;&quot;&quot;&quot;&quot;; &quot;,&quot; ;[.D200]; &quot;,&quot; ;&quot;&quot;&quot;&quot;; ;[.E200]; ;&quot;&quot;&quot;&quot;; &quot;);&quot;)" office:value-type="string" office:string-value="INSERT INTO DB_ESPERANCA_VIVA.DESPESAS_MEDICAS VALUES (199,406,&quot;MEDICAÇÃO&quot;,2124.63,&quot;2019/09/23&quot;);" calcext:value-type="string">
            <text:p>INSERT INTO DB_ESPERANCA_VIVA.DESPESAS_MEDICAS VALUES (199,406,"MEDICAÇÃO",2124.63,"2019/09/23");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162.84</text:p>
          </table:table-cell>
          <table:table-cell office:value-type="string" calcext:value-type="string">
            <text:p>2019/08/27</text:p>
          </table:table-cell>
          <table:table-cell table:formula="of:=CONCATENATE(&quot;INSERT INTO DB_ESPERANCA_VIVA.DESPESAS_MEDICAS VALUES (&quot; ;[.A201]; &quot;,&quot; ;[.B201]; &quot;,&quot; ;&quot;&quot;&quot;&quot;; ;[.C201]; ;&quot;&quot;&quot;&quot;; &quot;,&quot; ;[.D201]; &quot;,&quot; ;&quot;&quot;&quot;&quot;; ;[.E201]; ;&quot;&quot;&quot;&quot;; &quot;);&quot;)" office:value-type="string" office:string-value="INSERT INTO DB_ESPERANCA_VIVA.DESPESAS_MEDICAS VALUES (200,415,&quot;MEDICAÇÃO&quot;,1162.84,&quot;2019/08/27&quot;);" calcext:value-type="string">
            <text:p>INSERT INTO DB_ESPERANCA_VIVA.DESPESAS_MEDICAS VALUES (200,415,"MEDICAÇÃO",1162.84,"2019/08/27");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70.2</text:p>
          </table:table-cell>
          <table:table-cell office:value-type="string" calcext:value-type="string">
            <text:p>2015/01/20</text:p>
          </table:table-cell>
          <table:table-cell table:formula="of:=CONCATENATE(&quot;INSERT INTO DB_ESPERANCA_VIVA.DESPESAS_MEDICAS VALUES (&quot; ;[.A202]; &quot;,&quot; ;[.B202]; &quot;,&quot; ;&quot;&quot;&quot;&quot;; ;[.C202]; ;&quot;&quot;&quot;&quot;; &quot;,&quot; ;[.D202]; &quot;,&quot; ;&quot;&quot;&quot;&quot;; ;[.E202]; ;&quot;&quot;&quot;&quot;; &quot;);&quot;)" office:value-type="string" office:string-value="INSERT INTO DB_ESPERANCA_VIVA.DESPESAS_MEDICAS VALUES (201,475,&quot;MEDICAÇÃO&quot;,1770.2,&quot;2015/01/20&quot;);" calcext:value-type="string">
            <text:p>INSERT INTO DB_ESPERANCA_VIVA.DESPESAS_MEDICAS VALUES (201,475,"MEDICAÇÃO",1770.2,"2015/01/20");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05.93</text:p>
          </table:table-cell>
          <table:table-cell office:value-type="string" calcext:value-type="string">
            <text:p>2019/11/15</text:p>
          </table:table-cell>
          <table:table-cell table:formula="of:=CONCATENATE(&quot;INSERT INTO DB_ESPERANCA_VIVA.DESPESAS_MEDICAS VALUES (&quot; ;[.A203]; &quot;,&quot; ;[.B203]; &quot;,&quot; ;&quot;&quot;&quot;&quot;; ;[.C203]; ;&quot;&quot;&quot;&quot;; &quot;,&quot; ;[.D203]; &quot;,&quot; ;&quot;&quot;&quot;&quot;; ;[.E203]; ;&quot;&quot;&quot;&quot;; &quot;);&quot;)" office:value-type="string" office:string-value="INSERT INTO DB_ESPERANCA_VIVA.DESPESAS_MEDICAS VALUES (202,499,&quot;MEDICAÇÃO&quot;,2505.93,&quot;2019/11/15&quot;);" calcext:value-type="string">
            <text:p>INSERT INTO DB_ESPERANCA_VIVA.DESPESAS_MEDICAS VALUES (202,499,"MEDICAÇÃO",2505.93,"2019/11/15");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76.07</text:p>
          </table:table-cell>
          <table:table-cell office:value-type="string" calcext:value-type="string">
            <text:p>2019/06/15</text:p>
          </table:table-cell>
          <table:table-cell table:formula="of:=CONCATENATE(&quot;INSERT INTO DB_ESPERANCA_VIVA.DESPESAS_MEDICAS VALUES (&quot; ;[.A204]; &quot;,&quot; ;[.B204]; &quot;,&quot; ;&quot;&quot;&quot;&quot;; ;[.C204]; ;&quot;&quot;&quot;&quot;; &quot;,&quot; ;[.D204]; &quot;,&quot; ;&quot;&quot;&quot;&quot;; ;[.E204]; ;&quot;&quot;&quot;&quot;; &quot;);&quot;)" office:value-type="string" office:string-value="INSERT INTO DB_ESPERANCA_VIVA.DESPESAS_MEDICAS VALUES (203,511,&quot;MEDICAÇÃO&quot;,4176.07,&quot;2019/06/15&quot;);" calcext:value-type="string">
            <text:p>INSERT INTO DB_ESPERANCA_VIVA.DESPESAS_MEDICAS VALUES (203,511,"MEDICAÇÃO",4176.07,"2019/06/15");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36.89</text:p>
          </table:table-cell>
          <table:table-cell office:value-type="string" calcext:value-type="string">
            <text:p>2022/03/29</text:p>
          </table:table-cell>
          <table:table-cell table:formula="of:=CONCATENATE(&quot;INSERT INTO DB_ESPERANCA_VIVA.DESPESAS_MEDICAS VALUES (&quot; ;[.A205]; &quot;,&quot; ;[.B205]; &quot;,&quot; ;&quot;&quot;&quot;&quot;; ;[.C205]; ;&quot;&quot;&quot;&quot;; &quot;,&quot; ;[.D205]; &quot;,&quot; ;&quot;&quot;&quot;&quot;; ;[.E205]; ;&quot;&quot;&quot;&quot;; &quot;);&quot;)" office:value-type="string" office:string-value="INSERT INTO DB_ESPERANCA_VIVA.DESPESAS_MEDICAS VALUES (204,512,&quot;MEDICAÇÃO&quot;,836.89,&quot;2022/03/29&quot;);" calcext:value-type="string">
            <text:p>INSERT INTO DB_ESPERANCA_VIVA.DESPESAS_MEDICAS VALUES (204,512,"MEDICAÇÃO",836.89,"2022/03/29");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31.97</text:p>
          </table:table-cell>
          <table:table-cell office:value-type="string" calcext:value-type="string">
            <text:p>2017/04/21</text:p>
          </table:table-cell>
          <table:table-cell table:formula="of:=CONCATENATE(&quot;INSERT INTO DB_ESPERANCA_VIVA.DESPESAS_MEDICAS VALUES (&quot; ;[.A206]; &quot;,&quot; ;[.B206]; &quot;,&quot; ;&quot;&quot;&quot;&quot;; ;[.C206]; ;&quot;&quot;&quot;&quot;; &quot;,&quot; ;[.D206]; &quot;,&quot; ;&quot;&quot;&quot;&quot;; ;[.E206]; ;&quot;&quot;&quot;&quot;; &quot;);&quot;)" office:value-type="string" office:string-value="INSERT INTO DB_ESPERANCA_VIVA.DESPESAS_MEDICAS VALUES (205,521,&quot;MEDICAÇÃO&quot;,4331.97,&quot;2017/04/21&quot;);" calcext:value-type="string">
            <text:p>INSERT INTO DB_ESPERANCA_VIVA.DESPESAS_MEDICAS VALUES (205,521,"MEDICAÇÃO",4331.97,"2017/04/21");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782.33</text:p>
          </table:table-cell>
          <table:table-cell office:value-type="string" calcext:value-type="string">
            <text:p>2017/11/22</text:p>
          </table:table-cell>
          <table:table-cell table:formula="of:=CONCATENATE(&quot;INSERT INTO DB_ESPERANCA_VIVA.DESPESAS_MEDICAS VALUES (&quot; ;[.A207]; &quot;,&quot; ;[.B207]; &quot;,&quot; ;&quot;&quot;&quot;&quot;; ;[.C207]; ;&quot;&quot;&quot;&quot;; &quot;,&quot; ;[.D207]; &quot;,&quot; ;&quot;&quot;&quot;&quot;; ;[.E207]; ;&quot;&quot;&quot;&quot;; &quot;);&quot;)" office:value-type="string" office:string-value="INSERT INTO DB_ESPERANCA_VIVA.DESPESAS_MEDICAS VALUES (206,540,&quot;MEDICAÇÃO&quot;,1782.33,&quot;2017/11/22&quot;);" calcext:value-type="string">
            <text:p>INSERT INTO DB_ESPERANCA_VIVA.DESPESAS_MEDICAS VALUES (206,540,"MEDICAÇÃO",1782.33,"2017/11/22");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39.58</text:p>
          </table:table-cell>
          <table:table-cell office:value-type="string" calcext:value-type="string">
            <text:p>2017/10/10</text:p>
          </table:table-cell>
          <table:table-cell table:formula="of:=CONCATENATE(&quot;INSERT INTO DB_ESPERANCA_VIVA.DESPESAS_MEDICAS VALUES (&quot; ;[.A208]; &quot;,&quot; ;[.B208]; &quot;,&quot; ;&quot;&quot;&quot;&quot;; ;[.C208]; ;&quot;&quot;&quot;&quot;; &quot;,&quot; ;[.D208]; &quot;,&quot; ;&quot;&quot;&quot;&quot;; ;[.E208]; ;&quot;&quot;&quot;&quot;; &quot;);&quot;)" office:value-type="string" office:string-value="INSERT INTO DB_ESPERANCA_VIVA.DESPESAS_MEDICAS VALUES (207,667,&quot;MEDICAÇÃO&quot;,4639.58,&quot;2017/10/10&quot;);" calcext:value-type="string">
            <text:p>INSERT INTO DB_ESPERANCA_VIVA.DESPESAS_MEDICAS VALUES (207,667,"MEDICAÇÃO",4639.58,"2017/10/10");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64.68</text:p>
          </table:table-cell>
          <table:table-cell office:value-type="string" calcext:value-type="string">
            <text:p>2015/11/27</text:p>
          </table:table-cell>
          <table:table-cell table:formula="of:=CONCATENATE(&quot;INSERT INTO DB_ESPERANCA_VIVA.DESPESAS_MEDICAS VALUES (&quot; ;[.A209]; &quot;,&quot; ;[.B209]; &quot;,&quot; ;&quot;&quot;&quot;&quot;; ;[.C209]; ;&quot;&quot;&quot;&quot;; &quot;,&quot; ;[.D209]; &quot;,&quot; ;&quot;&quot;&quot;&quot;; ;[.E209]; ;&quot;&quot;&quot;&quot;; &quot;);&quot;)" office:value-type="string" office:string-value="INSERT INTO DB_ESPERANCA_VIVA.DESPESAS_MEDICAS VALUES (208,711,&quot;MEDICAÇÃO&quot;,764.68,&quot;2015/11/27&quot;);" calcext:value-type="string">
            <text:p>INSERT INTO DB_ESPERANCA_VIVA.DESPESAS_MEDICAS VALUES (208,711,"MEDICAÇÃO",764.68,"2015/11/27");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03.23</text:p>
          </table:table-cell>
          <table:table-cell office:value-type="string" calcext:value-type="string">
            <text:p>2021/02/18</text:p>
          </table:table-cell>
          <table:table-cell table:formula="of:=CONCATENATE(&quot;INSERT INTO DB_ESPERANCA_VIVA.DESPESAS_MEDICAS VALUES (&quot; ;[.A210]; &quot;,&quot; ;[.B210]; &quot;,&quot; ;&quot;&quot;&quot;&quot;; ;[.C210]; ;&quot;&quot;&quot;&quot;; &quot;,&quot; ;[.D210]; &quot;,&quot; ;&quot;&quot;&quot;&quot;; ;[.E210]; ;&quot;&quot;&quot;&quot;; &quot;);&quot;)" office:value-type="string" office:string-value="INSERT INTO DB_ESPERANCA_VIVA.DESPESAS_MEDICAS VALUES (209,2,&quot;MEDICAÇÃO&quot;,4503.23,&quot;2021/02/18&quot;);" calcext:value-type="string">
            <text:p>INSERT INTO DB_ESPERANCA_VIVA.DESPESAS_MEDICAS VALUES (209,2,"MEDICAÇÃO",4503.23,"2021/02/18");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902.62</text:p>
          </table:table-cell>
          <table:table-cell office:value-type="string" calcext:value-type="string">
            <text:p>2017/09/18</text:p>
          </table:table-cell>
          <table:table-cell table:formula="of:=CONCATENATE(&quot;INSERT INTO DB_ESPERANCA_VIVA.DESPESAS_MEDICAS VALUES (&quot; ;[.A211]; &quot;,&quot; ;[.B211]; &quot;,&quot; ;&quot;&quot;&quot;&quot;; ;[.C211]; ;&quot;&quot;&quot;&quot;; &quot;,&quot; ;[.D211]; &quot;,&quot; ;&quot;&quot;&quot;&quot;; ;[.E211]; ;&quot;&quot;&quot;&quot;; &quot;);&quot;)" office:value-type="string" office:string-value="INSERT INTO DB_ESPERANCA_VIVA.DESPESAS_MEDICAS VALUES (210,31,&quot;MEDICAÇÃO&quot;,2902.62,&quot;2017/09/18&quot;);" calcext:value-type="string">
            <text:p>INSERT INTO DB_ESPERANCA_VIVA.DESPESAS_MEDICAS VALUES (210,31,"MEDICAÇÃO",2902.62,"2017/09/18");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38.9</text:p>
          </table:table-cell>
          <table:table-cell office:value-type="string" calcext:value-type="string">
            <text:p>2017/06/21</text:p>
          </table:table-cell>
          <table:table-cell table:formula="of:=CONCATENATE(&quot;INSERT INTO DB_ESPERANCA_VIVA.DESPESAS_MEDICAS VALUES (&quot; ;[.A212]; &quot;,&quot; ;[.B212]; &quot;,&quot; ;&quot;&quot;&quot;&quot;; ;[.C212]; ;&quot;&quot;&quot;&quot;; &quot;,&quot; ;[.D212]; &quot;,&quot; ;&quot;&quot;&quot;&quot;; ;[.E212]; ;&quot;&quot;&quot;&quot;; &quot;);&quot;)" office:value-type="string" office:string-value="INSERT INTO DB_ESPERANCA_VIVA.DESPESAS_MEDICAS VALUES (211,84,&quot;MEDICAÇÃO&quot;,738.9,&quot;2017/06/21&quot;);" calcext:value-type="string">
            <text:p>INSERT INTO DB_ESPERANCA_VIVA.DESPESAS_MEDICAS VALUES (211,84,"MEDICAÇÃO",738.9,"2017/06/21");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23</text:p>
          </table:table-cell>
          <table:table-cell office:value-type="string" calcext:value-type="string">
            <text:p>2019/04/04</text:p>
          </table:table-cell>
          <table:table-cell table:formula="of:=CONCATENATE(&quot;INSERT INTO DB_ESPERANCA_VIVA.DESPESAS_MEDICAS VALUES (&quot; ;[.A213]; &quot;,&quot; ;[.B213]; &quot;,&quot; ;&quot;&quot;&quot;&quot;; ;[.C213]; ;&quot;&quot;&quot;&quot;; &quot;,&quot; ;[.D213]; &quot;,&quot; ;&quot;&quot;&quot;&quot;; ;[.E213]; ;&quot;&quot;&quot;&quot;; &quot;);&quot;)" office:value-type="string" office:string-value="INSERT INTO DB_ESPERANCA_VIVA.DESPESAS_MEDICAS VALUES (212,87,&quot;MEDICAÇÃO&quot;,4411.23,&quot;2019/04/04&quot;);" calcext:value-type="string">
            <text:p>INSERT INTO DB_ESPERANCA_VIVA.DESPESAS_MEDICAS VALUES (212,87,"MEDICAÇÃO",4411.23,"2019/04/04");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29.75</text:p>
          </table:table-cell>
          <table:table-cell office:value-type="string" calcext:value-type="string">
            <text:p>2022/05/03</text:p>
          </table:table-cell>
          <table:table-cell table:formula="of:=CONCATENATE(&quot;INSERT INTO DB_ESPERANCA_VIVA.DESPESAS_MEDICAS VALUES (&quot; ;[.A214]; &quot;,&quot; ;[.B214]; &quot;,&quot; ;&quot;&quot;&quot;&quot;; ;[.C214]; ;&quot;&quot;&quot;&quot;; &quot;,&quot; ;[.D214]; &quot;,&quot; ;&quot;&quot;&quot;&quot;; ;[.E214]; ;&quot;&quot;&quot;&quot;; &quot;);&quot;)" office:value-type="string" office:string-value="INSERT INTO DB_ESPERANCA_VIVA.DESPESAS_MEDICAS VALUES (213,101,&quot;MEDICAÇÃO&quot;,3829.75,&quot;2022/05/03&quot;);" calcext:value-type="string">
            <text:p>INSERT INTO DB_ESPERANCA_VIVA.DESPESAS_MEDICAS VALUES (213,101,"MEDICAÇÃO",3829.75,"2022/05/03");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11.85</text:p>
          </table:table-cell>
          <table:table-cell office:value-type="string" calcext:value-type="string">
            <text:p>2018/06/07</text:p>
          </table:table-cell>
          <table:table-cell table:formula="of:=CONCATENATE(&quot;INSERT INTO DB_ESPERANCA_VIVA.DESPESAS_MEDICAS VALUES (&quot; ;[.A215]; &quot;,&quot; ;[.B215]; &quot;,&quot; ;&quot;&quot;&quot;&quot;; ;[.C215]; ;&quot;&quot;&quot;&quot;; &quot;,&quot; ;[.D215]; &quot;,&quot; ;&quot;&quot;&quot;&quot;; ;[.E215]; ;&quot;&quot;&quot;&quot;; &quot;);&quot;)" office:value-type="string" office:string-value="INSERT INTO DB_ESPERANCA_VIVA.DESPESAS_MEDICAS VALUES (214,133,&quot;MEDICAÇÃO&quot;,2011.85,&quot;2018/06/07&quot;);" calcext:value-type="string">
            <text:p>INSERT INTO DB_ESPERANCA_VIVA.DESPESAS_MEDICAS VALUES (214,133,"MEDICAÇÃO",2011.85,"2018/06/07");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87.42</text:p>
          </table:table-cell>
          <table:table-cell office:value-type="string" calcext:value-type="string">
            <text:p>2016/05/15</text:p>
          </table:table-cell>
          <table:table-cell table:formula="of:=CONCATENATE(&quot;INSERT INTO DB_ESPERANCA_VIVA.DESPESAS_MEDICAS VALUES (&quot; ;[.A216]; &quot;,&quot; ;[.B216]; &quot;,&quot; ;&quot;&quot;&quot;&quot;; ;[.C216]; ;&quot;&quot;&quot;&quot;; &quot;,&quot; ;[.D216]; &quot;,&quot; ;&quot;&quot;&quot;&quot;; ;[.E216]; ;&quot;&quot;&quot;&quot;; &quot;);&quot;)" office:value-type="string" office:string-value="INSERT INTO DB_ESPERANCA_VIVA.DESPESAS_MEDICAS VALUES (215,161,&quot;MEDICAÇÃO&quot;,4487.42,&quot;2016/05/15&quot;);" calcext:value-type="string">
            <text:p>INSERT INTO DB_ESPERANCA_VIVA.DESPESAS_MEDICAS VALUES (215,161,"MEDICAÇÃO",4487.42,"2016/05/15");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04.31</text:p>
          </table:table-cell>
          <table:table-cell office:value-type="string" calcext:value-type="string">
            <text:p>2020/08/31</text:p>
          </table:table-cell>
          <table:table-cell table:formula="of:=CONCATENATE(&quot;INSERT INTO DB_ESPERANCA_VIVA.DESPESAS_MEDICAS VALUES (&quot; ;[.A217]; &quot;,&quot; ;[.B217]; &quot;,&quot; ;&quot;&quot;&quot;&quot;; ;[.C217]; ;&quot;&quot;&quot;&quot;; &quot;,&quot; ;[.D217]; &quot;,&quot; ;&quot;&quot;&quot;&quot;; ;[.E217]; ;&quot;&quot;&quot;&quot;; &quot;);&quot;)" office:value-type="string" office:string-value="INSERT INTO DB_ESPERANCA_VIVA.DESPESAS_MEDICAS VALUES (216,168,&quot;MEDICAÇÃO&quot;,4504.31,&quot;2020/08/31&quot;);" calcext:value-type="string">
            <text:p>INSERT INTO DB_ESPERANCA_VIVA.DESPESAS_MEDICAS VALUES (216,168,"MEDICAÇÃO",4504.31,"2020/08/31");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650.29</text:p>
          </table:table-cell>
          <table:table-cell office:value-type="string" calcext:value-type="string">
            <text:p>2018/08/13</text:p>
          </table:table-cell>
          <table:table-cell table:formula="of:=CONCATENATE(&quot;INSERT INTO DB_ESPERANCA_VIVA.DESPESAS_MEDICAS VALUES (&quot; ;[.A218]; &quot;,&quot; ;[.B218]; &quot;,&quot; ;&quot;&quot;&quot;&quot;; ;[.C218]; ;&quot;&quot;&quot;&quot;; &quot;,&quot; ;[.D218]; &quot;,&quot; ;&quot;&quot;&quot;&quot;; ;[.E218]; ;&quot;&quot;&quot;&quot;; &quot;);&quot;)" office:value-type="string" office:string-value="INSERT INTO DB_ESPERANCA_VIVA.DESPESAS_MEDICAS VALUES (217,339,&quot;MEDICAÇÃO&quot;,2650.29,&quot;2018/08/13&quot;);" calcext:value-type="string">
            <text:p>INSERT INTO DB_ESPERANCA_VIVA.DESPESAS_MEDICAS VALUES (217,339,"MEDICAÇÃO",2650.29,"2018/08/13");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61.07</text:p>
          </table:table-cell>
          <table:table-cell office:value-type="string" calcext:value-type="string">
            <text:p>2018/03/04</text:p>
          </table:table-cell>
          <table:table-cell table:formula="of:=CONCATENATE(&quot;INSERT INTO DB_ESPERANCA_VIVA.DESPESAS_MEDICAS VALUES (&quot; ;[.A219]; &quot;,&quot; ;[.B219]; &quot;,&quot; ;&quot;&quot;&quot;&quot;; ;[.C219]; ;&quot;&quot;&quot;&quot;; &quot;,&quot; ;[.D219]; &quot;,&quot; ;&quot;&quot;&quot;&quot;; ;[.E219]; ;&quot;&quot;&quot;&quot;; &quot;);&quot;)" office:value-type="string" office:string-value="INSERT INTO DB_ESPERANCA_VIVA.DESPESAS_MEDICAS VALUES (218,428,&quot;MEDICAÇÃO&quot;,2761.07,&quot;2018/03/04&quot;);" calcext:value-type="string">
            <text:p>INSERT INTO DB_ESPERANCA_VIVA.DESPESAS_MEDICAS VALUES (218,428,"MEDICAÇÃO",2761.07,"2018/03/04");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46.99</text:p>
          </table:table-cell>
          <table:table-cell office:value-type="string" calcext:value-type="string">
            <text:p>2021/06/16</text:p>
          </table:table-cell>
          <table:table-cell table:formula="of:=CONCATENATE(&quot;INSERT INTO DB_ESPERANCA_VIVA.DESPESAS_MEDICAS VALUES (&quot; ;[.A220]; &quot;,&quot; ;[.B220]; &quot;,&quot; ;&quot;&quot;&quot;&quot;; ;[.C220]; ;&quot;&quot;&quot;&quot;; &quot;,&quot; ;[.D220]; &quot;,&quot; ;&quot;&quot;&quot;&quot;; ;[.E220]; ;&quot;&quot;&quot;&quot;; &quot;);&quot;)" office:value-type="string" office:string-value="INSERT INTO DB_ESPERANCA_VIVA.DESPESAS_MEDICAS VALUES (219,434,&quot;MEDICAÇÃO&quot;,2446.99,&quot;2021/06/16&quot;);" calcext:value-type="string">
            <text:p>INSERT INTO DB_ESPERANCA_VIVA.DESPESAS_MEDICAS VALUES (219,434,"MEDICAÇÃO",2446.99,"2021/06/16");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04.17</text:p>
          </table:table-cell>
          <table:table-cell office:value-type="string" calcext:value-type="string">
            <text:p>2023/07/22</text:p>
          </table:table-cell>
          <table:table-cell table:formula="of:=CONCATENATE(&quot;INSERT INTO DB_ESPERANCA_VIVA.DESPESAS_MEDICAS VALUES (&quot; ;[.A221]; &quot;,&quot; ;[.B221]; &quot;,&quot; ;&quot;&quot;&quot;&quot;; ;[.C221]; ;&quot;&quot;&quot;&quot;; &quot;,&quot; ;[.D221]; &quot;,&quot; ;&quot;&quot;&quot;&quot;; ;[.E221]; ;&quot;&quot;&quot;&quot;; &quot;);&quot;)" office:value-type="string" office:string-value="INSERT INTO DB_ESPERANCA_VIVA.DESPESAS_MEDICAS VALUES (220,449,&quot;MEDICAÇÃO&quot;,1404.17,&quot;2023/07/22&quot;);" calcext:value-type="string">
            <text:p>INSERT INTO DB_ESPERANCA_VIVA.DESPESAS_MEDICAS VALUES (220,449,"MEDICAÇÃO",1404.17,"2023/07/22");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10.3</text:p>
          </table:table-cell>
          <table:table-cell office:value-type="string" calcext:value-type="string">
            <text:p>2023/03/05</text:p>
          </table:table-cell>
          <table:table-cell table:formula="of:=CONCATENATE(&quot;INSERT INTO DB_ESPERANCA_VIVA.DESPESAS_MEDICAS VALUES (&quot; ;[.A222]; &quot;,&quot; ;[.B222]; &quot;,&quot; ;&quot;&quot;&quot;&quot;; ;[.C222]; ;&quot;&quot;&quot;&quot;; &quot;,&quot; ;[.D222]; &quot;,&quot; ;&quot;&quot;&quot;&quot;; ;[.E222]; ;&quot;&quot;&quot;&quot;; &quot;);&quot;)" office:value-type="string" office:string-value="INSERT INTO DB_ESPERANCA_VIVA.DESPESAS_MEDICAS VALUES (221,453,&quot;MEDICAÇÃO&quot;,4810.3,&quot;2023/03/05&quot;);" calcext:value-type="string">
            <text:p>INSERT INTO DB_ESPERANCA_VIVA.DESPESAS_MEDICAS VALUES (221,453,"MEDICAÇÃO",4810.3,"2023/03/05");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96.72</text:p>
          </table:table-cell>
          <table:table-cell office:value-type="string" calcext:value-type="string">
            <text:p>2023/10/27</text:p>
          </table:table-cell>
          <table:table-cell table:formula="of:=CONCATENATE(&quot;INSERT INTO DB_ESPERANCA_VIVA.DESPESAS_MEDICAS VALUES (&quot; ;[.A223]; &quot;,&quot; ;[.B223]; &quot;,&quot; ;&quot;&quot;&quot;&quot;; ;[.C223]; ;&quot;&quot;&quot;&quot;; &quot;,&quot; ;[.D223]; &quot;,&quot; ;&quot;&quot;&quot;&quot;; ;[.E223]; ;&quot;&quot;&quot;&quot;; &quot;);&quot;)" office:value-type="string" office:string-value="INSERT INTO DB_ESPERANCA_VIVA.DESPESAS_MEDICAS VALUES (222,456,&quot;MEDICAÇÃO&quot;,4396.72,&quot;2023/10/27&quot;);" calcext:value-type="string">
            <text:p>INSERT INTO DB_ESPERANCA_VIVA.DESPESAS_MEDICAS VALUES (222,456,"MEDICAÇÃO",4396.72,"2023/10/27");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35.21</text:p>
          </table:table-cell>
          <table:table-cell office:value-type="string" calcext:value-type="string">
            <text:p>2022/08/13</text:p>
          </table:table-cell>
          <table:table-cell table:formula="of:=CONCATENATE(&quot;INSERT INTO DB_ESPERANCA_VIVA.DESPESAS_MEDICAS VALUES (&quot; ;[.A224]; &quot;,&quot; ;[.B224]; &quot;,&quot; ;&quot;&quot;&quot;&quot;; ;[.C224]; ;&quot;&quot;&quot;&quot;; &quot;,&quot; ;[.D224]; &quot;,&quot; ;&quot;&quot;&quot;&quot;; ;[.E224]; ;&quot;&quot;&quot;&quot;; &quot;);&quot;)" office:value-type="string" office:string-value="INSERT INTO DB_ESPERANCA_VIVA.DESPESAS_MEDICAS VALUES (223,522,&quot;MEDICAÇÃO&quot;,2335.21,&quot;2022/08/13&quot;);" calcext:value-type="string">
            <text:p>INSERT INTO DB_ESPERANCA_VIVA.DESPESAS_MEDICAS VALUES (223,522,"MEDICAÇÃO",2335.21,"2022/08/13");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74.05</text:p>
          </table:table-cell>
          <table:table-cell office:value-type="string" calcext:value-type="string">
            <text:p>2015/02/21</text:p>
          </table:table-cell>
          <table:table-cell table:formula="of:=CONCATENATE(&quot;INSERT INTO DB_ESPERANCA_VIVA.DESPESAS_MEDICAS VALUES (&quot; ;[.A225]; &quot;,&quot; ;[.B225]; &quot;,&quot; ;&quot;&quot;&quot;&quot;; ;[.C225]; ;&quot;&quot;&quot;&quot;; &quot;,&quot; ;[.D225]; &quot;,&quot; ;&quot;&quot;&quot;&quot;; ;[.E225]; ;&quot;&quot;&quot;&quot;; &quot;);&quot;)" office:value-type="string" office:string-value="INSERT INTO DB_ESPERANCA_VIVA.DESPESAS_MEDICAS VALUES (224,635,&quot;MEDICAÇÃO&quot;,874.05,&quot;2015/02/21&quot;);" calcext:value-type="string">
            <text:p>INSERT INTO DB_ESPERANCA_VIVA.DESPESAS_MEDICAS VALUES (224,635,"MEDICAÇÃO",874.05,"2015/02/21");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86.91</text:p>
          </table:table-cell>
          <table:table-cell office:value-type="string" calcext:value-type="string">
            <text:p>2017/01/13</text:p>
          </table:table-cell>
          <table:table-cell table:formula="of:=CONCATENATE(&quot;INSERT INTO DB_ESPERANCA_VIVA.DESPESAS_MEDICAS VALUES (&quot; ;[.A226]; &quot;,&quot; ;[.B226]; &quot;,&quot; ;&quot;&quot;&quot;&quot;; ;[.C226]; ;&quot;&quot;&quot;&quot;; &quot;,&quot; ;[.D226]; &quot;,&quot; ;&quot;&quot;&quot;&quot;; ;[.E226]; ;&quot;&quot;&quot;&quot;; &quot;);&quot;)" office:value-type="string" office:string-value="INSERT INTO DB_ESPERANCA_VIVA.DESPESAS_MEDICAS VALUES (225,637,&quot;MEDICAÇÃO&quot;,1386.91,&quot;2017/01/13&quot;);" calcext:value-type="string">
            <text:p>INSERT INTO DB_ESPERANCA_VIVA.DESPESAS_MEDICAS VALUES (225,637,"MEDICAÇÃO",1386.91,"2017/01/13");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84.9</text:p>
          </table:table-cell>
          <table:table-cell office:value-type="string" calcext:value-type="string">
            <text:p>2016/02/29</text:p>
          </table:table-cell>
          <table:table-cell table:formula="of:=CONCATENATE(&quot;INSERT INTO DB_ESPERANCA_VIVA.DESPESAS_MEDICAS VALUES (&quot; ;[.A227]; &quot;,&quot; ;[.B227]; &quot;,&quot; ;&quot;&quot;&quot;&quot;; ;[.C227]; ;&quot;&quot;&quot;&quot;; &quot;,&quot; ;[.D227]; &quot;,&quot; ;&quot;&quot;&quot;&quot;; ;[.E227]; ;&quot;&quot;&quot;&quot;; &quot;);&quot;)" office:value-type="string" office:string-value="INSERT INTO DB_ESPERANCA_VIVA.DESPESAS_MEDICAS VALUES (226,659,&quot;MEDICAÇÃO&quot;,2284.9,&quot;2016/02/29&quot;);" calcext:value-type="string">
            <text:p>INSERT INTO DB_ESPERANCA_VIVA.DESPESAS_MEDICAS VALUES (226,659,"MEDICAÇÃO",2284.9,"2016/02/29");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54.12</text:p>
          </table:table-cell>
          <table:table-cell office:value-type="string" calcext:value-type="string">
            <text:p>2018/02/13</text:p>
          </table:table-cell>
          <table:table-cell table:formula="of:=CONCATENATE(&quot;INSERT INTO DB_ESPERANCA_VIVA.DESPESAS_MEDICAS VALUES (&quot; ;[.A228]; &quot;,&quot; ;[.B228]; &quot;,&quot; ;&quot;&quot;&quot;&quot;; ;[.C228]; ;&quot;&quot;&quot;&quot;; &quot;,&quot; ;[.D228]; &quot;,&quot; ;&quot;&quot;&quot;&quot;; ;[.E228]; ;&quot;&quot;&quot;&quot;; &quot;);&quot;)" office:value-type="string" office:string-value="INSERT INTO DB_ESPERANCA_VIVA.DESPESAS_MEDICAS VALUES (227,675,&quot;MEDICAÇÃO&quot;,1354.12,&quot;2018/02/13&quot;);" calcext:value-type="string">
            <text:p>INSERT INTO DB_ESPERANCA_VIVA.DESPESAS_MEDICAS VALUES (227,675,"MEDICAÇÃO",1354.12,"2018/02/13");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64.03</text:p>
          </table:table-cell>
          <table:table-cell office:value-type="string" calcext:value-type="string">
            <text:p>2015/08/26</text:p>
          </table:table-cell>
          <table:table-cell table:formula="of:=CONCATENATE(&quot;INSERT INTO DB_ESPERANCA_VIVA.DESPESAS_MEDICAS VALUES (&quot; ;[.A229]; &quot;,&quot; ;[.B229]; &quot;,&quot; ;&quot;&quot;&quot;&quot;; ;[.C229]; ;&quot;&quot;&quot;&quot;; &quot;,&quot; ;[.D229]; &quot;,&quot; ;&quot;&quot;&quot;&quot;; ;[.E229]; ;&quot;&quot;&quot;&quot;; &quot;);&quot;)" office:value-type="string" office:string-value="INSERT INTO DB_ESPERANCA_VIVA.DESPESAS_MEDICAS VALUES (228,34,&quot;MEDICAÇÃO&quot;,3464.03,&quot;2015/08/26&quot;);" calcext:value-type="string">
            <text:p>INSERT INTO DB_ESPERANCA_VIVA.DESPESAS_MEDICAS VALUES (228,34,"MEDICAÇÃO",3464.03,"2015/08/26");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85.26</text:p>
          </table:table-cell>
          <table:table-cell office:value-type="string" calcext:value-type="string">
            <text:p>2024/08/19</text:p>
          </table:table-cell>
          <table:table-cell table:formula="of:=CONCATENATE(&quot;INSERT INTO DB_ESPERANCA_VIVA.DESPESAS_MEDICAS VALUES (&quot; ;[.A230]; &quot;,&quot; ;[.B230]; &quot;,&quot; ;&quot;&quot;&quot;&quot;; ;[.C230]; ;&quot;&quot;&quot;&quot;; &quot;,&quot; ;[.D230]; &quot;,&quot; ;&quot;&quot;&quot;&quot;; ;[.E230]; ;&quot;&quot;&quot;&quot;; &quot;);&quot;)" office:value-type="string" office:string-value="INSERT INTO DB_ESPERANCA_VIVA.DESPESAS_MEDICAS VALUES (229,62,&quot;MEDICAÇÃO&quot;,4585.26,&quot;2024/08/19&quot;);" calcext:value-type="string">
            <text:p>INSERT INTO DB_ESPERANCA_VIVA.DESPESAS_MEDICAS VALUES (229,62,"MEDICAÇÃO",4585.26,"2024/08/19");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89.44</text:p>
          </table:table-cell>
          <table:table-cell office:value-type="string" calcext:value-type="string">
            <text:p>2015/05/24</text:p>
          </table:table-cell>
          <table:table-cell table:formula="of:=CONCATENATE(&quot;INSERT INTO DB_ESPERANCA_VIVA.DESPESAS_MEDICAS VALUES (&quot; ;[.A231]; &quot;,&quot; ;[.B231]; &quot;,&quot; ;&quot;&quot;&quot;&quot;; ;[.C231]; ;&quot;&quot;&quot;&quot;; &quot;,&quot; ;[.D231]; &quot;,&quot; ;&quot;&quot;&quot;&quot;; ;[.E231]; ;&quot;&quot;&quot;&quot;; &quot;);&quot;)" office:value-type="string" office:string-value="INSERT INTO DB_ESPERANCA_VIVA.DESPESAS_MEDICAS VALUES (230,93,&quot;MEDICAÇÃO&quot;,3789.44,&quot;2015/05/24&quot;);" calcext:value-type="string">
            <text:p>INSERT INTO DB_ESPERANCA_VIVA.DESPESAS_MEDICAS VALUES (230,93,"MEDICAÇÃO",3789.44,"2015/05/24");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58.27</text:p>
          </table:table-cell>
          <table:table-cell office:value-type="string" calcext:value-type="string">
            <text:p>2021/06/13</text:p>
          </table:table-cell>
          <table:table-cell table:formula="of:=CONCATENATE(&quot;INSERT INTO DB_ESPERANCA_VIVA.DESPESAS_MEDICAS VALUES (&quot; ;[.A232]; &quot;,&quot; ;[.B232]; &quot;,&quot; ;&quot;&quot;&quot;&quot;; ;[.C232]; ;&quot;&quot;&quot;&quot;; &quot;,&quot; ;[.D232]; &quot;,&quot; ;&quot;&quot;&quot;&quot;; ;[.E232]; ;&quot;&quot;&quot;&quot;; &quot;);&quot;)" office:value-type="string" office:string-value="INSERT INTO DB_ESPERANCA_VIVA.DESPESAS_MEDICAS VALUES (231,155,&quot;MEDICAÇÃO&quot;,2358.27,&quot;2021/06/13&quot;);" calcext:value-type="string">
            <text:p>INSERT INTO DB_ESPERANCA_VIVA.DESPESAS_MEDICAS VALUES (231,155,"MEDICAÇÃO",2358.27,"2021/06/13");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718.07</text:p>
          </table:table-cell>
          <table:table-cell office:value-type="string" calcext:value-type="string">
            <text:p>2020/01/25</text:p>
          </table:table-cell>
          <table:table-cell table:formula="of:=CONCATENATE(&quot;INSERT INTO DB_ESPERANCA_VIVA.DESPESAS_MEDICAS VALUES (&quot; ;[.A233]; &quot;,&quot; ;[.B233]; &quot;,&quot; ;&quot;&quot;&quot;&quot;; ;[.C233]; ;&quot;&quot;&quot;&quot;; &quot;,&quot; ;[.D233]; &quot;,&quot; ;&quot;&quot;&quot;&quot;; ;[.E233]; ;&quot;&quot;&quot;&quot;; &quot;);&quot;)" office:value-type="string" office:string-value="INSERT INTO DB_ESPERANCA_VIVA.DESPESAS_MEDICAS VALUES (232,183,&quot;MEDICAÇÃO&quot;,3718.07,&quot;2020/01/25&quot;);" calcext:value-type="string">
            <text:p>INSERT INTO DB_ESPERANCA_VIVA.DESPESAS_MEDICAS VALUES (232,183,"MEDICAÇÃO",3718.07,"2020/01/25");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61.83</text:p>
          </table:table-cell>
          <table:table-cell office:value-type="string" calcext:value-type="string">
            <text:p>2024/11/29</text:p>
          </table:table-cell>
          <table:table-cell table:formula="of:=CONCATENATE(&quot;INSERT INTO DB_ESPERANCA_VIVA.DESPESAS_MEDICAS VALUES (&quot; ;[.A234]; &quot;,&quot; ;[.B234]; &quot;,&quot; ;&quot;&quot;&quot;&quot;; ;[.C234]; ;&quot;&quot;&quot;&quot;; &quot;,&quot; ;[.D234]; &quot;,&quot; ;&quot;&quot;&quot;&quot;; ;[.E234]; ;&quot;&quot;&quot;&quot;; &quot;);&quot;)" office:value-type="string" office:string-value="INSERT INTO DB_ESPERANCA_VIVA.DESPESAS_MEDICAS VALUES (233,252,&quot;MEDICAÇÃO&quot;,1061.83,&quot;2024/11/29&quot;);" calcext:value-type="string">
            <text:p>INSERT INTO DB_ESPERANCA_VIVA.DESPESAS_MEDICAS VALUES (233,252,"MEDICAÇÃO",1061.83,"2024/11/29");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02.18</text:p>
          </table:table-cell>
          <table:table-cell office:value-type="string" calcext:value-type="string">
            <text:p>2021/04/28</text:p>
          </table:table-cell>
          <table:table-cell table:formula="of:=CONCATENATE(&quot;INSERT INTO DB_ESPERANCA_VIVA.DESPESAS_MEDICAS VALUES (&quot; ;[.A235]; &quot;,&quot; ;[.B235]; &quot;,&quot; ;&quot;&quot;&quot;&quot;; ;[.C235]; ;&quot;&quot;&quot;&quot;; &quot;,&quot; ;[.D235]; &quot;,&quot; ;&quot;&quot;&quot;&quot;; ;[.E235]; ;&quot;&quot;&quot;&quot;; &quot;);&quot;)" office:value-type="string" office:string-value="INSERT INTO DB_ESPERANCA_VIVA.DESPESAS_MEDICAS VALUES (234,274,&quot;MEDICAÇÃO&quot;,3102.18,&quot;2021/04/28&quot;);" calcext:value-type="string">
            <text:p>INSERT INTO DB_ESPERANCA_VIVA.DESPESAS_MEDICAS VALUES (234,274,"MEDICAÇÃO",3102.18,"2021/04/28");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391.88</text:p>
          </table:table-cell>
          <table:table-cell office:value-type="string" calcext:value-type="string">
            <text:p>2020/07/08</text:p>
          </table:table-cell>
          <table:table-cell table:formula="of:=CONCATENATE(&quot;INSERT INTO DB_ESPERANCA_VIVA.DESPESAS_MEDICAS VALUES (&quot; ;[.A236]; &quot;,&quot; ;[.B236]; &quot;,&quot; ;&quot;&quot;&quot;&quot;; ;[.C236]; ;&quot;&quot;&quot;&quot;; &quot;,&quot; ;[.D236]; &quot;,&quot; ;&quot;&quot;&quot;&quot;; ;[.E236]; ;&quot;&quot;&quot;&quot;; &quot;);&quot;)" office:value-type="string" office:string-value="INSERT INTO DB_ESPERANCA_VIVA.DESPESAS_MEDICAS VALUES (235,297,&quot;MEDICAÇÃO&quot;,1391.88,&quot;2020/07/08&quot;);" calcext:value-type="string">
            <text:p>INSERT INTO DB_ESPERANCA_VIVA.DESPESAS_MEDICAS VALUES (235,297,"MEDICAÇÃO",1391.88,"2020/07/08");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62.75</text:p>
          </table:table-cell>
          <table:table-cell office:value-type="string" calcext:value-type="string">
            <text:p>2016/09/25</text:p>
          </table:table-cell>
          <table:table-cell table:formula="of:=CONCATENATE(&quot;INSERT INTO DB_ESPERANCA_VIVA.DESPESAS_MEDICAS VALUES (&quot; ;[.A237]; &quot;,&quot; ;[.B237]; &quot;,&quot; ;&quot;&quot;&quot;&quot;; ;[.C237]; ;&quot;&quot;&quot;&quot;; &quot;,&quot; ;[.D237]; &quot;,&quot; ;&quot;&quot;&quot;&quot;; ;[.E237]; ;&quot;&quot;&quot;&quot;; &quot;);&quot;)" office:value-type="string" office:string-value="INSERT INTO DB_ESPERANCA_VIVA.DESPESAS_MEDICAS VALUES (236,314,&quot;MEDICAÇÃO&quot;,2362.75,&quot;2016/09/25&quot;);" calcext:value-type="string">
            <text:p>INSERT INTO DB_ESPERANCA_VIVA.DESPESAS_MEDICAS VALUES (236,314,"MEDICAÇÃO",2362.75,"2016/09/25");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65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238]; &quot;,&quot; ;[.B238]; &quot;,&quot; ;&quot;&quot;&quot;&quot;; ;[.C238]; ;&quot;&quot;&quot;&quot;; &quot;,&quot; ;[.D238]; &quot;,&quot; ;&quot;&quot;&quot;&quot;; ;[.E238]; ;&quot;&quot;&quot;&quot;; &quot;);&quot;)" office:value-type="string" office:string-value="INSERT INTO DB_ESPERANCA_VIVA.DESPESAS_MEDICAS VALUES (237,323,&quot;MEDICAÇÃO&quot;,4411.65,&quot;2024/07/23&quot;);" calcext:value-type="string">
            <text:p>INSERT INTO DB_ESPERANCA_VIVA.DESPESAS_MEDICAS VALUES (237,323,"MEDICAÇÃO",4411.65,"2024/07/23");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70.1</text:p>
          </table:table-cell>
          <table:table-cell office:value-type="string" calcext:value-type="string">
            <text:p>2018/03/09</text:p>
          </table:table-cell>
          <table:table-cell table:formula="of:=CONCATENATE(&quot;INSERT INTO DB_ESPERANCA_VIVA.DESPESAS_MEDICAS VALUES (&quot; ;[.A239]; &quot;,&quot; ;[.B239]; &quot;,&quot; ;&quot;&quot;&quot;&quot;; ;[.C239]; ;&quot;&quot;&quot;&quot;; &quot;,&quot; ;[.D239]; &quot;,&quot; ;&quot;&quot;&quot;&quot;; ;[.E239]; ;&quot;&quot;&quot;&quot;; &quot;);&quot;)" office:value-type="string" office:string-value="INSERT INTO DB_ESPERANCA_VIVA.DESPESAS_MEDICAS VALUES (238,337,&quot;MEDICAÇÃO&quot;,4070.1,&quot;2018/03/09&quot;);" calcext:value-type="string">
            <text:p>INSERT INTO DB_ESPERANCA_VIVA.DESPESAS_MEDICAS VALUES (238,337,"MEDICAÇÃO",4070.1,"2018/03/09");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79.9</text:p>
          </table:table-cell>
          <table:table-cell office:value-type="string" calcext:value-type="string">
            <text:p>2017/10/11</text:p>
          </table:table-cell>
          <table:table-cell table:formula="of:=CONCATENATE(&quot;INSERT INTO DB_ESPERANCA_VIVA.DESPESAS_MEDICAS VALUES (&quot; ;[.A240]; &quot;,&quot; ;[.B240]; &quot;,&quot; ;&quot;&quot;&quot;&quot;; ;[.C240]; ;&quot;&quot;&quot;&quot;; &quot;,&quot; ;[.D240]; &quot;,&quot; ;&quot;&quot;&quot;&quot;; ;[.E240]; ;&quot;&quot;&quot;&quot;; &quot;);&quot;)" office:value-type="string" office:string-value="INSERT INTO DB_ESPERANCA_VIVA.DESPESAS_MEDICAS VALUES (239,364,&quot;MEDICAÇÃO&quot;,3679.9,&quot;2017/10/11&quot;);" calcext:value-type="string">
            <text:p>INSERT INTO DB_ESPERANCA_VIVA.DESPESAS_MEDICAS VALUES (239,364,"MEDICAÇÃO",3679.9,"2017/10/11");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58.77</text:p>
          </table:table-cell>
          <table:table-cell office:value-type="string" calcext:value-type="string">
            <text:p>2016/02/10</text:p>
          </table:table-cell>
          <table:table-cell table:formula="of:=CONCATENATE(&quot;INSERT INTO DB_ESPERANCA_VIVA.DESPESAS_MEDICAS VALUES (&quot; ;[.A241]; &quot;,&quot; ;[.B241]; &quot;,&quot; ;&quot;&quot;&quot;&quot;; ;[.C241]; ;&quot;&quot;&quot;&quot;; &quot;,&quot; ;[.D241]; &quot;,&quot; ;&quot;&quot;&quot;&quot;; ;[.E241]; ;&quot;&quot;&quot;&quot;; &quot;);&quot;)" office:value-type="string" office:string-value="INSERT INTO DB_ESPERANCA_VIVA.DESPESAS_MEDICAS VALUES (240,493,&quot;MEDICAÇÃO&quot;,3258.77,&quot;2016/02/10&quot;);" calcext:value-type="string">
            <text:p>INSERT INTO DB_ESPERANCA_VIVA.DESPESAS_MEDICAS VALUES (240,493,"MEDICAÇÃO",3258.77,"2016/02/10");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05.52</text:p>
          </table:table-cell>
          <table:table-cell office:value-type="string" calcext:value-type="string">
            <text:p>2016/10/30</text:p>
          </table:table-cell>
          <table:table-cell table:formula="of:=CONCATENATE(&quot;INSERT INTO DB_ESPERANCA_VIVA.DESPESAS_MEDICAS VALUES (&quot; ;[.A242]; &quot;,&quot; ;[.B242]; &quot;,&quot; ;&quot;&quot;&quot;&quot;; ;[.C242]; ;&quot;&quot;&quot;&quot;; &quot;,&quot; ;[.D242]; &quot;,&quot; ;&quot;&quot;&quot;&quot;; ;[.E242]; ;&quot;&quot;&quot;&quot;; &quot;);&quot;)" office:value-type="string" office:string-value="INSERT INTO DB_ESPERANCA_VIVA.DESPESAS_MEDICAS VALUES (241,538,&quot;MEDICAÇÃO&quot;,4005.52,&quot;2016/10/30&quot;);" calcext:value-type="string">
            <text:p>INSERT INTO DB_ESPERANCA_VIVA.DESPESAS_MEDICAS VALUES (241,538,"MEDICAÇÃO",4005.52,"2016/10/30");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46.67</text:p>
          </table:table-cell>
          <table:table-cell office:value-type="string" calcext:value-type="string">
            <text:p>2018/06/04</text:p>
          </table:table-cell>
          <table:table-cell table:formula="of:=CONCATENATE(&quot;INSERT INTO DB_ESPERANCA_VIVA.DESPESAS_MEDICAS VALUES (&quot; ;[.A243]; &quot;,&quot; ;[.B243]; &quot;,&quot; ;&quot;&quot;&quot;&quot;; ;[.C243]; ;&quot;&quot;&quot;&quot;; &quot;,&quot; ;[.D243]; &quot;,&quot; ;&quot;&quot;&quot;&quot;; ;[.E243]; ;&quot;&quot;&quot;&quot;; &quot;);&quot;)" office:value-type="string" office:string-value="INSERT INTO DB_ESPERANCA_VIVA.DESPESAS_MEDICAS VALUES (242,547,&quot;MEDICAÇÃO&quot;,946.67,&quot;2018/06/04&quot;);" calcext:value-type="string">
            <text:p>INSERT INTO DB_ESPERANCA_VIVA.DESPESAS_MEDICAS VALUES (242,547,"MEDICAÇÃO",946.67,"2018/06/04");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514.02</text:p>
          </table:table-cell>
          <table:table-cell office:value-type="string" calcext:value-type="string">
            <text:p>2018/12/25</text:p>
          </table:table-cell>
          <table:table-cell table:formula="of:=CONCATENATE(&quot;INSERT INTO DB_ESPERANCA_VIVA.DESPESAS_MEDICAS VALUES (&quot; ;[.A244]; &quot;,&quot; ;[.B244]; &quot;,&quot; ;&quot;&quot;&quot;&quot;; ;[.C244]; ;&quot;&quot;&quot;&quot;; &quot;,&quot; ;[.D244]; &quot;,&quot; ;&quot;&quot;&quot;&quot;; ;[.E244]; ;&quot;&quot;&quot;&quot;; &quot;);&quot;)" office:value-type="string" office:string-value="INSERT INTO DB_ESPERANCA_VIVA.DESPESAS_MEDICAS VALUES (243,643,&quot;MEDICAÇÃO&quot;,2514.02,&quot;2018/12/25&quot;);" calcext:value-type="string">
            <text:p>INSERT INTO DB_ESPERANCA_VIVA.DESPESAS_MEDICAS VALUES (243,643,"MEDICAÇÃO",2514.02,"2018/12/25");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7.56</text:p>
          </table:table-cell>
          <table:table-cell office:value-type="string" calcext:value-type="string">
            <text:p>2016/09/19</text:p>
          </table:table-cell>
          <table:table-cell table:formula="of:=CONCATENATE(&quot;INSERT INTO DB_ESPERANCA_VIVA.DESPESAS_MEDICAS VALUES (&quot; ;[.A245]; &quot;,&quot; ;[.B245]; &quot;,&quot; ;&quot;&quot;&quot;&quot;; ;[.C245]; ;&quot;&quot;&quot;&quot;; &quot;,&quot; ;[.D245]; &quot;,&quot; ;&quot;&quot;&quot;&quot;; ;[.E245]; ;&quot;&quot;&quot;&quot;; &quot;);&quot;)" office:value-type="string" office:string-value="INSERT INTO DB_ESPERANCA_VIVA.DESPESAS_MEDICAS VALUES (244,651,&quot;MEDICAÇÃO&quot;,2327.56,&quot;2016/09/19&quot;);" calcext:value-type="string">
            <text:p>INSERT INTO DB_ESPERANCA_VIVA.DESPESAS_MEDICAS VALUES (244,651,"MEDICAÇÃO",2327.56,"2016/09/19");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52.61</text:p>
          </table:table-cell>
          <table:table-cell office:value-type="string" calcext:value-type="string">
            <text:p>2018/12/21</text:p>
          </table:table-cell>
          <table:table-cell table:formula="of:=CONCATENATE(&quot;INSERT INTO DB_ESPERANCA_VIVA.DESPESAS_MEDICAS VALUES (&quot; ;[.A246]; &quot;,&quot; ;[.B246]; &quot;,&quot; ;&quot;&quot;&quot;&quot;; ;[.C246]; ;&quot;&quot;&quot;&quot;; &quot;,&quot; ;[.D246]; &quot;,&quot; ;&quot;&quot;&quot;&quot;; ;[.E246]; ;&quot;&quot;&quot;&quot;; &quot;);&quot;)" office:value-type="string" office:string-value="INSERT INTO DB_ESPERANCA_VIVA.DESPESAS_MEDICAS VALUES (245,702,&quot;MEDICAÇÃO&quot;,4352.61,&quot;2018/12/21&quot;);" calcext:value-type="string">
            <text:p>INSERT INTO DB_ESPERANCA_VIVA.DESPESAS_MEDICAS VALUES (245,702,"MEDICAÇÃO",4352.61,"2018/12/21");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40.01</text:p>
          </table:table-cell>
          <table:table-cell office:value-type="string" calcext:value-type="string">
            <text:p>2020/10/18</text:p>
          </table:table-cell>
          <table:table-cell table:formula="of:=CONCATENATE(&quot;INSERT INTO DB_ESPERANCA_VIVA.DESPESAS_MEDICAS VALUES (&quot; ;[.A247]; &quot;,&quot; ;[.B247]; &quot;,&quot; ;&quot;&quot;&quot;&quot;; ;[.C247]; ;&quot;&quot;&quot;&quot;; &quot;,&quot; ;[.D247]; &quot;,&quot; ;&quot;&quot;&quot;&quot;; ;[.E247]; ;&quot;&quot;&quot;&quot;; &quot;);&quot;)" office:value-type="string" office:string-value="INSERT INTO DB_ESPERANCA_VIVA.DESPESAS_MEDICAS VALUES (246,724,&quot;MEDICAÇÃO&quot;,3140.01,&quot;2020/10/18&quot;);" calcext:value-type="string">
            <text:p>INSERT INTO DB_ESPERANCA_VIVA.DESPESAS_MEDICAS VALUES (246,724,"MEDICAÇÃO",3140.01,"2020/10/18");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87.46</text:p>
          </table:table-cell>
          <table:table-cell office:value-type="string" calcext:value-type="string">
            <text:p>2022/08/20</text:p>
          </table:table-cell>
          <table:table-cell table:formula="of:=CONCATENATE(&quot;INSERT INTO DB_ESPERANCA_VIVA.DESPESAS_MEDICAS VALUES (&quot; ;[.A248]; &quot;,&quot; ;[.B248]; &quot;,&quot; ;&quot;&quot;&quot;&quot;; ;[.C248]; ;&quot;&quot;&quot;&quot;; &quot;,&quot; ;[.D248]; &quot;,&quot; ;&quot;&quot;&quot;&quot;; ;[.E248]; ;&quot;&quot;&quot;&quot;; &quot;);&quot;)" office:value-type="string" office:string-value="INSERT INTO DB_ESPERANCA_VIVA.DESPESAS_MEDICAS VALUES (247,46,&quot;MEDICAÇÃO&quot;,4387.46,&quot;2022/08/20&quot;);" calcext:value-type="string">
            <text:p>INSERT INTO DB_ESPERANCA_VIVA.DESPESAS_MEDICAS VALUES (247,46,"MEDICAÇÃO",4387.46,"2022/08/20");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96.18</text:p>
          </table:table-cell>
          <table:table-cell office:value-type="string" calcext:value-type="string">
            <text:p>2018/10/24</text:p>
          </table:table-cell>
          <table:table-cell table:formula="of:=CONCATENATE(&quot;INSERT INTO DB_ESPERANCA_VIVA.DESPESAS_MEDICAS VALUES (&quot; ;[.A249]; &quot;,&quot; ;[.B249]; &quot;,&quot; ;&quot;&quot;&quot;&quot;; ;[.C249]; ;&quot;&quot;&quot;&quot;; &quot;,&quot; ;[.D249]; &quot;,&quot; ;&quot;&quot;&quot;&quot;; ;[.E249]; ;&quot;&quot;&quot;&quot;; &quot;);&quot;)" office:value-type="string" office:string-value="INSERT INTO DB_ESPERANCA_VIVA.DESPESAS_MEDICAS VALUES (248,53,&quot;MEDICAÇÃO&quot;,4096.18,&quot;2018/10/24&quot;);" calcext:value-type="string">
            <text:p>INSERT INTO DB_ESPERANCA_VIVA.DESPESAS_MEDICAS VALUES (248,53,"MEDICAÇÃO",4096.18,"2018/10/24");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26.53</text:p>
          </table:table-cell>
          <table:table-cell office:value-type="string" calcext:value-type="string">
            <text:p>2022/10/26</text:p>
          </table:table-cell>
          <table:table-cell table:formula="of:=CONCATENATE(&quot;INSERT INTO DB_ESPERANCA_VIVA.DESPESAS_MEDICAS VALUES (&quot; ;[.A250]; &quot;,&quot; ;[.B250]; &quot;,&quot; ;&quot;&quot;&quot;&quot;; ;[.C250]; ;&quot;&quot;&quot;&quot;; &quot;,&quot; ;[.D250]; &quot;,&quot; ;&quot;&quot;&quot;&quot;; ;[.E250]; ;&quot;&quot;&quot;&quot;; &quot;);&quot;)" office:value-type="string" office:string-value="INSERT INTO DB_ESPERANCA_VIVA.DESPESAS_MEDICAS VALUES (249,157,&quot;MEDICAÇÃO&quot;,526.53,&quot;2022/10/26&quot;);" calcext:value-type="string">
            <text:p>INSERT INTO DB_ESPERANCA_VIVA.DESPESAS_MEDICAS VALUES (249,157,"MEDICAÇÃO",526.53,"2022/10/26");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39.84</text:p>
          </table:table-cell>
          <table:table-cell office:value-type="string" calcext:value-type="string">
            <text:p>2019/06/12</text:p>
          </table:table-cell>
          <table:table-cell table:formula="of:=CONCATENATE(&quot;INSERT INTO DB_ESPERANCA_VIVA.DESPESAS_MEDICAS VALUES (&quot; ;[.A251]; &quot;,&quot; ;[.B251]; &quot;,&quot; ;&quot;&quot;&quot;&quot;; ;[.C251]; ;&quot;&quot;&quot;&quot;; &quot;,&quot; ;[.D251]; &quot;,&quot; ;&quot;&quot;&quot;&quot;; ;[.E251]; ;&quot;&quot;&quot;&quot;; &quot;);&quot;)" office:value-type="string" office:string-value="INSERT INTO DB_ESPERANCA_VIVA.DESPESAS_MEDICAS VALUES (250,203,&quot;MEDICAÇÃO&quot;,2239.84,&quot;2019/06/12&quot;);" calcext:value-type="string">
            <text:p>INSERT INTO DB_ESPERANCA_VIVA.DESPESAS_MEDICAS VALUES (250,203,"MEDICAÇÃO",2239.84,"2019/06/12");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98.22</text:p>
          </table:table-cell>
          <table:table-cell office:value-type="string" calcext:value-type="string">
            <text:p>2015/05/30</text:p>
          </table:table-cell>
          <table:table-cell table:formula="of:=CONCATENATE(&quot;INSERT INTO DB_ESPERANCA_VIVA.DESPESAS_MEDICAS VALUES (&quot; ;[.A252]; &quot;,&quot; ;[.B252]; &quot;,&quot; ;&quot;&quot;&quot;&quot;; ;[.C252]; ;&quot;&quot;&quot;&quot;; &quot;,&quot; ;[.D252]; &quot;,&quot; ;&quot;&quot;&quot;&quot;; ;[.E252]; ;&quot;&quot;&quot;&quot;; &quot;);&quot;)" office:value-type="string" office:string-value="INSERT INTO DB_ESPERANCA_VIVA.DESPESAS_MEDICAS VALUES (251,245,&quot;MEDICAÇÃO&quot;,3998.22,&quot;2015/05/30&quot;);" calcext:value-type="string">
            <text:p>INSERT INTO DB_ESPERANCA_VIVA.DESPESAS_MEDICAS VALUES (251,245,"MEDICAÇÃO",3998.22,"2015/05/30");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710.74</text:p>
          </table:table-cell>
          <table:table-cell office:value-type="string" calcext:value-type="string">
            <text:p>2015/09/03</text:p>
          </table:table-cell>
          <table:table-cell table:formula="of:=CONCATENATE(&quot;INSERT INTO DB_ESPERANCA_VIVA.DESPESAS_MEDICAS VALUES (&quot; ;[.A253]; &quot;,&quot; ;[.B253]; &quot;,&quot; ;&quot;&quot;&quot;&quot;; ;[.C253]; ;&quot;&quot;&quot;&quot;; &quot;,&quot; ;[.D253]; &quot;,&quot; ;&quot;&quot;&quot;&quot;; ;[.E253]; ;&quot;&quot;&quot;&quot;; &quot;);&quot;)" office:value-type="string" office:string-value="INSERT INTO DB_ESPERANCA_VIVA.DESPESAS_MEDICAS VALUES (252,268,&quot;MEDICAÇÃO&quot;,710.74,&quot;2015/09/03&quot;);" calcext:value-type="string">
            <text:p>INSERT INTO DB_ESPERANCA_VIVA.DESPESAS_MEDICAS VALUES (252,268,"MEDICAÇÃO",710.74,"2015/09/03");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09.78</text:p>
          </table:table-cell>
          <table:table-cell office:value-type="string" calcext:value-type="string">
            <text:p>2017/12/27</text:p>
          </table:table-cell>
          <table:table-cell table:formula="of:=CONCATENATE(&quot;INSERT INTO DB_ESPERANCA_VIVA.DESPESAS_MEDICAS VALUES (&quot; ;[.A254]; &quot;,&quot; ;[.B254]; &quot;,&quot; ;&quot;&quot;&quot;&quot;; ;[.C254]; ;&quot;&quot;&quot;&quot;; &quot;,&quot; ;[.D254]; &quot;,&quot; ;&quot;&quot;&quot;&quot;; ;[.E254]; ;&quot;&quot;&quot;&quot;; &quot;);&quot;)" office:value-type="string" office:string-value="INSERT INTO DB_ESPERANCA_VIVA.DESPESAS_MEDICAS VALUES (253,331,&quot;MEDICAÇÃO&quot;,4209.78,&quot;2017/12/27&quot;);" calcext:value-type="string">
            <text:p>INSERT INTO DB_ESPERANCA_VIVA.DESPESAS_MEDICAS VALUES (253,331,"MEDICAÇÃO",4209.78,"2017/12/27");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37.84</text:p>
          </table:table-cell>
          <table:table-cell office:value-type="string" calcext:value-type="string">
            <text:p>2016/02/17</text:p>
          </table:table-cell>
          <table:table-cell table:formula="of:=CONCATENATE(&quot;INSERT INTO DB_ESPERANCA_VIVA.DESPESAS_MEDICAS VALUES (&quot; ;[.A255]; &quot;,&quot; ;[.B255]; &quot;,&quot; ;&quot;&quot;&quot;&quot;; ;[.C255]; ;&quot;&quot;&quot;&quot;; &quot;,&quot; ;[.D255]; &quot;,&quot; ;&quot;&quot;&quot;&quot;; ;[.E255]; ;&quot;&quot;&quot;&quot;; &quot;);&quot;)" office:value-type="string" office:string-value="INSERT INTO DB_ESPERANCA_VIVA.DESPESAS_MEDICAS VALUES (254,352,&quot;MEDICAÇÃO&quot;,1437.84,&quot;2016/02/17&quot;);" calcext:value-type="string">
            <text:p>INSERT INTO DB_ESPERANCA_VIVA.DESPESAS_MEDICAS VALUES (254,352,"MEDICAÇÃO",1437.84,"2016/02/17");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46.25</text:p>
          </table:table-cell>
          <table:table-cell office:value-type="string" calcext:value-type="string">
            <text:p>2019/07/21</text:p>
          </table:table-cell>
          <table:table-cell table:formula="of:=CONCATENATE(&quot;INSERT INTO DB_ESPERANCA_VIVA.DESPESAS_MEDICAS VALUES (&quot; ;[.A256]; &quot;,&quot; ;[.B256]; &quot;,&quot; ;&quot;&quot;&quot;&quot;; ;[.C256]; ;&quot;&quot;&quot;&quot;; &quot;,&quot; ;[.D256]; &quot;,&quot; ;&quot;&quot;&quot;&quot;; ;[.E256]; ;&quot;&quot;&quot;&quot;; &quot;);&quot;)" office:value-type="string" office:string-value="INSERT INTO DB_ESPERANCA_VIVA.DESPESAS_MEDICAS VALUES (255,408,&quot;MEDICAÇÃO&quot;,2246.25,&quot;2019/07/21&quot;);" calcext:value-type="string">
            <text:p>INSERT INTO DB_ESPERANCA_VIVA.DESPESAS_MEDICAS VALUES (255,408,"MEDICAÇÃO",2246.25,"2019/07/21");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6.24</text:p>
          </table:table-cell>
          <table:table-cell office:value-type="string" calcext:value-type="string">
            <text:p>2020/12/17</text:p>
          </table:table-cell>
          <table:table-cell table:formula="of:=CONCATENATE(&quot;INSERT INTO DB_ESPERANCA_VIVA.DESPESAS_MEDICAS VALUES (&quot; ;[.A257]; &quot;,&quot; ;[.B257]; &quot;,&quot; ;&quot;&quot;&quot;&quot;; ;[.C257]; ;&quot;&quot;&quot;&quot;; &quot;,&quot; ;[.D257]; &quot;,&quot; ;&quot;&quot;&quot;&quot;; ;[.E257]; ;&quot;&quot;&quot;&quot;; &quot;);&quot;)" office:value-type="string" office:string-value="INSERT INTO DB_ESPERANCA_VIVA.DESPESAS_MEDICAS VALUES (256,524,&quot;MEDICAÇÃO&quot;,536.24,&quot;2020/12/17&quot;);" calcext:value-type="string">
            <text:p>INSERT INTO DB_ESPERANCA_VIVA.DESPESAS_MEDICAS VALUES (256,524,"MEDICAÇÃO",536.24,"2020/12/17");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86.31</text:p>
          </table:table-cell>
          <table:table-cell office:value-type="string" calcext:value-type="string">
            <text:p>2015/07/22</text:p>
          </table:table-cell>
          <table:table-cell table:formula="of:=CONCATENATE(&quot;INSERT INTO DB_ESPERANCA_VIVA.DESPESAS_MEDICAS VALUES (&quot; ;[.A258]; &quot;,&quot; ;[.B258]; &quot;,&quot; ;&quot;&quot;&quot;&quot;; ;[.C258]; ;&quot;&quot;&quot;&quot;; &quot;,&quot; ;[.D258]; &quot;,&quot; ;&quot;&quot;&quot;&quot;; ;[.E258]; ;&quot;&quot;&quot;&quot;; &quot;);&quot;)" office:value-type="string" office:string-value="INSERT INTO DB_ESPERANCA_VIVA.DESPESAS_MEDICAS VALUES (257,583,&quot;MEDICAÇÃO&quot;,3586.31,&quot;2015/07/22&quot;);" calcext:value-type="string">
            <text:p>INSERT INTO DB_ESPERANCA_VIVA.DESPESAS_MEDICAS VALUES (257,583,"MEDICAÇÃO",3586.31,"2015/07/22");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4.86</text:p>
          </table:table-cell>
          <table:table-cell office:value-type="string" calcext:value-type="string">
            <text:p>2022/08/02</text:p>
          </table:table-cell>
          <table:table-cell table:formula="of:=CONCATENATE(&quot;INSERT INTO DB_ESPERANCA_VIVA.DESPESAS_MEDICAS VALUES (&quot; ;[.A259]; &quot;,&quot; ;[.B259]; &quot;,&quot; ;&quot;&quot;&quot;&quot;; ;[.C259]; ;&quot;&quot;&quot;&quot;; &quot;,&quot; ;[.D259]; &quot;,&quot; ;&quot;&quot;&quot;&quot;; ;[.E259]; ;&quot;&quot;&quot;&quot;; &quot;);&quot;)" office:value-type="string" office:string-value="INSERT INTO DB_ESPERANCA_VIVA.DESPESAS_MEDICAS VALUES (258,620,&quot;MEDICAÇÃO&quot;,4044.86,&quot;2022/08/02&quot;);" calcext:value-type="string">
            <text:p>INSERT INTO DB_ESPERANCA_VIVA.DESPESAS_MEDICAS VALUES (258,620,"MEDICAÇÃO",4044.86,"2022/08/02");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92.84</text:p>
          </table:table-cell>
          <table:table-cell office:value-type="string" calcext:value-type="string">
            <text:p>2015/07/17</text:p>
          </table:table-cell>
          <table:table-cell table:formula="of:=CONCATENATE(&quot;INSERT INTO DB_ESPERANCA_VIVA.DESPESAS_MEDICAS VALUES (&quot; ;[.A260]; &quot;,&quot; ;[.B260]; &quot;,&quot; ;&quot;&quot;&quot;&quot;; ;[.C260]; ;&quot;&quot;&quot;&quot;; &quot;,&quot; ;[.D260]; &quot;,&quot; ;&quot;&quot;&quot;&quot;; ;[.E260]; ;&quot;&quot;&quot;&quot;; &quot;);&quot;)" office:value-type="string" office:string-value="INSERT INTO DB_ESPERANCA_VIVA.DESPESAS_MEDICAS VALUES (259,623,&quot;MEDICAÇÃO&quot;,4792.84,&quot;2015/07/17&quot;);" calcext:value-type="string">
            <text:p>INSERT INTO DB_ESPERANCA_VIVA.DESPESAS_MEDICAS VALUES (259,623,"MEDICAÇÃO",4792.84,"2015/07/17");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62.09</text:p>
          </table:table-cell>
          <table:table-cell office:value-type="string" calcext:value-type="string">
            <text:p>2018/12/16</text:p>
          </table:table-cell>
          <table:table-cell table:formula="of:=CONCATENATE(&quot;INSERT INTO DB_ESPERANCA_VIVA.DESPESAS_MEDICAS VALUES (&quot; ;[.A261]; &quot;,&quot; ;[.B261]; &quot;,&quot; ;&quot;&quot;&quot;&quot;; ;[.C261]; ;&quot;&quot;&quot;&quot;; &quot;,&quot; ;[.D261]; &quot;,&quot; ;&quot;&quot;&quot;&quot;; ;[.E261]; ;&quot;&quot;&quot;&quot;; &quot;);&quot;)" office:value-type="string" office:string-value="INSERT INTO DB_ESPERANCA_VIVA.DESPESAS_MEDICAS VALUES (260,647,&quot;MEDICAÇÃO&quot;,4062.09,&quot;2018/12/16&quot;);" calcext:value-type="string">
            <text:p>INSERT INTO DB_ESPERANCA_VIVA.DESPESAS_MEDICAS VALUES (260,647,"MEDICAÇÃO",4062.09,"2018/12/16");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35.08</text:p>
          </table:table-cell>
          <table:table-cell office:value-type="string" calcext:value-type="string">
            <text:p>2017/03/28</text:p>
          </table:table-cell>
          <table:table-cell table:formula="of:=CONCATENATE(&quot;INSERT INTO DB_ESPERANCA_VIVA.DESPESAS_MEDICAS VALUES (&quot; ;[.A262]; &quot;,&quot; ;[.B262]; &quot;,&quot; ;&quot;&quot;&quot;&quot;; ;[.C262]; ;&quot;&quot;&quot;&quot;; &quot;,&quot; ;[.D262]; &quot;,&quot; ;&quot;&quot;&quot;&quot;; ;[.E262]; ;&quot;&quot;&quot;&quot;; &quot;);&quot;)" office:value-type="string" office:string-value="INSERT INTO DB_ESPERANCA_VIVA.DESPESAS_MEDICAS VALUES (261,695,&quot;MEDICAÇÃO&quot;,4535.08,&quot;2017/03/28&quot;);" calcext:value-type="string">
            <text:p>INSERT INTO DB_ESPERANCA_VIVA.DESPESAS_MEDICAS VALUES (261,695,"MEDICAÇÃO",4535.08,"2017/03/28");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26.91</text:p>
          </table:table-cell>
          <table:table-cell office:value-type="string" calcext:value-type="string">
            <text:p>2017/12/04</text:p>
          </table:table-cell>
          <table:table-cell table:formula="of:=CONCATENATE(&quot;INSERT INTO DB_ESPERANCA_VIVA.DESPESAS_MEDICAS VALUES (&quot; ;[.A263]; &quot;,&quot; ;[.B263]; &quot;,&quot; ;&quot;&quot;&quot;&quot;; ;[.C263]; ;&quot;&quot;&quot;&quot;; &quot;,&quot; ;[.D263]; &quot;,&quot; ;&quot;&quot;&quot;&quot;; ;[.E263]; ;&quot;&quot;&quot;&quot;; &quot;);&quot;)" office:value-type="string" office:string-value="INSERT INTO DB_ESPERANCA_VIVA.DESPESAS_MEDICAS VALUES (262,700,&quot;MEDICAÇÃO&quot;,4326.91,&quot;2017/12/04&quot;);" calcext:value-type="string">
            <text:p>INSERT INTO DB_ESPERANCA_VIVA.DESPESAS_MEDICAS VALUES (262,700,"MEDICAÇÃO",4326.91,"2017/12/04");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79.91</text:p>
          </table:table-cell>
          <table:table-cell office:value-type="string" calcext:value-type="string">
            <text:p>2018/07/22</text:p>
          </table:table-cell>
          <table:table-cell table:formula="of:=CONCATENATE(&quot;INSERT INTO DB_ESPERANCA_VIVA.DESPESAS_MEDICAS VALUES (&quot; ;[.A264]; &quot;,&quot; ;[.B264]; &quot;,&quot; ;&quot;&quot;&quot;&quot;; ;[.C264]; ;&quot;&quot;&quot;&quot;; &quot;,&quot; ;[.D264]; &quot;,&quot; ;&quot;&quot;&quot;&quot;; ;[.E264]; ;&quot;&quot;&quot;&quot;; &quot;);&quot;)" office:value-type="string" office:string-value="INSERT INTO DB_ESPERANCA_VIVA.DESPESAS_MEDICAS VALUES (263,12,&quot;MEDICAÇÃO&quot;,1079.91,&quot;2018/07/22&quot;);" calcext:value-type="string">
            <text:p>INSERT INTO DB_ESPERANCA_VIVA.DESPESAS_MEDICAS VALUES (263,12,"MEDICAÇÃO",1079.91,"2018/07/22");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05.87</text:p>
          </table:table-cell>
          <table:table-cell office:value-type="string" calcext:value-type="string">
            <text:p>2021/12/05</text:p>
          </table:table-cell>
          <table:table-cell table:formula="of:=CONCATENATE(&quot;INSERT INTO DB_ESPERANCA_VIVA.DESPESAS_MEDICAS VALUES (&quot; ;[.A265]; &quot;,&quot; ;[.B265]; &quot;,&quot; ;&quot;&quot;&quot;&quot;; ;[.C265]; ;&quot;&quot;&quot;&quot;; &quot;,&quot; ;[.D265]; &quot;,&quot; ;&quot;&quot;&quot;&quot;; ;[.E265]; ;&quot;&quot;&quot;&quot;; &quot;);&quot;)" office:value-type="string" office:string-value="INSERT INTO DB_ESPERANCA_VIVA.DESPESAS_MEDICAS VALUES (264,80,&quot;MEDICAÇÃO&quot;,3305.87,&quot;2021/12/05&quot;);" calcext:value-type="string">
            <text:p>INSERT INTO DB_ESPERANCA_VIVA.DESPESAS_MEDICAS VALUES (264,80,"MEDICAÇÃO",3305.87,"2021/12/05");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4.84</text:p>
          </table:table-cell>
          <table:table-cell office:value-type="string" calcext:value-type="string">
            <text:p>2019/02/05</text:p>
          </table:table-cell>
          <table:table-cell table:formula="of:=CONCATENATE(&quot;INSERT INTO DB_ESPERANCA_VIVA.DESPESAS_MEDICAS VALUES (&quot; ;[.A266]; &quot;,&quot; ;[.B266]; &quot;,&quot; ;&quot;&quot;&quot;&quot;; ;[.C266]; ;&quot;&quot;&quot;&quot;; &quot;,&quot; ;[.D266]; &quot;,&quot; ;&quot;&quot;&quot;&quot;; ;[.E266]; ;&quot;&quot;&quot;&quot;; &quot;);&quot;)" office:value-type="string" office:string-value="INSERT INTO DB_ESPERANCA_VIVA.DESPESAS_MEDICAS VALUES (265,95,&quot;MEDICAÇÃO&quot;,4734.84,&quot;2019/02/05&quot;);" calcext:value-type="string">
            <text:p>INSERT INTO DB_ESPERANCA_VIVA.DESPESAS_MEDICAS VALUES (265,95,"MEDICAÇÃO",4734.84,"2019/02/05");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564.7</text:p>
          </table:table-cell>
          <table:table-cell office:value-type="string" calcext:value-type="string">
            <text:p>2018/04/17</text:p>
          </table:table-cell>
          <table:table-cell table:formula="of:=CONCATENATE(&quot;INSERT INTO DB_ESPERANCA_VIVA.DESPESAS_MEDICAS VALUES (&quot; ;[.A267]; &quot;,&quot; ;[.B267]; &quot;,&quot; ;&quot;&quot;&quot;&quot;; ;[.C267]; ;&quot;&quot;&quot;&quot;; &quot;,&quot; ;[.D267]; &quot;,&quot; ;&quot;&quot;&quot;&quot;; ;[.E267]; ;&quot;&quot;&quot;&quot;; &quot;);&quot;)" office:value-type="string" office:string-value="INSERT INTO DB_ESPERANCA_VIVA.DESPESAS_MEDICAS VALUES (266,151,&quot;MEDICAÇÃO&quot;,3564.7,&quot;2018/04/17&quot;);" calcext:value-type="string">
            <text:p>INSERT INTO DB_ESPERANCA_VIVA.DESPESAS_MEDICAS VALUES (266,151,"MEDICAÇÃO",3564.7,"2018/04/17");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39.08</text:p>
          </table:table-cell>
          <table:table-cell office:value-type="string" calcext:value-type="string">
            <text:p>2023/09/05</text:p>
          </table:table-cell>
          <table:table-cell table:formula="of:=CONCATENATE(&quot;INSERT INTO DB_ESPERANCA_VIVA.DESPESAS_MEDICAS VALUES (&quot; ;[.A268]; &quot;,&quot; ;[.B268]; &quot;,&quot; ;&quot;&quot;&quot;&quot;; ;[.C268]; ;&quot;&quot;&quot;&quot;; &quot;,&quot; ;[.D268]; &quot;,&quot; ;&quot;&quot;&quot;&quot;; ;[.E268]; ;&quot;&quot;&quot;&quot;; &quot;);&quot;)" office:value-type="string" office:string-value="INSERT INTO DB_ESPERANCA_VIVA.DESPESAS_MEDICAS VALUES (267,194,&quot;MEDICAÇÃO&quot;,3939.08,&quot;2023/09/05&quot;);" calcext:value-type="string">
            <text:p>INSERT INTO DB_ESPERANCA_VIVA.DESPESAS_MEDICAS VALUES (267,194,"MEDICAÇÃO",3939.08,"2023/09/05");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8.32</text:p>
          </table:table-cell>
          <table:table-cell office:value-type="string" calcext:value-type="string">
            <text:p>2022/01/30</text:p>
          </table:table-cell>
          <table:table-cell table:formula="of:=CONCATENATE(&quot;INSERT INTO DB_ESPERANCA_VIVA.DESPESAS_MEDICAS VALUES (&quot; ;[.A269]; &quot;,&quot; ;[.B269]; &quot;,&quot; ;&quot;&quot;&quot;&quot;; ;[.C269]; ;&quot;&quot;&quot;&quot;; &quot;,&quot; ;[.D269]; &quot;,&quot; ;&quot;&quot;&quot;&quot;; ;[.E269]; ;&quot;&quot;&quot;&quot;; &quot;);&quot;)" office:value-type="string" office:string-value="INSERT INTO DB_ESPERANCA_VIVA.DESPESAS_MEDICAS VALUES (268,216,&quot;MEDICAÇÃO&quot;,2208.32,&quot;2022/01/30&quot;);" calcext:value-type="string">
            <text:p>INSERT INTO DB_ESPERANCA_VIVA.DESPESAS_MEDICAS VALUES (268,216,"MEDICAÇÃO",2208.32,"2022/01/30");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204.45</text:p>
          </table:table-cell>
          <table:table-cell office:value-type="string" calcext:value-type="string">
            <text:p>2017/03/12</text:p>
          </table:table-cell>
          <table:table-cell table:formula="of:=CONCATENATE(&quot;INSERT INTO DB_ESPERANCA_VIVA.DESPESAS_MEDICAS VALUES (&quot; ;[.A270]; &quot;,&quot; ;[.B270]; &quot;,&quot; ;&quot;&quot;&quot;&quot;; ;[.C270]; ;&quot;&quot;&quot;&quot;; &quot;,&quot; ;[.D270]; &quot;,&quot; ;&quot;&quot;&quot;&quot;; ;[.E270]; ;&quot;&quot;&quot;&quot;; &quot;);&quot;)" office:value-type="string" office:string-value="INSERT INTO DB_ESPERANCA_VIVA.DESPESAS_MEDICAS VALUES (269,250,&quot;MEDICAÇÃO&quot;,2204.45,&quot;2017/03/12&quot;);" calcext:value-type="string">
            <text:p>INSERT INTO DB_ESPERANCA_VIVA.DESPESAS_MEDICAS VALUES (269,250,"MEDICAÇÃO",2204.45,"2017/03/12");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40.08</text:p>
          </table:table-cell>
          <table:table-cell office:value-type="string" calcext:value-type="string">
            <text:p>2021/09/06</text:p>
          </table:table-cell>
          <table:table-cell table:formula="of:=CONCATENATE(&quot;INSERT INTO DB_ESPERANCA_VIVA.DESPESAS_MEDICAS VALUES (&quot; ;[.A271]; &quot;,&quot; ;[.B271]; &quot;,&quot; ;&quot;&quot;&quot;&quot;; ;[.C271]; ;&quot;&quot;&quot;&quot;; &quot;,&quot; ;[.D271]; &quot;,&quot; ;&quot;&quot;&quot;&quot;; ;[.E271]; ;&quot;&quot;&quot;&quot;; &quot;);&quot;)" office:value-type="string" office:string-value="INSERT INTO DB_ESPERANCA_VIVA.DESPESAS_MEDICAS VALUES (270,330,&quot;MEDICAÇÃO&quot;,4040.08,&quot;2021/09/06&quot;);" calcext:value-type="string">
            <text:p>INSERT INTO DB_ESPERANCA_VIVA.DESPESAS_MEDICAS VALUES (270,330,"MEDICAÇÃO",4040.08,"2021/09/06");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06.46</text:p>
          </table:table-cell>
          <table:table-cell office:value-type="string" calcext:value-type="string">
            <text:p>2022/10/16</text:p>
          </table:table-cell>
          <table:table-cell table:formula="of:=CONCATENATE(&quot;INSERT INTO DB_ESPERANCA_VIVA.DESPESAS_MEDICAS VALUES (&quot; ;[.A272]; &quot;,&quot; ;[.B272]; &quot;,&quot; ;&quot;&quot;&quot;&quot;; ;[.C272]; ;&quot;&quot;&quot;&quot;; &quot;,&quot; ;[.D272]; &quot;,&quot; ;&quot;&quot;&quot;&quot;; ;[.E272]; ;&quot;&quot;&quot;&quot;; &quot;);&quot;)" office:value-type="string" office:string-value="INSERT INTO DB_ESPERANCA_VIVA.DESPESAS_MEDICAS VALUES (271,351,&quot;MEDICAÇÃO&quot;,4106.46,&quot;2022/10/16&quot;);" calcext:value-type="string">
            <text:p>INSERT INTO DB_ESPERANCA_VIVA.DESPESAS_MEDICAS VALUES (271,351,"MEDICAÇÃO",4106.46,"2022/10/16");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39.52</text:p>
          </table:table-cell>
          <table:table-cell office:value-type="string" calcext:value-type="string">
            <text:p>2018/02/24</text:p>
          </table:table-cell>
          <table:table-cell table:formula="of:=CONCATENATE(&quot;INSERT INTO DB_ESPERANCA_VIVA.DESPESAS_MEDICAS VALUES (&quot; ;[.A273]; &quot;,&quot; ;[.B273]; &quot;,&quot; ;&quot;&quot;&quot;&quot;; ;[.C273]; ;&quot;&quot;&quot;&quot;; &quot;,&quot; ;[.D273]; &quot;,&quot; ;&quot;&quot;&quot;&quot;; ;[.E273]; ;&quot;&quot;&quot;&quot;; &quot;);&quot;)" office:value-type="string" office:string-value="INSERT INTO DB_ESPERANCA_VIVA.DESPESAS_MEDICAS VALUES (272,425,&quot;MEDICAÇÃO&quot;,3839.52,&quot;2018/02/24&quot;);" calcext:value-type="string">
            <text:p>INSERT INTO DB_ESPERANCA_VIVA.DESPESAS_MEDICAS VALUES (272,425,"MEDICAÇÃO",3839.52,"2018/02/24");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19.51</text:p>
          </table:table-cell>
          <table:table-cell office:value-type="string" calcext:value-type="string">
            <text:p>2018/12/01</text:p>
          </table:table-cell>
          <table:table-cell table:formula="of:=CONCATENATE(&quot;INSERT INTO DB_ESPERANCA_VIVA.DESPESAS_MEDICAS VALUES (&quot; ;[.A274]; &quot;,&quot; ;[.B274]; &quot;,&quot; ;&quot;&quot;&quot;&quot;; ;[.C274]; ;&quot;&quot;&quot;&quot;; &quot;,&quot; ;[.D274]; &quot;,&quot; ;&quot;&quot;&quot;&quot;; ;[.E274]; ;&quot;&quot;&quot;&quot;; &quot;);&quot;)" office:value-type="string" office:string-value="INSERT INTO DB_ESPERANCA_VIVA.DESPESAS_MEDICAS VALUES (273,462,&quot;MEDICAÇÃO&quot;,4619.51,&quot;2018/12/01&quot;);" calcext:value-type="string">
            <text:p>INSERT INTO DB_ESPERANCA_VIVA.DESPESAS_MEDICAS VALUES (273,462,"MEDICAÇÃO",4619.51,"2018/12/01");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91.37</text:p>
          </table:table-cell>
          <table:table-cell office:value-type="string" calcext:value-type="string">
            <text:p>2017/03/23</text:p>
          </table:table-cell>
          <table:table-cell table:formula="of:=CONCATENATE(&quot;INSERT INTO DB_ESPERANCA_VIVA.DESPESAS_MEDICAS VALUES (&quot; ;[.A275]; &quot;,&quot; ;[.B275]; &quot;,&quot; ;&quot;&quot;&quot;&quot;; ;[.C275]; ;&quot;&quot;&quot;&quot;; &quot;,&quot; ;[.D275]; &quot;,&quot; ;&quot;&quot;&quot;&quot;; ;[.E275]; ;&quot;&quot;&quot;&quot;; &quot;);&quot;)" office:value-type="string" office:string-value="INSERT INTO DB_ESPERANCA_VIVA.DESPESAS_MEDICAS VALUES (274,660,&quot;MEDICAÇÃO&quot;,691.37,&quot;2017/03/23&quot;);" calcext:value-type="string">
            <text:p>INSERT INTO DB_ESPERANCA_VIVA.DESPESAS_MEDICAS VALUES (274,660,"MEDICAÇÃO",691.37,"2017/03/23");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57.57</text:p>
          </table:table-cell>
          <table:table-cell office:value-type="string" calcext:value-type="string">
            <text:p>2024/06/02</text:p>
          </table:table-cell>
          <table:table-cell table:formula="of:=CONCATENATE(&quot;INSERT INTO DB_ESPERANCA_VIVA.DESPESAS_MEDICAS VALUES (&quot; ;[.A276]; &quot;,&quot; ;[.B276]; &quot;,&quot; ;&quot;&quot;&quot;&quot;; ;[.C276]; ;&quot;&quot;&quot;&quot;; &quot;,&quot; ;[.D276]; &quot;,&quot; ;&quot;&quot;&quot;&quot;; ;[.E276]; ;&quot;&quot;&quot;&quot;; &quot;);&quot;)" office:value-type="string" office:string-value="INSERT INTO DB_ESPERANCA_VIVA.DESPESAS_MEDICAS VALUES (275,672,&quot;MEDICAÇÃO&quot;,2457.57,&quot;2024/06/02&quot;);" calcext:value-type="string">
            <text:p>INSERT INTO DB_ESPERANCA_VIVA.DESPESAS_MEDICAS VALUES (275,672,"MEDICAÇÃO",2457.57,"2024/06/02");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6.78</text:p>
          </table:table-cell>
          <table:table-cell office:value-type="string" calcext:value-type="string">
            <text:p>2023/11/30</text:p>
          </table:table-cell>
          <table:table-cell table:formula="of:=CONCATENATE(&quot;INSERT INTO DB_ESPERANCA_VIVA.DESPESAS_MEDICAS VALUES (&quot; ;[.A277]; &quot;,&quot; ;[.B277]; &quot;,&quot; ;&quot;&quot;&quot;&quot;; ;[.C277]; ;&quot;&quot;&quot;&quot;; &quot;,&quot; ;[.D277]; &quot;,&quot; ;&quot;&quot;&quot;&quot;; ;[.E277]; ;&quot;&quot;&quot;&quot;; &quot;);&quot;)" office:value-type="string" office:string-value="INSERT INTO DB_ESPERANCA_VIVA.DESPESAS_MEDICAS VALUES (276,682,&quot;MEDICAÇÃO&quot;,2326.78,&quot;2023/11/30&quot;);" calcext:value-type="string">
            <text:p>INSERT INTO DB_ESPERANCA_VIVA.DESPESAS_MEDICAS VALUES (276,682,"MEDICAÇÃO",2326.78,"2023/11/30");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64.56</text:p>
          </table:table-cell>
          <table:table-cell office:value-type="string" calcext:value-type="string">
            <text:p>2015/11/25</text:p>
          </table:table-cell>
          <table:table-cell table:formula="of:=CONCATENATE(&quot;INSERT INTO DB_ESPERANCA_VIVA.DESPESAS_MEDICAS VALUES (&quot; ;[.A278]; &quot;,&quot; ;[.B278]; &quot;,&quot; ;&quot;&quot;&quot;&quot;; ;[.C278]; ;&quot;&quot;&quot;&quot;; &quot;,&quot; ;[.D278]; &quot;,&quot; ;&quot;&quot;&quot;&quot;; ;[.E278]; ;&quot;&quot;&quot;&quot;; &quot;);&quot;)" office:value-type="string" office:string-value="INSERT INTO DB_ESPERANCA_VIVA.DESPESAS_MEDICAS VALUES (277,710,&quot;MEDICAÇÃO&quot;,3664.56,&quot;2015/11/25&quot;);" calcext:value-type="string">
            <text:p>INSERT INTO DB_ESPERANCA_VIVA.DESPESAS_MEDICAS VALUES (277,710,"MEDICAÇÃO",3664.56,"2015/11/25");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09.36</text:p>
          </table:table-cell>
          <table:table-cell office:value-type="string" calcext:value-type="string">
            <text:p>2016/02/01</text:p>
          </table:table-cell>
          <table:table-cell table:formula="of:=CONCATENATE(&quot;INSERT INTO DB_ESPERANCA_VIVA.DESPESAS_MEDICAS VALUES (&quot; ;[.A279]; &quot;,&quot; ;[.B279]; &quot;,&quot; ;&quot;&quot;&quot;&quot;; ;[.C279]; ;&quot;&quot;&quot;&quot;; &quot;,&quot; ;[.D279]; &quot;,&quot; ;&quot;&quot;&quot;&quot;; ;[.E279]; ;&quot;&quot;&quot;&quot;; &quot;);&quot;)" office:value-type="string" office:string-value="INSERT INTO DB_ESPERANCA_VIVA.DESPESAS_MEDICAS VALUES (278,4,&quot;MEDICAÇÃO&quot;,3609.36,&quot;2016/02/01&quot;);" calcext:value-type="string">
            <text:p>INSERT INTO DB_ESPERANCA_VIVA.DESPESAS_MEDICAS VALUES (278,4,"MEDICAÇÃO",3609.36,"2016/02/01");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49.93</text:p>
          </table:table-cell>
          <table:table-cell office:value-type="string" calcext:value-type="string">
            <text:p>2020/08/31</text:p>
          </table:table-cell>
          <table:table-cell table:formula="of:=CONCATENATE(&quot;INSERT INTO DB_ESPERANCA_VIVA.DESPESAS_MEDICAS VALUES (&quot; ;[.A280]; &quot;,&quot; ;[.B280]; &quot;,&quot; ;&quot;&quot;&quot;&quot;; ;[.C280]; ;&quot;&quot;&quot;&quot;; &quot;,&quot; ;[.D280]; &quot;,&quot; ;&quot;&quot;&quot;&quot;; ;[.E280]; ;&quot;&quot;&quot;&quot;; &quot;);&quot;)" office:value-type="string" office:string-value="INSERT INTO DB_ESPERANCA_VIVA.DESPESAS_MEDICAS VALUES (279,33,&quot;MEDICAÇÃO&quot;,4549.93,&quot;2020/08/31&quot;);" calcext:value-type="string">
            <text:p>INSERT INTO DB_ESPERANCA_VIVA.DESPESAS_MEDICAS VALUES (279,33,"MEDICAÇÃO",4549.93,"2020/08/31");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89.68</text:p>
          </table:table-cell>
          <table:table-cell office:value-type="string" calcext:value-type="string">
            <text:p>2018/08/01</text:p>
          </table:table-cell>
          <table:table-cell table:formula="of:=CONCATENATE(&quot;INSERT INTO DB_ESPERANCA_VIVA.DESPESAS_MEDICAS VALUES (&quot; ;[.A281]; &quot;,&quot; ;[.B281]; &quot;,&quot; ;&quot;&quot;&quot;&quot;; ;[.C281]; ;&quot;&quot;&quot;&quot;; &quot;,&quot; ;[.D281]; &quot;,&quot; ;&quot;&quot;&quot;&quot;; ;[.E281]; ;&quot;&quot;&quot;&quot;; &quot;);&quot;)" office:value-type="string" office:string-value="INSERT INTO DB_ESPERANCA_VIVA.DESPESAS_MEDICAS VALUES (280,42,&quot;MEDICAÇÃO&quot;,689.68,&quot;2018/08/01&quot;);" calcext:value-type="string">
            <text:p>INSERT INTO DB_ESPERANCA_VIVA.DESPESAS_MEDICAS VALUES (280,42,"MEDICAÇÃO",689.68,"2018/08/01");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533.13</text:p>
          </table:table-cell>
          <table:table-cell office:value-type="string" calcext:value-type="string">
            <text:p>2023/10/10</text:p>
          </table:table-cell>
          <table:table-cell table:formula="of:=CONCATENATE(&quot;INSERT INTO DB_ESPERANCA_VIVA.DESPESAS_MEDICAS VALUES (&quot; ;[.A282]; &quot;,&quot; ;[.B282]; &quot;,&quot; ;&quot;&quot;&quot;&quot;; ;[.C282]; ;&quot;&quot;&quot;&quot;; &quot;,&quot; ;[.D282]; &quot;,&quot; ;&quot;&quot;&quot;&quot;; ;[.E282]; ;&quot;&quot;&quot;&quot;; &quot;);&quot;)" office:value-type="string" office:string-value="INSERT INTO DB_ESPERANCA_VIVA.DESPESAS_MEDICAS VALUES (281,44,&quot;MEDICAÇÃO&quot;,533.13,&quot;2023/10/10&quot;);" calcext:value-type="string">
            <text:p>INSERT INTO DB_ESPERANCA_VIVA.DESPESAS_MEDICAS VALUES (281,44,"MEDICAÇÃO",533.13,"2023/10/10");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895.95</text:p>
          </table:table-cell>
          <table:table-cell office:value-type="string" calcext:value-type="string">
            <text:p>2019/08/29</text:p>
          </table:table-cell>
          <table:table-cell table:formula="of:=CONCATENATE(&quot;INSERT INTO DB_ESPERANCA_VIVA.DESPESAS_MEDICAS VALUES (&quot; ;[.A283]; &quot;,&quot; ;[.B283]; &quot;,&quot; ;&quot;&quot;&quot;&quot;; ;[.C283]; ;&quot;&quot;&quot;&quot;; &quot;,&quot; ;[.D283]; &quot;,&quot; ;&quot;&quot;&quot;&quot;; ;[.E283]; ;&quot;&quot;&quot;&quot;; &quot;);&quot;)" office:value-type="string" office:string-value="INSERT INTO DB_ESPERANCA_VIVA.DESPESAS_MEDICAS VALUES (282,54,&quot;MEDICAÇÃO&quot;,2895.95,&quot;2019/08/29&quot;);" calcext:value-type="string">
            <text:p>INSERT INTO DB_ESPERANCA_VIVA.DESPESAS_MEDICAS VALUES (282,54,"MEDICAÇÃO",2895.95,"2019/08/29");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173.38</text:p>
          </table:table-cell>
          <table:table-cell office:value-type="string" calcext:value-type="string">
            <text:p>2024/12/03</text:p>
          </table:table-cell>
          <table:table-cell table:formula="of:=CONCATENATE(&quot;INSERT INTO DB_ESPERANCA_VIVA.DESPESAS_MEDICAS VALUES (&quot; ;[.A284]; &quot;,&quot; ;[.B284]; &quot;,&quot; ;&quot;&quot;&quot;&quot;; ;[.C284]; ;&quot;&quot;&quot;&quot;; &quot;,&quot; ;[.D284]; &quot;,&quot; ;&quot;&quot;&quot;&quot;; ;[.E284]; ;&quot;&quot;&quot;&quot;; &quot;);&quot;)" office:value-type="string" office:string-value="INSERT INTO DB_ESPERANCA_VIVA.DESPESAS_MEDICAS VALUES (283,102,&quot;MEDICAÇÃO&quot;,4173.38,&quot;2024/12/03&quot;);" calcext:value-type="string">
            <text:p>INSERT INTO DB_ESPERANCA_VIVA.DESPESAS_MEDICAS VALUES (283,102,"MEDICAÇÃO",4173.38,"2024/12/03");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64.61</text:p>
          </table:table-cell>
          <table:table-cell office:value-type="string" calcext:value-type="string">
            <text:p>2019/05/29</text:p>
          </table:table-cell>
          <table:table-cell table:formula="of:=CONCATENATE(&quot;INSERT INTO DB_ESPERANCA_VIVA.DESPESAS_MEDICAS VALUES (&quot; ;[.A285]; &quot;,&quot; ;[.B285]; &quot;,&quot; ;&quot;&quot;&quot;&quot;; ;[.C285]; ;&quot;&quot;&quot;&quot;; &quot;,&quot; ;[.D285]; &quot;,&quot; ;&quot;&quot;&quot;&quot;; ;[.E285]; ;&quot;&quot;&quot;&quot;; &quot;);&quot;)" office:value-type="string" office:string-value="INSERT INTO DB_ESPERANCA_VIVA.DESPESAS_MEDICAS VALUES (284,240,&quot;MEDICAÇÃO&quot;,3464.61,&quot;2019/05/29&quot;);" calcext:value-type="string">
            <text:p>INSERT INTO DB_ESPERANCA_VIVA.DESPESAS_MEDICAS VALUES (284,240,"MEDICAÇÃO",3464.61,"2019/05/29");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369.3</text:p>
          </table:table-cell>
          <table:table-cell office:value-type="string" calcext:value-type="string">
            <text:p>2024/10/25</text:p>
          </table:table-cell>
          <table:table-cell table:formula="of:=CONCATENATE(&quot;INSERT INTO DB_ESPERANCA_VIVA.DESPESAS_MEDICAS VALUES (&quot; ;[.A286]; &quot;,&quot; ;[.B286]; &quot;,&quot; ;&quot;&quot;&quot;&quot;; ;[.C286]; ;&quot;&quot;&quot;&quot;; &quot;,&quot; ;[.D286]; &quot;,&quot; ;&quot;&quot;&quot;&quot;; ;[.E286]; ;&quot;&quot;&quot;&quot;; &quot;);&quot;)" office:value-type="string" office:string-value="INSERT INTO DB_ESPERANCA_VIVA.DESPESAS_MEDICAS VALUES (285,275,&quot;MEDICAÇÃO&quot;,3369.3,&quot;2024/10/25&quot;);" calcext:value-type="string">
            <text:p>INSERT INTO DB_ESPERANCA_VIVA.DESPESAS_MEDICAS VALUES (285,275,"MEDICAÇÃO",3369.3,"2024/10/25");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74.95</text:p>
          </table:table-cell>
          <table:table-cell office:value-type="string" calcext:value-type="string">
            <text:p>2021/05/09</text:p>
          </table:table-cell>
          <table:table-cell table:formula="of:=CONCATENATE(&quot;INSERT INTO DB_ESPERANCA_VIVA.DESPESAS_MEDICAS VALUES (&quot; ;[.A287]; &quot;,&quot; ;[.B287]; &quot;,&quot; ;&quot;&quot;&quot;&quot;; ;[.C287]; ;&quot;&quot;&quot;&quot;; &quot;,&quot; ;[.D287]; &quot;,&quot; ;&quot;&quot;&quot;&quot;; ;[.E287]; ;&quot;&quot;&quot;&quot;; &quot;);&quot;)" office:value-type="string" office:string-value="INSERT INTO DB_ESPERANCA_VIVA.DESPESAS_MEDICAS VALUES (286,324,&quot;MEDICAÇÃO&quot;,1274.95,&quot;2021/05/09&quot;);" calcext:value-type="string">
            <text:p>INSERT INTO DB_ESPERANCA_VIVA.DESPESAS_MEDICAS VALUES (286,324,"MEDICAÇÃO",1274.95,"2021/05/09");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482.06</text:p>
          </table:table-cell>
          <table:table-cell office:value-type="string" calcext:value-type="string">
            <text:p>2022/08/13</text:p>
          </table:table-cell>
          <table:table-cell table:formula="of:=CONCATENATE(&quot;INSERT INTO DB_ESPERANCA_VIVA.DESPESAS_MEDICAS VALUES (&quot; ;[.A288]; &quot;,&quot; ;[.B288]; &quot;,&quot; ;&quot;&quot;&quot;&quot;; ;[.C288]; ;&quot;&quot;&quot;&quot;; &quot;,&quot; ;[.D288]; &quot;,&quot; ;&quot;&quot;&quot;&quot;; ;[.E288]; ;&quot;&quot;&quot;&quot;; &quot;);&quot;)" office:value-type="string" office:string-value="INSERT INTO DB_ESPERANCA_VIVA.DESPESAS_MEDICAS VALUES (287,361,&quot;MEDICAÇÃO&quot;,1482.06,&quot;2022/08/13&quot;);" calcext:value-type="string">
            <text:p>INSERT INTO DB_ESPERANCA_VIVA.DESPESAS_MEDICAS VALUES (287,361,"MEDICAÇÃO",1482.06,"2022/08/13");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654.62</text:p>
          </table:table-cell>
          <table:table-cell office:value-type="string" calcext:value-type="string">
            <text:p>2019/09/08</text:p>
          </table:table-cell>
          <table:table-cell table:formula="of:=CONCATENATE(&quot;INSERT INTO DB_ESPERANCA_VIVA.DESPESAS_MEDICAS VALUES (&quot; ;[.A289]; &quot;,&quot; ;[.B289]; &quot;,&quot; ;&quot;&quot;&quot;&quot;; ;[.C289]; ;&quot;&quot;&quot;&quot;; &quot;,&quot; ;[.D289]; &quot;,&quot; ;&quot;&quot;&quot;&quot;; ;[.E289]; ;&quot;&quot;&quot;&quot;; &quot;);&quot;)" office:value-type="string" office:string-value="INSERT INTO DB_ESPERANCA_VIVA.DESPESAS_MEDICAS VALUES (288,382,&quot;MEDICAÇÃO&quot;,654.62,&quot;2019/09/08&quot;);" calcext:value-type="string">
            <text:p>INSERT INTO DB_ESPERANCA_VIVA.DESPESAS_MEDICAS VALUES (288,382,"MEDICAÇÃO",654.62,"2019/09/08");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083.15</text:p>
          </table:table-cell>
          <table:table-cell office:value-type="string" calcext:value-type="string">
            <text:p>2021/01/25</text:p>
          </table:table-cell>
          <table:table-cell table:formula="of:=CONCATENATE(&quot;INSERT INTO DB_ESPERANCA_VIVA.DESPESAS_MEDICAS VALUES (&quot; ;[.A290]; &quot;,&quot; ;[.B290]; &quot;,&quot; ;&quot;&quot;&quot;&quot;; ;[.C290]; ;&quot;&quot;&quot;&quot;; &quot;,&quot; ;[.D290]; &quot;,&quot; ;&quot;&quot;&quot;&quot;; ;[.E290]; ;&quot;&quot;&quot;&quot;; &quot;);&quot;)" office:value-type="string" office:string-value="INSERT INTO DB_ESPERANCA_VIVA.DESPESAS_MEDICAS VALUES (289,436,&quot;MEDICAÇÃO&quot;,4083.15,&quot;2021/01/25&quot;);" calcext:value-type="string">
            <text:p>INSERT INTO DB_ESPERANCA_VIVA.DESPESAS_MEDICAS VALUES (289,436,"MEDICAÇÃO",4083.15,"2021/01/25");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76.75</text:p>
          </table:table-cell>
          <table:table-cell office:value-type="string" calcext:value-type="string">
            <text:p>2022/09/10</text:p>
          </table:table-cell>
          <table:table-cell table:formula="of:=CONCATENATE(&quot;INSERT INTO DB_ESPERANCA_VIVA.DESPESAS_MEDICAS VALUES (&quot; ;[.A291]; &quot;,&quot; ;[.B291]; &quot;,&quot; ;&quot;&quot;&quot;&quot;; ;[.C291]; ;&quot;&quot;&quot;&quot;; &quot;,&quot; ;[.D291]; &quot;,&quot; ;&quot;&quot;&quot;&quot;; ;[.E291]; ;&quot;&quot;&quot;&quot;; &quot;);&quot;)" office:value-type="string" office:string-value="INSERT INTO DB_ESPERANCA_VIVA.DESPESAS_MEDICAS VALUES (290,444,&quot;MEDICAÇÃO&quot;,3276.75,&quot;2022/09/10&quot;);" calcext:value-type="string">
            <text:p>INSERT INTO DB_ESPERANCA_VIVA.DESPESAS_MEDICAS VALUES (290,444,"MEDICAÇÃO",3276.75,"2022/09/10");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65.7</text:p>
          </table:table-cell>
          <table:table-cell office:value-type="string" calcext:value-type="string">
            <text:p>2020/06/10</text:p>
          </table:table-cell>
          <table:table-cell table:formula="of:=CONCATENATE(&quot;INSERT INTO DB_ESPERANCA_VIVA.DESPESAS_MEDICAS VALUES (&quot; ;[.A292]; &quot;,&quot; ;[.B292]; &quot;,&quot; ;&quot;&quot;&quot;&quot;; ;[.C292]; ;&quot;&quot;&quot;&quot;; &quot;,&quot; ;[.D292]; &quot;,&quot; ;&quot;&quot;&quot;&quot;; ;[.E292]; ;&quot;&quot;&quot;&quot;; &quot;);&quot;)" office:value-type="string" office:string-value="INSERT INTO DB_ESPERANCA_VIVA.DESPESAS_MEDICAS VALUES (291,556,&quot;MEDICAÇÃO&quot;,3965.7,&quot;2020/06/10&quot;);" calcext:value-type="string">
            <text:p>INSERT INTO DB_ESPERANCA_VIVA.DESPESAS_MEDICAS VALUES (291,556,"MEDICAÇÃO",3965.7,"2020/06/10");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261.07</text:p>
          </table:table-cell>
          <table:table-cell office:value-type="string" calcext:value-type="string">
            <text:p>2019/05/20</text:p>
          </table:table-cell>
          <table:table-cell table:formula="of:=CONCATENATE(&quot;INSERT INTO DB_ESPERANCA_VIVA.DESPESAS_MEDICAS VALUES (&quot; ;[.A293]; &quot;,&quot; ;[.B293]; &quot;,&quot; ;&quot;&quot;&quot;&quot;; ;[.C293]; ;&quot;&quot;&quot;&quot;; &quot;,&quot; ;[.D293]; &quot;,&quot; ;&quot;&quot;&quot;&quot;; ;[.E293]; ;&quot;&quot;&quot;&quot;; &quot;);&quot;)" office:value-type="string" office:string-value="INSERT INTO DB_ESPERANCA_VIVA.DESPESAS_MEDICAS VALUES (292,684,&quot;MEDICAÇÃO&quot;,1261.07,&quot;2019/05/20&quot;);" calcext:value-type="string">
            <text:p>INSERT INTO DB_ESPERANCA_VIVA.DESPESAS_MEDICAS VALUES (292,684,"MEDICAÇÃO",1261.07,"2019/05/20");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099.95</text:p>
          </table:table-cell>
          <table:table-cell office:value-type="string" calcext:value-type="string">
            <text:p>2019/01/06</text:p>
          </table:table-cell>
          <table:table-cell table:formula="of:=CONCATENATE(&quot;INSERT INTO DB_ESPERANCA_VIVA.DESPESAS_MEDICAS VALUES (&quot; ;[.A294]; &quot;,&quot; ;[.B294]; &quot;,&quot; ;&quot;&quot;&quot;&quot;; ;[.C294]; ;&quot;&quot;&quot;&quot;; &quot;,&quot; ;[.D294]; &quot;,&quot; ;&quot;&quot;&quot;&quot;; ;[.E294]; ;&quot;&quot;&quot;&quot;; &quot;);&quot;)" office:value-type="string" office:string-value="INSERT INTO DB_ESPERANCA_VIVA.DESPESAS_MEDICAS VALUES (293,277,&quot;MEDICAÇÃO&quot;,1099.95,&quot;2019/01/06&quot;);" calcext:value-type="string">
            <text:p>INSERT INTO DB_ESPERANCA_VIVA.DESPESAS_MEDICAS VALUES (293,277,"MEDICAÇÃO",1099.95,"2019/01/06");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36.84</text:p>
          </table:table-cell>
          <table:table-cell office:value-type="string" calcext:value-type="string">
            <text:p>2021/07/18</text:p>
          </table:table-cell>
          <table:table-cell table:formula="of:=CONCATENATE(&quot;INSERT INTO DB_ESPERANCA_VIVA.DESPESAS_MEDICAS VALUES (&quot; ;[.A295]; &quot;,&quot; ;[.B295]; &quot;,&quot; ;&quot;&quot;&quot;&quot;; ;[.C295]; ;&quot;&quot;&quot;&quot;; &quot;,&quot; ;[.D295]; &quot;,&quot; ;&quot;&quot;&quot;&quot;; ;[.E295]; ;&quot;&quot;&quot;&quot;; &quot;);&quot;)" office:value-type="string" office:string-value="INSERT INTO DB_ESPERANCA_VIVA.DESPESAS_MEDICAS VALUES (294,550,&quot;MEDICAÇÃO&quot;,4736.84,&quot;2021/07/18&quot;);" calcext:value-type="string">
            <text:p>INSERT INTO DB_ESPERANCA_VIVA.DESPESAS_MEDICAS VALUES (294,550,"MEDICAÇÃO",4736.84,"2021/07/18");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856.89</text:p>
          </table:table-cell>
          <table:table-cell office:value-type="string" calcext:value-type="string">
            <text:p>2015/07/06</text:p>
          </table:table-cell>
          <table:table-cell table:formula="of:=CONCATENATE(&quot;INSERT INTO DB_ESPERANCA_VIVA.DESPESAS_MEDICAS VALUES (&quot; ;[.A296]; &quot;,&quot; ;[.B296]; &quot;,&quot; ;&quot;&quot;&quot;&quot;; ;[.C296]; ;&quot;&quot;&quot;&quot;; &quot;,&quot; ;[.D296]; &quot;,&quot; ;&quot;&quot;&quot;&quot;; ;[.E296]; ;&quot;&quot;&quot;&quot;; &quot;);&quot;)" office:value-type="string" office:string-value="INSERT INTO DB_ESPERANCA_VIVA.DESPESAS_MEDICAS VALUES (295,577,&quot;MEDICAÇÃO&quot;,3856.89,&quot;2015/07/06&quot;);" calcext:value-type="string">
            <text:p>INSERT INTO DB_ESPERANCA_VIVA.DESPESAS_MEDICAS VALUES (295,577,"MEDICAÇÃO",3856.89,"2015/07/06");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427.18</text:p>
          </table:table-cell>
          <table:table-cell office:value-type="string" calcext:value-type="string">
            <text:p>2015/01/09</text:p>
          </table:table-cell>
          <table:table-cell table:formula="of:=CONCATENATE(&quot;INSERT INTO DB_ESPERANCA_VIVA.DESPESAS_MEDICAS VALUES (&quot; ;[.A297]; &quot;,&quot; ;[.B297]; &quot;,&quot; ;&quot;&quot;&quot;&quot;; ;[.C297]; ;&quot;&quot;&quot;&quot;; &quot;,&quot; ;[.D297]; &quot;,&quot; ;&quot;&quot;&quot;&quot;; ;[.E297]; ;&quot;&quot;&quot;&quot;; &quot;);&quot;)" office:value-type="string" office:string-value="INSERT INTO DB_ESPERANCA_VIVA.DESPESAS_MEDICAS VALUES (296,670,&quot;MEDICAÇÃO&quot;,3427.18,&quot;2015/01/09&quot;);" calcext:value-type="string">
            <text:p>INSERT INTO DB_ESPERANCA_VIVA.DESPESAS_MEDICAS VALUES (296,670,"MEDICAÇÃO",3427.18,"2015/01/09");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752.52</text:p>
          </table:table-cell>
          <table:table-cell office:value-type="string" calcext:value-type="string">
            <text:p>2020/03/01</text:p>
          </table:table-cell>
          <table:table-cell table:formula="of:=CONCATENATE(&quot;INSERT INTO DB_ESPERANCA_VIVA.DESPESAS_MEDICAS VALUES (&quot; ;[.A298]; &quot;,&quot; ;[.B298]; &quot;,&quot; ;&quot;&quot;&quot;&quot;; ;[.C298]; ;&quot;&quot;&quot;&quot;; &quot;,&quot; ;[.D298]; &quot;,&quot; ;&quot;&quot;&quot;&quot;; ;[.E298]; ;&quot;&quot;&quot;&quot;; &quot;);&quot;)" office:value-type="string" office:string-value="INSERT INTO DB_ESPERANCA_VIVA.DESPESAS_MEDICAS VALUES (297,690,&quot;MEDICAÇÃO&quot;,2752.52,&quot;2020/03/01&quot;);" calcext:value-type="string">
            <text:p>INSERT INTO DB_ESPERANCA_VIVA.DESPESAS_MEDICAS VALUES (297,690,"MEDICAÇÃO",2752.52,"2020/03/01");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28.94</text:p>
          </table:table-cell>
          <table:table-cell office:value-type="string" calcext:value-type="string">
            <text:p>2024/11/16</text:p>
          </table:table-cell>
          <table:table-cell table:formula="of:=CONCATENATE(&quot;INSERT INTO DB_ESPERANCA_VIVA.DESPESAS_MEDICAS VALUES (&quot; ;[.A299]; &quot;,&quot; ;[.B299]; &quot;,&quot; ;&quot;&quot;&quot;&quot;; ;[.C299]; ;&quot;&quot;&quot;&quot;; &quot;,&quot; ;[.D299]; &quot;,&quot; ;&quot;&quot;&quot;&quot;; ;[.E299]; ;&quot;&quot;&quot;&quot;; &quot;);&quot;)" office:value-type="string" office:string-value="INSERT INTO DB_ESPERANCA_VIVA.DESPESAS_MEDICAS VALUES (298,299,&quot;MEDICAÇÃO&quot;,3628.94,&quot;2024/11/16&quot;);" calcext:value-type="string">
            <text:p>INSERT INTO DB_ESPERANCA_VIVA.DESPESAS_MEDICAS VALUES (298,299,"MEDICAÇÃO",3628.94,"2024/11/16");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963.23</text:p>
          </table:table-cell>
          <table:table-cell office:value-type="string" calcext:value-type="string">
            <text:p>2024/04/29</text:p>
          </table:table-cell>
          <table:table-cell table:formula="of:=CONCATENATE(&quot;INSERT INTO DB_ESPERANCA_VIVA.DESPESAS_MEDICAS VALUES (&quot; ;[.A300]; &quot;,&quot; ;[.B300]; &quot;,&quot; ;&quot;&quot;&quot;&quot;; ;[.C300]; ;&quot;&quot;&quot;&quot;; &quot;,&quot; ;[.D300]; &quot;,&quot; ;&quot;&quot;&quot;&quot;; ;[.E300]; ;&quot;&quot;&quot;&quot;; &quot;);&quot;)" office:value-type="string" office:string-value="INSERT INTO DB_ESPERANCA_VIVA.DESPESAS_MEDICAS VALUES (299,333,&quot;MEDICAÇÃO&quot;,4963.23,&quot;2024/04/29&quot;);" calcext:value-type="string">
            <text:p>INSERT INTO DB_ESPERANCA_VIVA.DESPESAS_MEDICAS VALUES (299,333,"MEDICAÇÃO",4963.23,"2024/04/29");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1966.24</text:p>
          </table:table-cell>
          <table:table-cell office:value-type="string" calcext:value-type="string">
            <text:p>2024/11/04</text:p>
          </table:table-cell>
          <table:table-cell table:formula="of:=CONCATENATE(&quot;INSERT INTO DB_ESPERANCA_VIVA.DESPESAS_MEDICAS VALUES (&quot; ;[.A301]; &quot;,&quot; ;[.B301]; &quot;,&quot; ;&quot;&quot;&quot;&quot;; ;[.C301]; ;&quot;&quot;&quot;&quot;; &quot;,&quot; ;[.D301]; &quot;,&quot; ;&quot;&quot;&quot;&quot;; ;[.E301]; ;&quot;&quot;&quot;&quot;; &quot;);&quot;)" office:value-type="string" office:string-value="INSERT INTO DB_ESPERANCA_VIVA.DESPESAS_MEDICAS VALUES (300,348,&quot;MEDICAÇÃO&quot;,1966.24,&quot;2024/11/04&quot;);" calcext:value-type="string">
            <text:p>INSERT INTO DB_ESPERANCA_VIVA.DESPESAS_MEDICAS VALUES (300,348,"MEDICAÇÃO",1966.24,"2024/11/04");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396.98</text:p>
          </table:table-cell>
          <table:table-cell office:value-type="string" calcext:value-type="string">
            <text:p>2023/03/16</text:p>
          </table:table-cell>
          <table:table-cell table:formula="of:=CONCATENATE(&quot;INSERT INTO DB_ESPERANCA_VIVA.DESPESAS_MEDICAS VALUES (&quot; ;[.A302]; &quot;,&quot; ;[.B302]; &quot;,&quot; ;&quot;&quot;&quot;&quot;; ;[.C302]; ;&quot;&quot;&quot;&quot;; &quot;,&quot; ;[.D302]; &quot;,&quot; ;&quot;&quot;&quot;&quot;; ;[.E302]; ;&quot;&quot;&quot;&quot;; &quot;);&quot;)" office:value-type="string" office:string-value="INSERT INTO DB_ESPERANCA_VIVA.DESPESAS_MEDICAS VALUES (301,377,&quot;MEDICAÇÃO&quot;,4396.98,&quot;2023/03/16&quot;);" calcext:value-type="string">
            <text:p>INSERT INTO DB_ESPERANCA_VIVA.DESPESAS_MEDICAS VALUES (301,377,"MEDICAÇÃO",4396.98,"2023/03/16");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178.29</text:p>
          </table:table-cell>
          <table:table-cell office:value-type="string" calcext:value-type="string">
            <text:p>2018/05/06</text:p>
          </table:table-cell>
          <table:table-cell table:formula="of:=CONCATENATE(&quot;INSERT INTO DB_ESPERANCA_VIVA.DESPESAS_MEDICAS VALUES (&quot; ;[.A303]; &quot;,&quot; ;[.B303]; &quot;,&quot; ;&quot;&quot;&quot;&quot;; ;[.C303]; ;&quot;&quot;&quot;&quot;; &quot;,&quot; ;[.D303]; &quot;,&quot; ;&quot;&quot;&quot;&quot;; ;[.E303]; ;&quot;&quot;&quot;&quot;; &quot;);&quot;)" office:value-type="string" office:string-value="INSERT INTO DB_ESPERANCA_VIVA.DESPESAS_MEDICAS VALUES (302,664,&quot;MEDICAÇÃO&quot;,2178.29,&quot;2018/05/06&quot;);" calcext:value-type="string">
            <text:p>INSERT INTO DB_ESPERANCA_VIVA.DESPESAS_MEDICAS VALUES (302,664,"MEDICAÇÃO",2178.29,"2018/05/06");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59.77</text:p>
          </table:table-cell>
          <table:table-cell office:value-type="string" calcext:value-type="string">
            <text:p>2019/07/08</text:p>
          </table:table-cell>
          <table:table-cell table:formula="of:=CONCATENATE(&quot;INSERT INTO DB_ESPERANCA_VIVA.DESPESAS_MEDICAS VALUES (&quot; ;[.A304]; &quot;,&quot; ;[.B304]; &quot;,&quot; ;&quot;&quot;&quot;&quot;; ;[.C304]; ;&quot;&quot;&quot;&quot;; &quot;,&quot; ;[.D304]; &quot;,&quot; ;&quot;&quot;&quot;&quot;; ;[.E304]; ;&quot;&quot;&quot;&quot;; &quot;);&quot;)" office:value-type="string" office:string-value="INSERT INTO DB_ESPERANCA_VIVA.DESPESAS_MEDICAS VALUES (303,75,&quot;MEDICAÇÃO&quot;,3959.77,&quot;2019/07/08&quot;);" calcext:value-type="string">
            <text:p>INSERT INTO DB_ESPERANCA_VIVA.DESPESAS_MEDICAS VALUES (303,75,"MEDICAÇÃO",3959.77,"2019/07/08");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488.69</text:p>
          </table:table-cell>
          <table:table-cell office:value-type="string" calcext:value-type="string">
            <text:p>2022/11/08</text:p>
          </table:table-cell>
          <table:table-cell table:formula="of:=CONCATENATE(&quot;INSERT INTO DB_ESPERANCA_VIVA.DESPESAS_MEDICAS VALUES (&quot; ;[.A305]; &quot;,&quot; ;[.B305]; &quot;,&quot; ;&quot;&quot;&quot;&quot;; ;[.C305]; ;&quot;&quot;&quot;&quot;; &quot;,&quot; ;[.D305]; &quot;,&quot; ;&quot;&quot;&quot;&quot;; ;[.E305]; ;&quot;&quot;&quot;&quot;; &quot;);&quot;)" office:value-type="string" office:string-value="INSERT INTO DB_ESPERANCA_VIVA.DESPESAS_MEDICAS VALUES (304,214,&quot;MEDICAÇÃO&quot;,2488.69,&quot;2022/11/08&quot;);" calcext:value-type="string">
            <text:p>INSERT INTO DB_ESPERANCA_VIVA.DESPESAS_MEDICAS VALUES (304,214,"MEDICAÇÃO",2488.69,"2022/11/08");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955.4</text:p>
          </table:table-cell>
          <table:table-cell office:value-type="string" calcext:value-type="string">
            <text:p>2021/10/15</text:p>
          </table:table-cell>
          <table:table-cell table:formula="of:=CONCATENATE(&quot;INSERT INTO DB_ESPERANCA_VIVA.DESPESAS_MEDICAS VALUES (&quot; ;[.A306]; &quot;,&quot; ;[.B306]; &quot;,&quot; ;&quot;&quot;&quot;&quot;; ;[.C306]; ;&quot;&quot;&quot;&quot;; &quot;,&quot; ;[.D306]; &quot;,&quot; ;&quot;&quot;&quot;&quot;; ;[.E306]; ;&quot;&quot;&quot;&quot;; &quot;);&quot;)" office:value-type="string" office:string-value="INSERT INTO DB_ESPERANCA_VIVA.DESPESAS_MEDICAS VALUES (305,223,&quot;MEDICAÇÃO&quot;,955.4,&quot;2021/10/15&quot;);" calcext:value-type="string">
            <text:p>INSERT INTO DB_ESPERANCA_VIVA.DESPESAS_MEDICAS VALUES (305,223,"MEDICAÇÃO",955.4,"2021/10/15");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914.6</text:p>
          </table:table-cell>
          <table:table-cell office:value-type="string" calcext:value-type="string">
            <text:p>2017/04/27</text:p>
          </table:table-cell>
          <table:table-cell table:formula="of:=CONCATENATE(&quot;INSERT INTO DB_ESPERANCA_VIVA.DESPESAS_MEDICAS VALUES (&quot; ;[.A307]; &quot;,&quot; ;[.B307]; &quot;,&quot; ;&quot;&quot;&quot;&quot;; ;[.C307]; ;&quot;&quot;&quot;&quot;; &quot;,&quot; ;[.D307]; &quot;,&quot; ;&quot;&quot;&quot;&quot;; ;[.E307]; ;&quot;&quot;&quot;&quot;; &quot;);&quot;)" office:value-type="string" office:string-value="INSERT INTO DB_ESPERANCA_VIVA.DESPESAS_MEDICAS VALUES (306,491,&quot;MEDICAÇÃO&quot;,3914.6,&quot;2017/04/27&quot;);" calcext:value-type="string">
            <text:p>INSERT INTO DB_ESPERANCA_VIVA.DESPESAS_MEDICAS VALUES (306,491,"MEDICAÇÃO",3914.6,"2017/04/27");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09.78</text:p>
          </table:table-cell>
          <table:table-cell office:value-type="string" calcext:value-type="string">
            <text:p>2023/02/07</text:p>
          </table:table-cell>
          <table:table-cell table:formula="of:=CONCATENATE(&quot;INSERT INTO DB_ESPERANCA_VIVA.DESPESAS_MEDICAS VALUES (&quot; ;[.A308]; &quot;,&quot; ;[.B308]; &quot;,&quot; ;&quot;&quot;&quot;&quot;; ;[.C308]; ;&quot;&quot;&quot;&quot;; &quot;,&quot; ;[.D308]; &quot;,&quot; ;&quot;&quot;&quot;&quot;; ;[.E308]; ;&quot;&quot;&quot;&quot;; &quot;);&quot;)" office:value-type="string" office:string-value="INSERT INTO DB_ESPERANCA_VIVA.DESPESAS_MEDICAS VALUES (307,718,&quot;MEDICAÇÃO&quot;,3109.78,&quot;2023/02/07&quot;);" calcext:value-type="string">
            <text:p>INSERT INTO DB_ESPERANCA_VIVA.DESPESAS_MEDICAS VALUES (307,718,"MEDICAÇÃO",3109.78,"2023/02/07");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262.81</text:p>
          </table:table-cell>
          <table:table-cell office:value-type="string" calcext:value-type="string">
            <text:p>2021/09/05</text:p>
          </table:table-cell>
          <table:table-cell table:formula="of:=CONCATENATE(&quot;INSERT INTO DB_ESPERANCA_VIVA.DESPESAS_MEDICAS VALUES (&quot; ;[.A309]; &quot;,&quot; ;[.B309]; &quot;,&quot; ;&quot;&quot;&quot;&quot;; ;[.C309]; ;&quot;&quot;&quot;&quot;; &quot;,&quot; ;[.D309]; &quot;,&quot; ;&quot;&quot;&quot;&quot;; ;[.E309]; ;&quot;&quot;&quot;&quot;; &quot;);&quot;)" office:value-type="string" office:string-value="INSERT INTO DB_ESPERANCA_VIVA.DESPESAS_MEDICAS VALUES (308,137,&quot;MEDICAÇÃO&quot;,4262.81,&quot;2021/09/05&quot;);" calcext:value-type="string">
            <text:p>INSERT INTO DB_ESPERANCA_VIVA.DESPESAS_MEDICAS VALUES (308,137,"MEDICAÇÃO",4262.81,"2021/09/05");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873.61</text:p>
          </table:table-cell>
          <table:table-cell office:value-type="string" calcext:value-type="string">
            <text:p>2021/10/20</text:p>
          </table:table-cell>
          <table:table-cell table:formula="of:=CONCATENATE(&quot;INSERT INTO DB_ESPERANCA_VIVA.DESPESAS_MEDICAS VALUES (&quot; ;[.A310]; &quot;,&quot; ;[.B310]; &quot;,&quot; ;&quot;&quot;&quot;&quot;; ;[.C310]; ;&quot;&quot;&quot;&quot;; &quot;,&quot; ;[.D310]; &quot;,&quot; ;&quot;&quot;&quot;&quot;; ;[.E310]; ;&quot;&quot;&quot;&quot;; &quot;);&quot;)" office:value-type="string" office:string-value="INSERT INTO DB_ESPERANCA_VIVA.DESPESAS_MEDICAS VALUES (309,225,&quot;MEDICAÇÃO&quot;,4873.61,&quot;2021/10/20&quot;);" calcext:value-type="string">
            <text:p>INSERT INTO DB_ESPERANCA_VIVA.DESPESAS_MEDICAS VALUES (309,225,"MEDICAÇÃO",4873.61,"2021/10/20");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329.26</text:p>
          </table:table-cell>
          <table:table-cell office:value-type="string" calcext:value-type="string">
            <text:p>2017/01/08</text:p>
          </table:table-cell>
          <table:table-cell table:formula="of:=CONCATENATE(&quot;INSERT INTO DB_ESPERANCA_VIVA.DESPESAS_MEDICAS VALUES (&quot; ;[.A311]; &quot;,&quot; ;[.B311]; &quot;,&quot; ;&quot;&quot;&quot;&quot;; ;[.C311]; ;&quot;&quot;&quot;&quot;; &quot;,&quot; ;[.D311]; &quot;,&quot; ;&quot;&quot;&quot;&quot;; ;[.E311]; ;&quot;&quot;&quot;&quot;; &quot;);&quot;)" office:value-type="string" office:string-value="INSERT INTO DB_ESPERANCA_VIVA.DESPESAS_MEDICAS VALUES (310,402,&quot;MEDICAÇÃO&quot;,2329.26,&quot;2017/01/08&quot;);" calcext:value-type="string">
            <text:p>INSERT INTO DB_ESPERANCA_VIVA.DESPESAS_MEDICAS VALUES (310,402,"MEDICAÇÃO",2329.26,"2017/01/08");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247.63</text:p>
          </table:table-cell>
          <table:table-cell office:value-type="string" calcext:value-type="string">
            <text:p>2016/04/03</text:p>
          </table:table-cell>
          <table:table-cell table:formula="of:=CONCATENATE(&quot;INSERT INTO DB_ESPERANCA_VIVA.DESPESAS_MEDICAS VALUES (&quot; ;[.A312]; &quot;,&quot; ;[.B312]; &quot;,&quot; ;&quot;&quot;&quot;&quot;; ;[.C312]; ;&quot;&quot;&quot;&quot;; &quot;,&quot; ;[.D312]; &quot;,&quot; ;&quot;&quot;&quot;&quot;; ;[.E312]; ;&quot;&quot;&quot;&quot;; &quot;);&quot;)" office:value-type="string" office:string-value="INSERT INTO DB_ESPERANCA_VIVA.DESPESAS_MEDICAS VALUES (311,508,&quot;MEDICAÇÃO&quot;,3247.63,&quot;2016/04/03&quot;);" calcext:value-type="string">
            <text:p>INSERT INTO DB_ESPERANCA_VIVA.DESPESAS_MEDICAS VALUES (311,508,"MEDICAÇÃO",3247.63,"2016/04/03");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515.08</text:p>
          </table:table-cell>
          <table:table-cell office:value-type="string" calcext:value-type="string">
            <text:p>2023/02/04</text:p>
          </table:table-cell>
          <table:table-cell table:formula="of:=CONCATENATE(&quot;INSERT INTO DB_ESPERANCA_VIVA.DESPESAS_MEDICAS VALUES (&quot; ;[.A313]; &quot;,&quot; ;[.B313]; &quot;,&quot; ;&quot;&quot;&quot;&quot;; ;[.C313]; ;&quot;&quot;&quot;&quot;; &quot;,&quot; ;[.D313]; &quot;,&quot; ;&quot;&quot;&quot;&quot;; ;[.E313]; ;&quot;&quot;&quot;&quot;; &quot;);&quot;)" office:value-type="string" office:string-value="INSERT INTO DB_ESPERANCA_VIVA.DESPESAS_MEDICAS VALUES (312,708,&quot;MEDICAÇÃO&quot;,4515.08,&quot;2023/02/04&quot;);" calcext:value-type="string">
            <text:p>INSERT INTO DB_ESPERANCA_VIVA.DESPESAS_MEDICAS VALUES (312,708,"MEDICAÇÃO",4515.08,"2023/02/04");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18.65</text:p>
          </table:table-cell>
          <table:table-cell office:value-type="string" calcext:value-type="string">
            <text:p>2024/10/22</text:p>
          </table:table-cell>
          <table:table-cell table:formula="of:=CONCATENATE(&quot;INSERT INTO DB_ESPERANCA_VIVA.DESPESAS_MEDICAS VALUES (&quot; ;[.A314]; &quot;,&quot; ;[.B314]; &quot;,&quot; ;&quot;&quot;&quot;&quot;; ;[.C314]; ;&quot;&quot;&quot;&quot;; &quot;,&quot; ;[.D314]; &quot;,&quot; ;&quot;&quot;&quot;&quot;; ;[.E314]; ;&quot;&quot;&quot;&quot;; &quot;);&quot;)" office:value-type="string" office:string-value="INSERT INTO DB_ESPERANCA_VIVA.DESPESAS_MEDICAS VALUES (313,99,&quot;MEDICAÇÃO&quot;,3118.65,&quot;2024/10/22&quot;);" calcext:value-type="string">
            <text:p>INSERT INTO DB_ESPERANCA_VIVA.DESPESAS_MEDICAS VALUES (313,99,"MEDICAÇÃO",3118.65,"2024/10/22");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706.68</text:p>
          </table:table-cell>
          <table:table-cell office:value-type="string" calcext:value-type="string">
            <text:p>2023/05/06</text:p>
          </table:table-cell>
          <table:table-cell table:formula="of:=CONCATENATE(&quot;INSERT INTO DB_ESPERANCA_VIVA.DESPESAS_MEDICAS VALUES (&quot; ;[.A315]; &quot;,&quot; ;[.B315]; &quot;,&quot; ;&quot;&quot;&quot;&quot;; ;[.C315]; ;&quot;&quot;&quot;&quot;; &quot;,&quot; ;[.D315]; &quot;,&quot; ;&quot;&quot;&quot;&quot;; ;[.E315]; ;&quot;&quot;&quot;&quot;; &quot;);&quot;)" office:value-type="string" office:string-value="INSERT INTO DB_ESPERANCA_VIVA.DESPESAS_MEDICAS VALUES (314,196,&quot;MEDICAÇÃO&quot;,4706.68,&quot;2023/05/06&quot;);" calcext:value-type="string">
            <text:p>INSERT INTO DB_ESPERANCA_VIVA.DESPESAS_MEDICAS VALUES (314,196,"MEDICAÇÃO",4706.68,"2023/05/06");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151.42</text:p>
          </table:table-cell>
          <table:table-cell office:value-type="string" calcext:value-type="string">
            <text:p>2018/11/06</text:p>
          </table:table-cell>
          <table:table-cell table:formula="of:=CONCATENATE(&quot;INSERT INTO DB_ESPERANCA_VIVA.DESPESAS_MEDICAS VALUES (&quot; ;[.A316]; &quot;,&quot; ;[.B316]; &quot;,&quot; ;&quot;&quot;&quot;&quot;; ;[.C316]; ;&quot;&quot;&quot;&quot;; &quot;,&quot; ;[.D316]; &quot;,&quot; ;&quot;&quot;&quot;&quot;; ;[.E316]; ;&quot;&quot;&quot;&quot;; &quot;);&quot;)" office:value-type="string" office:string-value="INSERT INTO DB_ESPERANCA_VIVA.DESPESAS_MEDICAS VALUES (315,423,&quot;MEDICAÇÃO&quot;,3151.42,&quot;2018/11/06&quot;);" calcext:value-type="string">
            <text:p>INSERT INTO DB_ESPERANCA_VIVA.DESPESAS_MEDICAS VALUES (315,423,"MEDICAÇÃO",3151.42,"2018/11/06");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20.77</text:p>
          </table:table-cell>
          <table:table-cell office:value-type="string" calcext:value-type="string">
            <text:p>2022/07/29</text:p>
          </table:table-cell>
          <table:table-cell table:formula="of:=CONCATENATE(&quot;INSERT INTO DB_ESPERANCA_VIVA.DESPESAS_MEDICAS VALUES (&quot; ;[.A317]; &quot;,&quot; ;[.B317]; &quot;,&quot; ;&quot;&quot;&quot;&quot;; ;[.C317]; ;&quot;&quot;&quot;&quot;; &quot;,&quot; ;[.D317]; &quot;,&quot; ;&quot;&quot;&quot;&quot;; ;[.E317]; ;&quot;&quot;&quot;&quot;; &quot;);&quot;)" office:value-type="string" office:string-value="INSERT INTO DB_ESPERANCA_VIVA.DESPESAS_MEDICAS VALUES (316,485,&quot;MEDICAÇÃO&quot;,820.77,&quot;2022/07/29&quot;);" calcext:value-type="string">
            <text:p>INSERT INTO DB_ESPERANCA_VIVA.DESPESAS_MEDICAS VALUES (316,485,"MEDICAÇÃO",820.77,"2022/07/29");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683.38</text:p>
          </table:table-cell>
          <table:table-cell office:value-type="string" calcext:value-type="string">
            <text:p>2022/07/27</text:p>
          </table:table-cell>
          <table:table-cell table:formula="of:=CONCATENATE(&quot;INSERT INTO DB_ESPERANCA_VIVA.DESPESAS_MEDICAS VALUES (&quot; ;[.A318]; &quot;,&quot; ;[.B318]; &quot;,&quot; ;&quot;&quot;&quot;&quot;; ;[.C318]; ;&quot;&quot;&quot;&quot;; &quot;,&quot; ;[.D318]; &quot;,&quot; ;&quot;&quot;&quot;&quot;; ;[.E318]; ;&quot;&quot;&quot;&quot;; &quot;);&quot;)" office:value-type="string" office:string-value="INSERT INTO DB_ESPERANCA_VIVA.DESPESAS_MEDICAS VALUES (317,687,&quot;MEDICAÇÃO&quot;,4683.38,&quot;2022/07/27&quot;);" calcext:value-type="string">
            <text:p>INSERT INTO DB_ESPERANCA_VIVA.DESPESAS_MEDICAS VALUES (317,687,"MEDICAÇÃO",4683.38,"2022/07/27");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086.38</text:p>
          </table:table-cell>
          <table:table-cell office:value-type="string" calcext:value-type="string">
            <text:p>2016/10/21</text:p>
          </table:table-cell>
          <table:table-cell table:formula="of:=CONCATENATE(&quot;INSERT INTO DB_ESPERANCA_VIVA.DESPESAS_MEDICAS VALUES (&quot; ;[.A319]; &quot;,&quot; ;[.B319]; &quot;,&quot; ;&quot;&quot;&quot;&quot;; ;[.C319]; ;&quot;&quot;&quot;&quot;; &quot;,&quot; ;[.D319]; &quot;,&quot; ;&quot;&quot;&quot;&quot;; ;[.E319]; ;&quot;&quot;&quot;&quot;; &quot;);&quot;)" office:value-type="string" office:string-value="INSERT INTO DB_ESPERANCA_VIVA.DESPESAS_MEDICAS VALUES (318,192,&quot;MEDICAÇÃO&quot;,3086.38,&quot;2016/10/21&quot;);" calcext:value-type="string">
            <text:p>INSERT INTO DB_ESPERANCA_VIVA.DESPESAS_MEDICAS VALUES (318,192,"MEDICAÇÃO",3086.38,"2016/10/21");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884.74</text:p>
          </table:table-cell>
          <table:table-cell office:value-type="string" calcext:value-type="string">
            <text:p>2023/07/12</text:p>
          </table:table-cell>
          <table:table-cell table:formula="of:=CONCATENATE(&quot;INSERT INTO DB_ESPERANCA_VIVA.DESPESAS_MEDICAS VALUES (&quot; ;[.A320]; &quot;,&quot; ;[.B320]; &quot;,&quot; ;&quot;&quot;&quot;&quot;; ;[.C320]; ;&quot;&quot;&quot;&quot;; &quot;,&quot; ;[.D320]; &quot;,&quot; ;&quot;&quot;&quot;&quot;; ;[.E320]; ;&quot;&quot;&quot;&quot;; &quot;);&quot;)" office:value-type="string" office:string-value="INSERT INTO DB_ESPERANCA_VIVA.DESPESAS_MEDICAS VALUES (319,278,&quot;MEDICAÇÃO&quot;,884.74,&quot;2023/07/12&quot;);" calcext:value-type="string">
            <text:p>INSERT INTO DB_ESPERANCA_VIVA.DESPESAS_MEDICAS VALUES (319,278,"MEDICAÇÃO",884.74,"2023/07/12");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3660.65</text:p>
          </table:table-cell>
          <table:table-cell office:value-type="string" calcext:value-type="string">
            <text:p>2018/05/04</text:p>
          </table:table-cell>
          <table:table-cell table:formula="of:=CONCATENATE(&quot;INSERT INTO DB_ESPERANCA_VIVA.DESPESAS_MEDICAS VALUES (&quot; ;[.A321]; &quot;,&quot; ;[.B321]; &quot;,&quot; ;&quot;&quot;&quot;&quot;; ;[.C321]; ;&quot;&quot;&quot;&quot;; &quot;,&quot; ;[.D321]; &quot;,&quot; ;&quot;&quot;&quot;&quot;; ;[.E321]; ;&quot;&quot;&quot;&quot;; &quot;);&quot;)" office:value-type="string" office:string-value="INSERT INTO DB_ESPERANCA_VIVA.DESPESAS_MEDICAS VALUES (320,376,&quot;MEDICAÇÃO&quot;,3660.65,&quot;2018/05/04&quot;);" calcext:value-type="string">
            <text:p>INSERT INTO DB_ESPERANCA_VIVA.DESPESAS_MEDICAS VALUES (320,376,"MEDICAÇÃO",3660.65,"2018/05/04");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4411.88</text:p>
          </table:table-cell>
          <table:table-cell office:value-type="string" calcext:value-type="string">
            <text:p>2022/09/21</text:p>
          </table:table-cell>
          <table:table-cell table:formula="of:=CONCATENATE(&quot;INSERT INTO DB_ESPERANCA_VIVA.DESPESAS_MEDICAS VALUES (&quot; ;[.A322]; &quot;,&quot; ;[.B322]; &quot;,&quot; ;&quot;&quot;&quot;&quot;; ;[.C322]; ;&quot;&quot;&quot;&quot;; &quot;,&quot; ;[.D322]; &quot;,&quot; ;&quot;&quot;&quot;&quot;; ;[.E322]; ;&quot;&quot;&quot;&quot;; &quot;);&quot;)" office:value-type="string" office:string-value="INSERT INTO DB_ESPERANCA_VIVA.DESPESAS_MEDICAS VALUES (321,407,&quot;MEDICAÇÃO&quot;,4411.88,&quot;2022/09/21&quot;);" calcext:value-type="string">
            <text:p>INSERT INTO DB_ESPERANCA_VIVA.DESPESAS_MEDICAS VALUES (321,407,"MEDICAÇÃO",4411.88,"2022/09/21");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DICAÇÃO</text:p>
          </table:table-cell>
          <table:table-cell office:value-type="string" calcext:value-type="string">
            <text:p>2062.45</text:p>
          </table:table-cell>
          <table:table-cell office:value-type="string" calcext:value-type="string">
            <text:p>2018/07/30</text:p>
          </table:table-cell>
          <table:table-cell table:formula="of:=CONCATENATE(&quot;INSERT INTO DB_ESPERANCA_VIVA.DESPESAS_MEDICAS VALUES (&quot; ;[.A323]; &quot;,&quot; ;[.B323]; &quot;,&quot; ;&quot;&quot;&quot;&quot;; ;[.C323]; ;&quot;&quot;&quot;&quot;; &quot;,&quot; ;[.D323]; &quot;,&quot; ;&quot;&quot;&quot;&quot;; ;[.E323]; ;&quot;&quot;&quot;&quot;; &quot;);&quot;)" office:value-type="string" office:string-value="INSERT INTO DB_ESPERANCA_VIVA.DESPESAS_MEDICAS VALUES (322,450,&quot;MEDICAÇÃO&quot;,2062.45,&quot;2018/07/30&quot;);" calcext:value-type="string">
            <text:p>INSERT INTO DB_ESPERANCA_VIVA.DESPESAS_MEDICAS VALUES (322,450,"MEDICAÇÃO",2062.45,"2018/07/30");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652.09</text:p>
          </table:table-cell>
          <table:table-cell office:value-type="string" calcext:value-type="string">
            <text:p>2023/01/15</text:p>
          </table:table-cell>
          <table:table-cell table:formula="of:=CONCATENATE(&quot;INSERT INTO DB_ESPERANCA_VIVA.DESPESAS_MEDICAS VALUES (&quot; ;[.A324]; &quot;,&quot; ;[.B324]; &quot;,&quot; ;&quot;&quot;&quot;&quot;; ;[.C324]; ;&quot;&quot;&quot;&quot;; &quot;,&quot; ;[.D324]; &quot;,&quot; ;&quot;&quot;&quot;&quot;; ;[.E324]; ;&quot;&quot;&quot;&quot;; &quot;);&quot;)" office:value-type="string" office:string-value="INSERT INTO DB_ESPERANCA_VIVA.DESPESAS_MEDICAS VALUES (323,13,&quot;ALIMENTAÇÃO E ACOMPANHAMENTO VETERINÁRIO&quot;,2652.09,&quot;2023/01/15&quot;);" calcext:value-type="string">
            <text:p>INSERT INTO DB_ESPERANCA_VIVA.DESPESAS_MEDICAS VALUES (323,13,"ALIMENTAÇÃO E ACOMPANHAMENTO VETERINÁRIO",2652.09,"2023/01/15");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926.33</text:p>
          </table:table-cell>
          <table:table-cell office:value-type="string" calcext:value-type="string">
            <text:p>2020/07/08</text:p>
          </table:table-cell>
          <table:table-cell table:formula="of:=CONCATENATE(&quot;INSERT INTO DB_ESPERANCA_VIVA.DESPESAS_MEDICAS VALUES (&quot; ;[.A325]; &quot;,&quot; ;[.B325]; &quot;,&quot; ;&quot;&quot;&quot;&quot;; ;[.C325]; ;&quot;&quot;&quot;&quot;; &quot;,&quot; ;[.D325]; &quot;,&quot; ;&quot;&quot;&quot;&quot;; ;[.E325]; ;&quot;&quot;&quot;&quot;; &quot;);&quot;)" office:value-type="string" office:string-value="INSERT INTO DB_ESPERANCA_VIVA.DESPESAS_MEDICAS VALUES (324,18,&quot;ALIMENTAÇÃO E ACOMPANHAMENTO VETERINÁRIO&quot;,2926.33,&quot;2020/07/08&quot;);" calcext:value-type="string">
            <text:p>INSERT INTO DB_ESPERANCA_VIVA.DESPESAS_MEDICAS VALUES (324,18,"ALIMENTAÇÃO E ACOMPANHAMENTO VETERINÁRIO",2926.33,"2020/07/08");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939.85</text:p>
          </table:table-cell>
          <table:table-cell office:value-type="string" calcext:value-type="string">
            <text:p>2018/07/28</text:p>
          </table:table-cell>
          <table:table-cell table:formula="of:=CONCATENATE(&quot;INSERT INTO DB_ESPERANCA_VIVA.DESPESAS_MEDICAS VALUES (&quot; ;[.A326]; &quot;,&quot; ;[.B326]; &quot;,&quot; ;&quot;&quot;&quot;&quot;; ;[.C326]; ;&quot;&quot;&quot;&quot;; &quot;,&quot; ;[.D326]; &quot;,&quot; ;&quot;&quot;&quot;&quot;; ;[.E326]; ;&quot;&quot;&quot;&quot;; &quot;);&quot;)" office:value-type="string" office:string-value="INSERT INTO DB_ESPERANCA_VIVA.DESPESAS_MEDICAS VALUES (325,29,&quot;ALIMENTAÇÃO E ACOMPANHAMENTO VETERINÁRIO&quot;,3939.85,&quot;2018/07/28&quot;);" calcext:value-type="string">
            <text:p>INSERT INTO DB_ESPERANCA_VIVA.DESPESAS_MEDICAS VALUES (325,29,"ALIMENTAÇÃO E ACOMPANHAMENTO VETERINÁRIO",3939.85,"2018/07/28");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223.3</text:p>
          </table:table-cell>
          <table:table-cell office:value-type="string" calcext:value-type="string">
            <text:p>2023/03/15</text:p>
          </table:table-cell>
          <table:table-cell table:formula="of:=CONCATENATE(&quot;INSERT INTO DB_ESPERANCA_VIVA.DESPESAS_MEDICAS VALUES (&quot; ;[.A327]; &quot;,&quot; ;[.B327]; &quot;,&quot; ;&quot;&quot;&quot;&quot;; ;[.C327]; ;&quot;&quot;&quot;&quot;; &quot;,&quot; ;[.D327]; &quot;,&quot; ;&quot;&quot;&quot;&quot;; ;[.E327]; ;&quot;&quot;&quot;&quot;; &quot;);&quot;)" office:value-type="string" office:string-value="INSERT INTO DB_ESPERANCA_VIVA.DESPESAS_MEDICAS VALUES (326,67,&quot;ALIMENTAÇÃO E ACOMPANHAMENTO VETERINÁRIO&quot;,3223.3,&quot;2023/03/15&quot;);" calcext:value-type="string">
            <text:p>INSERT INTO DB_ESPERANCA_VIVA.DESPESAS_MEDICAS VALUES (326,67,"ALIMENTAÇÃO E ACOMPANHAMENTO VETERINÁRIO",3223.3,"2023/03/15");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3187.95</text:p>
          </table:table-cell>
          <table:table-cell office:value-type="string" calcext:value-type="string">
            <text:p>2018/12/12</text:p>
          </table:table-cell>
          <table:table-cell table:formula="of:=CONCATENATE(&quot;INSERT INTO DB_ESPERANCA_VIVA.DESPESAS_MEDICAS VALUES (&quot; ;[.A328]; &quot;,&quot; ;[.B328]; &quot;,&quot; ;&quot;&quot;&quot;&quot;; ;[.C328]; ;&quot;&quot;&quot;&quot;; &quot;,&quot; ;[.D328]; &quot;,&quot; ;&quot;&quot;&quot;&quot;; ;[.E328]; ;&quot;&quot;&quot;&quot;; &quot;);&quot;)" office:value-type="string" office:string-value="INSERT INTO DB_ESPERANCA_VIVA.DESPESAS_MEDICAS VALUES (327,73,&quot;ALIMENTAÇÃO E ACOMPANHAMENTO VETERINÁRIO&quot;,3187.95,&quot;2018/12/12&quot;);" calcext:value-type="string">
            <text:p>INSERT INTO DB_ESPERANCA_VIVA.DESPESAS_MEDICAS VALUES (327,73,"ALIMENTAÇÃO E ACOMPANHAMENTO VETERINÁRIO",3187.95,"2018/12/12");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621.75</text:p>
          </table:table-cell>
          <table:table-cell office:value-type="string" calcext:value-type="string">
            <text:p>2024/06/10</text:p>
          </table:table-cell>
          <table:table-cell table:formula="of:=CONCATENATE(&quot;INSERT INTO DB_ESPERANCA_VIVA.DESPESAS_MEDICAS VALUES (&quot; ;[.A329]; &quot;,&quot; ;[.B329]; &quot;,&quot; ;&quot;&quot;&quot;&quot;; ;[.C329]; ;&quot;&quot;&quot;&quot;; &quot;,&quot; ;[.D329]; &quot;,&quot; ;&quot;&quot;&quot;&quot;; ;[.E329]; ;&quot;&quot;&quot;&quot;; &quot;);&quot;)" office:value-type="string" office:string-value="INSERT INTO DB_ESPERANCA_VIVA.DESPESAS_MEDICAS VALUES (328,150,&quot;ALIMENTAÇÃO E ACOMPANHAMENTO VETERINÁRIO&quot;,2621.75,&quot;2024/06/10&quot;);" calcext:value-type="string">
            <text:p>INSERT INTO DB_ESPERANCA_VIVA.DESPESAS_MEDICAS VALUES (328,150,"ALIMENTAÇÃO E ACOMPANHAMENTO VETERINÁRIO",2621.75,"2024/06/10");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660.55</text:p>
          </table:table-cell>
          <table:table-cell office:value-type="string" calcext:value-type="string">
            <text:p>2022/11/08</text:p>
          </table:table-cell>
          <table:table-cell table:formula="of:=CONCATENATE(&quot;INSERT INTO DB_ESPERANCA_VIVA.DESPESAS_MEDICAS VALUES (&quot; ;[.A330]; &quot;,&quot; ;[.B330]; &quot;,&quot; ;&quot;&quot;&quot;&quot;; ;[.C330]; ;&quot;&quot;&quot;&quot;; &quot;,&quot; ;[.D330]; &quot;,&quot; ;&quot;&quot;&quot;&quot;; ;[.E330]; ;&quot;&quot;&quot;&quot;; &quot;);&quot;)" office:value-type="string" office:string-value="INSERT INTO DB_ESPERANCA_VIVA.DESPESAS_MEDICAS VALUES (329,234,&quot;ALIMENTAÇÃO E ACOMPANHAMENTO VETERINÁRIO&quot;,4660.55,&quot;2022/11/08&quot;);" calcext:value-type="string">
            <text:p>INSERT INTO DB_ESPERANCA_VIVA.DESPESAS_MEDICAS VALUES (329,234,"ALIMENTAÇÃO E ACOMPANHAMENTO VETERINÁRIO",4660.55,"2022/11/08");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593.75</text:p>
          </table:table-cell>
          <table:table-cell office:value-type="string" calcext:value-type="string">
            <text:p>2021/11/01</text:p>
          </table:table-cell>
          <table:table-cell table:formula="of:=CONCATENATE(&quot;INSERT INTO DB_ESPERANCA_VIVA.DESPESAS_MEDICAS VALUES (&quot; ;[.A331]; &quot;,&quot; ;[.B331]; &quot;,&quot; ;&quot;&quot;&quot;&quot;; ;[.C331]; ;&quot;&quot;&quot;&quot;; &quot;,&quot; ;[.D331]; &quot;,&quot; ;&quot;&quot;&quot;&quot;; ;[.E331]; ;&quot;&quot;&quot;&quot;; &quot;);&quot;)" office:value-type="string" office:string-value="INSERT INTO DB_ESPERANCA_VIVA.DESPESAS_MEDICAS VALUES (330,289,&quot;ALIMENTAÇÃO E ACOMPANHAMENTO VETERINÁRIO&quot;,2593.75,&quot;2021/11/01&quot;);" calcext:value-type="string">
            <text:p>INSERT INTO DB_ESPERANCA_VIVA.DESPESAS_MEDICAS VALUES (330,289,"ALIMENTAÇÃO E ACOMPANHAMENTO VETERINÁRIO",2593.75,"2021/11/01");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1623.53</text:p>
          </table:table-cell>
          <table:table-cell office:value-type="string" calcext:value-type="string">
            <text:p>2020/12/26</text:p>
          </table:table-cell>
          <table:table-cell table:formula="of:=CONCATENATE(&quot;INSERT INTO DB_ESPERANCA_VIVA.DESPESAS_MEDICAS VALUES (&quot; ;[.A332]; &quot;,&quot; ;[.B332]; &quot;,&quot; ;&quot;&quot;&quot;&quot;; ;[.C332]; ;&quot;&quot;&quot;&quot;; &quot;,&quot; ;[.D332]; &quot;,&quot; ;&quot;&quot;&quot;&quot;; ;[.E332]; ;&quot;&quot;&quot;&quot;; &quot;);&quot;)" office:value-type="string" office:string-value="INSERT INTO DB_ESPERANCA_VIVA.DESPESAS_MEDICAS VALUES (331,303,&quot;ALIMENTAÇÃO E ACOMPANHAMENTO VETERINÁRIO&quot;,1623.53,&quot;2020/12/26&quot;);" calcext:value-type="string">
            <text:p>INSERT INTO DB_ESPERANCA_VIVA.DESPESAS_MEDICAS VALUES (331,303,"ALIMENTAÇÃO E ACOMPANHAMENTO VETERINÁRIO",1623.53,"2020/12/26");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575.68</text:p>
          </table:table-cell>
          <table:table-cell office:value-type="string" calcext:value-type="string">
            <text:p>2015/12/25</text:p>
          </table:table-cell>
          <table:table-cell table:formula="of:=CONCATENATE(&quot;INSERT INTO DB_ESPERANCA_VIVA.DESPESAS_MEDICAS VALUES (&quot; ;[.A333]; &quot;,&quot; ;[.B333]; &quot;,&quot; ;&quot;&quot;&quot;&quot;; ;[.C333]; ;&quot;&quot;&quot;&quot;; &quot;,&quot; ;[.D333]; &quot;,&quot; ;&quot;&quot;&quot;&quot;; ;[.E333]; ;&quot;&quot;&quot;&quot;; &quot;);&quot;)" office:value-type="string" office:string-value="INSERT INTO DB_ESPERANCA_VIVA.DESPESAS_MEDICAS VALUES (332,371,&quot;ALIMENTAÇÃO E ACOMPANHAMENTO VETERINÁRIO&quot;,2575.68,&quot;2015/12/25&quot;);" calcext:value-type="string">
            <text:p>INSERT INTO DB_ESPERANCA_VIVA.DESPESAS_MEDICAS VALUES (332,371,"ALIMENTAÇÃO E ACOMPANHAMENTO VETERINÁRIO",2575.68,"2015/12/25");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2796.79</text:p>
          </table:table-cell>
          <table:table-cell office:value-type="string" calcext:value-type="string">
            <text:p>2021/05/17</text:p>
          </table:table-cell>
          <table:table-cell table:formula="of:=CONCATENATE(&quot;INSERT INTO DB_ESPERANCA_VIVA.DESPESAS_MEDICAS VALUES (&quot; ;[.A334]; &quot;,&quot; ;[.B334]; &quot;,&quot; ;&quot;&quot;&quot;&quot;; ;[.C334]; ;&quot;&quot;&quot;&quot;; &quot;,&quot; ;[.D334]; &quot;,&quot; ;&quot;&quot;&quot;&quot;; ;[.E334]; ;&quot;&quot;&quot;&quot;; &quot;);&quot;)" office:value-type="string" office:string-value="INSERT INTO DB_ESPERANCA_VIVA.DESPESAS_MEDICAS VALUES (333,396,&quot;ALIMENTAÇÃO E ACOMPANHAMENTO VETERINÁRIO&quot;,2796.79,&quot;2021/05/17&quot;);" calcext:value-type="string">
            <text:p>INSERT INTO DB_ESPERANCA_VIVA.DESPESAS_MEDICAS VALUES (333,396,"ALIMENTAÇÃO E ACOMPANHAMENTO VETERINÁRIO",2796.79,"2021/05/17");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875.48</text:p>
          </table:table-cell>
          <table:table-cell office:value-type="string" calcext:value-type="string">
            <text:p>2021/08/24</text:p>
          </table:table-cell>
          <table:table-cell table:formula="of:=CONCATENATE(&quot;INSERT INTO DB_ESPERANCA_VIVA.DESPESAS_MEDICAS VALUES (&quot; ;[.A335]; &quot;,&quot; ;[.B335]; &quot;,&quot; ;&quot;&quot;&quot;&quot;; ;[.C335]; ;&quot;&quot;&quot;&quot;; &quot;,&quot; ;[.D335]; &quot;,&quot; ;&quot;&quot;&quot;&quot;; ;[.E335]; ;&quot;&quot;&quot;&quot;; &quot;);&quot;)" office:value-type="string" office:string-value="INSERT INTO DB_ESPERANCA_VIVA.DESPESAS_MEDICAS VALUES (334,460,&quot;ALIMENTAÇÃO E ACOMPANHAMENTO VETERINÁRIO&quot;,875.48,&quot;2021/08/24&quot;);" calcext:value-type="string">
            <text:p>INSERT INTO DB_ESPERANCA_VIVA.DESPESAS_MEDICAS VALUES (334,460,"ALIMENTAÇÃO E ACOMPANHAMENTO VETERINÁRIO",875.48,"2021/08/24");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412.14</text:p>
          </table:table-cell>
          <table:table-cell office:value-type="string" calcext:value-type="string">
            <text:p>2015/05/03</text:p>
          </table:table-cell>
          <table:table-cell table:formula="of:=CONCATENATE(&quot;INSERT INTO DB_ESPERANCA_VIVA.DESPESAS_MEDICAS VALUES (&quot; ;[.A336]; &quot;,&quot; ;[.B336]; &quot;,&quot; ;&quot;&quot;&quot;&quot;; ;[.C336]; ;&quot;&quot;&quot;&quot;; &quot;,&quot; ;[.D336]; &quot;,&quot; ;&quot;&quot;&quot;&quot;; ;[.E336]; ;&quot;&quot;&quot;&quot;; &quot;);&quot;)" office:value-type="string" office:string-value="INSERT INTO DB_ESPERANCA_VIVA.DESPESAS_MEDICAS VALUES (335,606,&quot;ALIMENTAÇÃO E ACOMPANHAMENTO VETERINÁRIO&quot;,4412.14,&quot;2015/05/03&quot;);" calcext:value-type="string">
            <text:p>INSERT INTO DB_ESPERANCA_VIVA.DESPESAS_MEDICAS VALUES (335,606,"ALIMENTAÇÃO E ACOMPANHAMENTO VETERINÁRIO",4412.14,"2015/05/03");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LIMENTAÇÃO E ACOMPANHAMENTO VETERINÁRIO</text:p>
          </table:table-cell>
          <table:table-cell office:value-type="string" calcext:value-type="string">
            <text:p>4660.38</text:p>
          </table:table-cell>
          <table:table-cell office:value-type="string" calcext:value-type="string">
            <text:p>2022/07/08</text:p>
          </table:table-cell>
          <table:table-cell table:formula="of:=CONCATENATE(&quot;INSERT INTO DB_ESPERANCA_VIVA.DESPESAS_MEDICAS VALUES (&quot; ;[.A337]; &quot;,&quot; ;[.B337]; &quot;,&quot; ;&quot;&quot;&quot;&quot;; ;[.C337]; ;&quot;&quot;&quot;&quot;; &quot;,&quot; ;[.D337]; &quot;,&quot; ;&quot;&quot;&quot;&quot;; ;[.E337]; ;&quot;&quot;&quot;&quot;; &quot;);&quot;)" office:value-type="string" office:string-value="INSERT INTO DB_ESPERANCA_VIVA.DESPESAS_MEDICAS VALUES (336,610,&quot;ALIMENTAÇÃO E ACOMPANHAMENTO VETERINÁRIO&quot;,4660.38,&quot;2022/07/08&quot;);" calcext:value-type="string">
            <text:p>INSERT INTO DB_ESPERANCA_VIVA.DESPESAS_MEDICAS VALUES (336,610,"ALIMENTAÇÃO E ACOMPANHAMENTO VETERINÁRIO",4660.38,"2022/07/08");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795.78</text:p>
          </table:table-cell>
          <table:table-cell office:value-type="string" calcext:value-type="string">
            <text:p>2024/06/04</text:p>
          </table:table-cell>
          <table:table-cell table:formula="of:=CONCATENATE(&quot;INSERT INTO DB_ESPERANCA_VIVA.DESPESAS_MEDICAS VALUES (&quot; ;[.A338]; &quot;,&quot; ;[.B338]; &quot;,&quot; ;&quot;&quot;&quot;&quot;; ;[.C338]; ;&quot;&quot;&quot;&quot;; &quot;,&quot; ;[.D338]; &quot;,&quot; ;&quot;&quot;&quot;&quot;; ;[.E338]; ;&quot;&quot;&quot;&quot;; &quot;);&quot;)" office:value-type="string" office:string-value="INSERT INTO DB_ESPERANCA_VIVA.DESPESAS_MEDICAS VALUES (337,169,&quot;ALIMENTAÇÃO E MEDICAÇÃO&quot;,4795.78,&quot;2024/06/04&quot;);" calcext:value-type="string">
            <text:p>INSERT INTO DB_ESPERANCA_VIVA.DESPESAS_MEDICAS VALUES (337,169,"ALIMENTAÇÃO E MEDICAÇÃO",4795.78,"2024/06/04");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043.43</text:p>
          </table:table-cell>
          <table:table-cell office:value-type="string" calcext:value-type="string">
            <text:p>2021/09/27</text:p>
          </table:table-cell>
          <table:table-cell table:formula="of:=CONCATENATE(&quot;INSERT INTO DB_ESPERANCA_VIVA.DESPESAS_MEDICAS VALUES (&quot; ;[.A339]; &quot;,&quot; ;[.B339]; &quot;,&quot; ;&quot;&quot;&quot;&quot;; ;[.C339]; ;&quot;&quot;&quot;&quot;; &quot;,&quot; ;[.D339]; &quot;,&quot; ;&quot;&quot;&quot;&quot;; ;[.E339]; ;&quot;&quot;&quot;&quot;; &quot;);&quot;)" office:value-type="string" office:string-value="INSERT INTO DB_ESPERANCA_VIVA.DESPESAS_MEDICAS VALUES (338,201,&quot;ALIMENTAÇÃO E MEDICAÇÃO&quot;,4043.43,&quot;2021/09/27&quot;);" calcext:value-type="string">
            <text:p>INSERT INTO DB_ESPERANCA_VIVA.DESPESAS_MEDICAS VALUES (338,201,"ALIMENTAÇÃO E MEDICAÇÃO",4043.43,"2021/09/27");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772.8</text:p>
          </table:table-cell>
          <table:table-cell office:value-type="string" calcext:value-type="string">
            <text:p>2019/06/18</text:p>
          </table:table-cell>
          <table:table-cell table:formula="of:=CONCATENATE(&quot;INSERT INTO DB_ESPERANCA_VIVA.DESPESAS_MEDICAS VALUES (&quot; ;[.A340]; &quot;,&quot; ;[.B340]; &quot;,&quot; ;&quot;&quot;&quot;&quot;; ;[.C340]; ;&quot;&quot;&quot;&quot;; &quot;,&quot; ;[.D340]; &quot;,&quot; ;&quot;&quot;&quot;&quot;; ;[.E340]; ;&quot;&quot;&quot;&quot;; &quot;);&quot;)" office:value-type="string" office:string-value="INSERT INTO DB_ESPERANCA_VIVA.DESPESAS_MEDICAS VALUES (339,426,&quot;ALIMENTAÇÃO E MEDICAÇÃO&quot;,3772.8,&quot;2019/06/18&quot;);" calcext:value-type="string">
            <text:p>INSERT INTO DB_ESPERANCA_VIVA.DESPESAS_MEDICAS VALUES (339,426,"ALIMENTAÇÃO E MEDICAÇÃO",3772.8,"2019/06/18");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139.01</text:p>
          </table:table-cell>
          <table:table-cell office:value-type="string" calcext:value-type="string">
            <text:p>2017/12/30</text:p>
          </table:table-cell>
          <table:table-cell table:formula="of:=CONCATENATE(&quot;INSERT INTO DB_ESPERANCA_VIVA.DESPESAS_MEDICAS VALUES (&quot; ;[.A341]; &quot;,&quot; ;[.B341]; &quot;,&quot; ;&quot;&quot;&quot;&quot;; ;[.C341]; ;&quot;&quot;&quot;&quot;; &quot;,&quot; ;[.D341]; &quot;,&quot; ;&quot;&quot;&quot;&quot;; ;[.E341]; ;&quot;&quot;&quot;&quot;; &quot;);&quot;)" office:value-type="string" office:string-value="INSERT INTO DB_ESPERANCA_VIVA.DESPESAS_MEDICAS VALUES (340,446,&quot;ALIMENTAÇÃO E MEDICAÇÃO&quot;,3139.01,&quot;2017/12/30&quot;);" calcext:value-type="string">
            <text:p>INSERT INTO DB_ESPERANCA_VIVA.DESPESAS_MEDICAS VALUES (340,446,"ALIMENTAÇÃO E MEDICAÇÃO",3139.01,"2017/12/30");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806.74</text:p>
          </table:table-cell>
          <table:table-cell office:value-type="string" calcext:value-type="string">
            <text:p>2023/04/22</text:p>
          </table:table-cell>
          <table:table-cell table:formula="of:=CONCATENATE(&quot;INSERT INTO DB_ESPERANCA_VIVA.DESPESAS_MEDICAS VALUES (&quot; ;[.A342]; &quot;,&quot; ;[.B342]; &quot;,&quot; ;&quot;&quot;&quot;&quot;; ;[.C342]; ;&quot;&quot;&quot;&quot;; &quot;,&quot; ;[.D342]; &quot;,&quot; ;&quot;&quot;&quot;&quot;; ;[.E342]; ;&quot;&quot;&quot;&quot;; &quot;);&quot;)" office:value-type="string" office:string-value="INSERT INTO DB_ESPERANCA_VIVA.DESPESAS_MEDICAS VALUES (341,466,&quot;ALIMENTAÇÃO E MEDICAÇÃO&quot;,4806.74,&quot;2023/04/22&quot;);" calcext:value-type="string">
            <text:p>INSERT INTO DB_ESPERANCA_VIVA.DESPESAS_MEDICAS VALUES (341,466,"ALIMENTAÇÃO E MEDICAÇÃO",4806.74,"2023/04/22");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888.66</text:p>
          </table:table-cell>
          <table:table-cell office:value-type="string" calcext:value-type="string">
            <text:p>2021/12/31</text:p>
          </table:table-cell>
          <table:table-cell table:formula="of:=CONCATENATE(&quot;INSERT INTO DB_ESPERANCA_VIVA.DESPESAS_MEDICAS VALUES (&quot; ;[.A343]; &quot;,&quot; ;[.B343]; &quot;,&quot; ;&quot;&quot;&quot;&quot;; ;[.C343]; ;&quot;&quot;&quot;&quot;; &quot;,&quot; ;[.D343]; &quot;,&quot; ;&quot;&quot;&quot;&quot;; ;[.E343]; ;&quot;&quot;&quot;&quot;; &quot;);&quot;)" office:value-type="string" office:string-value="INSERT INTO DB_ESPERANCA_VIVA.DESPESAS_MEDICAS VALUES (342,480,&quot;ALIMENTAÇÃO E MEDICAÇÃO&quot;,2888.66,&quot;2021/12/31&quot;);" calcext:value-type="string">
            <text:p>INSERT INTO DB_ESPERANCA_VIVA.DESPESAS_MEDICAS VALUES (342,480,"ALIMENTAÇÃO E MEDICAÇÃO",2888.66,"2021/12/31");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502.15</text:p>
          </table:table-cell>
          <table:table-cell office:value-type="string" calcext:value-type="string">
            <text:p>2017/02/22</text:p>
          </table:table-cell>
          <table:table-cell table:formula="of:=CONCATENATE(&quot;INSERT INTO DB_ESPERANCA_VIVA.DESPESAS_MEDICAS VALUES (&quot; ;[.A344]; &quot;,&quot; ;[.B344]; &quot;,&quot; ;&quot;&quot;&quot;&quot;; ;[.C344]; ;&quot;&quot;&quot;&quot;; &quot;,&quot; ;[.D344]; &quot;,&quot; ;&quot;&quot;&quot;&quot;; ;[.E344]; ;&quot;&quot;&quot;&quot;; &quot;);&quot;)" office:value-type="string" office:string-value="INSERT INTO DB_ESPERANCA_VIVA.DESPESAS_MEDICAS VALUES (343,598,&quot;ALIMENTAÇÃO E MEDICAÇÃO&quot;,502.15,&quot;2017/02/22&quot;);" calcext:value-type="string">
            <text:p>INSERT INTO DB_ESPERANCA_VIVA.DESPESAS_MEDICAS VALUES (343,598,"ALIMENTAÇÃO E MEDICAÇÃO",502.15,"2017/02/22");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177.55</text:p>
          </table:table-cell>
          <table:table-cell office:value-type="string" calcext:value-type="string">
            <text:p>2015/01/04</text:p>
          </table:table-cell>
          <table:table-cell table:formula="of:=CONCATENATE(&quot;INSERT INTO DB_ESPERANCA_VIVA.DESPESAS_MEDICAS VALUES (&quot; ;[.A345]; &quot;,&quot; ;[.B345]; &quot;,&quot; ;&quot;&quot;&quot;&quot;; ;[.C345]; ;&quot;&quot;&quot;&quot;; &quot;,&quot; ;[.D345]; &quot;,&quot; ;&quot;&quot;&quot;&quot;; ;[.E345]; ;&quot;&quot;&quot;&quot;; &quot;);&quot;)" office:value-type="string" office:string-value="INSERT INTO DB_ESPERANCA_VIVA.DESPESAS_MEDICAS VALUES (344,656,&quot;ALIMENTAÇÃO E MEDICAÇÃO&quot;,4177.55,&quot;2015/01/04&quot;);" calcext:value-type="string">
            <text:p>INSERT INTO DB_ESPERANCA_VIVA.DESPESAS_MEDICAS VALUES (344,656,"ALIMENTAÇÃO E MEDICAÇÃO",4177.55,"2015/01/04");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79.87</text:p>
          </table:table-cell>
          <table:table-cell office:value-type="string" calcext:value-type="string">
            <text:p>2019/11/26</text:p>
          </table:table-cell>
          <table:table-cell table:formula="of:=CONCATENATE(&quot;INSERT INTO DB_ESPERANCA_VIVA.DESPESAS_MEDICAS VALUES (&quot; ;[.A346]; &quot;,&quot; ;[.B346]; &quot;,&quot; ;&quot;&quot;&quot;&quot;; ;[.C346]; ;&quot;&quot;&quot;&quot;; &quot;,&quot; ;[.D346]; &quot;,&quot; ;&quot;&quot;&quot;&quot;; ;[.E346]; ;&quot;&quot;&quot;&quot;; &quot;);&quot;)" office:value-type="string" office:string-value="INSERT INTO DB_ESPERANCA_VIVA.DESPESAS_MEDICAS VALUES (345,673,&quot;ALIMENTAÇÃO E MEDICAÇÃO&quot;,1179.87,&quot;2019/11/26&quot;);" calcext:value-type="string">
            <text:p>INSERT INTO DB_ESPERANCA_VIVA.DESPESAS_MEDICAS VALUES (345,673,"ALIMENTAÇÃO E MEDICAÇÃO",1179.87,"2019/11/26");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184.56</text:p>
          </table:table-cell>
          <table:table-cell office:value-type="string" calcext:value-type="string">
            <text:p>2016/09/26</text:p>
          </table:table-cell>
          <table:table-cell table:formula="of:=CONCATENATE(&quot;INSERT INTO DB_ESPERANCA_VIVA.DESPESAS_MEDICAS VALUES (&quot; ;[.A347]; &quot;,&quot; ;[.B347]; &quot;,&quot; ;&quot;&quot;&quot;&quot;; ;[.C347]; ;&quot;&quot;&quot;&quot;; &quot;,&quot; ;[.D347]; &quot;,&quot; ;&quot;&quot;&quot;&quot;; ;[.E347]; ;&quot;&quot;&quot;&quot;; &quot;);&quot;)" office:value-type="string" office:string-value="INSERT INTO DB_ESPERANCA_VIVA.DESPESAS_MEDICAS VALUES (346,679,&quot;ALIMENTAÇÃO E MEDICAÇÃO&quot;,2184.56,&quot;2016/09/26&quot;);" calcext:value-type="string">
            <text:p>INSERT INTO DB_ESPERANCA_VIVA.DESPESAS_MEDICAS VALUES (346,679,"ALIMENTAÇÃO E MEDICAÇÃO",2184.56,"2016/09/26");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867.36</text:p>
          </table:table-cell>
          <table:table-cell office:value-type="string" calcext:value-type="string">
            <text:p>2017/10/31</text:p>
          </table:table-cell>
          <table:table-cell table:formula="of:=CONCATENATE(&quot;INSERT INTO DB_ESPERANCA_VIVA.DESPESAS_MEDICAS VALUES (&quot; ;[.A348]; &quot;,&quot; ;[.B348]; &quot;,&quot; ;&quot;&quot;&quot;&quot;; ;[.C348]; ;&quot;&quot;&quot;&quot;; &quot;,&quot; ;[.D348]; &quot;,&quot; ;&quot;&quot;&quot;&quot;; ;[.E348]; ;&quot;&quot;&quot;&quot;; &quot;);&quot;)" office:value-type="string" office:string-value="INSERT INTO DB_ESPERANCA_VIVA.DESPESAS_MEDICAS VALUES (347,51,&quot;ALIMENTAÇÃO E MEDICAÇÃO&quot;,2867.36,&quot;2017/10/31&quot;);" calcext:value-type="string">
            <text:p>INSERT INTO DB_ESPERANCA_VIVA.DESPESAS_MEDICAS VALUES (347,51,"ALIMENTAÇÃO E MEDICAÇÃO",2867.36,"2017/10/31");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728.8</text:p>
          </table:table-cell>
          <table:table-cell office:value-type="string" calcext:value-type="string">
            <text:p>2023/08/10</text:p>
          </table:table-cell>
          <table:table-cell table:formula="of:=CONCATENATE(&quot;INSERT INTO DB_ESPERANCA_VIVA.DESPESAS_MEDICAS VALUES (&quot; ;[.A349]; &quot;,&quot; ;[.B349]; &quot;,&quot; ;&quot;&quot;&quot;&quot;; ;[.C349]; ;&quot;&quot;&quot;&quot;; &quot;,&quot; ;[.D349]; &quot;,&quot; ;&quot;&quot;&quot;&quot;; ;[.E349]; ;&quot;&quot;&quot;&quot;; &quot;);&quot;)" office:value-type="string" office:string-value="INSERT INTO DB_ESPERANCA_VIVA.DESPESAS_MEDICAS VALUES (348,77,&quot;ALIMENTAÇÃO E MEDICAÇÃO&quot;,1728.8,&quot;2023/08/10&quot;);" calcext:value-type="string">
            <text:p>INSERT INTO DB_ESPERANCA_VIVA.DESPESAS_MEDICAS VALUES (348,77,"ALIMENTAÇÃO E MEDICAÇÃO",1728.8,"2023/08/10");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045.55</text:p>
          </table:table-cell>
          <table:table-cell office:value-type="string" calcext:value-type="string">
            <text:p>2019/09/27</text:p>
          </table:table-cell>
          <table:table-cell table:formula="of:=CONCATENATE(&quot;INSERT INTO DB_ESPERANCA_VIVA.DESPESAS_MEDICAS VALUES (&quot; ;[.A350]; &quot;,&quot; ;[.B350]; &quot;,&quot; ;&quot;&quot;&quot;&quot;; ;[.C350]; ;&quot;&quot;&quot;&quot;; &quot;,&quot; ;[.D350]; &quot;,&quot; ;&quot;&quot;&quot;&quot;; ;[.E350]; ;&quot;&quot;&quot;&quot;; &quot;);&quot;)" office:value-type="string" office:string-value="INSERT INTO DB_ESPERANCA_VIVA.DESPESAS_MEDICAS VALUES (349,146,&quot;ALIMENTAÇÃO E MEDICAÇÃO&quot;,4045.55,&quot;2019/09/27&quot;);" calcext:value-type="string">
            <text:p>INSERT INTO DB_ESPERANCA_VIVA.DESPESAS_MEDICAS VALUES (349,146,"ALIMENTAÇÃO E MEDICAÇÃO",4045.55,"2019/09/27");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464.61</text:p>
          </table:table-cell>
          <table:table-cell office:value-type="string" calcext:value-type="string">
            <text:p>2020/06/12</text:p>
          </table:table-cell>
          <table:table-cell table:formula="of:=CONCATENATE(&quot;INSERT INTO DB_ESPERANCA_VIVA.DESPESAS_MEDICAS VALUES (&quot; ;[.A351]; &quot;,&quot; ;[.B351]; &quot;,&quot; ;&quot;&quot;&quot;&quot;; ;[.C351]; ;&quot;&quot;&quot;&quot;; &quot;,&quot; ;[.D351]; &quot;,&quot; ;&quot;&quot;&quot;&quot;; ;[.E351]; ;&quot;&quot;&quot;&quot;; &quot;);&quot;)" office:value-type="string" office:string-value="INSERT INTO DB_ESPERANCA_VIVA.DESPESAS_MEDICAS VALUES (350,178,&quot;ALIMENTAÇÃO E MEDICAÇÃO&quot;,1464.61,&quot;2020/06/12&quot;);" calcext:value-type="string">
            <text:p>INSERT INTO DB_ESPERANCA_VIVA.DESPESAS_MEDICAS VALUES (350,178,"ALIMENTAÇÃO E MEDICAÇÃO",1464.61,"2020/06/12");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08.58</text:p>
          </table:table-cell>
          <table:table-cell office:value-type="string" calcext:value-type="string">
            <text:p>2023/01/29</text:p>
          </table:table-cell>
          <table:table-cell table:formula="of:=CONCATENATE(&quot;INSERT INTO DB_ESPERANCA_VIVA.DESPESAS_MEDICAS VALUES (&quot; ;[.A352]; &quot;,&quot; ;[.B352]; &quot;,&quot; ;&quot;&quot;&quot;&quot;; ;[.C352]; ;&quot;&quot;&quot;&quot;; &quot;,&quot; ;[.D352]; &quot;,&quot; ;&quot;&quot;&quot;&quot;; ;[.E352]; ;&quot;&quot;&quot;&quot;; &quot;);&quot;)" office:value-type="string" office:string-value="INSERT INTO DB_ESPERANCA_VIVA.DESPESAS_MEDICAS VALUES (351,242,&quot;ALIMENTAÇÃO E MEDICAÇÃO&quot;,1108.58,&quot;2023/01/29&quot;);" calcext:value-type="string">
            <text:p>INSERT INTO DB_ESPERANCA_VIVA.DESPESAS_MEDICAS VALUES (351,242,"ALIMENTAÇÃO E MEDICAÇÃO",1108.58,"2023/01/29");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532.62</text:p>
          </table:table-cell>
          <table:table-cell office:value-type="string" calcext:value-type="string">
            <text:p>2021/07/22</text:p>
          </table:table-cell>
          <table:table-cell table:formula="of:=CONCATENATE(&quot;INSERT INTO DB_ESPERANCA_VIVA.DESPESAS_MEDICAS VALUES (&quot; ;[.A353]; &quot;,&quot; ;[.B353]; &quot;,&quot; ;&quot;&quot;&quot;&quot;; ;[.C353]; ;&quot;&quot;&quot;&quot;; &quot;,&quot; ;[.D353]; &quot;,&quot; ;&quot;&quot;&quot;&quot;; ;[.E353]; ;&quot;&quot;&quot;&quot;; &quot;);&quot;)" office:value-type="string" office:string-value="INSERT INTO DB_ESPERANCA_VIVA.DESPESAS_MEDICAS VALUES (352,295,&quot;ALIMENTAÇÃO E MEDICAÇÃO&quot;,3532.62,&quot;2021/07/22&quot;);" calcext:value-type="string">
            <text:p>INSERT INTO DB_ESPERANCA_VIVA.DESPESAS_MEDICAS VALUES (352,295,"ALIMENTAÇÃO E MEDICAÇÃO",3532.62,"2021/07/22");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954.65</text:p>
          </table:table-cell>
          <table:table-cell office:value-type="string" calcext:value-type="string">
            <text:p>2019/10/06</text:p>
          </table:table-cell>
          <table:table-cell table:formula="of:=CONCATENATE(&quot;INSERT INTO DB_ESPERANCA_VIVA.DESPESAS_MEDICAS VALUES (&quot; ;[.A354]; &quot;,&quot; ;[.B354]; &quot;,&quot; ;&quot;&quot;&quot;&quot;; ;[.C354]; ;&quot;&quot;&quot;&quot;; &quot;,&quot; ;[.D354]; &quot;,&quot; ;&quot;&quot;&quot;&quot;; ;[.E354]; ;&quot;&quot;&quot;&quot;; &quot;);&quot;)" office:value-type="string" office:string-value="INSERT INTO DB_ESPERANCA_VIVA.DESPESAS_MEDICAS VALUES (353,356,&quot;ALIMENTAÇÃO E MEDICAÇÃO&quot;,3954.65,&quot;2019/10/06&quot;);" calcext:value-type="string">
            <text:p>INSERT INTO DB_ESPERANCA_VIVA.DESPESAS_MEDICAS VALUES (353,356,"ALIMENTAÇÃO E MEDICAÇÃO",3954.65,"2019/10/06");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038.31</text:p>
          </table:table-cell>
          <table:table-cell office:value-type="string" calcext:value-type="string">
            <text:p>2024/05/04</text:p>
          </table:table-cell>
          <table:table-cell table:formula="of:=CONCATENATE(&quot;INSERT INTO DB_ESPERANCA_VIVA.DESPESAS_MEDICAS VALUES (&quot; ;[.A355]; &quot;,&quot; ;[.B355]; &quot;,&quot; ;&quot;&quot;&quot;&quot;; ;[.C355]; ;&quot;&quot;&quot;&quot;; &quot;,&quot; ;[.D355]; &quot;,&quot; ;&quot;&quot;&quot;&quot;; ;[.E355]; ;&quot;&quot;&quot;&quot;; &quot;);&quot;)" office:value-type="string" office:string-value="INSERT INTO DB_ESPERANCA_VIVA.DESPESAS_MEDICAS VALUES (354,432,&quot;ALIMENTAÇÃO E MEDICAÇÃO&quot;,3038.31,&quot;2024/05/04&quot;);" calcext:value-type="string">
            <text:p>INSERT INTO DB_ESPERANCA_VIVA.DESPESAS_MEDICAS VALUES (354,432,"ALIMENTAÇÃO E MEDICAÇÃO",3038.31,"2024/05/04");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860.4</text:p>
          </table:table-cell>
          <table:table-cell office:value-type="string" calcext:value-type="string">
            <text:p>2022/07/02</text:p>
          </table:table-cell>
          <table:table-cell table:formula="of:=CONCATENATE(&quot;INSERT INTO DB_ESPERANCA_VIVA.DESPESAS_MEDICAS VALUES (&quot; ;[.A356]; &quot;,&quot; ;[.B356]; &quot;,&quot; ;&quot;&quot;&quot;&quot;; ;[.C356]; ;&quot;&quot;&quot;&quot;; &quot;,&quot; ;[.D356]; &quot;,&quot; ;&quot;&quot;&quot;&quot;; ;[.E356]; ;&quot;&quot;&quot;&quot;; &quot;);&quot;)" office:value-type="string" office:string-value="INSERT INTO DB_ESPERANCA_VIVA.DESPESAS_MEDICAS VALUES (355,486,&quot;ALIMENTAÇÃO E MEDICAÇÃO&quot;,860.4,&quot;2022/07/02&quot;);" calcext:value-type="string">
            <text:p>INSERT INTO DB_ESPERANCA_VIVA.DESPESAS_MEDICAS VALUES (355,486,"ALIMENTAÇÃO E MEDICAÇÃO",860.4,"2022/07/02");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862.02</text:p>
          </table:table-cell>
          <table:table-cell office:value-type="string" calcext:value-type="string">
            <text:p>2016/07/27</text:p>
          </table:table-cell>
          <table:table-cell table:formula="of:=CONCATENATE(&quot;INSERT INTO DB_ESPERANCA_VIVA.DESPESAS_MEDICAS VALUES (&quot; ;[.A357]; &quot;,&quot; ;[.B357]; &quot;,&quot; ;&quot;&quot;&quot;&quot;; ;[.C357]; ;&quot;&quot;&quot;&quot;; &quot;,&quot; ;[.D357]; &quot;,&quot; ;&quot;&quot;&quot;&quot;; ;[.E357]; ;&quot;&quot;&quot;&quot;; &quot;);&quot;)" office:value-type="string" office:string-value="INSERT INTO DB_ESPERANCA_VIVA.DESPESAS_MEDICAS VALUES (356,514,&quot;ALIMENTAÇÃO E MEDICAÇÃO&quot;,4862.02,&quot;2016/07/27&quot;);" calcext:value-type="string">
            <text:p>INSERT INTO DB_ESPERANCA_VIVA.DESPESAS_MEDICAS VALUES (356,514,"ALIMENTAÇÃO E MEDICAÇÃO",4862.02,"2016/07/27");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934.41</text:p>
          </table:table-cell>
          <table:table-cell office:value-type="string" calcext:value-type="string">
            <text:p>2023/03/12</text:p>
          </table:table-cell>
          <table:table-cell table:formula="of:=CONCATENATE(&quot;INSERT INTO DB_ESPERANCA_VIVA.DESPESAS_MEDICAS VALUES (&quot; ;[.A358]; &quot;,&quot; ;[.B358]; &quot;,&quot; ;&quot;&quot;&quot;&quot;; ;[.C358]; ;&quot;&quot;&quot;&quot;; &quot;,&quot; ;[.D358]; &quot;,&quot; ;&quot;&quot;&quot;&quot;; ;[.E358]; ;&quot;&quot;&quot;&quot;; &quot;);&quot;)" office:value-type="string" office:string-value="INSERT INTO DB_ESPERANCA_VIVA.DESPESAS_MEDICAS VALUES (357,589,&quot;ALIMENTAÇÃO E MEDICAÇÃO&quot;,934.41,&quot;2023/03/12&quot;);" calcext:value-type="string">
            <text:p>INSERT INTO DB_ESPERANCA_VIVA.DESPESAS_MEDICAS VALUES (357,589,"ALIMENTAÇÃO E MEDICAÇÃO",934.41,"2023/03/12");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457.18</text:p>
          </table:table-cell>
          <table:table-cell office:value-type="string" calcext:value-type="string">
            <text:p>2023/05/06</text:p>
          </table:table-cell>
          <table:table-cell table:formula="of:=CONCATENATE(&quot;INSERT INTO DB_ESPERANCA_VIVA.DESPESAS_MEDICAS VALUES (&quot; ;[.A359]; &quot;,&quot; ;[.B359]; &quot;,&quot; ;&quot;&quot;&quot;&quot;; ;[.C359]; ;&quot;&quot;&quot;&quot;; &quot;,&quot; ;[.D359]; &quot;,&quot; ;&quot;&quot;&quot;&quot;; ;[.E359]; ;&quot;&quot;&quot;&quot;; &quot;);&quot;)" office:value-type="string" office:string-value="INSERT INTO DB_ESPERANCA_VIVA.DESPESAS_MEDICAS VALUES (358,595,&quot;ALIMENTAÇÃO E MEDICAÇÃO&quot;,3457.18,&quot;2023/05/06&quot;);" calcext:value-type="string">
            <text:p>INSERT INTO DB_ESPERANCA_VIVA.DESPESAS_MEDICAS VALUES (358,595,"ALIMENTAÇÃO E MEDICAÇÃO",3457.18,"2023/05/06");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877.69</text:p>
          </table:table-cell>
          <table:table-cell office:value-type="string" calcext:value-type="string">
            <text:p>2016/08/27</text:p>
          </table:table-cell>
          <table:table-cell table:formula="of:=CONCATENATE(&quot;INSERT INTO DB_ESPERANCA_VIVA.DESPESAS_MEDICAS VALUES (&quot; ;[.A360]; &quot;,&quot; ;[.B360]; &quot;,&quot; ;&quot;&quot;&quot;&quot;; ;[.C360]; ;&quot;&quot;&quot;&quot;; &quot;,&quot; ;[.D360]; &quot;,&quot; ;&quot;&quot;&quot;&quot;; ;[.E360]; ;&quot;&quot;&quot;&quot;; &quot;);&quot;)" office:value-type="string" office:string-value="INSERT INTO DB_ESPERANCA_VIVA.DESPESAS_MEDICAS VALUES (359,648,&quot;ALIMENTAÇÃO E MEDICAÇÃO&quot;,1877.69,&quot;2016/08/27&quot;);" calcext:value-type="string">
            <text:p>INSERT INTO DB_ESPERANCA_VIVA.DESPESAS_MEDICAS VALUES (359,648,"ALIMENTAÇÃO E MEDICAÇÃO",1877.69,"2016/08/27");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649.63</text:p>
          </table:table-cell>
          <table:table-cell office:value-type="string" calcext:value-type="string">
            <text:p>2024/05/04</text:p>
          </table:table-cell>
          <table:table-cell table:formula="of:=CONCATENATE(&quot;INSERT INTO DB_ESPERANCA_VIVA.DESPESAS_MEDICAS VALUES (&quot; ;[.A361]; &quot;,&quot; ;[.B361]; &quot;,&quot; ;&quot;&quot;&quot;&quot;; ;[.C361]; ;&quot;&quot;&quot;&quot;; &quot;,&quot; ;[.D361]; &quot;,&quot; ;&quot;&quot;&quot;&quot;; ;[.E361]; ;&quot;&quot;&quot;&quot;; &quot;);&quot;)" office:value-type="string" office:string-value="INSERT INTO DB_ESPERANCA_VIVA.DESPESAS_MEDICAS VALUES (360,703,&quot;ALIMENTAÇÃO E MEDICAÇÃO&quot;,2649.63,&quot;2024/05/04&quot;);" calcext:value-type="string">
            <text:p>INSERT INTO DB_ESPERANCA_VIVA.DESPESAS_MEDICAS VALUES (360,703,"ALIMENTAÇÃO E MEDICAÇÃO",2649.63,"2024/05/04");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553.41</text:p>
          </table:table-cell>
          <table:table-cell office:value-type="string" calcext:value-type="string">
            <text:p>2020/04/02</text:p>
          </table:table-cell>
          <table:table-cell table:formula="of:=CONCATENATE(&quot;INSERT INTO DB_ESPERANCA_VIVA.DESPESAS_MEDICAS VALUES (&quot; ;[.A362]; &quot;,&quot; ;[.B362]; &quot;,&quot; ;&quot;&quot;&quot;&quot;; ;[.C362]; ;&quot;&quot;&quot;&quot;; &quot;,&quot; ;[.D362]; &quot;,&quot; ;&quot;&quot;&quot;&quot;; ;[.E362]; ;&quot;&quot;&quot;&quot;; &quot;);&quot;)" office:value-type="string" office:string-value="INSERT INTO DB_ESPERANCA_VIVA.DESPESAS_MEDICAS VALUES (361,725,&quot;ALIMENTAÇÃO E MEDICAÇÃO&quot;,3553.41,&quot;2020/04/02&quot;);" calcext:value-type="string">
            <text:p>INSERT INTO DB_ESPERANCA_VIVA.DESPESAS_MEDICAS VALUES (361,725,"ALIMENTAÇÃO E MEDICAÇÃO",3553.41,"2020/04/02");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270.83</text:p>
          </table:table-cell>
          <table:table-cell office:value-type="string" calcext:value-type="string">
            <text:p>2019/08/18</text:p>
          </table:table-cell>
          <table:table-cell table:formula="of:=CONCATENATE(&quot;INSERT INTO DB_ESPERANCA_VIVA.DESPESAS_MEDICAS VALUES (&quot; ;[.A363]; &quot;,&quot; ;[.B363]; &quot;,&quot; ;&quot;&quot;&quot;&quot;; ;[.C363]; ;&quot;&quot;&quot;&quot;; &quot;,&quot; ;[.D363]; &quot;,&quot; ;&quot;&quot;&quot;&quot;; ;[.E363]; ;&quot;&quot;&quot;&quot;; &quot;);&quot;)" office:value-type="string" office:string-value="INSERT INTO DB_ESPERANCA_VIVA.DESPESAS_MEDICAS VALUES (362,96,&quot;ALIMENTAÇÃO E MEDICAÇÃO&quot;,3270.83,&quot;2019/08/18&quot;);" calcext:value-type="string">
            <text:p>INSERT INTO DB_ESPERANCA_VIVA.DESPESAS_MEDICAS VALUES (362,96,"ALIMENTAÇÃO E MEDICAÇÃO",3270.83,"2019/08/18");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077.26</text:p>
          </table:table-cell>
          <table:table-cell office:value-type="string" calcext:value-type="string">
            <text:p>2021/11/22</text:p>
          </table:table-cell>
          <table:table-cell table:formula="of:=CONCATENATE(&quot;INSERT INTO DB_ESPERANCA_VIVA.DESPESAS_MEDICAS VALUES (&quot; ;[.A364]; &quot;,&quot; ;[.B364]; &quot;,&quot; ;&quot;&quot;&quot;&quot;; ;[.C364]; ;&quot;&quot;&quot;&quot;; &quot;,&quot; ;[.D364]; &quot;,&quot; ;&quot;&quot;&quot;&quot;; ;[.E364]; ;&quot;&quot;&quot;&quot;; &quot;);&quot;)" office:value-type="string" office:string-value="INSERT INTO DB_ESPERANCA_VIVA.DESPESAS_MEDICAS VALUES (363,244,&quot;ALIMENTAÇÃO E MEDICAÇÃO&quot;,1077.26,&quot;2021/11/22&quot;);" calcext:value-type="string">
            <text:p>INSERT INTO DB_ESPERANCA_VIVA.DESPESAS_MEDICAS VALUES (363,244,"ALIMENTAÇÃO E MEDICAÇÃO",1077.26,"2021/11/22");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1148.34</text:p>
          </table:table-cell>
          <table:table-cell office:value-type="string" calcext:value-type="string">
            <text:p>2017/04/07</text:p>
          </table:table-cell>
          <table:table-cell table:formula="of:=CONCATENATE(&quot;INSERT INTO DB_ESPERANCA_VIVA.DESPESAS_MEDICAS VALUES (&quot; ;[.A365]; &quot;,&quot; ;[.B365]; &quot;,&quot; ;&quot;&quot;&quot;&quot;; ;[.C365]; ;&quot;&quot;&quot;&quot;; &quot;,&quot; ;[.D365]; &quot;,&quot; ;&quot;&quot;&quot;&quot;; ;[.E365]; ;&quot;&quot;&quot;&quot;; &quot;);&quot;)" office:value-type="string" office:string-value="INSERT INTO DB_ESPERANCA_VIVA.DESPESAS_MEDICAS VALUES (364,544,&quot;ALIMENTAÇÃO E MEDICAÇÃO&quot;,1148.34,&quot;2017/04/07&quot;);" calcext:value-type="string">
            <text:p>INSERT INTO DB_ESPERANCA_VIVA.DESPESAS_MEDICAS VALUES (364,544,"ALIMENTAÇÃO E MEDICAÇÃO",1148.34,"2017/04/07");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365.54</text:p>
          </table:table-cell>
          <table:table-cell office:value-type="string" calcext:value-type="string">
            <text:p>2019/11/25</text:p>
          </table:table-cell>
          <table:table-cell table:formula="of:=CONCATENATE(&quot;INSERT INTO DB_ESPERANCA_VIVA.DESPESAS_MEDICAS VALUES (&quot; ;[.A366]; &quot;,&quot; ;[.B366]; &quot;,&quot; ;&quot;&quot;&quot;&quot;; ;[.C366]; ;&quot;&quot;&quot;&quot;; &quot;,&quot; ;[.D366]; &quot;,&quot; ;&quot;&quot;&quot;&quot;; ;[.E366]; ;&quot;&quot;&quot;&quot;; &quot;);&quot;)" office:value-type="string" office:string-value="INSERT INTO DB_ESPERANCA_VIVA.DESPESAS_MEDICAS VALUES (365,618,&quot;ALIMENTAÇÃO E MEDICAÇÃO&quot;,3365.54,&quot;2019/11/25&quot;);" calcext:value-type="string">
            <text:p>INSERT INTO DB_ESPERANCA_VIVA.DESPESAS_MEDICAS VALUES (365,618,"ALIMENTAÇÃO E MEDICAÇÃO",3365.54,"2019/11/25");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320.48</text:p>
          </table:table-cell>
          <table:table-cell office:value-type="string" calcext:value-type="string">
            <text:p>2015/01/21</text:p>
          </table:table-cell>
          <table:table-cell table:formula="of:=CONCATENATE(&quot;INSERT INTO DB_ESPERANCA_VIVA.DESPESAS_MEDICAS VALUES (&quot; ;[.A367]; &quot;,&quot; ;[.B367]; &quot;,&quot; ;&quot;&quot;&quot;&quot;; ;[.C367]; ;&quot;&quot;&quot;&quot;; &quot;,&quot; ;[.D367]; &quot;,&quot; ;&quot;&quot;&quot;&quot;; ;[.E367]; ;&quot;&quot;&quot;&quot;; &quot;);&quot;)" office:value-type="string" office:string-value="INSERT INTO DB_ESPERANCA_VIVA.DESPESAS_MEDICAS VALUES (366,729,&quot;ALIMENTAÇÃO E MEDICAÇÃO&quot;,3320.48,&quot;2015/01/21&quot;);" calcext:value-type="string">
            <text:p>INSERT INTO DB_ESPERANCA_VIVA.DESPESAS_MEDICAS VALUES (366,729,"ALIMENTAÇÃO E MEDICAÇÃO",3320.48,"2015/01/21");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786.62</text:p>
          </table:table-cell>
          <table:table-cell office:value-type="string" calcext:value-type="string">
            <text:p>2023/06/02</text:p>
          </table:table-cell>
          <table:table-cell table:formula="of:=CONCATENATE(&quot;INSERT INTO DB_ESPERANCA_VIVA.DESPESAS_MEDICAS VALUES (&quot; ;[.A368]; &quot;,&quot; ;[.B368]; &quot;,&quot; ;&quot;&quot;&quot;&quot;; ;[.C368]; ;&quot;&quot;&quot;&quot;; &quot;,&quot; ;[.D368]; &quot;,&quot; ;&quot;&quot;&quot;&quot;; ;[.E368]; ;&quot;&quot;&quot;&quot;; &quot;);&quot;)" office:value-type="string" office:string-value="INSERT INTO DB_ESPERANCA_VIVA.DESPESAS_MEDICAS VALUES (367,14,&quot;ALIMENTAÇÃO E MEDICAÇÃO&quot;,2786.62,&quot;2023/06/02&quot;);" calcext:value-type="string">
            <text:p>INSERT INTO DB_ESPERANCA_VIVA.DESPESAS_MEDICAS VALUES (367,14,"ALIMENTAÇÃO E MEDICAÇÃO",2786.62,"2023/06/02");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2024.65</text:p>
          </table:table-cell>
          <table:table-cell office:value-type="string" calcext:value-type="string">
            <text:p>2024/12/02</text:p>
          </table:table-cell>
          <table:table-cell table:formula="of:=CONCATENATE(&quot;INSERT INTO DB_ESPERANCA_VIVA.DESPESAS_MEDICAS VALUES (&quot; ;[.A369]; &quot;,&quot; ;[.B369]; &quot;,&quot; ;&quot;&quot;&quot;&quot;; ;[.C369]; ;&quot;&quot;&quot;&quot;; &quot;,&quot; ;[.D369]; &quot;,&quot; ;&quot;&quot;&quot;&quot;; ;[.E369]; ;&quot;&quot;&quot;&quot;; &quot;);&quot;)" office:value-type="string" office:string-value="INSERT INTO DB_ESPERANCA_VIVA.DESPESAS_MEDICAS VALUES (368,28,&quot;ALIMENTAÇÃO E MEDICAÇÃO&quot;,2024.65,&quot;2024/12/02&quot;);" calcext:value-type="string">
            <text:p>INSERT INTO DB_ESPERANCA_VIVA.DESPESAS_MEDICAS VALUES (368,28,"ALIMENTAÇÃO E MEDICAÇÃO",2024.65,"2024/12/02");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3627.73</text:p>
          </table:table-cell>
          <table:table-cell office:value-type="string" calcext:value-type="string">
            <text:p>2019/07/04</text:p>
          </table:table-cell>
          <table:table-cell table:formula="of:=CONCATENATE(&quot;INSERT INTO DB_ESPERANCA_VIVA.DESPESAS_MEDICAS VALUES (&quot; ;[.A370]; &quot;,&quot; ;[.B370]; &quot;,&quot; ;&quot;&quot;&quot;&quot;; ;[.C370]; ;&quot;&quot;&quot;&quot;; &quot;,&quot; ;[.D370]; &quot;,&quot; ;&quot;&quot;&quot;&quot;; ;[.E370]; ;&quot;&quot;&quot;&quot;; &quot;);&quot;)" office:value-type="string" office:string-value="INSERT INTO DB_ESPERANCA_VIVA.DESPESAS_MEDICAS VALUES (369,308,&quot;ALIMENTAÇÃO E MEDICAÇÃO&quot;,3627.73,&quot;2019/07/04&quot;);" calcext:value-type="string">
            <text:p>INSERT INTO DB_ESPERANCA_VIVA.DESPESAS_MEDICAS VALUES (369,308,"ALIMENTAÇÃO E MEDICAÇÃO",3627.73,"2019/07/04");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873.54</text:p>
          </table:table-cell>
          <table:table-cell office:value-type="string" calcext:value-type="string">
            <text:p>2015/10/13</text:p>
          </table:table-cell>
          <table:table-cell table:formula="of:=CONCATENATE(&quot;INSERT INTO DB_ESPERANCA_VIVA.DESPESAS_MEDICAS VALUES (&quot; ;[.A371]; &quot;,&quot; ;[.B371]; &quot;,&quot; ;&quot;&quot;&quot;&quot;; ;[.C371]; ;&quot;&quot;&quot;&quot;; &quot;,&quot; ;[.D371]; &quot;,&quot; ;&quot;&quot;&quot;&quot;; ;[.E371]; ;&quot;&quot;&quot;&quot;; &quot;);&quot;)" office:value-type="string" office:string-value="INSERT INTO DB_ESPERANCA_VIVA.DESPESAS_MEDICAS VALUES (370,373,&quot;ALIMENTAÇÃO E MEDICAÇÃO&quot;,873.54,&quot;2015/10/13&quot;);" calcext:value-type="string">
            <text:p>INSERT INTO DB_ESPERANCA_VIVA.DESPESAS_MEDICAS VALUES (370,373,"ALIMENTAÇÃO E MEDICAÇÃO",873.54,"2015/10/13");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ALIMENTAÇÃO E MEDICAÇÃO</text:p>
          </table:table-cell>
          <table:table-cell office:value-type="string" calcext:value-type="string">
            <text:p>4265.85</text:p>
          </table:table-cell>
          <table:table-cell office:value-type="string" calcext:value-type="string">
            <text:p>2016/11/30</text:p>
          </table:table-cell>
          <table:table-cell table:formula="of:=CONCATENATE(&quot;INSERT INTO DB_ESPERANCA_VIVA.DESPESAS_MEDICAS VALUES (&quot; ;[.A372]; &quot;,&quot; ;[.B372]; &quot;,&quot; ;&quot;&quot;&quot;&quot;; ;[.C372]; ;&quot;&quot;&quot;&quot;; &quot;,&quot; ;[.D372]; &quot;,&quot; ;&quot;&quot;&quot;&quot;; ;[.E372]; ;&quot;&quot;&quot;&quot;; &quot;);&quot;)" office:value-type="string" office:string-value="INSERT INTO DB_ESPERANCA_VIVA.DESPESAS_MEDICAS VALUES (371,567,&quot;ALIMENTAÇÃO E MEDICAÇÃO&quot;,4265.85,&quot;2016/11/30&quot;);" calcext:value-type="string">
            <text:p>INSERT INTO DB_ESPERANCA_VIVA.DESPESAS_MEDICAS VALUES (371,567,"ALIMENTAÇÃO E MEDICAÇÃO",4265.85,"2016/11/30");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083.04</text:p>
          </table:table-cell>
          <table:table-cell office:value-type="string" calcext:value-type="string">
            <text:p>2022/06/05</text:p>
          </table:table-cell>
          <table:table-cell table:formula="of:=CONCATENATE(&quot;INSERT INTO DB_ESPERANCA_VIVA.DESPESAS_MEDICAS VALUES (&quot; ;[.A373]; &quot;,&quot; ;[.B373]; &quot;,&quot; ;&quot;&quot;&quot;&quot;; ;[.C373]; ;&quot;&quot;&quot;&quot;; &quot;,&quot; ;[.D373]; &quot;,&quot; ;&quot;&quot;&quot;&quot;; ;[.E373]; ;&quot;&quot;&quot;&quot;; &quot;);&quot;)" office:value-type="string" office:string-value="INSERT INTO DB_ESPERANCA_VIVA.DESPESAS_MEDICAS VALUES (372,70,&quot;LIMPEZA&quot;,2083.04,&quot;2022/06/05&quot;);" calcext:value-type="string">
            <text:p>INSERT INTO DB_ESPERANCA_VIVA.DESPESAS_MEDICAS VALUES (372,70,"LIMPEZA",2083.04,"2022/06/05");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792.56</text:p>
          </table:table-cell>
          <table:table-cell office:value-type="string" calcext:value-type="string">
            <text:p>2015/07/24</text:p>
          </table:table-cell>
          <table:table-cell table:formula="of:=CONCATENATE(&quot;INSERT INTO DB_ESPERANCA_VIVA.DESPESAS_MEDICAS VALUES (&quot; ;[.A374]; &quot;,&quot; ;[.B374]; &quot;,&quot; ;&quot;&quot;&quot;&quot;; ;[.C374]; ;&quot;&quot;&quot;&quot;; &quot;,&quot; ;[.D374]; &quot;,&quot; ;&quot;&quot;&quot;&quot;; ;[.E374]; ;&quot;&quot;&quot;&quot;; &quot;);&quot;)" office:value-type="string" office:string-value="INSERT INTO DB_ESPERANCA_VIVA.DESPESAS_MEDICAS VALUES (373,140,&quot;LIMPEZA&quot;,2792.56,&quot;2015/07/24&quot;);" calcext:value-type="string">
            <text:p>INSERT INTO DB_ESPERANCA_VIVA.DESPESAS_MEDICAS VALUES (373,140,"LIMPEZA",2792.56,"2015/07/24");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494.61</text:p>
          </table:table-cell>
          <table:table-cell office:value-type="string" calcext:value-type="string">
            <text:p>2015/08/26</text:p>
          </table:table-cell>
          <table:table-cell table:formula="of:=CONCATENATE(&quot;INSERT INTO DB_ESPERANCA_VIVA.DESPESAS_MEDICAS VALUES (&quot; ;[.A375]; &quot;,&quot; ;[.B375]; &quot;,&quot; ;&quot;&quot;&quot;&quot;; ;[.C375]; ;&quot;&quot;&quot;&quot;; &quot;,&quot; ;[.D375]; &quot;,&quot; ;&quot;&quot;&quot;&quot;; ;[.E375]; ;&quot;&quot;&quot;&quot;; &quot;);&quot;)" office:value-type="string" office:string-value="INSERT INTO DB_ESPERANCA_VIVA.DESPESAS_MEDICAS VALUES (374,182,&quot;LIMPEZA&quot;,1494.61,&quot;2015/08/26&quot;);" calcext:value-type="string">
            <text:p>INSERT INTO DB_ESPERANCA_VIVA.DESPESAS_MEDICAS VALUES (374,182,"LIMPEZA",1494.61,"2015/08/26");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3649.77</text:p>
          </table:table-cell>
          <table:table-cell office:value-type="string" calcext:value-type="string">
            <text:p>2024/05/20</text:p>
          </table:table-cell>
          <table:table-cell table:formula="of:=CONCATENATE(&quot;INSERT INTO DB_ESPERANCA_VIVA.DESPESAS_MEDICAS VALUES (&quot; ;[.A376]; &quot;,&quot; ;[.B376]; &quot;,&quot; ;&quot;&quot;&quot;&quot;; ;[.C376]; ;&quot;&quot;&quot;&quot;; &quot;,&quot; ;[.D376]; &quot;,&quot; ;&quot;&quot;&quot;&quot;; ;[.E376]; ;&quot;&quot;&quot;&quot;; &quot;);&quot;)" office:value-type="string" office:string-value="INSERT INTO DB_ESPERANCA_VIVA.DESPESAS_MEDICAS VALUES (375,232,&quot;LIMPEZA&quot;,3649.77,&quot;2024/05/20&quot;);" calcext:value-type="string">
            <text:p>INSERT INTO DB_ESPERANCA_VIVA.DESPESAS_MEDICAS VALUES (375,232,"LIMPEZA",3649.77,"2024/05/20");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163.6</text:p>
          </table:table-cell>
          <table:table-cell office:value-type="string" calcext:value-type="string">
            <text:p>2024/02/06</text:p>
          </table:table-cell>
          <table:table-cell table:formula="of:=CONCATENATE(&quot;INSERT INTO DB_ESPERANCA_VIVA.DESPESAS_MEDICAS VALUES (&quot; ;[.A377]; &quot;,&quot; ;[.B377]; &quot;,&quot; ;&quot;&quot;&quot;&quot;; ;[.C377]; ;&quot;&quot;&quot;&quot;; &quot;,&quot; ;[.D377]; &quot;,&quot; ;&quot;&quot;&quot;&quot;; ;[.E377]; ;&quot;&quot;&quot;&quot;; &quot;);&quot;)" office:value-type="string" office:string-value="INSERT INTO DB_ESPERANCA_VIVA.DESPESAS_MEDICAS VALUES (376,249,&quot;LIMPEZA&quot;,4163.6,&quot;2024/02/06&quot;);" calcext:value-type="string">
            <text:p>INSERT INTO DB_ESPERANCA_VIVA.DESPESAS_MEDICAS VALUES (376,249,"LIMPEZA",4163.6,"2024/02/06");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499.5</text:p>
          </table:table-cell>
          <table:table-cell office:value-type="string" calcext:value-type="string">
            <text:p>2015/01/01</text:p>
          </table:table-cell>
          <table:table-cell table:formula="of:=CONCATENATE(&quot;INSERT INTO DB_ESPERANCA_VIVA.DESPESAS_MEDICAS VALUES (&quot; ;[.A378]; &quot;,&quot; ;[.B378]; &quot;,&quot; ;&quot;&quot;&quot;&quot;; ;[.C378]; ;&quot;&quot;&quot;&quot;; &quot;,&quot; ;[.D378]; &quot;,&quot; ;&quot;&quot;&quot;&quot;; ;[.E378]; ;&quot;&quot;&quot;&quot;; &quot;);&quot;)" office:value-type="string" office:string-value="INSERT INTO DB_ESPERANCA_VIVA.DESPESAS_MEDICAS VALUES (377,309,&quot;LIMPEZA&quot;,1499.5,&quot;2015/01/01&quot;);" calcext:value-type="string">
            <text:p>INSERT INTO DB_ESPERANCA_VIVA.DESPESAS_MEDICAS VALUES (377,309,"LIMPEZA",1499.5,"2015/01/01");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750.27</text:p>
          </table:table-cell>
          <table:table-cell office:value-type="string" calcext:value-type="string">
            <text:p>2019/06/04</text:p>
          </table:table-cell>
          <table:table-cell table:formula="of:=CONCATENATE(&quot;INSERT INTO DB_ESPERANCA_VIVA.DESPESAS_MEDICAS VALUES (&quot; ;[.A379]; &quot;,&quot; ;[.B379]; &quot;,&quot; ;&quot;&quot;&quot;&quot;; ;[.C379]; ;&quot;&quot;&quot;&quot;; &quot;,&quot; ;[.D379]; &quot;,&quot; ;&quot;&quot;&quot;&quot;; ;[.E379]; ;&quot;&quot;&quot;&quot;; &quot;);&quot;)" office:value-type="string" office:string-value="INSERT INTO DB_ESPERANCA_VIVA.DESPESAS_MEDICAS VALUES (378,321,&quot;LIMPEZA&quot;,2750.27,&quot;2019/06/04&quot;);" calcext:value-type="string">
            <text:p>INSERT INTO DB_ESPERANCA_VIVA.DESPESAS_MEDICAS VALUES (378,321,"LIMPEZA",2750.27,"2019/06/04");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3616.73</text:p>
          </table:table-cell>
          <table:table-cell office:value-type="string" calcext:value-type="string">
            <text:p>2023/07/03</text:p>
          </table:table-cell>
          <table:table-cell table:formula="of:=CONCATENATE(&quot;INSERT INTO DB_ESPERANCA_VIVA.DESPESAS_MEDICAS VALUES (&quot; ;[.A380]; &quot;,&quot; ;[.B380]; &quot;,&quot; ;&quot;&quot;&quot;&quot;; ;[.C380]; ;&quot;&quot;&quot;&quot;; &quot;,&quot; ;[.D380]; &quot;,&quot; ;&quot;&quot;&quot;&quot;; ;[.E380]; ;&quot;&quot;&quot;&quot;; &quot;);&quot;)" office:value-type="string" office:string-value="INSERT INTO DB_ESPERANCA_VIVA.DESPESAS_MEDICAS VALUES (379,383,&quot;LIMPEZA&quot;,3616.73,&quot;2023/07/03&quot;);" calcext:value-type="string">
            <text:p>INSERT INTO DB_ESPERANCA_VIVA.DESPESAS_MEDICAS VALUES (379,383,"LIMPEZA",3616.73,"2023/07/03");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952.66</text:p>
          </table:table-cell>
          <table:table-cell office:value-type="string" calcext:value-type="string">
            <text:p>2020/12/09</text:p>
          </table:table-cell>
          <table:table-cell table:formula="of:=CONCATENATE(&quot;INSERT INTO DB_ESPERANCA_VIVA.DESPESAS_MEDICAS VALUES (&quot; ;[.A381]; &quot;,&quot; ;[.B381]; &quot;,&quot; ;&quot;&quot;&quot;&quot;; ;[.C381]; ;&quot;&quot;&quot;&quot;; &quot;,&quot; ;[.D381]; &quot;,&quot; ;&quot;&quot;&quot;&quot;; ;[.E381]; ;&quot;&quot;&quot;&quot;; &quot;);&quot;)" office:value-type="string" office:string-value="INSERT INTO DB_ESPERANCA_VIVA.DESPESAS_MEDICAS VALUES (380,535,&quot;LIMPEZA&quot;,4952.66,&quot;2020/12/09&quot;);" calcext:value-type="string">
            <text:p>INSERT INTO DB_ESPERANCA_VIVA.DESPESAS_MEDICAS VALUES (380,535,"LIMPEZA",4952.66,"2020/12/09");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551.9</text:p>
          </table:table-cell>
          <table:table-cell office:value-type="string" calcext:value-type="string">
            <text:p>2015/03/03</text:p>
          </table:table-cell>
          <table:table-cell table:formula="of:=CONCATENATE(&quot;INSERT INTO DB_ESPERANCA_VIVA.DESPESAS_MEDICAS VALUES (&quot; ;[.A382]; &quot;,&quot; ;[.B382]; &quot;,&quot; ;&quot;&quot;&quot;&quot;; ;[.C382]; ;&quot;&quot;&quot;&quot;; &quot;,&quot; ;[.D382]; &quot;,&quot; ;&quot;&quot;&quot;&quot;; ;[.E382]; ;&quot;&quot;&quot;&quot;; &quot;);&quot;)" office:value-type="string" office:string-value="INSERT INTO DB_ESPERANCA_VIVA.DESPESAS_MEDICAS VALUES (381,697,&quot;LIMPEZA&quot;,551.9,&quot;2015/03/03&quot;);" calcext:value-type="string">
            <text:p>INSERT INTO DB_ESPERANCA_VIVA.DESPESAS_MEDICAS VALUES (381,697,"LIMPEZA",551.9,"2015/03/03");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585.99</text:p>
          </table:table-cell>
          <table:table-cell office:value-type="string" calcext:value-type="string">
            <text:p>2021/02/02</text:p>
          </table:table-cell>
          <table:table-cell table:formula="of:=CONCATENATE(&quot;INSERT INTO DB_ESPERANCA_VIVA.DESPESAS_MEDICAS VALUES (&quot; ;[.A383]; &quot;,&quot; ;[.B383]; &quot;,&quot; ;&quot;&quot;&quot;&quot;; ;[.C383]; ;&quot;&quot;&quot;&quot;; &quot;,&quot; ;[.D383]; &quot;,&quot; ;&quot;&quot;&quot;&quot;; ;[.E383]; ;&quot;&quot;&quot;&quot;; &quot;);&quot;)" office:value-type="string" office:string-value="INSERT INTO DB_ESPERANCA_VIVA.DESPESAS_MEDICAS VALUES (382,64,&quot;LIMPEZA&quot;,585.99,&quot;2021/02/02&quot;);" calcext:value-type="string">
            <text:p>INSERT INTO DB_ESPERANCA_VIVA.DESPESAS_MEDICAS VALUES (382,64,"LIMPEZA",585.99,"2021/02/02");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919.23</text:p>
          </table:table-cell>
          <table:table-cell office:value-type="string" calcext:value-type="string">
            <text:p>2023/08/09</text:p>
          </table:table-cell>
          <table:table-cell table:formula="of:=CONCATENATE(&quot;INSERT INTO DB_ESPERANCA_VIVA.DESPESAS_MEDICAS VALUES (&quot; ;[.A384]; &quot;,&quot; ;[.B384]; &quot;,&quot; ;&quot;&quot;&quot;&quot;; ;[.C384]; ;&quot;&quot;&quot;&quot;; &quot;,&quot; ;[.D384]; &quot;,&quot; ;&quot;&quot;&quot;&quot;; ;[.E384]; ;&quot;&quot;&quot;&quot;; &quot;);&quot;)" office:value-type="string" office:string-value="INSERT INTO DB_ESPERANCA_VIVA.DESPESAS_MEDICAS VALUES (383,160,&quot;LIMPEZA&quot;,2919.23,&quot;2023/08/09&quot;);" calcext:value-type="string">
            <text:p>INSERT INTO DB_ESPERANCA_VIVA.DESPESAS_MEDICAS VALUES (383,160,"LIMPEZA",2919.23,"2023/08/09");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4187.1</text:p>
          </table:table-cell>
          <table:table-cell office:value-type="string" calcext:value-type="string">
            <text:p>2022/03/18</text:p>
          </table:table-cell>
          <table:table-cell table:formula="of:=CONCATENATE(&quot;INSERT INTO DB_ESPERANCA_VIVA.DESPESAS_MEDICAS VALUES (&quot; ;[.A385]; &quot;,&quot; ;[.B385]; &quot;,&quot; ;&quot;&quot;&quot;&quot;; ;[.C385]; ;&quot;&quot;&quot;&quot;; &quot;,&quot; ;[.D385]; &quot;,&quot; ;&quot;&quot;&quot;&quot;; ;[.E385]; ;&quot;&quot;&quot;&quot;; &quot;);&quot;)" office:value-type="string" office:string-value="INSERT INTO DB_ESPERANCA_VIVA.DESPESAS_MEDICAS VALUES (384,435,&quot;LIMPEZA&quot;,4187.1,&quot;2022/03/18&quot;);" calcext:value-type="string">
            <text:p>INSERT INTO DB_ESPERANCA_VIVA.DESPESAS_MEDICAS VALUES (384,435,"LIMPEZA",4187.1,"2022/03/18");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1374.91</text:p>
          </table:table-cell>
          <table:table-cell office:value-type="string" calcext:value-type="string">
            <text:p>2015/04/24</text:p>
          </table:table-cell>
          <table:table-cell table:formula="of:=CONCATENATE(&quot;INSERT INTO DB_ESPERANCA_VIVA.DESPESAS_MEDICAS VALUES (&quot; ;[.A386]; &quot;,&quot; ;[.B386]; &quot;,&quot; ;&quot;&quot;&quot;&quot;; ;[.C386]; ;&quot;&quot;&quot;&quot;; &quot;,&quot; ;[.D386]; &quot;,&quot; ;&quot;&quot;&quot;&quot;; ;[.E386]; ;&quot;&quot;&quot;&quot;; &quot;);&quot;)" office:value-type="string" office:string-value="INSERT INTO DB_ESPERANCA_VIVA.DESPESAS_MEDICAS VALUES (385,478,&quot;LIMPEZA&quot;,1374.91,&quot;2015/04/24&quot;);" calcext:value-type="string">
            <text:p>INSERT INTO DB_ESPERANCA_VIVA.DESPESAS_MEDICAS VALUES (385,478,"LIMPEZA",1374.91,"2015/04/24");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2880.52</text:p>
          </table:table-cell>
          <table:table-cell office:value-type="string" calcext:value-type="string">
            <text:p>2015/10/19</text:p>
          </table:table-cell>
          <table:table-cell table:formula="of:=CONCATENATE(&quot;INSERT INTO DB_ESPERANCA_VIVA.DESPESAS_MEDICAS VALUES (&quot; ;[.A387]; &quot;,&quot; ;[.B387]; &quot;,&quot; ;&quot;&quot;&quot;&quot;; ;[.C387]; ;&quot;&quot;&quot;&quot;; &quot;,&quot; ;[.D387]; &quot;,&quot; ;&quot;&quot;&quot;&quot;; ;[.E387]; ;&quot;&quot;&quot;&quot;; &quot;);&quot;)" office:value-type="string" office:string-value="INSERT INTO DB_ESPERANCA_VIVA.DESPESAS_MEDICAS VALUES (386,527,&quot;LIMPEZA&quot;,2880.52,&quot;2015/10/19&quot;);" calcext:value-type="string">
            <text:p>INSERT INTO DB_ESPERANCA_VIVA.DESPESAS_MEDICAS VALUES (386,527,"LIMPEZA",2880.52,"2015/10/19");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870.99</text:p>
          </table:table-cell>
          <table:table-cell office:value-type="string" calcext:value-type="string">
            <text:p>2021/10/22</text:p>
          </table:table-cell>
          <table:table-cell table:formula="of:=CONCATENATE(&quot;INSERT INTO DB_ESPERANCA_VIVA.DESPESAS_MEDICAS VALUES (&quot; ;[.A388]; &quot;,&quot; ;[.B388]; &quot;,&quot; ;&quot;&quot;&quot;&quot;; ;[.C388]; ;&quot;&quot;&quot;&quot;; &quot;,&quot; ;[.D388]; &quot;,&quot; ;&quot;&quot;&quot;&quot;; ;[.E388]; ;&quot;&quot;&quot;&quot;; &quot;);&quot;)" office:value-type="string" office:string-value="INSERT INTO DB_ESPERANCA_VIVA.DESPESAS_MEDICAS VALUES (387,38,&quot;LIMPEZA, MEDICAÇÃO E ACOMPANHAMENTO VETERINÁRIO&quot;,3870.99,&quot;2021/10/22&quot;);" calcext:value-type="string">
            <text:p>INSERT INTO DB_ESPERANCA_VIVA.DESPESAS_MEDICAS VALUES (387,38,"LIMPEZA, MEDICAÇÃO E ACOMPANHAMENTO VETERINÁRIO",3870.99,"2021/10/22");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067.81</text:p>
          </table:table-cell>
          <table:table-cell office:value-type="string" calcext:value-type="string">
            <text:p>2017/01/12</text:p>
          </table:table-cell>
          <table:table-cell table:formula="of:=CONCATENATE(&quot;INSERT INTO DB_ESPERANCA_VIVA.DESPESAS_MEDICAS VALUES (&quot; ;[.A389]; &quot;,&quot; ;[.B389]; &quot;,&quot; ;&quot;&quot;&quot;&quot;; ;[.C389]; ;&quot;&quot;&quot;&quot;; &quot;,&quot; ;[.D389]; &quot;,&quot; ;&quot;&quot;&quot;&quot;; ;[.E389]; ;&quot;&quot;&quot;&quot;; &quot;);&quot;)" office:value-type="string" office:string-value="INSERT INTO DB_ESPERANCA_VIVA.DESPESAS_MEDICAS VALUES (388,136,&quot;LIMPEZA, MEDICAÇÃO E ACOMPANHAMENTO VETERINÁRIO&quot;,2067.81,&quot;2017/01/12&quot;);" calcext:value-type="string">
            <text:p>INSERT INTO DB_ESPERANCA_VIVA.DESPESAS_MEDICAS VALUES (388,136,"LIMPEZA, MEDICAÇÃO E ACOMPANHAMENTO VETERINÁRIO",2067.81,"2017/01/12");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896.54</text:p>
          </table:table-cell>
          <table:table-cell office:value-type="string" calcext:value-type="string">
            <text:p>2020/02/14</text:p>
          </table:table-cell>
          <table:table-cell table:formula="of:=CONCATENATE(&quot;INSERT INTO DB_ESPERANCA_VIVA.DESPESAS_MEDICAS VALUES (&quot; ;[.A390]; &quot;,&quot; ;[.B390]; &quot;,&quot; ;&quot;&quot;&quot;&quot;; ;[.C390]; ;&quot;&quot;&quot;&quot;; &quot;,&quot; ;[.D390]; &quot;,&quot; ;&quot;&quot;&quot;&quot;; ;[.E390]; ;&quot;&quot;&quot;&quot;; &quot;);&quot;)" office:value-type="string" office:string-value="INSERT INTO DB_ESPERANCA_VIVA.DESPESAS_MEDICAS VALUES (389,166,&quot;LIMPEZA, MEDICAÇÃO E ACOMPANHAMENTO VETERINÁRIO&quot;,4896.54,&quot;2020/02/14&quot;);" calcext:value-type="string">
            <text:p>INSERT INTO DB_ESPERANCA_VIVA.DESPESAS_MEDICAS VALUES (389,166,"LIMPEZA, MEDICAÇÃO E ACOMPANHAMENTO VETERINÁRIO",4896.54,"2020/02/14");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78.68</text:p>
          </table:table-cell>
          <table:table-cell office:value-type="string" calcext:value-type="string">
            <text:p>2015/05/05</text:p>
          </table:table-cell>
          <table:table-cell table:formula="of:=CONCATENATE(&quot;INSERT INTO DB_ESPERANCA_VIVA.DESPESAS_MEDICAS VALUES (&quot; ;[.A391]; &quot;,&quot; ;[.B391]; &quot;,&quot; ;&quot;&quot;&quot;&quot;; ;[.C391]; ;&quot;&quot;&quot;&quot;; &quot;,&quot; ;[.D391]; &quot;,&quot; ;&quot;&quot;&quot;&quot;; ;[.E391]; ;&quot;&quot;&quot;&quot;; &quot;);&quot;)" office:value-type="string" office:string-value="INSERT INTO DB_ESPERANCA_VIVA.DESPESAS_MEDICAS VALUES (390,224,&quot;LIMPEZA, MEDICAÇÃO E ACOMPANHAMENTO VETERINÁRIO&quot;,4578.68,&quot;2015/05/05&quot;);" calcext:value-type="string">
            <text:p>INSERT INTO DB_ESPERANCA_VIVA.DESPESAS_MEDICAS VALUES (390,224,"LIMPEZA, MEDICAÇÃO E ACOMPANHAMENTO VETERINÁRIO",4578.68,"2015/05/05");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36.05</text:p>
          </table:table-cell>
          <table:table-cell office:value-type="string" calcext:value-type="string">
            <text:p>2023/08/13</text:p>
          </table:table-cell>
          <table:table-cell table:formula="of:=CONCATENATE(&quot;INSERT INTO DB_ESPERANCA_VIVA.DESPESAS_MEDICAS VALUES (&quot; ;[.A392]; &quot;,&quot; ;[.B392]; &quot;,&quot; ;&quot;&quot;&quot;&quot;; ;[.C392]; ;&quot;&quot;&quot;&quot;; &quot;,&quot; ;[.D392]; &quot;,&quot; ;&quot;&quot;&quot;&quot;; ;[.E392]; ;&quot;&quot;&quot;&quot;; &quot;);&quot;)" office:value-type="string" office:string-value="INSERT INTO DB_ESPERANCA_VIVA.DESPESAS_MEDICAS VALUES (391,279,&quot;LIMPEZA, MEDICAÇÃO E ACOMPANHAMENTO VETERINÁRIO&quot;,4536.05,&quot;2023/08/13&quot;);" calcext:value-type="string">
            <text:p>INSERT INTO DB_ESPERANCA_VIVA.DESPESAS_MEDICAS VALUES (391,279,"LIMPEZA, MEDICAÇÃO E ACOMPANHAMENTO VETERINÁRIO",4536.05,"2023/08/13");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371.42</text:p>
          </table:table-cell>
          <table:table-cell office:value-type="string" calcext:value-type="string">
            <text:p>2021/05/06</text:p>
          </table:table-cell>
          <table:table-cell table:formula="of:=CONCATENATE(&quot;INSERT INTO DB_ESPERANCA_VIVA.DESPESAS_MEDICAS VALUES (&quot; ;[.A393]; &quot;,&quot; ;[.B393]; &quot;,&quot; ;&quot;&quot;&quot;&quot;; ;[.C393]; ;&quot;&quot;&quot;&quot;; &quot;,&quot; ;[.D393]; &quot;,&quot; ;&quot;&quot;&quot;&quot;; ;[.E393]; ;&quot;&quot;&quot;&quot;; &quot;);&quot;)" office:value-type="string" office:string-value="INSERT INTO DB_ESPERANCA_VIVA.DESPESAS_MEDICAS VALUES (392,380,&quot;LIMPEZA, MEDICAÇÃO E ACOMPANHAMENTO VETERINÁRIO&quot;,2371.42,&quot;2021/05/06&quot;);" calcext:value-type="string">
            <text:p>INSERT INTO DB_ESPERANCA_VIVA.DESPESAS_MEDICAS VALUES (392,380,"LIMPEZA, MEDICAÇÃO E ACOMPANHAMENTO VETERINÁRIO",2371.42,"2021/05/06");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511.35</text:p>
          </table:table-cell>
          <table:table-cell office:value-type="string" calcext:value-type="string">
            <text:p>2019/05/20</text:p>
          </table:table-cell>
          <table:table-cell table:formula="of:=CONCATENATE(&quot;INSERT INTO DB_ESPERANCA_VIVA.DESPESAS_MEDICAS VALUES (&quot; ;[.A394]; &quot;,&quot; ;[.B394]; &quot;,&quot; ;&quot;&quot;&quot;&quot;; ;[.C394]; ;&quot;&quot;&quot;&quot;; &quot;,&quot; ;[.D394]; &quot;,&quot; ;&quot;&quot;&quot;&quot;; ;[.E394]; ;&quot;&quot;&quot;&quot;; &quot;);&quot;)" office:value-type="string" office:string-value="INSERT INTO DB_ESPERANCA_VIVA.DESPESAS_MEDICAS VALUES (393,397,&quot;LIMPEZA, MEDICAÇÃO E ACOMPANHAMENTO VETERINÁRIO&quot;,4511.35,&quot;2019/05/20&quot;);" calcext:value-type="string">
            <text:p>INSERT INTO DB_ESPERANCA_VIVA.DESPESAS_MEDICAS VALUES (393,397,"LIMPEZA, MEDICAÇÃO E ACOMPANHAMENTO VETERINÁRIO",4511.35,"2019/05/20");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417.36</text:p>
          </table:table-cell>
          <table:table-cell office:value-type="string" calcext:value-type="string">
            <text:p>2023/09/17</text:p>
          </table:table-cell>
          <table:table-cell table:formula="of:=CONCATENATE(&quot;INSERT INTO DB_ESPERANCA_VIVA.DESPESAS_MEDICAS VALUES (&quot; ;[.A395]; &quot;,&quot; ;[.B395]; &quot;,&quot; ;&quot;&quot;&quot;&quot;; ;[.C395]; ;&quot;&quot;&quot;&quot;; &quot;,&quot; ;[.D395]; &quot;,&quot; ;&quot;&quot;&quot;&quot;; ;[.E395]; ;&quot;&quot;&quot;&quot;; &quot;);&quot;)" office:value-type="string" office:string-value="INSERT INTO DB_ESPERANCA_VIVA.DESPESAS_MEDICAS VALUES (394,400,&quot;LIMPEZA, MEDICAÇÃO E ACOMPANHAMENTO VETERINÁRIO&quot;,1417.36,&quot;2023/09/17&quot;);" calcext:value-type="string">
            <text:p>INSERT INTO DB_ESPERANCA_VIVA.DESPESAS_MEDICAS VALUES (394,400,"LIMPEZA, MEDICAÇÃO E ACOMPANHAMENTO VETERINÁRIO",1417.36,"2023/09/17");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265.82</text:p>
          </table:table-cell>
          <table:table-cell office:value-type="string" calcext:value-type="string">
            <text:p>2023/01/31</text:p>
          </table:table-cell>
          <table:table-cell table:formula="of:=CONCATENATE(&quot;INSERT INTO DB_ESPERANCA_VIVA.DESPESAS_MEDICAS VALUES (&quot; ;[.A396]; &quot;,&quot; ;[.B396]; &quot;,&quot; ;&quot;&quot;&quot;&quot;; ;[.C396]; ;&quot;&quot;&quot;&quot;; &quot;,&quot; ;[.D396]; &quot;,&quot; ;&quot;&quot;&quot;&quot;; ;[.E396]; ;&quot;&quot;&quot;&quot;; &quot;);&quot;)" office:value-type="string" office:string-value="INSERT INTO DB_ESPERANCA_VIVA.DESPESAS_MEDICAS VALUES (395,413,&quot;LIMPEZA, MEDICAÇÃO E ACOMPANHAMENTO VETERINÁRIO&quot;,2265.82,&quot;2023/01/31&quot;);" calcext:value-type="string">
            <text:p>INSERT INTO DB_ESPERANCA_VIVA.DESPESAS_MEDICAS VALUES (395,413,"LIMPEZA, MEDICAÇÃO E ACOMPANHAMENTO VETERINÁRIO",2265.82,"2023/01/31");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4143.14</text:p>
          </table:table-cell>
          <table:table-cell office:value-type="string" calcext:value-type="string">
            <text:p>2018/04/16</text:p>
          </table:table-cell>
          <table:table-cell table:formula="of:=CONCATENATE(&quot;INSERT INTO DB_ESPERANCA_VIVA.DESPESAS_MEDICAS VALUES (&quot; ;[.A397]; &quot;,&quot; ;[.B397]; &quot;,&quot; ;&quot;&quot;&quot;&quot;; ;[.C397]; ;&quot;&quot;&quot;&quot;; &quot;,&quot; ;[.D397]; &quot;,&quot; ;&quot;&quot;&quot;&quot;; ;[.E397]; ;&quot;&quot;&quot;&quot;; &quot;);&quot;)" office:value-type="string" office:string-value="INSERT INTO DB_ESPERANCA_VIVA.DESPESAS_MEDICAS VALUES (396,461,&quot;LIMPEZA, MEDICAÇÃO E ACOMPANHAMENTO VETERINÁRIO&quot;,4143.14,&quot;2018/04/16&quot;);" calcext:value-type="string">
            <text:p>INSERT INTO DB_ESPERANCA_VIVA.DESPESAS_MEDICAS VALUES (396,461,"LIMPEZA, MEDICAÇÃO E ACOMPANHAMENTO VETERINÁRIO",4143.14,"2018/04/16");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570.97</text:p>
          </table:table-cell>
          <table:table-cell office:value-type="string" calcext:value-type="string">
            <text:p>2021/03/20</text:p>
          </table:table-cell>
          <table:table-cell table:formula="of:=CONCATENATE(&quot;INSERT INTO DB_ESPERANCA_VIVA.DESPESAS_MEDICAS VALUES (&quot; ;[.A398]; &quot;,&quot; ;[.B398]; &quot;,&quot; ;&quot;&quot;&quot;&quot;; ;[.C398]; ;&quot;&quot;&quot;&quot;; &quot;,&quot; ;[.D398]; &quot;,&quot; ;&quot;&quot;&quot;&quot;; ;[.E398]; ;&quot;&quot;&quot;&quot;; &quot;);&quot;)" office:value-type="string" office:string-value="INSERT INTO DB_ESPERANCA_VIVA.DESPESAS_MEDICAS VALUES (397,474,&quot;LIMPEZA, MEDICAÇÃO E ACOMPANHAMENTO VETERINÁRIO&quot;,3570.97,&quot;2021/03/20&quot;);" calcext:value-type="string">
            <text:p>INSERT INTO DB_ESPERANCA_VIVA.DESPESAS_MEDICAS VALUES (397,474,"LIMPEZA, MEDICAÇÃO E ACOMPANHAMENTO VETERINÁRIO",3570.97,"2021/03/20");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182.05</text:p>
          </table:table-cell>
          <table:table-cell office:value-type="string" calcext:value-type="string">
            <text:p>2016/07/02</text:p>
          </table:table-cell>
          <table:table-cell table:formula="of:=CONCATENATE(&quot;INSERT INTO DB_ESPERANCA_VIVA.DESPESAS_MEDICAS VALUES (&quot; ;[.A399]; &quot;,&quot; ;[.B399]; &quot;,&quot; ;&quot;&quot;&quot;&quot;; ;[.C399]; ;&quot;&quot;&quot;&quot;; &quot;,&quot; ;[.D399]; &quot;,&quot; ;&quot;&quot;&quot;&quot;; ;[.E399]; ;&quot;&quot;&quot;&quot;; &quot;);&quot;)" office:value-type="string" office:string-value="INSERT INTO DB_ESPERANCA_VIVA.DESPESAS_MEDICAS VALUES (398,555,&quot;LIMPEZA, MEDICAÇÃO E ACOMPANHAMENTO VETERINÁRIO&quot;,1182.05,&quot;2016/07/02&quot;);" calcext:value-type="string">
            <text:p>INSERT INTO DB_ESPERANCA_VIVA.DESPESAS_MEDICAS VALUES (398,555,"LIMPEZA, MEDICAÇÃO E ACOMPANHAMENTO VETERINÁRIO",1182.05,"2016/07/02");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1897.46</text:p>
          </table:table-cell>
          <table:table-cell office:value-type="string" calcext:value-type="string">
            <text:p>2023/03/29</text:p>
          </table:table-cell>
          <table:table-cell table:formula="of:=CONCATENATE(&quot;INSERT INTO DB_ESPERANCA_VIVA.DESPESAS_MEDICAS VALUES (&quot; ;[.A400]; &quot;,&quot; ;[.B400]; &quot;,&quot; ;&quot;&quot;&quot;&quot;; ;[.C400]; ;&quot;&quot;&quot;&quot;; &quot;,&quot; ;[.D400]; &quot;,&quot; ;&quot;&quot;&quot;&quot;; ;[.E400]; ;&quot;&quot;&quot;&quot;; &quot;);&quot;)" office:value-type="string" office:string-value="INSERT INTO DB_ESPERANCA_VIVA.DESPESAS_MEDICAS VALUES (399,649,&quot;LIMPEZA, MEDICAÇÃO E ACOMPANHAMENTO VETERINÁRIO&quot;,1897.46,&quot;2023/03/29&quot;);" calcext:value-type="string">
            <text:p>INSERT INTO DB_ESPERANCA_VIVA.DESPESAS_MEDICAS VALUES (399,649,"LIMPEZA, MEDICAÇÃO E ACOMPANHAMENTO VETERINÁRIO",1897.46,"2023/03/29");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2698.07</text:p>
          </table:table-cell>
          <table:table-cell office:value-type="string" calcext:value-type="string">
            <text:p>2018/01/25</text:p>
          </table:table-cell>
          <table:table-cell table:formula="of:=CONCATENATE(&quot;INSERT INTO DB_ESPERANCA_VIVA.DESPESAS_MEDICAS VALUES (&quot; ;[.A401]; &quot;,&quot; ;[.B401]; &quot;,&quot; ;&quot;&quot;&quot;&quot;; ;[.C401]; ;&quot;&quot;&quot;&quot;; &quot;,&quot; ;[.D401]; &quot;,&quot; ;&quot;&quot;&quot;&quot;; ;[.E401]; ;&quot;&quot;&quot;&quot;; &quot;);&quot;)" office:value-type="string" office:string-value="INSERT INTO DB_ESPERANCA_VIVA.DESPESAS_MEDICAS VALUES (400,653,&quot;LIMPEZA, MEDICAÇÃO E ACOMPANHAMENTO VETERINÁRIO&quot;,2698.07,&quot;2018/01/25&quot;);" calcext:value-type="string">
            <text:p>INSERT INTO DB_ESPERANCA_VIVA.DESPESAS_MEDICAS VALUES (400,653,"LIMPEZA, MEDICAÇÃO E ACOMPANHAMENTO VETERINÁRIO",2698.07,"2018/01/25");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IMPEZA, MEDICAÇÃO E ACOMPANHAMENTO VETERINÁRIO</text:p>
          </table:table-cell>
          <table:table-cell office:value-type="string" calcext:value-type="string">
            <text:p>3730.53</text:p>
          </table:table-cell>
          <table:table-cell office:value-type="string" calcext:value-type="string">
            <text:p>2016/11/19</text:p>
          </table:table-cell>
          <table:table-cell table:formula="of:=CONCATENATE(&quot;INSERT INTO DB_ESPERANCA_VIVA.DESPESAS_MEDICAS VALUES (&quot; ;[.A402]; &quot;,&quot; ;[.B402]; &quot;,&quot; ;&quot;&quot;&quot;&quot;; ;[.C402]; ;&quot;&quot;&quot;&quot;; &quot;,&quot; ;[.D402]; &quot;,&quot; ;&quot;&quot;&quot;&quot;; ;[.E402]; ;&quot;&quot;&quot;&quot;; &quot;);&quot;)" office:value-type="string" office:string-value="INSERT INTO DB_ESPERANCA_VIVA.DESPESAS_MEDICAS VALUES (401,726,&quot;LIMPEZA, MEDICAÇÃO E ACOMPANHAMENTO VETERINÁRIO&quot;,3730.53,&quot;2016/11/19&quot;);" calcext:value-type="string">
            <text:p>INSERT INTO DB_ESPERANCA_VIVA.DESPESAS_MEDICAS VALUES (401,726,"LIMPEZA, MEDICAÇÃO E ACOMPANHAMENTO VETERINÁRIO",3730.53,"2016/11/19");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83.97</text:p>
          </table:table-cell>
          <table:table-cell office:value-type="string" calcext:value-type="string">
            <text:p>2015/07/12</text:p>
          </table:table-cell>
          <table:table-cell table:formula="of:=CONCATENATE(&quot;INSERT INTO DB_ESPERANCA_VIVA.DESPESAS_MEDICAS VALUES (&quot; ;[.A403]; &quot;,&quot; ;[.B403]; &quot;,&quot; ;&quot;&quot;&quot;&quot;; ;[.C403]; ;&quot;&quot;&quot;&quot;; &quot;,&quot; ;[.D403]; &quot;,&quot; ;&quot;&quot;&quot;&quot;; ;[.E403]; ;&quot;&quot;&quot;&quot;; &quot;);&quot;)" office:value-type="string" office:string-value="INSERT INTO DB_ESPERANCA_VIVA.DESPESAS_MEDICAS VALUES (402,36,&quot;MEDICAÇÃO E ACOMPANHAMENTO VETERINÁRIO&quot;,1283.97,&quot;2015/07/12&quot;);" calcext:value-type="string">
            <text:p>INSERT INTO DB_ESPERANCA_VIVA.DESPESAS_MEDICAS VALUES (402,36,"MEDICAÇÃO E ACOMPANHAMENTO VETERINÁRIO",1283.97,"2015/07/12");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87.17</text:p>
          </table:table-cell>
          <table:table-cell office:value-type="string" calcext:value-type="string">
            <text:p>2023/07/07</text:p>
          </table:table-cell>
          <table:table-cell table:formula="of:=CONCATENATE(&quot;INSERT INTO DB_ESPERANCA_VIVA.DESPESAS_MEDICAS VALUES (&quot; ;[.A404]; &quot;,&quot; ;[.B404]; &quot;,&quot; ;&quot;&quot;&quot;&quot;; ;[.C404]; ;&quot;&quot;&quot;&quot;; &quot;,&quot; ;[.D404]; &quot;,&quot; ;&quot;&quot;&quot;&quot;; ;[.E404]; ;&quot;&quot;&quot;&quot;; &quot;);&quot;)" office:value-type="string" office:string-value="INSERT INTO DB_ESPERANCA_VIVA.DESPESAS_MEDICAS VALUES (403,208,&quot;MEDICAÇÃO E ACOMPANHAMENTO VETERINÁRIO&quot;,2487.17,&quot;2023/07/07&quot;);" calcext:value-type="string">
            <text:p>INSERT INTO DB_ESPERANCA_VIVA.DESPESAS_MEDICAS VALUES (403,208,"MEDICAÇÃO E ACOMPANHAMENTO VETERINÁRIO",2487.17,"2023/07/07");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56.99</text:p>
          </table:table-cell>
          <table:table-cell office:value-type="string" calcext:value-type="string">
            <text:p>2016/08/30</text:p>
          </table:table-cell>
          <table:table-cell table:formula="of:=CONCATENATE(&quot;INSERT INTO DB_ESPERANCA_VIVA.DESPESAS_MEDICAS VALUES (&quot; ;[.A405]; &quot;,&quot; ;[.B405]; &quot;,&quot; ;&quot;&quot;&quot;&quot;; ;[.C405]; ;&quot;&quot;&quot;&quot;; &quot;,&quot; ;[.D405]; &quot;,&quot; ;&quot;&quot;&quot;&quot;; ;[.E405]; ;&quot;&quot;&quot;&quot;; &quot;);&quot;)" office:value-type="string" office:string-value="INSERT INTO DB_ESPERANCA_VIVA.DESPESAS_MEDICAS VALUES (404,215,&quot;MEDICAÇÃO E ACOMPANHAMENTO VETERINÁRIO&quot;,4756.99,&quot;2016/08/30&quot;);" calcext:value-type="string">
            <text:p>INSERT INTO DB_ESPERANCA_VIVA.DESPESAS_MEDICAS VALUES (404,215,"MEDICAÇÃO E ACOMPANHAMENTO VETERINÁRIO",4756.99,"2016/08/30");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58.08</text:p>
          </table:table-cell>
          <table:table-cell office:value-type="string" calcext:value-type="string">
            <text:p>2018/05/11</text:p>
          </table:table-cell>
          <table:table-cell table:formula="of:=CONCATENATE(&quot;INSERT INTO DB_ESPERANCA_VIVA.DESPESAS_MEDICAS VALUES (&quot; ;[.A406]; &quot;,&quot; ;[.B406]; &quot;,&quot; ;&quot;&quot;&quot;&quot;; ;[.C406]; ;&quot;&quot;&quot;&quot;; &quot;,&quot; ;[.D406]; &quot;,&quot; ;&quot;&quot;&quot;&quot;; ;[.E406]; ;&quot;&quot;&quot;&quot;; &quot;);&quot;)" office:value-type="string" office:string-value="INSERT INTO DB_ESPERANCA_VIVA.DESPESAS_MEDICAS VALUES (405,272,&quot;MEDICAÇÃO E ACOMPANHAMENTO VETERINÁRIO&quot;,3858.08,&quot;2018/05/11&quot;);" calcext:value-type="string">
            <text:p>INSERT INTO DB_ESPERANCA_VIVA.DESPESAS_MEDICAS VALUES (405,272,"MEDICAÇÃO E ACOMPANHAMENTO VETERINÁRIO",3858.08,"2018/05/11");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54.63</text:p>
          </table:table-cell>
          <table:table-cell office:value-type="string" calcext:value-type="string">
            <text:p>2016/10/23</text:p>
          </table:table-cell>
          <table:table-cell table:formula="of:=CONCATENATE(&quot;INSERT INTO DB_ESPERANCA_VIVA.DESPESAS_MEDICAS VALUES (&quot; ;[.A407]; &quot;,&quot; ;[.B407]; &quot;,&quot; ;&quot;&quot;&quot;&quot;; ;[.C407]; ;&quot;&quot;&quot;&quot;; &quot;,&quot; ;[.D407]; &quot;,&quot; ;&quot;&quot;&quot;&quot;; ;[.E407]; ;&quot;&quot;&quot;&quot;; &quot;);&quot;)" office:value-type="string" office:string-value="INSERT INTO DB_ESPERANCA_VIVA.DESPESAS_MEDICAS VALUES (406,310,&quot;MEDICAÇÃO E ACOMPANHAMENTO VETERINÁRIO&quot;,1254.63,&quot;2016/10/23&quot;);" calcext:value-type="string">
            <text:p>INSERT INTO DB_ESPERANCA_VIVA.DESPESAS_MEDICAS VALUES (406,310,"MEDICAÇÃO E ACOMPANHAMENTO VETERINÁRIO",1254.63,"2016/10/23");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88.31</text:p>
          </table:table-cell>
          <table:table-cell office:value-type="string" calcext:value-type="string">
            <text:p>2024/08/11</text:p>
          </table:table-cell>
          <table:table-cell table:formula="of:=CONCATENATE(&quot;INSERT INTO DB_ESPERANCA_VIVA.DESPESAS_MEDICAS VALUES (&quot; ;[.A408]; &quot;,&quot; ;[.B408]; &quot;,&quot; ;&quot;&quot;&quot;&quot;; ;[.C408]; ;&quot;&quot;&quot;&quot;; &quot;,&quot; ;[.D408]; &quot;,&quot; ;&quot;&quot;&quot;&quot;; ;[.E408]; ;&quot;&quot;&quot;&quot;; &quot;);&quot;)" office:value-type="string" office:string-value="INSERT INTO DB_ESPERANCA_VIVA.DESPESAS_MEDICAS VALUES (407,440,&quot;MEDICAÇÃO E ACOMPANHAMENTO VETERINÁRIO&quot;,788.31,&quot;2024/08/11&quot;);" calcext:value-type="string">
            <text:p>INSERT INTO DB_ESPERANCA_VIVA.DESPESAS_MEDICAS VALUES (407,440,"MEDICAÇÃO E ACOMPANHAMENTO VETERINÁRIO",788.31,"2024/08/11");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15.95</text:p>
          </table:table-cell>
          <table:table-cell office:value-type="string" calcext:value-type="string">
            <text:p>2015/01/17</text:p>
          </table:table-cell>
          <table:table-cell table:formula="of:=CONCATENATE(&quot;INSERT INTO DB_ESPERANCA_VIVA.DESPESAS_MEDICAS VALUES (&quot; ;[.A409]; &quot;,&quot; ;[.B409]; &quot;,&quot; ;&quot;&quot;&quot;&quot;; ;[.C409]; ;&quot;&quot;&quot;&quot;; &quot;,&quot; ;[.D409]; &quot;,&quot; ;&quot;&quot;&quot;&quot;; ;[.E409]; ;&quot;&quot;&quot;&quot;; &quot;);&quot;)" office:value-type="string" office:string-value="INSERT INTO DB_ESPERANCA_VIVA.DESPESAS_MEDICAS VALUES (408,445,&quot;MEDICAÇÃO E ACOMPANHAMENTO VETERINÁRIO&quot;,1215.95,&quot;2015/01/17&quot;);" calcext:value-type="string">
            <text:p>INSERT INTO DB_ESPERANCA_VIVA.DESPESAS_MEDICAS VALUES (408,445,"MEDICAÇÃO E ACOMPANHAMENTO VETERINÁRIO",1215.95,"2015/01/17");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02.6</text:p>
          </table:table-cell>
          <table:table-cell office:value-type="string" calcext:value-type="string">
            <text:p>2016/09/28</text:p>
          </table:table-cell>
          <table:table-cell table:formula="of:=CONCATENATE(&quot;INSERT INTO DB_ESPERANCA_VIVA.DESPESAS_MEDICAS VALUES (&quot; ;[.A410]; &quot;,&quot; ;[.B410]; &quot;,&quot; ;&quot;&quot;&quot;&quot;; ;[.C410]; ;&quot;&quot;&quot;&quot;; &quot;,&quot; ;[.D410]; &quot;,&quot; ;&quot;&quot;&quot;&quot;; ;[.E410]; ;&quot;&quot;&quot;&quot;; &quot;);&quot;)" office:value-type="string" office:string-value="INSERT INTO DB_ESPERANCA_VIVA.DESPESAS_MEDICAS VALUES (409,454,&quot;MEDICAÇÃO E ACOMPANHAMENTO VETERINÁRIO&quot;,4302.6,&quot;2016/09/28&quot;);" calcext:value-type="string">
            <text:p>INSERT INTO DB_ESPERANCA_VIVA.DESPESAS_MEDICAS VALUES (409,454,"MEDICAÇÃO E ACOMPANHAMENTO VETERINÁRIO",4302.6,"2016/09/28");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38.65</text:p>
          </table:table-cell>
          <table:table-cell office:value-type="string" calcext:value-type="string">
            <text:p>2020/01/29</text:p>
          </table:table-cell>
          <table:table-cell table:formula="of:=CONCATENATE(&quot;INSERT INTO DB_ESPERANCA_VIVA.DESPESAS_MEDICAS VALUES (&quot; ;[.A411]; &quot;,&quot; ;[.B411]; &quot;,&quot; ;&quot;&quot;&quot;&quot;; ;[.C411]; ;&quot;&quot;&quot;&quot;; &quot;,&quot; ;[.D411]; &quot;,&quot; ;&quot;&quot;&quot;&quot;; ;[.E411]; ;&quot;&quot;&quot;&quot;; &quot;);&quot;)" office:value-type="string" office:string-value="INSERT INTO DB_ESPERANCA_VIVA.DESPESAS_MEDICAS VALUES (410,455,&quot;MEDICAÇÃO E ACOMPANHAMENTO VETERINÁRIO&quot;,2538.65,&quot;2020/01/29&quot;);" calcext:value-type="string">
            <text:p>INSERT INTO DB_ESPERANCA_VIVA.DESPESAS_MEDICAS VALUES (410,455,"MEDICAÇÃO E ACOMPANHAMENTO VETERINÁRIO",2538.65,"2020/01/29");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12.14</text:p>
          </table:table-cell>
          <table:table-cell office:value-type="string" calcext:value-type="string">
            <text:p>2019/05/03</text:p>
          </table:table-cell>
          <table:table-cell table:formula="of:=CONCATENATE(&quot;INSERT INTO DB_ESPERANCA_VIVA.DESPESAS_MEDICAS VALUES (&quot; ;[.A412]; &quot;,&quot; ;[.B412]; &quot;,&quot; ;&quot;&quot;&quot;&quot;; ;[.C412]; ;&quot;&quot;&quot;&quot;; &quot;,&quot; ;[.D412]; &quot;,&quot; ;&quot;&quot;&quot;&quot;; ;[.E412]; ;&quot;&quot;&quot;&quot;; &quot;);&quot;)" office:value-type="string" office:string-value="INSERT INTO DB_ESPERANCA_VIVA.DESPESAS_MEDICAS VALUES (411,479,&quot;MEDICAÇÃO E ACOMPANHAMENTO VETERINÁRIO&quot;,2812.14,&quot;2019/05/03&quot;);" calcext:value-type="string">
            <text:p>INSERT INTO DB_ESPERANCA_VIVA.DESPESAS_MEDICAS VALUES (411,479,"MEDICAÇÃO E ACOMPANHAMENTO VETERINÁRIO",2812.14,"2019/05/03");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78.98</text:p>
          </table:table-cell>
          <table:table-cell office:value-type="string" calcext:value-type="string">
            <text:p>2018/09/19</text:p>
          </table:table-cell>
          <table:table-cell table:formula="of:=CONCATENATE(&quot;INSERT INTO DB_ESPERANCA_VIVA.DESPESAS_MEDICAS VALUES (&quot; ;[.A413]; &quot;,&quot; ;[.B413]; &quot;,&quot; ;&quot;&quot;&quot;&quot;; ;[.C413]; ;&quot;&quot;&quot;&quot;; &quot;,&quot; ;[.D413]; &quot;,&quot; ;&quot;&quot;&quot;&quot;; ;[.E413]; ;&quot;&quot;&quot;&quot;; &quot;);&quot;)" office:value-type="string" office:string-value="INSERT INTO DB_ESPERANCA_VIVA.DESPESAS_MEDICAS VALUES (412,597,&quot;MEDICAÇÃO E ACOMPANHAMENTO VETERINÁRIO&quot;,4178.98,&quot;2018/09/19&quot;);" calcext:value-type="string">
            <text:p>INSERT INTO DB_ESPERANCA_VIVA.DESPESAS_MEDICAS VALUES (412,597,"MEDICAÇÃO E ACOMPANHAMENTO VETERINÁRIO",4178.98,"2018/09/19");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54.59</text:p>
          </table:table-cell>
          <table:table-cell office:value-type="string" calcext:value-type="string">
            <text:p>2021/09/11</text:p>
          </table:table-cell>
          <table:table-cell table:formula="of:=CONCATENATE(&quot;INSERT INTO DB_ESPERANCA_VIVA.DESPESAS_MEDICAS VALUES (&quot; ;[.A414]; &quot;,&quot; ;[.B414]; &quot;,&quot; ;&quot;&quot;&quot;&quot;; ;[.C414]; ;&quot;&quot;&quot;&quot;; &quot;,&quot; ;[.D414]; &quot;,&quot; ;&quot;&quot;&quot;&quot;; ;[.E414]; ;&quot;&quot;&quot;&quot;; &quot;);&quot;)" office:value-type="string" office:string-value="INSERT INTO DB_ESPERANCA_VIVA.DESPESAS_MEDICAS VALUES (413,666,&quot;MEDICAÇÃO E ACOMPANHAMENTO VETERINÁRIO&quot;,4254.59,&quot;2021/09/11&quot;);" calcext:value-type="string">
            <text:p>INSERT INTO DB_ESPERANCA_VIVA.DESPESAS_MEDICAS VALUES (413,666,"MEDICAÇÃO E ACOMPANHAMENTO VETERINÁRIO",4254.59,"2021/09/11");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93.55</text:p>
          </table:table-cell>
          <table:table-cell office:value-type="string" calcext:value-type="string">
            <text:p>2019/02/12</text:p>
          </table:table-cell>
          <table:table-cell table:formula="of:=CONCATENATE(&quot;INSERT INTO DB_ESPERANCA_VIVA.DESPESAS_MEDICAS VALUES (&quot; ;[.A415]; &quot;,&quot; ;[.B415]; &quot;,&quot; ;&quot;&quot;&quot;&quot;; ;[.C415]; ;&quot;&quot;&quot;&quot;; &quot;,&quot; ;[.D415]; &quot;,&quot; ;&quot;&quot;&quot;&quot;; ;[.E415]; ;&quot;&quot;&quot;&quot;; &quot;);&quot;)" office:value-type="string" office:string-value="INSERT INTO DB_ESPERANCA_VIVA.DESPESAS_MEDICAS VALUES (414,669,&quot;MEDICAÇÃO E ACOMPANHAMENTO VETERINÁRIO&quot;,1493.55,&quot;2019/02/12&quot;);" calcext:value-type="string">
            <text:p>INSERT INTO DB_ESPERANCA_VIVA.DESPESAS_MEDICAS VALUES (414,669,"MEDICAÇÃO E ACOMPANHAMENTO VETERINÁRIO",1493.55,"2019/02/12");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060.1</text:p>
          </table:table-cell>
          <table:table-cell office:value-type="string" calcext:value-type="string">
            <text:p>2020/08/15</text:p>
          </table:table-cell>
          <table:table-cell table:formula="of:=CONCATENATE(&quot;INSERT INTO DB_ESPERANCA_VIVA.DESPESAS_MEDICAS VALUES (&quot; ;[.A416]; &quot;,&quot; ;[.B416]; &quot;,&quot; ;&quot;&quot;&quot;&quot;; ;[.C416]; ;&quot;&quot;&quot;&quot;; &quot;,&quot; ;[.D416]; &quot;,&quot; ;&quot;&quot;&quot;&quot;; ;[.E416]; ;&quot;&quot;&quot;&quot;; &quot;);&quot;)" office:value-type="string" office:string-value="INSERT INTO DB_ESPERANCA_VIVA.DESPESAS_MEDICAS VALUES (415,692,&quot;MEDICAÇÃO E ACOMPANHAMENTO VETERINÁRIO&quot;,3060.1,&quot;2020/08/15&quot;);" calcext:value-type="string">
            <text:p>INSERT INTO DB_ESPERANCA_VIVA.DESPESAS_MEDICAS VALUES (415,692,"MEDICAÇÃO E ACOMPANHAMENTO VETERINÁRIO",3060.1,"2020/08/15");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30.31</text:p>
          </table:table-cell>
          <table:table-cell office:value-type="string" calcext:value-type="string">
            <text:p>2019/06/12</text:p>
          </table:table-cell>
          <table:table-cell table:formula="of:=CONCATENATE(&quot;INSERT INTO DB_ESPERANCA_VIVA.DESPESAS_MEDICAS VALUES (&quot; ;[.A417]; &quot;,&quot; ;[.B417]; &quot;,&quot; ;&quot;&quot;&quot;&quot;; ;[.C417]; ;&quot;&quot;&quot;&quot;; &quot;,&quot; ;[.D417]; &quot;,&quot; ;&quot;&quot;&quot;&quot;; ;[.E417]; ;&quot;&quot;&quot;&quot;; &quot;);&quot;)" office:value-type="string" office:string-value="INSERT INTO DB_ESPERANCA_VIVA.DESPESAS_MEDICAS VALUES (416,739,&quot;MEDICAÇÃO E ACOMPANHAMENTO VETERINÁRIO&quot;,4330.31,&quot;2019/06/12&quot;);" calcext:value-type="string">
            <text:p>INSERT INTO DB_ESPERANCA_VIVA.DESPESAS_MEDICAS VALUES (416,739,"MEDICAÇÃO E ACOMPANHAMENTO VETERINÁRIO",4330.31,"2019/06/12");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52.26</text:p>
          </table:table-cell>
          <table:table-cell office:value-type="string" calcext:value-type="string">
            <text:p>2022/04/16</text:p>
          </table:table-cell>
          <table:table-cell table:formula="of:=CONCATENATE(&quot;INSERT INTO DB_ESPERANCA_VIVA.DESPESAS_MEDICAS VALUES (&quot; ;[.A418]; &quot;,&quot; ;[.B418]; &quot;,&quot; ;&quot;&quot;&quot;&quot;; ;[.C418]; ;&quot;&quot;&quot;&quot;; &quot;,&quot; ;[.D418]; &quot;,&quot; ;&quot;&quot;&quot;&quot;; ;[.E418]; ;&quot;&quot;&quot;&quot;; &quot;);&quot;)" office:value-type="string" office:string-value="INSERT INTO DB_ESPERANCA_VIVA.DESPESAS_MEDICAS VALUES (417,742,&quot;MEDICAÇÃO E ACOMPANHAMENTO VETERINÁRIO&quot;,3652.26,&quot;2022/04/16&quot;);" calcext:value-type="string">
            <text:p>INSERT INTO DB_ESPERANCA_VIVA.DESPESAS_MEDICAS VALUES (417,742,"MEDICAÇÃO E ACOMPANHAMENTO VETERINÁRIO",3652.26,"2022/04/16");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75.45</text:p>
          </table:table-cell>
          <table:table-cell office:value-type="string" calcext:value-type="string">
            <text:p>2024/02/22</text:p>
          </table:table-cell>
          <table:table-cell table:formula="of:=CONCATENATE(&quot;INSERT INTO DB_ESPERANCA_VIVA.DESPESAS_MEDICAS VALUES (&quot; ;[.A419]; &quot;,&quot; ;[.B419]; &quot;,&quot; ;&quot;&quot;&quot;&quot;; ;[.C419]; ;&quot;&quot;&quot;&quot;; &quot;,&quot; ;[.D419]; &quot;,&quot; ;&quot;&quot;&quot;&quot;; ;[.E419]; ;&quot;&quot;&quot;&quot;; &quot;);&quot;)" office:value-type="string" office:string-value="INSERT INTO DB_ESPERANCA_VIVA.DESPESAS_MEDICAS VALUES (418,163,&quot;MEDICAÇÃO E ACOMPANHAMENTO VETERINÁRIO&quot;,3775.45,&quot;2024/02/22&quot;);" calcext:value-type="string">
            <text:p>INSERT INTO DB_ESPERANCA_VIVA.DESPESAS_MEDICAS VALUES (418,163,"MEDICAÇÃO E ACOMPANHAMENTO VETERINÁRIO",3775.45,"2024/02/22");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04.22</text:p>
          </table:table-cell>
          <table:table-cell office:value-type="string" calcext:value-type="string">
            <text:p>2024/03/17</text:p>
          </table:table-cell>
          <table:table-cell table:formula="of:=CONCATENATE(&quot;INSERT INTO DB_ESPERANCA_VIVA.DESPESAS_MEDICAS VALUES (&quot; ;[.A420]; &quot;,&quot; ;[.B420]; &quot;,&quot; ;&quot;&quot;&quot;&quot;; ;[.C420]; ;&quot;&quot;&quot;&quot;; &quot;,&quot; ;[.D420]; &quot;,&quot; ;&quot;&quot;&quot;&quot;; ;[.E420]; ;&quot;&quot;&quot;&quot;; &quot;);&quot;)" office:value-type="string" office:string-value="INSERT INTO DB_ESPERANCA_VIVA.DESPESAS_MEDICAS VALUES (419,193,&quot;MEDICAÇÃO E ACOMPANHAMENTO VETERINÁRIO&quot;,3804.22,&quot;2024/03/17&quot;);" calcext:value-type="string">
            <text:p>INSERT INTO DB_ESPERANCA_VIVA.DESPESAS_MEDICAS VALUES (419,193,"MEDICAÇÃO E ACOMPANHAMENTO VETERINÁRIO",3804.22,"2024/03/17");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848.11</text:p>
          </table:table-cell>
          <table:table-cell office:value-type="string" calcext:value-type="string">
            <text:p>2018/04/13</text:p>
          </table:table-cell>
          <table:table-cell table:formula="of:=CONCATENATE(&quot;INSERT INTO DB_ESPERANCA_VIVA.DESPESAS_MEDICAS VALUES (&quot; ;[.A421]; &quot;,&quot; ;[.B421]; &quot;,&quot; ;&quot;&quot;&quot;&quot;; ;[.C421]; ;&quot;&quot;&quot;&quot;; &quot;,&quot; ;[.D421]; &quot;,&quot; ;&quot;&quot;&quot;&quot;; ;[.E421]; ;&quot;&quot;&quot;&quot;; &quot;);&quot;)" office:value-type="string" office:string-value="INSERT INTO DB_ESPERANCA_VIVA.DESPESAS_MEDICAS VALUES (420,379,&quot;MEDICAÇÃO E ACOMPANHAMENTO VETERINÁRIO&quot;,1848.11,&quot;2018/04/13&quot;);" calcext:value-type="string">
            <text:p>INSERT INTO DB_ESPERANCA_VIVA.DESPESAS_MEDICAS VALUES (420,379,"MEDICAÇÃO E ACOMPANHAMENTO VETERINÁRIO",1848.11,"2018/04/13");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70.34</text:p>
          </table:table-cell>
          <table:table-cell office:value-type="string" calcext:value-type="string">
            <text:p>2020/04/02</text:p>
          </table:table-cell>
          <table:table-cell table:formula="of:=CONCATENATE(&quot;INSERT INTO DB_ESPERANCA_VIVA.DESPESAS_MEDICAS VALUES (&quot; ;[.A422]; &quot;,&quot; ;[.B422]; &quot;,&quot; ;&quot;&quot;&quot;&quot;; ;[.C422]; ;&quot;&quot;&quot;&quot;; &quot;,&quot; ;[.D422]; &quot;,&quot; ;&quot;&quot;&quot;&quot;; ;[.E422]; ;&quot;&quot;&quot;&quot;; &quot;);&quot;)" office:value-type="string" office:string-value="INSERT INTO DB_ESPERANCA_VIVA.DESPESAS_MEDICAS VALUES (421,551,&quot;MEDICAÇÃO E ACOMPANHAMENTO VETERINÁRIO&quot;,770.34,&quot;2020/04/02&quot;);" calcext:value-type="string">
            <text:p>INSERT INTO DB_ESPERANCA_VIVA.DESPESAS_MEDICAS VALUES (421,551,"MEDICAÇÃO E ACOMPANHAMENTO VETERINÁRIO",770.34,"2020/04/02");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41.05</text:p>
          </table:table-cell>
          <table:table-cell office:value-type="string" calcext:value-type="string">
            <text:p>2017/06/14</text:p>
          </table:table-cell>
          <table:table-cell table:formula="of:=CONCATENATE(&quot;INSERT INTO DB_ESPERANCA_VIVA.DESPESAS_MEDICAS VALUES (&quot; ;[.A423]; &quot;,&quot; ;[.B423]; &quot;,&quot; ;&quot;&quot;&quot;&quot;; ;[.C423]; ;&quot;&quot;&quot;&quot;; &quot;,&quot; ;[.D423]; &quot;,&quot; ;&quot;&quot;&quot;&quot;; ;[.E423]; ;&quot;&quot;&quot;&quot;; &quot;);&quot;)" office:value-type="string" office:string-value="INSERT INTO DB_ESPERANCA_VIVA.DESPESAS_MEDICAS VALUES (422,563,&quot;MEDICAÇÃO E ACOMPANHAMENTO VETERINÁRIO&quot;,4641.05,&quot;2017/06/14&quot;);" calcext:value-type="string">
            <text:p>INSERT INTO DB_ESPERANCA_VIVA.DESPESAS_MEDICAS VALUES (422,563,"MEDICAÇÃO E ACOMPANHAMENTO VETERINÁRIO",4641.05,"2017/06/14");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77.52</text:p>
          </table:table-cell>
          <table:table-cell office:value-type="string" calcext:value-type="string">
            <text:p>2024/12/09</text:p>
          </table:table-cell>
          <table:table-cell table:formula="of:=CONCATENATE(&quot;INSERT INTO DB_ESPERANCA_VIVA.DESPESAS_MEDICAS VALUES (&quot; ;[.A424]; &quot;,&quot; ;[.B424]; &quot;,&quot; ;&quot;&quot;&quot;&quot;; ;[.C424]; ;&quot;&quot;&quot;&quot;; &quot;,&quot; ;[.D424]; &quot;,&quot; ;&quot;&quot;&quot;&quot;; ;[.E424]; ;&quot;&quot;&quot;&quot;; &quot;);&quot;)" office:value-type="string" office:string-value="INSERT INTO DB_ESPERANCA_VIVA.DESPESAS_MEDICAS VALUES (423,600,&quot;MEDICAÇÃO E ACOMPANHAMENTO VETERINÁRIO&quot;,3877.52,&quot;2024/12/09&quot;);" calcext:value-type="string">
            <text:p>INSERT INTO DB_ESPERANCA_VIVA.DESPESAS_MEDICAS VALUES (423,600,"MEDICAÇÃO E ACOMPANHAMENTO VETERINÁRIO",3877.52,"2024/12/09");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29.4</text:p>
          </table:table-cell>
          <table:table-cell office:value-type="string" calcext:value-type="string">
            <text:p>2023/01/16</text:p>
          </table:table-cell>
          <table:table-cell table:formula="of:=CONCATENATE(&quot;INSERT INTO DB_ESPERANCA_VIVA.DESPESAS_MEDICAS VALUES (&quot; ;[.A425]; &quot;,&quot; ;[.B425]; &quot;,&quot; ;&quot;&quot;&quot;&quot;; ;[.C425]; ;&quot;&quot;&quot;&quot;; &quot;,&quot; ;[.D425]; &quot;,&quot; ;&quot;&quot;&quot;&quot;; ;[.E425]; ;&quot;&quot;&quot;&quot;; &quot;);&quot;)" office:value-type="string" office:string-value="INSERT INTO DB_ESPERANCA_VIVA.DESPESAS_MEDICAS VALUES (424,604,&quot;MEDICAÇÃO E ACOMPANHAMENTO VETERINÁRIO&quot;,829.4,&quot;2023/01/16&quot;);" calcext:value-type="string">
            <text:p>INSERT INTO DB_ESPERANCA_VIVA.DESPESAS_MEDICAS VALUES (424,604,"MEDICAÇÃO E ACOMPANHAMENTO VETERINÁRIO",829.4,"2023/01/16");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78.05</text:p>
          </table:table-cell>
          <table:table-cell office:value-type="string" calcext:value-type="string">
            <text:p>2024/09/05</text:p>
          </table:table-cell>
          <table:table-cell table:formula="of:=CONCATENATE(&quot;INSERT INTO DB_ESPERANCA_VIVA.DESPESAS_MEDICAS VALUES (&quot; ;[.A426]; &quot;,&quot; ;[.B426]; &quot;,&quot; ;&quot;&quot;&quot;&quot;; ;[.C426]; ;&quot;&quot;&quot;&quot;; &quot;,&quot; ;[.D426]; &quot;,&quot; ;&quot;&quot;&quot;&quot;; ;[.E426]; ;&quot;&quot;&quot;&quot;; &quot;);&quot;)" office:value-type="string" office:string-value="INSERT INTO DB_ESPERANCA_VIVA.DESPESAS_MEDICAS VALUES (425,631,&quot;MEDICAÇÃO E ACOMPANHAMENTO VETERINÁRIO&quot;,4278.05,&quot;2024/09/05&quot;);" calcext:value-type="string">
            <text:p>INSERT INTO DB_ESPERANCA_VIVA.DESPESAS_MEDICAS VALUES (425,631,"MEDICAÇÃO E ACOMPANHAMENTO VETERINÁRIO",4278.05,"2024/09/05");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86.46</text:p>
          </table:table-cell>
          <table:table-cell office:value-type="string" calcext:value-type="string">
            <text:p>2021/04/03</text:p>
          </table:table-cell>
          <table:table-cell table:formula="of:=CONCATENATE(&quot;INSERT INTO DB_ESPERANCA_VIVA.DESPESAS_MEDICAS VALUES (&quot; ;[.A427]; &quot;,&quot; ;[.B427]; &quot;,&quot; ;&quot;&quot;&quot;&quot;; ;[.C427]; ;&quot;&quot;&quot;&quot;; &quot;,&quot; ;[.D427]; &quot;,&quot; ;&quot;&quot;&quot;&quot;; ;[.E427]; ;&quot;&quot;&quot;&quot;; &quot;);&quot;)" office:value-type="string" office:string-value="INSERT INTO DB_ESPERANCA_VIVA.DESPESAS_MEDICAS VALUES (426,720,&quot;MEDICAÇÃO E ACOMPANHAMENTO VETERINÁRIO&quot;,1786.46,&quot;2021/04/03&quot;);" calcext:value-type="string">
            <text:p>INSERT INTO DB_ESPERANCA_VIVA.DESPESAS_MEDICAS VALUES (426,720,"MEDICAÇÃO E ACOMPANHAMENTO VETERINÁRIO",1786.46,"2021/04/03");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35.82</text:p>
          </table:table-cell>
          <table:table-cell office:value-type="string" calcext:value-type="string">
            <text:p>2024/07/21</text:p>
          </table:table-cell>
          <table:table-cell table:formula="of:=CONCATENATE(&quot;INSERT INTO DB_ESPERANCA_VIVA.DESPESAS_MEDICAS VALUES (&quot; ;[.A428]; &quot;,&quot; ;[.B428]; &quot;,&quot; ;&quot;&quot;&quot;&quot;; ;[.C428]; ;&quot;&quot;&quot;&quot;; &quot;,&quot; ;[.D428]; &quot;,&quot; ;&quot;&quot;&quot;&quot;; ;[.E428]; ;&quot;&quot;&quot;&quot;; &quot;);&quot;)" office:value-type="string" office:string-value="INSERT INTO DB_ESPERANCA_VIVA.DESPESAS_MEDICAS VALUES (427,727,&quot;MEDICAÇÃO E ACOMPANHAMENTO VETERINÁRIO&quot;,4035.82,&quot;2024/07/21&quot;);" calcext:value-type="string">
            <text:p>INSERT INTO DB_ESPERANCA_VIVA.DESPESAS_MEDICAS VALUES (427,727,"MEDICAÇÃO E ACOMPANHAMENTO VETERINÁRIO",4035.82,"2024/07/21");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91.93</text:p>
          </table:table-cell>
          <table:table-cell office:value-type="string" calcext:value-type="string">
            <text:p>2022/03/23</text:p>
          </table:table-cell>
          <table:table-cell table:formula="of:=CONCATENATE(&quot;INSERT INTO DB_ESPERANCA_VIVA.DESPESAS_MEDICAS VALUES (&quot; ;[.A429]; &quot;,&quot; ;[.B429]; &quot;,&quot; ;&quot;&quot;&quot;&quot;; ;[.C429]; ;&quot;&quot;&quot;&quot;; &quot;,&quot; ;[.D429]; &quot;,&quot; ;&quot;&quot;&quot;&quot;; ;[.E429]; ;&quot;&quot;&quot;&quot;; &quot;);&quot;)" office:value-type="string" office:string-value="INSERT INTO DB_ESPERANCA_VIVA.DESPESAS_MEDICAS VALUES (428,79,&quot;MEDICAÇÃO E ACOMPANHAMENTO VETERINÁRIO&quot;,3491.93,&quot;2022/03/23&quot;);" calcext:value-type="string">
            <text:p>INSERT INTO DB_ESPERANCA_VIVA.DESPESAS_MEDICAS VALUES (428,79,"MEDICAÇÃO E ACOMPANHAMENTO VETERINÁRIO",3491.93,"2022/03/23");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34.34</text:p>
          </table:table-cell>
          <table:table-cell office:value-type="string" calcext:value-type="string">
            <text:p>2018/08/15</text:p>
          </table:table-cell>
          <table:table-cell table:formula="of:=CONCATENATE(&quot;INSERT INTO DB_ESPERANCA_VIVA.DESPESAS_MEDICAS VALUES (&quot; ;[.A430]; &quot;,&quot; ;[.B430]; &quot;,&quot; ;&quot;&quot;&quot;&quot;; ;[.C430]; ;&quot;&quot;&quot;&quot;; &quot;,&quot; ;[.D430]; &quot;,&quot; ;&quot;&quot;&quot;&quot;; ;[.E430]; ;&quot;&quot;&quot;&quot;; &quot;);&quot;)" office:value-type="string" office:string-value="INSERT INTO DB_ESPERANCA_VIVA.DESPESAS_MEDICAS VALUES (429,124,&quot;MEDICAÇÃO E ACOMPANHAMENTO VETERINÁRIO&quot;,4334.34,&quot;2018/08/15&quot;);" calcext:value-type="string">
            <text:p>INSERT INTO DB_ESPERANCA_VIVA.DESPESAS_MEDICAS VALUES (429,124,"MEDICAÇÃO E ACOMPANHAMENTO VETERINÁRIO",4334.34,"2018/08/15");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71.75</text:p>
          </table:table-cell>
          <table:table-cell office:value-type="string" calcext:value-type="string">
            <text:p>2015/04/27</text:p>
          </table:table-cell>
          <table:table-cell table:formula="of:=CONCATENATE(&quot;INSERT INTO DB_ESPERANCA_VIVA.DESPESAS_MEDICAS VALUES (&quot; ;[.A431]; &quot;,&quot; ;[.B431]; &quot;,&quot; ;&quot;&quot;&quot;&quot;; ;[.C431]; ;&quot;&quot;&quot;&quot;; &quot;,&quot; ;[.D431]; &quot;,&quot; ;&quot;&quot;&quot;&quot;; ;[.E431]; ;&quot;&quot;&quot;&quot;; &quot;);&quot;)" office:value-type="string" office:string-value="INSERT INTO DB_ESPERANCA_VIVA.DESPESAS_MEDICAS VALUES (430,442,&quot;MEDICAÇÃO E ACOMPANHAMENTO VETERINÁRIO&quot;,1471.75,&quot;2015/04/27&quot;);" calcext:value-type="string">
            <text:p>INSERT INTO DB_ESPERANCA_VIVA.DESPESAS_MEDICAS VALUES (430,442,"MEDICAÇÃO E ACOMPANHAMENTO VETERINÁRIO",1471.75,"2015/04/27");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29.05</text:p>
          </table:table-cell>
          <table:table-cell office:value-type="string" calcext:value-type="string">
            <text:p>2024/03/09</text:p>
          </table:table-cell>
          <table:table-cell table:formula="of:=CONCATENATE(&quot;INSERT INTO DB_ESPERANCA_VIVA.DESPESAS_MEDICAS VALUES (&quot; ;[.A432]; &quot;,&quot; ;[.B432]; &quot;,&quot; ;&quot;&quot;&quot;&quot;; ;[.C432]; ;&quot;&quot;&quot;&quot;; &quot;,&quot; ;[.D432]; &quot;,&quot; ;&quot;&quot;&quot;&quot;; ;[.E432]; ;&quot;&quot;&quot;&quot;; &quot;);&quot;)" office:value-type="string" office:string-value="INSERT INTO DB_ESPERANCA_VIVA.DESPESAS_MEDICAS VALUES (431,451,&quot;MEDICAÇÃO E ACOMPANHAMENTO VETERINÁRIO&quot;,2929.05,&quot;2024/03/09&quot;);" calcext:value-type="string">
            <text:p>INSERT INTO DB_ESPERANCA_VIVA.DESPESAS_MEDICAS VALUES (431,451,"MEDICAÇÃO E ACOMPANHAMENTO VETERINÁRIO",2929.05,"2024/03/09");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54.74</text:p>
          </table:table-cell>
          <table:table-cell office:value-type="string" calcext:value-type="string">
            <text:p>2017/06/16</text:p>
          </table:table-cell>
          <table:table-cell table:formula="of:=CONCATENATE(&quot;INSERT INTO DB_ESPERANCA_VIVA.DESPESAS_MEDICAS VALUES (&quot; ;[.A433]; &quot;,&quot; ;[.B433]; &quot;,&quot; ;&quot;&quot;&quot;&quot;; ;[.C433]; ;&quot;&quot;&quot;&quot;; &quot;,&quot; ;[.D433]; &quot;,&quot; ;&quot;&quot;&quot;&quot;; ;[.E433]; ;&quot;&quot;&quot;&quot;; &quot;);&quot;)" office:value-type="string" office:string-value="INSERT INTO DB_ESPERANCA_VIVA.DESPESAS_MEDICAS VALUES (432,531,&quot;MEDICAÇÃO E ACOMPANHAMENTO VETERINÁRIO&quot;,3754.74,&quot;2017/06/16&quot;);" calcext:value-type="string">
            <text:p>INSERT INTO DB_ESPERANCA_VIVA.DESPESAS_MEDICAS VALUES (432,531,"MEDICAÇÃO E ACOMPANHAMENTO VETERINÁRIO",3754.74,"2017/06/16");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30.01</text:p>
          </table:table-cell>
          <table:table-cell office:value-type="string" calcext:value-type="string">
            <text:p>2021/04/17</text:p>
          </table:table-cell>
          <table:table-cell table:formula="of:=CONCATENATE(&quot;INSERT INTO DB_ESPERANCA_VIVA.DESPESAS_MEDICAS VALUES (&quot; ;[.A434]; &quot;,&quot; ;[.B434]; &quot;,&quot; ;&quot;&quot;&quot;&quot;; ;[.C434]; ;&quot;&quot;&quot;&quot;; &quot;,&quot; ;[.D434]; &quot;,&quot; ;&quot;&quot;&quot;&quot;; ;[.E434]; ;&quot;&quot;&quot;&quot;; &quot;);&quot;)" office:value-type="string" office:string-value="INSERT INTO DB_ESPERANCA_VIVA.DESPESAS_MEDICAS VALUES (433,636,&quot;MEDICAÇÃO E ACOMPANHAMENTO VETERINÁRIO&quot;,2230.01,&quot;2021/04/17&quot;);" calcext:value-type="string">
            <text:p>INSERT INTO DB_ESPERANCA_VIVA.DESPESAS_MEDICAS VALUES (433,636,"MEDICAÇÃO E ACOMPANHAMENTO VETERINÁRIO",2230.01,"2021/04/17");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510.96</text:p>
          </table:table-cell>
          <table:table-cell office:value-type="string" calcext:value-type="string">
            <text:p>2024/03/05</text:p>
          </table:table-cell>
          <table:table-cell table:formula="of:=CONCATENATE(&quot;INSERT INTO DB_ESPERANCA_VIVA.DESPESAS_MEDICAS VALUES (&quot; ;[.A435]; &quot;,&quot; ;[.B435]; &quot;,&quot; ;&quot;&quot;&quot;&quot;; ;[.C435]; ;&quot;&quot;&quot;&quot;; &quot;,&quot; ;[.D435]; &quot;,&quot; ;&quot;&quot;&quot;&quot;; ;[.E435]; ;&quot;&quot;&quot;&quot;; &quot;);&quot;)" office:value-type="string" office:string-value="INSERT INTO DB_ESPERANCA_VIVA.DESPESAS_MEDICAS VALUES (434,668,&quot;MEDICAÇÃO E ACOMPANHAMENTO VETERINÁRIO&quot;,1510.96,&quot;2024/03/05&quot;);" calcext:value-type="string">
            <text:p>INSERT INTO DB_ESPERANCA_VIVA.DESPESAS_MEDICAS VALUES (434,668,"MEDICAÇÃO E ACOMPANHAMENTO VETERINÁRIO",1510.96,"2024/03/05");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57.61</text:p>
          </table:table-cell>
          <table:table-cell office:value-type="string" calcext:value-type="string">
            <text:p>2017/03/20</text:p>
          </table:table-cell>
          <table:table-cell table:formula="of:=CONCATENATE(&quot;INSERT INTO DB_ESPERANCA_VIVA.DESPESAS_MEDICAS VALUES (&quot; ;[.A436]; &quot;,&quot; ;[.B436]; &quot;,&quot; ;&quot;&quot;&quot;&quot;; ;[.C436]; ;&quot;&quot;&quot;&quot;; &quot;,&quot; ;[.D436]; &quot;,&quot; ;&quot;&quot;&quot;&quot;; ;[.E436]; ;&quot;&quot;&quot;&quot;; &quot;);&quot;)" office:value-type="string" office:string-value="INSERT INTO DB_ESPERANCA_VIVA.DESPESAS_MEDICAS VALUES (435,686,&quot;MEDICAÇÃO E ACOMPANHAMENTO VETERINÁRIO&quot;,2557.61,&quot;2017/03/20&quot;);" calcext:value-type="string">
            <text:p>INSERT INTO DB_ESPERANCA_VIVA.DESPESAS_MEDICAS VALUES (435,686,"MEDICAÇÃO E ACOMPANHAMENTO VETERINÁRIO",2557.61,"2017/03/20");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46.47</text:p>
          </table:table-cell>
          <table:table-cell office:value-type="string" calcext:value-type="string">
            <text:p>2023/10/27</text:p>
          </table:table-cell>
          <table:table-cell table:formula="of:=CONCATENATE(&quot;INSERT INTO DB_ESPERANCA_VIVA.DESPESAS_MEDICAS VALUES (&quot; ;[.A437]; &quot;,&quot; ;[.B437]; &quot;,&quot; ;&quot;&quot;&quot;&quot;; ;[.C437]; ;&quot;&quot;&quot;&quot;; &quot;,&quot; ;[.D437]; &quot;,&quot; ;&quot;&quot;&quot;&quot;; ;[.E437]; ;&quot;&quot;&quot;&quot;; &quot;);&quot;)" office:value-type="string" office:string-value="INSERT INTO DB_ESPERANCA_VIVA.DESPESAS_MEDICAS VALUES (436,709,&quot;MEDICAÇÃO E ACOMPANHAMENTO VETERINÁRIO&quot;,4046.47,&quot;2023/10/27&quot;);" calcext:value-type="string">
            <text:p>INSERT INTO DB_ESPERANCA_VIVA.DESPESAS_MEDICAS VALUES (436,709,"MEDICAÇÃO E ACOMPANHAMENTO VETERINÁRIO",4046.47,"2023/10/27");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72.13</text:p>
          </table:table-cell>
          <table:table-cell office:value-type="string" calcext:value-type="string">
            <text:p>2017/02/23</text:p>
          </table:table-cell>
          <table:table-cell table:formula="of:=CONCATENATE(&quot;INSERT INTO DB_ESPERANCA_VIVA.DESPESAS_MEDICAS VALUES (&quot; ;[.A438]; &quot;,&quot; ;[.B438]; &quot;,&quot; ;&quot;&quot;&quot;&quot;; ;[.C438]; ;&quot;&quot;&quot;&quot;; &quot;,&quot; ;[.D438]; &quot;,&quot; ;&quot;&quot;&quot;&quot;; ;[.E438]; ;&quot;&quot;&quot;&quot;; &quot;);&quot;)" office:value-type="string" office:string-value="INSERT INTO DB_ESPERANCA_VIVA.DESPESAS_MEDICAS VALUES (437,736,&quot;MEDICAÇÃO E ACOMPANHAMENTO VETERINÁRIO&quot;,3272.13,&quot;2017/02/23&quot;);" calcext:value-type="string">
            <text:p>INSERT INTO DB_ESPERANCA_VIVA.DESPESAS_MEDICAS VALUES (437,736,"MEDICAÇÃO E ACOMPANHAMENTO VETERINÁRIO",3272.13,"2017/02/23");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26.94</text:p>
          </table:table-cell>
          <table:table-cell office:value-type="string" calcext:value-type="string">
            <text:p>2019/06/15</text:p>
          </table:table-cell>
          <table:table-cell table:formula="of:=CONCATENATE(&quot;INSERT INTO DB_ESPERANCA_VIVA.DESPESAS_MEDICAS VALUES (&quot; ;[.A439]; &quot;,&quot; ;[.B439]; &quot;,&quot; ;&quot;&quot;&quot;&quot;; ;[.C439]; ;&quot;&quot;&quot;&quot;; &quot;,&quot; ;[.D439]; &quot;,&quot; ;&quot;&quot;&quot;&quot;; ;[.E439]; ;&quot;&quot;&quot;&quot;; &quot;);&quot;)" office:value-type="string" office:string-value="INSERT INTO DB_ESPERANCA_VIVA.DESPESAS_MEDICAS VALUES (438,3,&quot;MEDICAÇÃO E ACOMPANHAMENTO VETERINÁRIO&quot;,4026.94,&quot;2019/06/15&quot;);" calcext:value-type="string">
            <text:p>INSERT INTO DB_ESPERANCA_VIVA.DESPESAS_MEDICAS VALUES (438,3,"MEDICAÇÃO E ACOMPANHAMENTO VETERINÁRIO",4026.94,"2019/06/15");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27.31</text:p>
          </table:table-cell>
          <table:table-cell office:value-type="string" calcext:value-type="string">
            <text:p>2018/01/21</text:p>
          </table:table-cell>
          <table:table-cell table:formula="of:=CONCATENATE(&quot;INSERT INTO DB_ESPERANCA_VIVA.DESPESAS_MEDICAS VALUES (&quot; ;[.A440]; &quot;,&quot; ;[.B440]; &quot;,&quot; ;&quot;&quot;&quot;&quot;; ;[.C440]; ;&quot;&quot;&quot;&quot;; &quot;,&quot; ;[.D440]; &quot;,&quot; ;&quot;&quot;&quot;&quot;; ;[.E440]; ;&quot;&quot;&quot;&quot;; &quot;);&quot;)" office:value-type="string" office:string-value="INSERT INTO DB_ESPERANCA_VIVA.DESPESAS_MEDICAS VALUES (439,76,&quot;MEDICAÇÃO E ACOMPANHAMENTO VETERINÁRIO&quot;,1927.31,&quot;2018/01/21&quot;);" calcext:value-type="string">
            <text:p>INSERT INTO DB_ESPERANCA_VIVA.DESPESAS_MEDICAS VALUES (439,76,"MEDICAÇÃO E ACOMPANHAMENTO VETERINÁRIO",1927.31,"2018/01/21");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46.65</text:p>
          </table:table-cell>
          <table:table-cell office:value-type="string" calcext:value-type="string">
            <text:p>2020/11/28</text:p>
          </table:table-cell>
          <table:table-cell table:formula="of:=CONCATENATE(&quot;INSERT INTO DB_ESPERANCA_VIVA.DESPESAS_MEDICAS VALUES (&quot; ;[.A441]; &quot;,&quot; ;[.B441]; &quot;,&quot; ;&quot;&quot;&quot;&quot;; ;[.C441]; ;&quot;&quot;&quot;&quot;; &quot;,&quot; ;[.D441]; &quot;,&quot; ;&quot;&quot;&quot;&quot;; ;[.E441]; ;&quot;&quot;&quot;&quot;; &quot;);&quot;)" office:value-type="string" office:string-value="INSERT INTO DB_ESPERANCA_VIVA.DESPESAS_MEDICAS VALUES (440,121,&quot;MEDICAÇÃO E ACOMPANHAMENTO VETERINÁRIO&quot;,1946.65,&quot;2020/11/28&quot;);" calcext:value-type="string">
            <text:p>INSERT INTO DB_ESPERANCA_VIVA.DESPESAS_MEDICAS VALUES (440,121,"MEDICAÇÃO E ACOMPANHAMENTO VETERINÁRIO",1946.65,"2020/11/28");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41.87</text:p>
          </table:table-cell>
          <table:table-cell office:value-type="string" calcext:value-type="string">
            <text:p>2015/07/14</text:p>
          </table:table-cell>
          <table:table-cell table:formula="of:=CONCATENATE(&quot;INSERT INTO DB_ESPERANCA_VIVA.DESPESAS_MEDICAS VALUES (&quot; ;[.A442]; &quot;,&quot; ;[.B442]; &quot;,&quot; ;&quot;&quot;&quot;&quot;; ;[.C442]; ;&quot;&quot;&quot;&quot;; &quot;,&quot; ;[.D442]; &quot;,&quot; ;&quot;&quot;&quot;&quot;; ;[.E442]; ;&quot;&quot;&quot;&quot;; &quot;);&quot;)" office:value-type="string" office:string-value="INSERT INTO DB_ESPERANCA_VIVA.DESPESAS_MEDICAS VALUES (441,154,&quot;MEDICAÇÃO E ACOMPANHAMENTO VETERINÁRIO&quot;,3241.87,&quot;2015/07/14&quot;);" calcext:value-type="string">
            <text:p>INSERT INTO DB_ESPERANCA_VIVA.DESPESAS_MEDICAS VALUES (441,154,"MEDICAÇÃO E ACOMPANHAMENTO VETERINÁRIO",3241.87,"2015/07/14");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377.61</text:p>
          </table:table-cell>
          <table:table-cell office:value-type="string" calcext:value-type="string">
            <text:p>2015/12/26</text:p>
          </table:table-cell>
          <table:table-cell table:formula="of:=CONCATENATE(&quot;INSERT INTO DB_ESPERANCA_VIVA.DESPESAS_MEDICAS VALUES (&quot; ;[.A443]; &quot;,&quot; ;[.B443]; &quot;,&quot; ;&quot;&quot;&quot;&quot;; ;[.C443]; ;&quot;&quot;&quot;&quot;; &quot;,&quot; ;[.D443]; &quot;,&quot; ;&quot;&quot;&quot;&quot;; ;[.E443]; ;&quot;&quot;&quot;&quot;; &quot;);&quot;)" office:value-type="string" office:string-value="INSERT INTO DB_ESPERANCA_VIVA.DESPESAS_MEDICAS VALUES (442,237,&quot;MEDICAÇÃO E ACOMPANHAMENTO VETERINÁRIO&quot;,1377.61,&quot;2015/12/26&quot;);" calcext:value-type="string">
            <text:p>INSERT INTO DB_ESPERANCA_VIVA.DESPESAS_MEDICAS VALUES (442,237,"MEDICAÇÃO E ACOMPANHAMENTO VETERINÁRIO",1377.61,"2015/12/26");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63.04</text:p>
          </table:table-cell>
          <table:table-cell office:value-type="string" calcext:value-type="string">
            <text:p>2017/02/14</text:p>
          </table:table-cell>
          <table:table-cell table:formula="of:=CONCATENATE(&quot;INSERT INTO DB_ESPERANCA_VIVA.DESPESAS_MEDICAS VALUES (&quot; ;[.A444]; &quot;,&quot; ;[.B444]; &quot;,&quot; ;&quot;&quot;&quot;&quot;; ;[.C444]; ;&quot;&quot;&quot;&quot;; &quot;,&quot; ;[.D444]; &quot;,&quot; ;&quot;&quot;&quot;&quot;; ;[.E444]; ;&quot;&quot;&quot;&quot;; &quot;);&quot;)" office:value-type="string" office:string-value="INSERT INTO DB_ESPERANCA_VIVA.DESPESAS_MEDICAS VALUES (443,266,&quot;MEDICAÇÃO E ACOMPANHAMENTO VETERINÁRIO&quot;,3863.04,&quot;2017/02/14&quot;);" calcext:value-type="string">
            <text:p>INSERT INTO DB_ESPERANCA_VIVA.DESPESAS_MEDICAS VALUES (443,266,"MEDICAÇÃO E ACOMPANHAMENTO VETERINÁRIO",3863.04,"2017/02/14");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03.8</text:p>
          </table:table-cell>
          <table:table-cell office:value-type="string" calcext:value-type="string">
            <text:p>2015/05/28</text:p>
          </table:table-cell>
          <table:table-cell table:formula="of:=CONCATENATE(&quot;INSERT INTO DB_ESPERANCA_VIVA.DESPESAS_MEDICAS VALUES (&quot; ;[.A445]; &quot;,&quot; ;[.B445]; &quot;,&quot; ;&quot;&quot;&quot;&quot;; ;[.C445]; ;&quot;&quot;&quot;&quot;; &quot;,&quot; ;[.D445]; &quot;,&quot; ;&quot;&quot;&quot;&quot;; ;[.E445]; ;&quot;&quot;&quot;&quot;; &quot;);&quot;)" office:value-type="string" office:string-value="INSERT INTO DB_ESPERANCA_VIVA.DESPESAS_MEDICAS VALUES (444,388,&quot;MEDICAÇÃO E ACOMPANHAMENTO VETERINÁRIO&quot;,4103.8,&quot;2015/05/28&quot;);" calcext:value-type="string">
            <text:p>INSERT INTO DB_ESPERANCA_VIVA.DESPESAS_MEDICAS VALUES (444,388,"MEDICAÇÃO E ACOMPANHAMENTO VETERINÁRIO",4103.8,"2015/05/28");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0.07</text:p>
          </table:table-cell>
          <table:table-cell office:value-type="string" calcext:value-type="string">
            <text:p>2021/01/30</text:p>
          </table:table-cell>
          <table:table-cell table:formula="of:=CONCATENATE(&quot;INSERT INTO DB_ESPERANCA_VIVA.DESPESAS_MEDICAS VALUES (&quot; ;[.A446]; &quot;,&quot; ;[.B446]; &quot;,&quot; ;&quot;&quot;&quot;&quot;; ;[.C446]; ;&quot;&quot;&quot;&quot;; &quot;,&quot; ;[.D446]; &quot;,&quot; ;&quot;&quot;&quot;&quot;; ;[.E446]; ;&quot;&quot;&quot;&quot;; &quot;);&quot;)" office:value-type="string" office:string-value="INSERT INTO DB_ESPERANCA_VIVA.DESPESAS_MEDICAS VALUES (445,452,&quot;MEDICAÇÃO E ACOMPANHAMENTO VETERINÁRIO&quot;,3520.07,&quot;2021/01/30&quot;);" calcext:value-type="string">
            <text:p>INSERT INTO DB_ESPERANCA_VIVA.DESPESAS_MEDICAS VALUES (445,452,"MEDICAÇÃO E ACOMPANHAMENTO VETERINÁRIO",3520.07,"2021/01/30");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14.76</text:p>
          </table:table-cell>
          <table:table-cell office:value-type="string" calcext:value-type="string">
            <text:p>2019/10/22</text:p>
          </table:table-cell>
          <table:table-cell table:formula="of:=CONCATENATE(&quot;INSERT INTO DB_ESPERANCA_VIVA.DESPESAS_MEDICAS VALUES (&quot; ;[.A447]; &quot;,&quot; ;[.B447]; &quot;,&quot; ;&quot;&quot;&quot;&quot;; ;[.C447]; ;&quot;&quot;&quot;&quot;; &quot;,&quot; ;[.D447]; &quot;,&quot; ;&quot;&quot;&quot;&quot;; ;[.E447]; ;&quot;&quot;&quot;&quot;; &quot;);&quot;)" office:value-type="string" office:string-value="INSERT INTO DB_ESPERANCA_VIVA.DESPESAS_MEDICAS VALUES (446,505,&quot;MEDICAÇÃO E ACOMPANHAMENTO VETERINÁRIO&quot;,1414.76,&quot;2019/10/22&quot;);" calcext:value-type="string">
            <text:p>INSERT INTO DB_ESPERANCA_VIVA.DESPESAS_MEDICAS VALUES (446,505,"MEDICAÇÃO E ACOMPANHAMENTO VETERINÁRIO",1414.76,"2019/10/22");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53.45</text:p>
          </table:table-cell>
          <table:table-cell office:value-type="string" calcext:value-type="string">
            <text:p>2019/06/25</text:p>
          </table:table-cell>
          <table:table-cell table:formula="of:=CONCATENATE(&quot;INSERT INTO DB_ESPERANCA_VIVA.DESPESAS_MEDICAS VALUES (&quot; ;[.A448]; &quot;,&quot; ;[.B448]; &quot;,&quot; ;&quot;&quot;&quot;&quot;; ;[.C448]; ;&quot;&quot;&quot;&quot;; &quot;,&quot; ;[.D448]; &quot;,&quot; ;&quot;&quot;&quot;&quot;; ;[.E448]; ;&quot;&quot;&quot;&quot;; &quot;);&quot;)" office:value-type="string" office:string-value="INSERT INTO DB_ESPERANCA_VIVA.DESPESAS_MEDICAS VALUES (447,633,&quot;MEDICAÇÃO E ACOMPANHAMENTO VETERINÁRIO&quot;,2453.45,&quot;2019/06/25&quot;);" calcext:value-type="string">
            <text:p>INSERT INTO DB_ESPERANCA_VIVA.DESPESAS_MEDICAS VALUES (447,633,"MEDICAÇÃO E ACOMPANHAMENTO VETERINÁRIO",2453.45,"2019/06/25");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502.85</text:p>
          </table:table-cell>
          <table:table-cell office:value-type="string" calcext:value-type="string">
            <text:p>2017/12/04</text:p>
          </table:table-cell>
          <table:table-cell table:formula="of:=CONCATENATE(&quot;INSERT INTO DB_ESPERANCA_VIVA.DESPESAS_MEDICAS VALUES (&quot; ;[.A449]; &quot;,&quot; ;[.B449]; &quot;,&quot; ;&quot;&quot;&quot;&quot;; ;[.C449]; ;&quot;&quot;&quot;&quot;; &quot;,&quot; ;[.D449]; &quot;,&quot; ;&quot;&quot;&quot;&quot;; ;[.E449]; ;&quot;&quot;&quot;&quot;; &quot;);&quot;)" office:value-type="string" office:string-value="INSERT INTO DB_ESPERANCA_VIVA.DESPESAS_MEDICAS VALUES (448,5,&quot;MEDICAÇÃO E ACOMPANHAMENTO VETERINÁRIO&quot;,1502.85,&quot;2017/12/04&quot;);" calcext:value-type="string">
            <text:p>INSERT INTO DB_ESPERANCA_VIVA.DESPESAS_MEDICAS VALUES (448,5,"MEDICAÇÃO E ACOMPANHAMENTO VETERINÁRIO",1502.85,"2017/12/04");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86.79</text:p>
          </table:table-cell>
          <table:table-cell office:value-type="string" calcext:value-type="string">
            <text:p>2017/02/07</text:p>
          </table:table-cell>
          <table:table-cell table:formula="of:=CONCATENATE(&quot;INSERT INTO DB_ESPERANCA_VIVA.DESPESAS_MEDICAS VALUES (&quot; ;[.A450]; &quot;,&quot; ;[.B450]; &quot;,&quot; ;&quot;&quot;&quot;&quot;; ;[.C450]; ;&quot;&quot;&quot;&quot;; &quot;,&quot; ;[.D450]; &quot;,&quot; ;&quot;&quot;&quot;&quot;; ;[.E450]; ;&quot;&quot;&quot;&quot;; &quot;);&quot;)" office:value-type="string" office:string-value="INSERT INTO DB_ESPERANCA_VIVA.DESPESAS_MEDICAS VALUES (449,110,&quot;MEDICAÇÃO E ACOMPANHAMENTO VETERINÁRIO&quot;,3986.79,&quot;2017/02/07&quot;);" calcext:value-type="string">
            <text:p>INSERT INTO DB_ESPERANCA_VIVA.DESPESAS_MEDICAS VALUES (449,110,"MEDICAÇÃO E ACOMPANHAMENTO VETERINÁRIO",3986.79,"2017/02/07");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94.44</text:p>
          </table:table-cell>
          <table:table-cell office:value-type="string" calcext:value-type="string">
            <text:p>2018/09/19</text:p>
          </table:table-cell>
          <table:table-cell table:formula="of:=CONCATENATE(&quot;INSERT INTO DB_ESPERANCA_VIVA.DESPESAS_MEDICAS VALUES (&quot; ;[.A451]; &quot;,&quot; ;[.B451]; &quot;,&quot; ;&quot;&quot;&quot;&quot;; ;[.C451]; ;&quot;&quot;&quot;&quot;; &quot;,&quot; ;[.D451]; &quot;,&quot; ;&quot;&quot;&quot;&quot;; ;[.E451]; ;&quot;&quot;&quot;&quot;; &quot;);&quot;)" office:value-type="string" office:string-value="INSERT INTO DB_ESPERANCA_VIVA.DESPESAS_MEDICAS VALUES (450,167,&quot;MEDICAÇÃO E ACOMPANHAMENTO VETERINÁRIO&quot;,3994.44,&quot;2018/09/19&quot;);" calcext:value-type="string">
            <text:p>INSERT INTO DB_ESPERANCA_VIVA.DESPESAS_MEDICAS VALUES (450,167,"MEDICAÇÃO E ACOMPANHAMENTO VETERINÁRIO",3994.44,"2018/09/19");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56.15</text:p>
          </table:table-cell>
          <table:table-cell office:value-type="string" calcext:value-type="string">
            <text:p>2017/08/14</text:p>
          </table:table-cell>
          <table:table-cell table:formula="of:=CONCATENATE(&quot;INSERT INTO DB_ESPERANCA_VIVA.DESPESAS_MEDICAS VALUES (&quot; ;[.A452]; &quot;,&quot; ;[.B452]; &quot;,&quot; ;&quot;&quot;&quot;&quot;; ;[.C452]; ;&quot;&quot;&quot;&quot;; &quot;,&quot; ;[.D452]; &quot;,&quot; ;&quot;&quot;&quot;&quot;; ;[.E452]; ;&quot;&quot;&quot;&quot;; &quot;);&quot;)" office:value-type="string" office:string-value="INSERT INTO DB_ESPERANCA_VIVA.DESPESAS_MEDICAS VALUES (451,181,&quot;MEDICAÇÃO E ACOMPANHAMENTO VETERINÁRIO&quot;,4756.15,&quot;2017/08/14&quot;);" calcext:value-type="string">
            <text:p>INSERT INTO DB_ESPERANCA_VIVA.DESPESAS_MEDICAS VALUES (451,181,"MEDICAÇÃO E ACOMPANHAMENTO VETERINÁRIO",4756.15,"2017/08/14");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87.78</text:p>
          </table:table-cell>
          <table:table-cell office:value-type="string" calcext:value-type="string">
            <text:p>2019/05/29</text:p>
          </table:table-cell>
          <table:table-cell table:formula="of:=CONCATENATE(&quot;INSERT INTO DB_ESPERANCA_VIVA.DESPESAS_MEDICAS VALUES (&quot; ;[.A453]; &quot;,&quot; ;[.B453]; &quot;,&quot; ;&quot;&quot;&quot;&quot;; ;[.C453]; ;&quot;&quot;&quot;&quot;; &quot;,&quot; ;[.D453]; &quot;,&quot; ;&quot;&quot;&quot;&quot;; ;[.E453]; ;&quot;&quot;&quot;&quot;; &quot;);&quot;)" office:value-type="string" office:string-value="INSERT INTO DB_ESPERANCA_VIVA.DESPESAS_MEDICAS VALUES (452,184,&quot;MEDICAÇÃO E ACOMPANHAMENTO VETERINÁRIO&quot;,4887.78,&quot;2019/05/29&quot;);" calcext:value-type="string">
            <text:p>INSERT INTO DB_ESPERANCA_VIVA.DESPESAS_MEDICAS VALUES (452,184,"MEDICAÇÃO E ACOMPANHAMENTO VETERINÁRIO",4887.78,"2019/05/29");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15.29</text:p>
          </table:table-cell>
          <table:table-cell office:value-type="string" calcext:value-type="string">
            <text:p>2019/10/01</text:p>
          </table:table-cell>
          <table:table-cell table:formula="of:=CONCATENATE(&quot;INSERT INTO DB_ESPERANCA_VIVA.DESPESAS_MEDICAS VALUES (&quot; ;[.A454]; &quot;,&quot; ;[.B454]; &quot;,&quot; ;&quot;&quot;&quot;&quot;; ;[.C454]; ;&quot;&quot;&quot;&quot;; &quot;,&quot; ;[.D454]; &quot;,&quot; ;&quot;&quot;&quot;&quot;; ;[.E454]; ;&quot;&quot;&quot;&quot;; &quot;);&quot;)" office:value-type="string" office:string-value="INSERT INTO DB_ESPERANCA_VIVA.DESPESAS_MEDICAS VALUES (453,199,&quot;MEDICAÇÃO E ACOMPANHAMENTO VETERINÁRIO&quot;,4815.29,&quot;2019/10/01&quot;);" calcext:value-type="string">
            <text:p>INSERT INTO DB_ESPERANCA_VIVA.DESPESAS_MEDICAS VALUES (453,199,"MEDICAÇÃO E ACOMPANHAMENTO VETERINÁRIO",4815.29,"2019/10/01");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29.76</text:p>
          </table:table-cell>
          <table:table-cell office:value-type="string" calcext:value-type="string">
            <text:p>2018/03/27</text:p>
          </table:table-cell>
          <table:table-cell table:formula="of:=CONCATENATE(&quot;INSERT INTO DB_ESPERANCA_VIVA.DESPESAS_MEDICAS VALUES (&quot; ;[.A455]; &quot;,&quot; ;[.B455]; &quot;,&quot; ;&quot;&quot;&quot;&quot;; ;[.C455]; ;&quot;&quot;&quot;&quot;; &quot;,&quot; ;[.D455]; &quot;,&quot; ;&quot;&quot;&quot;&quot;; ;[.E455]; ;&quot;&quot;&quot;&quot;; &quot;);&quot;)" office:value-type="string" office:string-value="INSERT INTO DB_ESPERANCA_VIVA.DESPESAS_MEDICAS VALUES (454,253,&quot;MEDICAÇÃO E ACOMPANHAMENTO VETERINÁRIO&quot;,3729.76,&quot;2018/03/27&quot;);" calcext:value-type="string">
            <text:p>INSERT INTO DB_ESPERANCA_VIVA.DESPESAS_MEDICAS VALUES (454,253,"MEDICAÇÃO E ACOMPANHAMENTO VETERINÁRIO",3729.76,"2018/03/27");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76.74</text:p>
          </table:table-cell>
          <table:table-cell office:value-type="string" calcext:value-type="string">
            <text:p>2016/11/07</text:p>
          </table:table-cell>
          <table:table-cell table:formula="of:=CONCATENATE(&quot;INSERT INTO DB_ESPERANCA_VIVA.DESPESAS_MEDICAS VALUES (&quot; ;[.A456]; &quot;,&quot; ;[.B456]; &quot;,&quot; ;&quot;&quot;&quot;&quot;; ;[.C456]; ;&quot;&quot;&quot;&quot;; &quot;,&quot; ;[.D456]; &quot;,&quot; ;&quot;&quot;&quot;&quot;; ;[.E456]; ;&quot;&quot;&quot;&quot;; &quot;);&quot;)" office:value-type="string" office:string-value="INSERT INTO DB_ESPERANCA_VIVA.DESPESAS_MEDICAS VALUES (455,368,&quot;MEDICAÇÃO E ACOMPANHAMENTO VETERINÁRIO&quot;,4076.74,&quot;2016/11/07&quot;);" calcext:value-type="string">
            <text:p>INSERT INTO DB_ESPERANCA_VIVA.DESPESAS_MEDICAS VALUES (455,368,"MEDICAÇÃO E ACOMPANHAMENTO VETERINÁRIO",4076.74,"2016/11/07");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340.26</text:p>
          </table:table-cell>
          <table:table-cell office:value-type="string" calcext:value-type="string">
            <text:p>2021/04/28</text:p>
          </table:table-cell>
          <table:table-cell table:formula="of:=CONCATENATE(&quot;INSERT INTO DB_ESPERANCA_VIVA.DESPESAS_MEDICAS VALUES (&quot; ;[.A457]; &quot;,&quot; ;[.B457]; &quot;,&quot; ;&quot;&quot;&quot;&quot;; ;[.C457]; ;&quot;&quot;&quot;&quot;; &quot;,&quot; ;[.D457]; &quot;,&quot; ;&quot;&quot;&quot;&quot;; ;[.E457]; ;&quot;&quot;&quot;&quot;; &quot;);&quot;)" office:value-type="string" office:string-value="INSERT INTO DB_ESPERANCA_VIVA.DESPESAS_MEDICAS VALUES (456,420,&quot;MEDICAÇÃO E ACOMPANHAMENTO VETERINÁRIO&quot;,4340.26,&quot;2021/04/28&quot;);" calcext:value-type="string">
            <text:p>INSERT INTO DB_ESPERANCA_VIVA.DESPESAS_MEDICAS VALUES (456,420,"MEDICAÇÃO E ACOMPANHAMENTO VETERINÁRIO",4340.26,"2021/04/28");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64.81</text:p>
          </table:table-cell>
          <table:table-cell office:value-type="string" calcext:value-type="string">
            <text:p>2022/05/30</text:p>
          </table:table-cell>
          <table:table-cell table:formula="of:=CONCATENATE(&quot;INSERT INTO DB_ESPERANCA_VIVA.DESPESAS_MEDICAS VALUES (&quot; ;[.A458]; &quot;,&quot; ;[.B458]; &quot;,&quot; ;&quot;&quot;&quot;&quot;; ;[.C458]; ;&quot;&quot;&quot;&quot;; &quot;,&quot; ;[.D458]; &quot;,&quot; ;&quot;&quot;&quot;&quot;; ;[.E458]; ;&quot;&quot;&quot;&quot;; &quot;);&quot;)" office:value-type="string" office:string-value="INSERT INTO DB_ESPERANCA_VIVA.DESPESAS_MEDICAS VALUES (457,566,&quot;MEDICAÇÃO E ACOMPANHAMENTO VETERINÁRIO&quot;,3164.81,&quot;2022/05/30&quot;);" calcext:value-type="string">
            <text:p>INSERT INTO DB_ESPERANCA_VIVA.DESPESAS_MEDICAS VALUES (457,566,"MEDICAÇÃO E ACOMPANHAMENTO VETERINÁRIO",3164.81,"2022/05/30");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54.98</text:p>
          </table:table-cell>
          <table:table-cell office:value-type="string" calcext:value-type="string">
            <text:p>2023/06/02</text:p>
          </table:table-cell>
          <table:table-cell table:formula="of:=CONCATENATE(&quot;INSERT INTO DB_ESPERANCA_VIVA.DESPESAS_MEDICAS VALUES (&quot; ;[.A459]; &quot;,&quot; ;[.B459]; &quot;,&quot; ;&quot;&quot;&quot;&quot;; ;[.C459]; ;&quot;&quot;&quot;&quot;; &quot;,&quot; ;[.D459]; &quot;,&quot; ;&quot;&quot;&quot;&quot;; ;[.E459]; ;&quot;&quot;&quot;&quot;; &quot;);&quot;)" office:value-type="string" office:string-value="INSERT INTO DB_ESPERANCA_VIVA.DESPESAS_MEDICAS VALUES (458,39,&quot;MEDICAÇÃO E ACOMPANHAMENTO VETERINÁRIO&quot;,3154.98,&quot;2023/06/02&quot;);" calcext:value-type="string">
            <text:p>INSERT INTO DB_ESPERANCA_VIVA.DESPESAS_MEDICAS VALUES (458,39,"MEDICAÇÃO E ACOMPANHAMENTO VETERINÁRIO",3154.98,"2023/06/02");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94.39</text:p>
          </table:table-cell>
          <table:table-cell office:value-type="string" calcext:value-type="string">
            <text:p>2022/08/02</text:p>
          </table:table-cell>
          <table:table-cell table:formula="of:=CONCATENATE(&quot;INSERT INTO DB_ESPERANCA_VIVA.DESPESAS_MEDICAS VALUES (&quot; ;[.A460]; &quot;,&quot; ;[.B460]; &quot;,&quot; ;&quot;&quot;&quot;&quot;; ;[.C460]; ;&quot;&quot;&quot;&quot;; &quot;,&quot; ;[.D460]; &quot;,&quot; ;&quot;&quot;&quot;&quot;; ;[.E460]; ;&quot;&quot;&quot;&quot;; &quot;);&quot;)" office:value-type="string" office:string-value="INSERT INTO DB_ESPERANCA_VIVA.DESPESAS_MEDICAS VALUES (459,114,&quot;MEDICAÇÃO E ACOMPANHAMENTO VETERINÁRIO&quot;,894.39,&quot;2022/08/02&quot;);" calcext:value-type="string">
            <text:p>INSERT INTO DB_ESPERANCA_VIVA.DESPESAS_MEDICAS VALUES (459,114,"MEDICAÇÃO E ACOMPANHAMENTO VETERINÁRIO",894.39,"2022/08/02");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04.24</text:p>
          </table:table-cell>
          <table:table-cell office:value-type="string" calcext:value-type="string">
            <text:p>2019/05/27</text:p>
          </table:table-cell>
          <table:table-cell table:formula="of:=CONCATENATE(&quot;INSERT INTO DB_ESPERANCA_VIVA.DESPESAS_MEDICAS VALUES (&quot; ;[.A461]; &quot;,&quot; ;[.B461]; &quot;,&quot; ;&quot;&quot;&quot;&quot;; ;[.C461]; ;&quot;&quot;&quot;&quot;; &quot;,&quot; ;[.D461]; &quot;,&quot; ;&quot;&quot;&quot;&quot;; ;[.E461]; ;&quot;&quot;&quot;&quot;; &quot;);&quot;)" office:value-type="string" office:string-value="INSERT INTO DB_ESPERANCA_VIVA.DESPESAS_MEDICAS VALUES (460,144,&quot;MEDICAÇÃO E ACOMPANHAMENTO VETERINÁRIO&quot;,2004.24,&quot;2019/05/27&quot;);" calcext:value-type="string">
            <text:p>INSERT INTO DB_ESPERANCA_VIVA.DESPESAS_MEDICAS VALUES (460,144,"MEDICAÇÃO E ACOMPANHAMENTO VETERINÁRIO",2004.24,"2019/05/27");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47.05</text:p>
          </table:table-cell>
          <table:table-cell office:value-type="string" calcext:value-type="string">
            <text:p>2017/06/15</text:p>
          </table:table-cell>
          <table:table-cell table:formula="of:=CONCATENATE(&quot;INSERT INTO DB_ESPERANCA_VIVA.DESPESAS_MEDICAS VALUES (&quot; ;[.A462]; &quot;,&quot; ;[.B462]; &quot;,&quot; ;&quot;&quot;&quot;&quot;; ;[.C462]; ;&quot;&quot;&quot;&quot;; &quot;,&quot; ;[.D462]; &quot;,&quot; ;&quot;&quot;&quot;&quot;; ;[.E462]; ;&quot;&quot;&quot;&quot;; &quot;);&quot;)" office:value-type="string" office:string-value="INSERT INTO DB_ESPERANCA_VIVA.DESPESAS_MEDICAS VALUES (461,230,&quot;MEDICAÇÃO E ACOMPANHAMENTO VETERINÁRIO&quot;,3847.05,&quot;2017/06/15&quot;);" calcext:value-type="string">
            <text:p>INSERT INTO DB_ESPERANCA_VIVA.DESPESAS_MEDICAS VALUES (461,230,"MEDICAÇÃO E ACOMPANHAMENTO VETERINÁRIO",3847.05,"2017/06/15");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89.67</text:p>
          </table:table-cell>
          <table:table-cell office:value-type="string" calcext:value-type="string">
            <text:p>2019/10/01</text:p>
          </table:table-cell>
          <table:table-cell table:formula="of:=CONCATENATE(&quot;INSERT INTO DB_ESPERANCA_VIVA.DESPESAS_MEDICAS VALUES (&quot; ;[.A463]; &quot;,&quot; ;[.B463]; &quot;,&quot; ;&quot;&quot;&quot;&quot;; ;[.C463]; ;&quot;&quot;&quot;&quot;; &quot;,&quot; ;[.D463]; &quot;,&quot; ;&quot;&quot;&quot;&quot;; ;[.E463]; ;&quot;&quot;&quot;&quot;; &quot;);&quot;)" office:value-type="string" office:string-value="INSERT INTO DB_ESPERANCA_VIVA.DESPESAS_MEDICAS VALUES (462,353,&quot;MEDICAÇÃO E ACOMPANHAMENTO VETERINÁRIO&quot;,3289.67,&quot;2019/10/01&quot;);" calcext:value-type="string">
            <text:p>INSERT INTO DB_ESPERANCA_VIVA.DESPESAS_MEDICAS VALUES (462,353,"MEDICAÇÃO E ACOMPANHAMENTO VETERINÁRIO",3289.67,"2019/10/01");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18.29</text:p>
          </table:table-cell>
          <table:table-cell office:value-type="string" calcext:value-type="string">
            <text:p>2023/02/14</text:p>
          </table:table-cell>
          <table:table-cell table:formula="of:=CONCATENATE(&quot;INSERT INTO DB_ESPERANCA_VIVA.DESPESAS_MEDICAS VALUES (&quot; ;[.A464]; &quot;,&quot; ;[.B464]; &quot;,&quot; ;&quot;&quot;&quot;&quot;; ;[.C464]; ;&quot;&quot;&quot;&quot;; &quot;,&quot; ;[.D464]; &quot;,&quot; ;&quot;&quot;&quot;&quot;; ;[.E464]; ;&quot;&quot;&quot;&quot;; &quot;);&quot;)" office:value-type="string" office:string-value="INSERT INTO DB_ESPERANCA_VIVA.DESPESAS_MEDICAS VALUES (463,387,&quot;MEDICAÇÃO E ACOMPANHAMENTO VETERINÁRIO&quot;,2118.29,&quot;2023/02/14&quot;);" calcext:value-type="string">
            <text:p>INSERT INTO DB_ESPERANCA_VIVA.DESPESAS_MEDICAS VALUES (463,387,"MEDICAÇÃO E ACOMPANHAMENTO VETERINÁRIO",2118.29,"2023/02/14");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47.31</text:p>
          </table:table-cell>
          <table:table-cell office:value-type="string" calcext:value-type="string">
            <text:p>2024/03/25</text:p>
          </table:table-cell>
          <table:table-cell table:formula="of:=CONCATENATE(&quot;INSERT INTO DB_ESPERANCA_VIVA.DESPESAS_MEDICAS VALUES (&quot; ;[.A465]; &quot;,&quot; ;[.B465]; &quot;,&quot; ;&quot;&quot;&quot;&quot;; ;[.C465]; ;&quot;&quot;&quot;&quot;; &quot;,&quot; ;[.D465]; &quot;,&quot; ;&quot;&quot;&quot;&quot;; ;[.E465]; ;&quot;&quot;&quot;&quot;; &quot;);&quot;)" office:value-type="string" office:string-value="INSERT INTO DB_ESPERANCA_VIVA.DESPESAS_MEDICAS VALUES (464,417,&quot;MEDICAÇÃO E ACOMPANHAMENTO VETERINÁRIO&quot;,647.31,&quot;2024/03/25&quot;);" calcext:value-type="string">
            <text:p>INSERT INTO DB_ESPERANCA_VIVA.DESPESAS_MEDICAS VALUES (464,417,"MEDICAÇÃO E ACOMPANHAMENTO VETERINÁRIO",647.31,"2024/03/25");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04.94</text:p>
          </table:table-cell>
          <table:table-cell office:value-type="string" calcext:value-type="string">
            <text:p>2016/06/15</text:p>
          </table:table-cell>
          <table:table-cell table:formula="of:=CONCATENATE(&quot;INSERT INTO DB_ESPERANCA_VIVA.DESPESAS_MEDICAS VALUES (&quot; ;[.A466]; &quot;,&quot; ;[.B466]; &quot;,&quot; ;&quot;&quot;&quot;&quot;; ;[.C466]; ;&quot;&quot;&quot;&quot;; &quot;,&quot; ;[.D466]; &quot;,&quot; ;&quot;&quot;&quot;&quot;; ;[.E466]; ;&quot;&quot;&quot;&quot;; &quot;);&quot;)" office:value-type="string" office:string-value="INSERT INTO DB_ESPERANCA_VIVA.DESPESAS_MEDICAS VALUES (465,424,&quot;MEDICAÇÃO E ACOMPANHAMENTO VETERINÁRIO&quot;,3504.94,&quot;2016/06/15&quot;);" calcext:value-type="string">
            <text:p>INSERT INTO DB_ESPERANCA_VIVA.DESPESAS_MEDICAS VALUES (465,424,"MEDICAÇÃO E ACOMPANHAMENTO VETERINÁRIO",3504.94,"2016/06/15");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926.9</text:p>
          </table:table-cell>
          <table:table-cell office:value-type="string" calcext:value-type="string">
            <text:p>2024/01/25</text:p>
          </table:table-cell>
          <table:table-cell table:formula="of:=CONCATENATE(&quot;INSERT INTO DB_ESPERANCA_VIVA.DESPESAS_MEDICAS VALUES (&quot; ;[.A467]; &quot;,&quot; ;[.B467]; &quot;,&quot; ;&quot;&quot;&quot;&quot;; ;[.C467]; ;&quot;&quot;&quot;&quot;; &quot;,&quot; ;[.D467]; &quot;,&quot; ;&quot;&quot;&quot;&quot;; ;[.E467]; ;&quot;&quot;&quot;&quot;; &quot;);&quot;)" office:value-type="string" office:string-value="INSERT INTO DB_ESPERANCA_VIVA.DESPESAS_MEDICAS VALUES (466,439,&quot;MEDICAÇÃO E ACOMPANHAMENTO VETERINÁRIO&quot;,4926.9,&quot;2024/01/25&quot;);" calcext:value-type="string">
            <text:p>INSERT INTO DB_ESPERANCA_VIVA.DESPESAS_MEDICAS VALUES (466,439,"MEDICAÇÃO E ACOMPANHAMENTO VETERINÁRIO",4926.9,"2024/01/25");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01.66</text:p>
          </table:table-cell>
          <table:table-cell office:value-type="string" calcext:value-type="string">
            <text:p>2022/06/01</text:p>
          </table:table-cell>
          <table:table-cell table:formula="of:=CONCATENATE(&quot;INSERT INTO DB_ESPERANCA_VIVA.DESPESAS_MEDICAS VALUES (&quot; ;[.A468]; &quot;,&quot; ;[.B468]; &quot;,&quot; ;&quot;&quot;&quot;&quot;; ;[.C468]; ;&quot;&quot;&quot;&quot;; &quot;,&quot; ;[.D468]; &quot;,&quot; ;&quot;&quot;&quot;&quot;; ;[.E468]; ;&quot;&quot;&quot;&quot;; &quot;);&quot;)" office:value-type="string" office:string-value="INSERT INTO DB_ESPERANCA_VIVA.DESPESAS_MEDICAS VALUES (467,467,&quot;MEDICAÇÃO E ACOMPANHAMENTO VETERINÁRIO&quot;,2701.66,&quot;2022/06/01&quot;);" calcext:value-type="string">
            <text:p>INSERT INTO DB_ESPERANCA_VIVA.DESPESAS_MEDICAS VALUES (467,467,"MEDICAÇÃO E ACOMPANHAMENTO VETERINÁRIO",2701.66,"2022/06/01");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13.07</text:p>
          </table:table-cell>
          <table:table-cell office:value-type="string" calcext:value-type="string">
            <text:p>2020/07/15</text:p>
          </table:table-cell>
          <table:table-cell table:formula="of:=CONCATENATE(&quot;INSERT INTO DB_ESPERANCA_VIVA.DESPESAS_MEDICAS VALUES (&quot; ;[.A469]; &quot;,&quot; ;[.B469]; &quot;,&quot; ;&quot;&quot;&quot;&quot;; ;[.C469]; ;&quot;&quot;&quot;&quot;; &quot;,&quot; ;[.D469]; &quot;,&quot; ;&quot;&quot;&quot;&quot;; ;[.E469]; ;&quot;&quot;&quot;&quot;; &quot;);&quot;)" office:value-type="string" office:string-value="INSERT INTO DB_ESPERANCA_VIVA.DESPESAS_MEDICAS VALUES (468,470,&quot;MEDICAÇÃO E ACOMPANHAMENTO VETERINÁRIO&quot;,2613.07,&quot;2020/07/15&quot;);" calcext:value-type="string">
            <text:p>INSERT INTO DB_ESPERANCA_VIVA.DESPESAS_MEDICAS VALUES (468,470,"MEDICAÇÃO E ACOMPANHAMENTO VETERINÁRIO",2613.07,"2020/07/15");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931.66</text:p>
          </table:table-cell>
          <table:table-cell office:value-type="string" calcext:value-type="string">
            <text:p>2016/10/28</text:p>
          </table:table-cell>
          <table:table-cell table:formula="of:=CONCATENATE(&quot;INSERT INTO DB_ESPERANCA_VIVA.DESPESAS_MEDICAS VALUES (&quot; ;[.A470]; &quot;,&quot; ;[.B470]; &quot;,&quot; ;&quot;&quot;&quot;&quot;; ;[.C470]; ;&quot;&quot;&quot;&quot;; &quot;,&quot; ;[.D470]; &quot;,&quot; ;&quot;&quot;&quot;&quot;; ;[.E470]; ;&quot;&quot;&quot;&quot;; &quot;);&quot;)" office:value-type="string" office:string-value="INSERT INTO DB_ESPERANCA_VIVA.DESPESAS_MEDICAS VALUES (469,517,&quot;MEDICAÇÃO E ACOMPANHAMENTO VETERINÁRIO&quot;,931.66,&quot;2016/10/28&quot;);" calcext:value-type="string">
            <text:p>INSERT INTO DB_ESPERANCA_VIVA.DESPESAS_MEDICAS VALUES (469,517,"MEDICAÇÃO E ACOMPANHAMENTO VETERINÁRIO",931.66,"2016/10/28");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456.63</text:p>
          </table:table-cell>
          <table:table-cell office:value-type="string" calcext:value-type="string">
            <text:p>2021/08/11</text:p>
          </table:table-cell>
          <table:table-cell table:formula="of:=CONCATENATE(&quot;INSERT INTO DB_ESPERANCA_VIVA.DESPESAS_MEDICAS VALUES (&quot; ;[.A471]; &quot;,&quot; ;[.B471]; &quot;,&quot; ;&quot;&quot;&quot;&quot;; ;[.C471]; ;&quot;&quot;&quot;&quot;; &quot;,&quot; ;[.D471]; &quot;,&quot; ;&quot;&quot;&quot;&quot;; ;[.E471]; ;&quot;&quot;&quot;&quot;; &quot;);&quot;)" office:value-type="string" office:string-value="INSERT INTO DB_ESPERANCA_VIVA.DESPESAS_MEDICAS VALUES (470,557,&quot;MEDICAÇÃO E ACOMPANHAMENTO VETERINÁRIO&quot;,4456.63,&quot;2021/08/11&quot;);" calcext:value-type="string">
            <text:p>INSERT INTO DB_ESPERANCA_VIVA.DESPESAS_MEDICAS VALUES (470,557,"MEDICAÇÃO E ACOMPANHAMENTO VETERINÁRIO",4456.63,"2021/08/11");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41.85</text:p>
          </table:table-cell>
          <table:table-cell office:value-type="string" calcext:value-type="string">
            <text:p>2016/07/08</text:p>
          </table:table-cell>
          <table:table-cell table:formula="of:=CONCATENATE(&quot;INSERT INTO DB_ESPERANCA_VIVA.DESPESAS_MEDICAS VALUES (&quot; ;[.A472]; &quot;,&quot; ;[.B472]; &quot;,&quot; ;&quot;&quot;&quot;&quot;; ;[.C472]; ;&quot;&quot;&quot;&quot;; &quot;,&quot; ;[.D472]; &quot;,&quot; ;&quot;&quot;&quot;&quot;; ;[.E472]; ;&quot;&quot;&quot;&quot;; &quot;);&quot;)" office:value-type="string" office:string-value="INSERT INTO DB_ESPERANCA_VIVA.DESPESAS_MEDICAS VALUES (471,599,&quot;MEDICAÇÃO E ACOMPANHAMENTO VETERINÁRIO&quot;,1641.85,&quot;2016/07/08&quot;);" calcext:value-type="string">
            <text:p>INSERT INTO DB_ESPERANCA_VIVA.DESPESAS_MEDICAS VALUES (471,599,"MEDICAÇÃO E ACOMPANHAMENTO VETERINÁRIO",1641.85,"2016/07/08");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85.75</text:p>
          </table:table-cell>
          <table:table-cell office:value-type="string" calcext:value-type="string">
            <text:p>2019/09/05</text:p>
          </table:table-cell>
          <table:table-cell table:formula="of:=CONCATENATE(&quot;INSERT INTO DB_ESPERANCA_VIVA.DESPESAS_MEDICAS VALUES (&quot; ;[.A473]; &quot;,&quot; ;[.B473]; &quot;,&quot; ;&quot;&quot;&quot;&quot;; ;[.C473]; ;&quot;&quot;&quot;&quot;; &quot;,&quot; ;[.D473]; &quot;,&quot; ;&quot;&quot;&quot;&quot;; ;[.E473]; ;&quot;&quot;&quot;&quot;; &quot;);&quot;)" office:value-type="string" office:string-value="INSERT INTO DB_ESPERANCA_VIVA.DESPESAS_MEDICAS VALUES (472,608,&quot;MEDICAÇÃO E ACOMPANHAMENTO VETERINÁRIO&quot;,1085.75,&quot;2019/09/05&quot;);" calcext:value-type="string">
            <text:p>INSERT INTO DB_ESPERANCA_VIVA.DESPESAS_MEDICAS VALUES (472,608,"MEDICAÇÃO E ACOMPANHAMENTO VETERINÁRIO",1085.75,"2019/09/05");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95.64</text:p>
          </table:table-cell>
          <table:table-cell office:value-type="string" calcext:value-type="string">
            <text:p>2024/05/09</text:p>
          </table:table-cell>
          <table:table-cell table:formula="of:=CONCATENATE(&quot;INSERT INTO DB_ESPERANCA_VIVA.DESPESAS_MEDICAS VALUES (&quot; ;[.A474]; &quot;,&quot; ;[.B474]; &quot;,&quot; ;&quot;&quot;&quot;&quot;; ;[.C474]; ;&quot;&quot;&quot;&quot;; &quot;,&quot; ;[.D474]; &quot;,&quot; ;&quot;&quot;&quot;&quot;; ;[.E474]; ;&quot;&quot;&quot;&quot;; &quot;);&quot;)" office:value-type="string" office:string-value="INSERT INTO DB_ESPERANCA_VIVA.DESPESAS_MEDICAS VALUES (473,617,&quot;MEDICAÇÃO E ACOMPANHAMENTO VETERINÁRIO&quot;,2695.64,&quot;2024/05/09&quot;);" calcext:value-type="string">
            <text:p>INSERT INTO DB_ESPERANCA_VIVA.DESPESAS_MEDICAS VALUES (473,617,"MEDICAÇÃO E ACOMPANHAMENTO VETERINÁRIO",2695.64,"2024/05/09");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73.44</text:p>
          </table:table-cell>
          <table:table-cell office:value-type="string" calcext:value-type="string">
            <text:p>2021/07/06</text:p>
          </table:table-cell>
          <table:table-cell table:formula="of:=CONCATENATE(&quot;INSERT INTO DB_ESPERANCA_VIVA.DESPESAS_MEDICAS VALUES (&quot; ;[.A475]; &quot;,&quot; ;[.B475]; &quot;,&quot; ;&quot;&quot;&quot;&quot;; ;[.C475]; ;&quot;&quot;&quot;&quot;; &quot;,&quot; ;[.D475]; &quot;,&quot; ;&quot;&quot;&quot;&quot;; ;[.E475]; ;&quot;&quot;&quot;&quot;; &quot;);&quot;)" office:value-type="string" office:string-value="INSERT INTO DB_ESPERANCA_VIVA.DESPESAS_MEDICAS VALUES (474,694,&quot;MEDICAÇÃO E ACOMPANHAMENTO VETERINÁRIO&quot;,3473.44,&quot;2021/07/06&quot;);" calcext:value-type="string">
            <text:p>INSERT INTO DB_ESPERANCA_VIVA.DESPESAS_MEDICAS VALUES (474,694,"MEDICAÇÃO E ACOMPANHAMENTO VETERINÁRIO",3473.44,"2021/07/06");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72.18</text:p>
          </table:table-cell>
          <table:table-cell office:value-type="string" calcext:value-type="string">
            <text:p>2024/12/08</text:p>
          </table:table-cell>
          <table:table-cell table:formula="of:=CONCATENATE(&quot;INSERT INTO DB_ESPERANCA_VIVA.DESPESAS_MEDICAS VALUES (&quot; ;[.A476]; &quot;,&quot; ;[.B476]; &quot;,&quot; ;&quot;&quot;&quot;&quot;; ;[.C476]; ;&quot;&quot;&quot;&quot;; &quot;,&quot; ;[.D476]; &quot;,&quot; ;&quot;&quot;&quot;&quot;; ;[.E476]; ;&quot;&quot;&quot;&quot;; &quot;);&quot;)" office:value-type="string" office:string-value="INSERT INTO DB_ESPERANCA_VIVA.DESPESAS_MEDICAS VALUES (475,714,&quot;MEDICAÇÃO E ACOMPANHAMENTO VETERINÁRIO&quot;,2772.18,&quot;2024/12/08&quot;);" calcext:value-type="string">
            <text:p>INSERT INTO DB_ESPERANCA_VIVA.DESPESAS_MEDICAS VALUES (475,714,"MEDICAÇÃO E ACOMPANHAMENTO VETERINÁRIO",2772.18,"2024/12/08");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87.21</text:p>
          </table:table-cell>
          <table:table-cell office:value-type="string" calcext:value-type="string">
            <text:p>2020/11/07</text:p>
          </table:table-cell>
          <table:table-cell table:formula="of:=CONCATENATE(&quot;INSERT INTO DB_ESPERANCA_VIVA.DESPESAS_MEDICAS VALUES (&quot; ;[.A477]; &quot;,&quot; ;[.B477]; &quot;,&quot; ;&quot;&quot;&quot;&quot;; ;[.C477]; ;&quot;&quot;&quot;&quot;; &quot;,&quot; ;[.D477]; &quot;,&quot; ;&quot;&quot;&quot;&quot;; ;[.E477]; ;&quot;&quot;&quot;&quot;; &quot;);&quot;)" office:value-type="string" office:string-value="INSERT INTO DB_ESPERANCA_VIVA.DESPESAS_MEDICAS VALUES (476,728,&quot;MEDICAÇÃO E ACOMPANHAMENTO VETERINÁRIO&quot;,3287.21,&quot;2020/11/07&quot;);" calcext:value-type="string">
            <text:p>INSERT INTO DB_ESPERANCA_VIVA.DESPESAS_MEDICAS VALUES (476,728,"MEDICAÇÃO E ACOMPANHAMENTO VETERINÁRIO",3287.21,"2020/11/07");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87.41</text:p>
          </table:table-cell>
          <table:table-cell office:value-type="string" calcext:value-type="string">
            <text:p>2022/04/28</text:p>
          </table:table-cell>
          <table:table-cell table:formula="of:=CONCATENATE(&quot;INSERT INTO DB_ESPERANCA_VIVA.DESPESAS_MEDICAS VALUES (&quot; ;[.A478]; &quot;,&quot; ;[.B478]; &quot;,&quot; ;&quot;&quot;&quot;&quot;; ;[.C478]; ;&quot;&quot;&quot;&quot;; &quot;,&quot; ;[.D478]; &quot;,&quot; ;&quot;&quot;&quot;&quot;; ;[.E478]; ;&quot;&quot;&quot;&quot;; &quot;);&quot;)" office:value-type="string" office:string-value="INSERT INTO DB_ESPERANCA_VIVA.DESPESAS_MEDICAS VALUES (477,43,&quot;MEDICAÇÃO E ACOMPANHAMENTO VETERINÁRIO&quot;,1487.41,&quot;2022/04/28&quot;);" calcext:value-type="string">
            <text:p>INSERT INTO DB_ESPERANCA_VIVA.DESPESAS_MEDICAS VALUES (477,43,"MEDICAÇÃO E ACOMPANHAMENTO VETERINÁRIO",1487.41,"2022/04/28");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15.06</text:p>
          </table:table-cell>
          <table:table-cell office:value-type="string" calcext:value-type="string">
            <text:p>2015/04/06</text:p>
          </table:table-cell>
          <table:table-cell table:formula="of:=CONCATENATE(&quot;INSERT INTO DB_ESPERANCA_VIVA.DESPESAS_MEDICAS VALUES (&quot; ;[.A479]; &quot;,&quot; ;[.B479]; &quot;,&quot; ;&quot;&quot;&quot;&quot;; ;[.C479]; ;&quot;&quot;&quot;&quot;; &quot;,&quot; ;[.D479]; &quot;,&quot; ;&quot;&quot;&quot;&quot;; ;[.E479]; ;&quot;&quot;&quot;&quot;; &quot;);&quot;)" office:value-type="string" office:string-value="INSERT INTO DB_ESPERANCA_VIVA.DESPESAS_MEDICAS VALUES (478,74,&quot;MEDICAÇÃO E ACOMPANHAMENTO VETERINÁRIO&quot;,3615.06,&quot;2015/04/06&quot;);" calcext:value-type="string">
            <text:p>INSERT INTO DB_ESPERANCA_VIVA.DESPESAS_MEDICAS VALUES (478,74,"MEDICAÇÃO E ACOMPANHAMENTO VETERINÁRIO",3615.06,"2015/04/06");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53.87</text:p>
          </table:table-cell>
          <table:table-cell office:value-type="string" calcext:value-type="string">
            <text:p>2019/03/04</text:p>
          </table:table-cell>
          <table:table-cell table:formula="of:=CONCATENATE(&quot;INSERT INTO DB_ESPERANCA_VIVA.DESPESAS_MEDICAS VALUES (&quot; ;[.A480]; &quot;,&quot; ;[.B480]; &quot;,&quot; ;&quot;&quot;&quot;&quot;; ;[.C480]; ;&quot;&quot;&quot;&quot;; &quot;,&quot; ;[.D480]; &quot;,&quot; ;&quot;&quot;&quot;&quot;; ;[.E480]; ;&quot;&quot;&quot;&quot;; &quot;);&quot;)" office:value-type="string" office:string-value="INSERT INTO DB_ESPERANCA_VIVA.DESPESAS_MEDICAS VALUES (479,78,&quot;MEDICAÇÃO E ACOMPANHAMENTO VETERINÁRIO&quot;,2353.87,&quot;2019/03/04&quot;);" calcext:value-type="string">
            <text:p>INSERT INTO DB_ESPERANCA_VIVA.DESPESAS_MEDICAS VALUES (479,78,"MEDICAÇÃO E ACOMPANHAMENTO VETERINÁRIO",2353.87,"2019/03/04");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28.44</text:p>
          </table:table-cell>
          <table:table-cell office:value-type="string" calcext:value-type="string">
            <text:p>2020/01/05</text:p>
          </table:table-cell>
          <table:table-cell table:formula="of:=CONCATENATE(&quot;INSERT INTO DB_ESPERANCA_VIVA.DESPESAS_MEDICAS VALUES (&quot; ;[.A481]; &quot;,&quot; ;[.B481]; &quot;,&quot; ;&quot;&quot;&quot;&quot;; ;[.C481]; ;&quot;&quot;&quot;&quot;; &quot;,&quot; ;[.D481]; &quot;,&quot; ;&quot;&quot;&quot;&quot;; ;[.E481]; ;&quot;&quot;&quot;&quot;; &quot;);&quot;)" office:value-type="string" office:string-value="INSERT INTO DB_ESPERANCA_VIVA.DESPESAS_MEDICAS VALUES (480,128,&quot;MEDICAÇÃO E ACOMPANHAMENTO VETERINÁRIO&quot;,2728.44,&quot;2020/01/05&quot;);" calcext:value-type="string">
            <text:p>INSERT INTO DB_ESPERANCA_VIVA.DESPESAS_MEDICAS VALUES (480,128,"MEDICAÇÃO E ACOMPANHAMENTO VETERINÁRIO",2728.44,"2020/01/05");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51.29</text:p>
          </table:table-cell>
          <table:table-cell office:value-type="string" calcext:value-type="string">
            <text:p>2018/07/01</text:p>
          </table:table-cell>
          <table:table-cell table:formula="of:=CONCATENATE(&quot;INSERT INTO DB_ESPERANCA_VIVA.DESPESAS_MEDICAS VALUES (&quot; ;[.A482]; &quot;,&quot; ;[.B482]; &quot;,&quot; ;&quot;&quot;&quot;&quot;; ;[.C482]; ;&quot;&quot;&quot;&quot;; &quot;,&quot; ;[.D482]; &quot;,&quot; ;&quot;&quot;&quot;&quot;; ;[.E482]; ;&quot;&quot;&quot;&quot;; &quot;);&quot;)" office:value-type="string" office:string-value="INSERT INTO DB_ESPERANCA_VIVA.DESPESAS_MEDICAS VALUES (481,134,&quot;MEDICAÇÃO E ACOMPANHAMENTO VETERINÁRIO&quot;,2451.29,&quot;2018/07/01&quot;);" calcext:value-type="string">
            <text:p>INSERT INTO DB_ESPERANCA_VIVA.DESPESAS_MEDICAS VALUES (481,134,"MEDICAÇÃO E ACOMPANHAMENTO VETERINÁRIO",2451.29,"2018/07/01");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12.56</text:p>
          </table:table-cell>
          <table:table-cell office:value-type="string" calcext:value-type="string">
            <text:p>2017/06/10</text:p>
          </table:table-cell>
          <table:table-cell table:formula="of:=CONCATENATE(&quot;INSERT INTO DB_ESPERANCA_VIVA.DESPESAS_MEDICAS VALUES (&quot; ;[.A483]; &quot;,&quot; ;[.B483]; &quot;,&quot; ;&quot;&quot;&quot;&quot;; ;[.C483]; ;&quot;&quot;&quot;&quot;; &quot;,&quot; ;[.D483]; &quot;,&quot; ;&quot;&quot;&quot;&quot;; ;[.E483]; ;&quot;&quot;&quot;&quot;; &quot;);&quot;)" office:value-type="string" office:string-value="INSERT INTO DB_ESPERANCA_VIVA.DESPESAS_MEDICAS VALUES (482,135,&quot;MEDICAÇÃO E ACOMPANHAMENTO VETERINÁRIO&quot;,2012.56,&quot;2017/06/10&quot;);" calcext:value-type="string">
            <text:p>INSERT INTO DB_ESPERANCA_VIVA.DESPESAS_MEDICAS VALUES (482,135,"MEDICAÇÃO E ACOMPANHAMENTO VETERINÁRIO",2012.56,"2017/06/10");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02.61</text:p>
          </table:table-cell>
          <table:table-cell office:value-type="string" calcext:value-type="string">
            <text:p>2021/02/01</text:p>
          </table:table-cell>
          <table:table-cell table:formula="of:=CONCATENATE(&quot;INSERT INTO DB_ESPERANCA_VIVA.DESPESAS_MEDICAS VALUES (&quot; ;[.A484]; &quot;,&quot; ;[.B484]; &quot;,&quot; ;&quot;&quot;&quot;&quot;; ;[.C484]; ;&quot;&quot;&quot;&quot;; &quot;,&quot; ;[.D484]; &quot;,&quot; ;&quot;&quot;&quot;&quot;; ;[.E484]; ;&quot;&quot;&quot;&quot;; &quot;);&quot;)" office:value-type="string" office:string-value="INSERT INTO DB_ESPERANCA_VIVA.DESPESAS_MEDICAS VALUES (483,212,&quot;MEDICAÇÃO E ACOMPANHAMENTO VETERINÁRIO&quot;,3702.61,&quot;2021/02/01&quot;);" calcext:value-type="string">
            <text:p>INSERT INTO DB_ESPERANCA_VIVA.DESPESAS_MEDICAS VALUES (483,212,"MEDICAÇÃO E ACOMPANHAMENTO VETERINÁRIO",3702.61,"2021/02/01");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88.77</text:p>
          </table:table-cell>
          <table:table-cell office:value-type="string" calcext:value-type="string">
            <text:p>2024/06/11</text:p>
          </table:table-cell>
          <table:table-cell table:formula="of:=CONCATENATE(&quot;INSERT INTO DB_ESPERANCA_VIVA.DESPESAS_MEDICAS VALUES (&quot; ;[.A485]; &quot;,&quot; ;[.B485]; &quot;,&quot; ;&quot;&quot;&quot;&quot;; ;[.C485]; ;&quot;&quot;&quot;&quot;; &quot;,&quot; ;[.D485]; &quot;,&quot; ;&quot;&quot;&quot;&quot;; ;[.E485]; ;&quot;&quot;&quot;&quot;; &quot;);&quot;)" office:value-type="string" office:string-value="INSERT INTO DB_ESPERANCA_VIVA.DESPESAS_MEDICAS VALUES (484,254,&quot;MEDICAÇÃO E ACOMPANHAMENTO VETERINÁRIO&quot;,4788.77,&quot;2024/06/11&quot;);" calcext:value-type="string">
            <text:p>INSERT INTO DB_ESPERANCA_VIVA.DESPESAS_MEDICAS VALUES (484,254,"MEDICAÇÃO E ACOMPANHAMENTO VETERINÁRIO",4788.77,"2024/06/11");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51.86</text:p>
          </table:table-cell>
          <table:table-cell office:value-type="string" calcext:value-type="string">
            <text:p>2022/05/06</text:p>
          </table:table-cell>
          <table:table-cell table:formula="of:=CONCATENATE(&quot;INSERT INTO DB_ESPERANCA_VIVA.DESPESAS_MEDICAS VALUES (&quot; ;[.A486]; &quot;,&quot; ;[.B486]; &quot;,&quot; ;&quot;&quot;&quot;&quot;; ;[.C486]; ;&quot;&quot;&quot;&quot;; &quot;,&quot; ;[.D486]; &quot;,&quot; ;&quot;&quot;&quot;&quot;; ;[.E486]; ;&quot;&quot;&quot;&quot;; &quot;);&quot;)" office:value-type="string" office:string-value="INSERT INTO DB_ESPERANCA_VIVA.DESPESAS_MEDICAS VALUES (485,257,&quot;MEDICAÇÃO E ACOMPANHAMENTO VETERINÁRIO&quot;,2851.86,&quot;2022/05/06&quot;);" calcext:value-type="string">
            <text:p>INSERT INTO DB_ESPERANCA_VIVA.DESPESAS_MEDICAS VALUES (485,257,"MEDICAÇÃO E ACOMPANHAMENTO VETERINÁRIO",2851.86,"2022/05/06");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814.29</text:p>
          </table:table-cell>
          <table:table-cell office:value-type="string" calcext:value-type="string">
            <text:p>2019/02/16</text:p>
          </table:table-cell>
          <table:table-cell table:formula="of:=CONCATENATE(&quot;INSERT INTO DB_ESPERANCA_VIVA.DESPESAS_MEDICAS VALUES (&quot; ;[.A487]; &quot;,&quot; ;[.B487]; &quot;,&quot; ;&quot;&quot;&quot;&quot;; ;[.C487]; ;&quot;&quot;&quot;&quot;; &quot;,&quot; ;[.D487]; &quot;,&quot; ;&quot;&quot;&quot;&quot;; ;[.E487]; ;&quot;&quot;&quot;&quot;; &quot;);&quot;)" office:value-type="string" office:string-value="INSERT INTO DB_ESPERANCA_VIVA.DESPESAS_MEDICAS VALUES (486,260,&quot;MEDICAÇÃO E ACOMPANHAMENTO VETERINÁRIO&quot;,2814.29,&quot;2019/02/16&quot;);" calcext:value-type="string">
            <text:p>INSERT INTO DB_ESPERANCA_VIVA.DESPESAS_MEDICAS VALUES (486,260,"MEDICAÇÃO E ACOMPANHAMENTO VETERINÁRIO",2814.29,"2019/02/16");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04.89</text:p>
          </table:table-cell>
          <table:table-cell office:value-type="string" calcext:value-type="string">
            <text:p>2017/11/02</text:p>
          </table:table-cell>
          <table:table-cell table:formula="of:=CONCATENATE(&quot;INSERT INTO DB_ESPERANCA_VIVA.DESPESAS_MEDICAS VALUES (&quot; ;[.A488]; &quot;,&quot; ;[.B488]; &quot;,&quot; ;&quot;&quot;&quot;&quot;; ;[.C488]; ;&quot;&quot;&quot;&quot;; &quot;,&quot; ;[.D488]; &quot;,&quot; ;&quot;&quot;&quot;&quot;; ;[.E488]; ;&quot;&quot;&quot;&quot;; &quot;);&quot;)" office:value-type="string" office:string-value="INSERT INTO DB_ESPERANCA_VIVA.DESPESAS_MEDICAS VALUES (487,269,&quot;MEDICAÇÃO E ACOMPANHAMENTO VETERINÁRIO&quot;,604.89,&quot;2017/11/02&quot;);" calcext:value-type="string">
            <text:p>INSERT INTO DB_ESPERANCA_VIVA.DESPESAS_MEDICAS VALUES (487,269,"MEDICAÇÃO E ACOMPANHAMENTO VETERINÁRIO",604.89,"2017/11/02");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87.8</text:p>
          </table:table-cell>
          <table:table-cell office:value-type="string" calcext:value-type="string">
            <text:p>2021/12/24</text:p>
          </table:table-cell>
          <table:table-cell table:formula="of:=CONCATENATE(&quot;INSERT INTO DB_ESPERANCA_VIVA.DESPESAS_MEDICAS VALUES (&quot; ;[.A489]; &quot;,&quot; ;[.B489]; &quot;,&quot; ;&quot;&quot;&quot;&quot;; ;[.C489]; ;&quot;&quot;&quot;&quot;; &quot;,&quot; ;[.D489]; &quot;,&quot; ;&quot;&quot;&quot;&quot;; ;[.E489]; ;&quot;&quot;&quot;&quot;; &quot;);&quot;)" office:value-type="string" office:string-value="INSERT INTO DB_ESPERANCA_VIVA.DESPESAS_MEDICAS VALUES (488,282,&quot;MEDICAÇÃO E ACOMPANHAMENTO VETERINÁRIO&quot;,1787.8,&quot;2021/12/24&quot;);" calcext:value-type="string">
            <text:p>INSERT INTO DB_ESPERANCA_VIVA.DESPESAS_MEDICAS VALUES (488,282,"MEDICAÇÃO E ACOMPANHAMENTO VETERINÁRIO",1787.8,"2021/12/24");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51.59</text:p>
          </table:table-cell>
          <table:table-cell office:value-type="string" calcext:value-type="string">
            <text:p>2016/01/22</text:p>
          </table:table-cell>
          <table:table-cell table:formula="of:=CONCATENATE(&quot;INSERT INTO DB_ESPERANCA_VIVA.DESPESAS_MEDICAS VALUES (&quot; ;[.A490]; &quot;,&quot; ;[.B490]; &quot;,&quot; ;&quot;&quot;&quot;&quot;; ;[.C490]; ;&quot;&quot;&quot;&quot;; &quot;,&quot; ;[.D490]; &quot;,&quot; ;&quot;&quot;&quot;&quot;; ;[.E490]; ;&quot;&quot;&quot;&quot;; &quot;);&quot;)" office:value-type="string" office:string-value="INSERT INTO DB_ESPERANCA_VIVA.DESPESAS_MEDICAS VALUES (489,305,&quot;MEDICAÇÃO E ACOMPANHAMENTO VETERINÁRIO&quot;,3651.59,&quot;2016/01/22&quot;);" calcext:value-type="string">
            <text:p>INSERT INTO DB_ESPERANCA_VIVA.DESPESAS_MEDICAS VALUES (489,305,"MEDICAÇÃO E ACOMPANHAMENTO VETERINÁRIO",3651.59,"2016/01/22");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05.01</text:p>
          </table:table-cell>
          <table:table-cell office:value-type="string" calcext:value-type="string">
            <text:p>2019/09/17</text:p>
          </table:table-cell>
          <table:table-cell table:formula="of:=CONCATENATE(&quot;INSERT INTO DB_ESPERANCA_VIVA.DESPESAS_MEDICAS VALUES (&quot; ;[.A491]; &quot;,&quot; ;[.B491]; &quot;,&quot; ;&quot;&quot;&quot;&quot;; ;[.C491]; ;&quot;&quot;&quot;&quot;; &quot;,&quot; ;[.D491]; &quot;,&quot; ;&quot;&quot;&quot;&quot;; ;[.E491]; ;&quot;&quot;&quot;&quot;; &quot;);&quot;)" office:value-type="string" office:string-value="INSERT INTO DB_ESPERANCA_VIVA.DESPESAS_MEDICAS VALUES (490,328,&quot;MEDICAÇÃO E ACOMPANHAMENTO VETERINÁRIO&quot;,4705.01,&quot;2019/09/17&quot;);" calcext:value-type="string">
            <text:p>INSERT INTO DB_ESPERANCA_VIVA.DESPESAS_MEDICAS VALUES (490,328,"MEDICAÇÃO E ACOMPANHAMENTO VETERINÁRIO",4705.01,"2019/09/17");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280.83</text:p>
          </table:table-cell>
          <table:table-cell office:value-type="string" calcext:value-type="string">
            <text:p>2022/03/30</text:p>
          </table:table-cell>
          <table:table-cell table:formula="of:=CONCATENATE(&quot;INSERT INTO DB_ESPERANCA_VIVA.DESPESAS_MEDICAS VALUES (&quot; ;[.A492]; &quot;,&quot; ;[.B492]; &quot;,&quot; ;&quot;&quot;&quot;&quot;; ;[.C492]; ;&quot;&quot;&quot;&quot;; &quot;,&quot; ;[.D492]; &quot;,&quot; ;&quot;&quot;&quot;&quot;; ;[.E492]; ;&quot;&quot;&quot;&quot;; &quot;);&quot;)" office:value-type="string" office:string-value="INSERT INTO DB_ESPERANCA_VIVA.DESPESAS_MEDICAS VALUES (491,340,&quot;MEDICAÇÃO E ACOMPANHAMENTO VETERINÁRIO&quot;,1280.83,&quot;2022/03/30&quot;);" calcext:value-type="string">
            <text:p>INSERT INTO DB_ESPERANCA_VIVA.DESPESAS_MEDICAS VALUES (491,340,"MEDICAÇÃO E ACOMPANHAMENTO VETERINÁRIO",1280.83,"2022/03/30");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65.69</text:p>
          </table:table-cell>
          <table:table-cell office:value-type="string" calcext:value-type="string">
            <text:p>2022/01/30</text:p>
          </table:table-cell>
          <table:table-cell table:formula="of:=CONCATENATE(&quot;INSERT INTO DB_ESPERANCA_VIVA.DESPESAS_MEDICAS VALUES (&quot; ;[.A493]; &quot;,&quot; ;[.B493]; &quot;,&quot; ;&quot;&quot;&quot;&quot;; ;[.C493]; ;&quot;&quot;&quot;&quot;; &quot;,&quot; ;[.D493]; &quot;,&quot; ;&quot;&quot;&quot;&quot;; ;[.E493]; ;&quot;&quot;&quot;&quot;; &quot;);&quot;)" office:value-type="string" office:string-value="INSERT INTO DB_ESPERANCA_VIVA.DESPESAS_MEDICAS VALUES (492,389,&quot;MEDICAÇÃO E ACOMPANHAMENTO VETERINÁRIO&quot;,2365.69,&quot;2022/01/30&quot;);" calcext:value-type="string">
            <text:p>INSERT INTO DB_ESPERANCA_VIVA.DESPESAS_MEDICAS VALUES (492,389,"MEDICAÇÃO E ACOMPANHAMENTO VETERINÁRIO",2365.69,"2022/01/30");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95.92</text:p>
          </table:table-cell>
          <table:table-cell office:value-type="string" calcext:value-type="string">
            <text:p>2018/05/11</text:p>
          </table:table-cell>
          <table:table-cell table:formula="of:=CONCATENATE(&quot;INSERT INTO DB_ESPERANCA_VIVA.DESPESAS_MEDICAS VALUES (&quot; ;[.A494]; &quot;,&quot; ;[.B494]; &quot;,&quot; ;&quot;&quot;&quot;&quot;; ;[.C494]; ;&quot;&quot;&quot;&quot;; &quot;,&quot; ;[.D494]; &quot;,&quot; ;&quot;&quot;&quot;&quot;; ;[.E494]; ;&quot;&quot;&quot;&quot;; &quot;);&quot;)" office:value-type="string" office:string-value="INSERT INTO DB_ESPERANCA_VIVA.DESPESAS_MEDICAS VALUES (493,509,&quot;MEDICAÇÃO E ACOMPANHAMENTO VETERINÁRIO&quot;,3695.92,&quot;2018/05/11&quot;);" calcext:value-type="string">
            <text:p>INSERT INTO DB_ESPERANCA_VIVA.DESPESAS_MEDICAS VALUES (493,509,"MEDICAÇÃO E ACOMPANHAMENTO VETERINÁRIO",3695.92,"2018/05/11");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82.34</text:p>
          </table:table-cell>
          <table:table-cell office:value-type="string" calcext:value-type="string">
            <text:p>2019/02/24</text:p>
          </table:table-cell>
          <table:table-cell table:formula="of:=CONCATENATE(&quot;INSERT INTO DB_ESPERANCA_VIVA.DESPESAS_MEDICAS VALUES (&quot; ;[.A495]; &quot;,&quot; ;[.B495]; &quot;,&quot; ;&quot;&quot;&quot;&quot;; ;[.C495]; ;&quot;&quot;&quot;&quot;; &quot;,&quot; ;[.D495]; &quot;,&quot; ;&quot;&quot;&quot;&quot;; ;[.E495]; ;&quot;&quot;&quot;&quot;; &quot;);&quot;)" office:value-type="string" office:string-value="INSERT INTO DB_ESPERANCA_VIVA.DESPESAS_MEDICAS VALUES (494,642,&quot;MEDICAÇÃO E ACOMPANHAMENTO VETERINÁRIO&quot;,4782.34,&quot;2019/02/24&quot;);" calcext:value-type="string">
            <text:p>INSERT INTO DB_ESPERANCA_VIVA.DESPESAS_MEDICAS VALUES (494,642,"MEDICAÇÃO E ACOMPANHAMENTO VETERINÁRIO",4782.34,"2019/02/24");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54.36</text:p>
          </table:table-cell>
          <table:table-cell office:value-type="string" calcext:value-type="string">
            <text:p>2024/02/18</text:p>
          </table:table-cell>
          <table:table-cell table:formula="of:=CONCATENATE(&quot;INSERT INTO DB_ESPERANCA_VIVA.DESPESAS_MEDICAS VALUES (&quot; ;[.A496]; &quot;,&quot; ;[.B496]; &quot;,&quot; ;&quot;&quot;&quot;&quot;; ;[.C496]; ;&quot;&quot;&quot;&quot;; &quot;,&quot; ;[.D496]; &quot;,&quot; ;&quot;&quot;&quot;&quot;; ;[.E496]; ;&quot;&quot;&quot;&quot;; &quot;);&quot;)" office:value-type="string" office:string-value="INSERT INTO DB_ESPERANCA_VIVA.DESPESAS_MEDICAS VALUES (495,693,&quot;MEDICAÇÃO E ACOMPANHAMENTO VETERINÁRIO&quot;,3254.36,&quot;2024/02/18&quot;);" calcext:value-type="string">
            <text:p>INSERT INTO DB_ESPERANCA_VIVA.DESPESAS_MEDICAS VALUES (495,693,"MEDICAÇÃO E ACOMPANHAMENTO VETERINÁRIO",3254.36,"2024/02/18");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43.15</text:p>
          </table:table-cell>
          <table:table-cell office:value-type="string" calcext:value-type="string">
            <text:p>2021/03/09</text:p>
          </table:table-cell>
          <table:table-cell table:formula="of:=CONCATENATE(&quot;INSERT INTO DB_ESPERANCA_VIVA.DESPESAS_MEDICAS VALUES (&quot; ;[.A497]; &quot;,&quot; ;[.B497]; &quot;,&quot; ;&quot;&quot;&quot;&quot;; ;[.C497]; ;&quot;&quot;&quot;&quot;; &quot;,&quot; ;[.D497]; &quot;,&quot; ;&quot;&quot;&quot;&quot;; ;[.E497]; ;&quot;&quot;&quot;&quot;; &quot;);&quot;)" office:value-type="string" office:string-value="INSERT INTO DB_ESPERANCA_VIVA.DESPESAS_MEDICAS VALUES (496,58,&quot;MEDICAÇÃO E ACOMPANHAMENTO VETERINÁRIO&quot;,1043.15,&quot;2021/03/09&quot;);" calcext:value-type="string">
            <text:p>INSERT INTO DB_ESPERANCA_VIVA.DESPESAS_MEDICAS VALUES (496,58,"MEDICAÇÃO E ACOMPANHAMENTO VETERINÁRIO",1043.15,"2021/03/09");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96.37</text:p>
          </table:table-cell>
          <table:table-cell office:value-type="string" calcext:value-type="string">
            <text:p>2015/06/16</text:p>
          </table:table-cell>
          <table:table-cell table:formula="of:=CONCATENATE(&quot;INSERT INTO DB_ESPERANCA_VIVA.DESPESAS_MEDICAS VALUES (&quot; ;[.A498]; &quot;,&quot; ;[.B498]; &quot;,&quot; ;&quot;&quot;&quot;&quot;; ;[.C498]; ;&quot;&quot;&quot;&quot;; &quot;,&quot; ;[.D498]; &quot;,&quot; ;&quot;&quot;&quot;&quot;; ;[.E498]; ;&quot;&quot;&quot;&quot;; &quot;);&quot;)" office:value-type="string" office:string-value="INSERT INTO DB_ESPERANCA_VIVA.DESPESAS_MEDICAS VALUES (497,104,&quot;MEDICAÇÃO E ACOMPANHAMENTO VETERINÁRIO&quot;,4696.37,&quot;2015/06/16&quot;);" calcext:value-type="string">
            <text:p>INSERT INTO DB_ESPERANCA_VIVA.DESPESAS_MEDICAS VALUES (497,104,"MEDICAÇÃO E ACOMPANHAMENTO VETERINÁRIO",4696.37,"2015/06/16");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04.37</text:p>
          </table:table-cell>
          <table:table-cell office:value-type="string" calcext:value-type="string">
            <text:p>2018/07/26</text:p>
          </table:table-cell>
          <table:table-cell table:formula="of:=CONCATENATE(&quot;INSERT INTO DB_ESPERANCA_VIVA.DESPESAS_MEDICAS VALUES (&quot; ;[.A499]; &quot;,&quot; ;[.B499]; &quot;,&quot; ;&quot;&quot;&quot;&quot;; ;[.C499]; ;&quot;&quot;&quot;&quot;; &quot;,&quot; ;[.D499]; &quot;,&quot; ;&quot;&quot;&quot;&quot;; ;[.E499]; ;&quot;&quot;&quot;&quot;; &quot;);&quot;)" office:value-type="string" office:string-value="INSERT INTO DB_ESPERANCA_VIVA.DESPESAS_MEDICAS VALUES (498,123,&quot;MEDICAÇÃO E ACOMPANHAMENTO VETERINÁRIO&quot;,3104.37,&quot;2018/07/26&quot;);" calcext:value-type="string">
            <text:p>INSERT INTO DB_ESPERANCA_VIVA.DESPESAS_MEDICAS VALUES (498,123,"MEDICAÇÃO E ACOMPANHAMENTO VETERINÁRIO",3104.37,"2018/07/26");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05.03</text:p>
          </table:table-cell>
          <table:table-cell office:value-type="string" calcext:value-type="string">
            <text:p>2022/01/09</text:p>
          </table:table-cell>
          <table:table-cell table:formula="of:=CONCATENATE(&quot;INSERT INTO DB_ESPERANCA_VIVA.DESPESAS_MEDICAS VALUES (&quot; ;[.A500]; &quot;,&quot; ;[.B500]; &quot;,&quot; ;&quot;&quot;&quot;&quot;; ;[.C500]; ;&quot;&quot;&quot;&quot;; &quot;,&quot; ;[.D500]; &quot;,&quot; ;&quot;&quot;&quot;&quot;; ;[.E500]; ;&quot;&quot;&quot;&quot;; &quot;);&quot;)" office:value-type="string" office:string-value="INSERT INTO DB_ESPERANCA_VIVA.DESPESAS_MEDICAS VALUES (499,131,&quot;MEDICAÇÃO E ACOMPANHAMENTO VETERINÁRIO&quot;,2905.03,&quot;2022/01/09&quot;);" calcext:value-type="string">
            <text:p>INSERT INTO DB_ESPERANCA_VIVA.DESPESAS_MEDICAS VALUES (499,131,"MEDICAÇÃO E ACOMPANHAMENTO VETERINÁRIO",2905.03,"2022/01/09");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82.95</text:p>
          </table:table-cell>
          <table:table-cell office:value-type="string" calcext:value-type="string">
            <text:p>2016/07/27</text:p>
          </table:table-cell>
          <table:table-cell table:formula="of:=CONCATENATE(&quot;INSERT INTO DB_ESPERANCA_VIVA.DESPESAS_MEDICAS VALUES (&quot; ;[.A501]; &quot;,&quot; ;[.B501]; &quot;,&quot; ;&quot;&quot;&quot;&quot;; ;[.C501]; ;&quot;&quot;&quot;&quot;; &quot;,&quot; ;[.D501]; &quot;,&quot; ;&quot;&quot;&quot;&quot;; ;[.E501]; ;&quot;&quot;&quot;&quot;; &quot;);&quot;)" office:value-type="string" office:string-value="INSERT INTO DB_ESPERANCA_VIVA.DESPESAS_MEDICAS VALUES (500,159,&quot;MEDICAÇÃO E ACOMPANHAMENTO VETERINÁRIO&quot;,2482.95,&quot;2016/07/27&quot;);" calcext:value-type="string">
            <text:p>INSERT INTO DB_ESPERANCA_VIVA.DESPESAS_MEDICAS VALUES (500,159,"MEDICAÇÃO E ACOMPANHAMENTO VETERINÁRIO",2482.95,"2016/07/27");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9.31</text:p>
          </table:table-cell>
          <table:table-cell office:value-type="string" calcext:value-type="string">
            <text:p>2019/12/12</text:p>
          </table:table-cell>
          <table:table-cell table:formula="of:=CONCATENATE(&quot;INSERT INTO DB_ESPERANCA_VIVA.DESPESAS_MEDICAS VALUES (&quot; ;[.A502]; &quot;,&quot; ;[.B502]; &quot;,&quot; ;&quot;&quot;&quot;&quot;; ;[.C502]; ;&quot;&quot;&quot;&quot;; &quot;,&quot; ;[.D502]; &quot;,&quot; ;&quot;&quot;&quot;&quot;; ;[.E502]; ;&quot;&quot;&quot;&quot;; &quot;);&quot;)" office:value-type="string" office:string-value="INSERT INTO DB_ESPERANCA_VIVA.DESPESAS_MEDICAS VALUES (501,189,&quot;MEDICAÇÃO E ACOMPANHAMENTO VETERINÁRIO&quot;,2039.31,&quot;2019/12/12&quot;);" calcext:value-type="string">
            <text:p>INSERT INTO DB_ESPERANCA_VIVA.DESPESAS_MEDICAS VALUES (501,189,"MEDICAÇÃO E ACOMPANHAMENTO VETERINÁRIO",2039.31,"2019/12/12");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154.98</text:p>
          </table:table-cell>
          <table:table-cell office:value-type="string" calcext:value-type="string">
            <text:p>2016/04/08</text:p>
          </table:table-cell>
          <table:table-cell table:formula="of:=CONCATENATE(&quot;INSERT INTO DB_ESPERANCA_VIVA.DESPESAS_MEDICAS VALUES (&quot; ;[.A503]; &quot;,&quot; ;[.B503]; &quot;,&quot; ;&quot;&quot;&quot;&quot;; ;[.C503]; ;&quot;&quot;&quot;&quot;; &quot;,&quot; ;[.D503]; &quot;,&quot; ;&quot;&quot;&quot;&quot;; ;[.E503]; ;&quot;&quot;&quot;&quot;; &quot;);&quot;)" office:value-type="string" office:string-value="INSERT INTO DB_ESPERANCA_VIVA.DESPESAS_MEDICAS VALUES (502,219,&quot;MEDICAÇÃO E ACOMPANHAMENTO VETERINÁRIO&quot;,1154.98,&quot;2016/04/08&quot;);" calcext:value-type="string">
            <text:p>INSERT INTO DB_ESPERANCA_VIVA.DESPESAS_MEDICAS VALUES (502,219,"MEDICAÇÃO E ACOMPANHAMENTO VETERINÁRIO",1154.98,"2016/04/08");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23.77</text:p>
          </table:table-cell>
          <table:table-cell office:value-type="string" calcext:value-type="string">
            <text:p>2019/05/27</text:p>
          </table:table-cell>
          <table:table-cell table:formula="of:=CONCATENATE(&quot;INSERT INTO DB_ESPERANCA_VIVA.DESPESAS_MEDICAS VALUES (&quot; ;[.A504]; &quot;,&quot; ;[.B504]; &quot;,&quot; ;&quot;&quot;&quot;&quot;; ;[.C504]; ;&quot;&quot;&quot;&quot;; &quot;,&quot; ;[.D504]; &quot;,&quot; ;&quot;&quot;&quot;&quot;; ;[.E504]; ;&quot;&quot;&quot;&quot;; &quot;);&quot;)" office:value-type="string" office:string-value="INSERT INTO DB_ESPERANCA_VIVA.DESPESAS_MEDICAS VALUES (503,304,&quot;MEDICAÇÃO E ACOMPANHAMENTO VETERINÁRIO&quot;,2323.77,&quot;2019/05/27&quot;);" calcext:value-type="string">
            <text:p>INSERT INTO DB_ESPERANCA_VIVA.DESPESAS_MEDICAS VALUES (503,304,"MEDICAÇÃO E ACOMPANHAMENTO VETERINÁRIO",2323.77,"2019/05/27");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12.41</text:p>
          </table:table-cell>
          <table:table-cell office:value-type="string" calcext:value-type="string">
            <text:p>2023/08/07</text:p>
          </table:table-cell>
          <table:table-cell table:formula="of:=CONCATENATE(&quot;INSERT INTO DB_ESPERANCA_VIVA.DESPESAS_MEDICAS VALUES (&quot; ;[.A505]; &quot;,&quot; ;[.B505]; &quot;,&quot; ;&quot;&quot;&quot;&quot;; ;[.C505]; ;&quot;&quot;&quot;&quot;; &quot;,&quot; ;[.D505]; &quot;,&quot; ;&quot;&quot;&quot;&quot;; ;[.E505]; ;&quot;&quot;&quot;&quot;; &quot;);&quot;)" office:value-type="string" office:string-value="INSERT INTO DB_ESPERANCA_VIVA.DESPESAS_MEDICAS VALUES (504,362,&quot;MEDICAÇÃO E ACOMPANHAMENTO VETERINÁRIO&quot;,612.41,&quot;2023/08/07&quot;);" calcext:value-type="string">
            <text:p>INSERT INTO DB_ESPERANCA_VIVA.DESPESAS_MEDICAS VALUES (504,362,"MEDICAÇÃO E ACOMPANHAMENTO VETERINÁRIO",612.41,"2023/08/07");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21.8</text:p>
          </table:table-cell>
          <table:table-cell office:value-type="string" calcext:value-type="string">
            <text:p>2017/05/03</text:p>
          </table:table-cell>
          <table:table-cell table:formula="of:=CONCATENATE(&quot;INSERT INTO DB_ESPERANCA_VIVA.DESPESAS_MEDICAS VALUES (&quot; ;[.A506]; &quot;,&quot; ;[.B506]; &quot;,&quot; ;&quot;&quot;&quot;&quot;; ;[.C506]; ;&quot;&quot;&quot;&quot;; &quot;,&quot; ;[.D506]; &quot;,&quot; ;&quot;&quot;&quot;&quot;; ;[.E506]; ;&quot;&quot;&quot;&quot;; &quot;);&quot;)" office:value-type="string" office:string-value="INSERT INTO DB_ESPERANCA_VIVA.DESPESAS_MEDICAS VALUES (505,399,&quot;MEDICAÇÃO E ACOMPANHAMENTO VETERINÁRIO&quot;,3321.8,&quot;2017/05/03&quot;);" calcext:value-type="string">
            <text:p>INSERT INTO DB_ESPERANCA_VIVA.DESPESAS_MEDICAS VALUES (505,399,"MEDICAÇÃO E ACOMPANHAMENTO VETERINÁRIO",3321.8,"2017/05/03");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95.68</text:p>
          </table:table-cell>
          <table:table-cell office:value-type="string" calcext:value-type="string">
            <text:p>2020/03/12</text:p>
          </table:table-cell>
          <table:table-cell table:formula="of:=CONCATENATE(&quot;INSERT INTO DB_ESPERANCA_VIVA.DESPESAS_MEDICAS VALUES (&quot; ;[.A507]; &quot;,&quot; ;[.B507]; &quot;,&quot; ;&quot;&quot;&quot;&quot;; ;[.C507]; ;&quot;&quot;&quot;&quot;; &quot;,&quot; ;[.D507]; &quot;,&quot; ;&quot;&quot;&quot;&quot;; ;[.E507]; ;&quot;&quot;&quot;&quot;; &quot;);&quot;)" office:value-type="string" office:string-value="INSERT INTO DB_ESPERANCA_VIVA.DESPESAS_MEDICAS VALUES (506,416,&quot;MEDICAÇÃO E ACOMPANHAMENTO VETERINÁRIO&quot;,2595.68,&quot;2020/03/12&quot;);" calcext:value-type="string">
            <text:p>INSERT INTO DB_ESPERANCA_VIVA.DESPESAS_MEDICAS VALUES (506,416,"MEDICAÇÃO E ACOMPANHAMENTO VETERINÁRIO",2595.68,"2020/03/12");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26.44</text:p>
          </table:table-cell>
          <table:table-cell office:value-type="string" calcext:value-type="string">
            <text:p>2016/10/15</text:p>
          </table:table-cell>
          <table:table-cell table:formula="of:=CONCATENATE(&quot;INSERT INTO DB_ESPERANCA_VIVA.DESPESAS_MEDICAS VALUES (&quot; ;[.A508]; &quot;,&quot; ;[.B508]; &quot;,&quot; ;&quot;&quot;&quot;&quot;; ;[.C508]; ;&quot;&quot;&quot;&quot;; &quot;,&quot; ;[.D508]; &quot;,&quot; ;&quot;&quot;&quot;&quot;; ;[.E508]; ;&quot;&quot;&quot;&quot;; &quot;);&quot;)" office:value-type="string" office:string-value="INSERT INTO DB_ESPERANCA_VIVA.DESPESAS_MEDICAS VALUES (507,481,&quot;MEDICAÇÃO E ACOMPANHAMENTO VETERINÁRIO&quot;,2926.44,&quot;2016/10/15&quot;);" calcext:value-type="string">
            <text:p>INSERT INTO DB_ESPERANCA_VIVA.DESPESAS_MEDICAS VALUES (507,481,"MEDICAÇÃO E ACOMPANHAMENTO VETERINÁRIO",2926.44,"2016/10/15");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97.95</text:p>
          </table:table-cell>
          <table:table-cell office:value-type="string" calcext:value-type="string">
            <text:p>2018/06/12</text:p>
          </table:table-cell>
          <table:table-cell table:formula="of:=CONCATENATE(&quot;INSERT INTO DB_ESPERANCA_VIVA.DESPESAS_MEDICAS VALUES (&quot; ;[.A509]; &quot;,&quot; ;[.B509]; &quot;,&quot; ;&quot;&quot;&quot;&quot;; ;[.C509]; ;&quot;&quot;&quot;&quot;; &quot;,&quot; ;[.D509]; &quot;,&quot; ;&quot;&quot;&quot;&quot;; ;[.E509]; ;&quot;&quot;&quot;&quot;; &quot;);&quot;)" office:value-type="string" office:string-value="INSERT INTO DB_ESPERANCA_VIVA.DESPESAS_MEDICAS VALUES (508,494,&quot;MEDICAÇÃO E ACOMPANHAMENTO VETERINÁRIO&quot;,1697.95,&quot;2018/06/12&quot;);" calcext:value-type="string">
            <text:p>INSERT INTO DB_ESPERANCA_VIVA.DESPESAS_MEDICAS VALUES (508,494,"MEDICAÇÃO E ACOMPANHAMENTO VETERINÁRIO",1697.95,"2018/06/12");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45.37</text:p>
          </table:table-cell>
          <table:table-cell office:value-type="string" calcext:value-type="string">
            <text:p>2019/11/30</text:p>
          </table:table-cell>
          <table:table-cell table:formula="of:=CONCATENATE(&quot;INSERT INTO DB_ESPERANCA_VIVA.DESPESAS_MEDICAS VALUES (&quot; ;[.A510]; &quot;,&quot; ;[.B510]; &quot;,&quot; ;&quot;&quot;&quot;&quot;; ;[.C510]; ;&quot;&quot;&quot;&quot;; &quot;,&quot; ;[.D510]; &quot;,&quot; ;&quot;&quot;&quot;&quot;; ;[.E510]; ;&quot;&quot;&quot;&quot;; &quot;);&quot;)" office:value-type="string" office:string-value="INSERT INTO DB_ESPERANCA_VIVA.DESPESAS_MEDICAS VALUES (509,513,&quot;MEDICAÇÃO E ACOMPANHAMENTO VETERINÁRIO&quot;,2945.37,&quot;2019/11/30&quot;);" calcext:value-type="string">
            <text:p>INSERT INTO DB_ESPERANCA_VIVA.DESPESAS_MEDICAS VALUES (509,513,"MEDICAÇÃO E ACOMPANHAMENTO VETERINÁRIO",2945.37,"2019/11/30");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13.75</text:p>
          </table:table-cell>
          <table:table-cell office:value-type="string" calcext:value-type="string">
            <text:p>2015/09/18</text:p>
          </table:table-cell>
          <table:table-cell table:formula="of:=CONCATENATE(&quot;INSERT INTO DB_ESPERANCA_VIVA.DESPESAS_MEDICAS VALUES (&quot; ;[.A511]; &quot;,&quot; ;[.B511]; &quot;,&quot; ;&quot;&quot;&quot;&quot;; ;[.C511]; ;&quot;&quot;&quot;&quot;; &quot;,&quot; ;[.D511]; &quot;,&quot; ;&quot;&quot;&quot;&quot;; ;[.E511]; ;&quot;&quot;&quot;&quot;; &quot;);&quot;)" office:value-type="string" office:string-value="INSERT INTO DB_ESPERANCA_VIVA.DESPESAS_MEDICAS VALUES (510,661,&quot;MEDICAÇÃO E ACOMPANHAMENTO VETERINÁRIO&quot;,4113.75,&quot;2015/09/18&quot;);" calcext:value-type="string">
            <text:p>INSERT INTO DB_ESPERANCA_VIVA.DESPESAS_MEDICAS VALUES (510,661,"MEDICAÇÃO E ACOMPANHAMENTO VETERINÁRIO",4113.75,"2015/09/18");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421.49</text:p>
          </table:table-cell>
          <table:table-cell office:value-type="string" calcext:value-type="string">
            <text:p>2024/06/12</text:p>
          </table:table-cell>
          <table:table-cell table:formula="of:=CONCATENATE(&quot;INSERT INTO DB_ESPERANCA_VIVA.DESPESAS_MEDICAS VALUES (&quot; ;[.A512]; &quot;,&quot; ;[.B512]; &quot;,&quot; ;&quot;&quot;&quot;&quot;; ;[.C512]; ;&quot;&quot;&quot;&quot;; &quot;,&quot; ;[.D512]; &quot;,&quot; ;&quot;&quot;&quot;&quot;; ;[.E512]; ;&quot;&quot;&quot;&quot;; &quot;);&quot;)" office:value-type="string" office:string-value="INSERT INTO DB_ESPERANCA_VIVA.DESPESAS_MEDICAS VALUES (511,26,&quot;MEDICAÇÃO E ACOMPANHAMENTO VETERINÁRIO&quot;,4421.49,&quot;2024/06/12&quot;);" calcext:value-type="string">
            <text:p>INSERT INTO DB_ESPERANCA_VIVA.DESPESAS_MEDICAS VALUES (511,26,"MEDICAÇÃO E ACOMPANHAMENTO VETERINÁRIO",4421.49,"2024/06/12");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901.67</text:p>
          </table:table-cell>
          <table:table-cell office:value-type="string" calcext:value-type="string">
            <text:p>2016/07/02</text:p>
          </table:table-cell>
          <table:table-cell table:formula="of:=CONCATENATE(&quot;INSERT INTO DB_ESPERANCA_VIVA.DESPESAS_MEDICAS VALUES (&quot; ;[.A513]; &quot;,&quot; ;[.B513]; &quot;,&quot; ;&quot;&quot;&quot;&quot;; ;[.C513]; ;&quot;&quot;&quot;&quot;; &quot;,&quot; ;[.D513]; &quot;,&quot; ;&quot;&quot;&quot;&quot;; ;[.E513]; ;&quot;&quot;&quot;&quot;; &quot;);&quot;)" office:value-type="string" office:string-value="INSERT INTO DB_ESPERANCA_VIVA.DESPESAS_MEDICAS VALUES (512,306,&quot;MEDICAÇÃO E ACOMPANHAMENTO VETERINÁRIO&quot;,901.67,&quot;2016/07/02&quot;);" calcext:value-type="string">
            <text:p>INSERT INTO DB_ESPERANCA_VIVA.DESPESAS_MEDICAS VALUES (512,306,"MEDICAÇÃO E ACOMPANHAMENTO VETERINÁRIO",901.67,"2016/07/02");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33.03</text:p>
          </table:table-cell>
          <table:table-cell office:value-type="string" calcext:value-type="string">
            <text:p>2015/07/21</text:p>
          </table:table-cell>
          <table:table-cell table:formula="of:=CONCATENATE(&quot;INSERT INTO DB_ESPERANCA_VIVA.DESPESAS_MEDICAS VALUES (&quot; ;[.A514]; &quot;,&quot; ;[.B514]; &quot;,&quot; ;&quot;&quot;&quot;&quot;; ;[.C514]; ;&quot;&quot;&quot;&quot;; &quot;,&quot; ;[.D514]; &quot;,&quot; ;&quot;&quot;&quot;&quot;; ;[.E514]; ;&quot;&quot;&quot;&quot;; &quot;);&quot;)" office:value-type="string" office:string-value="INSERT INTO DB_ESPERANCA_VIVA.DESPESAS_MEDICAS VALUES (513,317,&quot;MEDICAÇÃO E ACOMPANHAMENTO VETERINÁRIO&quot;,633.03,&quot;2015/07/21&quot;);" calcext:value-type="string">
            <text:p>INSERT INTO DB_ESPERANCA_VIVA.DESPESAS_MEDICAS VALUES (513,317,"MEDICAÇÃO E ACOMPANHAMENTO VETERINÁRIO",633.03,"2015/07/21");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6.8</text:p>
          </table:table-cell>
          <table:table-cell office:value-type="string" calcext:value-type="string">
            <text:p>2022/10/12</text:p>
          </table:table-cell>
          <table:table-cell table:formula="of:=CONCATENATE(&quot;INSERT INTO DB_ESPERANCA_VIVA.DESPESAS_MEDICAS VALUES (&quot; ;[.A515]; &quot;,&quot; ;[.B515]; &quot;,&quot; ;&quot;&quot;&quot;&quot;; ;[.C515]; ;&quot;&quot;&quot;&quot;; &quot;,&quot; ;[.D515]; &quot;,&quot; ;&quot;&quot;&quot;&quot;; ;[.E515]; ;&quot;&quot;&quot;&quot;; &quot;);&quot;)" office:value-type="string" office:string-value="INSERT INTO DB_ESPERANCA_VIVA.DESPESAS_MEDICAS VALUES (514,365,&quot;MEDICAÇÃO E ACOMPANHAMENTO VETERINÁRIO&quot;,2036.8,&quot;2022/10/12&quot;);" calcext:value-type="string">
            <text:p>INSERT INTO DB_ESPERANCA_VIVA.DESPESAS_MEDICAS VALUES (514,365,"MEDICAÇÃO E ACOMPANHAMENTO VETERINÁRIO",2036.8,"2022/10/12");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19.81</text:p>
          </table:table-cell>
          <table:table-cell office:value-type="string" calcext:value-type="string">
            <text:p>2023/07/29</text:p>
          </table:table-cell>
          <table:table-cell table:formula="of:=CONCATENATE(&quot;INSERT INTO DB_ESPERANCA_VIVA.DESPESAS_MEDICAS VALUES (&quot; ;[.A516]; &quot;,&quot; ;[.B516]; &quot;,&quot; ;&quot;&quot;&quot;&quot;; ;[.C516]; ;&quot;&quot;&quot;&quot;; &quot;,&quot; ;[.D516]; &quot;,&quot; ;&quot;&quot;&quot;&quot;; ;[.E516]; ;&quot;&quot;&quot;&quot;; &quot;);&quot;)" office:value-type="string" office:string-value="INSERT INTO DB_ESPERANCA_VIVA.DESPESAS_MEDICAS VALUES (515,403,&quot;MEDICAÇÃO E ACOMPANHAMENTO VETERINÁRIO&quot;,2619.81,&quot;2023/07/29&quot;);" calcext:value-type="string">
            <text:p>INSERT INTO DB_ESPERANCA_VIVA.DESPESAS_MEDICAS VALUES (515,403,"MEDICAÇÃO E ACOMPANHAMENTO VETERINÁRIO",2619.81,"2023/07/29");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42.78</text:p>
          </table:table-cell>
          <table:table-cell office:value-type="string" calcext:value-type="string">
            <text:p>2016/05/20</text:p>
          </table:table-cell>
          <table:table-cell table:formula="of:=CONCATENATE(&quot;INSERT INTO DB_ESPERANCA_VIVA.DESPESAS_MEDICAS VALUES (&quot; ;[.A517]; &quot;,&quot; ;[.B517]; &quot;,&quot; ;&quot;&quot;&quot;&quot;; ;[.C517]; ;&quot;&quot;&quot;&quot;; &quot;,&quot; ;[.D517]; &quot;,&quot; ;&quot;&quot;&quot;&quot;; ;[.E517]; ;&quot;&quot;&quot;&quot;; &quot;);&quot;)" office:value-type="string" office:string-value="INSERT INTO DB_ESPERANCA_VIVA.DESPESAS_MEDICAS VALUES (516,411,&quot;MEDICAÇÃO E ACOMPANHAMENTO VETERINÁRIO&quot;,2642.78,&quot;2016/05/20&quot;);" calcext:value-type="string">
            <text:p>INSERT INTO DB_ESPERANCA_VIVA.DESPESAS_MEDICAS VALUES (516,411,"MEDICAÇÃO E ACOMPANHAMENTO VETERINÁRIO",2642.78,"2016/05/20");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678.17</text:p>
          </table:table-cell>
          <table:table-cell office:value-type="string" calcext:value-type="string">
            <text:p>2020/09/11</text:p>
          </table:table-cell>
          <table:table-cell table:formula="of:=CONCATENATE(&quot;INSERT INTO DB_ESPERANCA_VIVA.DESPESAS_MEDICAS VALUES (&quot; ;[.A518]; &quot;,&quot; ;[.B518]; &quot;,&quot; ;&quot;&quot;&quot;&quot;; ;[.C518]; ;&quot;&quot;&quot;&quot;; &quot;,&quot; ;[.D518]; &quot;,&quot; ;&quot;&quot;&quot;&quot;; ;[.E518]; ;&quot;&quot;&quot;&quot;; &quot;);&quot;)" office:value-type="string" office:string-value="INSERT INTO DB_ESPERANCA_VIVA.DESPESAS_MEDICAS VALUES (517,412,&quot;MEDICAÇÃO E ACOMPANHAMENTO VETERINÁRIO&quot;,1678.17,&quot;2020/09/11&quot;);" calcext:value-type="string">
            <text:p>INSERT INTO DB_ESPERANCA_VIVA.DESPESAS_MEDICAS VALUES (517,412,"MEDICAÇÃO E ACOMPANHAMENTO VETERINÁRIO",1678.17,"2020/09/11");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10.13</text:p>
          </table:table-cell>
          <table:table-cell office:value-type="string" calcext:value-type="string">
            <text:p>2017/07/05</text:p>
          </table:table-cell>
          <table:table-cell table:formula="of:=CONCATENATE(&quot;INSERT INTO DB_ESPERANCA_VIVA.DESPESAS_MEDICAS VALUES (&quot; ;[.A519]; &quot;,&quot; ;[.B519]; &quot;,&quot; ;&quot;&quot;&quot;&quot;; ;[.C519]; ;&quot;&quot;&quot;&quot;; &quot;,&quot; ;[.D519]; &quot;,&quot; ;&quot;&quot;&quot;&quot;; ;[.E519]; ;&quot;&quot;&quot;&quot;; &quot;);&quot;)" office:value-type="string" office:string-value="INSERT INTO DB_ESPERANCA_VIVA.DESPESAS_MEDICAS VALUES (518,437,&quot;MEDICAÇÃO E ACOMPANHAMENTO VETERINÁRIO&quot;,2210.13,&quot;2017/07/05&quot;);" calcext:value-type="string">
            <text:p>INSERT INTO DB_ESPERANCA_VIVA.DESPESAS_MEDICAS VALUES (518,437,"MEDICAÇÃO E ACOMPANHAMENTO VETERINÁRIO",2210.13,"2017/07/05");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94.86</text:p>
          </table:table-cell>
          <table:table-cell office:value-type="string" calcext:value-type="string">
            <text:p>2022/08/10</text:p>
          </table:table-cell>
          <table:table-cell table:formula="of:=CONCATENATE(&quot;INSERT INTO DB_ESPERANCA_VIVA.DESPESAS_MEDICAS VALUES (&quot; ;[.A520]; &quot;,&quot; ;[.B520]; &quot;,&quot; ;&quot;&quot;&quot;&quot;; ;[.C520]; ;&quot;&quot;&quot;&quot;; &quot;,&quot; ;[.D520]; &quot;,&quot; ;&quot;&quot;&quot;&quot;; ;[.E520]; ;&quot;&quot;&quot;&quot;; &quot;);&quot;)" office:value-type="string" office:string-value="INSERT INTO DB_ESPERANCA_VIVA.DESPESAS_MEDICAS VALUES (519,484,&quot;MEDICAÇÃO E ACOMPANHAMENTO VETERINÁRIO&quot;,3294.86,&quot;2022/08/10&quot;);" calcext:value-type="string">
            <text:p>INSERT INTO DB_ESPERANCA_VIVA.DESPESAS_MEDICAS VALUES (519,484,"MEDICAÇÃO E ACOMPANHAMENTO VETERINÁRIO",3294.86,"2022/08/10");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37.67</text:p>
          </table:table-cell>
          <table:table-cell office:value-type="string" calcext:value-type="string">
            <text:p>2023/06/10</text:p>
          </table:table-cell>
          <table:table-cell table:formula="of:=CONCATENATE(&quot;INSERT INTO DB_ESPERANCA_VIVA.DESPESAS_MEDICAS VALUES (&quot; ;[.A521]; &quot;,&quot; ;[.B521]; &quot;,&quot; ;&quot;&quot;&quot;&quot;; ;[.C521]; ;&quot;&quot;&quot;&quot;; &quot;,&quot; ;[.D521]; &quot;,&quot; ;&quot;&quot;&quot;&quot;; ;[.E521]; ;&quot;&quot;&quot;&quot;; &quot;);&quot;)" office:value-type="string" office:string-value="INSERT INTO DB_ESPERANCA_VIVA.DESPESAS_MEDICAS VALUES (520,533,&quot;MEDICAÇÃO E ACOMPANHAMENTO VETERINÁRIO&quot;,4737.67,&quot;2023/06/10&quot;);" calcext:value-type="string">
            <text:p>INSERT INTO DB_ESPERANCA_VIVA.DESPESAS_MEDICAS VALUES (520,533,"MEDICAÇÃO E ACOMPANHAMENTO VETERINÁRIO",4737.67,"2023/06/10");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74.62</text:p>
          </table:table-cell>
          <table:table-cell office:value-type="string" calcext:value-type="string">
            <text:p>2018/08/02</text:p>
          </table:table-cell>
          <table:table-cell table:formula="of:=CONCATENATE(&quot;INSERT INTO DB_ESPERANCA_VIVA.DESPESAS_MEDICAS VALUES (&quot; ;[.A522]; &quot;,&quot; ;[.B522]; &quot;,&quot; ;&quot;&quot;&quot;&quot;; ;[.C522]; ;&quot;&quot;&quot;&quot;; &quot;,&quot; ;[.D522]; &quot;,&quot; ;&quot;&quot;&quot;&quot;; ;[.E522]; ;&quot;&quot;&quot;&quot;; &quot;);&quot;)" office:value-type="string" office:string-value="INSERT INTO DB_ESPERANCA_VIVA.DESPESAS_MEDICAS VALUES (521,562,&quot;MEDICAÇÃO E ACOMPANHAMENTO VETERINÁRIO&quot;,674.62,&quot;2018/08/02&quot;);" calcext:value-type="string">
            <text:p>INSERT INTO DB_ESPERANCA_VIVA.DESPESAS_MEDICAS VALUES (521,562,"MEDICAÇÃO E ACOMPANHAMENTO VETERINÁRIO",674.62,"2018/08/02");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040.73</text:p>
          </table:table-cell>
          <table:table-cell office:value-type="string" calcext:value-type="string">
            <text:p>2017/11/12</text:p>
          </table:table-cell>
          <table:table-cell table:formula="of:=CONCATENATE(&quot;INSERT INTO DB_ESPERANCA_VIVA.DESPESAS_MEDICAS VALUES (&quot; ;[.A523]; &quot;,&quot; ;[.B523]; &quot;,&quot; ;&quot;&quot;&quot;&quot;; ;[.C523]; ;&quot;&quot;&quot;&quot;; &quot;,&quot; ;[.D523]; &quot;,&quot; ;&quot;&quot;&quot;&quot;; ;[.E523]; ;&quot;&quot;&quot;&quot;; &quot;);&quot;)" office:value-type="string" office:string-value="INSERT INTO DB_ESPERANCA_VIVA.DESPESAS_MEDICAS VALUES (522,629,&quot;MEDICAÇÃO E ACOMPANHAMENTO VETERINÁRIO&quot;,1040.73,&quot;2017/11/12&quot;);" calcext:value-type="string">
            <text:p>INSERT INTO DB_ESPERANCA_VIVA.DESPESAS_MEDICAS VALUES (522,629,"MEDICAÇÃO E ACOMPANHAMENTO VETERINÁRIO",1040.73,"2017/11/12");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75.52</text:p>
          </table:table-cell>
          <table:table-cell office:value-type="string" calcext:value-type="string">
            <text:p>2018/08/07</text:p>
          </table:table-cell>
          <table:table-cell table:formula="of:=CONCATENATE(&quot;INSERT INTO DB_ESPERANCA_VIVA.DESPESAS_MEDICAS VALUES (&quot; ;[.A524]; &quot;,&quot; ;[.B524]; &quot;,&quot; ;&quot;&quot;&quot;&quot;; ;[.C524]; ;&quot;&quot;&quot;&quot;; &quot;,&quot; ;[.D524]; &quot;,&quot; ;&quot;&quot;&quot;&quot;; ;[.E524]; ;&quot;&quot;&quot;&quot;; &quot;);&quot;)" office:value-type="string" office:string-value="INSERT INTO DB_ESPERANCA_VIVA.DESPESAS_MEDICAS VALUES (523,639,&quot;MEDICAÇÃO E ACOMPANHAMENTO VETERINÁRIO&quot;,3875.52,&quot;2018/08/07&quot;);" calcext:value-type="string">
            <text:p>INSERT INTO DB_ESPERANCA_VIVA.DESPESAS_MEDICAS VALUES (523,639,"MEDICAÇÃO E ACOMPANHAMENTO VETERINÁRIO",3875.52,"2018/08/07");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93.76</text:p>
          </table:table-cell>
          <table:table-cell office:value-type="string" calcext:value-type="string">
            <text:p>2022/04/05</text:p>
          </table:table-cell>
          <table:table-cell table:formula="of:=CONCATENATE(&quot;INSERT INTO DB_ESPERANCA_VIVA.DESPESAS_MEDICAS VALUES (&quot; ;[.A525]; &quot;,&quot; ;[.B525]; &quot;,&quot; ;&quot;&quot;&quot;&quot;; ;[.C525]; ;&quot;&quot;&quot;&quot;; &quot;,&quot; ;[.D525]; &quot;,&quot; ;&quot;&quot;&quot;&quot;; ;[.E525]; ;&quot;&quot;&quot;&quot;; &quot;);&quot;)" office:value-type="string" office:string-value="INSERT INTO DB_ESPERANCA_VIVA.DESPESAS_MEDICAS VALUES (524,654,&quot;MEDICAÇÃO E ACOMPANHAMENTO VETERINÁRIO&quot;,3693.76,&quot;2022/04/05&quot;);" calcext:value-type="string">
            <text:p>INSERT INTO DB_ESPERANCA_VIVA.DESPESAS_MEDICAS VALUES (524,654,"MEDICAÇÃO E ACOMPANHAMENTO VETERINÁRIO",3693.76,"2022/04/05");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714.07</text:p>
          </table:table-cell>
          <table:table-cell office:value-type="string" calcext:value-type="string">
            <text:p>2020/08/01</text:p>
          </table:table-cell>
          <table:table-cell table:formula="of:=CONCATENATE(&quot;INSERT INTO DB_ESPERANCA_VIVA.DESPESAS_MEDICAS VALUES (&quot; ;[.A526]; &quot;,&quot; ;[.B526]; &quot;,&quot; ;&quot;&quot;&quot;&quot;; ;[.C526]; ;&quot;&quot;&quot;&quot;; &quot;,&quot; ;[.D526]; &quot;,&quot; ;&quot;&quot;&quot;&quot;; ;[.E526]; ;&quot;&quot;&quot;&quot;; &quot;);&quot;)" office:value-type="string" office:string-value="INSERT INTO DB_ESPERANCA_VIVA.DESPESAS_MEDICAS VALUES (525,699,&quot;MEDICAÇÃO E ACOMPANHAMENTO VETERINÁRIO&quot;,2714.07,&quot;2020/08/01&quot;);" calcext:value-type="string">
            <text:p>INSERT INTO DB_ESPERANCA_VIVA.DESPESAS_MEDICAS VALUES (525,699,"MEDICAÇÃO E ACOMPANHAMENTO VETERINÁRIO",2714.07,"2020/08/01");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43.16</text:p>
          </table:table-cell>
          <table:table-cell office:value-type="string" calcext:value-type="string">
            <text:p>2023/01/01</text:p>
          </table:table-cell>
          <table:table-cell table:formula="of:=CONCATENATE(&quot;INSERT INTO DB_ESPERANCA_VIVA.DESPESAS_MEDICAS VALUES (&quot; ;[.A527]; &quot;,&quot; ;[.B527]; &quot;,&quot; ;&quot;&quot;&quot;&quot;; ;[.C527]; ;&quot;&quot;&quot;&quot;; &quot;,&quot; ;[.D527]; &quot;,&quot; ;&quot;&quot;&quot;&quot;; ;[.E527]; ;&quot;&quot;&quot;&quot;; &quot;);&quot;)" office:value-type="string" office:string-value="INSERT INTO DB_ESPERANCA_VIVA.DESPESAS_MEDICAS VALUES (526,32,&quot;MEDICAÇÃO E ACOMPANHAMENTO VETERINÁRIO&quot;,1443.16,&quot;2023/01/01&quot;);" calcext:value-type="string">
            <text:p>INSERT INTO DB_ESPERANCA_VIVA.DESPESAS_MEDICAS VALUES (526,32,"MEDICAÇÃO E ACOMPANHAMENTO VETERINÁRIO",1443.16,"2023/01/01");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25.51</text:p>
          </table:table-cell>
          <table:table-cell office:value-type="string" calcext:value-type="string">
            <text:p>2019/06/13</text:p>
          </table:table-cell>
          <table:table-cell table:formula="of:=CONCATENATE(&quot;INSERT INTO DB_ESPERANCA_VIVA.DESPESAS_MEDICAS VALUES (&quot; ;[.A528]; &quot;,&quot; ;[.B528]; &quot;,&quot; ;&quot;&quot;&quot;&quot;; ;[.C528]; ;&quot;&quot;&quot;&quot;; &quot;,&quot; ;[.D528]; &quot;,&quot; ;&quot;&quot;&quot;&quot;; ;[.E528]; ;&quot;&quot;&quot;&quot;; &quot;);&quot;)" office:value-type="string" office:string-value="INSERT INTO DB_ESPERANCA_VIVA.DESPESAS_MEDICAS VALUES (527,48,&quot;MEDICAÇÃO E ACOMPANHAMENTO VETERINÁRIO&quot;,4525.51,&quot;2019/06/13&quot;);" calcext:value-type="string">
            <text:p>INSERT INTO DB_ESPERANCA_VIVA.DESPESAS_MEDICAS VALUES (527,48,"MEDICAÇÃO E ACOMPANHAMENTO VETERINÁRIO",4525.51,"2019/06/13");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442.92</text:p>
          </table:table-cell>
          <table:table-cell office:value-type="string" calcext:value-type="string">
            <text:p>2019/06/27</text:p>
          </table:table-cell>
          <table:table-cell table:formula="of:=CONCATENATE(&quot;INSERT INTO DB_ESPERANCA_VIVA.DESPESAS_MEDICAS VALUES (&quot; ;[.A529]; &quot;,&quot; ;[.B529]; &quot;,&quot; ;&quot;&quot;&quot;&quot;; ;[.C529]; ;&quot;&quot;&quot;&quot;; &quot;,&quot; ;[.D529]; &quot;,&quot; ;&quot;&quot;&quot;&quot;; ;[.E529]; ;&quot;&quot;&quot;&quot;; &quot;);&quot;)" office:value-type="string" office:string-value="INSERT INTO DB_ESPERANCA_VIVA.DESPESAS_MEDICAS VALUES (528,108,&quot;MEDICAÇÃO E ACOMPANHAMENTO VETERINÁRIO&quot;,1442.92,&quot;2019/06/27&quot;);" calcext:value-type="string">
            <text:p>INSERT INTO DB_ESPERANCA_VIVA.DESPESAS_MEDICAS VALUES (528,108,"MEDICAÇÃO E ACOMPANHAMENTO VETERINÁRIO",1442.92,"2019/06/27");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58.01</text:p>
          </table:table-cell>
          <table:table-cell office:value-type="string" calcext:value-type="string">
            <text:p>2020/12/03</text:p>
          </table:table-cell>
          <table:table-cell table:formula="of:=CONCATENATE(&quot;INSERT INTO DB_ESPERANCA_VIVA.DESPESAS_MEDICAS VALUES (&quot; ;[.A530]; &quot;,&quot; ;[.B530]; &quot;,&quot; ;&quot;&quot;&quot;&quot;; ;[.C530]; ;&quot;&quot;&quot;&quot;; &quot;,&quot; ;[.D530]; &quot;,&quot; ;&quot;&quot;&quot;&quot;; ;[.E530]; ;&quot;&quot;&quot;&quot;; &quot;);&quot;)" office:value-type="string" office:string-value="INSERT INTO DB_ESPERANCA_VIVA.DESPESAS_MEDICAS VALUES (529,200,&quot;MEDICAÇÃO E ACOMPANHAMENTO VETERINÁRIO&quot;,3758.01,&quot;2020/12/03&quot;);" calcext:value-type="string">
            <text:p>INSERT INTO DB_ESPERANCA_VIVA.DESPESAS_MEDICAS VALUES (529,200,"MEDICAÇÃO E ACOMPANHAMENTO VETERINÁRIO",3758.01,"2020/12/03");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36.49</text:p>
          </table:table-cell>
          <table:table-cell office:value-type="string" calcext:value-type="string">
            <text:p>2020/03/04</text:p>
          </table:table-cell>
          <table:table-cell table:formula="of:=CONCATENATE(&quot;INSERT INTO DB_ESPERANCA_VIVA.DESPESAS_MEDICAS VALUES (&quot; ;[.A531]; &quot;,&quot; ;[.B531]; &quot;,&quot; ;&quot;&quot;&quot;&quot;; ;[.C531]; ;&quot;&quot;&quot;&quot;; &quot;,&quot; ;[.D531]; &quot;,&quot; ;&quot;&quot;&quot;&quot;; ;[.E531]; ;&quot;&quot;&quot;&quot;; &quot;);&quot;)" office:value-type="string" office:string-value="INSERT INTO DB_ESPERANCA_VIVA.DESPESAS_MEDICAS VALUES (530,217,&quot;MEDICAÇÃO E ACOMPANHAMENTO VETERINÁRIO&quot;,3636.49,&quot;2020/03/04&quot;);" calcext:value-type="string">
            <text:p>INSERT INTO DB_ESPERANCA_VIVA.DESPESAS_MEDICAS VALUES (530,217,"MEDICAÇÃO E ACOMPANHAMENTO VETERINÁRIO",3636.49,"2020/03/04");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296.85</text:p>
          </table:table-cell>
          <table:table-cell office:value-type="string" calcext:value-type="string">
            <text:p>2020/07/10</text:p>
          </table:table-cell>
          <table:table-cell table:formula="of:=CONCATENATE(&quot;INSERT INTO DB_ESPERANCA_VIVA.DESPESAS_MEDICAS VALUES (&quot; ;[.A532]; &quot;,&quot; ;[.B532]; &quot;,&quot; ;&quot;&quot;&quot;&quot;; ;[.C532]; ;&quot;&quot;&quot;&quot;; &quot;,&quot; ;[.D532]; &quot;,&quot; ;&quot;&quot;&quot;&quot;; ;[.E532]; ;&quot;&quot;&quot;&quot;; &quot;);&quot;)" office:value-type="string" office:string-value="INSERT INTO DB_ESPERANCA_VIVA.DESPESAS_MEDICAS VALUES (531,259,&quot;MEDICAÇÃO E ACOMPANHAMENTO VETERINÁRIO&quot;,2296.85,&quot;2020/07/10&quot;);" calcext:value-type="string">
            <text:p>INSERT INTO DB_ESPERANCA_VIVA.DESPESAS_MEDICAS VALUES (531,259,"MEDICAÇÃO E ACOMPANHAMENTO VETERINÁRIO",2296.85,"2020/07/10");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07.85</text:p>
          </table:table-cell>
          <table:table-cell office:value-type="string" calcext:value-type="string">
            <text:p>2023/02/05</text:p>
          </table:table-cell>
          <table:table-cell table:formula="of:=CONCATENATE(&quot;INSERT INTO DB_ESPERANCA_VIVA.DESPESAS_MEDICAS VALUES (&quot; ;[.A533]; &quot;,&quot; ;[.B533]; &quot;,&quot; ;&quot;&quot;&quot;&quot;; ;[.C533]; ;&quot;&quot;&quot;&quot;; &quot;,&quot; ;[.D533]; &quot;,&quot; ;&quot;&quot;&quot;&quot;; ;[.E533]; ;&quot;&quot;&quot;&quot;; &quot;);&quot;)" office:value-type="string" office:string-value="INSERT INTO DB_ESPERANCA_VIVA.DESPESAS_MEDICAS VALUES (532,349,&quot;MEDICAÇÃO E ACOMPANHAMENTO VETERINÁRIO&quot;,2007.85,&quot;2023/02/05&quot;);" calcext:value-type="string">
            <text:p>INSERT INTO DB_ESPERANCA_VIVA.DESPESAS_MEDICAS VALUES (532,349,"MEDICAÇÃO E ACOMPANHAMENTO VETERINÁRIO",2007.85,"2023/02/05");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03.26</text:p>
          </table:table-cell>
          <table:table-cell office:value-type="string" calcext:value-type="string">
            <text:p>2016/10/12</text:p>
          </table:table-cell>
          <table:table-cell table:formula="of:=CONCATENATE(&quot;INSERT INTO DB_ESPERANCA_VIVA.DESPESAS_MEDICAS VALUES (&quot; ;[.A534]; &quot;,&quot; ;[.B534]; &quot;,&quot; ;&quot;&quot;&quot;&quot;; ;[.C534]; ;&quot;&quot;&quot;&quot;; &quot;,&quot; ;[.D534]; &quot;,&quot; ;&quot;&quot;&quot;&quot;; ;[.E534]; ;&quot;&quot;&quot;&quot;; &quot;);&quot;)" office:value-type="string" office:string-value="INSERT INTO DB_ESPERANCA_VIVA.DESPESAS_MEDICAS VALUES (533,363,&quot;MEDICAÇÃO E ACOMPANHAMENTO VETERINÁRIO&quot;,3403.26,&quot;2016/10/12&quot;);" calcext:value-type="string">
            <text:p>INSERT INTO DB_ESPERANCA_VIVA.DESPESAS_MEDICAS VALUES (533,363,"MEDICAÇÃO E ACOMPANHAMENTO VETERINÁRIO",3403.26,"2016/10/12");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67.97</text:p>
          </table:table-cell>
          <table:table-cell office:value-type="string" calcext:value-type="string">
            <text:p>2023/11/05</text:p>
          </table:table-cell>
          <table:table-cell table:formula="of:=CONCATENATE(&quot;INSERT INTO DB_ESPERANCA_VIVA.DESPESAS_MEDICAS VALUES (&quot; ;[.A535]; &quot;,&quot; ;[.B535]; &quot;,&quot; ;&quot;&quot;&quot;&quot;; ;[.C535]; ;&quot;&quot;&quot;&quot;; &quot;,&quot; ;[.D535]; &quot;,&quot; ;&quot;&quot;&quot;&quot;; ;[.E535]; ;&quot;&quot;&quot;&quot;; &quot;);&quot;)" office:value-type="string" office:string-value="INSERT INTO DB_ESPERANCA_VIVA.DESPESAS_MEDICAS VALUES (534,487,&quot;MEDICAÇÃO E ACOMPANHAMENTO VETERINÁRIO&quot;,4267.97,&quot;2023/11/05&quot;);" calcext:value-type="string">
            <text:p>INSERT INTO DB_ESPERANCA_VIVA.DESPESAS_MEDICAS VALUES (534,487,"MEDICAÇÃO E ACOMPANHAMENTO VETERINÁRIO",4267.97,"2023/11/05");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928.73</text:p>
          </table:table-cell>
          <table:table-cell office:value-type="string" calcext:value-type="string">
            <text:p>2017/08/14</text:p>
          </table:table-cell>
          <table:table-cell table:formula="of:=CONCATENATE(&quot;INSERT INTO DB_ESPERANCA_VIVA.DESPESAS_MEDICAS VALUES (&quot; ;[.A536]; &quot;,&quot; ;[.B536]; &quot;,&quot; ;&quot;&quot;&quot;&quot;; ;[.C536]; ;&quot;&quot;&quot;&quot;; &quot;,&quot; ;[.D536]; &quot;,&quot; ;&quot;&quot;&quot;&quot;; ;[.E536]; ;&quot;&quot;&quot;&quot;; &quot;);&quot;)" office:value-type="string" office:string-value="INSERT INTO DB_ESPERANCA_VIVA.DESPESAS_MEDICAS VALUES (535,490,&quot;MEDICAÇÃO E ACOMPANHAMENTO VETERINÁRIO&quot;,4928.73,&quot;2017/08/14&quot;);" calcext:value-type="string">
            <text:p>INSERT INTO DB_ESPERANCA_VIVA.DESPESAS_MEDICAS VALUES (535,490,"MEDICAÇÃO E ACOMPANHAMENTO VETERINÁRIO",4928.73,"2017/08/14");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908.17</text:p>
          </table:table-cell>
          <table:table-cell office:value-type="string" calcext:value-type="string">
            <text:p>2022/04/06</text:p>
          </table:table-cell>
          <table:table-cell table:formula="of:=CONCATENATE(&quot;INSERT INTO DB_ESPERANCA_VIVA.DESPESAS_MEDICAS VALUES (&quot; ;[.A537]; &quot;,&quot; ;[.B537]; &quot;,&quot; ;&quot;&quot;&quot;&quot;; ;[.C537]; ;&quot;&quot;&quot;&quot;; &quot;,&quot; ;[.D537]; &quot;,&quot; ;&quot;&quot;&quot;&quot;; ;[.E537]; ;&quot;&quot;&quot;&quot;; &quot;);&quot;)" office:value-type="string" office:string-value="INSERT INTO DB_ESPERANCA_VIVA.DESPESAS_MEDICAS VALUES (536,520,&quot;MEDICAÇÃO E ACOMPANHAMENTO VETERINÁRIO&quot;,1908.17,&quot;2022/04/06&quot;);" calcext:value-type="string">
            <text:p>INSERT INTO DB_ESPERANCA_VIVA.DESPESAS_MEDICAS VALUES (536,520,"MEDICAÇÃO E ACOMPANHAMENTO VETERINÁRIO",1908.17,"2022/04/06");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04.94</text:p>
          </table:table-cell>
          <table:table-cell office:value-type="string" calcext:value-type="string">
            <text:p>2016/04/14</text:p>
          </table:table-cell>
          <table:table-cell table:formula="of:=CONCATENATE(&quot;INSERT INTO DB_ESPERANCA_VIVA.DESPESAS_MEDICAS VALUES (&quot; ;[.A538]; &quot;,&quot; ;[.B538]; &quot;,&quot; ;&quot;&quot;&quot;&quot;; ;[.C538]; ;&quot;&quot;&quot;&quot;; &quot;,&quot; ;[.D538]; &quot;,&quot; ;&quot;&quot;&quot;&quot;; ;[.E538]; ;&quot;&quot;&quot;&quot;; &quot;);&quot;)" office:value-type="string" office:string-value="INSERT INTO DB_ESPERANCA_VIVA.DESPESAS_MEDICAS VALUES (537,530,&quot;MEDICAÇÃO E ACOMPANHAMENTO VETERINÁRIO&quot;,2104.94,&quot;2016/04/14&quot;);" calcext:value-type="string">
            <text:p>INSERT INTO DB_ESPERANCA_VIVA.DESPESAS_MEDICAS VALUES (537,530,"MEDICAÇÃO E ACOMPANHAMENTO VETERINÁRIO",2104.94,"2016/04/14");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154.52</text:p>
          </table:table-cell>
          <table:table-cell office:value-type="string" calcext:value-type="string">
            <text:p>2020/06/21</text:p>
          </table:table-cell>
          <table:table-cell table:formula="of:=CONCATENATE(&quot;INSERT INTO DB_ESPERANCA_VIVA.DESPESAS_MEDICAS VALUES (&quot; ;[.A539]; &quot;,&quot; ;[.B539]; &quot;,&quot; ;&quot;&quot;&quot;&quot;; ;[.C539]; ;&quot;&quot;&quot;&quot;; &quot;,&quot; ;[.D539]; &quot;,&quot; ;&quot;&quot;&quot;&quot;; ;[.E539]; ;&quot;&quot;&quot;&quot;; &quot;);&quot;)" office:value-type="string" office:string-value="INSERT INTO DB_ESPERANCA_VIVA.DESPESAS_MEDICAS VALUES (538,571,&quot;MEDICAÇÃO E ACOMPANHAMENTO VETERINÁRIO&quot;,1154.52,&quot;2020/06/21&quot;);" calcext:value-type="string">
            <text:p>INSERT INTO DB_ESPERANCA_VIVA.DESPESAS_MEDICAS VALUES (538,571,"MEDICAÇÃO E ACOMPANHAMENTO VETERINÁRIO",1154.52,"2020/06/21");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24.83</text:p>
          </table:table-cell>
          <table:table-cell office:value-type="string" calcext:value-type="string">
            <text:p>2018/10/13</text:p>
          </table:table-cell>
          <table:table-cell table:formula="of:=CONCATENATE(&quot;INSERT INTO DB_ESPERANCA_VIVA.DESPESAS_MEDICAS VALUES (&quot; ;[.A540]; &quot;,&quot; ;[.B540]; &quot;,&quot; ;&quot;&quot;&quot;&quot;; ;[.C540]; ;&quot;&quot;&quot;&quot;; &quot;,&quot; ;[.D540]; &quot;,&quot; ;&quot;&quot;&quot;&quot;; ;[.E540]; ;&quot;&quot;&quot;&quot;; &quot;);&quot;)" office:value-type="string" office:string-value="INSERT INTO DB_ESPERANCA_VIVA.DESPESAS_MEDICAS VALUES (539,576,&quot;MEDICAÇÃO E ACOMPANHAMENTO VETERINÁRIO&quot;,3624.83,&quot;2018/10/13&quot;);" calcext:value-type="string">
            <text:p>INSERT INTO DB_ESPERANCA_VIVA.DESPESAS_MEDICAS VALUES (539,576,"MEDICAÇÃO E ACOMPANHAMENTO VETERINÁRIO",3624.83,"2018/10/13");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11.94</text:p>
          </table:table-cell>
          <table:table-cell office:value-type="string" calcext:value-type="string">
            <text:p>2022/09/30</text:p>
          </table:table-cell>
          <table:table-cell table:formula="of:=CONCATENATE(&quot;INSERT INTO DB_ESPERANCA_VIVA.DESPESAS_MEDICAS VALUES (&quot; ;[.A541]; &quot;,&quot; ;[.B541]; &quot;,&quot; ;&quot;&quot;&quot;&quot;; ;[.C541]; ;&quot;&quot;&quot;&quot;; &quot;,&quot; ;[.D541]; &quot;,&quot; ;&quot;&quot;&quot;&quot;; ;[.E541]; ;&quot;&quot;&quot;&quot;; &quot;);&quot;)" office:value-type="string" office:string-value="INSERT INTO DB_ESPERANCA_VIVA.DESPESAS_MEDICAS VALUES (540,655,&quot;MEDICAÇÃO E ACOMPANHAMENTO VETERINÁRIO&quot;,4211.94,&quot;2022/09/30&quot;);" calcext:value-type="string">
            <text:p>INSERT INTO DB_ESPERANCA_VIVA.DESPESAS_MEDICAS VALUES (540,655,"MEDICAÇÃO E ACOMPANHAMENTO VETERINÁRIO",4211.94,"2022/09/30");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92.9</text:p>
          </table:table-cell>
          <table:table-cell office:value-type="string" calcext:value-type="string">
            <text:p>2015/03/15</text:p>
          </table:table-cell>
          <table:table-cell table:formula="of:=CONCATENATE(&quot;INSERT INTO DB_ESPERANCA_VIVA.DESPESAS_MEDICAS VALUES (&quot; ;[.A542]; &quot;,&quot; ;[.B542]; &quot;,&quot; ;&quot;&quot;&quot;&quot;; ;[.C542]; ;&quot;&quot;&quot;&quot;; &quot;,&quot; ;[.D542]; &quot;,&quot; ;&quot;&quot;&quot;&quot;; ;[.E542]; ;&quot;&quot;&quot;&quot;; &quot;);&quot;)" office:value-type="string" office:string-value="INSERT INTO DB_ESPERANCA_VIVA.DESPESAS_MEDICAS VALUES (541,152,&quot;MEDICAÇÃO E ACOMPANHAMENTO VETERINÁRIO&quot;,2992.9,&quot;2015/03/15&quot;);" calcext:value-type="string">
            <text:p>INSERT INTO DB_ESPERANCA_VIVA.DESPESAS_MEDICAS VALUES (541,152,"MEDICAÇÃO E ACOMPANHAMENTO VETERINÁRIO",2992.9,"2015/03/15");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29.74</text:p>
          </table:table-cell>
          <table:table-cell office:value-type="string" calcext:value-type="string">
            <text:p>2018/01/16</text:p>
          </table:table-cell>
          <table:table-cell table:formula="of:=CONCATENATE(&quot;INSERT INTO DB_ESPERANCA_VIVA.DESPESAS_MEDICAS VALUES (&quot; ;[.A543]; &quot;,&quot; ;[.B543]; &quot;,&quot; ;&quot;&quot;&quot;&quot;; ;[.C543]; ;&quot;&quot;&quot;&quot;; &quot;,&quot; ;[.D543]; &quot;,&quot; ;&quot;&quot;&quot;&quot;; ;[.E543]; ;&quot;&quot;&quot;&quot;; &quot;);&quot;)" office:value-type="string" office:string-value="INSERT INTO DB_ESPERANCA_VIVA.DESPESAS_MEDICAS VALUES (542,374,&quot;MEDICAÇÃO E ACOMPANHAMENTO VETERINÁRIO&quot;,3329.74,&quot;2018/01/16&quot;);" calcext:value-type="string">
            <text:p>INSERT INTO DB_ESPERANCA_VIVA.DESPESAS_MEDICAS VALUES (542,374,"MEDICAÇÃO E ACOMPANHAMENTO VETERINÁRIO",3329.74,"2018/01/16");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395.65</text:p>
          </table:table-cell>
          <table:table-cell office:value-type="string" calcext:value-type="string">
            <text:p>2019/10/06</text:p>
          </table:table-cell>
          <table:table-cell table:formula="of:=CONCATENATE(&quot;INSERT INTO DB_ESPERANCA_VIVA.DESPESAS_MEDICAS VALUES (&quot; ;[.A544]; &quot;,&quot; ;[.B544]; &quot;,&quot; ;&quot;&quot;&quot;&quot;; ;[.C544]; ;&quot;&quot;&quot;&quot;; &quot;,&quot; ;[.D544]; &quot;,&quot; ;&quot;&quot;&quot;&quot;; ;[.E544]; ;&quot;&quot;&quot;&quot;; &quot;);&quot;)" office:value-type="string" office:string-value="INSERT INTO DB_ESPERANCA_VIVA.DESPESAS_MEDICAS VALUES (543,483,&quot;MEDICAÇÃO E ACOMPANHAMENTO VETERINÁRIO&quot;,2395.65,&quot;2019/10/06&quot;);" calcext:value-type="string">
            <text:p>INSERT INTO DB_ESPERANCA_VIVA.DESPESAS_MEDICAS VALUES (543,483,"MEDICAÇÃO E ACOMPANHAMENTO VETERINÁRIO",2395.65,"2019/10/06");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63.25</text:p>
          </table:table-cell>
          <table:table-cell office:value-type="string" calcext:value-type="string">
            <text:p>2017/10/09</text:p>
          </table:table-cell>
          <table:table-cell table:formula="of:=CONCATENATE(&quot;INSERT INTO DB_ESPERANCA_VIVA.DESPESAS_MEDICAS VALUES (&quot; ;[.A545]; &quot;,&quot; ;[.B545]; &quot;,&quot; ;&quot;&quot;&quot;&quot;; ;[.C545]; ;&quot;&quot;&quot;&quot;; &quot;,&quot; ;[.D545]; &quot;,&quot; ;&quot;&quot;&quot;&quot;; ;[.E545]; ;&quot;&quot;&quot;&quot;; &quot;);&quot;)" office:value-type="string" office:string-value="INSERT INTO DB_ESPERANCA_VIVA.DESPESAS_MEDICAS VALUES (544,503,&quot;MEDICAÇÃO E ACOMPANHAMENTO VETERINÁRIO&quot;,2463.25,&quot;2017/10/09&quot;);" calcext:value-type="string">
            <text:p>INSERT INTO DB_ESPERANCA_VIVA.DESPESAS_MEDICAS VALUES (544,503,"MEDICAÇÃO E ACOMPANHAMENTO VETERINÁRIO",2463.25,"2017/10/09");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13.11</text:p>
          </table:table-cell>
          <table:table-cell office:value-type="string" calcext:value-type="string">
            <text:p>2019/03/03</text:p>
          </table:table-cell>
          <table:table-cell table:formula="of:=CONCATENATE(&quot;INSERT INTO DB_ESPERANCA_VIVA.DESPESAS_MEDICAS VALUES (&quot; ;[.A546]; &quot;,&quot; ;[.B546]; &quot;,&quot; ;&quot;&quot;&quot;&quot;; ;[.C546]; ;&quot;&quot;&quot;&quot;; &quot;,&quot; ;[.D546]; &quot;,&quot; ;&quot;&quot;&quot;&quot;; ;[.E546]; ;&quot;&quot;&quot;&quot;; &quot;);&quot;)" office:value-type="string" office:string-value="INSERT INTO DB_ESPERANCA_VIVA.DESPESAS_MEDICAS VALUES (545,719,&quot;MEDICAÇÃO E ACOMPANHAMENTO VETERINÁRIO&quot;,4113.11,&quot;2019/03/03&quot;);" calcext:value-type="string">
            <text:p>INSERT INTO DB_ESPERANCA_VIVA.DESPESAS_MEDICAS VALUES (545,719,"MEDICAÇÃO E ACOMPANHAMENTO VETERINÁRIO",4113.11,"2019/03/03");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84.62</text:p>
          </table:table-cell>
          <table:table-cell office:value-type="string" calcext:value-type="string">
            <text:p>2019/12/14</text:p>
          </table:table-cell>
          <table:table-cell table:formula="of:=CONCATENATE(&quot;INSERT INTO DB_ESPERANCA_VIVA.DESPESAS_MEDICAS VALUES (&quot; ;[.A547]; &quot;,&quot; ;[.B547]; &quot;,&quot; ;&quot;&quot;&quot;&quot;; ;[.C547]; ;&quot;&quot;&quot;&quot;; &quot;,&quot; ;[.D547]; &quot;,&quot; ;&quot;&quot;&quot;&quot;; ;[.E547]; ;&quot;&quot;&quot;&quot;; &quot;);&quot;)" office:value-type="string" office:string-value="INSERT INTO DB_ESPERANCA_VIVA.DESPESAS_MEDICAS VALUES (546,355,&quot;MEDICAÇÃO E ACOMPANHAMENTO VETERINÁRIO&quot;,3784.62,&quot;2019/12/14&quot;);" calcext:value-type="string">
            <text:p>INSERT INTO DB_ESPERANCA_VIVA.DESPESAS_MEDICAS VALUES (546,355,"MEDICAÇÃO E ACOMPANHAMENTO VETERINÁRIO",3784.62,"2019/12/14");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797.99</text:p>
          </table:table-cell>
          <table:table-cell office:value-type="string" calcext:value-type="string">
            <text:p>2022/06/26</text:p>
          </table:table-cell>
          <table:table-cell table:formula="of:=CONCATENATE(&quot;INSERT INTO DB_ESPERANCA_VIVA.DESPESAS_MEDICAS VALUES (&quot; ;[.A548]; &quot;,&quot; ;[.B548]; &quot;,&quot; ;&quot;&quot;&quot;&quot;; ;[.C548]; ;&quot;&quot;&quot;&quot;; &quot;,&quot; ;[.D548]; &quot;,&quot; ;&quot;&quot;&quot;&quot;; ;[.E548]; ;&quot;&quot;&quot;&quot;; &quot;);&quot;)" office:value-type="string" office:string-value="INSERT INTO DB_ESPERANCA_VIVA.DESPESAS_MEDICAS VALUES (547,404,&quot;MEDICAÇÃO E ACOMPANHAMENTO VETERINÁRIO&quot;,4797.99,&quot;2022/06/26&quot;);" calcext:value-type="string">
            <text:p>INSERT INTO DB_ESPERANCA_VIVA.DESPESAS_MEDICAS VALUES (547,404,"MEDICAÇÃO E ACOMPANHAMENTO VETERINÁRIO",4797.99,"2022/06/26");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697.63</text:p>
          </table:table-cell>
          <table:table-cell office:value-type="string" calcext:value-type="string">
            <text:p>2021/10/23</text:p>
          </table:table-cell>
          <table:table-cell table:formula="of:=CONCATENATE(&quot;INSERT INTO DB_ESPERANCA_VIVA.DESPESAS_MEDICAS VALUES (&quot; ;[.A549]; &quot;,&quot; ;[.B549]; &quot;,&quot; ;&quot;&quot;&quot;&quot;; ;[.C549]; ;&quot;&quot;&quot;&quot;; &quot;,&quot; ;[.D549]; &quot;,&quot; ;&quot;&quot;&quot;&quot;; ;[.E549]; ;&quot;&quot;&quot;&quot;; &quot;);&quot;)" office:value-type="string" office:string-value="INSERT INTO DB_ESPERANCA_VIVA.DESPESAS_MEDICAS VALUES (548,625,&quot;MEDICAÇÃO E ACOMPANHAMENTO VETERINÁRIO&quot;,4697.63,&quot;2021/10/23&quot;);" calcext:value-type="string">
            <text:p>INSERT INTO DB_ESPERANCA_VIVA.DESPESAS_MEDICAS VALUES (548,625,"MEDICAÇÃO E ACOMPANHAMENTO VETERINÁRIO",4697.63,"2021/10/23");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477.66</text:p>
          </table:table-cell>
          <table:table-cell office:value-type="string" calcext:value-type="string">
            <text:p>2020/10/13</text:p>
          </table:table-cell>
          <table:table-cell table:formula="of:=CONCATENATE(&quot;INSERT INTO DB_ESPERANCA_VIVA.DESPESAS_MEDICAS VALUES (&quot; ;[.A550]; &quot;,&quot; ;[.B550]; &quot;,&quot; ;&quot;&quot;&quot;&quot;; ;[.C550]; ;&quot;&quot;&quot;&quot;; &quot;,&quot; ;[.D550]; &quot;,&quot; ;&quot;&quot;&quot;&quot;; ;[.E550]; ;&quot;&quot;&quot;&quot;; &quot;);&quot;)" office:value-type="string" office:string-value="INSERT INTO DB_ESPERANCA_VIVA.DESPESAS_MEDICAS VALUES (549,627,&quot;MEDICAÇÃO E ACOMPANHAMENTO VETERINÁRIO&quot;,3477.66,&quot;2020/10/13&quot;);" calcext:value-type="string">
            <text:p>INSERT INTO DB_ESPERANCA_VIVA.DESPESAS_MEDICAS VALUES (549,627,"MEDICAÇÃO E ACOMPANHAMENTO VETERINÁRIO",3477.66,"2020/10/13");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516.54</text:p>
          </table:table-cell>
          <table:table-cell office:value-type="string" calcext:value-type="string">
            <text:p>2016/06/25</text:p>
          </table:table-cell>
          <table:table-cell table:formula="of:=CONCATENATE(&quot;INSERT INTO DB_ESPERANCA_VIVA.DESPESAS_MEDICAS VALUES (&quot; ;[.A551]; &quot;,&quot; ;[.B551]; &quot;,&quot; ;&quot;&quot;&quot;&quot;; ;[.C551]; ;&quot;&quot;&quot;&quot;; &quot;,&quot; ;[.D551]; &quot;,&quot; ;&quot;&quot;&quot;&quot;; ;[.E551]; ;&quot;&quot;&quot;&quot;; &quot;);&quot;)" office:value-type="string" office:string-value="INSERT INTO DB_ESPERANCA_VIVA.DESPESAS_MEDICAS VALUES (550,740,&quot;MEDICAÇÃO E ACOMPANHAMENTO VETERINÁRIO&quot;,516.54,&quot;2016/06/25&quot;);" calcext:value-type="string">
            <text:p>INSERT INTO DB_ESPERANCA_VIVA.DESPESAS_MEDICAS VALUES (550,740,"MEDICAÇÃO E ACOMPANHAMENTO VETERINÁRIO",516.54,"2016/06/25");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83.87</text:p>
          </table:table-cell>
          <table:table-cell office:value-type="string" calcext:value-type="string">
            <text:p>2024/08/15</text:p>
          </table:table-cell>
          <table:table-cell table:formula="of:=CONCATENATE(&quot;INSERT INTO DB_ESPERANCA_VIVA.DESPESAS_MEDICAS VALUES (&quot; ;[.A552]; &quot;,&quot; ;[.B552]; &quot;,&quot; ;&quot;&quot;&quot;&quot;; ;[.C552]; ;&quot;&quot;&quot;&quot;; &quot;,&quot; ;[.D552]; &quot;,&quot; ;&quot;&quot;&quot;&quot;; ;[.E552]; ;&quot;&quot;&quot;&quot;; &quot;);&quot;)" office:value-type="string" office:string-value="INSERT INTO DB_ESPERANCA_VIVA.DESPESAS_MEDICAS VALUES (551,22,&quot;MEDICAÇÃO E ACOMPANHAMENTO VETERINÁRIO&quot;,3983.87,&quot;2024/08/15&quot;);" calcext:value-type="string">
            <text:p>INSERT INTO DB_ESPERANCA_VIVA.DESPESAS_MEDICAS VALUES (551,22,"MEDICAÇÃO E ACOMPANHAMENTO VETERINÁRIO",3983.87,"2024/08/15");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77.12</text:p>
          </table:table-cell>
          <table:table-cell office:value-type="string" calcext:value-type="string">
            <text:p>2023/08/23</text:p>
          </table:table-cell>
          <table:table-cell table:formula="of:=CONCATENATE(&quot;INSERT INTO DB_ESPERANCA_VIVA.DESPESAS_MEDICAS VALUES (&quot; ;[.A553]; &quot;,&quot; ;[.B553]; &quot;,&quot; ;&quot;&quot;&quot;&quot;; ;[.C553]; ;&quot;&quot;&quot;&quot;; &quot;,&quot; ;[.D553]; &quot;,&quot; ;&quot;&quot;&quot;&quot;; ;[.E553]; ;&quot;&quot;&quot;&quot;; &quot;);&quot;)" office:value-type="string" office:string-value="INSERT INTO DB_ESPERANCA_VIVA.DESPESAS_MEDICAS VALUES (552,190,&quot;MEDICAÇÃO E ACOMPANHAMENTO VETERINÁRIO&quot;,2477.12,&quot;2023/08/23&quot;);" calcext:value-type="string">
            <text:p>INSERT INTO DB_ESPERANCA_VIVA.DESPESAS_MEDICAS VALUES (552,190,"MEDICAÇÃO E ACOMPANHAMENTO VETERINÁRIO",2477.12,"2023/08/23");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937.28</text:p>
          </table:table-cell>
          <table:table-cell office:value-type="string" calcext:value-type="string">
            <text:p>2015/07/08</text:p>
          </table:table-cell>
          <table:table-cell table:formula="of:=CONCATENATE(&quot;INSERT INTO DB_ESPERANCA_VIVA.DESPESAS_MEDICAS VALUES (&quot; ;[.A554]; &quot;,&quot; ;[.B554]; &quot;,&quot; ;&quot;&quot;&quot;&quot;; ;[.C554]; ;&quot;&quot;&quot;&quot;; &quot;,&quot; ;[.D554]; &quot;,&quot; ;&quot;&quot;&quot;&quot;; ;[.E554]; ;&quot;&quot;&quot;&quot;; &quot;);&quot;)" office:value-type="string" office:string-value="INSERT INTO DB_ESPERANCA_VIVA.DESPESAS_MEDICAS VALUES (553,258,&quot;MEDICAÇÃO E ACOMPANHAMENTO VETERINÁRIO&quot;,3937.28,&quot;2015/07/08&quot;);" calcext:value-type="string">
            <text:p>INSERT INTO DB_ESPERANCA_VIVA.DESPESAS_MEDICAS VALUES (553,258,"MEDICAÇÃO E ACOMPANHAMENTO VETERINÁRIO",3937.28,"2015/07/08");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690.23</text:p>
          </table:table-cell>
          <table:table-cell office:value-type="string" calcext:value-type="string">
            <text:p>2017/09/21</text:p>
          </table:table-cell>
          <table:table-cell table:formula="of:=CONCATENATE(&quot;INSERT INTO DB_ESPERANCA_VIVA.DESPESAS_MEDICAS VALUES (&quot; ;[.A555]; &quot;,&quot; ;[.B555]; &quot;,&quot; ;&quot;&quot;&quot;&quot;; ;[.C555]; ;&quot;&quot;&quot;&quot;; &quot;,&quot; ;[.D555]; &quot;,&quot; ;&quot;&quot;&quot;&quot;; ;[.E555]; ;&quot;&quot;&quot;&quot;; &quot;);&quot;)" office:value-type="string" office:string-value="INSERT INTO DB_ESPERANCA_VIVA.DESPESAS_MEDICAS VALUES (554,515,&quot;MEDICAÇÃO E ACOMPANHAMENTO VETERINÁRIO&quot;,690.23,&quot;2017/09/21&quot;);" calcext:value-type="string">
            <text:p>INSERT INTO DB_ESPERANCA_VIVA.DESPESAS_MEDICAS VALUES (554,515,"MEDICAÇÃO E ACOMPANHAMENTO VETERINÁRIO",690.23,"2017/09/21");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05.45</text:p>
          </table:table-cell>
          <table:table-cell office:value-type="string" calcext:value-type="string">
            <text:p>2017/01/29</text:p>
          </table:table-cell>
          <table:table-cell table:formula="of:=CONCATENATE(&quot;INSERT INTO DB_ESPERANCA_VIVA.DESPESAS_MEDICAS VALUES (&quot; ;[.A556]; &quot;,&quot; ;[.B556]; &quot;,&quot; ;&quot;&quot;&quot;&quot;; ;[.C556]; ;&quot;&quot;&quot;&quot;; &quot;,&quot; ;[.D556]; &quot;,&quot; ;&quot;&quot;&quot;&quot;; ;[.E556]; ;&quot;&quot;&quot;&quot;; &quot;);&quot;)" office:value-type="string" office:string-value="INSERT INTO DB_ESPERANCA_VIVA.DESPESAS_MEDICAS VALUES (555,688,&quot;MEDICAÇÃO E ACOMPANHAMENTO VETERINÁRIO&quot;,4505.45,&quot;2017/01/29&quot;);" calcext:value-type="string">
            <text:p>INSERT INTO DB_ESPERANCA_VIVA.DESPESAS_MEDICAS VALUES (555,688,"MEDICAÇÃO E ACOMPANHAMENTO VETERINÁRIO",4505.45,"2017/01/29");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10.46</text:p>
          </table:table-cell>
          <table:table-cell office:value-type="string" calcext:value-type="string">
            <text:p>2018/04/19</text:p>
          </table:table-cell>
          <table:table-cell table:formula="of:=CONCATENATE(&quot;INSERT INTO DB_ESPERANCA_VIVA.DESPESAS_MEDICAS VALUES (&quot; ;[.A557]; &quot;,&quot; ;[.B557]; &quot;,&quot; ;&quot;&quot;&quot;&quot;; ;[.C557]; ;&quot;&quot;&quot;&quot;; &quot;,&quot; ;[.D557]; &quot;,&quot; ;&quot;&quot;&quot;&quot;; ;[.E557]; ;&quot;&quot;&quot;&quot;; &quot;);&quot;)" office:value-type="string" office:string-value="INSERT INTO DB_ESPERANCA_VIVA.DESPESAS_MEDICAS VALUES (556,109,&quot;MEDICAÇÃO E ACOMPANHAMENTO VETERINÁRIO&quot;,710.46,&quot;2018/04/19&quot;);" calcext:value-type="string">
            <text:p>INSERT INTO DB_ESPERANCA_VIVA.DESPESAS_MEDICAS VALUES (556,109,"MEDICAÇÃO E ACOMPANHAMENTO VETERINÁRIO",710.46,"2018/04/19");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749.92</text:p>
          </table:table-cell>
          <table:table-cell office:value-type="string" calcext:value-type="string">
            <text:p>2017/06/29</text:p>
          </table:table-cell>
          <table:table-cell table:formula="of:=CONCATENATE(&quot;INSERT INTO DB_ESPERANCA_VIVA.DESPESAS_MEDICAS VALUES (&quot; ;[.A558]; &quot;,&quot; ;[.B558]; &quot;,&quot; ;&quot;&quot;&quot;&quot;; ;[.C558]; ;&quot;&quot;&quot;&quot;; &quot;,&quot; ;[.D558]; &quot;,&quot; ;&quot;&quot;&quot;&quot;; ;[.E558]; ;&quot;&quot;&quot;&quot;; &quot;);&quot;)" office:value-type="string" office:string-value="INSERT INTO DB_ESPERANCA_VIVA.DESPESAS_MEDICAS VALUES (557,265,&quot;MEDICAÇÃO E ACOMPANHAMENTO VETERINÁRIO&quot;,3749.92,&quot;2017/06/29&quot;);" calcext:value-type="string">
            <text:p>INSERT INTO DB_ESPERANCA_VIVA.DESPESAS_MEDICAS VALUES (557,265,"MEDICAÇÃO E ACOMPANHAMENTO VETERINÁRIO",3749.92,"2017/06/29");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278.08</text:p>
          </table:table-cell>
          <table:table-cell office:value-type="string" calcext:value-type="string">
            <text:p>2015/03/21</text:p>
          </table:table-cell>
          <table:table-cell table:formula="of:=CONCATENATE(&quot;INSERT INTO DB_ESPERANCA_VIVA.DESPESAS_MEDICAS VALUES (&quot; ;[.A559]; &quot;,&quot; ;[.B559]; &quot;,&quot; ;&quot;&quot;&quot;&quot;; ;[.C559]; ;&quot;&quot;&quot;&quot;; &quot;,&quot; ;[.D559]; &quot;,&quot; ;&quot;&quot;&quot;&quot;; ;[.E559]; ;&quot;&quot;&quot;&quot;; &quot;);&quot;)" office:value-type="string" office:string-value="INSERT INTO DB_ESPERANCA_VIVA.DESPESAS_MEDICAS VALUES (558,327,&quot;MEDICAÇÃO E ACOMPANHAMENTO VETERINÁRIO&quot;,3278.08,&quot;2015/03/21&quot;);" calcext:value-type="string">
            <text:p>INSERT INTO DB_ESPERANCA_VIVA.DESPESAS_MEDICAS VALUES (558,327,"MEDICAÇÃO E ACOMPANHAMENTO VETERINÁRIO",3278.08,"2015/03/21");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03.19</text:p>
          </table:table-cell>
          <table:table-cell office:value-type="string" calcext:value-type="string">
            <text:p>2015/10/17</text:p>
          </table:table-cell>
          <table:table-cell table:formula="of:=CONCATENATE(&quot;INSERT INTO DB_ESPERANCA_VIVA.DESPESAS_MEDICAS VALUES (&quot; ;[.A560]; &quot;,&quot; ;[.B560]; &quot;,&quot; ;&quot;&quot;&quot;&quot;; ;[.C560]; ;&quot;&quot;&quot;&quot;; &quot;,&quot; ;[.D560]; &quot;,&quot; ;&quot;&quot;&quot;&quot;; ;[.E560]; ;&quot;&quot;&quot;&quot;; &quot;);&quot;)" office:value-type="string" office:string-value="INSERT INTO DB_ESPERANCA_VIVA.DESPESAS_MEDICAS VALUES (559,357,&quot;MEDICAÇÃO E ACOMPANHAMENTO VETERINÁRIO&quot;,3603.19,&quot;2015/10/17&quot;);" calcext:value-type="string">
            <text:p>INSERT INTO DB_ESPERANCA_VIVA.DESPESAS_MEDICAS VALUES (559,357,"MEDICAÇÃO E ACOMPANHAMENTO VETERINÁRIO",3603.19,"2015/10/17");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332.96</text:p>
          </table:table-cell>
          <table:table-cell office:value-type="string" calcext:value-type="string">
            <text:p>2015/05/06</text:p>
          </table:table-cell>
          <table:table-cell table:formula="of:=CONCATENATE(&quot;INSERT INTO DB_ESPERANCA_VIVA.DESPESAS_MEDICAS VALUES (&quot; ;[.A561]; &quot;,&quot; ;[.B561]; &quot;,&quot; ;&quot;&quot;&quot;&quot;; ;[.C561]; ;&quot;&quot;&quot;&quot;; &quot;,&quot; ;[.D561]; &quot;,&quot; ;&quot;&quot;&quot;&quot;; ;[.E561]; ;&quot;&quot;&quot;&quot;; &quot;);&quot;)" office:value-type="string" office:string-value="INSERT INTO DB_ESPERANCA_VIVA.DESPESAS_MEDICAS VALUES (560,405,&quot;MEDICAÇÃO E ACOMPANHAMENTO VETERINÁRIO&quot;,3332.96,&quot;2015/05/06&quot;);" calcext:value-type="string">
            <text:p>INSERT INTO DB_ESPERANCA_VIVA.DESPESAS_MEDICAS VALUES (560,405,"MEDICAÇÃO E ACOMPANHAMENTO VETERINÁRIO",3332.96,"2015/05/06");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1790.27</text:p>
          </table:table-cell>
          <table:table-cell office:value-type="string" calcext:value-type="string">
            <text:p>2024/10/20</text:p>
          </table:table-cell>
          <table:table-cell table:formula="of:=CONCATENATE(&quot;INSERT INTO DB_ESPERANCA_VIVA.DESPESAS_MEDICAS VALUES (&quot; ;[.A562]; &quot;,&quot; ;[.B562]; &quot;,&quot; ;&quot;&quot;&quot;&quot;; ;[.C562]; ;&quot;&quot;&quot;&quot;; &quot;,&quot; ;[.D562]; &quot;,&quot; ;&quot;&quot;&quot;&quot;; ;[.E562]; ;&quot;&quot;&quot;&quot;; &quot;);&quot;)" office:value-type="string" office:string-value="INSERT INTO DB_ESPERANCA_VIVA.DESPESAS_MEDICAS VALUES (561,9,&quot;MEDICAÇÃO E ACOMPANHAMENTO VETERINÁRIO&quot;,1790.27,&quot;2024/10/20&quot;);" calcext:value-type="string">
            <text:p>INSERT INTO DB_ESPERANCA_VIVA.DESPESAS_MEDICAS VALUES (561,9,"MEDICAÇÃO E ACOMPANHAMENTO VETERINÁRIO",1790.27,"2024/10/20");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641.67</text:p>
          </table:table-cell>
          <table:table-cell office:value-type="string" calcext:value-type="string">
            <text:p>2022/07/23</text:p>
          </table:table-cell>
          <table:table-cell table:formula="of:=CONCATENATE(&quot;INSERT INTO DB_ESPERANCA_VIVA.DESPESAS_MEDICAS VALUES (&quot; ;[.A563]; &quot;,&quot; ;[.B563]; &quot;,&quot; ;&quot;&quot;&quot;&quot;; ;[.C563]; ;&quot;&quot;&quot;&quot;; &quot;,&quot; ;[.D563]; &quot;,&quot; ;&quot;&quot;&quot;&quot;; ;[.E563]; ;&quot;&quot;&quot;&quot;; &quot;);&quot;)" office:value-type="string" office:string-value="INSERT INTO DB_ESPERANCA_VIVA.DESPESAS_MEDICAS VALUES (562,226,&quot;MEDICAÇÃO E ACOMPANHAMENTO VETERINÁRIO&quot;,2641.67,&quot;2022/07/23&quot;);" calcext:value-type="string">
            <text:p>INSERT INTO DB_ESPERANCA_VIVA.DESPESAS_MEDICAS VALUES (562,226,"MEDICAÇÃO E ACOMPANHAMENTO VETERINÁRIO",2641.67,"2022/07/23");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809.73</text:p>
          </table:table-cell>
          <table:table-cell office:value-type="string" calcext:value-type="string">
            <text:p>2017/01/12</text:p>
          </table:table-cell>
          <table:table-cell table:formula="of:=CONCATENATE(&quot;INSERT INTO DB_ESPERANCA_VIVA.DESPESAS_MEDICAS VALUES (&quot; ;[.A564]; &quot;,&quot; ;[.B564]; &quot;,&quot; ;&quot;&quot;&quot;&quot;; ;[.C564]; ;&quot;&quot;&quot;&quot;; &quot;,&quot; ;[.D564]; &quot;,&quot; ;&quot;&quot;&quot;&quot;; ;[.E564]; ;&quot;&quot;&quot;&quot;; &quot;);&quot;)" office:value-type="string" office:string-value="INSERT INTO DB_ESPERANCA_VIVA.DESPESAS_MEDICAS VALUES (563,315,&quot;MEDICAÇÃO E ACOMPANHAMENTO VETERINÁRIO&quot;,4809.73,&quot;2017/01/12&quot;);" calcext:value-type="string">
            <text:p>INSERT INTO DB_ESPERANCA_VIVA.DESPESAS_MEDICAS VALUES (563,315,"MEDICAÇÃO E ACOMPANHAMENTO VETERINÁRIO",4809.73,"2017/01/12");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583.66</text:p>
          </table:table-cell>
          <table:table-cell office:value-type="string" calcext:value-type="string">
            <text:p>2024/05/14</text:p>
          </table:table-cell>
          <table:table-cell table:formula="of:=CONCATENATE(&quot;INSERT INTO DB_ESPERANCA_VIVA.DESPESAS_MEDICAS VALUES (&quot; ;[.A565]; &quot;,&quot; ;[.B565]; &quot;,&quot; ;&quot;&quot;&quot;&quot;; ;[.C565]; ;&quot;&quot;&quot;&quot;; &quot;,&quot; ;[.D565]; &quot;,&quot; ;&quot;&quot;&quot;&quot;; ;[.E565]; ;&quot;&quot;&quot;&quot;; &quot;);&quot;)" office:value-type="string" office:string-value="INSERT INTO DB_ESPERANCA_VIVA.DESPESAS_MEDICAS VALUES (564,537,&quot;MEDICAÇÃO E ACOMPANHAMENTO VETERINÁRIO&quot;,2583.66,&quot;2024/05/14&quot;);" calcext:value-type="string">
            <text:p>INSERT INTO DB_ESPERANCA_VIVA.DESPESAS_MEDICAS VALUES (564,537,"MEDICAÇÃO E ACOMPANHAMENTO VETERINÁRIO",2583.66,"2024/05/14");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426.51</text:p>
          </table:table-cell>
          <table:table-cell office:value-type="string" calcext:value-type="string">
            <text:p>2017/12/27</text:p>
          </table:table-cell>
          <table:table-cell table:formula="of:=CONCATENATE(&quot;INSERT INTO DB_ESPERANCA_VIVA.DESPESAS_MEDICAS VALUES (&quot; ;[.A566]; &quot;,&quot; ;[.B566]; &quot;,&quot; ;&quot;&quot;&quot;&quot;; ;[.C566]; ;&quot;&quot;&quot;&quot;; &quot;,&quot; ;[.D566]; &quot;,&quot; ;&quot;&quot;&quot;&quot;; ;[.E566]; ;&quot;&quot;&quot;&quot;; &quot;);&quot;)" office:value-type="string" office:string-value="INSERT INTO DB_ESPERANCA_VIVA.DESPESAS_MEDICAS VALUES (565,732,&quot;MEDICAÇÃO E ACOMPANHAMENTO VETERINÁRIO&quot;,2426.51,&quot;2017/12/27&quot;);" calcext:value-type="string">
            <text:p>INSERT INTO DB_ESPERANCA_VIVA.DESPESAS_MEDICAS VALUES (565,732,"MEDICAÇÃO E ACOMPANHAMENTO VETERINÁRIO",2426.51,"2017/12/27");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4.68</text:p>
          </table:table-cell>
          <table:table-cell office:value-type="string" calcext:value-type="string">
            <text:p>2022/04/11</text:p>
          </table:table-cell>
          <table:table-cell table:formula="of:=CONCATENATE(&quot;INSERT INTO DB_ESPERANCA_VIVA.DESPESAS_MEDICAS VALUES (&quot; ;[.A567]; &quot;,&quot; ;[.B567]; &quot;,&quot; ;&quot;&quot;&quot;&quot;; ;[.C567]; ;&quot;&quot;&quot;&quot;; &quot;,&quot; ;[.D567]; &quot;,&quot; ;&quot;&quot;&quot;&quot;; ;[.E567]; ;&quot;&quot;&quot;&quot;; &quot;);&quot;)" office:value-type="string" office:string-value="INSERT INTO DB_ESPERANCA_VIVA.DESPESAS_MEDICAS VALUES (566,45,&quot;MEDICAÇÃO E ACOMPANHAMENTO VETERINÁRIO&quot;,3524.68,&quot;2022/04/11&quot;);" calcext:value-type="string">
            <text:p>INSERT INTO DB_ESPERANCA_VIVA.DESPESAS_MEDICAS VALUES (566,45,"MEDICAÇÃO E ACOMPANHAMENTO VETERINÁRIO",3524.68,"2022/04/11");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29.25</text:p>
          </table:table-cell>
          <table:table-cell office:value-type="string" calcext:value-type="string">
            <text:p>2018/12/28</text:p>
          </table:table-cell>
          <table:table-cell table:formula="of:=CONCATENATE(&quot;INSERT INTO DB_ESPERANCA_VIVA.DESPESAS_MEDICAS VALUES (&quot; ;[.A568]; &quot;,&quot; ;[.B568]; &quot;,&quot; ;&quot;&quot;&quot;&quot;; ;[.C568]; ;&quot;&quot;&quot;&quot;; &quot;,&quot; ;[.D568]; &quot;,&quot; ;&quot;&quot;&quot;&quot;; ;[.E568]; ;&quot;&quot;&quot;&quot;; &quot;);&quot;)" office:value-type="string" office:string-value="INSERT INTO DB_ESPERANCA_VIVA.DESPESAS_MEDICAS VALUES (567,296,&quot;MEDICAÇÃO E ACOMPANHAMENTO VETERINÁRIO&quot;,3129.25,&quot;2018/12/28&quot;);" calcext:value-type="string">
            <text:p>INSERT INTO DB_ESPERANCA_VIVA.DESPESAS_MEDICAS VALUES (567,296,"MEDICAÇÃO E ACOMPANHAMENTO VETERINÁRIO",3129.25,"2018/12/28");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43.85</text:p>
          </table:table-cell>
          <table:table-cell office:value-type="string" calcext:value-type="string">
            <text:p>2019/06/19</text:p>
          </table:table-cell>
          <table:table-cell table:formula="of:=CONCATENATE(&quot;INSERT INTO DB_ESPERANCA_VIVA.DESPESAS_MEDICAS VALUES (&quot; ;[.A569]; &quot;,&quot; ;[.B569]; &quot;,&quot; ;&quot;&quot;&quot;&quot;; ;[.C569]; ;&quot;&quot;&quot;&quot;; &quot;,&quot; ;[.D569]; &quot;,&quot; ;&quot;&quot;&quot;&quot;; ;[.E569]; ;&quot;&quot;&quot;&quot;; &quot;);&quot;)" office:value-type="string" office:string-value="INSERT INTO DB_ESPERANCA_VIVA.DESPESAS_MEDICAS VALUES (568,344,&quot;MEDICAÇÃO E ACOMPANHAMENTO VETERINÁRIO&quot;,3843.85,&quot;2019/06/19&quot;);" calcext:value-type="string">
            <text:p>INSERT INTO DB_ESPERANCA_VIVA.DESPESAS_MEDICAS VALUES (568,344,"MEDICAÇÃO E ACOMPANHAMENTO VETERINÁRIO",3843.85,"2019/06/19");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20.91</text:p>
          </table:table-cell>
          <table:table-cell office:value-type="string" calcext:value-type="string">
            <text:p>2020/01/11</text:p>
          </table:table-cell>
          <table:table-cell table:formula="of:=CONCATENATE(&quot;INSERT INTO DB_ESPERANCA_VIVA.DESPESAS_MEDICAS VALUES (&quot; ;[.A570]; &quot;,&quot; ;[.B570]; &quot;,&quot; ;&quot;&quot;&quot;&quot;; ;[.C570]; ;&quot;&quot;&quot;&quot;; &quot;,&quot; ;[.D570]; &quot;,&quot; ;&quot;&quot;&quot;&quot;; ;[.E570]; ;&quot;&quot;&quot;&quot;; &quot;);&quot;)" office:value-type="string" office:string-value="INSERT INTO DB_ESPERANCA_VIVA.DESPESAS_MEDICAS VALUES (569,360,&quot;MEDICAÇÃO E ACOMPANHAMENTO VETERINÁRIO&quot;,3520.91,&quot;2020/01/11&quot;);" calcext:value-type="string">
            <text:p>INSERT INTO DB_ESPERANCA_VIVA.DESPESAS_MEDICAS VALUES (569,360,"MEDICAÇÃO E ACOMPANHAMENTO VETERINÁRIO",3520.91,"2020/01/11");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093.42</text:p>
          </table:table-cell>
          <table:table-cell office:value-type="string" calcext:value-type="string">
            <text:p>2019/05/19</text:p>
          </table:table-cell>
          <table:table-cell table:formula="of:=CONCATENATE(&quot;INSERT INTO DB_ESPERANCA_VIVA.DESPESAS_MEDICAS VALUES (&quot; ;[.A571]; &quot;,&quot; ;[.B571]; &quot;,&quot; ;&quot;&quot;&quot;&quot;; ;[.C571]; ;&quot;&quot;&quot;&quot;; &quot;,&quot; ;[.D571]; &quot;,&quot; ;&quot;&quot;&quot;&quot;; ;[.E571]; ;&quot;&quot;&quot;&quot;; &quot;);&quot;)" office:value-type="string" office:string-value="INSERT INTO DB_ESPERANCA_VIVA.DESPESAS_MEDICAS VALUES (570,634,&quot;MEDICAÇÃO E ACOMPANHAMENTO VETERINÁRIO&quot;,4093.42,&quot;2019/05/19&quot;);" calcext:value-type="string">
            <text:p>INSERT INTO DB_ESPERANCA_VIVA.DESPESAS_MEDICAS VALUES (570,634,"MEDICAÇÃO E ACOMPANHAMENTO VETERINÁRIO",4093.42,"2019/05/19");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941.64</text:p>
          </table:table-cell>
          <table:table-cell office:value-type="string" calcext:value-type="string">
            <text:p>2024/05/03</text:p>
          </table:table-cell>
          <table:table-cell table:formula="of:=CONCATENATE(&quot;INSERT INTO DB_ESPERANCA_VIVA.DESPESAS_MEDICAS VALUES (&quot; ;[.A572]; &quot;,&quot; ;[.B572]; &quot;,&quot; ;&quot;&quot;&quot;&quot;; ;[.C572]; ;&quot;&quot;&quot;&quot;; &quot;,&quot; ;[.D572]; &quot;,&quot; ;&quot;&quot;&quot;&quot;; ;[.E572]; ;&quot;&quot;&quot;&quot;; &quot;);&quot;)" office:value-type="string" office:string-value="INSERT INTO DB_ESPERANCA_VIVA.DESPESAS_MEDICAS VALUES (571,83,&quot;MEDICAÇÃO E ACOMPANHAMENTO VETERINÁRIO&quot;,2941.64,&quot;2024/05/03&quot;);" calcext:value-type="string">
            <text:p>INSERT INTO DB_ESPERANCA_VIVA.DESPESAS_MEDICAS VALUES (571,83,"MEDICAÇÃO E ACOMPANHAMENTO VETERINÁRIO",2941.64,"2024/05/03");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94.1</text:p>
          </table:table-cell>
          <table:table-cell office:value-type="string" calcext:value-type="string">
            <text:p>2019/02/26</text:p>
          </table:table-cell>
          <table:table-cell table:formula="of:=CONCATENATE(&quot;INSERT INTO DB_ESPERANCA_VIVA.DESPESAS_MEDICAS VALUES (&quot; ;[.A573]; &quot;,&quot; ;[.B573]; &quot;,&quot; ;&quot;&quot;&quot;&quot;; ;[.C573]; ;&quot;&quot;&quot;&quot;; &quot;,&quot; ;[.D573]; &quot;,&quot; ;&quot;&quot;&quot;&quot;; ;[.E573]; ;&quot;&quot;&quot;&quot;; &quot;);&quot;)" office:value-type="string" office:string-value="INSERT INTO DB_ESPERANCA_VIVA.DESPESAS_MEDICAS VALUES (572,386,&quot;MEDICAÇÃO E ACOMPANHAMENTO VETERINÁRIO&quot;,4294.1,&quot;2019/02/26&quot;);" calcext:value-type="string">
            <text:p>INSERT INTO DB_ESPERANCA_VIVA.DESPESAS_MEDICAS VALUES (572,386,"MEDICAÇÃO E ACOMPANHAMENTO VETERINÁRIO",4294.1,"2019/02/26");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40.36</text:p>
          </table:table-cell>
          <table:table-cell office:value-type="string" calcext:value-type="string">
            <text:p>2018/08/11</text:p>
          </table:table-cell>
          <table:table-cell table:formula="of:=CONCATENATE(&quot;INSERT INTO DB_ESPERANCA_VIVA.DESPESAS_MEDICAS VALUES (&quot; ;[.A574]; &quot;,&quot; ;[.B574]; &quot;,&quot; ;&quot;&quot;&quot;&quot;; ;[.C574]; ;&quot;&quot;&quot;&quot;; &quot;,&quot; ;[.D574]; &quot;,&quot; ;&quot;&quot;&quot;&quot;; ;[.E574]; ;&quot;&quot;&quot;&quot;; &quot;);&quot;)" office:value-type="string" office:string-value="INSERT INTO DB_ESPERANCA_VIVA.DESPESAS_MEDICAS VALUES (573,458,&quot;MEDICAÇÃO E ACOMPANHAMENTO VETERINÁRIO&quot;,840.36,&quot;2018/08/11&quot;);" calcext:value-type="string">
            <text:p>INSERT INTO DB_ESPERANCA_VIVA.DESPESAS_MEDICAS VALUES (573,458,"MEDICAÇÃO E ACOMPANHAMENTO VETERINÁRIO",840.36,"2018/08/11");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770.13</text:p>
          </table:table-cell>
          <table:table-cell office:value-type="string" calcext:value-type="string">
            <text:p>2022/06/23</text:p>
          </table:table-cell>
          <table:table-cell table:formula="of:=CONCATENATE(&quot;INSERT INTO DB_ESPERANCA_VIVA.DESPESAS_MEDICAS VALUES (&quot; ;[.A575]; &quot;,&quot; ;[.B575]; &quot;,&quot; ;&quot;&quot;&quot;&quot;; ;[.C575]; ;&quot;&quot;&quot;&quot;; &quot;,&quot; ;[.D575]; &quot;,&quot; ;&quot;&quot;&quot;&quot;; ;[.E575]; ;&quot;&quot;&quot;&quot;; &quot;);&quot;)" office:value-type="string" office:string-value="INSERT INTO DB_ESPERANCA_VIVA.DESPESAS_MEDICAS VALUES (574,545,&quot;MEDICAÇÃO E ACOMPANHAMENTO VETERINÁRIO&quot;,770.13,&quot;2022/06/23&quot;);" calcext:value-type="string">
            <text:p>INSERT INTO DB_ESPERANCA_VIVA.DESPESAS_MEDICAS VALUES (574,545,"MEDICAÇÃO E ACOMPANHAMENTO VETERINÁRIO",770.13,"2022/06/23");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36.29</text:p>
          </table:table-cell>
          <table:table-cell office:value-type="string" calcext:value-type="string">
            <text:p>2022/02/17</text:p>
          </table:table-cell>
          <table:table-cell table:formula="of:=CONCATENATE(&quot;INSERT INTO DB_ESPERANCA_VIVA.DESPESAS_MEDICAS VALUES (&quot; ;[.A576]; &quot;,&quot; ;[.B576]; &quot;,&quot; ;&quot;&quot;&quot;&quot;; ;[.C576]; ;&quot;&quot;&quot;&quot;; &quot;,&quot; ;[.D576]; &quot;,&quot; ;&quot;&quot;&quot;&quot;; ;[.E576]; ;&quot;&quot;&quot;&quot;; &quot;);&quot;)" office:value-type="string" office:string-value="INSERT INTO DB_ESPERANCA_VIVA.DESPESAS_MEDICAS VALUES (575,546,&quot;MEDICAÇÃO E ACOMPANHAMENTO VETERINÁRIO&quot;,2036.29,&quot;2022/02/17&quot;);" calcext:value-type="string">
            <text:p>INSERT INTO DB_ESPERANCA_VIVA.DESPESAS_MEDICAS VALUES (575,546,"MEDICAÇÃO E ACOMPANHAMENTO VETERINÁRIO",2036.29,"2022/02/17");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552.17</text:p>
          </table:table-cell>
          <table:table-cell office:value-type="string" calcext:value-type="string">
            <text:p>2021/02/21</text:p>
          </table:table-cell>
          <table:table-cell table:formula="of:=CONCATENATE(&quot;INSERT INTO DB_ESPERANCA_VIVA.DESPESAS_MEDICAS VALUES (&quot; ;[.A577]; &quot;,&quot; ;[.B577]; &quot;,&quot; ;&quot;&quot;&quot;&quot;; ;[.C577]; ;&quot;&quot;&quot;&quot;; &quot;,&quot; ;[.D577]; &quot;,&quot; ;&quot;&quot;&quot;&quot;; ;[.E577]; ;&quot;&quot;&quot;&quot;; &quot;);&quot;)" office:value-type="string" office:string-value="INSERT INTO DB_ESPERANCA_VIVA.DESPESAS_MEDICAS VALUES (576,227,&quot;MEDICAÇÃO E ACOMPANHAMENTO VETERINÁRIO&quot;,4552.17,&quot;2021/02/21&quot;);" calcext:value-type="string">
            <text:p>INSERT INTO DB_ESPERANCA_VIVA.DESPESAS_MEDICAS VALUES (576,227,"MEDICAÇÃO E ACOMPANHAMENTO VETERINÁRIO",4552.17,"2021/02/21");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166.23</text:p>
          </table:table-cell>
          <table:table-cell office:value-type="string" calcext:value-type="string">
            <text:p>2021/03/24</text:p>
          </table:table-cell>
          <table:table-cell table:formula="of:=CONCATENATE(&quot;INSERT INTO DB_ESPERANCA_VIVA.DESPESAS_MEDICAS VALUES (&quot; ;[.A578]; &quot;,&quot; ;[.B578]; &quot;,&quot; ;&quot;&quot;&quot;&quot;; ;[.C578]; ;&quot;&quot;&quot;&quot;; &quot;,&quot; ;[.D578]; &quot;,&quot; ;&quot;&quot;&quot;&quot;; ;[.E578]; ;&quot;&quot;&quot;&quot;; &quot;);&quot;)" office:value-type="string" office:string-value="INSERT INTO DB_ESPERANCA_VIVA.DESPESAS_MEDICAS VALUES (577,471,&quot;MEDICAÇÃO E ACOMPANHAMENTO VETERINÁRIO&quot;,4166.23,&quot;2021/03/24&quot;);" calcext:value-type="string">
            <text:p>INSERT INTO DB_ESPERANCA_VIVA.DESPESAS_MEDICAS VALUES (577,471,"MEDICAÇÃO E ACOMPANHAMENTO VETERINÁRIO",4166.23,"2021/03/24");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4275.23</text:p>
          </table:table-cell>
          <table:table-cell office:value-type="string" calcext:value-type="string">
            <text:p>2019/06/08</text:p>
          </table:table-cell>
          <table:table-cell table:formula="of:=CONCATENATE(&quot;INSERT INTO DB_ESPERANCA_VIVA.DESPESAS_MEDICAS VALUES (&quot; ;[.A579]; &quot;,&quot; ;[.B579]; &quot;,&quot; ;&quot;&quot;&quot;&quot;; ;[.C579]; ;&quot;&quot;&quot;&quot;; &quot;,&quot; ;[.D579]; &quot;,&quot; ;&quot;&quot;&quot;&quot;; ;[.E579]; ;&quot;&quot;&quot;&quot;; &quot;);&quot;)" office:value-type="string" office:string-value="INSERT INTO DB_ESPERANCA_VIVA.DESPESAS_MEDICAS VALUES (578,526,&quot;MEDICAÇÃO E ACOMPANHAMENTO VETERINÁRIO&quot;,4275.23,&quot;2019/06/08&quot;);" calcext:value-type="string">
            <text:p>INSERT INTO DB_ESPERANCA_VIVA.DESPESAS_MEDICAS VALUES (578,526,"MEDICAÇÃO E ACOMPANHAMENTO VETERINÁRIO",4275.23,"2019/06/08");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536.73</text:p>
          </table:table-cell>
          <table:table-cell office:value-type="string" calcext:value-type="string">
            <text:p>2018/04/26</text:p>
          </table:table-cell>
          <table:table-cell table:formula="of:=CONCATENATE(&quot;INSERT INTO DB_ESPERANCA_VIVA.DESPESAS_MEDICAS VALUES (&quot; ;[.A580]; &quot;,&quot; ;[.B580]; &quot;,&quot; ;&quot;&quot;&quot;&quot;; ;[.C580]; ;&quot;&quot;&quot;&quot;; &quot;,&quot; ;[.D580]; &quot;,&quot; ;&quot;&quot;&quot;&quot;; ;[.E580]; ;&quot;&quot;&quot;&quot;; &quot;);&quot;)" office:value-type="string" office:string-value="INSERT INTO DB_ESPERANCA_VIVA.DESPESAS_MEDICAS VALUES (579,605,&quot;MEDICAÇÃO E ACOMPANHAMENTO VETERINÁRIO&quot;,3536.73,&quot;2018/04/26&quot;);" calcext:value-type="string">
            <text:p>INSERT INTO DB_ESPERANCA_VIVA.DESPESAS_MEDICAS VALUES (579,605,"MEDICAÇÃO E ACOMPANHAMENTO VETERINÁRIO",3536.73,"2018/04/26");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672.26</text:p>
          </table:table-cell>
          <table:table-cell office:value-type="string" calcext:value-type="string">
            <text:p>2017/01/08</text:p>
          </table:table-cell>
          <table:table-cell table:formula="of:=CONCATENATE(&quot;INSERT INTO DB_ESPERANCA_VIVA.DESPESAS_MEDICAS VALUES (&quot; ;[.A581]; &quot;,&quot; ;[.B581]; &quot;,&quot; ;&quot;&quot;&quot;&quot;; ;[.C581]; ;&quot;&quot;&quot;&quot;; &quot;,&quot; ;[.D581]; &quot;,&quot; ;&quot;&quot;&quot;&quot;; ;[.E581]; ;&quot;&quot;&quot;&quot;; &quot;);&quot;)" office:value-type="string" office:string-value="INSERT INTO DB_ESPERANCA_VIVA.DESPESAS_MEDICAS VALUES (580,707,&quot;MEDICAÇÃO E ACOMPANHAMENTO VETERINÁRIO&quot;,3672.26,&quot;2017/01/08&quot;);" calcext:value-type="string">
            <text:p>INSERT INTO DB_ESPERANCA_VIVA.DESPESAS_MEDICAS VALUES (580,707,"MEDICAÇÃO E ACOMPANHAMENTO VETERINÁRIO",3672.26,"2017/01/08");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081.75</text:p>
          </table:table-cell>
          <table:table-cell office:value-type="string" calcext:value-type="string">
            <text:p>2015/10/28</text:p>
          </table:table-cell>
          <table:table-cell table:formula="of:=CONCATENATE(&quot;INSERT INTO DB_ESPERANCA_VIVA.DESPESAS_MEDICAS VALUES (&quot; ;[.A582]; &quot;,&quot; ;[.B582]; &quot;,&quot; ;&quot;&quot;&quot;&quot;; ;[.C582]; ;&quot;&quot;&quot;&quot;; &quot;,&quot; ;[.D582]; &quot;,&quot; ;&quot;&quot;&quot;&quot;; ;[.E582]; ;&quot;&quot;&quot;&quot;; &quot;);&quot;)" office:value-type="string" office:string-value="INSERT INTO DB_ESPERANCA_VIVA.DESPESAS_MEDICAS VALUES (581,71,&quot;MEDICAÇÃO E ACOMPANHAMENTO VETERINÁRIO&quot;,2081.75,&quot;2015/10/28&quot;);" calcext:value-type="string">
            <text:p>INSERT INTO DB_ESPERANCA_VIVA.DESPESAS_MEDICAS VALUES (581,71,"MEDICAÇÃO E ACOMPANHAMENTO VETERINÁRIO",2081.75,"2015/10/28");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838.23</text:p>
          </table:table-cell>
          <table:table-cell office:value-type="string" calcext:value-type="string">
            <text:p>2023/10/27</text:p>
          </table:table-cell>
          <table:table-cell table:formula="of:=CONCATENATE(&quot;INSERT INTO DB_ESPERANCA_VIVA.DESPESAS_MEDICAS VALUES (&quot; ;[.A583]; &quot;,&quot; ;[.B583]; &quot;,&quot; ;&quot;&quot;&quot;&quot;; ;[.C583]; ;&quot;&quot;&quot;&quot;; &quot;,&quot; ;[.D583]; &quot;,&quot; ;&quot;&quot;&quot;&quot;; ;[.E583]; ;&quot;&quot;&quot;&quot;; &quot;);&quot;)" office:value-type="string" office:string-value="INSERT INTO DB_ESPERANCA_VIVA.DESPESAS_MEDICAS VALUES (582,86,&quot;MEDICAÇÃO E ACOMPANHAMENTO VETERINÁRIO&quot;,3838.23,&quot;2023/10/27&quot;);" calcext:value-type="string">
            <text:p>INSERT INTO DB_ESPERANCA_VIVA.DESPESAS_MEDICAS VALUES (582,86,"MEDICAÇÃO E ACOMPANHAMENTO VETERINÁRIO",3838.23,"2023/10/27");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832.22</text:p>
          </table:table-cell>
          <table:table-cell office:value-type="string" calcext:value-type="string">
            <text:p>2015/03/02</text:p>
          </table:table-cell>
          <table:table-cell table:formula="of:=CONCATENATE(&quot;INSERT INTO DB_ESPERANCA_VIVA.DESPESAS_MEDICAS VALUES (&quot; ;[.A584]; &quot;,&quot; ;[.B584]; &quot;,&quot; ;&quot;&quot;&quot;&quot;; ;[.C584]; ;&quot;&quot;&quot;&quot;; &quot;,&quot; ;[.D584]; &quot;,&quot; ;&quot;&quot;&quot;&quot;; ;[.E584]; ;&quot;&quot;&quot;&quot;; &quot;);&quot;)" office:value-type="string" office:string-value="INSERT INTO DB_ESPERANCA_VIVA.DESPESAS_MEDICAS VALUES (583,100,&quot;MEDICAÇÃO E ACOMPANHAMENTO VETERINÁRIO&quot;,832.22,&quot;2015/03/02&quot;);" calcext:value-type="string">
            <text:p>INSERT INTO DB_ESPERANCA_VIVA.DESPESAS_MEDICAS VALUES (583,100,"MEDICAÇÃO E ACOMPANHAMENTO VETERINÁRIO",832.22,"2015/03/02");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2129.64</text:p>
          </table:table-cell>
          <table:table-cell office:value-type="string" calcext:value-type="string">
            <text:p>2023/09/17</text:p>
          </table:table-cell>
          <table:table-cell table:formula="of:=CONCATENATE(&quot;INSERT INTO DB_ESPERANCA_VIVA.DESPESAS_MEDICAS VALUES (&quot; ;[.A585]; &quot;,&quot; ;[.B585]; &quot;,&quot; ;&quot;&quot;&quot;&quot;; ;[.C585]; ;&quot;&quot;&quot;&quot;; &quot;,&quot; ;[.D585]; &quot;,&quot; ;&quot;&quot;&quot;&quot;; ;[.E585]; ;&quot;&quot;&quot;&quot;; &quot;);&quot;)" office:value-type="string" office:string-value="INSERT INTO DB_ESPERANCA_VIVA.DESPESAS_MEDICAS VALUES (584,218,&quot;MEDICAÇÃO E ACOMPANHAMENTO VETERINÁRIO&quot;,2129.64,&quot;2023/09/17&quot;);" calcext:value-type="string">
            <text:p>INSERT INTO DB_ESPERANCA_VIVA.DESPESAS_MEDICAS VALUES (584,218,"MEDICAÇÃO E ACOMPANHAMENTO VETERINÁRIO",2129.64,"2023/09/17");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EDICAÇÃO E ACOMPANHAMENTO VETERINÁRIO</text:p>
          </table:table-cell>
          <table:table-cell office:value-type="string" calcext:value-type="string">
            <text:p>3186.37</text:p>
          </table:table-cell>
          <table:table-cell office:value-type="string" calcext:value-type="string">
            <text:p>2023/02/27</text:p>
          </table:table-cell>
          <table:table-cell table:formula="of:=CONCATENATE(&quot;INSERT INTO DB_ESPERANCA_VIVA.DESPESAS_MEDICAS VALUES (&quot; ;[.A586]; &quot;,&quot; ;[.B586]; &quot;,&quot; ;&quot;&quot;&quot;&quot;; ;[.C586]; ;&quot;&quot;&quot;&quot;; &quot;,&quot; ;[.D586]; &quot;,&quot; ;&quot;&quot;&quot;&quot;; ;[.E586]; ;&quot;&quot;&quot;&quot;; &quot;);&quot;)" office:value-type="string" office:string-value="INSERT INTO DB_ESPERANCA_VIVA.DESPESAS_MEDICAS VALUES (585,431,&quot;MEDICAÇÃO E ACOMPANHAMENTO VETERINÁRIO&quot;,3186.37,&quot;2023/02/27&quot;);" calcext:value-type="string">
            <text:p>INSERT INTO DB_ESPERANCA_VIVA.DESPESAS_MEDICAS VALUES (585,431,"MEDICAÇÃO E ACOMPANHAMENTO VETERINÁRIO",3186.37,"2023/02/27");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34.34</text:p>
          </table:table-cell>
          <table:table-cell office:value-type="string" calcext:value-type="string">
            <text:p>2016/06/24</text:p>
          </table:table-cell>
          <table:table-cell table:formula="of:=CONCATENATE(&quot;INSERT INTO DB_ESPERANCA_VIVA.DESPESAS_MEDICAS VALUES (&quot; ;[.A587]; &quot;,&quot; ;[.B587]; &quot;,&quot; ;&quot;&quot;&quot;&quot;; ;[.C587]; ;&quot;&quot;&quot;&quot;; &quot;,&quot; ;[.D587]; &quot;,&quot; ;&quot;&quot;&quot;&quot;; ;[.E587]; ;&quot;&quot;&quot;&quot;; &quot;);&quot;)" office:value-type="string" office:string-value="INSERT INTO DB_ESPERANCA_VIVA.DESPESAS_MEDICAS VALUES (586,185,&quot;MEDICAÇÃO E ALIMENTAÇÃO&quot;,1134.34,&quot;2016/06/24&quot;);" calcext:value-type="string">
            <text:p>INSERT INTO DB_ESPERANCA_VIVA.DESPESAS_MEDICAS VALUES (586,185,"MEDICAÇÃO E ALIMENTAÇÃO",1134.34,"2016/06/24");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60.86</text:p>
          </table:table-cell>
          <table:table-cell office:value-type="string" calcext:value-type="string">
            <text:p>2019/05/06</text:p>
          </table:table-cell>
          <table:table-cell table:formula="of:=CONCATENATE(&quot;INSERT INTO DB_ESPERANCA_VIVA.DESPESAS_MEDICAS VALUES (&quot; ;[.A588]; &quot;,&quot; ;[.B588]; &quot;,&quot; ;&quot;&quot;&quot;&quot;; ;[.C588]; ;&quot;&quot;&quot;&quot;; &quot;,&quot; ;[.D588]; &quot;,&quot; ;&quot;&quot;&quot;&quot;; ;[.E588]; ;&quot;&quot;&quot;&quot;; &quot;);&quot;)" office:value-type="string" office:string-value="INSERT INTO DB_ESPERANCA_VIVA.DESPESAS_MEDICAS VALUES (587,191,&quot;MEDICAÇÃO E ALIMENTAÇÃO&quot;,1160.86,&quot;2019/05/06&quot;);" calcext:value-type="string">
            <text:p>INSERT INTO DB_ESPERANCA_VIVA.DESPESAS_MEDICAS VALUES (587,191,"MEDICAÇÃO E ALIMENTAÇÃO",1160.86,"2019/05/06");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3586.98</text:p>
          </table:table-cell>
          <table:table-cell office:value-type="string" calcext:value-type="string">
            <text:p>2019/11/01</text:p>
          </table:table-cell>
          <table:table-cell table:formula="of:=CONCATENATE(&quot;INSERT INTO DB_ESPERANCA_VIVA.DESPESAS_MEDICAS VALUES (&quot; ;[.A589]; &quot;,&quot; ;[.B589]; &quot;,&quot; ;&quot;&quot;&quot;&quot;; ;[.C589]; ;&quot;&quot;&quot;&quot;; &quot;,&quot; ;[.D589]; &quot;,&quot; ;&quot;&quot;&quot;&quot;; ;[.E589]; ;&quot;&quot;&quot;&quot;; &quot;);&quot;)" office:value-type="string" office:string-value="INSERT INTO DB_ESPERANCA_VIVA.DESPESAS_MEDICAS VALUES (588,298,&quot;MEDICAÇÃO E ALIMENTAÇÃO&quot;,3586.98,&quot;2019/11/01&quot;);" calcext:value-type="string">
            <text:p>INSERT INTO DB_ESPERANCA_VIVA.DESPESAS_MEDICAS VALUES (588,298,"MEDICAÇÃO E ALIMENTAÇÃO",3586.98,"2019/11/01");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2971.13</text:p>
          </table:table-cell>
          <table:table-cell office:value-type="string" calcext:value-type="string">
            <text:p>2023/10/11</text:p>
          </table:table-cell>
          <table:table-cell table:formula="of:=CONCATENATE(&quot;INSERT INTO DB_ESPERANCA_VIVA.DESPESAS_MEDICAS VALUES (&quot; ;[.A590]; &quot;,&quot; ;[.B590]; &quot;,&quot; ;&quot;&quot;&quot;&quot;; ;[.C590]; ;&quot;&quot;&quot;&quot;; &quot;,&quot; ;[.D590]; &quot;,&quot; ;&quot;&quot;&quot;&quot;; ;[.E590]; ;&quot;&quot;&quot;&quot;; &quot;);&quot;)" office:value-type="string" office:string-value="INSERT INTO DB_ESPERANCA_VIVA.DESPESAS_MEDICAS VALUES (589,318,&quot;MEDICAÇÃO E ALIMENTAÇÃO&quot;,2971.13,&quot;2023/10/11&quot;);" calcext:value-type="string">
            <text:p>INSERT INTO DB_ESPERANCA_VIVA.DESPESAS_MEDICAS VALUES (589,318,"MEDICAÇÃO E ALIMENTAÇÃO",2971.13,"2023/10/11");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EDICAÇÃO E ALIMENTAÇÃO</text:p>
          </table:table-cell>
          <table:table-cell office:value-type="string" calcext:value-type="string">
            <text:p>1191.77</text:p>
          </table:table-cell>
          <table:table-cell office:value-type="string" calcext:value-type="string">
            <text:p>2021/09/05</text:p>
          </table:table-cell>
          <table:table-cell table:formula="of:=CONCATENATE(&quot;INSERT INTO DB_ESPERANCA_VIVA.DESPESAS_MEDICAS VALUES (&quot; ;[.A591]; &quot;,&quot; ;[.B591]; &quot;,&quot; ;&quot;&quot;&quot;&quot;; ;[.C591]; ;&quot;&quot;&quot;&quot;; &quot;,&quot; ;[.D591]; &quot;,&quot; ;&quot;&quot;&quot;&quot;; ;[.E591]; ;&quot;&quot;&quot;&quot;; &quot;);&quot;)" office:value-type="string" office:string-value="INSERT INTO DB_ESPERANCA_VIVA.DESPESAS_MEDICAS VALUES (590,609,&quot;MEDICAÇÃO E ALIMENTAÇÃO&quot;,1191.77,&quot;2021/09/05&quot;);" calcext:value-type="string">
            <text:p>INSERT INTO DB_ESPERANCA_VIVA.DESPESAS_MEDICAS VALUES (590,609,"MEDICAÇÃO E ALIMENTAÇÃO",1191.77,"2021/09/05");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294.82</text:p>
          </table:table-cell>
          <table:table-cell office:value-type="string" calcext:value-type="string">
            <text:p>2024/07/12</text:p>
          </table:table-cell>
          <table:table-cell table:formula="of:=CONCATENATE(&quot;INSERT INTO DB_ESPERANCA_VIVA.DESPESAS_MEDICAS VALUES (&quot; ;[.A592]; &quot;,&quot; ;[.B592]; &quot;,&quot; ;&quot;&quot;&quot;&quot;; ;[.C592]; ;&quot;&quot;&quot;&quot;; &quot;,&quot; ;[.D592]; &quot;,&quot; ;&quot;&quot;&quot;&quot;; ;[.E592]; ;&quot;&quot;&quot;&quot;; &quot;);&quot;)" office:value-type="string" office:string-value="INSERT INTO DB_ESPERANCA_VIVA.DESPESAS_MEDICAS VALUES (591,11,&quot;MEDICAÇÃO E CIRURGIA&quot;,3294.82,&quot;2024/07/12&quot;);" calcext:value-type="string">
            <text:p>INSERT INTO DB_ESPERANCA_VIVA.DESPESAS_MEDICAS VALUES (591,11,"MEDICAÇÃO E CIRURGIA",3294.82,"2024/07/12");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180.77</text:p>
          </table:table-cell>
          <table:table-cell office:value-type="string" calcext:value-type="string">
            <text:p>2022/04/09</text:p>
          </table:table-cell>
          <table:table-cell table:formula="of:=CONCATENATE(&quot;INSERT INTO DB_ESPERANCA_VIVA.DESPESAS_MEDICAS VALUES (&quot; ;[.A593]; &quot;,&quot; ;[.B593]; &quot;,&quot; ;&quot;&quot;&quot;&quot;; ;[.C593]; ;&quot;&quot;&quot;&quot;; &quot;,&quot; ;[.D593]; &quot;,&quot; ;&quot;&quot;&quot;&quot;; ;[.E593]; ;&quot;&quot;&quot;&quot;; &quot;);&quot;)" office:value-type="string" office:string-value="INSERT INTO DB_ESPERANCA_VIVA.DESPESAS_MEDICAS VALUES (592,52,&quot;MEDICAÇÃO E CIRURGIA&quot;,4180.77,&quot;2022/04/09&quot;);" calcext:value-type="string">
            <text:p>INSERT INTO DB_ESPERANCA_VIVA.DESPESAS_MEDICAS VALUES (592,52,"MEDICAÇÃO E CIRURGIA",4180.77,"2022/04/09");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743.92</text:p>
          </table:table-cell>
          <table:table-cell office:value-type="string" calcext:value-type="string">
            <text:p>2016/08/04</text:p>
          </table:table-cell>
          <table:table-cell table:formula="of:=CONCATENATE(&quot;INSERT INTO DB_ESPERANCA_VIVA.DESPESAS_MEDICAS VALUES (&quot; ;[.A594]; &quot;,&quot; ;[.B594]; &quot;,&quot; ;&quot;&quot;&quot;&quot;; ;[.C594]; ;&quot;&quot;&quot;&quot;; &quot;,&quot; ;[.D594]; &quot;,&quot; ;&quot;&quot;&quot;&quot;; ;[.E594]; ;&quot;&quot;&quot;&quot;; &quot;);&quot;)" office:value-type="string" office:string-value="INSERT INTO DB_ESPERANCA_VIVA.DESPESAS_MEDICAS VALUES (593,61,&quot;MEDICAÇÃO E CIRURGIA&quot;,2743.92,&quot;2016/08/04&quot;);" calcext:value-type="string">
            <text:p>INSERT INTO DB_ESPERANCA_VIVA.DESPESAS_MEDICAS VALUES (593,61,"MEDICAÇÃO E CIRURGIA",2743.92,"2016/08/04");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795.82</text:p>
          </table:table-cell>
          <table:table-cell office:value-type="string" calcext:value-type="string">
            <text:p>2016/05/12</text:p>
          </table:table-cell>
          <table:table-cell table:formula="of:=CONCATENATE(&quot;INSERT INTO DB_ESPERANCA_VIVA.DESPESAS_MEDICAS VALUES (&quot; ;[.A595]; &quot;,&quot; ;[.B595]; &quot;,&quot; ;&quot;&quot;&quot;&quot;; ;[.C595]; ;&quot;&quot;&quot;&quot;; &quot;,&quot; ;[.D595]; &quot;,&quot; ;&quot;&quot;&quot;&quot;; ;[.E595]; ;&quot;&quot;&quot;&quot;; &quot;);&quot;)" office:value-type="string" office:string-value="INSERT INTO DB_ESPERANCA_VIVA.DESPESAS_MEDICAS VALUES (594,142,&quot;MEDICAÇÃO E CIRURGIA&quot;,4795.82,&quot;2016/05/12&quot;);" calcext:value-type="string">
            <text:p>INSERT INTO DB_ESPERANCA_VIVA.DESPESAS_MEDICAS VALUES (594,142,"MEDICAÇÃO E CIRURGIA",4795.82,"2016/05/12");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285.85</text:p>
          </table:table-cell>
          <table:table-cell office:value-type="string" calcext:value-type="string">
            <text:p>2015/04/19</text:p>
          </table:table-cell>
          <table:table-cell table:formula="of:=CONCATENATE(&quot;INSERT INTO DB_ESPERANCA_VIVA.DESPESAS_MEDICAS VALUES (&quot; ;[.A596]; &quot;,&quot; ;[.B596]; &quot;,&quot; ;&quot;&quot;&quot;&quot;; ;[.C596]; ;&quot;&quot;&quot;&quot;; &quot;,&quot; ;[.D596]; &quot;,&quot; ;&quot;&quot;&quot;&quot;; ;[.E596]; ;&quot;&quot;&quot;&quot;; &quot;);&quot;)" office:value-type="string" office:string-value="INSERT INTO DB_ESPERANCA_VIVA.DESPESAS_MEDICAS VALUES (595,222,&quot;MEDICAÇÃO E CIRURGIA&quot;,2285.85,&quot;2015/04/19&quot;);" calcext:value-type="string">
            <text:p>INSERT INTO DB_ESPERANCA_VIVA.DESPESAS_MEDICAS VALUES (595,222,"MEDICAÇÃO E CIRURGIA",2285.85,"2015/04/19");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569.88</text:p>
          </table:table-cell>
          <table:table-cell office:value-type="string" calcext:value-type="string">
            <text:p>2018/07/07</text:p>
          </table:table-cell>
          <table:table-cell table:formula="of:=CONCATENATE(&quot;INSERT INTO DB_ESPERANCA_VIVA.DESPESAS_MEDICAS VALUES (&quot; ;[.A597]; &quot;,&quot; ;[.B597]; &quot;,&quot; ;&quot;&quot;&quot;&quot;; ;[.C597]; ;&quot;&quot;&quot;&quot;; &quot;,&quot; ;[.D597]; &quot;,&quot; ;&quot;&quot;&quot;&quot;; ;[.E597]; ;&quot;&quot;&quot;&quot;; &quot;);&quot;)" office:value-type="string" office:string-value="INSERT INTO DB_ESPERANCA_VIVA.DESPESAS_MEDICAS VALUES (596,370,&quot;MEDICAÇÃO E CIRURGIA&quot;,2569.88,&quot;2018/07/07&quot;);" calcext:value-type="string">
            <text:p>INSERT INTO DB_ESPERANCA_VIVA.DESPESAS_MEDICAS VALUES (596,370,"MEDICAÇÃO E CIRURGIA",2569.88,"2018/07/07");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282.96</text:p>
          </table:table-cell>
          <table:table-cell office:value-type="string" calcext:value-type="string">
            <text:p>2019/03/11</text:p>
          </table:table-cell>
          <table:table-cell table:formula="of:=CONCATENATE(&quot;INSERT INTO DB_ESPERANCA_VIVA.DESPESAS_MEDICAS VALUES (&quot; ;[.A598]; &quot;,&quot; ;[.B598]; &quot;,&quot; ;&quot;&quot;&quot;&quot;; ;[.C598]; ;&quot;&quot;&quot;&quot;; &quot;,&quot; ;[.D598]; &quot;,&quot; ;&quot;&quot;&quot;&quot;; ;[.E598]; ;&quot;&quot;&quot;&quot;; &quot;);&quot;)" office:value-type="string" office:string-value="INSERT INTO DB_ESPERANCA_VIVA.DESPESAS_MEDICAS VALUES (597,447,&quot;MEDICAÇÃO E CIRURGIA&quot;,2282.96,&quot;2019/03/11&quot;);" calcext:value-type="string">
            <text:p>INSERT INTO DB_ESPERANCA_VIVA.DESPESAS_MEDICAS VALUES (597,447,"MEDICAÇÃO E CIRURGIA",2282.96,"2019/03/11");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1907.25</text:p>
          </table:table-cell>
          <table:table-cell office:value-type="string" calcext:value-type="string">
            <text:p>2016/01/07</text:p>
          </table:table-cell>
          <table:table-cell table:formula="of:=CONCATENATE(&quot;INSERT INTO DB_ESPERANCA_VIVA.DESPESAS_MEDICAS VALUES (&quot; ;[.A599]; &quot;,&quot; ;[.B599]; &quot;,&quot; ;&quot;&quot;&quot;&quot;; ;[.C599]; ;&quot;&quot;&quot;&quot;; &quot;,&quot; ;[.D599]; &quot;,&quot; ;&quot;&quot;&quot;&quot;; ;[.E599]; ;&quot;&quot;&quot;&quot;; &quot;);&quot;)" office:value-type="string" office:string-value="INSERT INTO DB_ESPERANCA_VIVA.DESPESAS_MEDICAS VALUES (598,477,&quot;MEDICAÇÃO E CIRURGIA&quot;,1907.25,&quot;2016/01/07&quot;);" calcext:value-type="string">
            <text:p>INSERT INTO DB_ESPERANCA_VIVA.DESPESAS_MEDICAS VALUES (598,477,"MEDICAÇÃO E CIRURGIA",1907.25,"2016/01/07");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778.96</text:p>
          </table:table-cell>
          <table:table-cell office:value-type="string" calcext:value-type="string">
            <text:p>2018/12/16</text:p>
          </table:table-cell>
          <table:table-cell table:formula="of:=CONCATENATE(&quot;INSERT INTO DB_ESPERANCA_VIVA.DESPESAS_MEDICAS VALUES (&quot; ;[.A600]; &quot;,&quot; ;[.B600]; &quot;,&quot; ;&quot;&quot;&quot;&quot;; ;[.C600]; ;&quot;&quot;&quot;&quot;; &quot;,&quot; ;[.D600]; &quot;,&quot; ;&quot;&quot;&quot;&quot;; ;[.E600]; ;&quot;&quot;&quot;&quot;; &quot;);&quot;)" office:value-type="string" office:string-value="INSERT INTO DB_ESPERANCA_VIVA.DESPESAS_MEDICAS VALUES (599,539,&quot;MEDICAÇÃO E CIRURGIA&quot;,3778.96,&quot;2018/12/16&quot;);" calcext:value-type="string">
            <text:p>INSERT INTO DB_ESPERANCA_VIVA.DESPESAS_MEDICAS VALUES (599,539,"MEDICAÇÃO E CIRURGIA",3778.96,"2018/12/16");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333.88</text:p>
          </table:table-cell>
          <table:table-cell office:value-type="string" calcext:value-type="string">
            <text:p>2024/11/03</text:p>
          </table:table-cell>
          <table:table-cell table:formula="of:=CONCATENATE(&quot;INSERT INTO DB_ESPERANCA_VIVA.DESPESAS_MEDICAS VALUES (&quot; ;[.A601]; &quot;,&quot; ;[.B601]; &quot;,&quot; ;&quot;&quot;&quot;&quot;; ;[.C601]; ;&quot;&quot;&quot;&quot;; &quot;,&quot; ;[.D601]; &quot;,&quot; ;&quot;&quot;&quot;&quot;; ;[.E601]; ;&quot;&quot;&quot;&quot;; &quot;);&quot;)" office:value-type="string" office:string-value="INSERT INTO DB_ESPERANCA_VIVA.DESPESAS_MEDICAS VALUES (600,558,&quot;MEDICAÇÃO E CIRURGIA&quot;,4333.88,&quot;2024/11/03&quot;);" calcext:value-type="string">
            <text:p>INSERT INTO DB_ESPERANCA_VIVA.DESPESAS_MEDICAS VALUES (600,558,"MEDICAÇÃO E CIRURGIA",4333.88,"2024/11/03");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729.85</text:p>
          </table:table-cell>
          <table:table-cell office:value-type="string" calcext:value-type="string">
            <text:p>2020/01/03</text:p>
          </table:table-cell>
          <table:table-cell table:formula="of:=CONCATENATE(&quot;INSERT INTO DB_ESPERANCA_VIVA.DESPESAS_MEDICAS VALUES (&quot; ;[.A602]; &quot;,&quot; ;[.B602]; &quot;,&quot; ;&quot;&quot;&quot;&quot;; ;[.C602]; ;&quot;&quot;&quot;&quot;; &quot;,&quot; ;[.D602]; &quot;,&quot; ;&quot;&quot;&quot;&quot;; ;[.E602]; ;&quot;&quot;&quot;&quot;; &quot;);&quot;)" office:value-type="string" office:string-value="INSERT INTO DB_ESPERANCA_VIVA.DESPESAS_MEDICAS VALUES (601,591,&quot;MEDICAÇÃO E CIRURGIA&quot;,2729.85,&quot;2020/01/03&quot;);" calcext:value-type="string">
            <text:p>INSERT INTO DB_ESPERANCA_VIVA.DESPESAS_MEDICAS VALUES (601,591,"MEDICAÇÃO E CIRURGIA",2729.85,"2020/01/03");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4202.31</text:p>
          </table:table-cell>
          <table:table-cell office:value-type="string" calcext:value-type="string">
            <text:p>2019/12/26</text:p>
          </table:table-cell>
          <table:table-cell table:formula="of:=CONCATENATE(&quot;INSERT INTO DB_ESPERANCA_VIVA.DESPESAS_MEDICAS VALUES (&quot; ;[.A603]; &quot;,&quot; ;[.B603]; &quot;,&quot; ;&quot;&quot;&quot;&quot;; ;[.C603]; ;&quot;&quot;&quot;&quot;; &quot;,&quot; ;[.D603]; &quot;,&quot; ;&quot;&quot;&quot;&quot;; ;[.E603]; ;&quot;&quot;&quot;&quot;; &quot;);&quot;)" office:value-type="string" office:string-value="INSERT INTO DB_ESPERANCA_VIVA.DESPESAS_MEDICAS VALUES (602,614,&quot;MEDICAÇÃO E CIRURGIA&quot;,4202.31,&quot;2019/12/26&quot;);" calcext:value-type="string">
            <text:p>INSERT INTO DB_ESPERANCA_VIVA.DESPESAS_MEDICAS VALUES (602,614,"MEDICAÇÃO E CIRURGIA",4202.31,"2019/12/26");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606.95</text:p>
          </table:table-cell>
          <table:table-cell office:value-type="string" calcext:value-type="string">
            <text:p>2024/01/03</text:p>
          </table:table-cell>
          <table:table-cell table:formula="of:=CONCATENATE(&quot;INSERT INTO DB_ESPERANCA_VIVA.DESPESAS_MEDICAS VALUES (&quot; ;[.A604]; &quot;,&quot; ;[.B604]; &quot;,&quot; ;&quot;&quot;&quot;&quot;; ;[.C604]; ;&quot;&quot;&quot;&quot;; &quot;,&quot; ;[.D604]; &quot;,&quot; ;&quot;&quot;&quot;&quot;; ;[.E604]; ;&quot;&quot;&quot;&quot;; &quot;);&quot;)" office:value-type="string" office:string-value="INSERT INTO DB_ESPERANCA_VIVA.DESPESAS_MEDICAS VALUES (603,698,&quot;MEDICAÇÃO E CIRURGIA&quot;,606.95,&quot;2024/01/03&quot;);" calcext:value-type="string">
            <text:p>INSERT INTO DB_ESPERANCA_VIVA.DESPESAS_MEDICAS VALUES (603,698,"MEDICAÇÃO E CIRURGIA",606.95,"2024/01/03");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3874.8</text:p>
          </table:table-cell>
          <table:table-cell office:value-type="string" calcext:value-type="string">
            <text:p>2016/08/06</text:p>
          </table:table-cell>
          <table:table-cell table:formula="of:=CONCATENATE(&quot;INSERT INTO DB_ESPERANCA_VIVA.DESPESAS_MEDICAS VALUES (&quot; ;[.A605]; &quot;,&quot; ;[.B605]; &quot;,&quot; ;&quot;&quot;&quot;&quot;; ;[.C605]; ;&quot;&quot;&quot;&quot;; &quot;,&quot; ;[.D605]; &quot;,&quot; ;&quot;&quot;&quot;&quot;; ;[.E605]; ;&quot;&quot;&quot;&quot;; &quot;);&quot;)" office:value-type="string" office:string-value="INSERT INTO DB_ESPERANCA_VIVA.DESPESAS_MEDICAS VALUES (604,715,&quot;MEDICAÇÃO E CIRURGIA&quot;,3874.8,&quot;2016/08/06&quot;);" calcext:value-type="string">
            <text:p>INSERT INTO DB_ESPERANCA_VIVA.DESPESAS_MEDICAS VALUES (604,715,"MEDICAÇÃO E CIRURGIA",3874.8,"2016/08/06");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EDICAÇÃO E CIRURGIA</text:p>
          </table:table-cell>
          <table:table-cell office:value-type="string" calcext:value-type="string">
            <text:p>2803.88</text:p>
          </table:table-cell>
          <table:table-cell office:value-type="string" calcext:value-type="string">
            <text:p>2020/07/26</text:p>
          </table:table-cell>
          <table:table-cell table:formula="of:=CONCATENATE(&quot;INSERT INTO DB_ESPERANCA_VIVA.DESPESAS_MEDICAS VALUES (&quot; ;[.A606]; &quot;,&quot; ;[.B606]; &quot;,&quot; ;&quot;&quot;&quot;&quot;; ;[.C606]; ;&quot;&quot;&quot;&quot;; &quot;,&quot; ;[.D606]; &quot;,&quot; ;&quot;&quot;&quot;&quot;; ;[.E606]; ;&quot;&quot;&quot;&quot;; &quot;);&quot;)" office:value-type="string" office:string-value="INSERT INTO DB_ESPERANCA_VIVA.DESPESAS_MEDICAS VALUES (605,723,&quot;MEDICAÇÃO E CIRURGIA&quot;,2803.88,&quot;2020/07/26&quot;);" calcext:value-type="string">
            <text:p>INSERT INTO DB_ESPERANCA_VIVA.DESPESAS_MEDICAS VALUES (605,723,"MEDICAÇÃO E CIRURGIA",2803.88,"2020/07/26");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67.83</text:p>
          </table:table-cell>
          <table:table-cell office:value-type="string" calcext:value-type="string">
            <text:p>2018/05/13</text:p>
          </table:table-cell>
          <table:table-cell table:formula="of:=CONCATENATE(&quot;INSERT INTO DB_ESPERANCA_VIVA.DESPESAS_MEDICAS VALUES (&quot; ;[.A607]; &quot;,&quot; ;[.B607]; &quot;,&quot; ;&quot;&quot;&quot;&quot;; ;[.C607]; ;&quot;&quot;&quot;&quot;; &quot;,&quot; ;[.D607]; &quot;,&quot; ;&quot;&quot;&quot;&quot;; ;[.E607]; ;&quot;&quot;&quot;&quot;; &quot;);&quot;)" office:value-type="string" office:string-value="INSERT INTO DB_ESPERANCA_VIVA.DESPESAS_MEDICAS VALUES (606,47,&quot;MEDICAÇÃO E FISIOTERAPIA&quot;,3567.83,&quot;2018/05/13&quot;);" calcext:value-type="string">
            <text:p>INSERT INTO DB_ESPERANCA_VIVA.DESPESAS_MEDICAS VALUES (606,47,"MEDICAÇÃO E FISIOTERAPIA",3567.83,"2018/05/13");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26.33</text:p>
          </table:table-cell>
          <table:table-cell office:value-type="string" calcext:value-type="string">
            <text:p>2015/04/10</text:p>
          </table:table-cell>
          <table:table-cell table:formula="of:=CONCATENATE(&quot;INSERT INTO DB_ESPERANCA_VIVA.DESPESAS_MEDICAS VALUES (&quot; ;[.A608]; &quot;,&quot; ;[.B608]; &quot;,&quot; ;&quot;&quot;&quot;&quot;; ;[.C608]; ;&quot;&quot;&quot;&quot;; &quot;,&quot; ;[.D608]; &quot;,&quot; ;&quot;&quot;&quot;&quot;; ;[.E608]; ;&quot;&quot;&quot;&quot;; &quot;);&quot;)" office:value-type="string" office:string-value="INSERT INTO DB_ESPERANCA_VIVA.DESPESAS_MEDICAS VALUES (607,55,&quot;MEDICAÇÃO E FISIOTERAPIA&quot;,2026.33,&quot;2015/04/10&quot;);" calcext:value-type="string">
            <text:p>INSERT INTO DB_ESPERANCA_VIVA.DESPESAS_MEDICAS VALUES (607,55,"MEDICAÇÃO E FISIOTERAPIA",2026.33,"2015/04/10");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237.94</text:p>
          </table:table-cell>
          <table:table-cell office:value-type="string" calcext:value-type="string">
            <text:p>2019/11/11</text:p>
          </table:table-cell>
          <table:table-cell table:formula="of:=CONCATENATE(&quot;INSERT INTO DB_ESPERANCA_VIVA.DESPESAS_MEDICAS VALUES (&quot; ;[.A609]; &quot;,&quot; ;[.B609]; &quot;,&quot; ;&quot;&quot;&quot;&quot;; ;[.C609]; ;&quot;&quot;&quot;&quot;; &quot;,&quot; ;[.D609]; &quot;,&quot; ;&quot;&quot;&quot;&quot;; ;[.E609]; ;&quot;&quot;&quot;&quot;; &quot;);&quot;)" office:value-type="string" office:string-value="INSERT INTO DB_ESPERANCA_VIVA.DESPESAS_MEDICAS VALUES (608,172,&quot;MEDICAÇÃO E FISIOTERAPIA&quot;,3237.94,&quot;2019/11/11&quot;);" calcext:value-type="string">
            <text:p>INSERT INTO DB_ESPERANCA_VIVA.DESPESAS_MEDICAS VALUES (608,172,"MEDICAÇÃO E FISIOTERAPIA",3237.94,"2019/11/11");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37.96</text:p>
          </table:table-cell>
          <table:table-cell office:value-type="string" calcext:value-type="string">
            <text:p>2017/12/07</text:p>
          </table:table-cell>
          <table:table-cell table:formula="of:=CONCATENATE(&quot;INSERT INTO DB_ESPERANCA_VIVA.DESPESAS_MEDICAS VALUES (&quot; ;[.A610]; &quot;,&quot; ;[.B610]; &quot;,&quot; ;&quot;&quot;&quot;&quot;; ;[.C610]; ;&quot;&quot;&quot;&quot;; &quot;,&quot; ;[.D610]; &quot;,&quot; ;&quot;&quot;&quot;&quot;; ;[.E610]; ;&quot;&quot;&quot;&quot;; &quot;);&quot;)" office:value-type="string" office:string-value="INSERT INTO DB_ESPERANCA_VIVA.DESPESAS_MEDICAS VALUES (609,262,&quot;MEDICAÇÃO E FISIOTERAPIA&quot;,1137.96,&quot;2017/12/07&quot;);" calcext:value-type="string">
            <text:p>INSERT INTO DB_ESPERANCA_VIVA.DESPESAS_MEDICAS VALUES (609,262,"MEDICAÇÃO E FISIOTERAPIA",1137.96,"2017/12/07");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94.82</text:p>
          </table:table-cell>
          <table:table-cell office:value-type="string" calcext:value-type="string">
            <text:p>2024/07/27</text:p>
          </table:table-cell>
          <table:table-cell table:formula="of:=CONCATENATE(&quot;INSERT INTO DB_ESPERANCA_VIVA.DESPESAS_MEDICAS VALUES (&quot; ;[.A611]; &quot;,&quot; ;[.B611]; &quot;,&quot; ;&quot;&quot;&quot;&quot;; ;[.C611]; ;&quot;&quot;&quot;&quot;; &quot;,&quot; ;[.D611]; &quot;,&quot; ;&quot;&quot;&quot;&quot;; ;[.E611]; ;&quot;&quot;&quot;&quot;; &quot;);&quot;)" office:value-type="string" office:string-value="INSERT INTO DB_ESPERANCA_VIVA.DESPESAS_MEDICAS VALUES (610,267,&quot;MEDICAÇÃO E FISIOTERAPIA&quot;,1894.82,&quot;2024/07/27&quot;);" calcext:value-type="string">
            <text:p>INSERT INTO DB_ESPERANCA_VIVA.DESPESAS_MEDICAS VALUES (610,267,"MEDICAÇÃO E FISIOTERAPIA",1894.82,"2024/07/27");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63.53</text:p>
          </table:table-cell>
          <table:table-cell office:value-type="string" calcext:value-type="string">
            <text:p>2021/07/16</text:p>
          </table:table-cell>
          <table:table-cell table:formula="of:=CONCATENATE(&quot;INSERT INTO DB_ESPERANCA_VIVA.DESPESAS_MEDICAS VALUES (&quot; ;[.A612]; &quot;,&quot; ;[.B612]; &quot;,&quot; ;&quot;&quot;&quot;&quot;; ;[.C612]; ;&quot;&quot;&quot;&quot;; &quot;,&quot; ;[.D612]; &quot;,&quot; ;&quot;&quot;&quot;&quot;; ;[.E612]; ;&quot;&quot;&quot;&quot;; &quot;);&quot;)" office:value-type="string" office:string-value="INSERT INTO DB_ESPERANCA_VIVA.DESPESAS_MEDICAS VALUES (611,322,&quot;MEDICAÇÃO E FISIOTERAPIA&quot;,1863.53,&quot;2021/07/16&quot;);" calcext:value-type="string">
            <text:p>INSERT INTO DB_ESPERANCA_VIVA.DESPESAS_MEDICAS VALUES (611,322,"MEDICAÇÃO E FISIOTERAPIA",1863.53,"2021/07/16");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988.96</text:p>
          </table:table-cell>
          <table:table-cell office:value-type="string" calcext:value-type="string">
            <text:p>2020/12/21</text:p>
          </table:table-cell>
          <table:table-cell table:formula="of:=CONCATENATE(&quot;INSERT INTO DB_ESPERANCA_VIVA.DESPESAS_MEDICAS VALUES (&quot; ;[.A613]; &quot;,&quot; ;[.B613]; &quot;,&quot; ;&quot;&quot;&quot;&quot;; ;[.C613]; ;&quot;&quot;&quot;&quot;; &quot;,&quot; ;[.D613]; &quot;,&quot; ;&quot;&quot;&quot;&quot;; ;[.E613]; ;&quot;&quot;&quot;&quot;; &quot;);&quot;)" office:value-type="string" office:string-value="INSERT INTO DB_ESPERANCA_VIVA.DESPESAS_MEDICAS VALUES (612,354,&quot;MEDICAÇÃO E FISIOTERAPIA&quot;,3988.96,&quot;2020/12/21&quot;);" calcext:value-type="string">
            <text:p>INSERT INTO DB_ESPERANCA_VIVA.DESPESAS_MEDICAS VALUES (612,354,"MEDICAÇÃO E FISIOTERAPIA",3988.96,"2020/12/21");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16.1</text:p>
          </table:table-cell>
          <table:table-cell office:value-type="string" calcext:value-type="string">
            <text:p>2019/01/28</text:p>
          </table:table-cell>
          <table:table-cell table:formula="of:=CONCATENATE(&quot;INSERT INTO DB_ESPERANCA_VIVA.DESPESAS_MEDICAS VALUES (&quot; ;[.A614]; &quot;,&quot; ;[.B614]; &quot;,&quot; ;&quot;&quot;&quot;&quot;; ;[.C614]; ;&quot;&quot;&quot;&quot;; &quot;,&quot; ;[.D614]; &quot;,&quot; ;&quot;&quot;&quot;&quot;; ;[.E614]; ;&quot;&quot;&quot;&quot;; &quot;);&quot;)" office:value-type="string" office:string-value="INSERT INTO DB_ESPERANCA_VIVA.DESPESAS_MEDICAS VALUES (613,359,&quot;MEDICAÇÃO E FISIOTERAPIA&quot;,916.1,&quot;2019/01/28&quot;);" calcext:value-type="string">
            <text:p>INSERT INTO DB_ESPERANCA_VIVA.DESPESAS_MEDICAS VALUES (613,359,"MEDICAÇÃO E FISIOTERAPIA",916.1,"2019/01/28");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79.93</text:p>
          </table:table-cell>
          <table:table-cell office:value-type="string" calcext:value-type="string">
            <text:p>2023/02/21</text:p>
          </table:table-cell>
          <table:table-cell table:formula="of:=CONCATENATE(&quot;INSERT INTO DB_ESPERANCA_VIVA.DESPESAS_MEDICAS VALUES (&quot; ;[.A615]; &quot;,&quot; ;[.B615]; &quot;,&quot; ;&quot;&quot;&quot;&quot;; ;[.C615]; ;&quot;&quot;&quot;&quot;; &quot;,&quot; ;[.D615]; &quot;,&quot; ;&quot;&quot;&quot;&quot;; ;[.E615]; ;&quot;&quot;&quot;&quot;; &quot;);&quot;)" office:value-type="string" office:string-value="INSERT INTO DB_ESPERANCA_VIVA.DESPESAS_MEDICAS VALUES (614,427,&quot;MEDICAÇÃO E FISIOTERAPIA&quot;,1079.93,&quot;2023/02/21&quot;);" calcext:value-type="string">
            <text:p>INSERT INTO DB_ESPERANCA_VIVA.DESPESAS_MEDICAS VALUES (614,427,"MEDICAÇÃO E FISIOTERAPIA",1079.93,"2023/02/21");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865.19</text:p>
          </table:table-cell>
          <table:table-cell office:value-type="string" calcext:value-type="string">
            <text:p>2015/10/19</text:p>
          </table:table-cell>
          <table:table-cell table:formula="of:=CONCATENATE(&quot;INSERT INTO DB_ESPERANCA_VIVA.DESPESAS_MEDICAS VALUES (&quot; ;[.A616]; &quot;,&quot; ;[.B616]; &quot;,&quot; ;&quot;&quot;&quot;&quot;; ;[.C616]; ;&quot;&quot;&quot;&quot;; &quot;,&quot; ;[.D616]; &quot;,&quot; ;&quot;&quot;&quot;&quot;; ;[.E616]; ;&quot;&quot;&quot;&quot;; &quot;);&quot;)" office:value-type="string" office:string-value="INSERT INTO DB_ESPERANCA_VIVA.DESPESAS_MEDICAS VALUES (615,492,&quot;MEDICAÇÃO E FISIOTERAPIA&quot;,4865.19,&quot;2015/10/19&quot;);" calcext:value-type="string">
            <text:p>INSERT INTO DB_ESPERANCA_VIVA.DESPESAS_MEDICAS VALUES (615,492,"MEDICAÇÃO E FISIOTERAPIA",4865.19,"2015/10/19");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431.12</text:p>
          </table:table-cell>
          <table:table-cell office:value-type="string" calcext:value-type="string">
            <text:p>2021/04/12</text:p>
          </table:table-cell>
          <table:table-cell table:formula="of:=CONCATENATE(&quot;INSERT INTO DB_ESPERANCA_VIVA.DESPESAS_MEDICAS VALUES (&quot; ;[.A617]; &quot;,&quot; ;[.B617]; &quot;,&quot; ;&quot;&quot;&quot;&quot;; ;[.C617]; ;&quot;&quot;&quot;&quot;; &quot;,&quot; ;[.D617]; &quot;,&quot; ;&quot;&quot;&quot;&quot;; ;[.E617]; ;&quot;&quot;&quot;&quot;; &quot;);&quot;)" office:value-type="string" office:string-value="INSERT INTO DB_ESPERANCA_VIVA.DESPESAS_MEDICAS VALUES (616,506,&quot;MEDICAÇÃO E FISIOTERAPIA&quot;,3431.12,&quot;2021/04/12&quot;);" calcext:value-type="string">
            <text:p>INSERT INTO DB_ESPERANCA_VIVA.DESPESAS_MEDICAS VALUES (616,506,"MEDICAÇÃO E FISIOTERAPIA",3431.12,"2021/04/12");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78.94</text:p>
          </table:table-cell>
          <table:table-cell office:value-type="string" calcext:value-type="string">
            <text:p>2021/01/28</text:p>
          </table:table-cell>
          <table:table-cell table:formula="of:=CONCATENATE(&quot;INSERT INTO DB_ESPERANCA_VIVA.DESPESAS_MEDICAS VALUES (&quot; ;[.A618]; &quot;,&quot; ;[.B618]; &quot;,&quot; ;&quot;&quot;&quot;&quot;; ;[.C618]; ;&quot;&quot;&quot;&quot;; &quot;,&quot; ;[.D618]; &quot;,&quot; ;&quot;&quot;&quot;&quot;; ;[.E618]; ;&quot;&quot;&quot;&quot;; &quot;);&quot;)" office:value-type="string" office:string-value="INSERT INTO DB_ESPERANCA_VIVA.DESPESAS_MEDICAS VALUES (617,510,&quot;MEDICAÇÃO E FISIOTERAPIA&quot;,4678.94,&quot;2021/01/28&quot;);" calcext:value-type="string">
            <text:p>INSERT INTO DB_ESPERANCA_VIVA.DESPESAS_MEDICAS VALUES (617,510,"MEDICAÇÃO E FISIOTERAPIA",4678.94,"2021/01/28");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25.8</text:p>
          </table:table-cell>
          <table:table-cell office:value-type="string" calcext:value-type="string">
            <text:p>2021/08/21</text:p>
          </table:table-cell>
          <table:table-cell table:formula="of:=CONCATENATE(&quot;INSERT INTO DB_ESPERANCA_VIVA.DESPESAS_MEDICAS VALUES (&quot; ;[.A619]; &quot;,&quot; ;[.B619]; &quot;,&quot; ;&quot;&quot;&quot;&quot;; ;[.C619]; ;&quot;&quot;&quot;&quot;; &quot;,&quot; ;[.D619]; &quot;,&quot; ;&quot;&quot;&quot;&quot;; ;[.E619]; ;&quot;&quot;&quot;&quot;; &quot;);&quot;)" office:value-type="string" office:string-value="INSERT INTO DB_ESPERANCA_VIVA.DESPESAS_MEDICAS VALUES (618,573,&quot;MEDICAÇÃO E FISIOTERAPIA&quot;,2625.8,&quot;2021/08/21&quot;);" calcext:value-type="string">
            <text:p>INSERT INTO DB_ESPERANCA_VIVA.DESPESAS_MEDICAS VALUES (618,573,"MEDICAÇÃO E FISIOTERAPIA",2625.8,"2021/08/21");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95.54</text:p>
          </table:table-cell>
          <table:table-cell office:value-type="string" calcext:value-type="string">
            <text:p>2020/04/11</text:p>
          </table:table-cell>
          <table:table-cell table:formula="of:=CONCATENATE(&quot;INSERT INTO DB_ESPERANCA_VIVA.DESPESAS_MEDICAS VALUES (&quot; ;[.A620]; &quot;,&quot; ;[.B620]; &quot;,&quot; ;&quot;&quot;&quot;&quot;; ;[.C620]; ;&quot;&quot;&quot;&quot;; &quot;,&quot; ;[.D620]; &quot;,&quot; ;&quot;&quot;&quot;&quot;; ;[.E620]; ;&quot;&quot;&quot;&quot;; &quot;);&quot;)" office:value-type="string" office:string-value="INSERT INTO DB_ESPERANCA_VIVA.DESPESAS_MEDICAS VALUES (619,579,&quot;MEDICAÇÃO E FISIOTERAPIA&quot;,1695.54,&quot;2020/04/11&quot;);" calcext:value-type="string">
            <text:p>INSERT INTO DB_ESPERANCA_VIVA.DESPESAS_MEDICAS VALUES (619,579,"MEDICAÇÃO E FISIOTERAPIA",1695.54,"2020/04/11");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126.39</text:p>
          </table:table-cell>
          <table:table-cell office:value-type="string" calcext:value-type="string">
            <text:p>2022/11/11</text:p>
          </table:table-cell>
          <table:table-cell table:formula="of:=CONCATENATE(&quot;INSERT INTO DB_ESPERANCA_VIVA.DESPESAS_MEDICAS VALUES (&quot; ;[.A621]; &quot;,&quot; ;[.B621]; &quot;,&quot; ;&quot;&quot;&quot;&quot;; ;[.C621]; ;&quot;&quot;&quot;&quot;; &quot;,&quot; ;[.D621]; &quot;,&quot; ;&quot;&quot;&quot;&quot;; ;[.E621]; ;&quot;&quot;&quot;&quot;; &quot;);&quot;)" office:value-type="string" office:string-value="INSERT INTO DB_ESPERANCA_VIVA.DESPESAS_MEDICAS VALUES (620,616,&quot;MEDICAÇÃO E FISIOTERAPIA&quot;,2126.39,&quot;2022/11/11&quot;);" calcext:value-type="string">
            <text:p>INSERT INTO DB_ESPERANCA_VIVA.DESPESAS_MEDICAS VALUES (620,616,"MEDICAÇÃO E FISIOTERAPIA",2126.39,"2022/11/11");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920.2</text:p>
          </table:table-cell>
          <table:table-cell office:value-type="string" calcext:value-type="string">
            <text:p>2020/10/06</text:p>
          </table:table-cell>
          <table:table-cell table:formula="of:=CONCATENATE(&quot;INSERT INTO DB_ESPERANCA_VIVA.DESPESAS_MEDICAS VALUES (&quot; ;[.A622]; &quot;,&quot; ;[.B622]; &quot;,&quot; ;&quot;&quot;&quot;&quot;; ;[.C622]; ;&quot;&quot;&quot;&quot;; &quot;,&quot; ;[.D622]; &quot;,&quot; ;&quot;&quot;&quot;&quot;; ;[.E622]; ;&quot;&quot;&quot;&quot;; &quot;);&quot;)" office:value-type="string" office:string-value="INSERT INTO DB_ESPERANCA_VIVA.DESPESAS_MEDICAS VALUES (621,632,&quot;MEDICAÇÃO E FISIOTERAPIA&quot;,3920.2,&quot;2020/10/06&quot;);" calcext:value-type="string">
            <text:p>INSERT INTO DB_ESPERANCA_VIVA.DESPESAS_MEDICAS VALUES (621,632,"MEDICAÇÃO E FISIOTERAPIA",3920.2,"2020/10/06");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13.18</text:p>
          </table:table-cell>
          <table:table-cell office:value-type="string" calcext:value-type="string">
            <text:p>2016/10/05</text:p>
          </table:table-cell>
          <table:table-cell table:formula="of:=CONCATENATE(&quot;INSERT INTO DB_ESPERANCA_VIVA.DESPESAS_MEDICAS VALUES (&quot; ;[.A623]; &quot;,&quot; ;[.B623]; &quot;,&quot; ;&quot;&quot;&quot;&quot;; ;[.C623]; ;&quot;&quot;&quot;&quot;; &quot;,&quot; ;[.D623]; &quot;,&quot; ;&quot;&quot;&quot;&quot;; ;[.E623]; ;&quot;&quot;&quot;&quot;; &quot;);&quot;)" office:value-type="string" office:string-value="INSERT INTO DB_ESPERANCA_VIVA.DESPESAS_MEDICAS VALUES (622,652,&quot;MEDICAÇÃO E FISIOTERAPIA&quot;,1213.18,&quot;2016/10/05&quot;);" calcext:value-type="string">
            <text:p>INSERT INTO DB_ESPERANCA_VIVA.DESPESAS_MEDICAS VALUES (622,652,"MEDICAÇÃO E FISIOTERAPIA",1213.18,"2016/10/05");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345.29</text:p>
          </table:table-cell>
          <table:table-cell office:value-type="string" calcext:value-type="string">
            <text:p>2024/02/07</text:p>
          </table:table-cell>
          <table:table-cell table:formula="of:=CONCATENATE(&quot;INSERT INTO DB_ESPERANCA_VIVA.DESPESAS_MEDICAS VALUES (&quot; ;[.A624]; &quot;,&quot; ;[.B624]; &quot;,&quot; ;&quot;&quot;&quot;&quot;; ;[.C624]; ;&quot;&quot;&quot;&quot;; &quot;,&quot; ;[.D624]; &quot;,&quot; ;&quot;&quot;&quot;&quot;; ;[.E624]; ;&quot;&quot;&quot;&quot;; &quot;);&quot;)" office:value-type="string" office:string-value="INSERT INTO DB_ESPERANCA_VIVA.DESPESAS_MEDICAS VALUES (623,721,&quot;MEDICAÇÃO E FISIOTERAPIA&quot;,1345.29,&quot;2024/02/07&quot;);" calcext:value-type="string">
            <text:p>INSERT INTO DB_ESPERANCA_VIVA.DESPESAS_MEDICAS VALUES (623,721,"MEDICAÇÃO E FISIOTERAPIA",1345.29,"2024/02/07");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473.92</text:p>
          </table:table-cell>
          <table:table-cell office:value-type="string" calcext:value-type="string">
            <text:p>2018/07/14</text:p>
          </table:table-cell>
          <table:table-cell table:formula="of:=CONCATENATE(&quot;INSERT INTO DB_ESPERANCA_VIVA.DESPESAS_MEDICAS VALUES (&quot; ;[.A625]; &quot;,&quot; ;[.B625]; &quot;,&quot; ;&quot;&quot;&quot;&quot;; ;[.C625]; ;&quot;&quot;&quot;&quot;; &quot;,&quot; ;[.D625]; &quot;,&quot; ;&quot;&quot;&quot;&quot;; ;[.E625]; ;&quot;&quot;&quot;&quot;; &quot;);&quot;)" office:value-type="string" office:string-value="INSERT INTO DB_ESPERANCA_VIVA.DESPESAS_MEDICAS VALUES (624,737,&quot;MEDICAÇÃO E FISIOTERAPIA&quot;,3473.92,&quot;2018/07/14&quot;);" calcext:value-type="string">
            <text:p>INSERT INTO DB_ESPERANCA_VIVA.DESPESAS_MEDICAS VALUES (624,737,"MEDICAÇÃO E FISIOTERAPIA",3473.92,"2018/07/14");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65.1</text:p>
          </table:table-cell>
          <table:table-cell office:value-type="string" calcext:value-type="string">
            <text:p>2021/01/31</text:p>
          </table:table-cell>
          <table:table-cell table:formula="of:=CONCATENATE(&quot;INSERT INTO DB_ESPERANCA_VIVA.DESPESAS_MEDICAS VALUES (&quot; ;[.A626]; &quot;,&quot; ;[.B626]; &quot;,&quot; ;&quot;&quot;&quot;&quot;; ;[.C626]; ;&quot;&quot;&quot;&quot;; &quot;,&quot; ;[.D626]; &quot;,&quot; ;&quot;&quot;&quot;&quot;; ;[.E626]; ;&quot;&quot;&quot;&quot;; &quot;);&quot;)" office:value-type="string" office:string-value="INSERT INTO DB_ESPERANCA_VIVA.DESPESAS_MEDICAS VALUES (625,27,&quot;MEDICAÇÃO E FISIOTERAPIA&quot;,1265.1,&quot;2021/01/31&quot;);" calcext:value-type="string">
            <text:p>INSERT INTO DB_ESPERANCA_VIVA.DESPESAS_MEDICAS VALUES (625,27,"MEDICAÇÃO E FISIOTERAPIA",1265.1,"2021/01/31");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32.6</text:p>
          </table:table-cell>
          <table:table-cell office:value-type="string" calcext:value-type="string">
            <text:p>2019/08/09</text:p>
          </table:table-cell>
          <table:table-cell table:formula="of:=CONCATENATE(&quot;INSERT INTO DB_ESPERANCA_VIVA.DESPESAS_MEDICAS VALUES (&quot; ;[.A627]; &quot;,&quot; ;[.B627]; &quot;,&quot; ;&quot;&quot;&quot;&quot;; ;[.C627]; ;&quot;&quot;&quot;&quot;; &quot;,&quot; ;[.D627]; &quot;,&quot; ;&quot;&quot;&quot;&quot;; ;[.E627]; ;&quot;&quot;&quot;&quot;; &quot;);&quot;)" office:value-type="string" office:string-value="INSERT INTO DB_ESPERANCA_VIVA.DESPESAS_MEDICAS VALUES (626,49,&quot;MEDICAÇÃO E FISIOTERAPIA&quot;,4332.6,&quot;2019/08/09&quot;);" calcext:value-type="string">
            <text:p>INSERT INTO DB_ESPERANCA_VIVA.DESPESAS_MEDICAS VALUES (626,49,"MEDICAÇÃO E FISIOTERAPIA",4332.6,"2019/08/09");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745.13</text:p>
          </table:table-cell>
          <table:table-cell office:value-type="string" calcext:value-type="string">
            <text:p>2019/02/18</text:p>
          </table:table-cell>
          <table:table-cell table:formula="of:=CONCATENATE(&quot;INSERT INTO DB_ESPERANCA_VIVA.DESPESAS_MEDICAS VALUES (&quot; ;[.A628]; &quot;,&quot; ;[.B628]; &quot;,&quot; ;&quot;&quot;&quot;&quot;; ;[.C628]; ;&quot;&quot;&quot;&quot;; &quot;,&quot; ;[.D628]; &quot;,&quot; ;&quot;&quot;&quot;&quot;; ;[.E628]; ;&quot;&quot;&quot;&quot;; &quot;);&quot;)" office:value-type="string" office:string-value="INSERT INTO DB_ESPERANCA_VIVA.DESPESAS_MEDICAS VALUES (627,153,&quot;MEDICAÇÃO E FISIOTERAPIA&quot;,745.13,&quot;2019/02/18&quot;);" calcext:value-type="string">
            <text:p>INSERT INTO DB_ESPERANCA_VIVA.DESPESAS_MEDICAS VALUES (627,153,"MEDICAÇÃO E FISIOTERAPIA",745.13,"2019/02/18");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966.57</text:p>
          </table:table-cell>
          <table:table-cell office:value-type="string" calcext:value-type="string">
            <text:p>2021/10/26</text:p>
          </table:table-cell>
          <table:table-cell table:formula="of:=CONCATENATE(&quot;INSERT INTO DB_ESPERANCA_VIVA.DESPESAS_MEDICAS VALUES (&quot; ;[.A629]; &quot;,&quot; ;[.B629]; &quot;,&quot; ;&quot;&quot;&quot;&quot;; ;[.C629]; ;&quot;&quot;&quot;&quot;; &quot;,&quot; ;[.D629]; &quot;,&quot; ;&quot;&quot;&quot;&quot;; ;[.E629]; ;&quot;&quot;&quot;&quot;; &quot;);&quot;)" office:value-type="string" office:string-value="INSERT INTO DB_ESPERANCA_VIVA.DESPESAS_MEDICAS VALUES (628,195,&quot;MEDICAÇÃO E FISIOTERAPIA&quot;,4966.57,&quot;2021/10/26&quot;);" calcext:value-type="string">
            <text:p>INSERT INTO DB_ESPERANCA_VIVA.DESPESAS_MEDICAS VALUES (628,195,"MEDICAÇÃO E FISIOTERAPIA",4966.57,"2021/10/26");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399.24</text:p>
          </table:table-cell>
          <table:table-cell office:value-type="string" calcext:value-type="string">
            <text:p>2022/03/13</text:p>
          </table:table-cell>
          <table:table-cell table:formula="of:=CONCATENATE(&quot;INSERT INTO DB_ESPERANCA_VIVA.DESPESAS_MEDICAS VALUES (&quot; ;[.A630]; &quot;,&quot; ;[.B630]; &quot;,&quot; ;&quot;&quot;&quot;&quot;; ;[.C630]; ;&quot;&quot;&quot;&quot;; &quot;,&quot; ;[.D630]; &quot;,&quot; ;&quot;&quot;&quot;&quot;; ;[.E630]; ;&quot;&quot;&quot;&quot;; &quot;);&quot;)" office:value-type="string" office:string-value="INSERT INTO DB_ESPERANCA_VIVA.DESPESAS_MEDICAS VALUES (629,209,&quot;MEDICAÇÃO E FISIOTERAPIA&quot;,1399.24,&quot;2022/03/13&quot;);" calcext:value-type="string">
            <text:p>INSERT INTO DB_ESPERANCA_VIVA.DESPESAS_MEDICAS VALUES (629,209,"MEDICAÇÃO E FISIOTERAPIA",1399.24,"2022/03/13");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386.77</text:p>
          </table:table-cell>
          <table:table-cell office:value-type="string" calcext:value-type="string">
            <text:p>2023/02/27</text:p>
          </table:table-cell>
          <table:table-cell table:formula="of:=CONCATENATE(&quot;INSERT INTO DB_ESPERANCA_VIVA.DESPESAS_MEDICAS VALUES (&quot; ;[.A631]; &quot;,&quot; ;[.B631]; &quot;,&quot; ;&quot;&quot;&quot;&quot;; ;[.C631]; ;&quot;&quot;&quot;&quot;; &quot;,&quot; ;[.D631]; &quot;,&quot; ;&quot;&quot;&quot;&quot;; ;[.E631]; ;&quot;&quot;&quot;&quot;; &quot;);&quot;)" office:value-type="string" office:string-value="INSERT INTO DB_ESPERANCA_VIVA.DESPESAS_MEDICAS VALUES (630,220,&quot;MEDICAÇÃO E FISIOTERAPIA&quot;,2386.77,&quot;2023/02/27&quot;);" calcext:value-type="string">
            <text:p>INSERT INTO DB_ESPERANCA_VIVA.DESPESAS_MEDICAS VALUES (630,220,"MEDICAÇÃO E FISIOTERAPIA",2386.77,"2023/02/27");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74.8</text:p>
          </table:table-cell>
          <table:table-cell office:value-type="string" calcext:value-type="string">
            <text:p>2023/01/19</text:p>
          </table:table-cell>
          <table:table-cell table:formula="of:=CONCATENATE(&quot;INSERT INTO DB_ESPERANCA_VIVA.DESPESAS_MEDICAS VALUES (&quot; ;[.A632]; &quot;,&quot; ;[.B632]; &quot;,&quot; ;&quot;&quot;&quot;&quot;; ;[.C632]; ;&quot;&quot;&quot;&quot;; &quot;,&quot; ;[.D632]; &quot;,&quot; ;&quot;&quot;&quot;&quot;; ;[.E632]; ;&quot;&quot;&quot;&quot;; &quot;);&quot;)" office:value-type="string" office:string-value="INSERT INTO DB_ESPERANCA_VIVA.DESPESAS_MEDICAS VALUES (631,236,&quot;MEDICAÇÃO E FISIOTERAPIA&quot;,1774.8,&quot;2023/01/19&quot;);" calcext:value-type="string">
            <text:p>INSERT INTO DB_ESPERANCA_VIVA.DESPESAS_MEDICAS VALUES (631,236,"MEDICAÇÃO E FISIOTERAPIA",1774.8,"2023/01/19");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80.55</text:p>
          </table:table-cell>
          <table:table-cell office:value-type="string" calcext:value-type="string">
            <text:p>2022/12/28</text:p>
          </table:table-cell>
          <table:table-cell table:formula="of:=CONCATENATE(&quot;INSERT INTO DB_ESPERANCA_VIVA.DESPESAS_MEDICAS VALUES (&quot; ;[.A633]; &quot;,&quot; ;[.B633]; &quot;,&quot; ;&quot;&quot;&quot;&quot;; ;[.C633]; ;&quot;&quot;&quot;&quot;; &quot;,&quot; ;[.D633]; &quot;,&quot; ;&quot;&quot;&quot;&quot;; ;[.E633]; ;&quot;&quot;&quot;&quot;; &quot;);&quot;)" office:value-type="string" office:string-value="INSERT INTO DB_ESPERANCA_VIVA.DESPESAS_MEDICAS VALUES (632,332,&quot;MEDICAÇÃO E FISIOTERAPIA&quot;,2280.55,&quot;2022/12/28&quot;);" calcext:value-type="string">
            <text:p>INSERT INTO DB_ESPERANCA_VIVA.DESPESAS_MEDICAS VALUES (632,332,"MEDICAÇÃO E FISIOTERAPIA",2280.55,"2022/12/28");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53.83</text:p>
          </table:table-cell>
          <table:table-cell office:value-type="string" calcext:value-type="string">
            <text:p>2023/05/14</text:p>
          </table:table-cell>
          <table:table-cell table:formula="of:=CONCATENATE(&quot;INSERT INTO DB_ESPERANCA_VIVA.DESPESAS_MEDICAS VALUES (&quot; ;[.A634]; &quot;,&quot; ;[.B634]; &quot;,&quot; ;&quot;&quot;&quot;&quot;; ;[.C634]; ;&quot;&quot;&quot;&quot;; &quot;,&quot; ;[.D634]; &quot;,&quot; ;&quot;&quot;&quot;&quot;; ;[.E634]; ;&quot;&quot;&quot;&quot;; &quot;);&quot;)" office:value-type="string" office:string-value="INSERT INTO DB_ESPERANCA_VIVA.DESPESAS_MEDICAS VALUES (633,335,&quot;MEDICAÇÃO E FISIOTERAPIA&quot;,653.83,&quot;2023/05/14&quot;);" calcext:value-type="string">
            <text:p>INSERT INTO DB_ESPERANCA_VIVA.DESPESAS_MEDICAS VALUES (633,335,"MEDICAÇÃO E FISIOTERAPIA",653.83,"2023/05/14");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022.74</text:p>
          </table:table-cell>
          <table:table-cell office:value-type="string" calcext:value-type="string">
            <text:p>2022/04/04</text:p>
          </table:table-cell>
          <table:table-cell table:formula="of:=CONCATENATE(&quot;INSERT INTO DB_ESPERANCA_VIVA.DESPESAS_MEDICAS VALUES (&quot; ;[.A635]; &quot;,&quot; ;[.B635]; &quot;,&quot; ;&quot;&quot;&quot;&quot;; ;[.C635]; ;&quot;&quot;&quot;&quot;; &quot;,&quot; ;[.D635]; &quot;,&quot; ;&quot;&quot;&quot;&quot;; ;[.E635]; ;&quot;&quot;&quot;&quot;; &quot;);&quot;)" office:value-type="string" office:string-value="INSERT INTO DB_ESPERANCA_VIVA.DESPESAS_MEDICAS VALUES (634,367,&quot;MEDICAÇÃO E FISIOTERAPIA&quot;,3022.74,&quot;2022/04/04&quot;);" calcext:value-type="string">
            <text:p>INSERT INTO DB_ESPERANCA_VIVA.DESPESAS_MEDICAS VALUES (634,367,"MEDICAÇÃO E FISIOTERAPIA",3022.74,"2022/04/04");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60.44</text:p>
          </table:table-cell>
          <table:table-cell office:value-type="string" calcext:value-type="string">
            <text:p>2021/06/29</text:p>
          </table:table-cell>
          <table:table-cell table:formula="of:=CONCATENATE(&quot;INSERT INTO DB_ESPERANCA_VIVA.DESPESAS_MEDICAS VALUES (&quot; ;[.A636]; &quot;,&quot; ;[.B636]; &quot;,&quot; ;&quot;&quot;&quot;&quot;; ;[.C636]; ;&quot;&quot;&quot;&quot;; &quot;,&quot; ;[.D636]; &quot;,&quot; ;&quot;&quot;&quot;&quot;; ;[.E636]; ;&quot;&quot;&quot;&quot;; &quot;);&quot;)" office:value-type="string" office:string-value="INSERT INTO DB_ESPERANCA_VIVA.DESPESAS_MEDICAS VALUES (635,372,&quot;MEDICAÇÃO E FISIOTERAPIA&quot;,3760.44,&quot;2021/06/29&quot;);" calcext:value-type="string">
            <text:p>INSERT INTO DB_ESPERANCA_VIVA.DESPESAS_MEDICAS VALUES (635,372,"MEDICAÇÃO E FISIOTERAPIA",3760.44,"2021/06/29");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113.31</text:p>
          </table:table-cell>
          <table:table-cell office:value-type="string" calcext:value-type="string">
            <text:p>2016/02/26</text:p>
          </table:table-cell>
          <table:table-cell table:formula="of:=CONCATENATE(&quot;INSERT INTO DB_ESPERANCA_VIVA.DESPESAS_MEDICAS VALUES (&quot; ;[.A637]; &quot;,&quot; ;[.B637]; &quot;,&quot; ;&quot;&quot;&quot;&quot;; ;[.C637]; ;&quot;&quot;&quot;&quot;; &quot;,&quot; ;[.D637]; &quot;,&quot; ;&quot;&quot;&quot;&quot;; ;[.E637]; ;&quot;&quot;&quot;&quot;; &quot;);&quot;)" office:value-type="string" office:string-value="INSERT INTO DB_ESPERANCA_VIVA.DESPESAS_MEDICAS VALUES (636,409,&quot;MEDICAÇÃO E FISIOTERAPIA&quot;,3113.31,&quot;2016/02/26&quot;);" calcext:value-type="string">
            <text:p>INSERT INTO DB_ESPERANCA_VIVA.DESPESAS_MEDICAS VALUES (636,409,"MEDICAÇÃO E FISIOTERAPIA",3113.31,"2016/02/26");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807.35</text:p>
          </table:table-cell>
          <table:table-cell office:value-type="string" calcext:value-type="string">
            <text:p>2024/01/15</text:p>
          </table:table-cell>
          <table:table-cell table:formula="of:=CONCATENATE(&quot;INSERT INTO DB_ESPERANCA_VIVA.DESPESAS_MEDICAS VALUES (&quot; ;[.A638]; &quot;,&quot; ;[.B638]; &quot;,&quot; ;&quot;&quot;&quot;&quot;; ;[.C638]; ;&quot;&quot;&quot;&quot;; &quot;,&quot; ;[.D638]; &quot;,&quot; ;&quot;&quot;&quot;&quot;; ;[.E638]; ;&quot;&quot;&quot;&quot;; &quot;);&quot;)" office:value-type="string" office:string-value="INSERT INTO DB_ESPERANCA_VIVA.DESPESAS_MEDICAS VALUES (637,465,&quot;MEDICAÇÃO E FISIOTERAPIA&quot;,807.35,&quot;2024/01/15&quot;);" calcext:value-type="string">
            <text:p>INSERT INTO DB_ESPERANCA_VIVA.DESPESAS_MEDICAS VALUES (637,465,"MEDICAÇÃO E FISIOTERAPIA",807.35,"2024/01/15");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324.59</text:p>
          </table:table-cell>
          <table:table-cell office:value-type="string" calcext:value-type="string">
            <text:p>2018/03/19</text:p>
          </table:table-cell>
          <table:table-cell table:formula="of:=CONCATENATE(&quot;INSERT INTO DB_ESPERANCA_VIVA.DESPESAS_MEDICAS VALUES (&quot; ;[.A639]; &quot;,&quot; ;[.B639]; &quot;,&quot; ;&quot;&quot;&quot;&quot;; ;[.C639]; ;&quot;&quot;&quot;&quot;; &quot;,&quot; ;[.D639]; &quot;,&quot; ;&quot;&quot;&quot;&quot;; ;[.E639]; ;&quot;&quot;&quot;&quot;; &quot;);&quot;)" office:value-type="string" office:string-value="INSERT INTO DB_ESPERANCA_VIVA.DESPESAS_MEDICAS VALUES (638,532,&quot;MEDICAÇÃO E FISIOTERAPIA&quot;,3324.59,&quot;2018/03/19&quot;);" calcext:value-type="string">
            <text:p>INSERT INTO DB_ESPERANCA_VIVA.DESPESAS_MEDICAS VALUES (638,532,"MEDICAÇÃO E FISIOTERAPIA",3324.59,"2018/03/19");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62.55</text:p>
          </table:table-cell>
          <table:table-cell office:value-type="string" calcext:value-type="string">
            <text:p>2015/04/16</text:p>
          </table:table-cell>
          <table:table-cell table:formula="of:=CONCATENATE(&quot;INSERT INTO DB_ESPERANCA_VIVA.DESPESAS_MEDICAS VALUES (&quot; ;[.A640]; &quot;,&quot; ;[.B640]; &quot;,&quot; ;&quot;&quot;&quot;&quot;; ;[.C640]; ;&quot;&quot;&quot;&quot;; &quot;,&quot; ;[.D640]; &quot;,&quot; ;&quot;&quot;&quot;&quot;; ;[.E640]; ;&quot;&quot;&quot;&quot;; &quot;);&quot;)" office:value-type="string" office:string-value="INSERT INTO DB_ESPERANCA_VIVA.DESPESAS_MEDICAS VALUES (639,565,&quot;MEDICAÇÃO E FISIOTERAPIA&quot;,1662.55,&quot;2015/04/16&quot;);" calcext:value-type="string">
            <text:p>INSERT INTO DB_ESPERANCA_VIVA.DESPESAS_MEDICAS VALUES (639,565,"MEDICAÇÃO E FISIOTERAPIA",1662.55,"2015/04/16");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42.71</text:p>
          </table:table-cell>
          <table:table-cell office:value-type="string" calcext:value-type="string">
            <text:p>2015/11/05</text:p>
          </table:table-cell>
          <table:table-cell table:formula="of:=CONCATENATE(&quot;INSERT INTO DB_ESPERANCA_VIVA.DESPESAS_MEDICAS VALUES (&quot; ;[.A641]; &quot;,&quot; ;[.B641]; &quot;,&quot; ;&quot;&quot;&quot;&quot;; ;[.C641]; ;&quot;&quot;&quot;&quot;; &quot;,&quot; ;[.D641]; &quot;,&quot; ;&quot;&quot;&quot;&quot;; ;[.E641]; ;&quot;&quot;&quot;&quot;; &quot;);&quot;)" office:value-type="string" office:string-value="INSERT INTO DB_ESPERANCA_VIVA.DESPESAS_MEDICAS VALUES (640,127,&quot;MEDICAÇÃO E FISIOTERAPIA&quot;,1542.71,&quot;2015/11/05&quot;);" calcext:value-type="string">
            <text:p>INSERT INTO DB_ESPERANCA_VIVA.DESPESAS_MEDICAS VALUES (640,127,"MEDICAÇÃO E FISIOTERAPIA",1542.71,"2015/11/05");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67.63</text:p>
          </table:table-cell>
          <table:table-cell office:value-type="string" calcext:value-type="string">
            <text:p>2015/05/03</text:p>
          </table:table-cell>
          <table:table-cell table:formula="of:=CONCATENATE(&quot;INSERT INTO DB_ESPERANCA_VIVA.DESPESAS_MEDICAS VALUES (&quot; ;[.A642]; &quot;,&quot; ;[.B642]; &quot;,&quot; ;&quot;&quot;&quot;&quot;; ;[.C642]; ;&quot;&quot;&quot;&quot;; &quot;,&quot; ;[.D642]; &quot;,&quot; ;&quot;&quot;&quot;&quot;; ;[.E642]; ;&quot;&quot;&quot;&quot;; &quot;);&quot;)" office:value-type="string" office:string-value="INSERT INTO DB_ESPERANCA_VIVA.DESPESAS_MEDICAS VALUES (641,129,&quot;MEDICAÇÃO E FISIOTERAPIA&quot;,4167.63,&quot;2015/05/03&quot;);" calcext:value-type="string">
            <text:p>INSERT INTO DB_ESPERANCA_VIVA.DESPESAS_MEDICAS VALUES (641,129,"MEDICAÇÃO E FISIOTERAPIA",4167.63,"2015/05/03");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57.3</text:p>
          </table:table-cell>
          <table:table-cell office:value-type="string" calcext:value-type="string">
            <text:p>2022/09/19</text:p>
          </table:table-cell>
          <table:table-cell table:formula="of:=CONCATENATE(&quot;INSERT INTO DB_ESPERANCA_VIVA.DESPESAS_MEDICAS VALUES (&quot; ;[.A643]; &quot;,&quot; ;[.B643]; &quot;,&quot; ;&quot;&quot;&quot;&quot;; ;[.C643]; ;&quot;&quot;&quot;&quot;; &quot;,&quot; ;[.D643]; &quot;,&quot; ;&quot;&quot;&quot;&quot;; ;[.E643]; ;&quot;&quot;&quot;&quot;; &quot;);&quot;)" office:value-type="string" office:string-value="INSERT INTO DB_ESPERANCA_VIVA.DESPESAS_MEDICAS VALUES (642,145,&quot;MEDICAÇÃO E FISIOTERAPIA&quot;,4157.3,&quot;2022/09/19&quot;);" calcext:value-type="string">
            <text:p>INSERT INTO DB_ESPERANCA_VIVA.DESPESAS_MEDICAS VALUES (642,145,"MEDICAÇÃO E FISIOTERAPIA",4157.3,"2022/09/19");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0.66</text:p>
          </table:table-cell>
          <table:table-cell office:value-type="string" calcext:value-type="string">
            <text:p>2023/06/08</text:p>
          </table:table-cell>
          <table:table-cell table:formula="of:=CONCATENATE(&quot;INSERT INTO DB_ESPERANCA_VIVA.DESPESAS_MEDICAS VALUES (&quot; ;[.A644]; &quot;,&quot; ;[.B644]; &quot;,&quot; ;&quot;&quot;&quot;&quot;; ;[.C644]; ;&quot;&quot;&quot;&quot;; &quot;,&quot; ;[.D644]; &quot;,&quot; ;&quot;&quot;&quot;&quot;; ;[.E644]; ;&quot;&quot;&quot;&quot;; &quot;);&quot;)" office:value-type="string" office:string-value="INSERT INTO DB_ESPERANCA_VIVA.DESPESAS_MEDICAS VALUES (643,147,&quot;MEDICAÇÃO E FISIOTERAPIA&quot;,4610.66,&quot;2023/06/08&quot;);" calcext:value-type="string">
            <text:p>INSERT INTO DB_ESPERANCA_VIVA.DESPESAS_MEDICAS VALUES (643,147,"MEDICAÇÃO E FISIOTERAPIA",4610.66,"2023/06/08");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435.28</text:p>
          </table:table-cell>
          <table:table-cell office:value-type="string" calcext:value-type="string">
            <text:p>2023/10/18</text:p>
          </table:table-cell>
          <table:table-cell table:formula="of:=CONCATENATE(&quot;INSERT INTO DB_ESPERANCA_VIVA.DESPESAS_MEDICAS VALUES (&quot; ;[.A645]; &quot;,&quot; ;[.B645]; &quot;,&quot; ;&quot;&quot;&quot;&quot;; ;[.C645]; ;&quot;&quot;&quot;&quot;; &quot;,&quot; ;[.D645]; &quot;,&quot; ;&quot;&quot;&quot;&quot;; ;[.E645]; ;&quot;&quot;&quot;&quot;; &quot;);&quot;)" office:value-type="string" office:string-value="INSERT INTO DB_ESPERANCA_VIVA.DESPESAS_MEDICAS VALUES (644,231,&quot;MEDICAÇÃO E FISIOTERAPIA&quot;,2435.28,&quot;2023/10/18&quot;);" calcext:value-type="string">
            <text:p>INSERT INTO DB_ESPERANCA_VIVA.DESPESAS_MEDICAS VALUES (644,231,"MEDICAÇÃO E FISIOTERAPIA",2435.28,"2023/10/18");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66.73</text:p>
          </table:table-cell>
          <table:table-cell office:value-type="string" calcext:value-type="string">
            <text:p>2015/03/08</text:p>
          </table:table-cell>
          <table:table-cell table:formula="of:=CONCATENATE(&quot;INSERT INTO DB_ESPERANCA_VIVA.DESPESAS_MEDICAS VALUES (&quot; ;[.A646]; &quot;,&quot; ;[.B646]; &quot;,&quot; ;&quot;&quot;&quot;&quot;; ;[.C646]; ;&quot;&quot;&quot;&quot;; &quot;,&quot; ;[.D646]; &quot;,&quot; ;&quot;&quot;&quot;&quot;; ;[.E646]; ;&quot;&quot;&quot;&quot;; &quot;);&quot;)" office:value-type="string" office:string-value="INSERT INTO DB_ESPERANCA_VIVA.DESPESAS_MEDICAS VALUES (645,235,&quot;MEDICAÇÃO E FISIOTERAPIA&quot;,4566.73,&quot;2015/03/08&quot;);" calcext:value-type="string">
            <text:p>INSERT INTO DB_ESPERANCA_VIVA.DESPESAS_MEDICAS VALUES (645,235,"MEDICAÇÃO E FISIOTERAPIA",4566.73,"2015/03/08");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259.82</text:p>
          </table:table-cell>
          <table:table-cell office:value-type="string" calcext:value-type="string">
            <text:p>2024/04/23</text:p>
          </table:table-cell>
          <table:table-cell table:formula="of:=CONCATENATE(&quot;INSERT INTO DB_ESPERANCA_VIVA.DESPESAS_MEDICAS VALUES (&quot; ;[.A647]; &quot;,&quot; ;[.B647]; &quot;,&quot; ;&quot;&quot;&quot;&quot;; ;[.C647]; ;&quot;&quot;&quot;&quot;; &quot;,&quot; ;[.D647]; &quot;,&quot; ;&quot;&quot;&quot;&quot;; ;[.E647]; ;&quot;&quot;&quot;&quot;; &quot;);&quot;)" office:value-type="string" office:string-value="INSERT INTO DB_ESPERANCA_VIVA.DESPESAS_MEDICAS VALUES (646,284,&quot;MEDICAÇÃO E FISIOTERAPIA&quot;,4259.82,&quot;2024/04/23&quot;);" calcext:value-type="string">
            <text:p>INSERT INTO DB_ESPERANCA_VIVA.DESPESAS_MEDICAS VALUES (646,284,"MEDICAÇÃO E FISIOTERAPIA",4259.82,"2024/04/23");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02.12</text:p>
          </table:table-cell>
          <table:table-cell office:value-type="string" calcext:value-type="string">
            <text:p>2015/09/29</text:p>
          </table:table-cell>
          <table:table-cell table:formula="of:=CONCATENATE(&quot;INSERT INTO DB_ESPERANCA_VIVA.DESPESAS_MEDICAS VALUES (&quot; ;[.A648]; &quot;,&quot; ;[.B648]; &quot;,&quot; ;&quot;&quot;&quot;&quot;; ;[.C648]; ;&quot;&quot;&quot;&quot;; &quot;,&quot; ;[.D648]; &quot;,&quot; ;&quot;&quot;&quot;&quot;; ;[.E648]; ;&quot;&quot;&quot;&quot;; &quot;);&quot;)" office:value-type="string" office:string-value="INSERT INTO DB_ESPERANCA_VIVA.DESPESAS_MEDICAS VALUES (647,287,&quot;MEDICAÇÃO E FISIOTERAPIA&quot;,4302.12,&quot;2015/09/29&quot;);" calcext:value-type="string">
            <text:p>INSERT INTO DB_ESPERANCA_VIVA.DESPESAS_MEDICAS VALUES (647,287,"MEDICAÇÃO E FISIOTERAPIA",4302.12,"2015/09/29");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5.81</text:p>
          </table:table-cell>
          <table:table-cell office:value-type="string" calcext:value-type="string">
            <text:p>2022/03/08</text:p>
          </table:table-cell>
          <table:table-cell table:formula="of:=CONCATENATE(&quot;INSERT INTO DB_ESPERANCA_VIVA.DESPESAS_MEDICAS VALUES (&quot; ;[.A649]; &quot;,&quot; ;[.B649]; &quot;,&quot; ;&quot;&quot;&quot;&quot;; ;[.C649]; ;&quot;&quot;&quot;&quot;; &quot;,&quot; ;[.D649]; &quot;,&quot; ;&quot;&quot;&quot;&quot;; ;[.E649]; ;&quot;&quot;&quot;&quot;; &quot;);&quot;)" office:value-type="string" office:string-value="INSERT INTO DB_ESPERANCA_VIVA.DESPESAS_MEDICAS VALUES (648,336,&quot;MEDICAÇÃO E FISIOTERAPIA&quot;,4615.81,&quot;2022/03/08&quot;);" calcext:value-type="string">
            <text:p>INSERT INTO DB_ESPERANCA_VIVA.DESPESAS_MEDICAS VALUES (648,336,"MEDICAÇÃO E FISIOTERAPIA",4615.81,"2022/03/08");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20.38</text:p>
          </table:table-cell>
          <table:table-cell office:value-type="string" calcext:value-type="string">
            <text:p>2015/06/09</text:p>
          </table:table-cell>
          <table:table-cell table:formula="of:=CONCATENATE(&quot;INSERT INTO DB_ESPERANCA_VIVA.DESPESAS_MEDICAS VALUES (&quot; ;[.A650]; &quot;,&quot; ;[.B650]; &quot;,&quot; ;&quot;&quot;&quot;&quot;; ;[.C650]; ;&quot;&quot;&quot;&quot;; &quot;,&quot; ;[.D650]; &quot;,&quot; ;&quot;&quot;&quot;&quot;; ;[.E650]; ;&quot;&quot;&quot;&quot;; &quot;);&quot;)" office:value-type="string" office:string-value="INSERT INTO DB_ESPERANCA_VIVA.DESPESAS_MEDICAS VALUES (649,338,&quot;MEDICAÇÃO E FISIOTERAPIA&quot;,4620.38,&quot;2015/06/09&quot;);" calcext:value-type="string">
            <text:p>INSERT INTO DB_ESPERANCA_VIVA.DESPESAS_MEDICAS VALUES (649,338,"MEDICAÇÃO E FISIOTERAPIA",4620.38,"2015/06/09");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62.37</text:p>
          </table:table-cell>
          <table:table-cell office:value-type="string" calcext:value-type="string">
            <text:p>2020/11/23</text:p>
          </table:table-cell>
          <table:table-cell table:formula="of:=CONCATENATE(&quot;INSERT INTO DB_ESPERANCA_VIVA.DESPESAS_MEDICAS VALUES (&quot; ;[.A651]; &quot;,&quot; ;[.B651]; &quot;,&quot; ;&quot;&quot;&quot;&quot;; ;[.C651]; ;&quot;&quot;&quot;&quot;; &quot;,&quot; ;[.D651]; &quot;,&quot; ;&quot;&quot;&quot;&quot;; ;[.E651]; ;&quot;&quot;&quot;&quot;; &quot;);&quot;)" office:value-type="string" office:string-value="INSERT INTO DB_ESPERANCA_VIVA.DESPESAS_MEDICAS VALUES (650,341,&quot;MEDICAÇÃO E FISIOTERAPIA&quot;,4562.37,&quot;2020/11/23&quot;);" calcext:value-type="string">
            <text:p>INSERT INTO DB_ESPERANCA_VIVA.DESPESAS_MEDICAS VALUES (650,341,"MEDICAÇÃO E FISIOTERAPIA",4562.37,"2020/11/23");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2.35</text:p>
          </table:table-cell>
          <table:table-cell office:value-type="string" calcext:value-type="string">
            <text:p>2018/09/27</text:p>
          </table:table-cell>
          <table:table-cell table:formula="of:=CONCATENATE(&quot;INSERT INTO DB_ESPERANCA_VIVA.DESPESAS_MEDICAS VALUES (&quot; ;[.A652]; &quot;,&quot; ;[.B652]; &quot;,&quot; ;&quot;&quot;&quot;&quot;; ;[.C652]; ;&quot;&quot;&quot;&quot;; &quot;,&quot; ;[.D652]; &quot;,&quot; ;&quot;&quot;&quot;&quot;; ;[.E652]; ;&quot;&quot;&quot;&quot;; &quot;);&quot;)" office:value-type="string" office:string-value="INSERT INTO DB_ESPERANCA_VIVA.DESPESAS_MEDICAS VALUES (651,430,&quot;MEDICAÇÃO E FISIOTERAPIA&quot;,1062.35,&quot;2018/09/27&quot;);" calcext:value-type="string">
            <text:p>INSERT INTO DB_ESPERANCA_VIVA.DESPESAS_MEDICAS VALUES (651,430,"MEDICAÇÃO E FISIOTERAPIA",1062.35,"2018/09/27");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35.69</text:p>
          </table:table-cell>
          <table:table-cell office:value-type="string" calcext:value-type="string">
            <text:p>2019/12/14</text:p>
          </table:table-cell>
          <table:table-cell table:formula="of:=CONCATENATE(&quot;INSERT INTO DB_ESPERANCA_VIVA.DESPESAS_MEDICAS VALUES (&quot; ;[.A653]; &quot;,&quot; ;[.B653]; &quot;,&quot; ;&quot;&quot;&quot;&quot;; ;[.C653]; ;&quot;&quot;&quot;&quot;; &quot;,&quot; ;[.D653]; &quot;,&quot; ;&quot;&quot;&quot;&quot;; ;[.E653]; ;&quot;&quot;&quot;&quot;; &quot;);&quot;)" office:value-type="string" office:string-value="INSERT INTO DB_ESPERANCA_VIVA.DESPESAS_MEDICAS VALUES (652,496,&quot;MEDICAÇÃO E FISIOTERAPIA&quot;,2635.69,&quot;2019/12/14&quot;);" calcext:value-type="string">
            <text:p>INSERT INTO DB_ESPERANCA_VIVA.DESPESAS_MEDICAS VALUES (652,496,"MEDICAÇÃO E FISIOTERAPIA",2635.69,"2019/12/14");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80.46</text:p>
          </table:table-cell>
          <table:table-cell office:value-type="string" calcext:value-type="string">
            <text:p>2019/07/02</text:p>
          </table:table-cell>
          <table:table-cell table:formula="of:=CONCATENATE(&quot;INSERT INTO DB_ESPERANCA_VIVA.DESPESAS_MEDICAS VALUES (&quot; ;[.A654]; &quot;,&quot; ;[.B654]; &quot;,&quot; ;&quot;&quot;&quot;&quot;; ;[.C654]; ;&quot;&quot;&quot;&quot;; &quot;,&quot; ;[.D654]; &quot;,&quot; ;&quot;&quot;&quot;&quot;; ;[.E654]; ;&quot;&quot;&quot;&quot;; &quot;);&quot;)" office:value-type="string" office:string-value="INSERT INTO DB_ESPERANCA_VIVA.DESPESAS_MEDICAS VALUES (653,619,&quot;MEDICAÇÃO E FISIOTERAPIA&quot;,1480.46,&quot;2019/07/02&quot;);" calcext:value-type="string">
            <text:p>INSERT INTO DB_ESPERANCA_VIVA.DESPESAS_MEDICAS VALUES (653,619,"MEDICAÇÃO E FISIOTERAPIA",1480.46,"2019/07/02");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620.06</text:p>
          </table:table-cell>
          <table:table-cell office:value-type="string" calcext:value-type="string">
            <text:p>2019/03/09</text:p>
          </table:table-cell>
          <table:table-cell table:formula="of:=CONCATENATE(&quot;INSERT INTO DB_ESPERANCA_VIVA.DESPESAS_MEDICAS VALUES (&quot; ;[.A655]; &quot;,&quot; ;[.B655]; &quot;,&quot; ;&quot;&quot;&quot;&quot;; ;[.C655]; ;&quot;&quot;&quot;&quot;; &quot;,&quot; ;[.D655]; &quot;,&quot; ;&quot;&quot;&quot;&quot;; ;[.E655]; ;&quot;&quot;&quot;&quot;; &quot;);&quot;)" office:value-type="string" office:string-value="INSERT INTO DB_ESPERANCA_VIVA.DESPESAS_MEDICAS VALUES (654,680,&quot;MEDICAÇÃO E FISIOTERAPIA&quot;,3620.06,&quot;2019/03/09&quot;);" calcext:value-type="string">
            <text:p>INSERT INTO DB_ESPERANCA_VIVA.DESPESAS_MEDICAS VALUES (654,680,"MEDICAÇÃO E FISIOTERAPIA",3620.06,"2019/03/09");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793.75</text:p>
          </table:table-cell>
          <table:table-cell office:value-type="string" calcext:value-type="string">
            <text:p>2015/06/08</text:p>
          </table:table-cell>
          <table:table-cell table:formula="of:=CONCATENATE(&quot;INSERT INTO DB_ESPERANCA_VIVA.DESPESAS_MEDICAS VALUES (&quot; ;[.A656]; &quot;,&quot; ;[.B656]; &quot;,&quot; ;&quot;&quot;&quot;&quot;; ;[.C656]; ;&quot;&quot;&quot;&quot;; &quot;,&quot; ;[.D656]; &quot;,&quot; ;&quot;&quot;&quot;&quot;; ;[.E656]; ;&quot;&quot;&quot;&quot;; &quot;);&quot;)" office:value-type="string" office:string-value="INSERT INTO DB_ESPERANCA_VIVA.DESPESAS_MEDICAS VALUES (655,15,&quot;MEDICAÇÃO E FISIOTERAPIA&quot;,793.75,&quot;2015/06/08&quot;);" calcext:value-type="string">
            <text:p>INSERT INTO DB_ESPERANCA_VIVA.DESPESAS_MEDICAS VALUES (655,15,"MEDICAÇÃO E FISIOTERAPIA",793.75,"2015/06/08");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619.32</text:p>
          </table:table-cell>
          <table:table-cell office:value-type="string" calcext:value-type="string">
            <text:p>2024/11/24</text:p>
          </table:table-cell>
          <table:table-cell table:formula="of:=CONCATENATE(&quot;INSERT INTO DB_ESPERANCA_VIVA.DESPESAS_MEDICAS VALUES (&quot; ;[.A657]; &quot;,&quot; ;[.B657]; &quot;,&quot; ;&quot;&quot;&quot;&quot;; ;[.C657]; ;&quot;&quot;&quot;&quot;; &quot;,&quot; ;[.D657]; &quot;,&quot; ;&quot;&quot;&quot;&quot;; ;[.E657]; ;&quot;&quot;&quot;&quot;; &quot;);&quot;)" office:value-type="string" office:string-value="INSERT INTO DB_ESPERANCA_VIVA.DESPESAS_MEDICAS VALUES (656,24,&quot;MEDICAÇÃO E FISIOTERAPIA&quot;,1619.32,&quot;2024/11/24&quot;);" calcext:value-type="string">
            <text:p>INSERT INTO DB_ESPERANCA_VIVA.DESPESAS_MEDICAS VALUES (656,24,"MEDICAÇÃO E FISIOTERAPIA",1619.32,"2024/11/24");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00.19</text:p>
          </table:table-cell>
          <table:table-cell office:value-type="string" calcext:value-type="string">
            <text:p>2022/02/01</text:p>
          </table:table-cell>
          <table:table-cell table:formula="of:=CONCATENATE(&quot;INSERT INTO DB_ESPERANCA_VIVA.DESPESAS_MEDICAS VALUES (&quot; ;[.A658]; &quot;,&quot; ;[.B658]; &quot;,&quot; ;&quot;&quot;&quot;&quot;; ;[.C658]; ;&quot;&quot;&quot;&quot;; &quot;,&quot; ;[.D658]; &quot;,&quot; ;&quot;&quot;&quot;&quot;; ;[.E658]; ;&quot;&quot;&quot;&quot;; &quot;);&quot;)" office:value-type="string" office:string-value="INSERT INTO DB_ESPERANCA_VIVA.DESPESAS_MEDICAS VALUES (657,81,&quot;MEDICAÇÃO E FISIOTERAPIA&quot;,1500.19,&quot;2022/02/01&quot;);" calcext:value-type="string">
            <text:p>INSERT INTO DB_ESPERANCA_VIVA.DESPESAS_MEDICAS VALUES (657,81,"MEDICAÇÃO E FISIOTERAPIA",1500.19,"2022/02/01");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86.24</text:p>
          </table:table-cell>
          <table:table-cell office:value-type="string" calcext:value-type="string">
            <text:p>2017/01/07</text:p>
          </table:table-cell>
          <table:table-cell table:formula="of:=CONCATENATE(&quot;INSERT INTO DB_ESPERANCA_VIVA.DESPESAS_MEDICAS VALUES (&quot; ;[.A659]; &quot;,&quot; ;[.B659]; &quot;,&quot; ;&quot;&quot;&quot;&quot;; ;[.C659]; ;&quot;&quot;&quot;&quot;; &quot;,&quot; ;[.D659]; &quot;,&quot; ;&quot;&quot;&quot;&quot;; ;[.E659]; ;&quot;&quot;&quot;&quot;; &quot;);&quot;)" office:value-type="string" office:string-value="INSERT INTO DB_ESPERANCA_VIVA.DESPESAS_MEDICAS VALUES (658,120,&quot;MEDICAÇÃO E FISIOTERAPIA&quot;,1186.24,&quot;2017/01/07&quot;);" calcext:value-type="string">
            <text:p>INSERT INTO DB_ESPERANCA_VIVA.DESPESAS_MEDICAS VALUES (658,120,"MEDICAÇÃO E FISIOTERAPIA",1186.24,"2017/01/07");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22.85</text:p>
          </table:table-cell>
          <table:table-cell office:value-type="string" calcext:value-type="string">
            <text:p>2017/02/19</text:p>
          </table:table-cell>
          <table:table-cell table:formula="of:=CONCATENATE(&quot;INSERT INTO DB_ESPERANCA_VIVA.DESPESAS_MEDICAS VALUES (&quot; ;[.A660]; &quot;,&quot; ;[.B660]; &quot;,&quot; ;&quot;&quot;&quot;&quot;; ;[.C660]; ;&quot;&quot;&quot;&quot;; &quot;,&quot; ;[.D660]; &quot;,&quot; ;&quot;&quot;&quot;&quot;; ;[.E660]; ;&quot;&quot;&quot;&quot;; &quot;);&quot;)" office:value-type="string" office:string-value="INSERT INTO DB_ESPERANCA_VIVA.DESPESAS_MEDICAS VALUES (659,122,&quot;MEDICAÇÃO E FISIOTERAPIA&quot;,2622.85,&quot;2017/02/19&quot;);" calcext:value-type="string">
            <text:p>INSERT INTO DB_ESPERANCA_VIVA.DESPESAS_MEDICAS VALUES (659,122,"MEDICAÇÃO E FISIOTERAPIA",2622.85,"2017/02/19");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786.25</text:p>
          </table:table-cell>
          <table:table-cell office:value-type="string" calcext:value-type="string">
            <text:p>2022/10/13</text:p>
          </table:table-cell>
          <table:table-cell table:formula="of:=CONCATENATE(&quot;INSERT INTO DB_ESPERANCA_VIVA.DESPESAS_MEDICAS VALUES (&quot; ;[.A661]; &quot;,&quot; ;[.B661]; &quot;,&quot; ;&quot;&quot;&quot;&quot;; ;[.C661]; ;&quot;&quot;&quot;&quot;; &quot;,&quot; ;[.D661]; &quot;,&quot; ;&quot;&quot;&quot;&quot;; ;[.E661]; ;&quot;&quot;&quot;&quot;; &quot;);&quot;)" office:value-type="string" office:string-value="INSERT INTO DB_ESPERANCA_VIVA.DESPESAS_MEDICAS VALUES (660,198,&quot;MEDICAÇÃO E FISIOTERAPIA&quot;,2786.25,&quot;2022/10/13&quot;);" calcext:value-type="string">
            <text:p>INSERT INTO DB_ESPERANCA_VIVA.DESPESAS_MEDICAS VALUES (660,198,"MEDICAÇÃO E FISIOTERAPIA",2786.25,"2022/10/13");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01.6</text:p>
          </table:table-cell>
          <table:table-cell office:value-type="string" calcext:value-type="string">
            <text:p>2021/08/22</text:p>
          </table:table-cell>
          <table:table-cell table:formula="of:=CONCATENATE(&quot;INSERT INTO DB_ESPERANCA_VIVA.DESPESAS_MEDICAS VALUES (&quot; ;[.A662]; &quot;,&quot; ;[.B662]; &quot;,&quot; ;&quot;&quot;&quot;&quot;; ;[.C662]; ;&quot;&quot;&quot;&quot;; &quot;,&quot; ;[.D662]; &quot;,&quot; ;&quot;&quot;&quot;&quot;; ;[.E662]; ;&quot;&quot;&quot;&quot;; &quot;);&quot;)" office:value-type="string" office:string-value="INSERT INTO DB_ESPERANCA_VIVA.DESPESAS_MEDICAS VALUES (661,285,&quot;MEDICAÇÃO E FISIOTERAPIA&quot;,901.6,&quot;2021/08/22&quot;);" calcext:value-type="string">
            <text:p>INSERT INTO DB_ESPERANCA_VIVA.DESPESAS_MEDICAS VALUES (661,285,"MEDICAÇÃO E FISIOTERAPIA",901.6,"2021/08/22");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35.33</text:p>
          </table:table-cell>
          <table:table-cell office:value-type="string" calcext:value-type="string">
            <text:p>2024/12/30</text:p>
          </table:table-cell>
          <table:table-cell table:formula="of:=CONCATENATE(&quot;INSERT INTO DB_ESPERANCA_VIVA.DESPESAS_MEDICAS VALUES (&quot; ;[.A663]; &quot;,&quot; ;[.B663]; &quot;,&quot; ;&quot;&quot;&quot;&quot;; ;[.C663]; ;&quot;&quot;&quot;&quot;; &quot;,&quot; ;[.D663]; &quot;,&quot; ;&quot;&quot;&quot;&quot;; ;[.E663]; ;&quot;&quot;&quot;&quot;; &quot;);&quot;)" office:value-type="string" office:string-value="INSERT INTO DB_ESPERANCA_VIVA.DESPESAS_MEDICAS VALUES (662,288,&quot;MEDICAÇÃO E FISIOTERAPIA&quot;,635.33,&quot;2024/12/30&quot;);" calcext:value-type="string">
            <text:p>INSERT INTO DB_ESPERANCA_VIVA.DESPESAS_MEDICAS VALUES (662,288,"MEDICAÇÃO E FISIOTERAPIA",635.33,"2024/12/30");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52.22</text:p>
          </table:table-cell>
          <table:table-cell office:value-type="string" calcext:value-type="string">
            <text:p>2022/03/03</text:p>
          </table:table-cell>
          <table:table-cell table:formula="of:=CONCATENATE(&quot;INSERT INTO DB_ESPERANCA_VIVA.DESPESAS_MEDICAS VALUES (&quot; ;[.A664]; &quot;,&quot; ;[.B664]; &quot;,&quot; ;&quot;&quot;&quot;&quot;; ;[.C664]; ;&quot;&quot;&quot;&quot;; &quot;,&quot; ;[.D664]; &quot;,&quot; ;&quot;&quot;&quot;&quot;; ;[.E664]; ;&quot;&quot;&quot;&quot;; &quot;);&quot;)" office:value-type="string" office:string-value="INSERT INTO DB_ESPERANCA_VIVA.DESPESAS_MEDICAS VALUES (663,316,&quot;MEDICAÇÃO E FISIOTERAPIA&quot;,1552.22,&quot;2022/03/03&quot;);" calcext:value-type="string">
            <text:p>INSERT INTO DB_ESPERANCA_VIVA.DESPESAS_MEDICAS VALUES (663,316,"MEDICAÇÃO E FISIOTERAPIA",1552.22,"2022/03/03");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69.45</text:p>
          </table:table-cell>
          <table:table-cell office:value-type="string" calcext:value-type="string">
            <text:p>2021/06/21</text:p>
          </table:table-cell>
          <table:table-cell table:formula="of:=CONCATENATE(&quot;INSERT INTO DB_ESPERANCA_VIVA.DESPESAS_MEDICAS VALUES (&quot; ;[.A665]; &quot;,&quot; ;[.B665]; &quot;,&quot; ;&quot;&quot;&quot;&quot;; ;[.C665]; ;&quot;&quot;&quot;&quot;; &quot;,&quot; ;[.D665]; &quot;,&quot; ;&quot;&quot;&quot;&quot;; ;[.E665]; ;&quot;&quot;&quot;&quot;; &quot;);&quot;)" office:value-type="string" office:string-value="INSERT INTO DB_ESPERANCA_VIVA.DESPESAS_MEDICAS VALUES (664,441,&quot;MEDICAÇÃO E FISIOTERAPIA&quot;,1769.45,&quot;2021/06/21&quot;);" calcext:value-type="string">
            <text:p>INSERT INTO DB_ESPERANCA_VIVA.DESPESAS_MEDICAS VALUES (664,441,"MEDICAÇÃO E FISIOTERAPIA",1769.45,"2021/06/21");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57.02</text:p>
          </table:table-cell>
          <table:table-cell office:value-type="string" calcext:value-type="string">
            <text:p>2021/06/16</text:p>
          </table:table-cell>
          <table:table-cell table:formula="of:=CONCATENATE(&quot;INSERT INTO DB_ESPERANCA_VIVA.DESPESAS_MEDICAS VALUES (&quot; ;[.A666]; &quot;,&quot; ;[.B666]; &quot;,&quot; ;&quot;&quot;&quot;&quot;; ;[.C666]; ;&quot;&quot;&quot;&quot;; &quot;,&quot; ;[.D666]; &quot;,&quot; ;&quot;&quot;&quot;&quot;; ;[.E666]; ;&quot;&quot;&quot;&quot;; &quot;);&quot;)" office:value-type="string" office:string-value="INSERT INTO DB_ESPERANCA_VIVA.DESPESAS_MEDICAS VALUES (665,570,&quot;MEDICAÇÃO E FISIOTERAPIA&quot;,2057.02,&quot;2021/06/16&quot;);" calcext:value-type="string">
            <text:p>INSERT INTO DB_ESPERANCA_VIVA.DESPESAS_MEDICAS VALUES (665,570,"MEDICAÇÃO E FISIOTERAPIA",2057.02,"2021/06/16");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22.29</text:p>
          </table:table-cell>
          <table:table-cell office:value-type="string" calcext:value-type="string">
            <text:p>2016/03/25</text:p>
          </table:table-cell>
          <table:table-cell table:formula="of:=CONCATENATE(&quot;INSERT INTO DB_ESPERANCA_VIVA.DESPESAS_MEDICAS VALUES (&quot; ;[.A667]; &quot;,&quot; ;[.B667]; &quot;,&quot; ;&quot;&quot;&quot;&quot;; ;[.C667]; ;&quot;&quot;&quot;&quot;; &quot;,&quot; ;[.D667]; &quot;,&quot; ;&quot;&quot;&quot;&quot;; ;[.E667]; ;&quot;&quot;&quot;&quot;; &quot;);&quot;)" office:value-type="string" office:string-value="INSERT INTO DB_ESPERANCA_VIVA.DESPESAS_MEDICAS VALUES (666,601,&quot;MEDICAÇÃO E FISIOTERAPIA&quot;,2222.29,&quot;2016/03/25&quot;);" calcext:value-type="string">
            <text:p>INSERT INTO DB_ESPERANCA_VIVA.DESPESAS_MEDICAS VALUES (666,601,"MEDICAÇÃO E FISIOTERAPIA",2222.29,"2016/03/25");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96.56</text:p>
          </table:table-cell>
          <table:table-cell office:value-type="string" calcext:value-type="string">
            <text:p>2017/05/14</text:p>
          </table:table-cell>
          <table:table-cell table:formula="of:=CONCATENATE(&quot;INSERT INTO DB_ESPERANCA_VIVA.DESPESAS_MEDICAS VALUES (&quot; ;[.A668]; &quot;,&quot; ;[.B668]; &quot;,&quot; ;&quot;&quot;&quot;&quot;; ;[.C668]; ;&quot;&quot;&quot;&quot;; &quot;,&quot; ;[.D668]; &quot;,&quot; ;&quot;&quot;&quot;&quot;; ;[.E668]; ;&quot;&quot;&quot;&quot;; &quot;);&quot;)" office:value-type="string" office:string-value="INSERT INTO DB_ESPERANCA_VIVA.DESPESAS_MEDICAS VALUES (667,607,&quot;MEDICAÇÃO E FISIOTERAPIA&quot;,1496.56,&quot;2017/05/14&quot;);" calcext:value-type="string">
            <text:p>INSERT INTO DB_ESPERANCA_VIVA.DESPESAS_MEDICAS VALUES (667,607,"MEDICAÇÃO E FISIOTERAPIA",1496.56,"2017/05/14");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025.87</text:p>
          </table:table-cell>
          <table:table-cell office:value-type="string" calcext:value-type="string">
            <text:p>2022/10/27</text:p>
          </table:table-cell>
          <table:table-cell table:formula="of:=CONCATENATE(&quot;INSERT INTO DB_ESPERANCA_VIVA.DESPESAS_MEDICAS VALUES (&quot; ;[.A669]; &quot;,&quot; ;[.B669]; &quot;,&quot; ;&quot;&quot;&quot;&quot;; ;[.C669]; ;&quot;&quot;&quot;&quot;; &quot;,&quot; ;[.D669]; &quot;,&quot; ;&quot;&quot;&quot;&quot;; ;[.E669]; ;&quot;&quot;&quot;&quot;; &quot;);&quot;)" office:value-type="string" office:string-value="INSERT INTO DB_ESPERANCA_VIVA.DESPESAS_MEDICAS VALUES (668,612,&quot;MEDICAÇÃO E FISIOTERAPIA&quot;,2025.87,&quot;2022/10/27&quot;);" calcext:value-type="string">
            <text:p>INSERT INTO DB_ESPERANCA_VIVA.DESPESAS_MEDICAS VALUES (668,612,"MEDICAÇÃO E FISIOTERAPIA",2025.87,"2022/10/27");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02.51</text:p>
          </table:table-cell>
          <table:table-cell office:value-type="string" calcext:value-type="string">
            <text:p>2023/10/28</text:p>
          </table:table-cell>
          <table:table-cell table:formula="of:=CONCATENATE(&quot;INSERT INTO DB_ESPERANCA_VIVA.DESPESAS_MEDICAS VALUES (&quot; ;[.A670]; &quot;,&quot; ;[.B670]; &quot;,&quot; ;&quot;&quot;&quot;&quot;; ;[.C670]; ;&quot;&quot;&quot;&quot;; &quot;,&quot; ;[.D670]; &quot;,&quot; ;&quot;&quot;&quot;&quot;; ;[.E670]; ;&quot;&quot;&quot;&quot;; &quot;);&quot;)" office:value-type="string" office:string-value="INSERT INTO DB_ESPERANCA_VIVA.DESPESAS_MEDICAS VALUES (669,671,&quot;MEDICAÇÃO E FISIOTERAPIA&quot;,2202.51,&quot;2023/10/28&quot;);" calcext:value-type="string">
            <text:p>INSERT INTO DB_ESPERANCA_VIVA.DESPESAS_MEDICAS VALUES (669,671,"MEDICAÇÃO E FISIOTERAPIA",2202.51,"2023/10/28");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293.49</text:p>
          </table:table-cell>
          <table:table-cell office:value-type="string" calcext:value-type="string">
            <text:p>2019/09/14</text:p>
          </table:table-cell>
          <table:table-cell table:formula="of:=CONCATENATE(&quot;INSERT INTO DB_ESPERANCA_VIVA.DESPESAS_MEDICAS VALUES (&quot; ;[.A671]; &quot;,&quot; ;[.B671]; &quot;,&quot; ;&quot;&quot;&quot;&quot;; ;[.C671]; ;&quot;&quot;&quot;&quot;; &quot;,&quot; ;[.D671]; &quot;,&quot; ;&quot;&quot;&quot;&quot;; ;[.E671]; ;&quot;&quot;&quot;&quot;; &quot;);&quot;)" office:value-type="string" office:string-value="INSERT INTO DB_ESPERANCA_VIVA.DESPESAS_MEDICAS VALUES (670,50,&quot;MEDICAÇÃO E FISIOTERAPIA&quot;,2293.49,&quot;2019/09/14&quot;);" calcext:value-type="string">
            <text:p>INSERT INTO DB_ESPERANCA_VIVA.DESPESAS_MEDICAS VALUES (670,50,"MEDICAÇÃO E FISIOTERAPIA",2293.49,"2019/09/14");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311.36</text:p>
          </table:table-cell>
          <table:table-cell office:value-type="string" calcext:value-type="string">
            <text:p>2024/09/26</text:p>
          </table:table-cell>
          <table:table-cell table:formula="of:=CONCATENATE(&quot;INSERT INTO DB_ESPERANCA_VIVA.DESPESAS_MEDICAS VALUES (&quot; ;[.A672]; &quot;,&quot; ;[.B672]; &quot;,&quot; ;&quot;&quot;&quot;&quot;; ;[.C672]; ;&quot;&quot;&quot;&quot;; &quot;,&quot; ;[.D672]; &quot;,&quot; ;&quot;&quot;&quot;&quot;; ;[.E672]; ;&quot;&quot;&quot;&quot;; &quot;);&quot;)" office:value-type="string" office:string-value="INSERT INTO DB_ESPERANCA_VIVA.DESPESAS_MEDICAS VALUES (671,94,&quot;MEDICAÇÃO E FISIOTERAPIA&quot;,2311.36,&quot;2024/09/26&quot;);" calcext:value-type="string">
            <text:p>INSERT INTO DB_ESPERANCA_VIVA.DESPESAS_MEDICAS VALUES (671,94,"MEDICAÇÃO E FISIOTERAPIA",2311.36,"2024/09/26");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917.27</text:p>
          </table:table-cell>
          <table:table-cell office:value-type="string" calcext:value-type="string">
            <text:p>2015/09/24</text:p>
          </table:table-cell>
          <table:table-cell table:formula="of:=CONCATENATE(&quot;INSERT INTO DB_ESPERANCA_VIVA.DESPESAS_MEDICAS VALUES (&quot; ;[.A673]; &quot;,&quot; ;[.B673]; &quot;,&quot; ;&quot;&quot;&quot;&quot;; ;[.C673]; ;&quot;&quot;&quot;&quot;; &quot;,&quot; ;[.D673]; &quot;,&quot; ;&quot;&quot;&quot;&quot;; ;[.E673]; ;&quot;&quot;&quot;&quot;; &quot;);&quot;)" office:value-type="string" office:string-value="INSERT INTO DB_ESPERANCA_VIVA.DESPESAS_MEDICAS VALUES (672,139,&quot;MEDICAÇÃO E FISIOTERAPIA&quot;,4917.27,&quot;2015/09/24&quot;);" calcext:value-type="string">
            <text:p>INSERT INTO DB_ESPERANCA_VIVA.DESPESAS_MEDICAS VALUES (672,139,"MEDICAÇÃO E FISIOTERAPIA",4917.27,"2015/09/24");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36.24</text:p>
          </table:table-cell>
          <table:table-cell office:value-type="string" calcext:value-type="string">
            <text:p>2022/06/12</text:p>
          </table:table-cell>
          <table:table-cell table:formula="of:=CONCATENATE(&quot;INSERT INTO DB_ESPERANCA_VIVA.DESPESAS_MEDICAS VALUES (&quot; ;[.A674]; &quot;,&quot; ;[.B674]; &quot;,&quot; ;&quot;&quot;&quot;&quot;; ;[.C674]; ;&quot;&quot;&quot;&quot;; &quot;,&quot; ;[.D674]; &quot;,&quot; ;&quot;&quot;&quot;&quot;; ;[.E674]; ;&quot;&quot;&quot;&quot;; &quot;);&quot;)" office:value-type="string" office:string-value="INSERT INTO DB_ESPERANCA_VIVA.DESPESAS_MEDICAS VALUES (673,301,&quot;MEDICAÇÃO E FISIOTERAPIA&quot;,2536.24,&quot;2022/06/12&quot;);" calcext:value-type="string">
            <text:p>INSERT INTO DB_ESPERANCA_VIVA.DESPESAS_MEDICAS VALUES (673,301,"MEDICAÇÃO E FISIOTERAPIA",2536.24,"2022/06/12");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744.37</text:p>
          </table:table-cell>
          <table:table-cell office:value-type="string" calcext:value-type="string">
            <text:p>2016/03/13</text:p>
          </table:table-cell>
          <table:table-cell table:formula="of:=CONCATENATE(&quot;INSERT INTO DB_ESPERANCA_VIVA.DESPESAS_MEDICAS VALUES (&quot; ;[.A675]; &quot;,&quot; ;[.B675]; &quot;,&quot; ;&quot;&quot;&quot;&quot;; ;[.C675]; ;&quot;&quot;&quot;&quot;; &quot;,&quot; ;[.D675]; &quot;,&quot; ;&quot;&quot;&quot;&quot;; ;[.E675]; ;&quot;&quot;&quot;&quot;; &quot;);&quot;)" office:value-type="string" office:string-value="INSERT INTO DB_ESPERANCA_VIVA.DESPESAS_MEDICAS VALUES (674,391,&quot;MEDICAÇÃO E FISIOTERAPIA&quot;,4744.37,&quot;2016/03/13&quot;);" calcext:value-type="string">
            <text:p>INSERT INTO DB_ESPERANCA_VIVA.DESPESAS_MEDICAS VALUES (674,391,"MEDICAÇÃO E FISIOTERAPIA",4744.37,"2016/03/13");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3.74</text:p>
          </table:table-cell>
          <table:table-cell office:value-type="string" calcext:value-type="string">
            <text:p>2015/03/01</text:p>
          </table:table-cell>
          <table:table-cell table:formula="of:=CONCATENATE(&quot;INSERT INTO DB_ESPERANCA_VIVA.DESPESAS_MEDICAS VALUES (&quot; ;[.A676]; &quot;,&quot; ;[.B676]; &quot;,&quot; ;&quot;&quot;&quot;&quot;; ;[.C676]; ;&quot;&quot;&quot;&quot;; &quot;,&quot; ;[.D676]; &quot;,&quot; ;&quot;&quot;&quot;&quot;; ;[.E676]; ;&quot;&quot;&quot;&quot;; &quot;);&quot;)" office:value-type="string" office:string-value="INSERT INTO DB_ESPERANCA_VIVA.DESPESAS_MEDICAS VALUES (675,502,&quot;MEDICAÇÃO E FISIOTERAPIA&quot;,1063.74,&quot;2015/03/01&quot;);" calcext:value-type="string">
            <text:p>INSERT INTO DB_ESPERANCA_VIVA.DESPESAS_MEDICAS VALUES (675,502,"MEDICAÇÃO E FISIOTERAPIA",1063.74,"2015/03/01");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578.66</text:p>
          </table:table-cell>
          <table:table-cell office:value-type="string" calcext:value-type="string">
            <text:p>2019/04/06</text:p>
          </table:table-cell>
          <table:table-cell table:formula="of:=CONCATENATE(&quot;INSERT INTO DB_ESPERANCA_VIVA.DESPESAS_MEDICAS VALUES (&quot; ;[.A677]; &quot;,&quot; ;[.B677]; &quot;,&quot; ;&quot;&quot;&quot;&quot;; ;[.C677]; ;&quot;&quot;&quot;&quot;; &quot;,&quot; ;[.D677]; &quot;,&quot; ;&quot;&quot;&quot;&quot;; ;[.E677]; ;&quot;&quot;&quot;&quot;; &quot;);&quot;)" office:value-type="string" office:string-value="INSERT INTO DB_ESPERANCA_VIVA.DESPESAS_MEDICAS VALUES (676,554,&quot;MEDICAÇÃO E FISIOTERAPIA&quot;,578.66,&quot;2019/04/06&quot;);" calcext:value-type="string">
            <text:p>INSERT INTO DB_ESPERANCA_VIVA.DESPESAS_MEDICAS VALUES (676,554,"MEDICAÇÃO E FISIOTERAPIA",578.66,"2019/04/06");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061.12</text:p>
          </table:table-cell>
          <table:table-cell office:value-type="string" calcext:value-type="string">
            <text:p>2024/03/02</text:p>
          </table:table-cell>
          <table:table-cell table:formula="of:=CONCATENATE(&quot;INSERT INTO DB_ESPERANCA_VIVA.DESPESAS_MEDICAS VALUES (&quot; ;[.A678]; &quot;,&quot; ;[.B678]; &quot;,&quot; ;&quot;&quot;&quot;&quot;; ;[.C678]; ;&quot;&quot;&quot;&quot;; &quot;,&quot; ;[.D678]; &quot;,&quot; ;&quot;&quot;&quot;&quot;; ;[.E678]; ;&quot;&quot;&quot;&quot;; &quot;);&quot;)" office:value-type="string" office:string-value="INSERT INTO DB_ESPERANCA_VIVA.DESPESAS_MEDICAS VALUES (677,626,&quot;MEDICAÇÃO E FISIOTERAPIA&quot;,1061.12,&quot;2024/03/02&quot;);" calcext:value-type="string">
            <text:p>INSERT INTO DB_ESPERANCA_VIVA.DESPESAS_MEDICAS VALUES (677,626,"MEDICAÇÃO E FISIOTERAPIA",1061.12,"2024/03/02");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10.35</text:p>
          </table:table-cell>
          <table:table-cell office:value-type="string" calcext:value-type="string">
            <text:p>2016/11/12</text:p>
          </table:table-cell>
          <table:table-cell table:formula="of:=CONCATENATE(&quot;INSERT INTO DB_ESPERANCA_VIVA.DESPESAS_MEDICAS VALUES (&quot; ;[.A679]; &quot;,&quot; ;[.B679]; &quot;,&quot; ;&quot;&quot;&quot;&quot;; ;[.C679]; ;&quot;&quot;&quot;&quot;; &quot;,&quot; ;[.D679]; &quot;,&quot; ;&quot;&quot;&quot;&quot;; ;[.E679]; ;&quot;&quot;&quot;&quot;; &quot;);&quot;)" office:value-type="string" office:string-value="INSERT INTO DB_ESPERANCA_VIVA.DESPESAS_MEDICAS VALUES (678,722,&quot;MEDICAÇÃO E FISIOTERAPIA&quot;,4610.35,&quot;2016/11/12&quot;);" calcext:value-type="string">
            <text:p>INSERT INTO DB_ESPERANCA_VIVA.DESPESAS_MEDICAS VALUES (678,722,"MEDICAÇÃO E FISIOTERAPIA",4610.35,"2016/11/12");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900.84</text:p>
          </table:table-cell>
          <table:table-cell office:value-type="string" calcext:value-type="string">
            <text:p>2018/05/23</text:p>
          </table:table-cell>
          <table:table-cell table:formula="of:=CONCATENATE(&quot;INSERT INTO DB_ESPERANCA_VIVA.DESPESAS_MEDICAS VALUES (&quot; ;[.A680]; &quot;,&quot; ;[.B680]; &quot;,&quot; ;&quot;&quot;&quot;&quot;; ;[.C680]; ;&quot;&quot;&quot;&quot;; &quot;,&quot; ;[.D680]; &quot;,&quot; ;&quot;&quot;&quot;&quot;; ;[.E680]; ;&quot;&quot;&quot;&quot;; &quot;);&quot;)" office:value-type="string" office:string-value="INSERT INTO DB_ESPERANCA_VIVA.DESPESAS_MEDICAS VALUES (679,738,&quot;MEDICAÇÃO E FISIOTERAPIA&quot;,900.84,&quot;2018/05/23&quot;);" calcext:value-type="string">
            <text:p>INSERT INTO DB_ESPERANCA_VIVA.DESPESAS_MEDICAS VALUES (679,738,"MEDICAÇÃO E FISIOTERAPIA",900.84,"2018/05/23");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82.52</text:p>
          </table:table-cell>
          <table:table-cell office:value-type="string" calcext:value-type="string">
            <text:p>2016/01/27</text:p>
          </table:table-cell>
          <table:table-cell table:formula="of:=CONCATENATE(&quot;INSERT INTO DB_ESPERANCA_VIVA.DESPESAS_MEDICAS VALUES (&quot; ;[.A681]; &quot;,&quot; ;[.B681]; &quot;,&quot; ;&quot;&quot;&quot;&quot;; ;[.C681]; ;&quot;&quot;&quot;&quot;; &quot;,&quot; ;[.D681]; &quot;,&quot; ;&quot;&quot;&quot;&quot;; ;[.E681]; ;&quot;&quot;&quot;&quot;; &quot;);&quot;)" office:value-type="string" office:string-value="INSERT INTO DB_ESPERANCA_VIVA.DESPESAS_MEDICAS VALUES (680,21,&quot;MEDICAÇÃO E FISIOTERAPIA&quot;,4582.52,&quot;2016/01/27&quot;);" calcext:value-type="string">
            <text:p>INSERT INTO DB_ESPERANCA_VIVA.DESPESAS_MEDICAS VALUES (680,21,"MEDICAÇÃO E FISIOTERAPIA",4582.52,"2016/01/27");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176.15</text:p>
          </table:table-cell>
          <table:table-cell office:value-type="string" calcext:value-type="string">
            <text:p>2017/06/03</text:p>
          </table:table-cell>
          <table:table-cell table:formula="of:=CONCATENATE(&quot;INSERT INTO DB_ESPERANCA_VIVA.DESPESAS_MEDICAS VALUES (&quot; ;[.A682]; &quot;,&quot; ;[.B682]; &quot;,&quot; ;&quot;&quot;&quot;&quot;; ;[.C682]; ;&quot;&quot;&quot;&quot;; &quot;,&quot; ;[.D682]; &quot;,&quot; ;&quot;&quot;&quot;&quot;; ;[.E682]; ;&quot;&quot;&quot;&quot;; &quot;);&quot;)" office:value-type="string" office:string-value="INSERT INTO DB_ESPERANCA_VIVA.DESPESAS_MEDICAS VALUES (681,90,&quot;MEDICAÇÃO E FISIOTERAPIA&quot;,2176.15,&quot;2017/06/03&quot;);" calcext:value-type="string">
            <text:p>INSERT INTO DB_ESPERANCA_VIVA.DESPESAS_MEDICAS VALUES (681,90,"MEDICAÇÃO E FISIOTERAPIA",2176.15,"2017/06/03");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41.96</text:p>
          </table:table-cell>
          <table:table-cell office:value-type="string" calcext:value-type="string">
            <text:p>2019/07/17</text:p>
          </table:table-cell>
          <table:table-cell table:formula="of:=CONCATENATE(&quot;INSERT INTO DB_ESPERANCA_VIVA.DESPESAS_MEDICAS VALUES (&quot; ;[.A683]; &quot;,&quot; ;[.B683]; &quot;,&quot; ;&quot;&quot;&quot;&quot;; ;[.C683]; ;&quot;&quot;&quot;&quot;; &quot;,&quot; ;[.D683]; &quot;,&quot; ;&quot;&quot;&quot;&quot;; ;[.E683]; ;&quot;&quot;&quot;&quot;; &quot;);&quot;)" office:value-type="string" office:string-value="INSERT INTO DB_ESPERANCA_VIVA.DESPESAS_MEDICAS VALUES (682,91,&quot;MEDICAÇÃO E FISIOTERAPIA&quot;,2641.96,&quot;2019/07/17&quot;);" calcext:value-type="string">
            <text:p>INSERT INTO DB_ESPERANCA_VIVA.DESPESAS_MEDICAS VALUES (682,91,"MEDICAÇÃO E FISIOTERAPIA",2641.96,"2019/07/17");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127.46</text:p>
          </table:table-cell>
          <table:table-cell office:value-type="string" calcext:value-type="string">
            <text:p>2022/08/11</text:p>
          </table:table-cell>
          <table:table-cell table:formula="of:=CONCATENATE(&quot;INSERT INTO DB_ESPERANCA_VIVA.DESPESAS_MEDICAS VALUES (&quot; ;[.A684]; &quot;,&quot; ;[.B684]; &quot;,&quot; ;&quot;&quot;&quot;&quot;; ;[.C684]; ;&quot;&quot;&quot;&quot;; &quot;,&quot; ;[.D684]; &quot;,&quot; ;&quot;&quot;&quot;&quot;; ;[.E684]; ;&quot;&quot;&quot;&quot;; &quot;);&quot;)" office:value-type="string" office:string-value="INSERT INTO DB_ESPERANCA_VIVA.DESPESAS_MEDICAS VALUES (683,119,&quot;MEDICAÇÃO E FISIOTERAPIA&quot;,4127.46,&quot;2022/08/11&quot;);" calcext:value-type="string">
            <text:p>INSERT INTO DB_ESPERANCA_VIVA.DESPESAS_MEDICAS VALUES (683,119,"MEDICAÇÃO E FISIOTERAPIA",4127.46,"2022/08/11");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001.33</text:p>
          </table:table-cell>
          <table:table-cell office:value-type="string" calcext:value-type="string">
            <text:p>2021/09/13</text:p>
          </table:table-cell>
          <table:table-cell table:formula="of:=CONCATENATE(&quot;INSERT INTO DB_ESPERANCA_VIVA.DESPESAS_MEDICAS VALUES (&quot; ;[.A685]; &quot;,&quot; ;[.B685]; &quot;,&quot; ;&quot;&quot;&quot;&quot;; ;[.C685]; ;&quot;&quot;&quot;&quot;; &quot;,&quot; ;[.D685]; &quot;,&quot; ;&quot;&quot;&quot;&quot;; ;[.E685]; ;&quot;&quot;&quot;&quot;; &quot;);&quot;)" office:value-type="string" office:string-value="INSERT INTO DB_ESPERANCA_VIVA.DESPESAS_MEDICAS VALUES (684,130,&quot;MEDICAÇÃO E FISIOTERAPIA&quot;,4001.33,&quot;2021/09/13&quot;);" calcext:value-type="string">
            <text:p>INSERT INTO DB_ESPERANCA_VIVA.DESPESAS_MEDICAS VALUES (684,130,"MEDICAÇÃO E FISIOTERAPIA",4001.33,"2021/09/13");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275.52</text:p>
          </table:table-cell>
          <table:table-cell office:value-type="string" calcext:value-type="string">
            <text:p>2017/11/04</text:p>
          </table:table-cell>
          <table:table-cell table:formula="of:=CONCATENATE(&quot;INSERT INTO DB_ESPERANCA_VIVA.DESPESAS_MEDICAS VALUES (&quot; ;[.A686]; &quot;,&quot; ;[.B686]; &quot;,&quot; ;&quot;&quot;&quot;&quot;; ;[.C686]; ;&quot;&quot;&quot;&quot;; &quot;,&quot; ;[.D686]; &quot;,&quot; ;&quot;&quot;&quot;&quot;; ;[.E686]; ;&quot;&quot;&quot;&quot;; &quot;);&quot;)" office:value-type="string" office:string-value="INSERT INTO DB_ESPERANCA_VIVA.DESPESAS_MEDICAS VALUES (685,210,&quot;MEDICAÇÃO E FISIOTERAPIA&quot;,4275.52,&quot;2017/11/04&quot;);" calcext:value-type="string">
            <text:p>INSERT INTO DB_ESPERANCA_VIVA.DESPESAS_MEDICAS VALUES (685,210,"MEDICAÇÃO E FISIOTERAPIA",4275.52,"2017/11/04");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21.29</text:p>
          </table:table-cell>
          <table:table-cell office:value-type="string" calcext:value-type="string">
            <text:p>2016/12/19</text:p>
          </table:table-cell>
          <table:table-cell table:formula="of:=CONCATENATE(&quot;INSERT INTO DB_ESPERANCA_VIVA.DESPESAS_MEDICAS VALUES (&quot; ;[.A687]; &quot;,&quot; ;[.B687]; &quot;,&quot; ;&quot;&quot;&quot;&quot;; ;[.C687]; ;&quot;&quot;&quot;&quot;; &quot;,&quot; ;[.D687]; &quot;,&quot; ;&quot;&quot;&quot;&quot;; ;[.E687]; ;&quot;&quot;&quot;&quot;; &quot;);&quot;)" office:value-type="string" office:string-value="INSERT INTO DB_ESPERANCA_VIVA.DESPESAS_MEDICAS VALUES (686,248,&quot;MEDICAÇÃO E FISIOTERAPIA&quot;,3721.29,&quot;2016/12/19&quot;);" calcext:value-type="string">
            <text:p>INSERT INTO DB_ESPERANCA_VIVA.DESPESAS_MEDICAS VALUES (686,248,"MEDICAÇÃO E FISIOTERAPIA",3721.29,"2016/12/19");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44.6</text:p>
          </table:table-cell>
          <table:table-cell office:value-type="string" calcext:value-type="string">
            <text:p>2017/10/29</text:p>
          </table:table-cell>
          <table:table-cell table:formula="of:=CONCATENATE(&quot;INSERT INTO DB_ESPERANCA_VIVA.DESPESAS_MEDICAS VALUES (&quot; ;[.A688]; &quot;,&quot; ;[.B688]; &quot;,&quot; ;&quot;&quot;&quot;&quot;; ;[.C688]; ;&quot;&quot;&quot;&quot;; &quot;,&quot; ;[.D688]; &quot;,&quot; ;&quot;&quot;&quot;&quot;; ;[.E688]; ;&quot;&quot;&quot;&quot;; &quot;);&quot;)" office:value-type="string" office:string-value="INSERT INTO DB_ESPERANCA_VIVA.DESPESAS_MEDICAS VALUES (687,326,&quot;MEDICAÇÃO E FISIOTERAPIA&quot;,1444.6,&quot;2017/10/29&quot;);" calcext:value-type="string">
            <text:p>INSERT INTO DB_ESPERANCA_VIVA.DESPESAS_MEDICAS VALUES (687,326,"MEDICAÇÃO E FISIOTERAPIA",1444.6,"2017/10/29");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536.03</text:p>
          </table:table-cell>
          <table:table-cell office:value-type="string" calcext:value-type="string">
            <text:p>2019/11/14</text:p>
          </table:table-cell>
          <table:table-cell table:formula="of:=CONCATENATE(&quot;INSERT INTO DB_ESPERANCA_VIVA.DESPESAS_MEDICAS VALUES (&quot; ;[.A689]; &quot;,&quot; ;[.B689]; &quot;,&quot; ;&quot;&quot;&quot;&quot;; ;[.C689]; ;&quot;&quot;&quot;&quot;; &quot;,&quot; ;[.D689]; &quot;,&quot; ;&quot;&quot;&quot;&quot;; ;[.E689]; ;&quot;&quot;&quot;&quot;; &quot;);&quot;)" office:value-type="string" office:string-value="INSERT INTO DB_ESPERANCA_VIVA.DESPESAS_MEDICAS VALUES (688,390,&quot;MEDICAÇÃO E FISIOTERAPIA&quot;,536.03,&quot;2019/11/14&quot;);" calcext:value-type="string">
            <text:p>INSERT INTO DB_ESPERANCA_VIVA.DESPESAS_MEDICAS VALUES (688,390,"MEDICAÇÃO E FISIOTERAPIA",536.03,"2019/11/14");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543.21</text:p>
          </table:table-cell>
          <table:table-cell office:value-type="string" calcext:value-type="string">
            <text:p>2023/10/31</text:p>
          </table:table-cell>
          <table:table-cell table:formula="of:=CONCATENATE(&quot;INSERT INTO DB_ESPERANCA_VIVA.DESPESAS_MEDICAS VALUES (&quot; ;[.A690]; &quot;,&quot; ;[.B690]; &quot;,&quot; ;&quot;&quot;&quot;&quot;; ;[.C690]; ;&quot;&quot;&quot;&quot;; &quot;,&quot; ;[.D690]; &quot;,&quot; ;&quot;&quot;&quot;&quot;; ;[.E690]; ;&quot;&quot;&quot;&quot;; &quot;);&quot;)" office:value-type="string" office:string-value="INSERT INTO DB_ESPERANCA_VIVA.DESPESAS_MEDICAS VALUES (689,418,&quot;MEDICAÇÃO E FISIOTERAPIA&quot;,4543.21,&quot;2023/10/31&quot;);" calcext:value-type="string">
            <text:p>INSERT INTO DB_ESPERANCA_VIVA.DESPESAS_MEDICAS VALUES (689,418,"MEDICAÇÃO E FISIOTERAPIA",4543.21,"2023/10/31");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589.63</text:p>
          </table:table-cell>
          <table:table-cell office:value-type="string" calcext:value-type="string">
            <text:p>2015/10/03</text:p>
          </table:table-cell>
          <table:table-cell table:formula="of:=CONCATENATE(&quot;INSERT INTO DB_ESPERANCA_VIVA.DESPESAS_MEDICAS VALUES (&quot; ;[.A691]; &quot;,&quot; ;[.B691]; &quot;,&quot; ;&quot;&quot;&quot;&quot;; ;[.C691]; ;&quot;&quot;&quot;&quot;; &quot;,&quot; ;[.D691]; &quot;,&quot; ;&quot;&quot;&quot;&quot;; ;[.E691]; ;&quot;&quot;&quot;&quot;; &quot;);&quot;)" office:value-type="string" office:string-value="INSERT INTO DB_ESPERANCA_VIVA.DESPESAS_MEDICAS VALUES (690,457,&quot;MEDICAÇÃO E FISIOTERAPIA&quot;,1589.63,&quot;2015/10/03&quot;);" calcext:value-type="string">
            <text:p>INSERT INTO DB_ESPERANCA_VIVA.DESPESAS_MEDICAS VALUES (690,457,"MEDICAÇÃO E FISIOTERAPIA",1589.63,"2015/10/03");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375.37</text:p>
          </table:table-cell>
          <table:table-cell office:value-type="string" calcext:value-type="string">
            <text:p>2015/06/10</text:p>
          </table:table-cell>
          <table:table-cell table:formula="of:=CONCATENATE(&quot;INSERT INTO DB_ESPERANCA_VIVA.DESPESAS_MEDICAS VALUES (&quot; ;[.A692]; &quot;,&quot; ;[.B692]; &quot;,&quot; ;&quot;&quot;&quot;&quot;; ;[.C692]; ;&quot;&quot;&quot;&quot;; &quot;,&quot; ;[.D692]; &quot;,&quot; ;&quot;&quot;&quot;&quot;; ;[.E692]; ;&quot;&quot;&quot;&quot;; &quot;);&quot;)" office:value-type="string" office:string-value="INSERT INTO DB_ESPERANCA_VIVA.DESPESAS_MEDICAS VALUES (691,472,&quot;MEDICAÇÃO E FISIOTERAPIA&quot;,3375.37,&quot;2015/06/10&quot;);" calcext:value-type="string">
            <text:p>INSERT INTO DB_ESPERANCA_VIVA.DESPESAS_MEDICAS VALUES (691,472,"MEDICAÇÃO E FISIOTERAPIA",3375.37,"2015/06/10");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386.68</text:p>
          </table:table-cell>
          <table:table-cell office:value-type="string" calcext:value-type="string">
            <text:p>2019/04/04</text:p>
          </table:table-cell>
          <table:table-cell table:formula="of:=CONCATENATE(&quot;INSERT INTO DB_ESPERANCA_VIVA.DESPESAS_MEDICAS VALUES (&quot; ;[.A693]; &quot;,&quot; ;[.B693]; &quot;,&quot; ;&quot;&quot;&quot;&quot;; ;[.C693]; ;&quot;&quot;&quot;&quot;; &quot;,&quot; ;[.D693]; &quot;,&quot; ;&quot;&quot;&quot;&quot;; ;[.E693]; ;&quot;&quot;&quot;&quot;; &quot;);&quot;)" office:value-type="string" office:string-value="INSERT INTO DB_ESPERANCA_VIVA.DESPESAS_MEDICAS VALUES (692,568,&quot;MEDICAÇÃO E FISIOTERAPIA&quot;,4386.68,&quot;2019/04/04&quot;);" calcext:value-type="string">
            <text:p>INSERT INTO DB_ESPERANCA_VIVA.DESPESAS_MEDICAS VALUES (692,568,"MEDICAÇÃO E FISIOTERAPIA",4386.68,"2019/04/04");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77.87</text:p>
          </table:table-cell>
          <table:table-cell office:value-type="string" calcext:value-type="string">
            <text:p>2023/12/02</text:p>
          </table:table-cell>
          <table:table-cell table:formula="of:=CONCATENATE(&quot;INSERT INTO DB_ESPERANCA_VIVA.DESPESAS_MEDICAS VALUES (&quot; ;[.A694]; &quot;,&quot; ;[.B694]; &quot;,&quot; ;&quot;&quot;&quot;&quot;; ;[.C694]; ;&quot;&quot;&quot;&quot;; &quot;,&quot; ;[.D694]; &quot;,&quot; ;&quot;&quot;&quot;&quot;; ;[.E694]; ;&quot;&quot;&quot;&quot;; &quot;);&quot;)" office:value-type="string" office:string-value="INSERT INTO DB_ESPERANCA_VIVA.DESPESAS_MEDICAS VALUES (693,574,&quot;MEDICAÇÃO E FISIOTERAPIA&quot;,1277.87,&quot;2023/12/02&quot;);" calcext:value-type="string">
            <text:p>INSERT INTO DB_ESPERANCA_VIVA.DESPESAS_MEDICAS VALUES (693,574,"MEDICAÇÃO E FISIOTERAPIA",1277.87,"2023/12/02");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03.59</text:p>
          </table:table-cell>
          <table:table-cell office:value-type="string" calcext:value-type="string">
            <text:p>2021/11/16</text:p>
          </table:table-cell>
          <table:table-cell table:formula="of:=CONCATENATE(&quot;INSERT INTO DB_ESPERANCA_VIVA.DESPESAS_MEDICAS VALUES (&quot; ;[.A695]; &quot;,&quot; ;[.B695]; &quot;,&quot; ;&quot;&quot;&quot;&quot;; ;[.C695]; ;&quot;&quot;&quot;&quot;; &quot;,&quot; ;[.D695]; &quot;,&quot; ;&quot;&quot;&quot;&quot;; ;[.E695]; ;&quot;&quot;&quot;&quot;; &quot;);&quot;)" office:value-type="string" office:string-value="INSERT INTO DB_ESPERANCA_VIVA.DESPESAS_MEDICAS VALUES (694,587,&quot;MEDICAÇÃO E FISIOTERAPIA&quot;,1803.59,&quot;2021/11/16&quot;);" calcext:value-type="string">
            <text:p>INSERT INTO DB_ESPERANCA_VIVA.DESPESAS_MEDICAS VALUES (694,587,"MEDICAÇÃO E FISIOTERAPIA",1803.59,"2021/11/16");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39.74</text:p>
          </table:table-cell>
          <table:table-cell office:value-type="string" calcext:value-type="string">
            <text:p>2019/09/29</text:p>
          </table:table-cell>
          <table:table-cell table:formula="of:=CONCATENATE(&quot;INSERT INTO DB_ESPERANCA_VIVA.DESPESAS_MEDICAS VALUES (&quot; ;[.A696]; &quot;,&quot; ;[.B696]; &quot;,&quot; ;&quot;&quot;&quot;&quot;; ;[.C696]; ;&quot;&quot;&quot;&quot;; &quot;,&quot; ;[.D696]; &quot;,&quot; ;&quot;&quot;&quot;&quot;; ;[.E696]; ;&quot;&quot;&quot;&quot;; &quot;);&quot;)" office:value-type="string" office:string-value="INSERT INTO DB_ESPERANCA_VIVA.DESPESAS_MEDICAS VALUES (695,603,&quot;MEDICAÇÃO E FISIOTERAPIA&quot;,3539.74,&quot;2019/09/29&quot;);" calcext:value-type="string">
            <text:p>INSERT INTO DB_ESPERANCA_VIVA.DESPESAS_MEDICAS VALUES (695,603,"MEDICAÇÃO E FISIOTERAPIA",3539.74,"2019/09/29");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16.12</text:p>
          </table:table-cell>
          <table:table-cell office:value-type="string" calcext:value-type="string">
            <text:p>2019/12/29</text:p>
          </table:table-cell>
          <table:table-cell table:formula="of:=CONCATENATE(&quot;INSERT INTO DB_ESPERANCA_VIVA.DESPESAS_MEDICAS VALUES (&quot; ;[.A697]; &quot;,&quot; ;[.B697]; &quot;,&quot; ;&quot;&quot;&quot;&quot;; ;[.C697]; ;&quot;&quot;&quot;&quot;; &quot;,&quot; ;[.D697]; &quot;,&quot; ;&quot;&quot;&quot;&quot;; ;[.E697]; ;&quot;&quot;&quot;&quot;; &quot;);&quot;)" office:value-type="string" office:string-value="INSERT INTO DB_ESPERANCA_VIVA.DESPESAS_MEDICAS VALUES (696,689,&quot;MEDICAÇÃO E FISIOTERAPIA&quot;,616.12,&quot;2019/12/29&quot;);" calcext:value-type="string">
            <text:p>INSERT INTO DB_ESPERANCA_VIVA.DESPESAS_MEDICAS VALUES (696,689,"MEDICAÇÃO E FISIOTERAPIA",616.12,"2019/12/29");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105.45</text:p>
          </table:table-cell>
          <table:table-cell office:value-type="string" calcext:value-type="string">
            <text:p>2018/06/20</text:p>
          </table:table-cell>
          <table:table-cell table:formula="of:=CONCATENATE(&quot;INSERT INTO DB_ESPERANCA_VIVA.DESPESAS_MEDICAS VALUES (&quot; ;[.A698]; &quot;,&quot; ;[.B698]; &quot;,&quot; ;&quot;&quot;&quot;&quot;; ;[.C698]; ;&quot;&quot;&quot;&quot;; &quot;,&quot; ;[.D698]; &quot;,&quot; ;&quot;&quot;&quot;&quot;; ;[.E698]; ;&quot;&quot;&quot;&quot;; &quot;);&quot;)" office:value-type="string" office:string-value="INSERT INTO DB_ESPERANCA_VIVA.DESPESAS_MEDICAS VALUES (697,705,&quot;MEDICAÇÃO E FISIOTERAPIA&quot;,3105.45,&quot;2018/06/20&quot;);" calcext:value-type="string">
            <text:p>INSERT INTO DB_ESPERANCA_VIVA.DESPESAS_MEDICAS VALUES (697,705,"MEDICAÇÃO E FISIOTERAPIA",3105.45,"2018/06/20");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258.3</text:p>
          </table:table-cell>
          <table:table-cell office:value-type="string" calcext:value-type="string">
            <text:p>2024/02/26</text:p>
          </table:table-cell>
          <table:table-cell table:formula="of:=CONCATENATE(&quot;INSERT INTO DB_ESPERANCA_VIVA.DESPESAS_MEDICAS VALUES (&quot; ;[.A699]; &quot;,&quot; ;[.B699]; &quot;,&quot; ;&quot;&quot;&quot;&quot;; ;[.C699]; ;&quot;&quot;&quot;&quot;; &quot;,&quot; ;[.D699]; &quot;,&quot; ;&quot;&quot;&quot;&quot;; ;[.E699]; ;&quot;&quot;&quot;&quot;; &quot;);&quot;)" office:value-type="string" office:string-value="INSERT INTO DB_ESPERANCA_VIVA.DESPESAS_MEDICAS VALUES (698,741,&quot;MEDICAÇÃO E FISIOTERAPIA&quot;,3258.3,&quot;2024/02/26&quot;);" calcext:value-type="string">
            <text:p>INSERT INTO DB_ESPERANCA_VIVA.DESPESAS_MEDICAS VALUES (698,741,"MEDICAÇÃO E FISIOTERAPIA",3258.3,"2024/02/26");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651.36</text:p>
          </table:table-cell>
          <table:table-cell office:value-type="string" calcext:value-type="string">
            <text:p>2018/08/27</text:p>
          </table:table-cell>
          <table:table-cell table:formula="of:=CONCATENATE(&quot;INSERT INTO DB_ESPERANCA_VIVA.DESPESAS_MEDICAS VALUES (&quot; ;[.A700]; &quot;,&quot; ;[.B700]; &quot;,&quot; ;&quot;&quot;&quot;&quot;; ;[.C700]; ;&quot;&quot;&quot;&quot;; &quot;,&quot; ;[.D700]; &quot;,&quot; ;&quot;&quot;&quot;&quot;; ;[.E700]; ;&quot;&quot;&quot;&quot;; &quot;);&quot;)" office:value-type="string" office:string-value="INSERT INTO DB_ESPERANCA_VIVA.DESPESAS_MEDICAS VALUES (699,213,&quot;MEDICAÇÃO E FISIOTERAPIA&quot;,2651.36,&quot;2018/08/27&quot;);" calcext:value-type="string">
            <text:p>INSERT INTO DB_ESPERANCA_VIVA.DESPESAS_MEDICAS VALUES (699,213,"MEDICAÇÃO E FISIOTERAPIA",2651.36,"2018/08/27");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925.25</text:p>
          </table:table-cell>
          <table:table-cell office:value-type="string" calcext:value-type="string">
            <text:p>2020/12/02</text:p>
          </table:table-cell>
          <table:table-cell table:formula="of:=CONCATENATE(&quot;INSERT INTO DB_ESPERANCA_VIVA.DESPESAS_MEDICAS VALUES (&quot; ;[.A701]; &quot;,&quot; ;[.B701]; &quot;,&quot; ;&quot;&quot;&quot;&quot;; ;[.C701]; ;&quot;&quot;&quot;&quot;; &quot;,&quot; ;[.D701]; &quot;,&quot; ;&quot;&quot;&quot;&quot;; ;[.E701]; ;&quot;&quot;&quot;&quot;; &quot;);&quot;)" office:value-type="string" office:string-value="INSERT INTO DB_ESPERANCA_VIVA.DESPESAS_MEDICAS VALUES (700,536,&quot;MEDICAÇÃO E FISIOTERAPIA&quot;,1925.25,&quot;2020/12/02&quot;);" calcext:value-type="string">
            <text:p>INSERT INTO DB_ESPERANCA_VIVA.DESPESAS_MEDICAS VALUES (700,536,"MEDICAÇÃO E FISIOTERAPIA",1925.25,"2020/12/02");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63.83</text:p>
          </table:table-cell>
          <table:table-cell office:value-type="string" calcext:value-type="string">
            <text:p>2021/07/23</text:p>
          </table:table-cell>
          <table:table-cell table:formula="of:=CONCATENATE(&quot;INSERT INTO DB_ESPERANCA_VIVA.DESPESAS_MEDICAS VALUES (&quot; ;[.A702]; &quot;,&quot; ;[.B702]; &quot;,&quot; ;&quot;&quot;&quot;&quot;; ;[.C702]; ;&quot;&quot;&quot;&quot;; &quot;,&quot; ;[.D702]; &quot;,&quot; ;&quot;&quot;&quot;&quot;; ;[.E702]; ;&quot;&quot;&quot;&quot;; &quot;);&quot;)" office:value-type="string" office:string-value="INSERT INTO DB_ESPERANCA_VIVA.DESPESAS_MEDICAS VALUES (701,560,&quot;MEDICAÇÃO E FISIOTERAPIA&quot;,4663.83,&quot;2021/07/23&quot;);" calcext:value-type="string">
            <text:p>INSERT INTO DB_ESPERANCA_VIVA.DESPESAS_MEDICAS VALUES (701,560,"MEDICAÇÃO E FISIOTERAPIA",4663.83,"2021/07/23");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671.64</text:p>
          </table:table-cell>
          <table:table-cell office:value-type="string" calcext:value-type="string">
            <text:p>2022/10/17</text:p>
          </table:table-cell>
          <table:table-cell table:formula="of:=CONCATENATE(&quot;INSERT INTO DB_ESPERANCA_VIVA.DESPESAS_MEDICAS VALUES (&quot; ;[.A703]; &quot;,&quot; ;[.B703]; &quot;,&quot; ;&quot;&quot;&quot;&quot;; ;[.C703]; ;&quot;&quot;&quot;&quot;; &quot;,&quot; ;[.D703]; &quot;,&quot; ;&quot;&quot;&quot;&quot;; ;[.E703]; ;&quot;&quot;&quot;&quot;; &quot;);&quot;)" office:value-type="string" office:string-value="INSERT INTO DB_ESPERANCA_VIVA.DESPESAS_MEDICAS VALUES (702,662,&quot;MEDICAÇÃO E FISIOTERAPIA&quot;,671.64,&quot;2022/10/17&quot;);" calcext:value-type="string">
            <text:p>INSERT INTO DB_ESPERANCA_VIVA.DESPESAS_MEDICAS VALUES (702,662,"MEDICAÇÃO E FISIOTERAPIA",671.64,"2022/10/17");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79.34</text:p>
          </table:table-cell>
          <table:table-cell office:value-type="string" calcext:value-type="string">
            <text:p>2017/03/06</text:p>
          </table:table-cell>
          <table:table-cell table:formula="of:=CONCATENATE(&quot;INSERT INTO DB_ESPERANCA_VIVA.DESPESAS_MEDICAS VALUES (&quot; ;[.A704]; &quot;,&quot; ;[.B704]; &quot;,&quot; ;&quot;&quot;&quot;&quot;; ;[.C704]; ;&quot;&quot;&quot;&quot;; &quot;,&quot; ;[.D704]; &quot;,&quot; ;&quot;&quot;&quot;&quot;; ;[.E704]; ;&quot;&quot;&quot;&quot;; &quot;);&quot;)" office:value-type="string" office:string-value="INSERT INTO DB_ESPERANCA_VIVA.DESPESAS_MEDICAS VALUES (703,716,&quot;MEDICAÇÃO E FISIOTERAPIA&quot;,2579.34,&quot;2017/03/06&quot;);" calcext:value-type="string">
            <text:p>INSERT INTO DB_ESPERANCA_VIVA.DESPESAS_MEDICAS VALUES (703,716,"MEDICAÇÃO E FISIOTERAPIA",2579.34,"2017/03/06");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067.84</text:p>
          </table:table-cell>
          <table:table-cell office:value-type="string" calcext:value-type="string">
            <text:p>2020/05/12</text:p>
          </table:table-cell>
          <table:table-cell table:formula="of:=CONCATENATE(&quot;INSERT INTO DB_ESPERANCA_VIVA.DESPESAS_MEDICAS VALUES (&quot; ;[.A705]; &quot;,&quot; ;[.B705]; &quot;,&quot; ;&quot;&quot;&quot;&quot;; ;[.C705]; ;&quot;&quot;&quot;&quot;; &quot;,&quot; ;[.D705]; &quot;,&quot; ;&quot;&quot;&quot;&quot;; ;[.E705]; ;&quot;&quot;&quot;&quot;; &quot;);&quot;)" office:value-type="string" office:string-value="INSERT INTO DB_ESPERANCA_VIVA.DESPESAS_MEDICAS VALUES (704,143,&quot;MEDICAÇÃO E FISIOTERAPIA&quot;,3067.84,&quot;2020/05/12&quot;);" calcext:value-type="string">
            <text:p>INSERT INTO DB_ESPERANCA_VIVA.DESPESAS_MEDICAS VALUES (704,143,"MEDICAÇÃO E FISIOTERAPIA",3067.84,"2020/05/12");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405.47</text:p>
          </table:table-cell>
          <table:table-cell office:value-type="string" calcext:value-type="string">
            <text:p>2022/08/05</text:p>
          </table:table-cell>
          <table:table-cell table:formula="of:=CONCATENATE(&quot;INSERT INTO DB_ESPERANCA_VIVA.DESPESAS_MEDICAS VALUES (&quot; ;[.A706]; &quot;,&quot; ;[.B706]; &quot;,&quot; ;&quot;&quot;&quot;&quot;; ;[.C706]; ;&quot;&quot;&quot;&quot;; &quot;,&quot; ;[.D706]; &quot;,&quot; ;&quot;&quot;&quot;&quot;; ;[.E706]; ;&quot;&quot;&quot;&quot;; &quot;);&quot;)" office:value-type="string" office:string-value="INSERT INTO DB_ESPERANCA_VIVA.DESPESAS_MEDICAS VALUES (705,158,&quot;MEDICAÇÃO E FISIOTERAPIA&quot;,1405.47,&quot;2022/08/05&quot;);" calcext:value-type="string">
            <text:p>INSERT INTO DB_ESPERANCA_VIVA.DESPESAS_MEDICAS VALUES (705,158,"MEDICAÇÃO E FISIOTERAPIA",1405.47,"2022/08/05");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4621.74</text:p>
          </table:table-cell>
          <table:table-cell office:value-type="string" calcext:value-type="string">
            <text:p>2023/10/20</text:p>
          </table:table-cell>
          <table:table-cell table:formula="of:=CONCATENATE(&quot;INSERT INTO DB_ESPERANCA_VIVA.DESPESAS_MEDICAS VALUES (&quot; ;[.A707]; &quot;,&quot; ;[.B707]; &quot;,&quot; ;&quot;&quot;&quot;&quot;; ;[.C707]; ;&quot;&quot;&quot;&quot;; &quot;,&quot; ;[.D707]; &quot;,&quot; ;&quot;&quot;&quot;&quot;; ;[.E707]; ;&quot;&quot;&quot;&quot;; &quot;);&quot;)" office:value-type="string" office:string-value="INSERT INTO DB_ESPERANCA_VIVA.DESPESAS_MEDICAS VALUES (706,187,&quot;MEDICAÇÃO E FISIOTERAPIA&quot;,4621.74,&quot;2023/10/20&quot;);" calcext:value-type="string">
            <text:p>INSERT INTO DB_ESPERANCA_VIVA.DESPESAS_MEDICAS VALUES (706,187,"MEDICAÇÃO E FISIOTERAPIA",4621.74,"2023/10/20");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859.1</text:p>
          </table:table-cell>
          <table:table-cell office:value-type="string" calcext:value-type="string">
            <text:p>2021/08/01</text:p>
          </table:table-cell>
          <table:table-cell table:formula="of:=CONCATENATE(&quot;INSERT INTO DB_ESPERANCA_VIVA.DESPESAS_MEDICAS VALUES (&quot; ;[.A708]; &quot;,&quot; ;[.B708]; &quot;,&quot; ;&quot;&quot;&quot;&quot;; ;[.C708]; ;&quot;&quot;&quot;&quot;; &quot;,&quot; ;[.D708]; &quot;,&quot; ;&quot;&quot;&quot;&quot;; ;[.E708]; ;&quot;&quot;&quot;&quot;; &quot;);&quot;)" office:value-type="string" office:string-value="INSERT INTO DB_ESPERANCA_VIVA.DESPESAS_MEDICAS VALUES (707,205,&quot;MEDICAÇÃO E FISIOTERAPIA&quot;,1859.1,&quot;2021/08/01&quot;);" calcext:value-type="string">
            <text:p>INSERT INTO DB_ESPERANCA_VIVA.DESPESAS_MEDICAS VALUES (707,205,"MEDICAÇÃO E FISIOTERAPIA",1859.1,"2021/08/01");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702.59</text:p>
          </table:table-cell>
          <table:table-cell office:value-type="string" calcext:value-type="string">
            <text:p>2021/07/20</text:p>
          </table:table-cell>
          <table:table-cell table:formula="of:=CONCATENATE(&quot;INSERT INTO DB_ESPERANCA_VIVA.DESPESAS_MEDICAS VALUES (&quot; ;[.A709]; &quot;,&quot; ;[.B709]; &quot;,&quot; ;&quot;&quot;&quot;&quot;; ;[.C709]; ;&quot;&quot;&quot;&quot;; &quot;,&quot; ;[.D709]; &quot;,&quot; ;&quot;&quot;&quot;&quot;; ;[.E709]; ;&quot;&quot;&quot;&quot;; &quot;);&quot;)" office:value-type="string" office:string-value="INSERT INTO DB_ESPERANCA_VIVA.DESPESAS_MEDICAS VALUES (708,207,&quot;MEDICAÇÃO E FISIOTERAPIA&quot;,1702.59,&quot;2021/07/20&quot;);" calcext:value-type="string">
            <text:p>INSERT INTO DB_ESPERANCA_VIVA.DESPESAS_MEDICAS VALUES (708,207,"MEDICAÇÃO E FISIOTERAPIA",1702.59,"2021/07/20");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2553.98</text:p>
          </table:table-cell>
          <table:table-cell office:value-type="string" calcext:value-type="string">
            <text:p>2022/12/23</text:p>
          </table:table-cell>
          <table:table-cell table:formula="of:=CONCATENATE(&quot;INSERT INTO DB_ESPERANCA_VIVA.DESPESAS_MEDICAS VALUES (&quot; ;[.A710]; &quot;,&quot; ;[.B710]; &quot;,&quot; ;&quot;&quot;&quot;&quot;; ;[.C710]; ;&quot;&quot;&quot;&quot;; &quot;,&quot; ;[.D710]; &quot;,&quot; ;&quot;&quot;&quot;&quot;; ;[.E710]; ;&quot;&quot;&quot;&quot;; &quot;);&quot;)" office:value-type="string" office:string-value="INSERT INTO DB_ESPERANCA_VIVA.DESPESAS_MEDICAS VALUES (709,261,&quot;MEDICAÇÃO E FISIOTERAPIA&quot;,2553.98,&quot;2022/12/23&quot;);" calcext:value-type="string">
            <text:p>INSERT INTO DB_ESPERANCA_VIVA.DESPESAS_MEDICAS VALUES (709,261,"MEDICAÇÃO E FISIOTERAPIA",2553.98,"2022/12/23");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113.14</text:p>
          </table:table-cell>
          <table:table-cell office:value-type="string" calcext:value-type="string">
            <text:p>2019/11/11</text:p>
          </table:table-cell>
          <table:table-cell table:formula="of:=CONCATENATE(&quot;INSERT INTO DB_ESPERANCA_VIVA.DESPESAS_MEDICAS VALUES (&quot; ;[.A711]; &quot;,&quot; ;[.B711]; &quot;,&quot; ;&quot;&quot;&quot;&quot;; ;[.C711]; ;&quot;&quot;&quot;&quot;; &quot;,&quot; ;[.D711]; &quot;,&quot; ;&quot;&quot;&quot;&quot;; ;[.E711]; ;&quot;&quot;&quot;&quot;; &quot;);&quot;)" office:value-type="string" office:string-value="INSERT INTO DB_ESPERANCA_VIVA.DESPESAS_MEDICAS VALUES (710,294,&quot;MEDICAÇÃO E FISIOTERAPIA&quot;,1113.14,&quot;2019/11/11&quot;);" calcext:value-type="string">
            <text:p>INSERT INTO DB_ESPERANCA_VIVA.DESPESAS_MEDICAS VALUES (710,294,"MEDICAÇÃO E FISIOTERAPIA",1113.14,"2019/11/11");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1291.23</text:p>
          </table:table-cell>
          <table:table-cell office:value-type="string" calcext:value-type="string">
            <text:p>2024/12/25</text:p>
          </table:table-cell>
          <table:table-cell table:formula="of:=CONCATENATE(&quot;INSERT INTO DB_ESPERANCA_VIVA.DESPESAS_MEDICAS VALUES (&quot; ;[.A712]; &quot;,&quot; ;[.B712]; &quot;,&quot; ;&quot;&quot;&quot;&quot;; ;[.C712]; ;&quot;&quot;&quot;&quot;; &quot;,&quot; ;[.D712]; &quot;,&quot; ;&quot;&quot;&quot;&quot;; ;[.E712]; ;&quot;&quot;&quot;&quot;; &quot;);&quot;)" office:value-type="string" office:string-value="INSERT INTO DB_ESPERANCA_VIVA.DESPESAS_MEDICAS VALUES (711,459,&quot;MEDICAÇÃO E FISIOTERAPIA&quot;,1291.23,&quot;2024/12/25&quot;);" calcext:value-type="string">
            <text:p>INSERT INTO DB_ESPERANCA_VIVA.DESPESAS_MEDICAS VALUES (711,459,"MEDICAÇÃO E FISIOTERAPIA",1291.23,"2024/12/25");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747.96</text:p>
          </table:table-cell>
          <table:table-cell office:value-type="string" calcext:value-type="string">
            <text:p>2024/07/23</text:p>
          </table:table-cell>
          <table:table-cell table:formula="of:=CONCATENATE(&quot;INSERT INTO DB_ESPERANCA_VIVA.DESPESAS_MEDICAS VALUES (&quot; ;[.A713]; &quot;,&quot; ;[.B713]; &quot;,&quot; ;&quot;&quot;&quot;&quot;; ;[.C713]; ;&quot;&quot;&quot;&quot;; &quot;,&quot; ;[.D713]; &quot;,&quot; ;&quot;&quot;&quot;&quot;; ;[.E713]; ;&quot;&quot;&quot;&quot;; &quot;);&quot;)" office:value-type="string" office:string-value="INSERT INTO DB_ESPERANCA_VIVA.DESPESAS_MEDICAS VALUES (712,624,&quot;MEDICAÇÃO E FISIOTERAPIA&quot;,3747.96,&quot;2024/07/23&quot;);" calcext:value-type="string">
            <text:p>INSERT INTO DB_ESPERANCA_VIVA.DESPESAS_MEDICAS VALUES (712,624,"MEDICAÇÃO E FISIOTERAPIA",3747.96,"2024/07/23");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MEDICAÇÃO E FISIOTERAPIA</text:p>
          </table:table-cell>
          <table:table-cell office:value-type="string" calcext:value-type="string">
            <text:p>3516.58</text:p>
          </table:table-cell>
          <table:table-cell office:value-type="string" calcext:value-type="string">
            <text:p>2023/07/16</text:p>
          </table:table-cell>
          <table:table-cell table:formula="of:=CONCATENATE(&quot;INSERT INTO DB_ESPERANCA_VIVA.DESPESAS_MEDICAS VALUES (&quot; ;[.A714]; &quot;,&quot; ;[.B714]; &quot;,&quot; ;&quot;&quot;&quot;&quot;; ;[.C714]; ;&quot;&quot;&quot;&quot;; &quot;,&quot; ;[.D714]; &quot;,&quot; ;&quot;&quot;&quot;&quot;; ;[.E714]; ;&quot;&quot;&quot;&quot;; &quot;);&quot;)" office:value-type="string" office:string-value="INSERT INTO DB_ESPERANCA_VIVA.DESPESAS_MEDICAS VALUES (713,731,&quot;MEDICAÇÃO E FISIOTERAPIA&quot;,3516.58,&quot;2023/07/16&quot;);" calcext:value-type="string">
            <text:p>INSERT INTO DB_ESPERANCA_VIVA.DESPESAS_MEDICAS VALUES (713,731,"MEDICAÇÃO E FISIOTERAPIA",3516.58,"2023/07/16");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55.73</text:p>
          </table:table-cell>
          <table:table-cell office:value-type="string" calcext:value-type="string">
            <text:p>2021/04/02</text:p>
          </table:table-cell>
          <table:table-cell table:formula="of:=CONCATENATE(&quot;INSERT INTO DB_ESPERANCA_VIVA.DESPESAS_MEDICAS VALUES (&quot; ;[.A715]; &quot;,&quot; ;[.B715]; &quot;,&quot; ;&quot;&quot;&quot;&quot;; ;[.C715]; ;&quot;&quot;&quot;&quot;; &quot;,&quot; ;[.D715]; &quot;,&quot; ;&quot;&quot;&quot;&quot;; ;[.E715]; ;&quot;&quot;&quot;&quot;; &quot;);&quot;)" office:value-type="string" office:string-value="INSERT INTO DB_ESPERANCA_VIVA.DESPESAS_MEDICAS VALUES (714,138,&quot;MEDICAÇÃO, ALIMENTAÇÃO E ACOMPANHAMENTO VETERINÁRIO&quot;,3555.73,&quot;2021/04/02&quot;);" calcext:value-type="string">
            <text:p>INSERT INTO DB_ESPERANCA_VIVA.DESPESAS_MEDICAS VALUES (714,138,"MEDICAÇÃO, ALIMENTAÇÃO E ACOMPANHAMENTO VETERINÁRIO",3555.73,"2021/04/02");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611.31</text:p>
          </table:table-cell>
          <table:table-cell office:value-type="string" calcext:value-type="string">
            <text:p>2016/08/02</text:p>
          </table:table-cell>
          <table:table-cell table:formula="of:=CONCATENATE(&quot;INSERT INTO DB_ESPERANCA_VIVA.DESPESAS_MEDICAS VALUES (&quot; ;[.A716]; &quot;,&quot; ;[.B716]; &quot;,&quot; ;&quot;&quot;&quot;&quot;; ;[.C716]; ;&quot;&quot;&quot;&quot;; &quot;,&quot; ;[.D716]; &quot;,&quot; ;&quot;&quot;&quot;&quot;; ;[.E716]; ;&quot;&quot;&quot;&quot;; &quot;);&quot;)" office:value-type="string" office:string-value="INSERT INTO DB_ESPERANCA_VIVA.DESPESAS_MEDICAS VALUES (715,170,&quot;MEDICAÇÃO, ALIMENTAÇÃO E ACOMPANHAMENTO VETERINÁRIO&quot;,4611.31,&quot;2016/08/02&quot;);" calcext:value-type="string">
            <text:p>INSERT INTO DB_ESPERANCA_VIVA.DESPESAS_MEDICAS VALUES (715,170,"MEDICAÇÃO, ALIMENTAÇÃO E ACOMPANHAMENTO VETERINÁRIO",4611.31,"2016/08/02");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47.86</text:p>
          </table:table-cell>
          <table:table-cell office:value-type="string" calcext:value-type="string">
            <text:p>2018/05/26</text:p>
          </table:table-cell>
          <table:table-cell table:formula="of:=CONCATENATE(&quot;INSERT INTO DB_ESPERANCA_VIVA.DESPESAS_MEDICAS VALUES (&quot; ;[.A717]; &quot;,&quot; ;[.B717]; &quot;,&quot; ;&quot;&quot;&quot;&quot;; ;[.C717]; ;&quot;&quot;&quot;&quot;; &quot;,&quot; ;[.D717]; &quot;,&quot; ;&quot;&quot;&quot;&quot;; ;[.E717]; ;&quot;&quot;&quot;&quot;; &quot;);&quot;)" office:value-type="string" office:string-value="INSERT INTO DB_ESPERANCA_VIVA.DESPESAS_MEDICAS VALUES (716,173,&quot;MEDICAÇÃO, ALIMENTAÇÃO E ACOMPANHAMENTO VETERINÁRIO&quot;,2847.86,&quot;2018/05/26&quot;);" calcext:value-type="string">
            <text:p>INSERT INTO DB_ESPERANCA_VIVA.DESPESAS_MEDICAS VALUES (716,173,"MEDICAÇÃO, ALIMENTAÇÃO E ACOMPANHAMENTO VETERINÁRIO",2847.86,"2018/05/26");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608.98</text:p>
          </table:table-cell>
          <table:table-cell office:value-type="string" calcext:value-type="string">
            <text:p>2023/04/25</text:p>
          </table:table-cell>
          <table:table-cell table:formula="of:=CONCATENATE(&quot;INSERT INTO DB_ESPERANCA_VIVA.DESPESAS_MEDICAS VALUES (&quot; ;[.A718]; &quot;,&quot; ;[.B718]; &quot;,&quot; ;&quot;&quot;&quot;&quot;; ;[.C718]; ;&quot;&quot;&quot;&quot;; &quot;,&quot; ;[.D718]; &quot;,&quot; ;&quot;&quot;&quot;&quot;; ;[.E718]; ;&quot;&quot;&quot;&quot;; &quot;);&quot;)" office:value-type="string" office:string-value="INSERT INTO DB_ESPERANCA_VIVA.DESPESAS_MEDICAS VALUES (717,197,&quot;MEDICAÇÃO, ALIMENTAÇÃO E ACOMPANHAMENTO VETERINÁRIO&quot;,1608.98,&quot;2023/04/25&quot;);" calcext:value-type="string">
            <text:p>INSERT INTO DB_ESPERANCA_VIVA.DESPESAS_MEDICAS VALUES (717,197,"MEDICAÇÃO, ALIMENTAÇÃO E ACOMPANHAMENTO VETERINÁRIO",1608.98,"2023/04/25");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981.79</text:p>
          </table:table-cell>
          <table:table-cell office:value-type="string" calcext:value-type="string">
            <text:p>2023/08/24</text:p>
          </table:table-cell>
          <table:table-cell table:formula="of:=CONCATENATE(&quot;INSERT INTO DB_ESPERANCA_VIVA.DESPESAS_MEDICAS VALUES (&quot; ;[.A719]; &quot;,&quot; ;[.B719]; &quot;,&quot; ;&quot;&quot;&quot;&quot;; ;[.C719]; ;&quot;&quot;&quot;&quot;; &quot;,&quot; ;[.D719]; &quot;,&quot; ;&quot;&quot;&quot;&quot;; ;[.E719]; ;&quot;&quot;&quot;&quot;; &quot;);&quot;)" office:value-type="string" office:string-value="INSERT INTO DB_ESPERANCA_VIVA.DESPESAS_MEDICAS VALUES (718,239,&quot;MEDICAÇÃO, ALIMENTAÇÃO E ACOMPANHAMENTO VETERINÁRIO&quot;,2981.79,&quot;2023/08/24&quot;);" calcext:value-type="string">
            <text:p>INSERT INTO DB_ESPERANCA_VIVA.DESPESAS_MEDICAS VALUES (718,239,"MEDICAÇÃO, ALIMENTAÇÃO E ACOMPANHAMENTO VETERINÁRIO",2981.79,"2023/08/24");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67.77</text:p>
          </table:table-cell>
          <table:table-cell office:value-type="string" calcext:value-type="string">
            <text:p>2022/06/06</text:p>
          </table:table-cell>
          <table:table-cell table:formula="of:=CONCATENATE(&quot;INSERT INTO DB_ESPERANCA_VIVA.DESPESAS_MEDICAS VALUES (&quot; ;[.A720]; &quot;,&quot; ;[.B720]; &quot;,&quot; ;&quot;&quot;&quot;&quot;; ;[.C720]; ;&quot;&quot;&quot;&quot;; &quot;,&quot; ;[.D720]; &quot;,&quot; ;&quot;&quot;&quot;&quot;; ;[.E720]; ;&quot;&quot;&quot;&quot;; &quot;);&quot;)" office:value-type="string" office:string-value="INSERT INTO DB_ESPERANCA_VIVA.DESPESAS_MEDICAS VALUES (719,271,&quot;MEDICAÇÃO, ALIMENTAÇÃO E ACOMPANHAMENTO VETERINÁRIO&quot;,3567.77,&quot;2022/06/06&quot;);" calcext:value-type="string">
            <text:p>INSERT INTO DB_ESPERANCA_VIVA.DESPESAS_MEDICAS VALUES (719,271,"MEDICAÇÃO, ALIMENTAÇÃO E ACOMPANHAMENTO VETERINÁRIO",3567.77,"2022/06/06");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86.3</text:p>
          </table:table-cell>
          <table:table-cell office:value-type="string" calcext:value-type="string">
            <text:p>2022/04/27</text:p>
          </table:table-cell>
          <table:table-cell table:formula="of:=CONCATENATE(&quot;INSERT INTO DB_ESPERANCA_VIVA.DESPESAS_MEDICAS VALUES (&quot; ;[.A721]; &quot;,&quot; ;[.B721]; &quot;,&quot; ;&quot;&quot;&quot;&quot;; ;[.C721]; ;&quot;&quot;&quot;&quot;; &quot;,&quot; ;[.D721]; &quot;,&quot; ;&quot;&quot;&quot;&quot;; ;[.E721]; ;&quot;&quot;&quot;&quot;; &quot;);&quot;)" office:value-type="string" office:string-value="INSERT INTO DB_ESPERANCA_VIVA.DESPESAS_MEDICAS VALUES (720,320,&quot;MEDICAÇÃO, ALIMENTAÇÃO E ACOMPANHAMENTO VETERINÁRIO&quot;,2886.3,&quot;2022/04/27&quot;);" calcext:value-type="string">
            <text:p>INSERT INTO DB_ESPERANCA_VIVA.DESPESAS_MEDICAS VALUES (720,320,"MEDICAÇÃO, ALIMENTAÇÃO E ACOMPANHAMENTO VETERINÁRIO",2886.3,"2022/04/27");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23/10/07</text:p>
          </table:table-cell>
          <table:table-cell table:formula="of:=CONCATENATE(&quot;INSERT INTO DB_ESPERANCA_VIVA.DESPESAS_MEDICAS VALUES (&quot; ;[.A722]; &quot;,&quot; ;[.B722]; &quot;,&quot; ;&quot;&quot;&quot;&quot;; ;[.C722]; ;&quot;&quot;&quot;&quot;; &quot;,&quot; ;[.D722]; &quot;,&quot; ;&quot;&quot;&quot;&quot;; ;[.E722]; ;&quot;&quot;&quot;&quot;; &quot;);&quot;)" office:value-type="string" office:string-value="INSERT INTO DB_ESPERANCA_VIVA.DESPESAS_MEDICAS VALUES (721,497,&quot;MEDICAÇÃO, ALIMENTAÇÃO E ACOMPANHAMENTO VETERINÁRIO&quot;,3873.13,&quot;2023/10/07&quot;);" calcext:value-type="string">
            <text:p>INSERT INTO DB_ESPERANCA_VIVA.DESPESAS_MEDICAS VALUES (721,497,"MEDICAÇÃO, ALIMENTAÇÃO E ACOMPANHAMENTO VETERINÁRIO",3873.13,"2023/10/07");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679.31</text:p>
          </table:table-cell>
          <table:table-cell office:value-type="string" calcext:value-type="string">
            <text:p>2022/11/24</text:p>
          </table:table-cell>
          <table:table-cell table:formula="of:=CONCATENATE(&quot;INSERT INTO DB_ESPERANCA_VIVA.DESPESAS_MEDICAS VALUES (&quot; ;[.A723]; &quot;,&quot; ;[.B723]; &quot;,&quot; ;&quot;&quot;&quot;&quot;; ;[.C723]; ;&quot;&quot;&quot;&quot;; &quot;,&quot; ;[.D723]; &quot;,&quot; ;&quot;&quot;&quot;&quot;; ;[.E723]; ;&quot;&quot;&quot;&quot;; &quot;);&quot;)" office:value-type="string" office:string-value="INSERT INTO DB_ESPERANCA_VIVA.DESPESAS_MEDICAS VALUES (722,622,&quot;MEDICAÇÃO, ALIMENTAÇÃO E ACOMPANHAMENTO VETERINÁRIO&quot;,1679.31,&quot;2022/11/24&quot;);" calcext:value-type="string">
            <text:p>INSERT INTO DB_ESPERANCA_VIVA.DESPESAS_MEDICAS VALUES (722,622,"MEDICAÇÃO, ALIMENTAÇÃO E ACOMPANHAMENTO VETERINÁRIO",1679.31,"2022/11/24");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055.26</text:p>
          </table:table-cell>
          <table:table-cell office:value-type="string" calcext:value-type="string">
            <text:p>2020/11/05</text:p>
          </table:table-cell>
          <table:table-cell table:formula="of:=CONCATENATE(&quot;INSERT INTO DB_ESPERANCA_VIVA.DESPESAS_MEDICAS VALUES (&quot; ;[.A724]; &quot;,&quot; ;[.B724]; &quot;,&quot; ;&quot;&quot;&quot;&quot;; ;[.C724]; ;&quot;&quot;&quot;&quot;; &quot;,&quot; ;[.D724]; &quot;,&quot; ;&quot;&quot;&quot;&quot;; ;[.E724]; ;&quot;&quot;&quot;&quot;; &quot;);&quot;)" office:value-type="string" office:string-value="INSERT INTO DB_ESPERANCA_VIVA.DESPESAS_MEDICAS VALUES (723,663,&quot;MEDICAÇÃO, ALIMENTAÇÃO E ACOMPANHAMENTO VETERINÁRIO&quot;,3055.26,&quot;2020/11/05&quot;);" calcext:value-type="string">
            <text:p>INSERT INTO DB_ESPERANCA_VIVA.DESPESAS_MEDICAS VALUES (723,663,"MEDICAÇÃO, ALIMENTAÇÃO E ACOMPANHAMENTO VETERINÁRIO",3055.26,"2020/11/05");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603.03</text:p>
          </table:table-cell>
          <table:table-cell office:value-type="string" calcext:value-type="string">
            <text:p>2019/09/02</text:p>
          </table:table-cell>
          <table:table-cell table:formula="of:=CONCATENATE(&quot;INSERT INTO DB_ESPERANCA_VIVA.DESPESAS_MEDICAS VALUES (&quot; ;[.A725]; &quot;,&quot; ;[.B725]; &quot;,&quot; ;&quot;&quot;&quot;&quot;; ;[.C725]; ;&quot;&quot;&quot;&quot;; &quot;,&quot; ;[.D725]; &quot;,&quot; ;&quot;&quot;&quot;&quot;; ;[.E725]; ;&quot;&quot;&quot;&quot;; &quot;);&quot;)" office:value-type="string" office:string-value="INSERT INTO DB_ESPERANCA_VIVA.DESPESAS_MEDICAS VALUES (724,69,&quot;MEDICAÇÃO, ALIMENTAÇÃO E ACOMPANHAMENTO VETERINÁRIO&quot;,3603.03,&quot;2019/09/02&quot;);" calcext:value-type="string">
            <text:p>INSERT INTO DB_ESPERANCA_VIVA.DESPESAS_MEDICAS VALUES (724,69,"MEDICAÇÃO, ALIMENTAÇÃO E ACOMPANHAMENTO VETERINÁRIO",3603.03,"2019/09/02");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94.08</text:p>
          </table:table-cell>
          <table:table-cell office:value-type="string" calcext:value-type="string">
            <text:p>2023/07/03</text:p>
          </table:table-cell>
          <table:table-cell table:formula="of:=CONCATENATE(&quot;INSERT INTO DB_ESPERANCA_VIVA.DESPESAS_MEDICAS VALUES (&quot; ;[.A726]; &quot;,&quot; ;[.B726]; &quot;,&quot; ;&quot;&quot;&quot;&quot;; ;[.C726]; ;&quot;&quot;&quot;&quot;; &quot;,&quot; ;[.D726]; &quot;,&quot; ;&quot;&quot;&quot;&quot;; ;[.E726]; ;&quot;&quot;&quot;&quot;; &quot;);&quot;)" office:value-type="string" office:string-value="INSERT INTO DB_ESPERANCA_VIVA.DESPESAS_MEDICAS VALUES (725,107,&quot;MEDICAÇÃO, ALIMENTAÇÃO E ACOMPANHAMENTO VETERINÁRIO&quot;,2894.08,&quot;2023/07/03&quot;);" calcext:value-type="string">
            <text:p>INSERT INTO DB_ESPERANCA_VIVA.DESPESAS_MEDICAS VALUES (725,107,"MEDICAÇÃO, ALIMENTAÇÃO E ACOMPANHAMENTO VETERINÁRIO",2894.08,"2023/07/03");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238.2</text:p>
          </table:table-cell>
          <table:table-cell office:value-type="string" calcext:value-type="string">
            <text:p>2015/02/26</text:p>
          </table:table-cell>
          <table:table-cell table:formula="of:=CONCATENATE(&quot;INSERT INTO DB_ESPERANCA_VIVA.DESPESAS_MEDICAS VALUES (&quot; ;[.A727]; &quot;,&quot; ;[.B727]; &quot;,&quot; ;&quot;&quot;&quot;&quot;; ;[.C727]; ;&quot;&quot;&quot;&quot;; &quot;,&quot; ;[.D727]; &quot;,&quot; ;&quot;&quot;&quot;&quot;; ;[.E727]; ;&quot;&quot;&quot;&quot;; &quot;);&quot;)" office:value-type="string" office:string-value="INSERT INTO DB_ESPERANCA_VIVA.DESPESAS_MEDICAS VALUES (726,125,&quot;MEDICAÇÃO, ALIMENTAÇÃO E ACOMPANHAMENTO VETERINÁRIO&quot;,4238.2,&quot;2015/02/26&quot;);" calcext:value-type="string">
            <text:p>INSERT INTO DB_ESPERANCA_VIVA.DESPESAS_MEDICAS VALUES (726,125,"MEDICAÇÃO, ALIMENTAÇÃO E ACOMPANHAMENTO VETERINÁRIO",4238.2,"2015/02/26");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592.34</text:p>
          </table:table-cell>
          <table:table-cell office:value-type="string" calcext:value-type="string">
            <text:p>2022/12/04</text:p>
          </table:table-cell>
          <table:table-cell table:formula="of:=CONCATENATE(&quot;INSERT INTO DB_ESPERANCA_VIVA.DESPESAS_MEDICAS VALUES (&quot; ;[.A728]; &quot;,&quot; ;[.B728]; &quot;,&quot; ;&quot;&quot;&quot;&quot;; ;[.C728]; ;&quot;&quot;&quot;&quot;; &quot;,&quot; ;[.D728]; &quot;,&quot; ;&quot;&quot;&quot;&quot;; ;[.E728]; ;&quot;&quot;&quot;&quot;; &quot;);&quot;)" office:value-type="string" office:string-value="INSERT INTO DB_ESPERANCA_VIVA.DESPESAS_MEDICAS VALUES (727,202,&quot;MEDICAÇÃO, ALIMENTAÇÃO E ACOMPANHAMENTO VETERINÁRIO&quot;,592.34,&quot;2022/12/04&quot;);" calcext:value-type="string">
            <text:p>INSERT INTO DB_ESPERANCA_VIVA.DESPESAS_MEDICAS VALUES (727,202,"MEDICAÇÃO, ALIMENTAÇÃO E ACOMPANHAMENTO VETERINÁRIO",592.34,"2022/12/04");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418.57</text:p>
          </table:table-cell>
          <table:table-cell office:value-type="string" calcext:value-type="string">
            <text:p>2019/06/04</text:p>
          </table:table-cell>
          <table:table-cell table:formula="of:=CONCATENATE(&quot;INSERT INTO DB_ESPERANCA_VIVA.DESPESAS_MEDICAS VALUES (&quot; ;[.A729]; &quot;,&quot; ;[.B729]; &quot;,&quot; ;&quot;&quot;&quot;&quot;; ;[.C729]; ;&quot;&quot;&quot;&quot;; &quot;,&quot; ;[.D729]; &quot;,&quot; ;&quot;&quot;&quot;&quot;; ;[.E729]; ;&quot;&quot;&quot;&quot;; &quot;);&quot;)" office:value-type="string" office:string-value="INSERT INTO DB_ESPERANCA_VIVA.DESPESAS_MEDICAS VALUES (728,273,&quot;MEDICAÇÃO, ALIMENTAÇÃO E ACOMPANHAMENTO VETERINÁRIO&quot;,1418.57,&quot;2019/06/04&quot;);" calcext:value-type="string">
            <text:p>INSERT INTO DB_ESPERANCA_VIVA.DESPESAS_MEDICAS VALUES (728,273,"MEDICAÇÃO, ALIMENTAÇÃO E ACOMPANHAMENTO VETERINÁRIO",1418.57,"2019/06/04");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674.46</text:p>
          </table:table-cell>
          <table:table-cell office:value-type="string" calcext:value-type="string">
            <text:p>2020/05/28</text:p>
          </table:table-cell>
          <table:table-cell table:formula="of:=CONCATENATE(&quot;INSERT INTO DB_ESPERANCA_VIVA.DESPESAS_MEDICAS VALUES (&quot; ;[.A730]; &quot;,&quot; ;[.B730]; &quot;,&quot; ;&quot;&quot;&quot;&quot;; ;[.C730]; ;&quot;&quot;&quot;&quot;; &quot;,&quot; ;[.D730]; &quot;,&quot; ;&quot;&quot;&quot;&quot;; ;[.E730]; ;&quot;&quot;&quot;&quot;; &quot;);&quot;)" office:value-type="string" office:string-value="INSERT INTO DB_ESPERANCA_VIVA.DESPESAS_MEDICAS VALUES (729,281,&quot;MEDICAÇÃO, ALIMENTAÇÃO E ACOMPANHAMENTO VETERINÁRIO&quot;,3674.46,&quot;2020/05/28&quot;);" calcext:value-type="string">
            <text:p>INSERT INTO DB_ESPERANCA_VIVA.DESPESAS_MEDICAS VALUES (729,281,"MEDICAÇÃO, ALIMENTAÇÃO E ACOMPANHAMENTO VETERINÁRIO",3674.46,"2020/05/28");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006.78</text:p>
          </table:table-cell>
          <table:table-cell office:value-type="string" calcext:value-type="string">
            <text:p>2016/02/27</text:p>
          </table:table-cell>
          <table:table-cell table:formula="of:=CONCATENATE(&quot;INSERT INTO DB_ESPERANCA_VIVA.DESPESAS_MEDICAS VALUES (&quot; ;[.A731]; &quot;,&quot; ;[.B731]; &quot;,&quot; ;&quot;&quot;&quot;&quot;; ;[.C731]; ;&quot;&quot;&quot;&quot;; &quot;,&quot; ;[.D731]; &quot;,&quot; ;&quot;&quot;&quot;&quot;; ;[.E731]; ;&quot;&quot;&quot;&quot;; &quot;);&quot;)" office:value-type="string" office:string-value="INSERT INTO DB_ESPERANCA_VIVA.DESPESAS_MEDICAS VALUES (730,302,&quot;MEDICAÇÃO, ALIMENTAÇÃO E ACOMPANHAMENTO VETERINÁRIO&quot;,2006.78,&quot;2016/02/27&quot;);" calcext:value-type="string">
            <text:p>INSERT INTO DB_ESPERANCA_VIVA.DESPESAS_MEDICAS VALUES (730,302,"MEDICAÇÃO, ALIMENTAÇÃO E ACOMPANHAMENTO VETERINÁRIO",2006.78,"2016/02/27");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873.07</text:p>
          </table:table-cell>
          <table:table-cell office:value-type="string" calcext:value-type="string">
            <text:p>2019/07/24</text:p>
          </table:table-cell>
          <table:table-cell table:formula="of:=CONCATENATE(&quot;INSERT INTO DB_ESPERANCA_VIVA.DESPESAS_MEDICAS VALUES (&quot; ;[.A732]; &quot;,&quot; ;[.B732]; &quot;,&quot; ;&quot;&quot;&quot;&quot;; ;[.C732]; ;&quot;&quot;&quot;&quot;; &quot;,&quot; ;[.D732]; &quot;,&quot; ;&quot;&quot;&quot;&quot;; ;[.E732]; ;&quot;&quot;&quot;&quot;; &quot;);&quot;)" office:value-type="string" office:string-value="INSERT INTO DB_ESPERANCA_VIVA.DESPESAS_MEDICAS VALUES (731,334,&quot;MEDICAÇÃO, ALIMENTAÇÃO E ACOMPANHAMENTO VETERINÁRIO&quot;,1873.07,&quot;2019/07/24&quot;);" calcext:value-type="string">
            <text:p>INSERT INTO DB_ESPERANCA_VIVA.DESPESAS_MEDICAS VALUES (731,334,"MEDICAÇÃO, ALIMENTAÇÃO E ACOMPANHAMENTO VETERINÁRIO",1873.07,"2019/07/24");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947.45</text:p>
          </table:table-cell>
          <table:table-cell office:value-type="string" calcext:value-type="string">
            <text:p>2018/04/07</text:p>
          </table:table-cell>
          <table:table-cell table:formula="of:=CONCATENATE(&quot;INSERT INTO DB_ESPERANCA_VIVA.DESPESAS_MEDICAS VALUES (&quot; ;[.A733]; &quot;,&quot; ;[.B733]; &quot;,&quot; ;&quot;&quot;&quot;&quot;; ;[.C733]; ;&quot;&quot;&quot;&quot;; &quot;,&quot; ;[.D733]; &quot;,&quot; ;&quot;&quot;&quot;&quot;; ;[.E733]; ;&quot;&quot;&quot;&quot;; &quot;);&quot;)" office:value-type="string" office:string-value="INSERT INTO DB_ESPERANCA_VIVA.DESPESAS_MEDICAS VALUES (732,375,&quot;MEDICAÇÃO, ALIMENTAÇÃO E ACOMPANHAMENTO VETERINÁRIO&quot;,4947.45,&quot;2018/04/07&quot;);" calcext:value-type="string">
            <text:p>INSERT INTO DB_ESPERANCA_VIVA.DESPESAS_MEDICAS VALUES (732,375,"MEDICAÇÃO, ALIMENTAÇÃO E ACOMPANHAMENTO VETERINÁRIO",4947.45,"2018/04/07");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388.25</text:p>
          </table:table-cell>
          <table:table-cell office:value-type="string" calcext:value-type="string">
            <text:p>2018/04/10</text:p>
          </table:table-cell>
          <table:table-cell table:formula="of:=CONCATENATE(&quot;INSERT INTO DB_ESPERANCA_VIVA.DESPESAS_MEDICAS VALUES (&quot; ;[.A734]; &quot;,&quot; ;[.B734]; &quot;,&quot; ;&quot;&quot;&quot;&quot;; ;[.C734]; ;&quot;&quot;&quot;&quot;; &quot;,&quot; ;[.D734]; &quot;,&quot; ;&quot;&quot;&quot;&quot;; ;[.E734]; ;&quot;&quot;&quot;&quot;; &quot;);&quot;)" office:value-type="string" office:string-value="INSERT INTO DB_ESPERANCA_VIVA.DESPESAS_MEDICAS VALUES (733,398,&quot;MEDICAÇÃO, ALIMENTAÇÃO E ACOMPANHAMENTO VETERINÁRIO&quot;,1388.25,&quot;2018/04/10&quot;);" calcext:value-type="string">
            <text:p>INSERT INTO DB_ESPERANCA_VIVA.DESPESAS_MEDICAS VALUES (733,398,"MEDICAÇÃO, ALIMENTAÇÃO E ACOMPANHAMENTO VETERINÁRIO",1388.25,"2018/04/10");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418.57</text:p>
          </table:table-cell>
          <table:table-cell office:value-type="string" calcext:value-type="string">
            <text:p>2024/02/20</text:p>
          </table:table-cell>
          <table:table-cell table:formula="of:=CONCATENATE(&quot;INSERT INTO DB_ESPERANCA_VIVA.DESPESAS_MEDICAS VALUES (&quot; ;[.A735]; &quot;,&quot; ;[.B735]; &quot;,&quot; ;&quot;&quot;&quot;&quot;; ;[.C735]; ;&quot;&quot;&quot;&quot;; &quot;,&quot; ;[.D735]; &quot;,&quot; ;&quot;&quot;&quot;&quot;; ;[.E735]; ;&quot;&quot;&quot;&quot;; &quot;);&quot;)" office:value-type="string" office:string-value="INSERT INTO DB_ESPERANCA_VIVA.DESPESAS_MEDICAS VALUES (734,421,&quot;MEDICAÇÃO, ALIMENTAÇÃO E ACOMPANHAMENTO VETERINÁRIO&quot;,1418.57,&quot;2024/02/20&quot;);" calcext:value-type="string">
            <text:p>INSERT INTO DB_ESPERANCA_VIVA.DESPESAS_MEDICAS VALUES (734,421,"MEDICAÇÃO, ALIMENTAÇÃO E ACOMPANHAMENTO VETERINÁRIO",1418.57,"2024/02/20");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006.78</text:p>
          </table:table-cell>
          <table:table-cell office:value-type="string" calcext:value-type="string">
            <text:p>2018/12/25</text:p>
          </table:table-cell>
          <table:table-cell table:formula="of:=CONCATENATE(&quot;INSERT INTO DB_ESPERANCA_VIVA.DESPESAS_MEDICAS VALUES (&quot; ;[.A736]; &quot;,&quot; ;[.B736]; &quot;,&quot; ;&quot;&quot;&quot;&quot;; ;[.C736]; ;&quot;&quot;&quot;&quot;; &quot;,&quot; ;[.D736]; &quot;,&quot; ;&quot;&quot;&quot;&quot;; ;[.E736]; ;&quot;&quot;&quot;&quot;; &quot;);&quot;)" office:value-type="string" office:string-value="INSERT INTO DB_ESPERANCA_VIVA.DESPESAS_MEDICAS VALUES (735,443,&quot;MEDICAÇÃO, ALIMENTAÇÃO E ACOMPANHAMENTO VETERINÁRIO&quot;,2006.78,&quot;2018/12/25&quot;);" calcext:value-type="string">
            <text:p>INSERT INTO DB_ESPERANCA_VIVA.DESPESAS_MEDICAS VALUES (735,443,"MEDICAÇÃO, ALIMENTAÇÃO E ACOMPANHAMENTO VETERINÁRIO",2006.78,"2018/12/25");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2894.08</text:p>
          </table:table-cell>
          <table:table-cell office:value-type="string" calcext:value-type="string">
            <text:p>2016/07/15</text:p>
          </table:table-cell>
          <table:table-cell table:formula="of:=CONCATENATE(&quot;INSERT INTO DB_ESPERANCA_VIVA.DESPESAS_MEDICAS VALUES (&quot; ;[.A737]; &quot;,&quot; ;[.B737]; &quot;,&quot; ;&quot;&quot;&quot;&quot;; ;[.C737]; ;&quot;&quot;&quot;&quot;; &quot;,&quot; ;[.D737]; &quot;,&quot; ;&quot;&quot;&quot;&quot;; ;[.E737]; ;&quot;&quot;&quot;&quot;; &quot;);&quot;)" office:value-type="string" office:string-value="INSERT INTO DB_ESPERANCA_VIVA.DESPESAS_MEDICAS VALUES (736,473,&quot;MEDICAÇÃO, ALIMENTAÇÃO E ACOMPANHAMENTO VETERINÁRIO&quot;,2894.08,&quot;2016/07/15&quot;);" calcext:value-type="string">
            <text:p>INSERT INTO DB_ESPERANCA_VIVA.DESPESAS_MEDICAS VALUES (736,473,"MEDICAÇÃO, ALIMENTAÇÃO E ACOMPANHAMENTO VETERINÁRIO",2894.08,"2016/07/15");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947.45</text:p>
          </table:table-cell>
          <table:table-cell office:value-type="string" calcext:value-type="string">
            <text:p>2015/01/17</text:p>
          </table:table-cell>
          <table:table-cell table:formula="of:=CONCATENATE(&quot;INSERT INTO DB_ESPERANCA_VIVA.DESPESAS_MEDICAS VALUES (&quot; ;[.A738]; &quot;,&quot; ;[.B738]; &quot;,&quot; ;&quot;&quot;&quot;&quot;; ;[.C738]; ;&quot;&quot;&quot;&quot;; &quot;,&quot; ;[.D738]; &quot;,&quot; ;&quot;&quot;&quot;&quot;; ;[.E738]; ;&quot;&quot;&quot;&quot;; &quot;);&quot;)" office:value-type="string" office:string-value="INSERT INTO DB_ESPERANCA_VIVA.DESPESAS_MEDICAS VALUES (737,488,&quot;MEDICAÇÃO, ALIMENTAÇÃO E ACOMPANHAMENTO VETERINÁRIO&quot;,4947.45,&quot;2015/01/17&quot;);" calcext:value-type="string">
            <text:p>INSERT INTO DB_ESPERANCA_VIVA.DESPESAS_MEDICAS VALUES (737,488,"MEDICAÇÃO, ALIMENTAÇÃO E ACOMPANHAMENTO VETERINÁRIO",4947.45,"2015/01/17");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1388.25</text:p>
          </table:table-cell>
          <table:table-cell office:value-type="string" calcext:value-type="string">
            <text:p>2015/08/16</text:p>
          </table:table-cell>
          <table:table-cell table:formula="of:=CONCATENATE(&quot;INSERT INTO DB_ESPERANCA_VIVA.DESPESAS_MEDICAS VALUES (&quot; ;[.A739]; &quot;,&quot; ;[.B739]; &quot;,&quot; ;&quot;&quot;&quot;&quot;; ;[.C739]; ;&quot;&quot;&quot;&quot;; &quot;,&quot; ;[.D739]; &quot;,&quot; ;&quot;&quot;&quot;&quot;; ;[.E739]; ;&quot;&quot;&quot;&quot;; &quot;);&quot;)" office:value-type="string" office:string-value="INSERT INTO DB_ESPERANCA_VIVA.DESPESAS_MEDICAS VALUES (738,581,&quot;MEDICAÇÃO, ALIMENTAÇÃO E ACOMPANHAMENTO VETERINÁRIO&quot;,1388.25,&quot;2015/08/16&quot;);" calcext:value-type="string">
            <text:p>INSERT INTO DB_ESPERANCA_VIVA.DESPESAS_MEDICAS VALUES (738,581,"MEDICAÇÃO, ALIMENTAÇÃO E ACOMPANHAMENTO VETERINÁRIO",1388.25,"2015/08/16");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4611.31</text:p>
          </table:table-cell>
          <table:table-cell office:value-type="string" calcext:value-type="string">
            <text:p>2015/11/25</text:p>
          </table:table-cell>
          <table:table-cell table:formula="of:=CONCATENATE(&quot;INSERT INTO DB_ESPERANCA_VIVA.DESPESAS_MEDICAS VALUES (&quot; ;[.A740]; &quot;,&quot; ;[.B740]; &quot;,&quot; ;&quot;&quot;&quot;&quot;; ;[.C740]; ;&quot;&quot;&quot;&quot;; &quot;,&quot; ;[.D740]; &quot;,&quot; ;&quot;&quot;&quot;&quot;; ;[.E740]; ;&quot;&quot;&quot;&quot;; &quot;);&quot;)" office:value-type="string" office:string-value="INSERT INTO DB_ESPERANCA_VIVA.DESPESAS_MEDICAS VALUES (739,586,&quot;MEDICAÇÃO, ALIMENTAÇÃO E ACOMPANHAMENTO VETERINÁRIO&quot;,4611.31,&quot;2015/11/25&quot;);" calcext:value-type="string">
            <text:p>INSERT INTO DB_ESPERANCA_VIVA.DESPESAS_MEDICAS VALUES (739,586,"MEDICAÇÃO, ALIMENTAÇÃO E ACOMPANHAMENTO VETERINÁRIO",4611.31,"2015/11/25");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567.77</text:p>
          </table:table-cell>
          <table:table-cell office:value-type="string" calcext:value-type="string">
            <text:p>2016/01/17</text:p>
          </table:table-cell>
          <table:table-cell table:formula="of:=CONCATENATE(&quot;INSERT INTO DB_ESPERANCA_VIVA.DESPESAS_MEDICAS VALUES (&quot; ;[.A741]; &quot;,&quot; ;[.B741]; &quot;,&quot; ;&quot;&quot;&quot;&quot;; ;[.C741]; ;&quot;&quot;&quot;&quot;; &quot;,&quot; ;[.D741]; &quot;,&quot; ;&quot;&quot;&quot;&quot;; ;[.E741]; ;&quot;&quot;&quot;&quot;; &quot;);&quot;)" office:value-type="string" office:string-value="INSERT INTO DB_ESPERANCA_VIVA.DESPESAS_MEDICAS VALUES (740,640,&quot;MEDICAÇÃO, ALIMENTAÇÃO E ACOMPANHAMENTO VETERINÁRIO&quot;,3567.77,&quot;2016/01/17&quot;);" calcext:value-type="string">
            <text:p>INSERT INTO DB_ESPERANCA_VIVA.DESPESAS_MEDICAS VALUES (740,640,"MEDICAÇÃO, ALIMENTAÇÃO E ACOMPANHAMENTO VETERINÁRIO",3567.77,"2016/01/17");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18/07/15</text:p>
          </table:table-cell>
          <table:table-cell table:formula="of:=CONCATENATE(&quot;INSERT INTO DB_ESPERANCA_VIVA.DESPESAS_MEDICAS VALUES (&quot; ;[.A742]; &quot;,&quot; ;[.B742]; &quot;,&quot; ;&quot;&quot;&quot;&quot;; ;[.C742]; ;&quot;&quot;&quot;&quot;; &quot;,&quot; ;[.D742]; &quot;,&quot; ;&quot;&quot;&quot;&quot;; ;[.E742]; ;&quot;&quot;&quot;&quot;; &quot;);&quot;)" office:value-type="string" office:string-value="INSERT INTO DB_ESPERANCA_VIVA.DESPESAS_MEDICAS VALUES (741,644,&quot;MEDICAÇÃO, ALIMENTAÇÃO E ACOMPANHAMENTO VETERINÁRIO&quot;,3873.13,&quot;2018/07/15&quot;);" calcext:value-type="string">
            <text:p>INSERT INTO DB_ESPERANCA_VIVA.DESPESAS_MEDICAS VALUES (741,644,"MEDICAÇÃO, ALIMENTAÇÃO E ACOMPANHAMENTO VETERINÁRIO",3873.13,"2018/07/15");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EDICAÇÃO, ALIMENTAÇÃO E ACOMPANHAMENTO VETERINÁRIO</text:p>
          </table:table-cell>
          <table:table-cell office:value-type="string" calcext:value-type="string">
            <text:p>3873.13</text:p>
          </table:table-cell>
          <table:table-cell office:value-type="string" calcext:value-type="string">
            <text:p>2023/09/08</text:p>
          </table:table-cell>
          <table:table-cell table:formula="of:=CONCATENATE(&quot;INSERT INTO DB_ESPERANCA_VIVA.DESPESAS_MEDICAS VALUES (&quot; ;[.A743]; &quot;,&quot; ;[.B743]; &quot;,&quot; ;&quot;&quot;&quot;&quot;; ;[.C743]; ;&quot;&quot;&quot;&quot;; &quot;,&quot; ;[.D743]; &quot;,&quot; ;&quot;&quot;&quot;&quot;; ;[.E743]; ;&quot;&quot;&quot;&quot;; &quot;);&quot;)" office:value-type="string" office:string-value="INSERT INTO DB_ESPERANCA_VIVA.DESPESAS_MEDICAS VALUES (742,735,&quot;MEDICAÇÃO, ALIMENTAÇÃO E ACOMPANHAMENTO VETERINÁRIO&quot;,3873.13,&quot;2023/09/08&quot;);" calcext:value-type="string">
            <text:p>INSERT INTO DB_ESPERANCA_VIVA.DESPESAS_MEDICAS VALUES (742,735,"MEDICAÇÃO, ALIMENTAÇÃO E ACOMPANHAMENTO VETERINÁRIO",3873.13,"2023/09/08");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B1:Planilha1.E7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5">
      <number:month number:textual="true"/>
      <number:text>/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date-style style:name="N118">
      <number:day/>
      <number:text>/</number:text>
      <number:month number:textual="true"/>
    </number:date-style>
    <number:date-style style:name="N119">
      <number:day/>
      <number:text>/</number:text>
      <number:month number:textual="true"/>
      <number:text>/</number:text>
      <number:year/>
    </number:date-style>
    <number:time-style style:name="N120"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 number:style="long"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>- _)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R$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0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9:01:34.2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7:06:11.873000000</meta:creation-date>
    <dc:date>2024-10-17T19:03:32.634000000</dc:date>
    <meta:editing-duration>PT18M23S</meta:editing-duration>
    <meta:editing-cycles>5</meta:editing-cycles>
    <meta:generator>LibreOffice/24.8.1.2$Windows_X86_64 LibreOffice_project/87fa9aec1a63e70835390b81c40bb8993f1d4ff6</meta:generator>
    <meta:document-statistic meta:table-count="1" meta:cell-count="4457" meta:object-count="0"/>
  </office:meta>
</office:document-meta>
</file>